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586cm"/>
    </style:style>
    <style:style style:name="co12" style:family="table-column">
      <style:table-column-properties fo:break-before="auto" style:column-width="0.776cm"/>
    </style:style>
    <style:style style:name="co13" style:family="table-column">
      <style:table-column-properties fo:break-before="auto" style:column-width="0.859cm"/>
    </style:style>
    <style:style style:name="co14" style:family="table-column">
      <style:table-column-properties fo:break-before="auto" style:column-width="0.831cm"/>
    </style:style>
    <style:style style:name="co15" style:family="table-column">
      <style:table-column-properties fo:break-before="auto" style:column-width="3.039cm"/>
    </style:style>
    <style:style style:name="co16" style:family="table-column">
      <style:table-column-properties fo:break-before="auto" style:column-width="3.461cm"/>
    </style:style>
    <style:style style:name="co17" style:family="table-column">
      <style:table-column-properties fo:break-before="auto" style:column-width="1.266cm"/>
    </style:style>
    <style:style style:name="co18" style:family="table-column">
      <style:table-column-properties fo:break-before="auto" style:column-width="1.575cm"/>
    </style:style>
    <style:style style:name="co19" style:family="table-column">
      <style:table-column-properties fo:break-before="auto" style:column-width="1.012cm"/>
    </style:style>
    <style:style style:name="co20" style:family="table-column">
      <style:table-column-properties fo:break-before="auto" style:column-width="1.801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2.33cm"/>
    </style:style>
    <style:style style:name="co23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4.246cm"/>
    </style:style>
    <style:style style:name="co25" style:family="table-column">
      <style:table-column-properties fo:break-before="auto" style:column-width="3.667cm"/>
    </style:style>
    <style:style style:name="co26" style:family="table-column">
      <style:table-column-properties fo:break-before="auto" style:column-width="3.861cm"/>
    </style:style>
    <style:style style:name="co27" style:family="table-column">
      <style:table-column-properties fo:break-before="auto" style:column-width="5.249cm"/>
    </style:style>
    <style:style style:name="co28" style:family="table-column">
      <style:table-column-properties fo:break-before="auto" style:column-width="2.558cm"/>
    </style:style>
    <style:style style:name="co29" style:family="table-column">
      <style:table-column-properties fo:break-before="auto" style:column-width="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3" style:family="table-cell" style:parent-style-name="Default">
      <style:map style:condition="cell-content()&gt;[.$R1]" style:apply-style-name="Opti" style:base-cell-address="M1.M1"/>
    </style:style>
    <style:style style:name="ce4" style:family="table-cell" style:parent-style-name="Default">
      <style:map style:condition="cell-content()&gt;[.$X1]" style:apply-style-name="Opti" style:base-cell-address="M1.Q1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7" style:family="table-cell" style:parent-style-name="Default">
      <style:map style:condition="cell-content()&gt;[.$R1]" style:apply-style-name="Opti" style:base-cell-address="M5.M1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2.M1"/>
    </style:style>
    <style:style style:name="ce12" style:family="table-cell" style:parent-style-name="Default">
      <style:map style:condition="cell-content()&gt;[.$R1]" style:apply-style-name="Opti" style:base-cell-address="M2.M1"/>
    </style:style>
    <style:style style:name="ce13" style:family="table-cell" style:parent-style-name="Default">
      <style:map style:condition="cell-content()&gt;[.$X1]" style:apply-style-name="Opti" style:base-cell-address="M1.Q1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16" style:family="table-cell" style:parent-style-name="Default">
      <style:map style:condition="cell-content()&gt;[.$R1]" style:apply-style-name="Opti" style:base-cell-address="M1.M1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18" style:family="table-cell" style:parent-style-name="Default">
      <style:map style:condition="cell-content()&gt;[.$R1]" style:apply-style-name="Opti" style:base-cell-address="M5.M1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2.M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21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22" style:family="table-cell" style:parent-style-name="Default">
      <style:map style:condition="cell-content()&gt;[.$R1]" style:apply-style-name="Opti" style:base-cell-address="M5.M1"/>
    </style:style>
    <style:style style:name="ce23" style:family="table-cell" style:parent-style-name="Default">
      <style:map style:condition="cell-content()&gt;[.$X1]" style:apply-style-name="Opti" style:base-cell-address="M1.Q1"/>
    </style:style>
    <style:style style:name="ce24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25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1.M1"/>
    </style:style>
    <style:style style:name="ce26" style:family="table-cell" style:parent-style-name="Default">
      <style:map style:condition="cell-content()&gt;[.$R1]" style:apply-style-name="Opti" style:base-cell-address="M1.M1"/>
    </style:style>
    <style:style style:name="ce27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O1]" style:apply-style-name="Opti" style:base-cell-address="M1.J1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P1]" style:apply-style-name="Opti" style:base-cell-address="M1.N1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&gt;[.$AQ1]" style:apply-style-name="Opti" style:base-cell-address="M1.AL1"/>
    </style:style>
    <style:style style:name="ce31" style:family="table-cell" style:parent-style-name="Excel_20_Built-in_20_Normal">
      <style:table-cell-properties style:text-align-source="fix" style:repeat-content="false"/>
      <style:paragraph-properties fo:text-align="end" fo:margin-left="0cm"/>
      <style:map style:condition="cell-content()&gt;[.$AQ1]" style:apply-style-name="Opti" style:base-cell-address="M1.AL1"/>
    </style:style>
    <style:style style:name="ce32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X1]" style:apply-style-name="Opti" style:base-cell-address="M1.Q1"/>
    </style:style>
    <style:style style:name="ce33" style:family="table-cell" style:parent-style-name="Default" style:data-style-name="N4">
      <style:map style:condition="cell-content()&gt;[.$X1]" style:apply-style-name="Opti" style:base-cell-address="M1.Q1"/>
    </style:style>
    <style:style style:name="ce34" style:family="table-cell" style:parent-style-name="Default" style:data-style-name="N4"/>
    <style:style style:name="ce35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map style:condition="cell-content()&gt;[.$R1]" style:apply-style-name="Opti" style:base-cell-address="M5.M1"/>
    </style:style>
    <style:style style:name="ce36" style:family="table-cell" style:parent-style-name="Excel_20_Built-in_20_Normal" style:data-style-name="N8004">
      <style:table-cell-properties style:text-align-source="fix" style:repeat-content="false"/>
      <style:paragraph-properties fo:text-align="end" fo:margin-left="0cm"/>
      <style:text-properties style:font-name="Segoe UI" fo:font-size="5.09999990463257pt" fo:language="zxx" fo:country="none" style:font-name-asian="Segoe UI" style:font-size-asian="5.09999990463257pt" style:language-asian="zxx" style:country-asian="none" style:font-name-complex="Segoe UI" style:font-size-complex="5.09999990463257pt" style:language-complex="zxx" style:country-complex="none"/>
      <style:map style:condition="cell-content()&gt;[.$X1]" style:apply-style-name="Opti" style:base-cell-address="M1.Q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2" table:default-cell-style-name="ce3"/>
        <table:table-column table:style-name="co6" table:number-columns-repeated="3" table:default-cell-style-name="Default"/>
        <table:table-column table:style-name="co6" table:number-columns-repeated="3" table:default-cell-style-name="ce3"/>
        <table:table-column table:style-name="co6" table:number-columns-repeated="3" table:default-cell-style-name="Default"/>
        <table:table-column table:style-name="co6" table:number-columns-repeated="3" table:default-cell-style-name="ce3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>
            <text:p>M1Mp05</text:p>
          </table:table-cell>
          <table:table-cell table:style-name="ce1" table:number-columns-repeated="3"/>
          <table:table-cell table:style-name="ce2" table:number-columns-repeated="3"/>
          <table:table-cell table:style-name="ce1" table:number-columns-repeated="2"/>
          <table:table-cell table:style-name="ce8"/>
          <table:table-cell table:style-name="ce2" office:value-type="string">
            <text:p>M1Mp1</text:p>
          </table:table-cell>
          <table:table-cell table:style-name="ce2" table:number-columns-repeated="2"/>
          <table:table-cell table:style-name="ce1" table:number-columns-repeated="2"/>
          <table:table-cell table:style-name="ce8"/>
          <table:table-cell table:style-name="ce9" office:value-type="string">
            <text:p>M1Mp2</text:p>
          </table:table-cell>
          <table:table-cell table:style-name="ce9" table:number-columns-repeated="2"/>
          <table:table-cell table:style-name="ce10" table:number-columns-repeated="3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number-columns-repeated="6"/>
        </table:table-row>
        <table:table-row table:style-name="ro1">
          <table:table-cell table:style-name="ce1" office:value-type="string">
            <text:p>Instanc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U</text:p>
          </table:table-cell>
          <table:table-cell table:style-name="ce1" office:value-type="string">
            <text:p>T</text:p>
          </table:table-cell>
          <table:table-cell table:style-name="ce2" office:value-type="string">
            <text:p>Borne Inf/opti</text:p>
          </table:table-cell>
          <table:table-cell table:style-name="ce2" office:value-type="string">
            <text:p>ObjU</text:p>
          </table:table-cell>
          <table:table-cell table:style-name="ce2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8"/>
          <table:table-cell table:style-name="ce2" office:value-type="string">
            <text:p>Borne Inf/opti</text:p>
          </table:table-cell>
          <table:table-cell table:style-name="ce2" office:value-type="string">
            <text:p>ObjU</text:p>
          </table:table-cell>
          <table:table-cell table:style-name="ce2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8"/>
          <table:table-cell table:style-name="ce2" office:value-type="string">
            <text:p>Borne Inf/opti</text:p>
          </table:table-cell>
          <table:table-cell table:style-name="ce2" office:value-type="string">
            <text:p>ObjU</text:p>
          </table:table-cell>
          <table:table-cell table:style-name="ce2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>
            <text:p>8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728270.00000001">
            <text:p>5728270,00000001</text:p>
          </table:table-cell>
          <table:table-cell office:value-type="float" office:value="8167700">
            <text:p>8167700</text:p>
          </table:table-cell>
          <table:table-cell office:value-type="float" office:value="199430">
            <text:p>199430</text:p>
          </table:table-cell>
          <table:table-cell office:value-type="string">
            <text:p><text:s/></text:p>
          </table:table-cell>
          <table:table-cell office:value-type="float" office:value="3.23">
            <text:p>3,23</text:p>
          </table:table-cell>
          <table:table-cell/>
          <table:table-cell office:value-type="float" office:value="5728270.00000001">
            <text:p>5728270,00000001</text:p>
          </table:table-cell>
          <table:table-cell office:value-type="float" office:value="8167700">
            <text:p>8167700</text:p>
          </table:table-cell>
          <table:table-cell office:value-type="float" office:value="199430">
            <text:p>199430</text:p>
          </table:table-cell>
          <table:table-cell office:value-type="string">
            <text:p><text:s/></text:p>
          </table:table-cell>
          <table:table-cell office:value-type="float" office:value="2.94">
            <text:p>2,94</text:p>
          </table:table-cell>
          <table:table-cell/>
          <table:table-cell office:value-type="float" office:value="5728270">
            <text:p>5728270</text:p>
          </table:table-cell>
          <table:table-cell office:value-type="float" office:value="8167700">
            <text:p>8167700</text:p>
          </table:table-cell>
          <table:table-cell office:value-type="string">
            <text:p>M1Mp2</text:p>
          </table:table-cell>
          <table:table-cell office:value-type="string">
            <text:p><text:s/></text:p>
          </table:table-cell>
          <table:table-cell office:value-type="float" office:value="5.57">
            <text:p>5,57</text:p>
          </table:table-cell>
          <table:table-cell/>
          <table:table-cell table:style-name="ce1" table:formula="of:=MAXA([.Q3];[.K3];[.E3];[M5.E3];[M5.K3];[M5.Q3];[M2.E3];[M2.K3];[M2.Q3])" office:value-type="float" office:value="6003902">
            <text:p>6003902</text:p>
          </table:table-cell>
          <table:table-cell table:style-name="ce1" table:formula="of:=[.W3]-1" office:value-type="float" office:value="6003901">
            <text:p>6003901</text:p>
          </table:table-cell>
          <table:table-cell table:formula="of:=AND([.E3]&gt;[.X3];[.E3]&gt;0;NOT([.E3]=&quot;infeasible&quot;))" office:value-type="boolean" office:boolean-value="false">
            <text:p>FAUX</text:p>
          </table:table-cell>
          <table:table-cell table:formula="of:=AND([.K3]&gt;[.X3];[.K3]&gt;0;NOT([.K3]=&quot;infeasible&quot;))" office:value-type="boolean" office:boolean-value="false">
            <text:p>FAUX</text:p>
          </table:table-cell>
          <table:table-cell table:formula="of:=AND([.Q3]&gt;[.X3];[.Q3]&gt;0;NOT([.Q3]=&quot;infeasible&quot;))" office:value-type="boolean" office:boolean-value="false">
            <text:p>FAUX</text:p>
          </table:table-cell>
          <table:table-cell table:formula="of:=[.E3]+([.H3]*[.E3])&lt;[.X3]" office:value-type="boolean" office:boolean-value="true">
            <text:p>VRAI</text:p>
          </table:table-cell>
          <table:table-cell table:style-name="ce1" table:formula="of:=[.K3]+([.N3]*[.K3])&lt;[.X3]" office:value-type="boolean" office:boolean-value="true">
            <text:p>VRAI</text:p>
          </table:table-cell>
          <table:table-cell table:style-name="ce1" table:formula="of:=[.Q3]+([.Q3]*[.T3])&lt;[.X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257950.66666667">
            <text:p>5257950,66666667</text:p>
          </table:table-cell>
          <table:table-cell office:value-type="float" office:value="8629240">
            <text:p>8629240</text:p>
          </table:table-cell>
          <table:table-cell office:value-type="float" office:value="521316">
            <text:p>521316</text:p>
          </table:table-cell>
          <table:table-cell office:value-type="string">
            <text:p><text:s/></text:p>
          </table:table-cell>
          <table:table-cell office:value-type="float" office:value="11.65">
            <text:p>11,65</text:p>
          </table:table-cell>
          <table:table-cell/>
          <table:table-cell office:value-type="float" office:value="5257950.66666667">
            <text:p>5257950,66666667</text:p>
          </table:table-cell>
          <table:table-cell office:value-type="float" office:value="8629240">
            <text:p>8629240</text:p>
          </table:table-cell>
          <table:table-cell office:value-type="float" office:value="521316">
            <text:p>521316</text:p>
          </table:table-cell>
          <table:table-cell office:value-type="string">
            <text:p><text:s/></text:p>
          </table:table-cell>
          <table:table-cell office:value-type="float" office:value="29.61">
            <text:p>29,61</text:p>
          </table:table-cell>
          <table:table-cell/>
          <table:table-cell office:value-type="float" office:value="5257950.66666667">
            <text:p>5257950,66666667</text:p>
          </table:table-cell>
          <table:table-cell office:value-type="float" office:value="8629240">
            <text:p>8629240</text:p>
          </table:table-cell>
          <table:table-cell office:value-type="float" office:value="199430">
            <text:p>199430</text:p>
          </table:table-cell>
          <table:table-cell office:value-type="string">
            <text:p><text:s/></text:p>
          </table:table-cell>
          <table:table-cell office:value-type="float" office:value="30.73">
            <text:p>30,73</text:p>
          </table:table-cell>
          <table:table-cell/>
          <table:table-cell table:style-name="ce1" table:formula="of:=MAXA([.Q4];[.K4];[.E4];[M5.E4];[M5.K4];[M5.Q4];[M2.E4];[M2.K4];[M2.Q4])" office:value-type="float" office:value="5282350.66666667">
            <text:p>5282350,66666667</text:p>
          </table:table-cell>
          <table:table-cell table:style-name="ce1" table:formula="of:=[.W4]-1" office:value-type="float" office:value="5282349.66666667">
            <text:p>5282349,66666667</text:p>
          </table:table-cell>
          <table:table-cell table:formula="of:=AND([.E4]&gt;[.X4];[.E4]&gt;0;NOT([.E4]=&quot;infeasible&quot;))" office:value-type="boolean" office:boolean-value="false">
            <text:p>FAUX</text:p>
          </table:table-cell>
          <table:table-cell table:formula="of:=AND([.K4]&gt;[.X4];[.K4]&gt;0;NOT([.K4]=&quot;infeasible&quot;))" office:value-type="boolean" office:boolean-value="false">
            <text:p>FAUX</text:p>
          </table:table-cell>
          <table:table-cell table:formula="of:=AND([.Q4]&gt;[.X4];[.Q4]&gt;0;NOT([.Q4]=&quot;infeasible&quot;))" office:value-type="boolean" office:boolean-value="false">
            <text:p>FAUX</text:p>
          </table:table-cell>
          <table:table-cell table:formula="of:=[.E4]+([.H4]*[.E4])&lt;[.X4]" office:value-type="boolean" office:boolean-value="true">
            <text:p>VRAI</text:p>
          </table:table-cell>
          <table:table-cell table:style-name="ce1" table:formula="of:=[.K4]+([.N4]*[.K4])&lt;[.X4]" office:value-type="boolean" office:boolean-value="true">
            <text:p>VRAI</text:p>
          </table:table-cell>
          <table:table-cell table:style-name="ce1" table:formula="of:=[.Q4]+([.Q4]*[.T4])&lt;[.X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7094337.33333334">
            <text:p>7094337,33333334</text:p>
          </table:table-cell>
          <table:table-cell office:value-type="float" office:value="11495326">
            <text:p>11495326</text:p>
          </table:table-cell>
          <table:table-cell office:value-type="float" office:value="1210996">
            <text:p>1210996</text:p>
          </table:table-cell>
          <table:table-cell office:value-type="string">
            <text:p><text:s/></text:p>
          </table:table-cell>
          <table:table-cell office:value-type="float" office:value="67.1">
            <text:p>67,1</text:p>
          </table:table-cell>
          <table:table-cell/>
          <table:table-cell office:value-type="float" office:value="7094337.33333334">
            <text:p>7094337,33333334</text:p>
          </table:table-cell>
          <table:table-cell office:value-type="float" office:value="11495326">
            <text:p>11495326</text:p>
          </table:table-cell>
          <table:table-cell office:value-type="float" office:value="1210996">
            <text:p>1210996</text:p>
          </table:table-cell>
          <table:table-cell office:value-type="string">
            <text:p><text:s/></text:p>
          </table:table-cell>
          <table:table-cell office:value-type="float" office:value="137.2">
            <text:p>137,2</text:p>
          </table:table-cell>
          <table:table-cell/>
          <table:table-cell office:value-type="float" office:value="7094337.33333335">
            <text:p>7094337,33333335</text:p>
          </table:table-cell>
          <table:table-cell office:value-type="float" office:value="11495326">
            <text:p>11495326</text:p>
          </table:table-cell>
          <table:table-cell office:value-type="float" office:value="521316">
            <text:p>521316</text:p>
          </table:table-cell>
          <table:table-cell office:value-type="string">
            <text:p><text:s/></text:p>
          </table:table-cell>
          <table:table-cell office:value-type="float" office:value="120.53">
            <text:p>120,53</text:p>
          </table:table-cell>
          <table:table-cell/>
          <table:table-cell table:style-name="ce1" table:formula="of:=MAXA([.Q5];[.K5];[.E5];[M5.E5];[M5.K5];[M5.Q5];[M2.E5];[M2.K5];[M2.Q5])" office:value-type="float" office:value="7201887.33333334">
            <text:p>7201887,33333334</text:p>
          </table:table-cell>
          <table:table-cell table:style-name="ce1" table:formula="of:=[.W5]-1" office:value-type="float" office:value="7201886.33333334">
            <text:p>7201886,33333334</text:p>
          </table:table-cell>
          <table:table-cell table:formula="of:=AND([.E5]&gt;[.X5];[.E5]&gt;0;NOT([.E5]=&quot;infeasible&quot;))" office:value-type="boolean" office:boolean-value="false">
            <text:p>FAUX</text:p>
          </table:table-cell>
          <table:table-cell table:formula="of:=AND([.K5]&gt;[.X5];[.K5]&gt;0;NOT([.K5]=&quot;infeasible&quot;))" office:value-type="boolean" office:boolean-value="false">
            <text:p>FAUX</text:p>
          </table:table-cell>
          <table:table-cell table:formula="of:=AND([.Q5]&gt;[.X5];[.Q5]&gt;0;NOT([.Q5]=&quot;infeasible&quot;))" office:value-type="boolean" office:boolean-value="false">
            <text:p>FAUX</text:p>
          </table:table-cell>
          <table:table-cell table:formula="of:=[.E5]+([.H5]*[.E5])&lt;[.X5]" office:value-type="boolean" office:boolean-value="true">
            <text:p>VRAI</text:p>
          </table:table-cell>
          <table:table-cell table:style-name="ce1" table:formula="of:=[.K5]+([.N5]*[.K5])&lt;[.X5]" office:value-type="boolean" office:boolean-value="true">
            <text:p>VRAI</text:p>
          </table:table-cell>
          <table:table-cell table:style-name="ce1" table:formula="of:=[.Q5]+([.Q5]*[.T5])&lt;[.X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681208">
            <text:p>11681208</text:p>
          </table:table-cell>
          <table:table-cell office:value-type="float" office:value="16247400">
            <text:p>16247400</text:p>
          </table:table-cell>
          <table:table-cell office:value-type="float" office:value="476192">
            <text:p>476192</text:p>
          </table:table-cell>
          <table:table-cell office:value-type="string">
            <text:p><text:s/></text:p>
          </table:table-cell>
          <table:table-cell office:value-type="float" office:value="30.55">
            <text:p>30,55</text:p>
          </table:table-cell>
          <table:table-cell/>
          <table:table-cell office:value-type="float" office:value="11681208.0000001">
            <text:p>11681208,0000001</text:p>
          </table:table-cell>
          <table:table-cell office:value-type="float" office:value="16247400">
            <text:p>16247400</text:p>
          </table:table-cell>
          <table:table-cell office:value-type="float" office:value="476192">
            <text:p>476192</text:p>
          </table:table-cell>
          <table:table-cell office:value-type="string">
            <text:p><text:s/></text:p>
          </table:table-cell>
          <table:table-cell office:value-type="float" office:value="33.44">
            <text:p>33,44</text:p>
          </table:table-cell>
          <table:table-cell/>
          <table:table-cell office:value-type="float" office:value="11681208">
            <text:p>11681208</text:p>
          </table:table-cell>
          <table:table-cell office:value-type="float" office:value="16247400">
            <text:p>16247400</text:p>
          </table:table-cell>
          <table:table-cell office:value-type="float" office:value="1210996">
            <text:p>1210996</text:p>
          </table:table-cell>
          <table:table-cell office:value-type="string">
            <text:p><text:s/></text:p>
          </table:table-cell>
          <table:table-cell office:value-type="float" office:value="39.31">
            <text:p>39,31</text:p>
          </table:table-cell>
          <table:table-cell/>
          <table:table-cell table:style-name="ce1" table:formula="of:=MAXA([.Q6];[.K6];[.E6];[M5.E6];[M5.K6];[M5.Q6];[M2.E6];[M2.K6];[M2.Q6])" office:value-type="float" office:value="14623172.6666667">
            <text:p>14623172,6666667</text:p>
          </table:table-cell>
          <table:table-cell table:style-name="ce1" table:formula="of:=[.W6]-1" office:value-type="float" office:value="14623171.6666667">
            <text:p>14623171,6666667</text:p>
          </table:table-cell>
          <table:table-cell table:formula="of:=AND([.E6]&gt;[.X6];[.E6]&gt;0;NOT([.E6]=&quot;infeasible&quot;))" office:value-type="boolean" office:boolean-value="false">
            <text:p>FAUX</text:p>
          </table:table-cell>
          <table:table-cell table:formula="of:=AND([.K6]&gt;[.X6];[.K6]&gt;0;NOT([.K6]=&quot;infeasible&quot;))" office:value-type="boolean" office:boolean-value="false">
            <text:p>FAUX</text:p>
          </table:table-cell>
          <table:table-cell table:formula="of:=AND([.Q6]&gt;[.X6];[.Q6]&gt;0;NOT([.Q6]=&quot;infeasible&quot;))" office:value-type="boolean" office:boolean-value="false">
            <text:p>FAUX</text:p>
          </table:table-cell>
          <table:table-cell table:formula="of:=[.E6]+([.H6]*[.E6])&lt;[.X6]" office:value-type="boolean" office:boolean-value="true">
            <text:p>VRAI</text:p>
          </table:table-cell>
          <table:table-cell table:style-name="ce1" table:formula="of:=[.K6]+([.N6]*[.K6])&lt;[.X6]" office:value-type="boolean" office:boolean-value="true">
            <text:p>VRAI</text:p>
          </table:table-cell>
          <table:table-cell table:style-name="ce1" table:formula="of:=[.Q6]+([.Q6]*[.T6])&lt;[.X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4166580">
            <text:p>14166580</text:p>
          </table:table-cell>
          <table:table-cell office:value-type="float" office:value="20440160">
            <text:p>20440160</text:p>
          </table:table-cell>
          <table:table-cell office:value-type="float" office:value="943620">
            <text:p>943620</text:p>
          </table:table-cell>
          <table:table-cell office:value-type="string">
            <text:p><text:s/></text:p>
          </table:table-cell>
          <table:table-cell office:value-type="float" office:value="113.81">
            <text:p>113,81</text:p>
          </table:table-cell>
          <table:table-cell/>
          <table:table-cell office:value-type="float" office:value="14166580">
            <text:p>14166580</text:p>
          </table:table-cell>
          <table:table-cell office:value-type="float" office:value="20440160">
            <text:p>20440160</text:p>
          </table:table-cell>
          <table:table-cell office:value-type="float" office:value="943620">
            <text:p>943620</text:p>
          </table:table-cell>
          <table:table-cell office:value-type="string">
            <text:p><text:s/></text:p>
          </table:table-cell>
          <table:table-cell office:value-type="float" office:value="110.79">
            <text:p>110,79</text:p>
          </table:table-cell>
          <table:table-cell/>
          <table:table-cell office:value-type="float" office:value="14166580">
            <text:p>14166580</text:p>
          </table:table-cell>
          <table:table-cell office:value-type="float" office:value="20440160">
            <text:p>20440160</text:p>
          </table:table-cell>
          <table:table-cell office:value-type="float" office:value="476192">
            <text:p>476192</text:p>
          </table:table-cell>
          <table:table-cell office:value-type="string">
            <text:p><text:s/></text:p>
          </table:table-cell>
          <table:table-cell office:value-type="float" office:value="183.75">
            <text:p>183,75</text:p>
          </table:table-cell>
          <table:table-cell/>
          <table:table-cell table:style-name="ce1" table:formula="of:=MAXA([.Q7];[.K7];[.E7];[M5.E7];[M5.K7];[M5.Q7];[M2.E7];[M2.K7];[M2.Q7])" office:value-type="float" office:value="14786018">
            <text:p>14786018</text:p>
          </table:table-cell>
          <table:table-cell table:style-name="ce1" table:formula="of:=[.W7]-1" office:value-type="float" office:value="14786017">
            <text:p>14786017</text:p>
          </table:table-cell>
          <table:table-cell table:formula="of:=AND([.E7]&gt;[.X7];[.E7]&gt;0;NOT([.E7]=&quot;infeasible&quot;))" office:value-type="boolean" office:boolean-value="false">
            <text:p>FAUX</text:p>
          </table:table-cell>
          <table:table-cell table:formula="of:=AND([.K7]&gt;[.X7];[.K7]&gt;0;NOT([.K7]=&quot;infeasible&quot;))" office:value-type="boolean" office:boolean-value="false">
            <text:p>FAUX</text:p>
          </table:table-cell>
          <table:table-cell table:formula="of:=AND([.Q7]&gt;[.X7];[.Q7]&gt;0;NOT([.Q7]=&quot;infeasible&quot;))" office:value-type="boolean" office:boolean-value="false">
            <text:p>FAUX</text:p>
          </table:table-cell>
          <table:table-cell table:formula="of:=[.E7]+([.H7]*[.E7])&lt;[.X7]" office:value-type="boolean" office:boolean-value="true">
            <text:p>VRAI</text:p>
          </table:table-cell>
          <table:table-cell table:style-name="ce1" table:formula="of:=[.K7]+([.N7]*[.K7])&lt;[.X7]" office:value-type="boolean" office:boolean-value="true">
            <text:p>VRAI</text:p>
          </table:table-cell>
          <table:table-cell table:style-name="ce1" table:formula="of:=[.Q7]+([.Q7]*[.T7])&lt;[.X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226818">
            <text:p>10226818</text:p>
          </table:table-cell>
          <table:table-cell office:value-type="float" office:value="13555600">
            <text:p>13555600</text:p>
          </table:table-cell>
          <table:table-cell office:value-type="float" office:value="268782">
            <text:p>268782</text:p>
          </table:table-cell>
          <table:table-cell office:value-type="string">
            <text:p><text:s/></text:p>
          </table:table-cell>
          <table:table-cell office:value-type="float" office:value="69.88">
            <text:p>69,88</text:p>
          </table:table-cell>
          <table:table-cell/>
          <table:table-cell office:value-type="float" office:value="10226818">
            <text:p>10226818</text:p>
          </table:table-cell>
          <table:table-cell office:value-type="float" office:value="13555600">
            <text:p>13555600</text:p>
          </table:table-cell>
          <table:table-cell office:value-type="float" office:value="268782">
            <text:p>268782</text:p>
          </table:table-cell>
          <table:table-cell office:value-type="string">
            <text:p><text:s/></text:p>
          </table:table-cell>
          <table:table-cell office:value-type="float" office:value="110.46">
            <text:p>110,46</text:p>
          </table:table-cell>
          <table:table-cell/>
          <table:table-cell office:value-type="float" office:value="10226818">
            <text:p>10226818</text:p>
          </table:table-cell>
          <table:table-cell office:value-type="float" office:value="13555600">
            <text:p>13555600</text:p>
          </table:table-cell>
          <table:table-cell office:value-type="float" office:value="943620">
            <text:p>943620</text:p>
          </table:table-cell>
          <table:table-cell office:value-type="string">
            <text:p><text:s/></text:p>
          </table:table-cell>
          <table:table-cell office:value-type="float" office:value="94.45">
            <text:p>94,45</text:p>
          </table:table-cell>
          <table:table-cell/>
          <table:table-cell table:style-name="ce1" table:formula="of:=MAXA([.Q8];[.K8];[.E8];[M5.E8];[M5.K8];[M5.Q8];[M2.E8];[M2.K8];[M2.Q8])" office:value-type="float" office:value="11089532.0000001">
            <text:p>11089532,0000001</text:p>
          </table:table-cell>
          <table:table-cell table:style-name="ce1" table:formula="of:=[.W8]-1" office:value-type="float" office:value="11089531.0000001">
            <text:p>11089531,0000001</text:p>
          </table:table-cell>
          <table:table-cell table:formula="of:=AND([.E8]&gt;[.X8];[.E8]&gt;0;NOT([.E8]=&quot;infeasible&quot;))" office:value-type="boolean" office:boolean-value="false">
            <text:p>FAUX</text:p>
          </table:table-cell>
          <table:table-cell table:formula="of:=AND([.K8]&gt;[.X8];[.K8]&gt;0;NOT([.K8]=&quot;infeasible&quot;))" office:value-type="boolean" office:boolean-value="false">
            <text:p>FAUX</text:p>
          </table:table-cell>
          <table:table-cell table:formula="of:=AND([.Q8]&gt;[.X8];[.Q8]&gt;0;NOT([.Q8]=&quot;infeasible&quot;))" office:value-type="boolean" office:boolean-value="false">
            <text:p>FAUX</text:p>
          </table:table-cell>
          <table:table-cell table:formula="of:=[.E8]+([.H8]*[.E8])&lt;[.X8]" office:value-type="boolean" office:boolean-value="true">
            <text:p>VRAI</text:p>
          </table:table-cell>
          <table:table-cell table:style-name="ce1" table:formula="of:=[.K8]+([.N8]*[.K8])&lt;[.X8]" office:value-type="boolean" office:boolean-value="true">
            <text:p>VRAI</text:p>
          </table:table-cell>
          <table:table-cell table:style-name="ce1" table:formula="of:=[.Q8]+([.Q8]*[.T8])&lt;[.X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1481568">
            <text:p>21481568</text:p>
          </table:table-cell>
          <table:table-cell office:value-type="float" office:value="27649900">
            <text:p>27649900</text:p>
          </table:table-cell>
          <table:table-cell office:value-type="float" office:value="608332">
            <text:p>608332</text:p>
          </table:table-cell>
          <table:table-cell office:value-type="string">
            <text:p><text:s/></text:p>
          </table:table-cell>
          <table:table-cell office:value-type="float" office:value="51.97">
            <text:p>51,97</text:p>
          </table:table-cell>
          <table:table-cell/>
          <table:table-cell office:value-type="float" office:value="21481568">
            <text:p>21481568</text:p>
          </table:table-cell>
          <table:table-cell office:value-type="float" office:value="27649900">
            <text:p>27649900</text:p>
          </table:table-cell>
          <table:table-cell office:value-type="float" office:value="608332">
            <text:p>608332</text:p>
          </table:table-cell>
          <table:table-cell office:value-type="string">
            <text:p><text:s/></text:p>
          </table:table-cell>
          <table:table-cell office:value-type="float" office:value="62.5">
            <text:p>62,5</text:p>
          </table:table-cell>
          <table:table-cell/>
          <table:table-cell office:value-type="float" office:value="21481568">
            <text:p>21481568</text:p>
          </table:table-cell>
          <table:table-cell office:value-type="float" office:value="27649900">
            <text:p>27649900</text:p>
          </table:table-cell>
          <table:table-cell office:value-type="float" office:value="268782">
            <text:p>268782</text:p>
          </table:table-cell>
          <table:table-cell office:value-type="string">
            <text:p><text:s/></text:p>
          </table:table-cell>
          <table:table-cell office:value-type="float" office:value="70.46">
            <text:p>70,46</text:p>
          </table:table-cell>
          <table:table-cell/>
          <table:table-cell table:style-name="ce1" table:formula="of:=MAXA([.Q9];[.K9];[.E9];[M5.E9];[M5.K9];[M5.Q9];[M2.E9];[M2.K9];[M2.Q9])" office:value-type="float" office:value="23403954">
            <text:p>23403954</text:p>
          </table:table-cell>
          <table:table-cell table:style-name="ce1" table:formula="of:=[.W9]-1" office:value-type="float" office:value="23403953">
            <text:p>23403953</text:p>
          </table:table-cell>
          <table:table-cell table:formula="of:=AND([.E9]&gt;[.X9];[.E9]&gt;0;NOT([.E9]=&quot;infeasible&quot;))" office:value-type="boolean" office:boolean-value="false">
            <text:p>FAUX</text:p>
          </table:table-cell>
          <table:table-cell table:formula="of:=AND([.K9]&gt;[.X9];[.K9]&gt;0;NOT([.K9]=&quot;infeasible&quot;))" office:value-type="boolean" office:boolean-value="false">
            <text:p>FAUX</text:p>
          </table:table-cell>
          <table:table-cell table:formula="of:=AND([.Q9]&gt;[.X9];[.Q9]&gt;0;NOT([.Q9]=&quot;infeasible&quot;))" office:value-type="boolean" office:boolean-value="false">
            <text:p>FAUX</text:p>
          </table:table-cell>
          <table:table-cell table:formula="of:=[.E9]+([.H9]*[.E9])&lt;[.X9]" office:value-type="boolean" office:boolean-value="true">
            <text:p>VRAI</text:p>
          </table:table-cell>
          <table:table-cell table:style-name="ce1" table:formula="of:=[.K9]+([.N9]*[.K9])&lt;[.X9]" office:value-type="boolean" office:boolean-value="true">
            <text:p>VRAI</text:p>
          </table:table-cell>
          <table:table-cell table:style-name="ce1" table:formula="of:=[.Q9]+([.Q9]*[.T9])&lt;[.X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1021856">
            <text:p>21021856</text:p>
          </table:table-cell>
          <table:table-cell office:value-type="float" office:value="29100200">
            <text:p>29100200</text:p>
          </table:table-cell>
          <table:table-cell office:value-type="float" office:value="1208344">
            <text:p>1208344</text:p>
          </table:table-cell>
          <table:table-cell office:value-type="string">
            <text:p><text:s/></text:p>
          </table:table-cell>
          <table:table-cell office:value-type="float" office:value="230.22">
            <text:p>230,22</text:p>
          </table:table-cell>
          <table:table-cell/>
          <table:table-cell office:value-type="float" office:value="21021856">
            <text:p>21021856</text:p>
          </table:table-cell>
          <table:table-cell office:value-type="float" office:value="29100200">
            <text:p>29100200</text:p>
          </table:table-cell>
          <table:table-cell office:value-type="float" office:value="1208344">
            <text:p>1208344</text:p>
          </table:table-cell>
          <table:table-cell office:value-type="string">
            <text:p><text:s/></text:p>
          </table:table-cell>
          <table:table-cell office:value-type="float" office:value="294.67">
            <text:p>294,67</text:p>
          </table:table-cell>
          <table:table-cell/>
          <table:table-cell office:value-type="float" office:value="21021856">
            <text:p>21021856</text:p>
          </table:table-cell>
          <table:table-cell office:value-type="float" office:value="29100200">
            <text:p>29100200</text:p>
          </table:table-cell>
          <table:table-cell office:value-type="float" office:value="608332">
            <text:p>608332</text:p>
          </table:table-cell>
          <table:table-cell office:value-type="string">
            <text:p><text:s/></text:p>
          </table:table-cell>
          <table:table-cell office:value-type="float" office:value="258.93">
            <text:p>258,93</text:p>
          </table:table-cell>
          <table:table-cell/>
          <table:table-cell table:style-name="ce1" table:formula="of:=MAXA([.Q10];[.K10];[.E10];[M5.E10];[M5.K10];[M5.Q10];[M2.E10];[M2.K10];[M2.Q10])" office:value-type="float" office:value="23220626">
            <text:p>23220626</text:p>
          </table:table-cell>
          <table:table-cell table:style-name="ce1" table:formula="of:=[.W10]-1" office:value-type="float" office:value="23220625">
            <text:p>23220625</text:p>
          </table:table-cell>
          <table:table-cell table:formula="of:=AND([.E10]&gt;[.X10];[.E10]&gt;0;NOT([.E10]=&quot;infeasible&quot;))" office:value-type="boolean" office:boolean-value="false">
            <text:p>FAUX</text:p>
          </table:table-cell>
          <table:table-cell table:formula="of:=AND([.K10]&gt;[.X10];[.K10]&gt;0;NOT([.K10]=&quot;infeasible&quot;))" office:value-type="boolean" office:boolean-value="false">
            <text:p>FAUX</text:p>
          </table:table-cell>
          <table:table-cell table:formula="of:=AND([.Q10]&gt;[.X10];[.Q10]&gt;0;NOT([.Q10]=&quot;infeasible&quot;))" office:value-type="boolean" office:boolean-value="false">
            <text:p>FAUX</text:p>
          </table:table-cell>
          <table:table-cell table:formula="of:=[.E10]+([.H10]*[.E10])&lt;[.X10]" office:value-type="boolean" office:boolean-value="true">
            <text:p>VRAI</text:p>
          </table:table-cell>
          <table:table-cell table:style-name="ce1" table:formula="of:=[.K10]+([.N10]*[.K10])&lt;[.X10]" office:value-type="boolean" office:boolean-value="true">
            <text:p>VRAI</text:p>
          </table:table-cell>
          <table:table-cell table:style-name="ce1" table:formula="of:=[.Q10]+([.Q10]*[.T10])&lt;[.X1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1307030">
            <text:p>21307030</text:p>
          </table:table-cell>
          <table:table-cell office:value-type="float" office:value="31618060">
            <text:p>31618060</text:p>
          </table:table-cell>
          <table:table-cell office:value-type="float" office:value="1850964">
            <text:p>1850964</text:p>
          </table:table-cell>
          <table:table-cell office:value-type="string">
            <text:p><text:s/></text:p>
          </table:table-cell>
          <table:table-cell office:value-type="float" office:value="184.98">
            <text:p>184,98</text:p>
          </table:table-cell>
          <table:table-cell/>
          <table:table-cell office:value-type="float" office:value="21307030">
            <text:p>21307030</text:p>
          </table:table-cell>
          <table:table-cell office:value-type="float" office:value="31618060">
            <text:p>31618060</text:p>
          </table:table-cell>
          <table:table-cell office:value-type="float" office:value="1850964">
            <text:p>1850964</text:p>
          </table:table-cell>
          <table:table-cell office:value-type="string">
            <text:p><text:s/></text:p>
          </table:table-cell>
          <table:table-cell office:value-type="float" office:value="327.57">
            <text:p>327,57</text:p>
          </table:table-cell>
          <table:table-cell/>
          <table:table-cell office:value-type="float" office:value="21307030">
            <text:p>21307030</text:p>
          </table:table-cell>
          <table:table-cell office:value-type="float" office:value="31618060">
            <text:p>31618060</text:p>
          </table:table-cell>
          <table:table-cell office:value-type="float" office:value="1208344">
            <text:p>1208344</text:p>
          </table:table-cell>
          <table:table-cell office:value-type="string">
            <text:p><text:s/></text:p>
          </table:table-cell>
          <table:table-cell office:value-type="float" office:value="415.75">
            <text:p>415,75</text:p>
          </table:table-cell>
          <table:table-cell/>
          <table:table-cell table:style-name="ce1" table:formula="of:=MAXA([.Q11];[.K11];[.E11];[M5.E11];[M5.K11];[M5.Q11];[M2.E11];[M2.K11];[M2.Q11])" office:value-type="float" office:value="22124914">
            <text:p>22124914</text:p>
          </table:table-cell>
          <table:table-cell table:style-name="ce1" table:formula="of:=[.W11]-1" office:value-type="float" office:value="22124913">
            <text:p>22124913</text:p>
          </table:table-cell>
          <table:table-cell table:formula="of:=AND([.E11]&gt;[.X11];[.E11]&gt;0;NOT([.E11]=&quot;infeasible&quot;))" office:value-type="boolean" office:boolean-value="false">
            <text:p>FAUX</text:p>
          </table:table-cell>
          <table:table-cell table:formula="of:=AND([.K11]&gt;[.X11];[.K11]&gt;0;NOT([.K11]=&quot;infeasible&quot;))" office:value-type="boolean" office:boolean-value="false">
            <text:p>FAUX</text:p>
          </table:table-cell>
          <table:table-cell table:formula="of:=AND([.Q11]&gt;[.X11];[.Q11]&gt;0;NOT([.Q11]=&quot;infeasible&quot;))" office:value-type="boolean" office:boolean-value="false">
            <text:p>FAUX</text:p>
          </table:table-cell>
          <table:table-cell table:formula="of:=[.E11]+([.H11]*[.E11])&lt;[.X11]" office:value-type="boolean" office:boolean-value="true">
            <text:p>VRAI</text:p>
          </table:table-cell>
          <table:table-cell table:style-name="ce1" table:formula="of:=[.K11]+([.N11]*[.K11])&lt;[.X11]" office:value-type="boolean" office:boolean-value="true">
            <text:p>VRAI</text:p>
          </table:table-cell>
          <table:table-cell table:style-name="ce1" table:formula="of:=[.Q11]+([.Q11]*[.T11])&lt;[.X1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64472">
            <text:p>5464472</text:p>
          </table:table-cell>
          <table:table-cell office:value-type="float" office:value="8192000">
            <text:p>8192000</text:p>
          </table:table-cell>
          <table:table-cell office:value-type="float" office:value="137528">
            <text:p>137528</text:p>
          </table:table-cell>
          <table:table-cell office:value-type="string">
            <text:p><text:s/></text:p>
          </table:table-cell>
          <table:table-cell office:value-type="float" office:value="64.86">
            <text:p>64,86</text:p>
          </table:table-cell>
          <table:table-cell/>
          <table:table-cell office:value-type="float" office:value="5464472">
            <text:p>5464472</text:p>
          </table:table-cell>
          <table:table-cell office:value-type="float" office:value="8192000">
            <text:p>8192000</text:p>
          </table:table-cell>
          <table:table-cell office:value-type="float" office:value="137528">
            <text:p>137528</text:p>
          </table:table-cell>
          <table:table-cell office:value-type="string">
            <text:p><text:s/></text:p>
          </table:table-cell>
          <table:table-cell office:value-type="float" office:value="43.88">
            <text:p>43,88</text:p>
          </table:table-cell>
          <table:table-cell/>
          <table:table-cell office:value-type="float" office:value="5464472">
            <text:p>5464472</text:p>
          </table:table-cell>
          <table:table-cell office:value-type="float" office:value="8192000">
            <text:p>8192000</text:p>
          </table:table-cell>
          <table:table-cell office:value-type="float" office:value="1850964">
            <text:p>1850964</text:p>
          </table:table-cell>
          <table:table-cell office:value-type="string">
            <text:p><text:s/></text:p>
          </table:table-cell>
          <table:table-cell office:value-type="float" office:value="165.17">
            <text:p>165,17</text:p>
          </table:table-cell>
          <table:table-cell/>
          <table:table-cell table:style-name="ce1" table:formula="of:=MAXA([.Q12];[.K12];[.E12];[M5.E12];[M5.K12];[M5.Q12];[M2.E12];[M2.K12];[M2.Q12])" office:value-type="float" office:value="5464472.00000004">
            <text:p>5464472,00000004</text:p>
          </table:table-cell>
          <table:table-cell table:style-name="ce1" table:formula="of:=[.W12]-1" office:value-type="float" office:value="5464471.00000004">
            <text:p>5464471,00000004</text:p>
          </table:table-cell>
          <table:table-cell table:formula="of:=AND([.E12]&gt;[.X12];[.E12]&gt;0;NOT([.E12]=&quot;infeasible&quot;))" office:value-type="boolean" office:boolean-value="true">
            <text:p>VRAI</text:p>
          </table:table-cell>
          <table:table-cell table:formula="of:=AND([.K12]&gt;[.X12];[.K12]&gt;0;NOT([.K12]=&quot;infeasible&quot;))" office:value-type="boolean" office:boolean-value="true">
            <text:p>VRAI</text:p>
          </table:table-cell>
          <table:table-cell table:formula="of:=AND([.Q12]&gt;[.X12];[.Q12]&gt;0;NOT([.Q12]=&quot;infeasible&quot;))" office:value-type="boolean" office:boolean-value="true">
            <text:p>VRAI</text:p>
          </table:table-cell>
          <table:table-cell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38062">
            <text:p>5438062</text:p>
          </table:table-cell>
          <table:table-cell office:value-type="float" office:value="8136400">
            <text:p>8136400</text:p>
          </table:table-cell>
          <table:table-cell office:value-type="float" office:value="228338">
            <text:p>228338</text:p>
          </table:table-cell>
          <table:table-cell office:value-type="string">
            <text:p><text:s/></text:p>
          </table:table-cell>
          <table:table-cell office:value-type="float" office:value="213.74">
            <text:p>213,74</text:p>
          </table:table-cell>
          <table:table-cell/>
          <table:table-cell office:value-type="float" office:value="5438062">
            <text:p>5438062</text:p>
          </table:table-cell>
          <table:table-cell office:value-type="float" office:value="8136400">
            <text:p>8136400</text:p>
          </table:table-cell>
          <table:table-cell office:value-type="float" office:value="228338">
            <text:p>228338</text:p>
          </table:table-cell>
          <table:table-cell office:value-type="string">
            <text:p><text:s/></text:p>
          </table:table-cell>
          <table:table-cell office:value-type="float" office:value="313.62">
            <text:p>313,62</text:p>
          </table:table-cell>
          <table:table-cell/>
          <table:table-cell office:value-type="float" office:value="5438062.00000001">
            <text:p>5438062,00000001</text:p>
          </table:table-cell>
          <table:table-cell office:value-type="float" office:value="8136400">
            <text:p>8136400</text:p>
          </table:table-cell>
          <table:table-cell office:value-type="float" office:value="137528">
            <text:p>137528</text:p>
          </table:table-cell>
          <table:table-cell office:value-type="string">
            <text:p><text:s/></text:p>
          </table:table-cell>
          <table:table-cell office:value-type="float" office:value="348.43">
            <text:p>348,43</text:p>
          </table:table-cell>
          <table:table-cell/>
          <table:table-cell table:style-name="ce1" table:formula="of:=MAXA([.Q13];[.K13];[.E13];[M5.E13];[M5.K13];[M5.Q13];[M2.E13];[M2.K13];[M2.Q13])" office:value-type="float" office:value="5805682.00000001">
            <text:p>5805682,00000001</text:p>
          </table:table-cell>
          <table:table-cell table:style-name="ce1" table:formula="of:=[.W13]-1" office:value-type="float" office:value="5805681.00000001">
            <text:p>5805681,00000001</text:p>
          </table:table-cell>
          <table:table-cell table:formula="of:=AND([.E13]&gt;[.X13];[.E13]&gt;0;NOT([.E13]=&quot;infeasible&quot;))" office:value-type="boolean" office:boolean-value="false">
            <text:p>FAUX</text:p>
          </table:table-cell>
          <table:table-cell table:formula="of:=AND([.K13]&gt;[.X13];[.K13]&gt;0;NOT([.K13]=&quot;infeasible&quot;))" office:value-type="boolean" office:boolean-value="false">
            <text:p>FAUX</text:p>
          </table:table-cell>
          <table:table-cell table:formula="of:=AND([.Q13]&gt;[.X13];[.Q13]&gt;0;NOT([.Q13]=&quot;infeasible&quot;))" office:value-type="boolean" office:boolean-value="false">
            <text:p>FAUX</text:p>
          </table:table-cell>
          <table:table-cell table:formula="of:=[.E13]+([.H13]*[.E13])&lt;[.X13]" office:value-type="boolean" office:boolean-value="true">
            <text:p>VRAI</text:p>
          </table:table-cell>
          <table:table-cell table:style-name="ce1" table:formula="of:=[.K13]+([.N13]*[.K13])&lt;[.X13]" office:value-type="boolean" office:boolean-value="true">
            <text:p>VRAI</text:p>
          </table:table-cell>
          <table:table-cell table:style-name="ce1" table:formula="of:=[.Q13]+([.Q13]*[.T13])&lt;[.X1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7752140.66666667">
            <text:p>7752140,66666667</text:p>
          </table:table-cell>
          <table:table-cell office:value-type="float" office:value="12046470">
            <text:p>12046470</text:p>
          </table:table-cell>
          <table:table-cell office:value-type="float" office:value="404326">
            <text:p>404326</text:p>
          </table:table-cell>
          <table:table-cell office:value-type="string">
            <text:p><text:s/></text:p>
          </table:table-cell>
          <table:table-cell office:value-type="float" office:value="48.49">
            <text:p>48,49</text:p>
          </table:table-cell>
          <table:table-cell/>
          <table:table-cell office:value-type="float" office:value="7752140.66666667">
            <text:p>7752140,66666667</text:p>
          </table:table-cell>
          <table:table-cell office:value-type="float" office:value="12046470">
            <text:p>12046470</text:p>
          </table:table-cell>
          <table:table-cell office:value-type="float" office:value="404326">
            <text:p>404326</text:p>
          </table:table-cell>
          <table:table-cell office:value-type="string">
            <text:p><text:s/></text:p>
          </table:table-cell>
          <table:table-cell office:value-type="float" office:value="49.49">
            <text:p>49,49</text:p>
          </table:table-cell>
          <table:table-cell/>
          <table:table-cell office:value-type="float" office:value="7752140.66666667">
            <text:p>7752140,66666667</text:p>
          </table:table-cell>
          <table:table-cell office:value-type="float" office:value="12046470">
            <text:p>12046470</text:p>
          </table:table-cell>
          <table:table-cell office:value-type="float" office:value="228338">
            <text:p>228338</text:p>
          </table:table-cell>
          <table:table-cell office:value-type="string">
            <text:p><text:s/></text:p>
          </table:table-cell>
          <table:table-cell office:value-type="float" office:value="97.94">
            <text:p>97,94</text:p>
          </table:table-cell>
          <table:table-cell/>
          <table:table-cell table:style-name="ce1" table:formula="of:=MAXA([.Q14];[.K14];[.E14];[M5.E14];[M5.K14];[M5.Q14];[M2.E14];[M2.K14];[M2.Q14])" office:value-type="float" office:value="7926174.00000006">
            <text:p>7926174,00000006</text:p>
          </table:table-cell>
          <table:table-cell table:style-name="ce1" table:formula="of:=[.W14]-1" office:value-type="float" office:value="7926173.00000006">
            <text:p>7926173,00000006</text:p>
          </table:table-cell>
          <table:table-cell table:formula="of:=AND([.E14]&gt;[.X14];[.E14]&gt;0;NOT([.E14]=&quot;infeasible&quot;))" office:value-type="boolean" office:boolean-value="false">
            <text:p>FAUX</text:p>
          </table:table-cell>
          <table:table-cell table:formula="of:=AND([.K14]&gt;[.X14];[.K14]&gt;0;NOT([.K14]=&quot;infeasible&quot;))" office:value-type="boolean" office:boolean-value="false">
            <text:p>FAUX</text:p>
          </table:table-cell>
          <table:table-cell table:formula="of:=AND([.Q14]&gt;[.X14];[.Q14]&gt;0;NOT([.Q14]=&quot;infeasible&quot;))" office:value-type="boolean" office:boolean-value="false">
            <text:p>FAUX</text:p>
          </table:table-cell>
          <table:table-cell table:formula="of:=[.E14]+([.H14]*[.E14])&lt;[.X14]" office:value-type="boolean" office:boolean-value="true">
            <text:p>VRAI</text:p>
          </table:table-cell>
          <table:table-cell table:style-name="ce1" table:formula="of:=[.K14]+([.N14]*[.K14])&lt;[.X14]" office:value-type="boolean" office:boolean-value="true">
            <text:p>VRAI</text:p>
          </table:table-cell>
          <table:table-cell table:style-name="ce1" table:formula="of:=[.Q14]+([.Q14]*[.T14])&lt;[.X1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6367704">
            <text:p>16367704</text:p>
          </table:table-cell>
          <table:table-cell office:value-type="float" office:value="25592600">
            <text:p>25592600</text:p>
          </table:table-cell>
          <table:table-cell office:value-type="float" office:value="1704900">
            <text:p>1704900</text:p>
          </table:table-cell>
          <table:table-cell office:value-type="string">
            <text:p><text:s/></text:p>
          </table:table-cell>
          <table:table-cell office:value-type="float" office:value="956.19">
            <text:p>956,19</text:p>
          </table:table-cell>
          <table:table-cell/>
          <table:table-cell office:value-type="float" office:value="16367704">
            <text:p>16367704</text:p>
          </table:table-cell>
          <table:table-cell office:value-type="float" office:value="25592595">
            <text:p>25592595</text:p>
          </table:table-cell>
          <table:table-cell office:value-type="float" office:value="1704900">
            <text:p>1704900</text:p>
          </table:table-cell>
          <table:table-cell office:value-type="string">
            <text:p><text:s/></text:p>
          </table:table-cell>
          <table:table-cell office:value-type="float" office:value="641.04">
            <text:p>641,04</text:p>
          </table:table-cell>
          <table:table-cell/>
          <table:table-cell office:value-type="float" office:value="16359098">
            <text:p>16359098</text:p>
          </table:table-cell>
          <table:table-cell office:value-type="float" office:value="25596595">
            <text:p>25596595</text:p>
          </table:table-cell>
          <table:table-cell office:value-type="float" office:value="404326">
            <text:p>404326</text:p>
          </table:table-cell>
          <table:table-cell office:value-type="float" office:value="0.21">
            <text:p>0,21</text:p>
          </table:table-cell>
          <table:table-cell office:value-type="float" office:value="3610.11">
            <text:p>3610,11</text:p>
          </table:table-cell>
          <table:table-cell/>
          <table:table-cell table:style-name="ce1" table:formula="of:=MAXA([.Q15];[.K15];[.E15];[M5.E15];[M5.K15];[M5.Q15];[M2.E15];[M2.K15];[M2.Q15])" office:value-type="float" office:value="16638353.3333333">
            <text:p>16638353,3333333</text:p>
          </table:table-cell>
          <table:table-cell table:style-name="ce1" table:formula="of:=[.W15]-1" office:value-type="float" office:value="16638352.3333333">
            <text:p>16638352,3333333</text:p>
          </table:table-cell>
          <table:table-cell table:formula="of:=AND([.E15]&gt;[.X15];[.E15]&gt;0;NOT([.E15]=&quot;infeasible&quot;))" office:value-type="boolean" office:boolean-value="false">
            <text:p>FAUX</text:p>
          </table:table-cell>
          <table:table-cell table:formula="of:=AND([.K15]&gt;[.X15];[.K15]&gt;0;NOT([.K15]=&quot;infeasible&quot;))" office:value-type="boolean" office:boolean-value="false">
            <text:p>FAUX</text:p>
          </table:table-cell>
          <table:table-cell table:formula="of:=AND([.Q15]&gt;[.X15];[.Q15]&gt;0;NOT([.Q15]=&quot;infeasible&quot;))" office:value-type="boolean" office:boolean-value="false">
            <text:p>FAUX</text:p>
          </table:table-cell>
          <table:table-cell table:formula="of:=[.E15]+([.H15]*[.E15])&lt;[.X15]" office:value-type="boolean" office:boolean-value="true">
            <text:p>VRAI</text:p>
          </table:table-cell>
          <table:table-cell table:style-name="ce1" table:formula="of:=[.K15]+([.N15]*[.K15])&lt;[.X15]" office:value-type="boolean" office:boolean-value="true">
            <text:p>VRAI</text:p>
          </table:table-cell>
          <table:table-cell table:style-name="ce1" table:formula="of:=[.Q15]+([.Q15]*[.T15])&lt;[.X1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312770">
            <text:p>10312770</text:p>
          </table:table-cell>
          <table:table-cell office:value-type="float" office:value="16144300">
            <text:p>16144300</text:p>
          </table:table-cell>
          <table:table-cell office:value-type="float" office:value="791528">
            <text:p>791528</text:p>
          </table:table-cell>
          <table:table-cell office:value-type="string">
            <text:p><text:s/></text:p>
          </table:table-cell>
          <table:table-cell office:value-type="float" office:value="287.7">
            <text:p>287,7</text:p>
          </table:table-cell>
          <table:table-cell/>
          <table:table-cell office:value-type="float" office:value="10312770">
            <text:p>10312770</text:p>
          </table:table-cell>
          <table:table-cell office:value-type="float" office:value="16144300">
            <text:p>16144300</text:p>
          </table:table-cell>
          <table:table-cell office:value-type="float" office:value="791528">
            <text:p>791528</text:p>
          </table:table-cell>
          <table:table-cell office:value-type="string">
            <text:p><text:s/></text:p>
          </table:table-cell>
          <table:table-cell office:value-type="float" office:value="424.36">
            <text:p>424,36</text:p>
          </table:table-cell>
          <table:table-cell/>
          <table:table-cell office:value-type="float" office:value="10312770">
            <text:p>10312770</text:p>
          </table:table-cell>
          <table:table-cell office:value-type="float" office:value="16144300">
            <text:p>16144300</text:p>
          </table:table-cell>
          <table:table-cell office:value-type="float" office:value="1717506">
            <text:p>1717506</text:p>
          </table:table-cell>
          <table:table-cell office:value-type="string">
            <text:p><text:s/></text:p>
          </table:table-cell>
          <table:table-cell office:value-type="float" office:value="469.33">
            <text:p>469,33</text:p>
          </table:table-cell>
          <table:table-cell/>
          <table:table-cell table:style-name="ce1" table:formula="of:=MAXA([.Q16];[.K16];[.E16];[M5.E16];[M5.K16];[M5.Q16];[M2.E16];[M2.K16];[M2.Q16])" office:value-type="float" office:value="10439218">
            <text:p>10439218</text:p>
          </table:table-cell>
          <table:table-cell table:style-name="ce1" table:formula="of:=[.W16]-1" office:value-type="float" office:value="10439217">
            <text:p>10439217</text:p>
          </table:table-cell>
          <table:table-cell table:formula="of:=AND([.E16]&gt;[.X16];[.E16]&gt;0;NOT([.E16]=&quot;infeasible&quot;))" office:value-type="boolean" office:boolean-value="false">
            <text:p>FAUX</text:p>
          </table:table-cell>
          <table:table-cell table:formula="of:=AND([.K16]&gt;[.X16];[.K16]&gt;0;NOT([.K16]=&quot;infeasible&quot;))" office:value-type="boolean" office:boolean-value="false">
            <text:p>FAUX</text:p>
          </table:table-cell>
          <table:table-cell table:formula="of:=AND([.Q16]&gt;[.X16];[.Q16]&gt;0;NOT([.Q16]=&quot;infeasible&quot;))" office:value-type="boolean" office:boolean-value="false">
            <text:p>FAUX</text:p>
          </table:table-cell>
          <table:table-cell table:formula="of:=[.E16]+([.H16]*[.E16])&lt;[.X16]" office:value-type="boolean" office:boolean-value="true">
            <text:p>VRAI</text:p>
          </table:table-cell>
          <table:table-cell table:style-name="ce1" table:formula="of:=[.K16]+([.N16]*[.K16])&lt;[.X16]" office:value-type="boolean" office:boolean-value="true">
            <text:p>VRAI</text:p>
          </table:table-cell>
          <table:table-cell table:style-name="ce1" table:formula="of:=[.Q16]+([.Q16]*[.T16])&lt;[.X1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4026506">
            <text:p>14026506</text:p>
          </table:table-cell>
          <table:table-cell office:value-type="float" office:value="20275800">
            <text:p>20275800</text:p>
          </table:table-cell>
          <table:table-cell office:value-type="float" office:value="1019290">
            <text:p>1019290</text:p>
          </table:table-cell>
          <table:table-cell office:value-type="string">
            <text:p><text:s/></text:p>
          </table:table-cell>
          <table:table-cell office:value-type="float" office:value="422.92">
            <text:p>422,92</text:p>
          </table:table-cell>
          <table:table-cell/>
          <table:table-cell office:value-type="float" office:value="14026506">
            <text:p>14026506</text:p>
          </table:table-cell>
          <table:table-cell office:value-type="float" office:value="20275800">
            <text:p>20275800</text:p>
          </table:table-cell>
          <table:table-cell office:value-type="float" office:value="1019290">
            <text:p>1019290</text:p>
          </table:table-cell>
          <table:table-cell office:value-type="string">
            <text:p><text:s/></text:p>
          </table:table-cell>
          <table:table-cell office:value-type="float" office:value="432.93">
            <text:p>432,93</text:p>
          </table:table-cell>
          <table:table-cell/>
          <table:table-cell office:value-type="float" office:value="14026506">
            <text:p>14026506</text:p>
          </table:table-cell>
          <table:table-cell office:value-type="float" office:value="20275800">
            <text:p>20275800</text:p>
          </table:table-cell>
          <table:table-cell office:value-type="float" office:value="791528">
            <text:p>791528</text:p>
          </table:table-cell>
          <table:table-cell office:value-type="string">
            <text:p><text:s/></text:p>
          </table:table-cell>
          <table:table-cell office:value-type="float" office:value="419.89">
            <text:p>419,89</text:p>
          </table:table-cell>
          <table:table-cell/>
          <table:table-cell table:style-name="ce1" table:formula="of:=MAXA([.Q17];[.K17];[.E17];[M5.E17];[M5.K17];[M5.Q17];[M2.E17];[M2.K17];[M2.Q17])" office:value-type="float" office:value="15027786.0000928">
            <text:p>15027786,0000928</text:p>
          </table:table-cell>
          <table:table-cell table:style-name="ce1" table:formula="of:=[.W17]-1" office:value-type="float" office:value="15027785.0000928">
            <text:p>15027785,0000928</text:p>
          </table:table-cell>
          <table:table-cell table:formula="of:=AND([.E17]&gt;[.X17];[.E17]&gt;0;NOT([.E17]=&quot;infeasible&quot;))" office:value-type="boolean" office:boolean-value="false">
            <text:p>FAUX</text:p>
          </table:table-cell>
          <table:table-cell table:formula="of:=AND([.K17]&gt;[.X17];[.K17]&gt;0;NOT([.K17]=&quot;infeasible&quot;))" office:value-type="boolean" office:boolean-value="false">
            <text:p>FAUX</text:p>
          </table:table-cell>
          <table:table-cell table:formula="of:=AND([.Q17]&gt;[.X17];[.Q17]&gt;0;NOT([.Q17]=&quot;infeasible&quot;))" office:value-type="boolean" office:boolean-value="false">
            <text:p>FAUX</text:p>
          </table:table-cell>
          <table:table-cell table:formula="of:=[.E17]+([.H17]*[.E17])&lt;[.X17]" office:value-type="boolean" office:boolean-value="true">
            <text:p>VRAI</text:p>
          </table:table-cell>
          <table:table-cell table:style-name="ce1" table:formula="of:=[.K17]+([.N17]*[.K17])&lt;[.X17]" office:value-type="boolean" office:boolean-value="true">
            <text:p>VRAI</text:p>
          </table:table-cell>
          <table:table-cell table:style-name="ce1" table:formula="of:=[.Q17]+([.Q17]*[.T17])&lt;[.X1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8129228">
            <text:p>18129228</text:p>
          </table:table-cell>
          <table:table-cell office:value-type="float" office:value="25860000">
            <text:p>25860000</text:p>
          </table:table-cell>
          <table:table-cell office:value-type="float" office:value="990772">
            <text:p>990772</text:p>
          </table:table-cell>
          <table:table-cell office:value-type="float" office:value="0.36">
            <text:p>0,36</text:p>
          </table:table-cell>
          <table:table-cell office:value-type="float" office:value="3607.16">
            <text:p>3607,16</text:p>
          </table:table-cell>
          <table:table-cell/>
          <table:table-cell office:value-type="float" office:value="18075806">
            <text:p>18075806</text:p>
          </table:table-cell>
          <table:table-cell office:value-type="float" office:value="25862000">
            <text:p>25862000</text:p>
          </table:table-cell>
          <table:table-cell office:value-type="float" office:value="1036194">
            <text:p>1036194</text:p>
          </table:table-cell>
          <table:table-cell office:value-type="float" office:value="0.85">
            <text:p>0,85</text:p>
          </table:table-cell>
          <table:table-cell office:value-type="float" office:value="3607.9">
            <text:p>3607,9</text:p>
          </table:table-cell>
          <table:table-cell/>
          <table:table-cell office:value-type="float" office:value="18116120">
            <text:p>18116120</text:p>
          </table:table-cell>
          <table:table-cell office:value-type="float" office:value="25878000">
            <text:p>25878000</text:p>
          </table:table-cell>
          <table:table-cell office:value-type="float" office:value="1019290">
            <text:p>1019290</text:p>
          </table:table-cell>
          <table:table-cell office:value-type="float" office:value="0.35">
            <text:p>0,35</text:p>
          </table:table-cell>
          <table:table-cell office:value-type="float" office:value="3605.75">
            <text:p>3605,75</text:p>
          </table:table-cell>
          <table:table-cell/>
          <table:table-cell table:style-name="ce1" table:formula="of:=MAXA([.Q18];[.K18];[.E18];[M5.E18];[M5.K18];[M5.Q18];[M2.E18];[M2.K18];[M2.Q18])" office:value-type="float" office:value="20199400">
            <text:p>20199400</text:p>
          </table:table-cell>
          <table:table-cell table:style-name="ce1" table:formula="of:=[.W18]-1" office:value-type="float" office:value="20199399">
            <text:p>20199399</text:p>
          </table:table-cell>
          <table:table-cell table:formula="of:=AND([.E18]&gt;[.X18];[.E18]&gt;0;NOT([.E18]=&quot;infeasible&quot;))" office:value-type="boolean" office:boolean-value="false">
            <text:p>FAUX</text:p>
          </table:table-cell>
          <table:table-cell table:formula="of:=AND([.K18]&gt;[.X18];[.K18]&gt;0;NOT([.K18]=&quot;infeasible&quot;))" office:value-type="boolean" office:boolean-value="false">
            <text:p>FAUX</text:p>
          </table:table-cell>
          <table:table-cell table:formula="of:=AND([.Q18]&gt;[.X18];[.Q18]&gt;0;NOT([.Q18]=&quot;infeasible&quot;))" office:value-type="boolean" office:boolean-value="false">
            <text:p>FAUX</text:p>
          </table:table-cell>
          <table:table-cell table:formula="of:=[.E18]+([.H18]*[.E18])&lt;[.X18]" office:value-type="boolean" office:boolean-value="false">
            <text:p>FAUX</text:p>
          </table:table-cell>
          <table:table-cell table:style-name="ce1" table:formula="of:=[.K18]+([.N18]*[.K18])&lt;[.X18]" office:value-type="boolean" office:boolean-value="false">
            <text:p>FAUX</text:p>
          </table:table-cell>
          <table:table-cell table:style-name="ce1" table:formula="of:=[.Q18]+([.Q18]*[.T18])&lt;[.X1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0986740">
            <text:p>20986740</text:p>
          </table:table-cell>
          <table:table-cell office:value-type="float" office:value="31920100">
            <text:p>31920100</text:p>
          </table:table-cell>
          <table:table-cell office:value-type="float" office:value="2043360">
            <text:p>2043360</text:p>
          </table:table-cell>
          <table:table-cell office:value-type="float" office:value="0.32">
            <text:p>0,32</text:p>
          </table:table-cell>
          <table:table-cell office:value-type="float" office:value="3607.23">
            <text:p>3607,23</text:p>
          </table:table-cell>
          <table:table-cell/>
          <table:table-cell office:value-type="float" office:value="20961488.0000003">
            <text:p>20961488,0000003</text:p>
          </table:table-cell>
          <table:table-cell office:value-type="float" office:value="31930600">
            <text:p>31930600</text:p>
          </table:table-cell>
          <table:table-cell office:value-type="float" office:value="2079112">
            <text:p>2079112</text:p>
          </table:table-cell>
          <table:table-cell office:value-type="float" office:value="0.69">
            <text:p>0,69</text:p>
          </table:table-cell>
          <table:table-cell office:value-type="float" office:value="3607.43">
            <text:p>3607,43</text:p>
          </table:table-cell>
          <table:table-cell/>
          <table:table-cell office:value-type="float" office:value="20835034">
            <text:p>20835034</text:p>
          </table:table-cell>
          <table:table-cell office:value-type="float" office:value="31739200">
            <text:p>31739200</text:p>
          </table:table-cell>
          <table:table-cell office:value-type="float" office:value="1011880">
            <text:p>1011880</text:p>
          </table:table-cell>
          <table:table-cell office:value-type="float" office:value="1.57">
            <text:p>1,57</text:p>
          </table:table-cell>
          <table:table-cell office:value-type="float" office:value="3600.39">
            <text:p>3600,39</text:p>
          </table:table-cell>
          <table:table-cell/>
          <table:table-cell table:style-name="ce1" table:formula="of:=MAXA([.Q19];[.K19];[.E19];[M5.E19];[M5.K19];[M5.Q19];[M2.E19];[M2.K19];[M2.Q19])" office:value-type="float" office:value="22279792">
            <text:p>22279792</text:p>
          </table:table-cell>
          <table:table-cell table:style-name="ce1" table:formula="of:=[.W19]-1" office:value-type="float" office:value="22279791">
            <text:p>22279791</text:p>
          </table:table-cell>
          <table:table-cell table:formula="of:=AND([.E19]&gt;[.X19];[.E19]&gt;0;NOT([.E19]=&quot;infeasible&quot;))" office:value-type="boolean" office:boolean-value="false">
            <text:p>FAUX</text:p>
          </table:table-cell>
          <table:table-cell table:formula="of:=AND([.K19]&gt;[.X19];[.K19]&gt;0;NOT([.K19]=&quot;infeasible&quot;))" office:value-type="boolean" office:boolean-value="false">
            <text:p>FAUX</text:p>
          </table:table-cell>
          <table:table-cell table:formula="of:=AND([.Q19]&gt;[.X19];[.Q19]&gt;0;NOT([.Q19]=&quot;infeasible&quot;))" office:value-type="boolean" office:boolean-value="false">
            <text:p>FAUX</text:p>
          </table:table-cell>
          <table:table-cell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false">
            <text:p>FAUX</text:p>
          </table:table-cell>
          <table:table-cell table:style-name="ce1" table:formula="of:=[.Q19]+([.Q19]*[.T19])&lt;[.X1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9602036.6666667">
            <text:p>19602036,6666667</text:p>
          </table:table-cell>
          <table:table-cell office:value-type="float" office:value="30084553">
            <text:p>30084553</text:p>
          </table:table-cell>
          <table:table-cell office:value-type="float" office:value="1722532">
            <text:p>1722532</text:p>
          </table:table-cell>
          <table:table-cell office:value-type="string">
            <text:p><text:s/></text:p>
          </table:table-cell>
          <table:table-cell office:value-type="float" office:value="1786.56">
            <text:p>1786,56</text:p>
          </table:table-cell>
          <table:table-cell/>
          <table:table-cell office:value-type="float" office:value="19602036.6666667">
            <text:p>19602036,6666667</text:p>
          </table:table-cell>
          <table:table-cell office:value-type="float" office:value="30084553">
            <text:p>30084553</text:p>
          </table:table-cell>
          <table:table-cell office:value-type="float" office:value="1722532">
            <text:p>1722532</text:p>
          </table:table-cell>
          <table:table-cell office:value-type="string">
            <text:p><text:s/></text:p>
          </table:table-cell>
          <table:table-cell office:value-type="float" office:value="1365.27">
            <text:p>1365,27</text:p>
          </table:table-cell>
          <table:table-cell/>
          <table:table-cell office:value-type="float" office:value="19602036.6666667">
            <text:p>19602036,6666667</text:p>
          </table:table-cell>
          <table:table-cell office:value-type="float" office:value="30084553">
            <text:p>30084553</text:p>
          </table:table-cell>
          <table:table-cell office:value-type="float" office:value="2044166">
            <text:p>2044166</text:p>
          </table:table-cell>
          <table:table-cell office:value-type="string">
            <text:p><text:s/></text:p>
          </table:table-cell>
          <table:table-cell office:value-type="float" office:value="2683.02">
            <text:p>2683,02</text:p>
          </table:table-cell>
          <table:table-cell/>
          <table:table-cell table:style-name="ce1" table:formula="of:=MAXA([.Q20];[.K20];[.E20];[M5.E20];[M5.K20];[M5.Q20];[M2.E20];[M2.K20];[M2.Q20])" office:value-type="float" office:value="20819724.6666667">
            <text:p>20819724,6666667</text:p>
          </table:table-cell>
          <table:table-cell table:style-name="ce1" table:formula="of:=[.W20]-1" office:value-type="float" office:value="20819723.6666667">
            <text:p>20819723,6666667</text:p>
          </table:table-cell>
          <table:table-cell table:formula="of:=AND([.E20]&gt;[.X20];[.E20]&gt;0;NOT([.E20]=&quot;infeasible&quot;))" office:value-type="boolean" office:boolean-value="false">
            <text:p>FAUX</text:p>
          </table:table-cell>
          <table:table-cell table:formula="of:=AND([.K20]&gt;[.X20];[.K20]&gt;0;NOT([.K20]=&quot;infeasible&quot;))" office:value-type="boolean" office:boolean-value="false">
            <text:p>FAUX</text:p>
          </table:table-cell>
          <table:table-cell table:formula="of:=AND([.Q20]&gt;[.X20];[.Q20]&gt;0;NOT([.Q20]=&quot;infeasible&quot;))" office:value-type="boolean" office:boolean-value="false">
            <text:p>FAUX</text:p>
          </table:table-cell>
          <table:table-cell table:formula="of:=[.E20]+([.H20]*[.E20])&lt;[.X20]" office:value-type="boolean" office:boolean-value="true">
            <text:p>VRAI</text:p>
          </table:table-cell>
          <table:table-cell table:style-name="ce1" table:formula="of:=[.K20]+([.N20]*[.K20])&lt;[.X20]" office:value-type="boolean" office:boolean-value="true">
            <text:p>VRAI</text:p>
          </table:table-cell>
          <table:table-cell table:style-name="ce1" table:formula="of:=[.Q20]+([.Q20]*[.T20])&lt;[.X2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10012450">
            <text:p>10012450</text:p>
          </table:table-cell>
          <table:table-cell office:value-type="float" office:value="12874000">
            <text:p>12874000</text:p>
          </table:table-cell>
          <table:table-cell office:value-type="float" office:value="31550">
            <text:p>31550</text:p>
          </table:table-cell>
          <table:table-cell office:value-type="string">
            <text:p><text:s/></text:p>
          </table:table-cell>
          <table:table-cell office:value-type="float" office:value="10.05">
            <text:p>10,05</text:p>
          </table:table-cell>
          <table:table-cell/>
          <table:table-cell office:value-type="float" office:value="10012410">
            <text:p>10012410</text:p>
          </table:table-cell>
          <table:table-cell office:value-type="float" office:value="12874000">
            <text:p>12874000</text:p>
          </table:table-cell>
          <table:table-cell office:value-type="float" office:value="31590">
            <text:p>31590</text:p>
          </table:table-cell>
          <table:table-cell office:value-type="string">
            <text:p><text:s/></text:p>
          </table:table-cell>
          <table:table-cell office:value-type="float" office:value="30.24">
            <text:p>30,24</text:p>
          </table:table-cell>
          <table:table-cell/>
          <table:table-cell office:value-type="float" office:value="10012450">
            <text:p>10012450</text:p>
          </table:table-cell>
          <table:table-cell office:value-type="float" office:value="12874000">
            <text:p>12874000</text:p>
          </table:table-cell>
          <table:table-cell office:value-type="float" office:value="1722532">
            <text:p>1722532</text:p>
          </table:table-cell>
          <table:table-cell office:value-type="string">
            <text:p><text:s/></text:p>
          </table:table-cell>
          <table:table-cell office:value-type="float" office:value="30.64">
            <text:p>30,64</text:p>
          </table:table-cell>
          <table:table-cell/>
          <table:table-cell table:style-name="ce1" table:formula="of:=MAXA([.Q21];[.K21];[.E21];[M5.E21];[M5.K21];[M5.Q21];[M2.E21];[M2.K21];[M2.Q21])" office:value-type="float" office:value="13735240">
            <text:p>13735240</text:p>
          </table:table-cell>
          <table:table-cell table:style-name="ce1" table:formula="of:=[.W21]-1" office:value-type="float" office:value="13735239">
            <text:p>13735239</text:p>
          </table:table-cell>
          <table:table-cell table:formula="of:=AND([.E21]&gt;[.X21];[.E21]&gt;0;NOT([.E21]=&quot;infeasible&quot;))" office:value-type="boolean" office:boolean-value="false">
            <text:p>FAUX</text:p>
          </table:table-cell>
          <table:table-cell table:formula="of:=AND([.K21]&gt;[.X21];[.K21]&gt;0;NOT([.K21]=&quot;infeasible&quot;))" office:value-type="boolean" office:boolean-value="false">
            <text:p>FAUX</text:p>
          </table:table-cell>
          <table:table-cell table:formula="of:=AND([.Q21]&gt;[.X21];[.Q21]&gt;0;NOT([.Q21]=&quot;infeasible&quot;))" office:value-type="boolean" office:boolean-value="false">
            <text:p>FAUX</text:p>
          </table:table-cell>
          <table:table-cell table:formula="of:=[.E21]+([.H21]*[.E21])&lt;[.X21]" office:value-type="boolean" office:boolean-value="true">
            <text:p>VRAI</text:p>
          </table:table-cell>
          <table:table-cell table:style-name="ce1" table:formula="of:=[.K21]+([.N21]*[.K21])&lt;[.X21]" office:value-type="boolean" office:boolean-value="true">
            <text:p>VRAI</text:p>
          </table:table-cell>
          <table:table-cell table:style-name="ce1" table:formula="of:=[.Q21]+([.Q21]*[.T21])&lt;[.X2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354916">
            <text:p>5354916</text:p>
          </table:table-cell>
          <table:table-cell office:value-type="float" office:value="7854950">
            <text:p>7854950</text:p>
          </table:table-cell>
          <table:table-cell office:value-type="float" office:value="80034">
            <text:p>80034</text:p>
          </table:table-cell>
          <table:table-cell office:value-type="string">
            <text:p><text:s/></text:p>
          </table:table-cell>
          <table:table-cell office:value-type="float" office:value="28.48">
            <text:p>28,48</text:p>
          </table:table-cell>
          <table:table-cell/>
          <table:table-cell office:value-type="float" office:value="5354916">
            <text:p>5354916</text:p>
          </table:table-cell>
          <table:table-cell office:value-type="float" office:value="7854950">
            <text:p>7854950</text:p>
          </table:table-cell>
          <table:table-cell office:value-type="float" office:value="80034">
            <text:p>80034</text:p>
          </table:table-cell>
          <table:table-cell office:value-type="string">
            <text:p><text:s/></text:p>
          </table:table-cell>
          <table:table-cell office:value-type="float" office:value="32.33">
            <text:p>32,33</text:p>
          </table:table-cell>
          <table:table-cell/>
          <table:table-cell office:value-type="float" office:value="5354916">
            <text:p>5354916</text:p>
          </table:table-cell>
          <table:table-cell office:value-type="float" office:value="7854950">
            <text:p>7854950</text:p>
          </table:table-cell>
          <table:table-cell office:value-type="float" office:value="31550">
            <text:p>31550</text:p>
          </table:table-cell>
          <table:table-cell office:value-type="string">
            <text:p><text:s/></text:p>
          </table:table-cell>
          <table:table-cell office:value-type="float" office:value="14.87">
            <text:p>14,87</text:p>
          </table:table-cell>
          <table:table-cell/>
          <table:table-cell table:style-name="ce1" table:formula="of:=MAXA([.Q22];[.K22];[.E22];[M5.E22];[M5.K22];[M5.Q22];[M2.E22];[M2.K22];[M2.Q22])" office:value-type="float" office:value="5452216.00000001">
            <text:p>5452216,00000001</text:p>
          </table:table-cell>
          <table:table-cell table:style-name="ce1" table:formula="of:=[.W22]-1" office:value-type="float" office:value="5452215.00000001">
            <text:p>5452215,00000001</text:p>
          </table:table-cell>
          <table:table-cell table:formula="of:=AND([.E22]&gt;[.X22];[.E22]&gt;0;NOT([.E22]=&quot;infeasible&quot;))" office:value-type="boolean" office:boolean-value="false">
            <text:p>FAUX</text:p>
          </table:table-cell>
          <table:table-cell table:formula="of:=AND([.K22]&gt;[.X22];[.K22]&gt;0;NOT([.K22]=&quot;infeasible&quot;))" office:value-type="boolean" office:boolean-value="false">
            <text:p>FAUX</text:p>
          </table:table-cell>
          <table:table-cell table:formula="of:=AND([.Q22]&gt;[.X22];[.Q22]&gt;0;NOT([.Q22]=&quot;infeasible&quot;))" office:value-type="boolean" office:boolean-value="false">
            <text:p>FAUX</text:p>
          </table:table-cell>
          <table:table-cell table:formula="of:=[.E22]+([.H22]*[.E22])&lt;[.X22]" office:value-type="boolean" office:boolean-value="true">
            <text:p>VRAI</text:p>
          </table:table-cell>
          <table:table-cell table:style-name="ce1" table:formula="of:=[.K22]+([.N22]*[.K22])&lt;[.X22]" office:value-type="boolean" office:boolean-value="true">
            <text:p>VRAI</text:p>
          </table:table-cell>
          <table:table-cell table:style-name="ce1" table:formula="of:=[.Q22]+([.Q22]*[.T22])&lt;[.X2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396008.00000001">
            <text:p>5396008,00000001</text:p>
          </table:table-cell>
          <table:table-cell office:value-type="float" office:value="7717360">
            <text:p>7717360</text:p>
          </table:table-cell>
          <table:table-cell office:value-type="float" office:value="21392">
            <text:p>21392</text:p>
          </table:table-cell>
          <table:table-cell office:value-type="string">
            <text:p><text:s/></text:p>
          </table:table-cell>
          <table:table-cell office:value-type="float" office:value="12.66">
            <text:p>12,66</text:p>
          </table:table-cell>
          <table:table-cell/>
          <table:table-cell office:value-type="float" office:value="5396008">
            <text:p>5396008</text:p>
          </table:table-cell>
          <table:table-cell office:value-type="float" office:value="7717360">
            <text:p>7717360</text:p>
          </table:table-cell>
          <table:table-cell office:value-type="float" office:value="21392">
            <text:p>21392</text:p>
          </table:table-cell>
          <table:table-cell office:value-type="string">
            <text:p><text:s/></text:p>
          </table:table-cell>
          <table:table-cell office:value-type="float" office:value="12.02">
            <text:p>12,02</text:p>
          </table:table-cell>
          <table:table-cell/>
          <table:table-cell office:value-type="float" office:value="5396008">
            <text:p>5396008</text:p>
          </table:table-cell>
          <table:table-cell office:value-type="float" office:value="7717360">
            <text:p>7717360</text:p>
          </table:table-cell>
          <table:table-cell office:value-type="float" office:value="80034">
            <text:p>80034</text:p>
          </table:table-cell>
          <table:table-cell office:value-type="string">
            <text:p><text:s/></text:p>
          </table:table-cell>
          <table:table-cell office:value-type="float" office:value="28.15">
            <text:p>28,15</text:p>
          </table:table-cell>
          <table:table-cell/>
          <table:table-cell table:style-name="ce1" table:formula="of:=MAXA([.Q23];[.K23];[.E23];[M5.E23];[M5.K23];[M5.Q23];[M2.E23];[M2.K23];[M2.Q23])" office:value-type="float" office:value="5577108.00000001">
            <text:p>5577108,00000001</text:p>
          </table:table-cell>
          <table:table-cell table:style-name="ce1" table:formula="of:=[.W23]-1" office:value-type="float" office:value="5577107.00000001">
            <text:p>5577107,00000001</text:p>
          </table:table-cell>
          <table:table-cell table:formula="of:=AND([.E23]&gt;[.X23];[.E23]&gt;0;NOT([.E23]=&quot;infeasible&quot;))" office:value-type="boolean" office:boolean-value="false">
            <text:p>FAUX</text:p>
          </table:table-cell>
          <table:table-cell table:formula="of:=AND([.K23]&gt;[.X23];[.K23]&gt;0;NOT([.K23]=&quot;infeasible&quot;))" office:value-type="boolean" office:boolean-value="false">
            <text:p>FAUX</text:p>
          </table:table-cell>
          <table:table-cell table:formula="of:=AND([.Q23]&gt;[.X23];[.Q23]&gt;0;NOT([.Q23]=&quot;infeasible&quot;))" office:value-type="boolean" office:boolean-value="false">
            <text:p>FAUX</text:p>
          </table:table-cell>
          <table:table-cell table:formula="of:=[.E23]+([.H23]*[.E23])&lt;[.X23]" office:value-type="boolean" office:boolean-value="true">
            <text:p>VRAI</text:p>
          </table:table-cell>
          <table:table-cell table:style-name="ce1" table:formula="of:=[.K23]+([.N23]*[.K23])&lt;[.X23]" office:value-type="boolean" office:boolean-value="true">
            <text:p>VRAI</text:p>
          </table:table-cell>
          <table:table-cell table:style-name="ce1" table:formula="of:=[.Q23]+([.Q23]*[.T23])&lt;[.X2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2628250.0000003">
            <text:p>12628250,0000003</text:p>
          </table:table-cell>
          <table:table-cell office:value-type="float" office:value="17804100">
            <text:p>17804100</text:p>
          </table:table-cell>
          <table:table-cell office:value-type="float" office:value="375850">
            <text:p>375850</text:p>
          </table:table-cell>
          <table:table-cell office:value-type="string">
            <text:p><text:s/></text:p>
          </table:table-cell>
          <table:table-cell office:value-type="float" office:value="1458.73">
            <text:p>1458,73</text:p>
          </table:table-cell>
          <table:table-cell/>
          <table:table-cell office:value-type="float" office:value="12628040.0000002">
            <text:p>12628040,0000002</text:p>
          </table:table-cell>
          <table:table-cell office:value-type="float" office:value="17804100">
            <text:p>17804100</text:p>
          </table:table-cell>
          <table:table-cell office:value-type="float" office:value="376060">
            <text:p>376060</text:p>
          </table:table-cell>
          <table:table-cell office:value-type="float" office:value="0.19">
            <text:p>0,19</text:p>
          </table:table-cell>
          <table:table-cell office:value-type="float" office:value="3600.31">
            <text:p>3600,31</text:p>
          </table:table-cell>
          <table:table-cell/>
          <table:table-cell office:value-type="float" office:value="12628040.0000001">
            <text:p>12628040,0000001</text:p>
          </table:table-cell>
          <table:table-cell office:value-type="float" office:value="17804100">
            <text:p>17804100</text:p>
          </table:table-cell>
          <table:table-cell office:value-type="float" office:value="21392">
            <text:p>21392</text:p>
          </table:table-cell>
          <table:table-cell office:value-type="float" office:value="0.08">
            <text:p>0,08</text:p>
          </table:table-cell>
          <table:table-cell office:value-type="float" office:value="3600.12">
            <text:p>3600,12</text:p>
          </table:table-cell>
          <table:table-cell/>
          <table:table-cell table:style-name="ce1" table:formula="of:=MAXA([.Q24];[.K24];[.E24];[M5.E24];[M5.K24];[M5.Q24];[M2.E24];[M2.K24];[M2.Q24])" office:value-type="float" office:value="13558402.0000003">
            <text:p>13558402,0000003</text:p>
          </table:table-cell>
          <table:table-cell table:style-name="ce1" table:formula="of:=[.W24]-1" office:value-type="float" office:value="13558401.0000003">
            <text:p>13558401,0000003</text:p>
          </table:table-cell>
          <table:table-cell table:formula="of:=AND([.E24]&gt;[.X24];[.E24]&gt;0;NOT([.E24]=&quot;infeasible&quot;))" office:value-type="boolean" office:boolean-value="false">
            <text:p>FAUX</text:p>
          </table:table-cell>
          <table:table-cell table:formula="of:=AND([.K24]&gt;[.X24];[.K24]&gt;0;NOT([.K24]=&quot;infeasible&quot;))" office:value-type="boolean" office:boolean-value="false">
            <text:p>FAUX</text:p>
          </table:table-cell>
          <table:table-cell table:formula="of:=AND([.Q24]&gt;[.X24];[.Q24]&gt;0;NOT([.Q24]=&quot;infeasible&quot;))" office:value-type="boolean" office:boolean-value="false">
            <text:p>FAUX</text:p>
          </table:table-cell>
          <table:table-cell table:formula="of:=[.E24]+([.H24]*[.E24])&lt;[.X24]" office:value-type="boolean" office:boolean-value="true">
            <text:p>VRAI</text:p>
          </table:table-cell>
          <table:table-cell table:style-name="ce1" table:formula="of:=[.K24]+([.N24]*[.K24])&lt;[.X24]" office:value-type="boolean" office:boolean-value="false">
            <text:p>FAUX</text:p>
          </table:table-cell>
          <table:table-cell table:style-name="ce1" table:formula="of:=[.Q24]+([.Q24]*[.T24])&lt;[.X2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5805014">
            <text:p>15805014</text:p>
          </table:table-cell>
          <table:table-cell office:value-type="float" office:value="22954680">
            <text:p>22954680</text:p>
          </table:table-cell>
          <table:table-cell office:value-type="float" office:value="399686">
            <text:p>399686</text:p>
          </table:table-cell>
          <table:table-cell office:value-type="string">
            <text:p><text:s/></text:p>
          </table:table-cell>
          <table:table-cell office:value-type="float" office:value="1342.67">
            <text:p>1342,67</text:p>
          </table:table-cell>
          <table:table-cell/>
          <table:table-cell office:value-type="float" office:value="15804800.0000002">
            <text:p>15804800,0000002</text:p>
          </table:table-cell>
          <table:table-cell office:value-type="float" office:value="22954680">
            <text:p>22954680</text:p>
          </table:table-cell>
          <table:table-cell office:value-type="float" office:value="399900">
            <text:p>399900</text:p>
          </table:table-cell>
          <table:table-cell office:value-type="string">
            <text:p><text:s/></text:p>
          </table:table-cell>
          <table:table-cell office:value-type="float" office:value="2461.94">
            <text:p>2461,94</text:p>
          </table:table-cell>
          <table:table-cell/>
          <table:table-cell office:value-type="float" office:value="15805014">
            <text:p>15805014</text:p>
          </table:table-cell>
          <table:table-cell office:value-type="float" office:value="22954700">
            <text:p>22954700</text:p>
          </table:table-cell>
          <table:table-cell office:value-type="float" office:value="376060">
            <text:p>376060</text:p>
          </table:table-cell>
          <table:table-cell office:value-type="float" office:value="0.09">
            <text:p>0,09</text:p>
          </table:table-cell>
          <table:table-cell office:value-type="float" office:value="3600.23">
            <text:p>3600,23</text:p>
          </table:table-cell>
          <table:table-cell/>
          <table:table-cell table:style-name="ce1" table:formula="of:=MAXA([.Q25];[.K25];[.E25];[M5.E25];[M5.K25];[M5.Q25];[M2.E25];[M2.K25];[M2.Q25])" office:value-type="float" office:value="16315532.0000001">
            <text:p>16315532,0000001</text:p>
          </table:table-cell>
          <table:table-cell table:style-name="ce1" table:formula="of:=[.W25]-1" office:value-type="float" office:value="16315531.0000001">
            <text:p>16315531,0000001</text:p>
          </table:table-cell>
          <table:table-cell table:formula="of:=AND([.E25]&gt;[.X25];[.E25]&gt;0;NOT([.E25]=&quot;infeasible&quot;))" office:value-type="boolean" office:boolean-value="false">
            <text:p>FAUX</text:p>
          </table:table-cell>
          <table:table-cell table:formula="of:=AND([.K25]&gt;[.X25];[.K25]&gt;0;NOT([.K25]=&quot;infeasible&quot;))" office:value-type="boolean" office:boolean-value="false">
            <text:p>FAUX</text:p>
          </table:table-cell>
          <table:table-cell table:formula="of:=AND([.Q25]&gt;[.X25];[.Q25]&gt;0;NOT([.Q25]=&quot;infeasible&quot;))" office:value-type="boolean" office:boolean-value="false">
            <text:p>FAUX</text:p>
          </table:table-cell>
          <table:table-cell table:formula="of:=[.E25]+([.H25]*[.E25])&lt;[.X25]" office:value-type="boolean" office:boolean-value="true">
            <text:p>VRAI</text:p>
          </table:table-cell>
          <table:table-cell table:style-name="ce1" table:formula="of:=[.K25]+([.N25]*[.K25])&lt;[.X25]" office:value-type="boolean" office:boolean-value="true">
            <text:p>VRAI</text:p>
          </table:table-cell>
          <table:table-cell table:style-name="ce1" table:formula="of:=[.Q25]+([.Q25]*[.T25])&lt;[.X2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9942122">
            <text:p>9942122</text:p>
          </table:table-cell>
          <table:table-cell office:value-type="float" office:value="14837250">
            <text:p>14837250</text:p>
          </table:table-cell>
          <table:table-cell office:value-type="float" office:value="315128">
            <text:p>315128</text:p>
          </table:table-cell>
          <table:table-cell office:value-type="string">
            <text:p><text:s/></text:p>
          </table:table-cell>
          <table:table-cell office:value-type="float" office:value="643.26">
            <text:p>643,26</text:p>
          </table:table-cell>
          <table:table-cell/>
          <table:table-cell office:value-type="float" office:value="9942122.00000001">
            <text:p>9942122,00000001</text:p>
          </table:table-cell>
          <table:table-cell office:value-type="float" office:value="14837250">
            <text:p>14837250</text:p>
          </table:table-cell>
          <table:table-cell office:value-type="float" office:value="315128">
            <text:p>315128</text:p>
          </table:table-cell>
          <table:table-cell office:value-type="string">
            <text:p><text:s/></text:p>
          </table:table-cell>
          <table:table-cell office:value-type="float" office:value="550.08">
            <text:p>550,08</text:p>
          </table:table-cell>
          <table:table-cell/>
          <table:table-cell office:value-type="float" office:value="9942122.00000001">
            <text:p>9942122,00000001</text:p>
          </table:table-cell>
          <table:table-cell office:value-type="float" office:value="14837250">
            <text:p>14837250</text:p>
          </table:table-cell>
          <table:table-cell office:value-type="float" office:value="399686">
            <text:p>399686</text:p>
          </table:table-cell>
          <table:table-cell office:value-type="string">
            <text:p><text:s/></text:p>
          </table:table-cell>
          <table:table-cell office:value-type="float" office:value="2049.02">
            <text:p>2049,02</text:p>
          </table:table-cell>
          <table:table-cell/>
          <table:table-cell table:style-name="ce1" table:formula="of:=MAXA([.Q26];[.K26];[.E26];[M5.E26];[M5.K26];[M5.Q26];[M2.E26];[M2.K26];[M2.Q26])" office:value-type="float" office:value="10027122">
            <text:p>10027122</text:p>
          </table:table-cell>
          <table:table-cell table:style-name="ce1" table:formula="of:=[.W26]-1" office:value-type="float" office:value="10027121">
            <text:p>10027121</text:p>
          </table:table-cell>
          <table:table-cell table:formula="of:=AND([.E26]&gt;[.X26];[.E26]&gt;0;NOT([.E26]=&quot;infeasible&quot;))" office:value-type="boolean" office:boolean-value="false">
            <text:p>FAUX</text:p>
          </table:table-cell>
          <table:table-cell table:formula="of:=AND([.K26]&gt;[.X26];[.K26]&gt;0;NOT([.K26]=&quot;infeasible&quot;))" office:value-type="boolean" office:boolean-value="false">
            <text:p>FAUX</text:p>
          </table:table-cell>
          <table:table-cell table:formula="of:=AND([.Q26]&gt;[.X26];[.Q26]&gt;0;NOT([.Q26]=&quot;infeasible&quot;))" office:value-type="boolean" office:boolean-value="false">
            <text:p>FAUX</text:p>
          </table:table-cell>
          <table:table-cell table:formula="of:=[.E26]+([.H26]*[.E26])&lt;[.X26]" office:value-type="boolean" office:boolean-value="true">
            <text:p>VRAI</text:p>
          </table:table-cell>
          <table:table-cell table:style-name="ce1" table:formula="of:=[.K26]+([.N26]*[.K26])&lt;[.X26]" office:value-type="boolean" office:boolean-value="true">
            <text:p>VRAI</text:p>
          </table:table-cell>
          <table:table-cell table:style-name="ce1" table:formula="of:=[.Q26]+([.Q26]*[.T26])&lt;[.X2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0242534.0000001">
            <text:p>20242534,0000001</text:p>
          </table:table-cell>
          <table:table-cell office:value-type="float" office:value="30951910">
            <text:p>30951910</text:p>
          </table:table-cell>
          <table:table-cell office:value-type="float" office:value="1369366">
            <text:p>1369366</text:p>
          </table:table-cell>
          <table:table-cell office:value-type="float" office:value="0.38">
            <text:p>0,38</text:p>
          </table:table-cell>
          <table:table-cell office:value-type="float" office:value="3604.71">
            <text:p>3604,71</text:p>
          </table:table-cell>
          <table:table-cell/>
          <table:table-cell office:value-type="float" office:value="20155270">
            <text:p>20155270</text:p>
          </table:table-cell>
          <table:table-cell office:value-type="float" office:value="31077500">
            <text:p>31077500</text:p>
          </table:table-cell>
          <table:table-cell office:value-type="float" office:value="1502230">
            <text:p>1502230</text:p>
          </table:table-cell>
          <table:table-cell office:value-type="float" office:value="1.44">
            <text:p>1,44</text:p>
          </table:table-cell>
          <table:table-cell office:value-type="float" office:value="3603.3">
            <text:p>3603,3</text:p>
          </table:table-cell>
          <table:table-cell/>
          <table:table-cell office:value-type="float" office:value="17180526">
            <text:p>17180526</text:p>
          </table:table-cell>
          <table:table-cell office:value-type="float" office:value="28329900">
            <text:p>28329900</text:p>
          </table:table-cell>
          <table:table-cell office:value-type="float" office:value="315128">
            <text:p>315128</text:p>
          </table:table-cell>
          <table:table-cell office:value-type="float" office:value="18.88">
            <text:p>18,88</text:p>
          </table:table-cell>
          <table:table-cell office:value-type="float" office:value="3604.57">
            <text:p>3604,57</text:p>
          </table:table-cell>
          <table:table-cell/>
          <table:table-cell table:style-name="ce1" table:formula="of:=MAXA([.Q27];[.K27];[.E27];[M5.E27];[M5.K27];[M5.Q27];[M2.E27];[M2.K27];[M2.Q27])" office:value-type="float" office:value="20655624.0000001">
            <text:p>20655624,0000001</text:p>
          </table:table-cell>
          <table:table-cell table:style-name="ce1" table:formula="of:=[.W27]-1" office:value-type="float" office:value="20655623.0000001">
            <text:p>20655623,0000001</text:p>
          </table:table-cell>
          <table:table-cell table:formula="of:=AND([.E27]&gt;[.X27];[.E27]&gt;0;NOT([.E27]=&quot;infeasible&quot;))" office:value-type="boolean" office:boolean-value="false">
            <text:p>FAUX</text:p>
          </table:table-cell>
          <table:table-cell table:formula="of:=AND([.K27]&gt;[.X27];[.K27]&gt;0;NOT([.K27]=&quot;infeasible&quot;))" office:value-type="boolean" office:boolean-value="false">
            <text:p>FAUX</text:p>
          </table:table-cell>
          <table:table-cell table:formula="of:=AND([.Q27]&gt;[.X27];[.Q27]&gt;0;NOT([.Q27]=&quot;infeasible&quot;))" office:value-type="boolean" office:boolean-value="false">
            <text:p>FAUX</text:p>
          </table:table-cell>
          <table:table-cell table:formula="of:=[.E27]+([.H27]*[.E27])&lt;[.X27]" office:value-type="boolean" office:boolean-value="false">
            <text:p>FAUX</text:p>
          </table:table-cell>
          <table:table-cell table:style-name="ce1" table:formula="of:=[.K27]+([.N27]*[.K27])&lt;[.X27]" office:value-type="boolean" office:boolean-value="false">
            <text:p>FAUX</text:p>
          </table:table-cell>
          <table:table-cell table:style-name="ce1" table:formula="of:=[.Q27]+([.Q27]*[.T27])&lt;[.X2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9970277.3333333">
            <text:p>19970277,3333333</text:p>
          </table:table-cell>
          <table:table-cell office:value-type="float" office:value="30677110">
            <text:p>30677110</text:p>
          </table:table-cell>
          <table:table-cell office:value-type="float" office:value="1606856">
            <text:p>1606856</text:p>
          </table:table-cell>
          <table:table-cell office:value-type="float" office:value="1.06">
            <text:p>1,06</text:p>
          </table:table-cell>
          <table:table-cell office:value-type="float" office:value="3607.22">
            <text:p>3607,22</text:p>
          </table:table-cell>
          <table:table-cell/>
          <table:table-cell office:value-type="float" office:value="19892121.3333333">
            <text:p>19892121,3333333</text:p>
          </table:table-cell>
          <table:table-cell office:value-type="float" office:value="30503610">
            <text:p>30503610</text:p>
          </table:table-cell>
          <table:table-cell office:value-type="float" office:value="1541512">
            <text:p>1541512</text:p>
          </table:table-cell>
          <table:table-cell office:value-type="float" office:value="1.47">
            <text:p>1,47</text:p>
          </table:table-cell>
          <table:table-cell office:value-type="float" office:value="3607.31">
            <text:p>3607,31</text:p>
          </table:table-cell>
          <table:table-cell/>
          <table:table-cell office:value-type="float" office:value="17677529.3333334">
            <text:p>17677529,3333334</text:p>
          </table:table-cell>
          <table:table-cell office:value-type="float" office:value="29924210">
            <text:p>29924210</text:p>
          </table:table-cell>
          <table:table-cell office:value-type="float" office:value="3149374">
            <text:p>3149374</text:p>
          </table:table-cell>
          <table:table-cell office:value-type="float" office:value="14.48">
            <text:p>14,48</text:p>
          </table:table-cell>
          <table:table-cell office:value-type="float" office:value="3600.27">
            <text:p>3600,27</text:p>
          </table:table-cell>
          <table:table-cell/>
          <table:table-cell table:style-name="ce1" table:formula="of:=MAXA([.Q28];[.K28];[.E28];[M5.E28];[M5.K28];[M5.Q28];[M2.E28];[M2.K28];[M2.Q28])" office:value-type="float" office:value="19970277.3333333">
            <text:p>19970277,3333333</text:p>
          </table:table-cell>
          <table:table-cell table:style-name="ce1" table:formula="of:=[.W28]-1" office:value-type="float" office:value="19970276.3333333">
            <text:p>19970276,3333333</text:p>
          </table:table-cell>
          <table:table-cell table:formula="of:=AND([.E28]&gt;[.X28];[.E28]&gt;0;NOT([.E28]=&quot;infeasible&quot;))" office:value-type="boolean" office:boolean-value="true">
            <text:p>VRAI</text:p>
          </table:table-cell>
          <table:table-cell table:formula="of:=AND([.K28]&gt;[.X28];[.K28]&gt;0;NOT([.K28]=&quot;infeasible&quot;))" office:value-type="boolean" office:boolean-value="false">
            <text:p>FAUX</text:p>
          </table:table-cell>
          <table:table-cell table:formula="of:=AND([.Q28]&gt;[.X28];[.Q28]&gt;0;NOT([.Q28]=&quot;infeasible&quot;))" office:value-type="boolean" office:boolean-value="false">
            <text:p>FAUX</text:p>
          </table:table-cell>
          <table:table-cell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false">
            <text:p>FAUX</text:p>
          </table:table-cell>
          <table:table-cell table:style-name="ce1" table:formula="of:=[.Q28]+([.Q28]*[.T28])&lt;[.X2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3436704">
            <text:p>3436704</text:p>
          </table:table-cell>
          <table:table-cell/>
          <table:table-cell table:number-columns-repeated="2"/>
          <table:table-cell table:style-name="ce1" table:formula="of:=MAXA([.Q29];[.K29];[.E29];[M5.E29];[M5.K29];[M5.Q29];[M2.E29];[M2.K29];[M2.Q29])" office:value-type="float" office:value="28834102">
            <text:p>28834102</text:p>
          </table:table-cell>
          <table:table-cell table:style-name="ce1" table:formula="of:=[.W29]-1" office:value-type="float" office:value="28834101">
            <text:p>28834101</text:p>
          </table:table-cell>
          <table:table-cell table:formula="of:=AND([.E29]&gt;[.X29];[.E29]&gt;0;NOT([.E29]=&quot;infeasible&quot;))" office:value-type="boolean" office:boolean-value="false">
            <text:p>FAUX</text:p>
          </table:table-cell>
          <table:table-cell table:formula="of:=AND([.K29]&gt;[.X29];[.K29]&gt;0;NOT([.K29]=&quot;infeasible&quot;))" office:value-type="boolean" office:boolean-value="false">
            <text:p>FAUX</text:p>
          </table:table-cell>
          <table:table-cell table:formula="of:=AND([.Q29]&gt;[.X29];[.Q29]&gt;0;NOT([.Q29]=&quot;infeasible&quot;))" office:value-type="boolean" office:boolean-value="false">
            <text:p>FAUX</text:p>
          </table:table-cell>
          <table:table-cell table:formula="of:=[.E29]+([.H29]*[.E29])&lt;[.X29]" office:value-type="boolean" office:boolean-value="true">
            <text:p>VRAI</text:p>
          </table:table-cell>
          <table:table-cell table:style-name="ce1" table:formula="of:=[.K29]+([.N29]*[.K29])&lt;[.X29]" office:value-type="boolean" office:boolean-value="true">
            <text:p>VRAI</text:p>
          </table:table-cell>
          <table:table-cell table:style-name="ce1" table:formula="of:=[.Q29]+([.Q29]*[.T29])&lt;[.X2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096660">
            <text:p>8096660</text:p>
          </table:table-cell>
          <table:table-cell office:value-type="float" office:value="12099800">
            <text:p>12099800</text:p>
          </table:table-cell>
          <table:table-cell office:value-type="float" office:value="633140">
            <text:p>633140</text:p>
          </table:table-cell>
          <table:table-cell office:value-type="string">
            <text:p><text:s/></text:p>
          </table:table-cell>
          <table:table-cell office:value-type="float" office:value="20.6">
            <text:p>20,6</text:p>
          </table:table-cell>
          <table:table-cell/>
          <table:table-cell office:value-type="float" office:value="8096660">
            <text:p>8096660</text:p>
          </table:table-cell>
          <table:table-cell office:value-type="float" office:value="12099800">
            <text:p>12099800</text:p>
          </table:table-cell>
          <table:table-cell office:value-type="float" office:value="633140">
            <text:p>633140</text:p>
          </table:table-cell>
          <table:table-cell office:value-type="string">
            <text:p><text:s/></text:p>
          </table:table-cell>
          <table:table-cell office:value-type="float" office:value="15.69">
            <text:p>15,69</text:p>
          </table:table-cell>
          <table:table-cell/>
          <table:table-cell office:value-type="float" office:value="8096660">
            <text:p>8096660</text:p>
          </table:table-cell>
          <table:table-cell office:value-type="float" office:value="12099800">
            <text:p>12099800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office:value-type="float" office:value="48.96">
            <text:p>48,96</text:p>
          </table:table-cell>
          <table:table-cell/>
          <table:table-cell table:style-name="ce1" table:formula="of:=MAXA([.Q30];[.K30];[.E30];[M5.E30];[M5.K30];[M5.Q30];[M2.E30];[M2.K30];[M2.Q30])" office:value-type="float" office:value="9059128">
            <text:p>9059128</text:p>
          </table:table-cell>
          <table:table-cell table:style-name="ce1" table:formula="of:=[.W30]-1" office:value-type="float" office:value="9059127">
            <text:p>9059127</text:p>
          </table:table-cell>
          <table:table-cell table:formula="of:=AND([.E30]&gt;[.X30];[.E30]&gt;0;NOT([.E30]=&quot;infeasible&quot;))" office:value-type="boolean" office:boolean-value="false">
            <text:p>FAUX</text:p>
          </table:table-cell>
          <table:table-cell table:formula="of:=AND([.K30]&gt;[.X30];[.K30]&gt;0;NOT([.K30]=&quot;infeasible&quot;))" office:value-type="boolean" office:boolean-value="false">
            <text:p>FAUX</text:p>
          </table:table-cell>
          <table:table-cell table:formula="of:=AND([.Q30]&gt;[.X30];[.Q30]&gt;0;NOT([.Q30]=&quot;infeasible&quot;))" office:value-type="boolean" office:boolean-value="false">
            <text:p>FAUX</text:p>
          </table:table-cell>
          <table:table-cell table:formula="of:=[.E30]+([.H30]*[.E30])&lt;[.X30]" office:value-type="boolean" office:boolean-value="true">
            <text:p>VRAI</text:p>
          </table:table-cell>
          <table:table-cell table:style-name="ce1" table:formula="of:=[.K30]+([.N30]*[.K30])&lt;[.X30]" office:value-type="boolean" office:boolean-value="true">
            <text:p>VRAI</text:p>
          </table:table-cell>
          <table:table-cell table:style-name="ce1" table:formula="of:=[.Q30]+([.Q30]*[.T30])&lt;[.X3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898716.00000001">
            <text:p>7898716,00000001</text:p>
          </table:table-cell>
          <table:table-cell office:value-type="float" office:value="14372360">
            <text:p>14372360</text:p>
          </table:table-cell>
          <table:table-cell office:value-type="float" office:value="1813684">
            <text:p>1813684</text:p>
          </table:table-cell>
          <table:table-cell office:value-type="string">
            <text:p><text:s/></text:p>
          </table:table-cell>
          <table:table-cell office:value-type="float" office:value="192.92">
            <text:p>192,92</text:p>
          </table:table-cell>
          <table:table-cell/>
          <table:table-cell office:value-type="float" office:value="7898715.99999999">
            <text:p>7898715,99999999</text:p>
          </table:table-cell>
          <table:table-cell office:value-type="float" office:value="14372360">
            <text:p>14372360</text:p>
          </table:table-cell>
          <table:table-cell office:value-type="float" office:value="1813684">
            <text:p>1813684</text:p>
          </table:table-cell>
          <table:table-cell office:value-type="string">
            <text:p><text:s/></text:p>
          </table:table-cell>
          <table:table-cell office:value-type="float" office:value="307.26">
            <text:p>307,26</text:p>
          </table:table-cell>
          <table:table-cell/>
          <table:table-cell office:value-type="float" office:value="7898716.00000001">
            <text:p>7898716,00000001</text:p>
          </table:table-cell>
          <table:table-cell office:value-type="float" office:value="14372360">
            <text:p>14372360</text:p>
          </table:table-cell>
          <table:table-cell office:value-type="float" office:value="633140">
            <text:p>633140</text:p>
          </table:table-cell>
          <table:table-cell office:value-type="string">
            <text:p><text:s/></text:p>
          </table:table-cell>
          <table:table-cell office:value-type="float" office:value="503.73">
            <text:p>503,73</text:p>
          </table:table-cell>
          <table:table-cell/>
          <table:table-cell table:style-name="ce1" table:formula="of:=MAXA([.Q31];[.K31];[.E31];[M5.E31];[M5.K31];[M5.Q31];[M2.E31];[M2.K31];[M2.Q31])" office:value-type="float" office:value="8293878.85714287">
            <text:p>8293878,85714287</text:p>
          </table:table-cell>
          <table:table-cell table:style-name="ce1" table:formula="of:=[.W31]-1" office:value-type="float" office:value="8293877.85714287">
            <text:p>8293877,85714287</text:p>
          </table:table-cell>
          <table:table-cell table:formula="of:=AND([.E31]&gt;[.X31];[.E31]&gt;0;NOT([.E31]=&quot;infeasible&quot;))" office:value-type="boolean" office:boolean-value="false">
            <text:p>FAUX</text:p>
          </table:table-cell>
          <table:table-cell table:formula="of:=AND([.K31]&gt;[.X31];[.K31]&gt;0;NOT([.K31]=&quot;infeasible&quot;))" office:value-type="boolean" office:boolean-value="false">
            <text:p>FAUX</text:p>
          </table:table-cell>
          <table:table-cell table:formula="of:=AND([.Q31]&gt;[.X31];[.Q31]&gt;0;NOT([.Q31]=&quot;infeasible&quot;))" office:value-type="boolean" office:boolean-value="false">
            <text:p>FAUX</text:p>
          </table:table-cell>
          <table:table-cell table:formula="of:=[.E31]+([.H31]*[.E31])&lt;[.X31]" office:value-type="boolean" office:boolean-value="true">
            <text:p>VRAI</text:p>
          </table:table-cell>
          <table:table-cell table:style-name="ce1" table:formula="of:=[.K31]+([.N31]*[.K31])&lt;[.X31]" office:value-type="boolean" office:boolean-value="true">
            <text:p>VRAI</text:p>
          </table:table-cell>
          <table:table-cell table:style-name="ce1" table:formula="of:=[.Q31]+([.Q31]*[.T31])&lt;[.X3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150378">
            <text:p>8150378</text:p>
          </table:table-cell>
          <table:table-cell office:value-type="float" office:value="10888880">
            <text:p>10888880</text:p>
          </table:table-cell>
          <table:table-cell office:value-type="float" office:value="118502">
            <text:p>118502</text:p>
          </table:table-cell>
          <table:table-cell office:value-type="string">
            <text:p><text:s/></text:p>
          </table:table-cell>
          <table:table-cell office:value-type="float" office:value="7.97">
            <text:p>7,97</text:p>
          </table:table-cell>
          <table:table-cell/>
          <table:table-cell office:value-type="float" office:value="8150378">
            <text:p>8150378</text:p>
          </table:table-cell>
          <table:table-cell office:value-type="float" office:value="10888880">
            <text:p>10888880</text:p>
          </table:table-cell>
          <table:table-cell office:value-type="float" office:value="118502">
            <text:p>118502</text:p>
          </table:table-cell>
          <table:table-cell office:value-type="string">
            <text:p><text:s/></text:p>
          </table:table-cell>
          <table:table-cell office:value-type="float" office:value="7.87">
            <text:p>7,87</text:p>
          </table:table-cell>
          <table:table-cell/>
          <table:table-cell office:value-type="float" office:value="8150378">
            <text:p>8150378</text:p>
          </table:table-cell>
          <table:table-cell office:value-type="float" office:value="10888880">
            <text:p>10888880</text:p>
          </table:table-cell>
          <table:table-cell office:value-type="float" office:value="1813684">
            <text:p>1813684</text:p>
          </table:table-cell>
          <table:table-cell office:value-type="string">
            <text:p><text:s/></text:p>
          </table:table-cell>
          <table:table-cell office:value-type="float" office:value="7.81">
            <text:p>7,81</text:p>
          </table:table-cell>
          <table:table-cell/>
          <table:table-cell table:style-name="ce1" table:formula="of:=MAXA([.Q32];[.K32];[.E32];[M5.E32];[M5.K32];[M5.Q32];[M2.E32];[M2.K32];[M2.Q32])" office:value-type="float" office:value="9912946">
            <text:p>9912946</text:p>
          </table:table-cell>
          <table:table-cell table:style-name="ce1" table:formula="of:=[.W32]-1" office:value-type="float" office:value="9912945">
            <text:p>9912945</text:p>
          </table:table-cell>
          <table:table-cell table:formula="of:=AND([.E32]&gt;[.X32];[.E32]&gt;0;NOT([.E32]=&quot;infeasible&quot;))" office:value-type="boolean" office:boolean-value="false">
            <text:p>FAUX</text:p>
          </table:table-cell>
          <table:table-cell table:formula="of:=AND([.K32]&gt;[.X32];[.K32]&gt;0;NOT([.K32]=&quot;infeasible&quot;))" office:value-type="boolean" office:boolean-value="false">
            <text:p>FAUX</text:p>
          </table:table-cell>
          <table:table-cell table:formula="of:=AND([.Q32]&gt;[.X32];[.Q32]&gt;0;NOT([.Q32]=&quot;infeasible&quot;))" office:value-type="boolean" office:boolean-value="false">
            <text:p>FAUX</text:p>
          </table:table-cell>
          <table:table-cell table:formula="of:=[.E32]+([.H32]*[.E32])&lt;[.X32]" office:value-type="boolean" office:boolean-value="true">
            <text:p>VRAI</text:p>
          </table:table-cell>
          <table:table-cell table:style-name="ce1" table:formula="of:=[.K32]+([.N32]*[.K32])&lt;[.X32]" office:value-type="boolean" office:boolean-value="true">
            <text:p>VRAI</text:p>
          </table:table-cell>
          <table:table-cell table:style-name="ce1" table:formula="of:=[.Q32]+([.Q32]*[.T32])&lt;[.X3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2956498">
            <text:p>12956498</text:p>
          </table:table-cell>
          <table:table-cell office:value-type="float" office:value="18674800">
            <text:p>18674800</text:p>
          </table:table-cell>
          <table:table-cell office:value-type="float" office:value="728302">
            <text:p>728302</text:p>
          </table:table-cell>
          <table:table-cell office:value-type="string">
            <text:p><text:s/></text:p>
          </table:table-cell>
          <table:table-cell office:value-type="float" office:value="195.84">
            <text:p>195,84</text:p>
          </table:table-cell>
          <table:table-cell/>
          <table:table-cell office:value-type="float" office:value="12956498">
            <text:p>12956498</text:p>
          </table:table-cell>
          <table:table-cell office:value-type="float" office:value="18674800">
            <text:p>18674800</text:p>
          </table:table-cell>
          <table:table-cell office:value-type="float" office:value="728302">
            <text:p>728302</text:p>
          </table:table-cell>
          <table:table-cell office:value-type="string">
            <text:p><text:s/></text:p>
          </table:table-cell>
          <table:table-cell office:value-type="float" office:value="223.73">
            <text:p>223,73</text:p>
          </table:table-cell>
          <table:table-cell/>
          <table:table-cell office:value-type="float" office:value="12956498">
            <text:p>12956498</text:p>
          </table:table-cell>
          <table:table-cell office:value-type="float" office:value="18674800">
            <text:p>18674800</text:p>
          </table:table-cell>
          <table:table-cell office:value-type="float" office:value="118502">
            <text:p>118502</text:p>
          </table:table-cell>
          <table:table-cell office:value-type="string">
            <text:p><text:s/></text:p>
          </table:table-cell>
          <table:table-cell office:value-type="float" office:value="262.18">
            <text:p>262,18</text:p>
          </table:table-cell>
          <table:table-cell/>
          <table:table-cell table:style-name="ce1" table:formula="of:=MAXA([.Q33];[.K33];[.E33];[M5.E33];[M5.K33];[M5.Q33];[M2.E33];[M2.K33];[M2.Q33])" office:value-type="float" office:value="14202646">
            <text:p>14202646</text:p>
          </table:table-cell>
          <table:table-cell table:style-name="ce1" table:formula="of:=[.W33]-1" office:value-type="float" office:value="14202645">
            <text:p>14202645</text:p>
          </table:table-cell>
          <table:table-cell table:formula="of:=AND([.E33]&gt;[.X33];[.E33]&gt;0;NOT([.E33]=&quot;infeasible&quot;))" office:value-type="boolean" office:boolean-value="false">
            <text:p>FAUX</text:p>
          </table:table-cell>
          <table:table-cell table:formula="of:=AND([.K33]&gt;[.X33];[.K33]&gt;0;NOT([.K33]=&quot;infeasible&quot;))" office:value-type="boolean" office:boolean-value="false">
            <text:p>FAUX</text:p>
          </table:table-cell>
          <table:table-cell table:formula="of:=AND([.Q33]&gt;[.X33];[.Q33]&gt;0;NOT([.Q33]=&quot;infeasible&quot;))" office:value-type="boolean" office:boolean-value="false">
            <text:p>FAUX</text:p>
          </table:table-cell>
          <table:table-cell table:formula="of:=[.E33]+([.H33]*[.E33])&lt;[.X33]" office:value-type="boolean" office:boolean-value="true">
            <text:p>VRAI</text:p>
          </table:table-cell>
          <table:table-cell table:style-name="ce1" table:formula="of:=[.K33]+([.N33]*[.K33])&lt;[.X33]" office:value-type="boolean" office:boolean-value="true">
            <text:p>VRAI</text:p>
          </table:table-cell>
          <table:table-cell table:style-name="ce1" table:formula="of:=[.Q33]+([.Q33]*[.T33])&lt;[.X3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5973044">
            <text:p>15973044</text:p>
          </table:table-cell>
          <table:table-cell office:value-type="float" office:value="24431860">
            <text:p>24431860</text:p>
          </table:table-cell>
          <table:table-cell office:value-type="float" office:value="1838848">
            <text:p>1838848</text:p>
          </table:table-cell>
          <table:table-cell office:value-type="string">
            <text:p><text:s/></text:p>
          </table:table-cell>
          <table:table-cell office:value-type="float" office:value="73.28">
            <text:p>73,28</text:p>
          </table:table-cell>
          <table:table-cell/>
          <table:table-cell office:value-type="float" office:value="16214598">
            <text:p>16214598</text:p>
          </table:table-cell>
          <table:table-cell office:value-type="float" office:value="25761860">
            <text:p>25761860</text:p>
          </table:table-cell>
          <table:table-cell office:value-type="float" office:value="2427296">
            <text:p>2427296</text:p>
          </table:table-cell>
          <table:table-cell office:value-type="string">
            <text:p><text:s/></text:p>
          </table:table-cell>
          <table:table-cell office:value-type="float" office:value="202.85">
            <text:p>202,85</text:p>
          </table:table-cell>
          <table:table-cell/>
          <table:table-cell office:value-type="float" office:value="16214598">
            <text:p>16214598</text:p>
          </table:table-cell>
          <table:table-cell office:value-type="float" office:value="25761780">
            <text:p>25761780</text:p>
          </table:table-cell>
          <table:table-cell office:value-type="float" office:value="728302">
            <text:p>728302</text:p>
          </table:table-cell>
          <table:table-cell office:value-type="string">
            <text:p><text:s/></text:p>
          </table:table-cell>
          <table:table-cell office:value-type="float" office:value="530.24">
            <text:p>530,24</text:p>
          </table:table-cell>
          <table:table-cell/>
          <table:table-cell table:style-name="ce1" table:formula="of:=MAXA([.Q34];[.K34];[.E34];[M5.E34];[M5.K34];[M5.Q34];[M2.E34];[M2.K34];[M2.Q34])" office:value-type="float" office:value="17696182">
            <text:p>17696182</text:p>
          </table:table-cell>
          <table:table-cell table:style-name="ce1" table:formula="of:=[.W34]-1" office:value-type="float" office:value="17696181">
            <text:p>17696181</text:p>
          </table:table-cell>
          <table:table-cell table:formula="of:=AND([.E34]&gt;[.X34];[.E34]&gt;0;NOT([.E34]=&quot;infeasible&quot;))" office:value-type="boolean" office:boolean-value="false">
            <text:p>FAUX</text:p>
          </table:table-cell>
          <table:table-cell table:formula="of:=AND([.K34]&gt;[.X34];[.K34]&gt;0;NOT([.K34]=&quot;infeasible&quot;))" office:value-type="boolean" office:boolean-value="false">
            <text:p>FAUX</text:p>
          </table:table-cell>
          <table:table-cell table:formula="of:=AND([.Q34]&gt;[.X34];[.Q34]&gt;0;NOT([.Q34]=&quot;infeasible&quot;))" office:value-type="boolean" office:boolean-value="false">
            <text:p>FAUX</text:p>
          </table:table-cell>
          <table:table-cell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true">
            <text:p>VRAI</text:p>
          </table:table-cell>
          <table:table-cell table:style-name="ce1" table:formula="of:=[.Q34]+([.Q34]*[.T34])&lt;[.X3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5914020">
            <text:p>15914020</text:p>
          </table:table-cell>
          <table:table-cell office:value-type="float" office:value="21660150">
            <text:p>21660150</text:p>
          </table:table-cell>
          <table:table-cell office:value-type="float" office:value="486130">
            <text:p>486130</text:p>
          </table:table-cell>
          <table:table-cell office:value-type="string">
            <text:p><text:s/></text:p>
          </table:table-cell>
          <table:table-cell office:value-type="float" office:value="27.86">
            <text:p>27,86</text:p>
          </table:table-cell>
          <table:table-cell/>
          <table:table-cell office:value-type="float" office:value="15914020">
            <text:p>15914020</text:p>
          </table:table-cell>
          <table:table-cell office:value-type="float" office:value="21660150">
            <text:p>21660150</text:p>
          </table:table-cell>
          <table:table-cell office:value-type="float" office:value="486130">
            <text:p>486130</text:p>
          </table:table-cell>
          <table:table-cell office:value-type="string">
            <text:p><text:s/></text:p>
          </table:table-cell>
          <table:table-cell office:value-type="float" office:value="24.94">
            <text:p>24,94</text:p>
          </table:table-cell>
          <table:table-cell/>
          <table:table-cell office:value-type="float" office:value="15914020">
            <text:p>15914020</text:p>
          </table:table-cell>
          <table:table-cell office:value-type="float" office:value="21660150">
            <text:p>21660150</text:p>
          </table:table-cell>
          <table:table-cell office:value-type="float" office:value="2427296">
            <text:p>2427296</text:p>
          </table:table-cell>
          <table:table-cell office:value-type="string">
            <text:p><text:s/></text:p>
          </table:table-cell>
          <table:table-cell office:value-type="float" office:value="47.24">
            <text:p>47,24</text:p>
          </table:table-cell>
          <table:table-cell/>
          <table:table-cell table:style-name="ce1" table:formula="of:=MAXA([.Q35];[.K35];[.E35];[M5.E35];[M5.K35];[M5.Q35];[M2.E35];[M2.K35];[M2.Q35])" office:value-type="float" office:value="18322018">
            <text:p>18322018</text:p>
          </table:table-cell>
          <table:table-cell table:style-name="ce1" table:formula="of:=[.W35]-1" office:value-type="float" office:value="18322017">
            <text:p>18322017</text:p>
          </table:table-cell>
          <table:table-cell table:formula="of:=AND([.E35]&gt;[.X35];[.E35]&gt;0;NOT([.E35]=&quot;infeasible&quot;))" office:value-type="boolean" office:boolean-value="false">
            <text:p>FAUX</text:p>
          </table:table-cell>
          <table:table-cell table:formula="of:=AND([.K35]&gt;[.X35];[.K35]&gt;0;NOT([.K35]=&quot;infeasible&quot;))" office:value-type="boolean" office:boolean-value="false">
            <text:p>FAUX</text:p>
          </table:table-cell>
          <table:table-cell table:formula="of:=AND([.Q35]&gt;[.X35];[.Q35]&gt;0;NOT([.Q35]=&quot;infeasible&quot;))" office:value-type="boolean" office:boolean-value="false">
            <text:p>FAUX</text:p>
          </table:table-cell>
          <table:table-cell table:formula="of:=[.E35]+([.H35]*[.E35])&lt;[.X35]" office:value-type="boolean" office:boolean-value="true">
            <text:p>VRAI</text:p>
          </table:table-cell>
          <table:table-cell table:style-name="ce1" table:formula="of:=[.K35]+([.N35]*[.K35])&lt;[.X35]" office:value-type="boolean" office:boolean-value="true">
            <text:p>VRAI</text:p>
          </table:table-cell>
          <table:table-cell table:style-name="ce1" table:formula="of:=[.Q35]+([.Q35]*[.T35])&lt;[.X3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3169274">
            <text:p>23169274</text:p>
          </table:table-cell>
          <table:table-cell office:value-type="float" office:value="30613890">
            <text:p>30613890</text:p>
          </table:table-cell>
          <table:table-cell office:value-type="float" office:value="404626">
            <text:p>404626</text:p>
          </table:table-cell>
          <table:table-cell office:value-type="string">
            <text:p><text:s/></text:p>
          </table:table-cell>
          <table:table-cell office:value-type="float" office:value="84.71">
            <text:p>84,71</text:p>
          </table:table-cell>
          <table:table-cell/>
          <table:table-cell office:value-type="float" office:value="23169274">
            <text:p>23169274</text:p>
          </table:table-cell>
          <table:table-cell office:value-type="float" office:value="30613890">
            <text:p>30613890</text:p>
          </table:table-cell>
          <table:table-cell office:value-type="float" office:value="404626">
            <text:p>404626</text:p>
          </table:table-cell>
          <table:table-cell office:value-type="string">
            <text:p><text:s/></text:p>
          </table:table-cell>
          <table:table-cell office:value-type="float" office:value="80.45">
            <text:p>80,45</text:p>
          </table:table-cell>
          <table:table-cell/>
          <table:table-cell office:value-type="float" office:value="23169274">
            <text:p>23169274</text:p>
          </table:table-cell>
          <table:table-cell office:value-type="float" office:value="30613876">
            <text:p>30613876</text:p>
          </table:table-cell>
          <table:table-cell office:value-type="float" office:value="486130">
            <text:p>486130</text:p>
          </table:table-cell>
          <table:table-cell office:value-type="string">
            <text:p><text:s/></text:p>
          </table:table-cell>
          <table:table-cell office:value-type="float" office:value="111.48">
            <text:p>111,48</text:p>
          </table:table-cell>
          <table:table-cell/>
          <table:table-cell table:style-name="ce1" table:formula="of:=MAXA([.Q36];[.K36];[.E36];[M5.E36];[M5.K36];[M5.Q36];[M2.E36];[M2.K36];[M2.Q36])" office:value-type="float" office:value="24055556">
            <text:p>24055556</text:p>
          </table:table-cell>
          <table:table-cell table:style-name="ce1" table:formula="of:=[.W36]-1" office:value-type="float" office:value="24055555">
            <text:p>24055555</text:p>
          </table:table-cell>
          <table:table-cell table:formula="of:=AND([.E36]&gt;[.X36];[.E36]&gt;0;NOT([.E36]=&quot;infeasible&quot;))" office:value-type="boolean" office:boolean-value="false">
            <text:p>FAUX</text:p>
          </table:table-cell>
          <table:table-cell table:formula="of:=AND([.K36]&gt;[.X36];[.K36]&gt;0;NOT([.K36]=&quot;infeasible&quot;))" office:value-type="boolean" office:boolean-value="false">
            <text:p>FAUX</text:p>
          </table:table-cell>
          <table:table-cell table:formula="of:=AND([.Q36]&gt;[.X36];[.Q36]&gt;0;NOT([.Q36]=&quot;infeasible&quot;))" office:value-type="boolean" office:boolean-value="false">
            <text:p>FAUX</text:p>
          </table:table-cell>
          <table:table-cell table:formula="of:=[.E36]+([.H36]*[.E36])&lt;[.X36]" office:value-type="boolean" office:boolean-value="true">
            <text:p>VRAI</text:p>
          </table:table-cell>
          <table:table-cell table:style-name="ce1" table:formula="of:=[.K36]+([.N36]*[.K36])&lt;[.X36]" office:value-type="boolean" office:boolean-value="true">
            <text:p>VRAI</text:p>
          </table:table-cell>
          <table:table-cell table:style-name="ce1" table:formula="of:=[.Q36]+([.Q36]*[.T36])&lt;[.X3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1445287">
            <text:p>21445287</text:p>
          </table:table-cell>
          <table:table-cell office:value-type="float" office:value="31885025">
            <text:p>31885025</text:p>
          </table:table-cell>
          <table:table-cell office:value-type="float" office:value="1609738">
            <text:p>1609738</text:p>
          </table:table-cell>
          <table:table-cell office:value-type="float" office:value="0.03">
            <text:p>0,03</text:p>
          </table:table-cell>
          <table:table-cell office:value-type="float" office:value="3600.88">
            <text:p>3600,88</text:p>
          </table:table-cell>
          <table:table-cell/>
          <table:table-cell office:value-type="float" office:value="21438172">
            <text:p>21438172</text:p>
          </table:table-cell>
          <table:table-cell office:value-type="float" office:value="31759250">
            <text:p>31759250</text:p>
          </table:table-cell>
          <table:table-cell office:value-type="float" office:value="1561078">
            <text:p>1561078</text:p>
          </table:table-cell>
          <table:table-cell office:value-type="float" office:value="0.11">
            <text:p>0,11</text:p>
          </table:table-cell>
          <table:table-cell office:value-type="float" office:value="3603.94">
            <text:p>3603,94</text:p>
          </table:table-cell>
          <table:table-cell/>
          <table:table-cell office:value-type="float" office:value="21409066.3333333">
            <text:p>21409066,3333333</text:p>
          </table:table-cell>
          <table:table-cell office:value-type="float" office:value="31746397">
            <text:p>31746397</text:p>
          </table:table-cell>
          <table:table-cell office:value-type="float" office:value="404626">
            <text:p>404626</text:p>
          </table:table-cell>
          <table:table-cell office:value-type="float" office:value="0.46">
            <text:p>0,46</text:p>
          </table:table-cell>
          <table:table-cell office:value-type="float" office:value="3609.3">
            <text:p>3609,3</text:p>
          </table:table-cell>
          <table:table-cell/>
          <table:table-cell table:style-name="ce1" table:formula="of:=MAXA([.Q37];[.K37];[.E37];[M5.E37];[M5.K37];[M5.Q37];[M2.E37];[M2.K37];[M2.Q37])" office:value-type="float" office:value="23939472">
            <text:p>23939472</text:p>
          </table:table-cell>
          <table:table-cell table:style-name="ce1" table:formula="of:=[.W37]-1" office:value-type="float" office:value="23939471">
            <text:p>23939471</text:p>
          </table:table-cell>
          <table:table-cell table:formula="of:=AND([.E37]&gt;[.X37];[.E37]&gt;0;NOT([.E37]=&quot;infeasible&quot;))" office:value-type="boolean" office:boolean-value="false">
            <text:p>FAUX</text:p>
          </table:table-cell>
          <table:table-cell table:formula="of:=AND([.K37]&gt;[.X37];[.K37]&gt;0;NOT([.K37]=&quot;infeasible&quot;))" office:value-type="boolean" office:boolean-value="false">
            <text:p>FAUX</text:p>
          </table:table-cell>
          <table:table-cell table:formula="of:=AND([.Q37]&gt;[.X37];[.Q37]&gt;0;NOT([.Q37]=&quot;infeasible&quot;))" office:value-type="boolean" office:boolean-value="false">
            <text:p>FAUX</text:p>
          </table:table-cell>
          <table:table-cell table:formula="of:=[.E37]+([.H37]*[.E37])&lt;[.X37]" office:value-type="boolean" office:boolean-value="true">
            <text:p>VRAI</text:p>
          </table:table-cell>
          <table:table-cell table:style-name="ce1" table:formula="of:=[.K37]+([.N37]*[.K37])&lt;[.X37]" office:value-type="boolean" office:boolean-value="true">
            <text:p>VRAI</text:p>
          </table:table-cell>
          <table:table-cell table:style-name="ce1" table:formula="of:=[.Q37]+([.Q37]*[.T37])&lt;[.X3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19983462">
            <text:p>19983462</text:p>
          </table:table-cell>
          <table:table-cell office:value-type="float" office:value="27696400">
            <text:p>27696400</text:p>
          </table:table-cell>
          <table:table-cell office:value-type="float" office:value="632938">
            <text:p>632938</text:p>
          </table:table-cell>
          <table:table-cell office:value-type="string">
            <text:p><text:s/></text:p>
          </table:table-cell>
          <table:table-cell office:value-type="float" office:value="438.71">
            <text:p>438,71</text:p>
          </table:table-cell>
          <table:table-cell/>
          <table:table-cell office:value-type="float" office:value="19989180.0000001">
            <text:p>19989180,0000001</text:p>
          </table:table-cell>
          <table:table-cell office:value-type="float" office:value="27696400">
            <text:p>27696400</text:p>
          </table:table-cell>
          <table:table-cell office:value-type="float" office:value="627220">
            <text:p>627220</text:p>
          </table:table-cell>
          <table:table-cell office:value-type="string">
            <text:p><text:s/></text:p>
          </table:table-cell>
          <table:table-cell office:value-type="float" office:value="701.33">
            <text:p>701,33</text:p>
          </table:table-cell>
          <table:table-cell/>
          <table:table-cell office:value-type="float" office:value="19989180">
            <text:p>19989180</text:p>
          </table:table-cell>
          <table:table-cell office:value-type="float" office:value="27696400">
            <text:p>27696400</text:p>
          </table:table-cell>
          <table:table-cell office:value-type="float" office:value="1547292">
            <text:p>1547292</text:p>
          </table:table-cell>
          <table:table-cell office:value-type="string">
            <text:p><text:s/></text:p>
          </table:table-cell>
          <table:table-cell office:value-type="float" office:value="595.24">
            <text:p>595,24</text:p>
          </table:table-cell>
          <table:table-cell/>
          <table:table-cell table:style-name="ce1" table:formula="of:=MAXA([.Q38];[.K38];[.E38];[M5.E38];[M5.K38];[M5.Q38];[M2.E38];[M2.K38];[M2.Q38])" office:value-type="float" office:value="22050607.3333333">
            <text:p>22050607,3333333</text:p>
          </table:table-cell>
          <table:table-cell table:style-name="ce1" table:formula="of:=[.W38]-1" office:value-type="float" office:value="22050606.3333333">
            <text:p>22050606,3333333</text:p>
          </table:table-cell>
          <table:table-cell table:formula="of:=AND([.E38]&gt;[.X38];[.E38]&gt;0;NOT([.E38]=&quot;infeasible&quot;))" office:value-type="boolean" office:boolean-value="false">
            <text:p>FAUX</text:p>
          </table:table-cell>
          <table:table-cell table:formula="of:=AND([.K38]&gt;[.X38];[.K38]&gt;0;NOT([.K38]=&quot;infeasible&quot;))" office:value-type="boolean" office:boolean-value="false">
            <text:p>FAUX</text:p>
          </table:table-cell>
          <table:table-cell table:formula="of:=AND([.Q38]&gt;[.X38];[.Q38]&gt;0;NOT([.Q38]=&quot;infeasible&quot;))" office:value-type="boolean" office:boolean-value="false">
            <text:p>FAUX</text:p>
          </table:table-cell>
          <table:table-cell table:formula="of:=[.E38]+([.H38]*[.E38])&lt;[.X38]" office:value-type="boolean" office:boolean-value="true">
            <text:p>VRAI</text:p>
          </table:table-cell>
          <table:table-cell table:style-name="ce1" table:formula="of:=[.K38]+([.N38]*[.K38])&lt;[.X38]" office:value-type="boolean" office:boolean-value="true">
            <text:p>VRAI</text:p>
          </table:table-cell>
          <table:table-cell table:style-name="ce1" table:formula="of:=[.Q38]+([.Q38]*[.T38])&lt;[.X3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5075639">
            <text:p>15075639</text:p>
          </table:table-cell>
          <table:table-cell office:value-type="float" office:value="21981675">
            <text:p>21981675</text:p>
          </table:table-cell>
          <table:table-cell office:value-type="float" office:value="1196036">
            <text:p>1196036</text:p>
          </table:table-cell>
          <table:table-cell office:value-type="string">
            <text:p><text:s/></text:p>
          </table:table-cell>
          <table:table-cell office:value-type="float" office:value="325.3">
            <text:p>325,3</text:p>
          </table:table-cell>
          <table:table-cell/>
          <table:table-cell office:value-type="float" office:value="15075639">
            <text:p>15075639</text:p>
          </table:table-cell>
          <table:table-cell office:value-type="float" office:value="21981687">
            <text:p>21981687</text:p>
          </table:table-cell>
          <table:table-cell office:value-type="float" office:value="1196036">
            <text:p>1196036</text:p>
          </table:table-cell>
          <table:table-cell office:value-type="string">
            <text:p><text:s/></text:p>
          </table:table-cell>
          <table:table-cell office:value-type="float" office:value="1882.35">
            <text:p>1882,35</text:p>
          </table:table-cell>
          <table:table-cell/>
          <table:table-cell office:value-type="float" office:value="15075639">
            <text:p>15075639</text:p>
          </table:table-cell>
          <table:table-cell office:value-type="float" office:value="21981662">
            <text:p>21981662</text:p>
          </table:table-cell>
          <table:table-cell office:value-type="float" office:value="627220">
            <text:p>627220</text:p>
          </table:table-cell>
          <table:table-cell office:value-type="string">
            <text:p><text:s/></text:p>
          </table:table-cell>
          <table:table-cell office:value-type="float" office:value="1391.39">
            <text:p>1391,39</text:p>
          </table:table-cell>
          <table:table-cell/>
          <table:table-cell table:style-name="ce1" table:formula="of:=MAXA([.Q39];[.K39];[.E39];[M5.E39];[M5.K39];[M5.Q39];[M2.E39];[M2.K39];[M2.Q39])" office:value-type="float" office:value="16046756.0000001">
            <text:p>16046756,0000001</text:p>
          </table:table-cell>
          <table:table-cell table:style-name="ce1" table:formula="of:=[.W39]-1" office:value-type="float" office:value="16046755.0000001">
            <text:p>16046755,0000001</text:p>
          </table:table-cell>
          <table:table-cell table:formula="of:=AND([.E39]&gt;[.X39];[.E39]&gt;0;NOT([.E39]=&quot;infeasible&quot;))" office:value-type="boolean" office:boolean-value="false">
            <text:p>FAUX</text:p>
          </table:table-cell>
          <table:table-cell table:formula="of:=AND([.K39]&gt;[.X39];[.K39]&gt;0;NOT([.K39]=&quot;infeasible&quot;))" office:value-type="boolean" office:boolean-value="false">
            <text:p>FAUX</text:p>
          </table:table-cell>
          <table:table-cell table:formula="of:=AND([.Q39]&gt;[.X39];[.Q39]&gt;0;NOT([.Q39]=&quot;infeasible&quot;))" office:value-type="boolean" office:boolean-value="false">
            <text:p>FAUX</text:p>
          </table:table-cell>
          <table:table-cell table:formula="of:=[.E39]+([.H39]*[.E39])&lt;[.X39]" office:value-type="boolean" office:boolean-value="true">
            <text:p>VRAI</text:p>
          </table:table-cell>
          <table:table-cell table:style-name="ce1" table:formula="of:=[.K39]+([.N39]*[.K39])&lt;[.X39]" office:value-type="boolean" office:boolean-value="true">
            <text:p>VRAI</text:p>
          </table:table-cell>
          <table:table-cell table:style-name="ce1" table:formula="of:=[.Q39]+([.Q39]*[.T39])&lt;[.X3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712733.33333334">
            <text:p>6712733,33333334</text:p>
          </table:table-cell>
          <table:table-cell office:value-type="float" office:value="9849813">
            <text:p>9849813</text:p>
          </table:table-cell>
          <table:table-cell office:value-type="float" office:value="507100">
            <text:p>507100</text:p>
          </table:table-cell>
          <table:table-cell office:value-type="string">
            <text:p><text:s/></text:p>
          </table:table-cell>
          <table:table-cell office:value-type="float" office:value="332.81">
            <text:p>332,81</text:p>
          </table:table-cell>
          <table:table-cell/>
          <table:table-cell office:value-type="float" office:value="6712733.33333335">
            <text:p>6712733,33333335</text:p>
          </table:table-cell>
          <table:table-cell office:value-type="float" office:value="9849813">
            <text:p>9849813</text:p>
          </table:table-cell>
          <table:table-cell office:value-type="float" office:value="507100">
            <text:p>507100</text:p>
          </table:table-cell>
          <table:table-cell office:value-type="string">
            <text:p><text:s/></text:p>
          </table:table-cell>
          <table:table-cell office:value-type="float" office:value="305.11">
            <text:p>305,11</text:p>
          </table:table-cell>
          <table:table-cell/>
          <table:table-cell office:value-type="float" office:value="6712733.3333334">
            <text:p>6712733,3333334</text:p>
          </table:table-cell>
          <table:table-cell office:value-type="float" office:value="9849813">
            <text:p>9849813</text:p>
          </table:table-cell>
          <table:table-cell office:value-type="float" office:value="1196036">
            <text:p>1196036</text:p>
          </table:table-cell>
          <table:table-cell office:value-type="string">
            <text:p><text:s/></text:p>
          </table:table-cell>
          <table:table-cell office:value-type="float" office:value="639.12">
            <text:p>639,12</text:p>
          </table:table-cell>
          <table:table-cell/>
          <table:table-cell table:style-name="ce1" table:formula="of:=MAXA([.Q40];[.K40];[.E40];[M5.E40];[M5.K40];[M5.Q40];[M2.E40];[M2.K40];[M2.Q40])" office:value-type="float" office:value="7459256.00000004">
            <text:p>7459256,00000004</text:p>
          </table:table-cell>
          <table:table-cell table:style-name="ce1" table:formula="of:=[.W40]-1" office:value-type="float" office:value="7459255.00000004">
            <text:p>7459255,00000004</text:p>
          </table:table-cell>
          <table:table-cell table:formula="of:=AND([.E40]&gt;[.X40];[.E40]&gt;0;NOT([.E40]=&quot;infeasible&quot;))" office:value-type="boolean" office:boolean-value="false">
            <text:p>FAUX</text:p>
          </table:table-cell>
          <table:table-cell table:formula="of:=AND([.K40]&gt;[.X40];[.K40]&gt;0;NOT([.K40]=&quot;infeasible&quot;))" office:value-type="boolean" office:boolean-value="false">
            <text:p>FAUX</text:p>
          </table:table-cell>
          <table:table-cell table:formula="of:=AND([.Q40]&gt;[.X40];[.Q40]&gt;0;NOT([.Q40]=&quot;infeasible&quot;))" office:value-type="boolean" office:boolean-value="false">
            <text:p>FAUX</text:p>
          </table:table-cell>
          <table:table-cell table:formula="of:=[.E40]+([.H40]*[.E40])&lt;[.X40]" office:value-type="boolean" office:boolean-value="true">
            <text:p>VRAI</text:p>
          </table:table-cell>
          <table:table-cell table:style-name="ce1" table:formula="of:=[.K40]+([.N40]*[.K40])&lt;[.X40]" office:value-type="boolean" office:boolean-value="true">
            <text:p>VRAI</text:p>
          </table:table-cell>
          <table:table-cell table:style-name="ce1" table:formula="of:=[.Q40]+([.Q40]*[.T40])&lt;[.X4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384290">
            <text:p>7384290</text:p>
          </table:table-cell>
          <table:table-cell office:value-type="float" office:value="10640552">
            <text:p>10640552</text:p>
          </table:table-cell>
          <table:table-cell office:value-type="float" office:value="276260">
            <text:p>276260</text:p>
          </table:table-cell>
          <table:table-cell office:value-type="string">
            <text:p><text:s/></text:p>
          </table:table-cell>
          <table:table-cell office:value-type="float" office:value="122.73">
            <text:p>122,73</text:p>
          </table:table-cell>
          <table:table-cell/>
          <table:table-cell office:value-type="float" office:value="7384290.00000002">
            <text:p>7384290,00000002</text:p>
          </table:table-cell>
          <table:table-cell office:value-type="float" office:value="10640560">
            <text:p>10640560</text:p>
          </table:table-cell>
          <table:table-cell office:value-type="float" office:value="276260">
            <text:p>276260</text:p>
          </table:table-cell>
          <table:table-cell office:value-type="string">
            <text:p><text:s/></text:p>
          </table:table-cell>
          <table:table-cell office:value-type="float" office:value="236.25">
            <text:p>236,25</text:p>
          </table:table-cell>
          <table:table-cell/>
          <table:table-cell office:value-type="float" office:value="7384290">
            <text:p>7384290</text:p>
          </table:table-cell>
          <table:table-cell office:value-type="float" office:value="10640560">
            <text:p>10640560</text:p>
          </table:table-cell>
          <table:table-cell office:value-type="float" office:value="507100">
            <text:p>507100</text:p>
          </table:table-cell>
          <table:table-cell office:value-type="string">
            <text:p><text:s/></text:p>
          </table:table-cell>
          <table:table-cell office:value-type="float" office:value="1418.58">
            <text:p>1418,58</text:p>
          </table:table-cell>
          <table:table-cell/>
          <table:table-cell table:style-name="ce1" table:formula="of:=MAXA([.Q41];[.K41];[.E41];[M5.E41];[M5.K41];[M5.Q41];[M2.E41];[M2.K41];[M2.Q41])" office:value-type="float" office:value="8413858.66666667">
            <text:p>8413858,66666667</text:p>
          </table:table-cell>
          <table:table-cell table:style-name="ce1" table:formula="of:=[.W41]-1" office:value-type="float" office:value="8413857.66666667">
            <text:p>8413857,66666667</text:p>
          </table:table-cell>
          <table:table-cell table:formula="of:=AND([.E41]&gt;[.X41];[.E41]&gt;0;NOT([.E41]=&quot;infeasible&quot;))" office:value-type="boolean" office:boolean-value="false">
            <text:p>FAUX</text:p>
          </table:table-cell>
          <table:table-cell table:formula="of:=AND([.K41]&gt;[.X41];[.K41]&gt;0;NOT([.K41]=&quot;infeasible&quot;))" office:value-type="boolean" office:boolean-value="false">
            <text:p>FAUX</text:p>
          </table:table-cell>
          <table:table-cell table:formula="of:=AND([.Q41]&gt;[.X41];[.Q41]&gt;0;NOT([.Q41]=&quot;infeasible&quot;))" office:value-type="boolean" office:boolean-value="false">
            <text:p>FAUX</text:p>
          </table:table-cell>
          <table:table-cell table:formula="of:=[.E41]+([.H41]*[.E41])&lt;[.X41]" office:value-type="boolean" office:boolean-value="true">
            <text:p>VRAI</text:p>
          </table:table-cell>
          <table:table-cell table:style-name="ce1" table:formula="of:=[.K41]+([.N41]*[.K41])&lt;[.X41]" office:value-type="boolean" office:boolean-value="true">
            <text:p>VRAI</text:p>
          </table:table-cell>
          <table:table-cell table:style-name="ce1" table:formula="of:=[.Q41]+([.Q41]*[.T41])&lt;[.X4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410614">
            <text:p>18410614</text:p>
          </table:table-cell>
          <table:table-cell office:value-type="float" office:value="29687560">
            <text:p>29687560</text:p>
          </table:table-cell>
          <table:table-cell office:value-type="float" office:value="2496992">
            <text:p>2496992</text:p>
          </table:table-cell>
          <table:table-cell office:value-type="string">
            <text:p><text:s/></text:p>
          </table:table-cell>
          <table:table-cell office:value-type="float" office:value="2648.14">
            <text:p>2648,14</text:p>
          </table:table-cell>
          <table:table-cell/>
          <table:table-cell office:value-type="float" office:value="18407418">
            <text:p>18407418</text:p>
          </table:table-cell>
          <table:table-cell office:value-type="float" office:value="29685066">
            <text:p>29685066</text:p>
          </table:table-cell>
          <table:table-cell office:value-type="float" office:value="2497688">
            <text:p>2497688</text:p>
          </table:table-cell>
          <table:table-cell office:value-type="float" office:value="0.9">
            <text:p>0,9</text:p>
          </table:table-cell>
          <table:table-cell office:value-type="float" office:value="3607.25">
            <text:p>3607,25</text:p>
          </table:table-cell>
          <table:table-cell/>
          <table:table-cell office:value-type="float" office:value="18410434">
            <text:p>18410434</text:p>
          </table:table-cell>
          <table:table-cell office:value-type="float" office:value="29685060">
            <text:p>29685060</text:p>
          </table:table-cell>
          <table:table-cell office:value-type="float" office:value="276260">
            <text:p>276260</text:p>
          </table:table-cell>
          <table:table-cell office:value-type="float" office:value="0.19">
            <text:p>0,19</text:p>
          </table:table-cell>
          <table:table-cell office:value-type="float" office:value="3600.22">
            <text:p>3600,22</text:p>
          </table:table-cell>
          <table:table-cell/>
          <table:table-cell table:style-name="ce1" table:formula="of:=MAXA([.Q42];[.K42];[.E42];[M5.E42];[M5.K42];[M5.Q42];[M2.E42];[M2.K42];[M2.Q42])" office:value-type="float" office:value="19407906">
            <text:p>19407906</text:p>
          </table:table-cell>
          <table:table-cell table:style-name="ce1" table:formula="of:=[.W42]-1" office:value-type="float" office:value="19407905">
            <text:p>19407905</text:p>
          </table:table-cell>
          <table:table-cell table:formula="of:=AND([.E42]&gt;[.X42];[.E42]&gt;0;NOT([.E42]=&quot;infeasible&quot;))" office:value-type="boolean" office:boolean-value="false">
            <text:p>FAUX</text:p>
          </table:table-cell>
          <table:table-cell table:formula="of:=AND([.K42]&gt;[.X42];[.K42]&gt;0;NOT([.K42]=&quot;infeasible&quot;))" office:value-type="boolean" office:boolean-value="false">
            <text:p>FAUX</text:p>
          </table:table-cell>
          <table:table-cell table:formula="of:=AND([.Q42]&gt;[.X42];[.Q42]&gt;0;NOT([.Q42]=&quot;infeasible&quot;))" office:value-type="boolean" office:boolean-value="false">
            <text:p>FAUX</text:p>
          </table:table-cell>
          <table:table-cell table:formula="of:=[.E42]+([.H42]*[.E42])&lt;[.X42]" office:value-type="boolean" office:boolean-value="true">
            <text:p>VRAI</text:p>
          </table:table-cell>
          <table:table-cell table:style-name="ce1" table:formula="of:=[.K42]+([.N42]*[.K42])&lt;[.X42]" office:value-type="boolean" office:boolean-value="false">
            <text:p>FAUX</text:p>
          </table:table-cell>
          <table:table-cell table:style-name="ce1" table:formula="of:=[.Q42]+([.Q42]*[.T42])&lt;[.X4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6940668">
            <text:p>16940668</text:p>
          </table:table-cell>
          <table:table-cell office:value-type="float" office:value="23455140">
            <text:p>23455140</text:p>
          </table:table-cell>
          <table:table-cell office:value-type="float" office:value="394472">
            <text:p>394472</text:p>
          </table:table-cell>
          <table:table-cell office:value-type="string">
            <text:p><text:s/></text:p>
          </table:table-cell>
          <table:table-cell office:value-type="float" office:value="27.66">
            <text:p>27,66</text:p>
          </table:table-cell>
          <table:table-cell/>
          <table:table-cell office:value-type="float" office:value="16940668">
            <text:p>16940668</text:p>
          </table:table-cell>
          <table:table-cell office:value-type="float" office:value="23455140">
            <text:p>23455140</text:p>
          </table:table-cell>
          <table:table-cell office:value-type="float" office:value="394472">
            <text:p>394472</text:p>
          </table:table-cell>
          <table:table-cell office:value-type="string">
            <text:p><text:s/></text:p>
          </table:table-cell>
          <table:table-cell office:value-type="float" office:value="43.93">
            <text:p>43,93</text:p>
          </table:table-cell>
          <table:table-cell/>
          <table:table-cell office:value-type="float" office:value="16940668">
            <text:p>16940668</text:p>
          </table:table-cell>
          <table:table-cell office:value-type="float" office:value="23455140">
            <text:p>23455140</text:p>
          </table:table-cell>
          <table:table-cell office:value-type="float" office:value="2494672">
            <text:p>2494672</text:p>
          </table:table-cell>
          <table:table-cell office:value-type="string">
            <text:p><text:s/></text:p>
          </table:table-cell>
          <table:table-cell office:value-type="float" office:value="27.93">
            <text:p>27,93</text:p>
          </table:table-cell>
          <table:table-cell/>
          <table:table-cell table:style-name="ce1" table:formula="of:=MAXA([.Q43];[.K43];[.E43];[M5.E43];[M5.K43];[M5.Q43];[M2.E43];[M2.K43];[M2.Q43])" office:value-type="float" office:value="18271192">
            <text:p>18271192</text:p>
          </table:table-cell>
          <table:table-cell table:style-name="ce1" table:formula="of:=[.W43]-1" office:value-type="float" office:value="18271191">
            <text:p>18271191</text:p>
          </table:table-cell>
          <table:table-cell table:formula="of:=AND([.E43]&gt;[.X43];[.E43]&gt;0;NOT([.E43]=&quot;infeasible&quot;))" office:value-type="boolean" office:boolean-value="false">
            <text:p>FAUX</text:p>
          </table:table-cell>
          <table:table-cell table:formula="of:=AND([.K43]&gt;[.X43];[.K43]&gt;0;NOT([.K43]=&quot;infeasible&quot;))" office:value-type="boolean" office:boolean-value="false">
            <text:p>FAUX</text:p>
          </table:table-cell>
          <table:table-cell table:formula="of:=AND([.Q43]&gt;[.X43];[.Q43]&gt;0;NOT([.Q43]=&quot;infeasible&quot;))" office:value-type="boolean" office:boolean-value="false">
            <text:p>FAUX</text:p>
          </table:table-cell>
          <table:table-cell table:formula="of:=[.E43]+([.H43]*[.E43])&lt;[.X43]" office:value-type="boolean" office:boolean-value="true">
            <text:p>VRAI</text:p>
          </table:table-cell>
          <table:table-cell table:style-name="ce1" table:formula="of:=[.K43]+([.N43]*[.K43])&lt;[.X43]" office:value-type="boolean" office:boolean-value="true">
            <text:p>VRAI</text:p>
          </table:table-cell>
          <table:table-cell table:style-name="ce1" table:formula="of:=[.Q43]+([.Q43]*[.T43])&lt;[.X4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3306363.1111111">
            <text:p>13306363,1111111</text:p>
          </table:table-cell>
          <table:table-cell office:value-type="float" office:value="18572066">
            <text:p>18572066</text:p>
          </table:table-cell>
          <table:table-cell office:value-type="float" office:value="335748">
            <text:p>335748</text:p>
          </table:table-cell>
          <table:table-cell office:value-type="string">
            <text:p><text:s/></text:p>
          </table:table-cell>
          <table:table-cell office:value-type="float" office:value="5.97">
            <text:p>5,97</text:p>
          </table:table-cell>
          <table:table-cell/>
          <table:table-cell office:value-type="float" office:value="13306363.1111111">
            <text:p>13306363,1111111</text:p>
          </table:table-cell>
          <table:table-cell office:value-type="float" office:value="18572056">
            <text:p>18572056</text:p>
          </table:table-cell>
          <table:table-cell office:value-type="float" office:value="335748">
            <text:p>335748</text:p>
          </table:table-cell>
          <table:table-cell office:value-type="string">
            <text:p><text:s/></text:p>
          </table:table-cell>
          <table:table-cell office:value-type="float" office:value="21.35">
            <text:p>21,35</text:p>
          </table:table-cell>
          <table:table-cell/>
          <table:table-cell office:value-type="float" office:value="13306363.1111111">
            <text:p>13306363,1111111</text:p>
          </table:table-cell>
          <table:table-cell office:value-type="float" office:value="18572056">
            <text:p>18572056</text:p>
          </table:table-cell>
          <table:table-cell office:value-type="float" office:value="394472">
            <text:p>394472</text:p>
          </table:table-cell>
          <table:table-cell office:value-type="string">
            <text:p><text:s/></text:p>
          </table:table-cell>
          <table:table-cell office:value-type="float" office:value="22.85">
            <text:p>22,85</text:p>
          </table:table-cell>
          <table:table-cell/>
          <table:table-cell table:style-name="ce1" table:formula="of:=MAXA([.Q44];[.K44];[.E44];[M5.E44];[M5.K44];[M5.Q44];[M2.E44];[M2.K44];[M2.Q44])" office:value-type="float" office:value="14384168">
            <text:p>14384168</text:p>
          </table:table-cell>
          <table:table-cell table:style-name="ce1" table:formula="of:=[.W44]-1" office:value-type="float" office:value="14384167">
            <text:p>14384167</text:p>
          </table:table-cell>
          <table:table-cell table:formula="of:=AND([.E44]&gt;[.X44];[.E44]&gt;0;NOT([.E44]=&quot;infeasible&quot;))" office:value-type="boolean" office:boolean-value="false">
            <text:p>FAUX</text:p>
          </table:table-cell>
          <table:table-cell table:formula="of:=AND([.K44]&gt;[.X44];[.K44]&gt;0;NOT([.K44]=&quot;infeasible&quot;))" office:value-type="boolean" office:boolean-value="false">
            <text:p>FAUX</text:p>
          </table:table-cell>
          <table:table-cell table:formula="of:=AND([.Q44]&gt;[.X44];[.Q44]&gt;0;NOT([.Q44]=&quot;infeasible&quot;))" office:value-type="boolean" office:boolean-value="false">
            <text:p>FAUX</text:p>
          </table:table-cell>
          <table:table-cell table:formula="of:=[.E44]+([.H44]*[.E44])&lt;[.X44]" office:value-type="boolean" office:boolean-value="true">
            <text:p>VRAI</text:p>
          </table:table-cell>
          <table:table-cell table:style-name="ce1" table:formula="of:=[.K44]+([.N44]*[.K44])&lt;[.X44]" office:value-type="boolean" office:boolean-value="true">
            <text:p>VRAI</text:p>
          </table:table-cell>
          <table:table-cell table:style-name="ce1" table:formula="of:=[.Q44]+([.Q44]*[.T44])&lt;[.X4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8276398">
            <text:p>28276398</text:p>
          </table:table-cell>
          <table:table-cell office:value-type="float" office:value="41780040">
            <text:p>41780040</text:p>
          </table:table-cell>
          <table:table-cell office:value-type="float" office:value="2113602">
            <text:p>2113602</text:p>
          </table:table-cell>
          <table:table-cell office:value-type="string">
            <text:p><text:s/></text:p>
          </table:table-cell>
          <table:table-cell office:value-type="float" office:value="2885.32">
            <text:p>2885,32</text:p>
          </table:table-cell>
          <table:table-cell/>
          <table:table-cell office:value-type="float" office:value="28275888">
            <text:p>28275888</text:p>
          </table:table-cell>
          <table:table-cell office:value-type="float" office:value="41780040">
            <text:p>41780040</text:p>
          </table:table-cell>
          <table:table-cell office:value-type="float" office:value="2114112">
            <text:p>2114112</text:p>
          </table:table-cell>
          <table:table-cell office:value-type="string">
            <text:p><text:s/></text:p>
          </table:table-cell>
          <table:table-cell office:value-type="float" office:value="2962.1">
            <text:p>2962,1</text:p>
          </table:table-cell>
          <table:table-cell/>
          <table:table-cell office:value-type="float" office:value="28271122">
            <text:p>28271122</text:p>
          </table:table-cell>
          <table:table-cell office:value-type="float" office:value="41780040">
            <text:p>41780040</text:p>
          </table:table-cell>
          <table:table-cell office:value-type="float" office:value="335748">
            <text:p>335748</text:p>
          </table:table-cell>
          <table:table-cell office:value-type="float" office:value="0.3">
            <text:p>0,3</text:p>
          </table:table-cell>
          <table:table-cell office:value-type="float" office:value="3600.16">
            <text:p>3600,16</text:p>
          </table:table-cell>
          <table:table-cell/>
          <table:table-cell table:style-name="ce1" table:formula="of:=MAXA([.Q45];[.K45];[.E45];[M5.E45];[M5.K45];[M5.Q45];[M2.E45];[M2.K45];[M2.Q45])" office:value-type="float" office:value="31701936">
            <text:p>31701936</text:p>
          </table:table-cell>
          <table:table-cell table:style-name="ce1" table:formula="of:=[.W45]-1" office:value-type="float" office:value="31701935">
            <text:p>31701935</text:p>
          </table:table-cell>
          <table:table-cell table:formula="of:=AND([.E45]&gt;[.X45];[.E45]&gt;0;NOT([.E45]=&quot;infeasible&quot;))" office:value-type="boolean" office:boolean-value="false">
            <text:p>FAUX</text:p>
          </table:table-cell>
          <table:table-cell table:formula="of:=AND([.K45]&gt;[.X45];[.K45]&gt;0;NOT([.K45]=&quot;infeasible&quot;))" office:value-type="boolean" office:boolean-value="false">
            <text:p>FAUX</text:p>
          </table:table-cell>
          <table:table-cell table:formula="of:=AND([.Q45]&gt;[.X45];[.Q45]&gt;0;NOT([.Q45]=&quot;infeasible&quot;))" office:value-type="boolean" office:boolean-value="false">
            <text:p>FAUX</text:p>
          </table:table-cell>
          <table:table-cell table:formula="of:=[.E45]+([.H45]*[.E45])&lt;[.X45]" office:value-type="boolean" office:boolean-value="true">
            <text:p>VRAI</text:p>
          </table:table-cell>
          <table:table-cell table:style-name="ce1" table:formula="of:=[.K45]+([.N45]*[.K45])&lt;[.X45]" office:value-type="boolean" office:boolean-value="true">
            <text:p>VRAI</text:p>
          </table:table-cell>
          <table:table-cell table:style-name="ce1" table:formula="of:=[.Q45]+([.Q45]*[.T45])&lt;[.X4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2215622">
            <text:p>32215622</text:p>
          </table:table-cell>
          <table:table-cell office:value-type="float" office:value="42589300">
            <text:p>42589300</text:p>
          </table:table-cell>
          <table:table-cell office:value-type="float" office:value="653678">
            <text:p>653678</text:p>
          </table:table-cell>
          <table:table-cell office:value-type="string">
            <text:p><text:s/></text:p>
          </table:table-cell>
          <table:table-cell office:value-type="float" office:value="542.11">
            <text:p>542,11</text:p>
          </table:table-cell>
          <table:table-cell/>
          <table:table-cell office:value-type="float" office:value="32215406">
            <text:p>32215406</text:p>
          </table:table-cell>
          <table:table-cell office:value-type="float" office:value="42589300">
            <text:p>42589300</text:p>
          </table:table-cell>
          <table:table-cell office:value-type="float" office:value="653894">
            <text:p>653894</text:p>
          </table:table-cell>
          <table:table-cell office:value-type="string">
            <text:p><text:s/></text:p>
          </table:table-cell>
          <table:table-cell office:value-type="float" office:value="554.09">
            <text:p>554,09</text:p>
          </table:table-cell>
          <table:table-cell/>
          <table:table-cell office:value-type="float" office:value="32215622">
            <text:p>32215622</text:p>
          </table:table-cell>
          <table:table-cell office:value-type="float" office:value="42589300">
            <text:p>42589300</text:p>
          </table:table-cell>
          <table:table-cell office:value-type="float" office:value="2118878">
            <text:p>2118878</text:p>
          </table:table-cell>
          <table:table-cell office:value-type="string">
            <text:p><text:s/></text:p>
          </table:table-cell>
          <table:table-cell office:value-type="float" office:value="1076.21">
            <text:p>1076,21</text:p>
          </table:table-cell>
          <table:table-cell/>
          <table:table-cell table:style-name="ce1" table:formula="of:=MAXA([.Q46];[.K46];[.E46];[M5.E46];[M5.K46];[M5.Q46];[M2.E46];[M2.K46];[M2.Q46])" office:value-type="float" office:value="35814066">
            <text:p>35814066</text:p>
          </table:table-cell>
          <table:table-cell table:style-name="ce1" table:formula="of:=[.W46]-1" office:value-type="float" office:value="35814065">
            <text:p>35814065</text:p>
          </table:table-cell>
          <table:table-cell table:formula="of:=AND([.E46]&gt;[.X46];[.E46]&gt;0;NOT([.E46]=&quot;infeasible&quot;))" office:value-type="boolean" office:boolean-value="false">
            <text:p>FAUX</text:p>
          </table:table-cell>
          <table:table-cell table:formula="of:=AND([.K46]&gt;[.X46];[.K46]&gt;0;NOT([.K46]=&quot;infeasible&quot;))" office:value-type="boolean" office:boolean-value="false">
            <text:p>FAUX</text:p>
          </table:table-cell>
          <table:table-cell table:formula="of:=AND([.Q46]&gt;[.X46];[.Q46]&gt;0;NOT([.Q46]=&quot;infeasible&quot;))" office:value-type="boolean" office:boolean-value="false">
            <text:p>FAUX</text:p>
          </table:table-cell>
          <table:table-cell table:formula="of:=[.E46]+([.H46]*[.E46])&lt;[.X46]" office:value-type="boolean" office:boolean-value="true">
            <text:p>VRAI</text:p>
          </table:table-cell>
          <table:table-cell table:style-name="ce1" table:formula="of:=[.K46]+([.N46]*[.K46])&lt;[.X46]" office:value-type="boolean" office:boolean-value="true">
            <text:p>VRAI</text:p>
          </table:table-cell>
          <table:table-cell table:style-name="ce1" table:formula="of:=[.Q46]+([.Q46]*[.T46])&lt;[.X4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3375920">
            <text:p>23375920</text:p>
          </table:table-cell>
          <table:table-cell office:value-type="float" office:value="34493200">
            <text:p>34493200</text:p>
          </table:table-cell>
          <table:table-cell office:value-type="float" office:value="1997280">
            <text:p>1997280</text:p>
          </table:table-cell>
          <table:table-cell office:value-type="float" office:value="0.21">
            <text:p>0,21</text:p>
          </table:table-cell>
          <table:table-cell office:value-type="float" office:value="3605.36">
            <text:p>3605,36</text:p>
          </table:table-cell>
          <table:table-cell/>
          <table:table-cell office:value-type="float" office:value="20644060">
            <text:p>20644060</text:p>
          </table:table-cell>
          <table:table-cell office:value-type="float" office:value="33629081">
            <text:p>33629081</text:p>
          </table:table-cell>
          <table:table-cell office:value-type="float" office:value="3765040">
            <text:p>3765040</text:p>
          </table:table-cell>
          <table:table-cell office:value-type="float" office:value="14.37">
            <text:p>14,37</text:p>
          </table:table-cell>
          <table:table-cell office:value-type="float" office:value="3607.36">
            <text:p>3607,36</text:p>
          </table:table-cell>
          <table:table-cell/>
          <table:table-cell office:value-type="float" office:value="22843220">
            <text:p>22843220</text:p>
          </table:table-cell>
          <table:table-cell office:value-type="float" office:value="30198700">
            <text:p>30198700</text:p>
          </table:table-cell>
          <table:table-cell office:value-type="float" office:value="653678">
            <text:p>653678</text:p>
          </table:table-cell>
          <table:table-cell office:value-type="float" office:value="3.4">
            <text:p>3,4</text:p>
          </table:table-cell>
          <table:table-cell office:value-type="float" office:value="3608.85">
            <text:p>3608,85</text:p>
          </table:table-cell>
          <table:table-cell/>
          <table:table-cell table:style-name="ce1" table:formula="of:=MAXA([.Q47];[.K47];[.E47];[M5.E47];[M5.K47];[M5.Q47];[M2.E47];[M2.K47];[M2.Q47])" office:value-type="float" office:value="24276588">
            <text:p>24276588</text:p>
          </table:table-cell>
          <table:table-cell table:style-name="ce1" table:formula="of:=[.W47]-1" office:value-type="float" office:value="24276587">
            <text:p>24276587</text:p>
          </table:table-cell>
          <table:table-cell table:formula="of:=AND([.E47]&gt;[.X47];[.E47]&gt;0;NOT([.E47]=&quot;infeasible&quot;))" office:value-type="boolean" office:boolean-value="false">
            <text:p>FAUX</text:p>
          </table:table-cell>
          <table:table-cell table:formula="of:=AND([.K47]&gt;[.X47];[.K47]&gt;0;NOT([.K47]=&quot;infeasible&quot;))" office:value-type="boolean" office:boolean-value="false">
            <text:p>FAUX</text:p>
          </table:table-cell>
          <table:table-cell table:formula="of:=AND([.Q47]&gt;[.X47];[.Q47]&gt;0;NOT([.Q47]=&quot;infeasible&quot;))" office:value-type="boolean" office:boolean-value="false">
            <text:p>FAUX</text:p>
          </table:table-cell>
          <table:table-cell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false">
            <text:p>FAUX</text:p>
          </table:table-cell>
          <table:table-cell table:style-name="ce1" table:formula="of:=[.Q47]+([.Q47]*[.T47])&lt;[.X4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644284.00000001">
            <text:p>9644284,00000001</text:p>
          </table:table-cell>
          <table:table-cell office:value-type="float" office:value="12831800">
            <text:p>12831800</text:p>
          </table:table-cell>
          <table:table-cell office:value-type="float" office:value="67516">
            <text:p>67516</text:p>
          </table:table-cell>
          <table:table-cell office:value-type="string">
            <text:p><text:s/></text:p>
          </table:table-cell>
          <table:table-cell office:value-type="float" office:value="29.27">
            <text:p>29,27</text:p>
          </table:table-cell>
          <table:table-cell/>
          <table:table-cell office:value-type="float" office:value="9644284">
            <text:p>9644284</text:p>
          </table:table-cell>
          <table:table-cell office:value-type="float" office:value="12831800">
            <text:p>12831800</text:p>
          </table:table-cell>
          <table:table-cell office:value-type="float" office:value="67516">
            <text:p>67516</text:p>
          </table:table-cell>
          <table:table-cell office:value-type="string">
            <text:p><text:s/></text:p>
          </table:table-cell>
          <table:table-cell office:value-type="float" office:value="29.85">
            <text:p>29,85</text:p>
          </table:table-cell>
          <table:table-cell/>
          <table:table-cell office:value-type="float" office:value="9644284">
            <text:p>9644284</text:p>
          </table:table-cell>
          <table:table-cell office:value-type="float" office:value="12831800">
            <text:p>12831800</text:p>
          </table:table-cell>
          <table:table-cell office:value-type="float" office:value="325480">
            <text:p>325480</text:p>
          </table:table-cell>
          <table:table-cell office:value-type="string">
            <text:p><text:s/></text:p>
          </table:table-cell>
          <table:table-cell office:value-type="float" office:value="26.17">
            <text:p>26,17</text:p>
          </table:table-cell>
          <table:table-cell/>
          <table:table-cell table:style-name="ce1" table:formula="of:=MAXA([.Q48];[.K48];[.E48];[M5.E48];[M5.K48];[M5.Q48];[M2.E48];[M2.K48];[M2.Q48])" office:value-type="float" office:value="11433296">
            <text:p>11433296</text:p>
          </table:table-cell>
          <table:table-cell table:style-name="ce1" table:formula="of:=[.W48]-1" office:value-type="float" office:value="11433295">
            <text:p>11433295</text:p>
          </table:table-cell>
          <table:table-cell table:formula="of:=AND([.E48]&gt;[.X48];[.E48]&gt;0;NOT([.E48]=&quot;infeasible&quot;))" office:value-type="boolean" office:boolean-value="false">
            <text:p>FAUX</text:p>
          </table:table-cell>
          <table:table-cell table:formula="of:=AND([.K48]&gt;[.X48];[.K48]&gt;0;NOT([.K48]=&quot;infeasible&quot;))" office:value-type="boolean" office:boolean-value="false">
            <text:p>FAUX</text:p>
          </table:table-cell>
          <table:table-cell table:formula="of:=AND([.Q48]&gt;[.X48];[.Q48]&gt;0;NOT([.Q48]=&quot;infeasible&quot;))" office:value-type="boolean" office:boolean-value="false">
            <text:p>FAUX</text:p>
          </table:table-cell>
          <table:table-cell table:formula="of:=[.E48]+([.H48]*[.E48])&lt;[.X48]" office:value-type="boolean" office:boolean-value="true">
            <text:p>VRAI</text:p>
          </table:table-cell>
          <table:table-cell table:style-name="ce1" table:formula="of:=[.K48]+([.N48]*[.K48])&lt;[.X48]" office:value-type="boolean" office:boolean-value="true">
            <text:p>VRAI</text:p>
          </table:table-cell>
          <table:table-cell table:style-name="ce1" table:formula="of:=[.Q48]+([.Q48]*[.T48])&lt;[.X4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013604.00000001">
            <text:p>6013604,00000001</text:p>
          </table:table-cell>
          <table:table-cell office:value-type="float" office:value="7605100">
            <text:p>7605100</text:p>
          </table:table-cell>
          <table:table-cell office:value-type="float" office:value="21496">
            <text:p>21496</text:p>
          </table:table-cell>
          <table:table-cell office:value-type="string">
            <text:p><text:s/></text:p>
          </table:table-cell>
          <table:table-cell office:value-type="float" office:value="3.23">
            <text:p>3,23</text:p>
          </table:table-cell>
          <table:table-cell/>
          <table:table-cell office:value-type="float" office:value="6013604">
            <text:p>6013604</text:p>
          </table:table-cell>
          <table:table-cell office:value-type="float" office:value="7605100">
            <text:p>7605100</text:p>
          </table:table-cell>
          <table:table-cell office:value-type="float" office:value="21496">
            <text:p>21496</text:p>
          </table:table-cell>
          <table:table-cell office:value-type="string">
            <text:p><text:s/></text:p>
          </table:table-cell>
          <table:table-cell office:value-type="float" office:value="1.83">
            <text:p>1,83</text:p>
          </table:table-cell>
          <table:table-cell/>
          <table:table-cell office:value-type="float" office:value="6013604.00000002">
            <text:p>6013604,00000002</text:p>
          </table:table-cell>
          <table:table-cell office:value-type="float" office:value="7605100">
            <text:p>7605100</text:p>
          </table:table-cell>
          <table:table-cell office:value-type="float" office:value="67516">
            <text:p>67516</text:p>
          </table:table-cell>
          <table:table-cell office:value-type="string">
            <text:p><text:s/></text:p>
          </table:table-cell>
          <table:table-cell office:value-type="float" office:value="2.5">
            <text:p>2,5</text:p>
          </table:table-cell>
          <table:table-cell/>
          <table:table-cell table:style-name="ce1" table:formula="of:=MAXA([.Q49];[.K49];[.E49];[M5.E49];[M5.K49];[M5.Q49];[M2.E49];[M2.K49];[M2.Q49])" office:value-type="float" office:value="6314694.00000001">
            <text:p>6314694,00000001</text:p>
          </table:table-cell>
          <table:table-cell table:style-name="ce1" table:formula="of:=[.W49]-1" office:value-type="float" office:value="6314693.00000001">
            <text:p>6314693,00000001</text:p>
          </table:table-cell>
          <table:table-cell table:formula="of:=AND([.E49]&gt;[.X49];[.E49]&gt;0;NOT([.E49]=&quot;infeasible&quot;))" office:value-type="boolean" office:boolean-value="false">
            <text:p>FAUX</text:p>
          </table:table-cell>
          <table:table-cell table:formula="of:=AND([.K49]&gt;[.X49];[.K49]&gt;0;NOT([.K49]=&quot;infeasible&quot;))" office:value-type="boolean" office:boolean-value="false">
            <text:p>FAUX</text:p>
          </table:table-cell>
          <table:table-cell table:formula="of:=AND([.Q49]&gt;[.X49];[.Q49]&gt;0;NOT([.Q49]=&quot;infeasible&quot;))" office:value-type="boolean" office:boolean-value="false">
            <text:p>FAUX</text:p>
          </table:table-cell>
          <table:table-cell table:formula="of:=[.E49]+([.H49]*[.E49])&lt;[.X49]" office:value-type="boolean" office:boolean-value="true">
            <text:p>VRAI</text:p>
          </table:table-cell>
          <table:table-cell table:style-name="ce1" table:formula="of:=[.K49]+([.N49]*[.K49])&lt;[.X49]" office:value-type="boolean" office:boolean-value="true">
            <text:p>VRAI</text:p>
          </table:table-cell>
          <table:table-cell table:style-name="ce1" table:formula="of:=[.Q49]+([.Q49]*[.T49])&lt;[.X4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613824">
            <text:p>8613824</text:p>
          </table:table-cell>
          <table:table-cell office:value-type="float" office:value="12497710">
            <text:p>12497710</text:p>
          </table:table-cell>
          <table:table-cell office:value-type="float" office:value="293926">
            <text:p>293926</text:p>
          </table:table-cell>
          <table:table-cell office:value-type="string">
            <text:p><text:s/></text:p>
          </table:table-cell>
          <table:table-cell office:value-type="float" office:value="13.68">
            <text:p>13,68</text:p>
          </table:table-cell>
          <table:table-cell/>
          <table:table-cell office:value-type="float" office:value="8613824.00000002">
            <text:p>8613824,00000002</text:p>
          </table:table-cell>
          <table:table-cell office:value-type="float" office:value="12497710">
            <text:p>12497710</text:p>
          </table:table-cell>
          <table:table-cell office:value-type="float" office:value="293926">
            <text:p>293926</text:p>
          </table:table-cell>
          <table:table-cell office:value-type="string">
            <text:p><text:s/></text:p>
          </table:table-cell>
          <table:table-cell office:value-type="float" office:value="14.17">
            <text:p>14,17</text:p>
          </table:table-cell>
          <table:table-cell/>
          <table:table-cell office:value-type="float" office:value="8613824.00000001">
            <text:p>8613824,00000001</text:p>
          </table:table-cell>
          <table:table-cell office:value-type="float" office:value="12497710">
            <text:p>12497710</text:p>
          </table:table-cell>
          <table:table-cell office:value-type="float" office:value="21496">
            <text:p>21496</text:p>
          </table:table-cell>
          <table:table-cell office:value-type="string">
            <text:p><text:s/></text:p>
          </table:table-cell>
          <table:table-cell office:value-type="float" office:value="16.81">
            <text:p>16,81</text:p>
          </table:table-cell>
          <table:table-cell/>
          <table:table-cell table:style-name="ce1" table:formula="of:=MAXA([.Q50];[.K50];[.E50];[M5.E50];[M5.K50];[M5.Q50];[M2.E50];[M2.K50];[M2.Q50])" office:value-type="float" office:value="9706656.00000003">
            <text:p>9706656,00000003</text:p>
          </table:table-cell>
          <table:table-cell table:style-name="ce1" table:formula="of:=[.W50]-1" office:value-type="float" office:value="9706655.00000003">
            <text:p>9706655,00000003</text:p>
          </table:table-cell>
          <table:table-cell table:formula="of:=AND([.E50]&gt;[.X50];[.E50]&gt;0;NOT([.E50]=&quot;infeasible&quot;))" office:value-type="boolean" office:boolean-value="false">
            <text:p>FAUX</text:p>
          </table:table-cell>
          <table:table-cell table:formula="of:=AND([.K50]&gt;[.X50];[.K50]&gt;0;NOT([.K50]=&quot;infeasible&quot;))" office:value-type="boolean" office:boolean-value="false">
            <text:p>FAUX</text:p>
          </table:table-cell>
          <table:table-cell table:formula="of:=AND([.Q50]&gt;[.X50];[.Q50]&gt;0;NOT([.Q50]=&quot;infeasible&quot;))" office:value-type="boolean" office:boolean-value="false">
            <text:p>FAUX</text:p>
          </table:table-cell>
          <table:table-cell table:formula="of:=[.E50]+([.H50]*[.E50])&lt;[.X50]" office:value-type="boolean" office:boolean-value="true">
            <text:p>VRAI</text:p>
          </table:table-cell>
          <table:table-cell table:style-name="ce1" table:formula="of:=[.K50]+([.N50]*[.K50])&lt;[.X50]" office:value-type="boolean" office:boolean-value="true">
            <text:p>VRAI</text:p>
          </table:table-cell>
          <table:table-cell table:style-name="ce1" table:formula="of:=[.Q50]+([.Q50]*[.T50])&lt;[.X5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0780092">
            <text:p>20780092</text:p>
          </table:table-cell>
          <table:table-cell office:value-type="float" office:value="30380700">
            <text:p>30380700</text:p>
          </table:table-cell>
          <table:table-cell office:value-type="float" office:value="1180608">
            <text:p>1180608</text:p>
          </table:table-cell>
          <table:table-cell office:value-type="float" office:value="0.26">
            <text:p>0,26</text:p>
          </table:table-cell>
          <table:table-cell office:value-type="float" office:value="3611.93">
            <text:p>3611,93</text:p>
          </table:table-cell>
          <table:table-cell/>
          <table:table-cell office:value-type="float" office:value="20777404">
            <text:p>20777404</text:p>
          </table:table-cell>
          <table:table-cell office:value-type="float" office:value="30379200">
            <text:p>30379200</text:p>
          </table:table-cell>
          <table:table-cell office:value-type="float" office:value="1181796">
            <text:p>1181796</text:p>
          </table:table-cell>
          <table:table-cell office:value-type="float" office:value="0.37">
            <text:p>0,37</text:p>
          </table:table-cell>
          <table:table-cell office:value-type="float" office:value="3608.43">
            <text:p>3608,43</text:p>
          </table:table-cell>
          <table:table-cell/>
          <table:table-cell office:value-type="float" office:value="20771576">
            <text:p>20771576</text:p>
          </table:table-cell>
          <table:table-cell office:value-type="float" office:value="30380700">
            <text:p>30380700</text:p>
          </table:table-cell>
          <table:table-cell office:value-type="float" office:value="293926">
            <text:p>293926</text:p>
          </table:table-cell>
          <table:table-cell office:value-type="float" office:value="0.39">
            <text:p>0,39</text:p>
          </table:table-cell>
          <table:table-cell office:value-type="float" office:value="3600.19">
            <text:p>3600,19</text:p>
          </table:table-cell>
          <table:table-cell/>
          <table:table-cell table:style-name="ce1" table:formula="of:=MAXA([.Q51];[.K51];[.E51];[M5.E51];[M5.K51];[M5.Q51];[M2.E51];[M2.K51];[M2.Q51])" office:value-type="float" office:value="21878250">
            <text:p>21878250</text:p>
          </table:table-cell>
          <table:table-cell table:style-name="ce1" table:formula="of:=[.W51]-1" office:value-type="float" office:value="21878249">
            <text:p>21878249</text:p>
          </table:table-cell>
          <table:table-cell table:formula="of:=AND([.E51]&gt;[.X51];[.E51]&gt;0;NOT([.E51]=&quot;infeasible&quot;))" office:value-type="boolean" office:boolean-value="false">
            <text:p>FAUX</text:p>
          </table:table-cell>
          <table:table-cell table:formula="of:=AND([.K51]&gt;[.X51];[.K51]&gt;0;NOT([.K51]=&quot;infeasible&quot;))" office:value-type="boolean" office:boolean-value="false">
            <text:p>FAUX</text:p>
          </table:table-cell>
          <table:table-cell table:formula="of:=AND([.Q51]&gt;[.X51];[.Q51]&gt;0;NOT([.Q51]=&quot;infeasible&quot;))" office:value-type="boolean" office:boolean-value="false">
            <text:p>FAUX</text:p>
          </table:table-cell>
          <table:table-cell table:formula="of:=[.E51]+([.H51]*[.E51])&lt;[.X51]" office:value-type="boolean" office:boolean-value="false">
            <text:p>FAUX</text:p>
          </table:table-cell>
          <table:table-cell table:style-name="ce1" table:formula="of:=[.K51]+([.N51]*[.K51])&lt;[.X51]" office:value-type="boolean" office:boolean-value="false">
            <text:p>FAUX</text:p>
          </table:table-cell>
          <table:table-cell table:style-name="ce1" table:formula="of:=[.Q51]+([.Q51]*[.T51])&lt;[.X5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2467844.0000002">
            <text:p>22467844,0000002</text:p>
          </table:table-cell>
          <table:table-cell office:value-type="float" office:value="31168350">
            <text:p>31168350</text:p>
          </table:table-cell>
          <table:table-cell office:value-type="float" office:value="480506">
            <text:p>480506</text:p>
          </table:table-cell>
          <table:table-cell office:value-type="float" office:value="0.06">
            <text:p>0,06</text:p>
          </table:table-cell>
          <table:table-cell office:value-type="float" office:value="3606.67">
            <text:p>3606,67</text:p>
          </table:table-cell>
          <table:table-cell/>
          <table:table-cell office:value-type="float" office:value="22467844">
            <text:p>22467844</text:p>
          </table:table-cell>
          <table:table-cell office:value-type="float" office:value="31168350">
            <text:p>31168350</text:p>
          </table:table-cell>
          <table:table-cell office:value-type="float" office:value="480506">
            <text:p>480506</text:p>
          </table:table-cell>
          <table:table-cell office:value-type="float" office:value="0.07">
            <text:p>0,07</text:p>
          </table:table-cell>
          <table:table-cell office:value-type="float" office:value="3607.51">
            <text:p>3607,5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189124">
            <text:p>1189124</text:p>
          </table:table-cell>
          <table:table-cell/>
          <table:table-cell table:number-columns-repeated="2"/>
          <table:table-cell table:style-name="ce1" table:formula="of:=MAXA([.Q52];[.K52];[.E52];[M5.E52];[M5.K52];[M5.Q52];[M2.E52];[M2.K52];[M2.Q52])" office:value-type="float" office:value="24898988">
            <text:p>24898988</text:p>
          </table:table-cell>
          <table:table-cell table:style-name="ce1" table:formula="of:=[.W52]-1" office:value-type="float" office:value="24898987">
            <text:p>24898987</text:p>
          </table:table-cell>
          <table:table-cell table:formula="of:=AND([.E52]&gt;[.X52];[.E52]&gt;0;NOT([.E52]=&quot;infeasible&quot;))" office:value-type="boolean" office:boolean-value="false">
            <text:p>FAUX</text:p>
          </table:table-cell>
          <table:table-cell table:formula="of:=AND([.K52]&gt;[.X52];[.K52]&gt;0;NOT([.K52]=&quot;infeasible&quot;))" office:value-type="boolean" office:boolean-value="false">
            <text:p>FAUX</text:p>
          </table:table-cell>
          <table:table-cell table:formula="of:=AND([.Q52]&gt;[.X52];[.Q52]&gt;0;NOT([.Q52]=&quot;infeasible&quot;))" office:value-type="boolean" office:boolean-value="false">
            <text:p>FAUX</text:p>
          </table:table-cell>
          <table:table-cell table:formula="of:=[.E52]+([.H52]*[.E52])&lt;[.X52]" office:value-type="boolean" office:boolean-value="true">
            <text:p>VRAI</text:p>
          </table:table-cell>
          <table:table-cell table:style-name="ce1" table:formula="of:=[.K52]+([.N52]*[.K52])&lt;[.X52]" office:value-type="boolean" office:boolean-value="true">
            <text:p>VRAI</text:p>
          </table:table-cell>
          <table:table-cell table:style-name="ce1" table:formula="of:=[.Q52]+([.Q52]*[.T52])&lt;[.X5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5365722">
            <text:p>15365722</text:p>
          </table:table-cell>
          <table:table-cell office:value-type="float" office:value="22298240">
            <text:p>22298240</text:p>
          </table:table-cell>
          <table:table-cell office:value-type="float" office:value="302528">
            <text:p>302528</text:p>
          </table:table-cell>
          <table:table-cell office:value-type="float" office:value="0.03">
            <text:p>0,03</text:p>
          </table:table-cell>
          <table:table-cell office:value-type="float" office:value="3600.83">
            <text:p>3600,83</text:p>
          </table:table-cell>
          <table:table-cell/>
          <table:table-cell office:value-type="float" office:value="15365032">
            <text:p>15365032</text:p>
          </table:table-cell>
          <table:table-cell office:value-type="float" office:value="22298270">
            <text:p>22298270</text:p>
          </table:table-cell>
          <table:table-cell office:value-type="float" office:value="303218">
            <text:p>303218</text:p>
          </table:table-cell>
          <table:table-cell office:value-type="float" office:value="0.07">
            <text:p>0,07</text:p>
          </table:table-cell>
          <table:table-cell office:value-type="float" office:value="3606.79">
            <text:p>3606,79</text:p>
          </table:table-cell>
          <table:table-cell/>
          <table:table-cell office:value-type="float" office:value="15365722.0000001">
            <text:p>15365722,0000001</text:p>
          </table:table-cell>
          <table:table-cell office:value-type="float" office:value="22298270">
            <text:p>22298270</text:p>
          </table:table-cell>
          <table:table-cell office:value-type="float" office:value="0">
            <text:p>0</text:p>
          </table:table-cell>
          <table:table-cell office:value-type="float" office:value="0.06">
            <text:p>0,06</text:p>
          </table:table-cell>
          <table:table-cell office:value-type="float" office:value="3607.91">
            <text:p>3607,91</text:p>
          </table:table-cell>
          <table:table-cell/>
          <table:table-cell table:style-name="ce1" table:formula="of:=MAXA([.Q53];[.K53];[.E53];[M5.E53];[M5.K53];[M5.Q53];[M2.E53];[M2.K53];[M2.Q53])" office:value-type="float" office:value="18136316">
            <text:p>18136316</text:p>
          </table:table-cell>
          <table:table-cell table:style-name="ce1" table:formula="of:=[.W53]-1" office:value-type="float" office:value="18136315">
            <text:p>18136315</text:p>
          </table:table-cell>
          <table:table-cell table:formula="of:=AND([.E53]&gt;[.X53];[.E53]&gt;0;NOT([.E53]=&quot;infeasible&quot;))" office:value-type="boolean" office:boolean-value="false">
            <text:p>FAUX</text:p>
          </table:table-cell>
          <table:table-cell table:formula="of:=AND([.K53]&gt;[.X53];[.K53]&gt;0;NOT([.K53]=&quot;infeasible&quot;))" office:value-type="boolean" office:boolean-value="false">
            <text:p>FAUX</text:p>
          </table:table-cell>
          <table:table-cell table:formula="of:=AND([.Q53]&gt;[.X53];[.Q53]&gt;0;NOT([.Q53]=&quot;infeasible&quot;))" office:value-type="boolean" office:boolean-value="false">
            <text:p>FAUX</text:p>
          </table:table-cell>
          <table:table-cell table:formula="of:=[.E53]+([.H53]*[.E53])&lt;[.X53]" office:value-type="boolean" office:boolean-value="true">
            <text:p>VRAI</text:p>
          </table:table-cell>
          <table:table-cell table:style-name="ce1" table:formula="of:=[.K53]+([.N53]*[.K53])&lt;[.X53]" office:value-type="boolean" office:boolean-value="true">
            <text:p>VRAI</text:p>
          </table:table-cell>
          <table:table-cell table:style-name="ce1" table:formula="of:=[.Q53]+([.Q53]*[.T53])&lt;[.X5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office:value-type="float" office:value="27869250.6666667">
            <text:p>27869250,6666667</text:p>
          </table:table-cell>
          <table:table-cell office:value-type="float" office:value="39812220">
            <text:p>39812220</text:p>
          </table:table-cell>
          <table:table-cell office:value-type="float" office:value="1072918">
            <text:p>1072918</text:p>
          </table:table-cell>
          <table:table-cell office:value-type="float" office:value="6.45">
            <text:p>6,45</text:p>
          </table:table-cell>
          <table:table-cell office:value-type="float" office:value="3603.49">
            <text:p>3603,49</text:p>
          </table:table-cell>
          <table:table-cell/>
          <table:table-cell office:value-type="float" office:value="19405592.6666668">
            <text:p>19405592,6666668</text:p>
          </table:table-cell>
          <table:table-cell office:value-type="float" office:value="39567000">
            <text:p>39567000</text:p>
          </table:table-cell>
          <table:table-cell office:value-type="float" office:value="302528">
            <text:p>302528</text:p>
          </table:table-cell>
          <table:table-cell office:value-type="float" office:value="52.82">
            <text:p>52,82</text:p>
          </table:table-cell>
          <table:table-cell office:value-type="float" office:value="3608.92">
            <text:p>3608,92</text:p>
          </table:table-cell>
          <table:table-cell/>
          <table:table-cell table:style-name="ce1" table:formula="of:=MAXA([.Q54];[.K54];[.E54];[M5.E54];[M5.K54];[M5.Q54];[M2.E54];[M2.K54];[M2.Q54])" office:value-type="float" office:value="30325908.6666667">
            <text:p>30325908,6666667</text:p>
          </table:table-cell>
          <table:table-cell table:style-name="ce1" table:formula="of:=[.W54]-1" office:value-type="float" office:value="30325907.6666667">
            <text:p>30325907,6666667</text:p>
          </table:table-cell>
          <table:table-cell table:formula="of:=AND([.E54]&gt;[.X54];[.E54]&gt;0;NOT([.E54]=&quot;infeasible&quot;))" office:value-type="boolean" office:boolean-value="false">
            <text:p>FAUX</text:p>
          </table:table-cell>
          <table:table-cell table:formula="of:=AND([.K54]&gt;[.X54];[.K54]&gt;0;NOT([.K54]=&quot;infeasible&quot;))" office:value-type="boolean" office:boolean-value="false">
            <text:p>FAUX</text:p>
          </table:table-cell>
          <table:table-cell table:formula="of:=AND([.Q54]&gt;[.X54];[.Q54]&gt;0;NOT([.Q54]=&quot;infeasible&quot;))" office:value-type="boolean" office:boolean-value="false">
            <text:p>FAUX</text:p>
          </table:table-cell>
          <table:table-cell table:formula="of:=[.E54]+([.H54]*[.E54])&lt;[.X54]" office:value-type="boolean" office:boolean-value="true">
            <text:p>VRAI</text:p>
          </table:table-cell>
          <table:table-cell table:style-name="ce1" table:formula="of:=[.K54]+([.N54]*[.K54])&lt;[.X54]" office:value-type="boolean" office:boolean-value="false">
            <text:p>FAUX</text:p>
          </table:table-cell>
          <table:table-cell table:style-name="ce1" table:formula="of:=[.Q54]+([.Q54]*[.T54])&lt;[.X5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9304126.6666667">
            <text:p>29304126,6666667</text:p>
          </table:table-cell>
          <table:table-cell office:value-type="float" office:value="42341630">
            <text:p>42341630</text:p>
          </table:table-cell>
          <table:table-cell office:value-type="float" office:value="1117540">
            <text:p>1117540</text:p>
          </table:table-cell>
          <table:table-cell office:value-type="float" office:value="4.54">
            <text:p>4,54</text:p>
          </table:table-cell>
          <table:table-cell office:value-type="float" office:value="3600.25">
            <text:p>3600,25</text:p>
          </table:table-cell>
          <table:table-cell/>
          <table:table-cell office:value-type="float" office:value="30216829.3333335">
            <text:p>30216829,3333335</text:p>
          </table:table-cell>
          <table:table-cell office:value-type="float" office:value="43638069">
            <text:p>43638069</text:p>
          </table:table-cell>
          <table:table-cell office:value-type="float" office:value="1151304">
            <text:p>1151304</text:p>
          </table:table-cell>
          <table:table-cell office:value-type="float" office:value="1.42">
            <text:p>1,42</text:p>
          </table:table-cell>
          <table:table-cell office:value-type="float" office:value="3607.37">
            <text:p>3607,37</text:p>
          </table:table-cell>
          <table:table-cell/>
          <table:table-cell office:value-type="float" office:value="18489130.0000001">
            <text:p>18489130,0000001</text:p>
          </table:table-cell>
          <table:table-cell office:value-type="float" office:value="39096900">
            <text:p>39096900</text:p>
          </table:table-cell>
          <table:table-cell office:value-type="float" office:value="9131474">
            <text:p>9131474</text:p>
          </table:table-cell>
          <table:table-cell office:value-type="float" office:value="66.06">
            <text:p>66,06</text:p>
          </table:table-cell>
          <table:table-cell office:value-type="float" office:value="3610.91">
            <text:p>3610,91</text:p>
          </table:table-cell>
          <table:table-cell/>
          <table:table-cell table:style-name="ce1" table:formula="of:=MAXA([.Q55];[.K55];[.E55];[M5.E55];[M5.K55];[M5.Q55];[M2.E55];[M2.K55];[M2.Q55])" office:value-type="float" office:value="31238398.6666667">
            <text:p>31238398,6666667</text:p>
          </table:table-cell>
          <table:table-cell table:style-name="ce1" table:formula="of:=[.W55]-1" office:value-type="float" office:value="31238397.6666667">
            <text:p>31238397,6666667</text:p>
          </table:table-cell>
          <table:table-cell table:formula="of:=AND([.E55]&gt;[.X55];[.E55]&gt;0;NOT([.E55]=&quot;infeasible&quot;))" office:value-type="boolean" office:boolean-value="false">
            <text:p>FAUX</text:p>
          </table:table-cell>
          <table:table-cell table:formula="of:=AND([.K55]&gt;[.X55];[.K55]&gt;0;NOT([.K55]=&quot;infeasible&quot;))" office:value-type="boolean" office:boolean-value="false">
            <text:p>FAUX</text:p>
          </table:table-cell>
          <table:table-cell table:formula="of:=AND([.Q55]&gt;[.X55];[.Q55]&gt;0;NOT([.Q55]=&quot;infeasible&quot;))" office:value-type="boolean" office:boolean-value="false">
            <text:p>FAUX</text:p>
          </table:table-cell>
          <table:table-cell table:formula="of:=[.E55]+([.H55]*[.E55])&lt;[.X55]" office:value-type="boolean" office:boolean-value="false">
            <text:p>FAUX</text:p>
          </table:table-cell>
          <table:table-cell table:style-name="ce1" table:formula="of:=[.K55]+([.N55]*[.K55])&lt;[.X55]" office:value-type="boolean" office:boolean-value="false">
            <text:p>FAUX</text:p>
          </table:table-cell>
          <table:table-cell table:style-name="ce1" table:formula="of:=[.Q55]+([.Q55]*[.T55])&lt;[.X5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8987590.6666668">
            <text:p>28987590,6666668</text:p>
          </table:table-cell>
          <table:table-cell office:value-type="float" office:value="41160759">
            <text:p>41160759</text:p>
          </table:table-cell>
          <table:table-cell office:value-type="float" office:value="1243176">
            <text:p>1243176</text:p>
          </table:table-cell>
          <table:table-cell office:value-type="float" office:value="0.21">
            <text:p>0,21</text:p>
          </table:table-cell>
          <table:table-cell office:value-type="float" office:value="3614.35">
            <text:p>3614,35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number-columns-repeated="2"/>
          <table:table-cell office:value-type="float" office:value="28843038">
            <text:p>28843038</text:p>
          </table:table-cell>
          <table:table-cell office:value-type="float" office:value="38911100">
            <text:p>38911100</text:p>
          </table:table-cell>
          <table:table-cell office:value-type="float" office:value="10107770">
            <text:p>10107770</text:p>
          </table:table-cell>
          <table:table-cell office:value-type="float" office:value="0.78">
            <text:p>0,78</text:p>
          </table:table-cell>
          <table:table-cell office:value-type="float" office:value="3600.18">
            <text:p>3600,18</text:p>
          </table:table-cell>
          <table:table-cell/>
          <table:table-cell table:style-name="ce1" table:formula="of:=MAXA([.Q56];[.K56];[.E56];[M5.E56];[M5.K56];[M5.Q56];[M2.E56];[M2.K56];[M2.Q56])" office:value-type="float" office:value="33358628">
            <text:p>33358628</text:p>
          </table:table-cell>
          <table:table-cell table:style-name="ce1" table:formula="of:=[.W56]-1" office:value-type="float" office:value="33358627">
            <text:p>33358627</text:p>
          </table:table-cell>
          <table:table-cell table:formula="of:=AND([.E56]&gt;[.X56];[.E56]&gt;0;NOT([.E56]=&quot;infeasible&quot;))" office:value-type="boolean" office:boolean-value="false">
            <text:p>FAUX</text:p>
          </table:table-cell>
          <table:table-cell table:formula="of:=AND([.K56]&gt;[.X56];[.K56]&gt;0;NOT([.K56]=&quot;infeasible&quot;))" office:value-type="boolean" office:boolean-value="false">
            <text:p>FAUX</text:p>
          </table:table-cell>
          <table:table-cell table:formula="of:=AND([.Q56]&gt;[.X56];[.Q56]&gt;0;NOT([.Q56]=&quot;infeasible&quot;))" office:value-type="boolean" office:boolean-value="false">
            <text:p>FAUX</text:p>
          </table:table-cell>
          <table:table-cell table:formula="of:=[.E56]+([.H56]*[.E56])&lt;[.X56]" office:value-type="boolean" office:boolean-value="false">
            <text:p>FAUX</text:p>
          </table:table-cell>
          <table:table-cell table:style-name="ce1" table:formula="of:=[.K56]+([.N56]*[.K56])&lt;[.X56]" office:value-type="boolean" office:boolean-value="true">
            <text:p>VRAI</text:p>
          </table:table-cell>
          <table:table-cell table:style-name="ce1" table:formula="of:=[.Q56]+([.Q56]*[.T56])&lt;[.X56]" office:value-type="boolean" office:boolean-value="false">
            <text:p>FAUX</text:p>
          </table:table-cell>
        </table:table-row>
        <table:table-row table:style-name="ro3">
          <table:table-cell table:number-columns-repeated="18"/>
          <table:table-cell office:value-type="float" office:value="578062">
            <text:p>578062</text:p>
          </table:table-cell>
          <table:table-cell table:number-columns-repeated="11"/>
        </table:table-row>
        <table:table-row table:style-name="ro2">
          <table:table-cell office:value-type="string">
            <text:p>Sol moyen</text:p>
          </table:table-cell>
          <table:table-cell table:number-columns-repeated="3"/>
          <table:table-cell table:style-name="ce4" table:formula="of:=AVERAGE([.E3:.E56])" office:value-type="float" office:value="14293694.8600823">
            <text:p>14293694,8600823</text:p>
          </table:table-cell>
          <table:table-cell table:style-name="ce4" table:formula="of:=AVERAGE([.F3:.F56])" office:value-type="float" office:value="20675629.0555556">
            <text:p>20675629,0555556</text:p>
          </table:table-cell>
          <table:table-cell table:style-name="ce4" table:formula="of:=AVERAGE([.G3:.G56])" office:value-type="float" office:value="805088.592592593">
            <text:p>805088,592592593</text:p>
          </table:table-cell>
          <table:table-cell table:style-name="ce3" table:number-columns-repeated="3"/>
          <table:table-cell table:style-name="ce4" table:formula="of:=AVERAGE([.K3:.K56])" office:value-type="float" office:value="14239080.0761317">
            <text:p>14239080,0761317</text:p>
          </table:table-cell>
          <table:table-cell table:style-name="ce4" table:formula="of:=AVERAGE([.L3:.L56])" office:value-type="float" office:value="20680233.4444444">
            <text:p>20680233,4444444</text:p>
          </table:table-cell>
          <table:table-cell table:style-name="ce4" table:formula="of:=AVERAGE([.M3:.M56])" office:value-type="float" office:value="848010.703703704">
            <text:p>848010,703703704</text:p>
          </table:table-cell>
          <table:table-cell table:style-name="ce3" table:number-columns-repeated="3"/>
          <table:table-cell table:style-name="ce4" table:formula="of:=AVERAGE([.Q3:.Q56])" office:value-type="float" office:value="13925439.1687243">
            <text:p>13925439,1687243</text:p>
          </table:table-cell>
          <table:table-cell table:style-name="ce4" table:formula="of:=AVERAGE([.R3:.R56])" office:value-type="float" office:value="20606457.9259259">
            <text:p>20606457,9259259</text:p>
          </table:table-cell>
          <table:table-cell table:style-name="ce4" table:formula="of:=AVERAGE([.S3:.S56])" office:value-type="float" office:value="1176931.09433962">
            <text:p>1176931,09433962</text:p>
          </table:table-cell>
          <table:table-cell table:style-name="ce10" table:number-columns-repeated="3"/>
          <table:table-cell table:style-name="ce1" table:formula="of:=AVERAGE([.W3:.W56])" office:value-type="float" office:value="16612257.0035291">
            <text:p>16612257,0035291</text:p>
          </table:table-cell>
          <table:table-cell table:number-columns-repeated="7"/>
        </table:table-row>
        <table:table-row table:style-name="ro2">
          <table:table-cell office:value-type="string">
            <text:p>Gap moyen</text:p>
          </table:table-cell>
          <table:table-cell office:value-type="string">
            <text:p>bs-bi/bi</text:p>
          </table:table-cell>
          <table:table-cell table:number-columns-repeated="2"/>
          <table:table-cell table:style-name="ce4" table:formula="of:=([.$W58]-[.E58])/[.E58]*100" office:value-type="float" office:value="16.2208733720891">
            <text:p>16,2208733721</text:p>
          </table:table-cell>
          <table:table-cell table:number-columns-repeated="2"/>
          <table:table-cell table:style-name="ce3" table:number-columns-repeated="3"/>
          <table:table-cell table:style-name="ce4" table:formula="of:=([.$W58]-[.K58])/[.K58]*100" office:value-type="float" office:value="16.6666449988957">
            <text:p>16,6666449989</text:p>
          </table:table-cell>
          <table:table-cell table:number-columns-repeated="2"/>
          <table:table-cell table:style-name="ce3" table:number-columns-repeated="3"/>
          <table:table-cell table:style-name="ce4" table:formula="of:=([.$W58]-[.Q58])/[.Q58]*100" office:value-type="float" office:value="19.2943131074761">
            <text:p>19,2943131075</text:p>
          </table:table-cell>
          <table:table-cell table:number-columns-repeated="2"/>
          <table:table-cell table:style-name="ce10" table:number-columns-repeated="3"/>
          <table:table-cell table:style-name="ce1"/>
          <table:table-cell table:number-columns-repeated="7"/>
        </table:table-row>
        <table:table-row table:style-name="ro3">
          <table:table-cell office:value-type="string">
            <text:p>Opti local</text:p>
          </table:table-cell>
          <table:table-cell table:number-columns-repeated="3"/>
          <table:table-cell table:style-name="ce4" table:formula="of:=SUMPRODUCT([.H3:.H56]=&quot; &quot;;[.E3:.E56]&gt;0)" office:value-type="float" office:value="41">
            <text:p>41</text:p>
          </table:table-cell>
          <table:table-cell table:style-name="Default" table:number-columns-repeated="2"/>
          <table:table-cell table:number-columns-repeated="3"/>
          <table:table-cell table:style-name="ce4" table:formula="of:=SUMPRODUCT([.N3:.N56]=&quot; &quot;;[.K3:.K56]&gt;0)" office:value-type="float" office:value="39">
            <text:p>39</text:p>
          </table:table-cell>
          <table:table-cell table:style-name="Default" table:number-columns-repeated="2"/>
          <table:table-cell table:number-columns-repeated="3"/>
          <table:table-cell table:style-name="ce4" table:formula="of:=SUMPRODUCT([.T3:.T56]=&quot; &quot;;[.Q3:.Q56]&gt;0)" office:value-type="float" office:value="36">
            <text:p>36</text:p>
          </table:table-cell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>
            <text:p>Opti Global</text:p>
          </table:table-cell>
          <table:table-cell table:number-columns-repeated="3"/>
          <table:table-cell table:style-name="ce4" table:formula="of:=COUNTIF([.Y3:.Y56];&quot;Vrai&quot;)" office:value-type="float" office:value="2">
            <text:p>2</text:p>
          </table:table-cell>
          <table:table-cell table:style-name="Default" table:number-columns-repeated="2"/>
          <table:table-cell table:number-columns-repeated="3"/>
          <table:table-cell table:style-name="ce4" table:formula="of:=COUNTIF([.Z3:.Z56];&quot;Vrai&quot;)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style-name="ce4" table:formula="of:=COUNTIF([.AA3:.AA56];&quot;Vrai&quot;)" office:value-type="float" office:value="1">
            <text:p>1</text:p>
          </table:table-cell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>
            <text:p>Nb Opti cut</text:p>
          </table:table-cell>
          <table:table-cell table:number-columns-repeated="3"/>
          <table:table-cell table:style-name="ce4" table:formula="of:=COUNTIF([.AB3:.AB56];&quot;vrai&quot;)+[.E63]" office:value-type="float" office:value="45">
            <text:p>45</text:p>
          </table:table-cell>
          <table:table-cell table:style-name="Default" table:number-columns-repeated="2"/>
          <table:table-cell table:number-columns-repeated="3"/>
          <table:table-cell table:style-name="ce4" table:formula="of:=COUNTIF([.AC3:.AC56];&quot;vrai&quot;)+[.K63]" office:value-type="float" office:value="43">
            <text:p>43</text:p>
          </table:table-cell>
          <table:table-cell table:style-name="Default" table:number-columns-repeated="2"/>
          <table:table-cell table:number-columns-repeated="3"/>
          <table:table-cell table:style-name="ce4" table:formula="of:=COUNTIF([.AD3:.AD56];&quot;vrai&quot;)+[.Q63]" office:value-type="float" office:value="38">
            <text:p>38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>
            <text:p>Nb inf</text:p>
          </table:table-cell>
          <table:table-cell table:style-name="ce1" table:number-columns-repeated="3"/>
          <table:table-cell table:style-name="ce5" table:formula="of:=COUNTIF([.E3:.E56];&quot;infeasible&quot;)" office:value-type="float" office:value="0">
            <text:p>0</text:p>
          </table:table-cell>
          <table:table-cell table:style-name="ce6" table:number-columns-repeated="5"/>
          <table:table-cell table:style-name="ce5" table:formula="of:=COUNTIF([.K3:.K56];&quot;infeasible&quot;)" office:value-type="float" office:value="0">
            <text:p>0</text:p>
          </table:table-cell>
          <table:table-cell table:style-name="ce6" table:number-columns-repeated="5"/>
          <table:table-cell table:style-name="ce5" table:formula="of:=COUNTIF([.Q3:.Q56];&quot;infeasible&quot;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Nb no sol</text:p>
          </table:table-cell>
          <table:table-cell table:style-name="ce1" table:number-columns-repeated="3"/>
          <table:table-cell table:style-name="ce5" table:formula="of:=COUNTIF([.E3:.E56];0)" office:value-type="float" office:value="2">
            <text:p>2</text:p>
          </table:table-cell>
          <table:table-cell table:style-name="ce6" table:number-columns-repeated="5"/>
          <table:table-cell table:style-name="ce5" table:formula="of:=COUNTIF([.K3:.K56];0)" office:value-type="float" office:value="2">
            <text:p>2</text:p>
          </table:table-cell>
          <table:table-cell table:style-name="ce6" table:number-columns-repeated="5"/>
          <table:table-cell table:style-name="ce5" table:formula="of:=COUNTIF([.Q3:.Q56];0)" office:value-type="float" office:value="2">
            <text:p>2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5" office:value-type="string">
            <text:p>Infeasible</text:p>
          </table:table-cell>
          <table:table-cell table:style-name="ce6" table:number-columns-repeated="5"/>
          <table:table-cell table:style-name="ce5" office:value-type="string">
            <text:p>Infeasible</text:p>
          </table:table-cell>
          <table:table-cell table:style-name="ce6" table:number-columns-repeated="5"/>
          <table:table-cell table:style-name="ce5" office:value-type="string">
            <text:p>Infeasible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E$3:.E$56]=&quot;infeasible&quot;;[.$C$3:.$C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C$3:.$C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C$3:.$C$56]=25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E$3:.E$56]=&quot;infeasible&quot;;[.$C$3:.$C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C$3:.$C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C$3:.$C$56]=5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E$3:.E$56]=&quot;infeasible&quot;;[.$C$3:.$C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C$3:.$C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C$3:.$C$56]=10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E$3:.E$56]=&quot;infeasible&quot;;[.$B$3:.$B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B$3:.$B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B$3:.$B$56]=25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E$3:.E$56]=&quot;infeasible&quot;;[.$B$3:.$B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B$3:.$B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B$3:.$B$56]=5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E$3:.E$56]=&quot;infeasible&quot;;[.$B$3:.$B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B$3:.$B$56]=10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B$3:.$B$56]=10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E$3:.E$56]=&quot;infeasible&quot;;[.$D$3:.$D$56]=8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D$3:.$D$56]=8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D$3:.$D$56]=8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E$3:.E$56]=&quot;infeasible&quot;;[.$D$3:.$D$56]=12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&quot;infeasible&quot;;[.$D$3:.$D$56]=12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&quot;infeasible&quot;;[.$D$3:.$D$56]=12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5" office:value-type="string">
            <text:p>No sol</text:p>
          </table:table-cell>
          <table:table-cell table:style-name="ce6" table:number-columns-repeated="5"/>
          <table:table-cell table:style-name="ce5" office:value-type="string">
            <text:p>No sol</text:p>
          </table:table-cell>
          <table:table-cell table:style-name="ce6" table:number-columns-repeated="5"/>
          <table:table-cell table:style-name="ce5" office:value-type="string">
            <text:p>No sol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E$3:.E$56]=0;[.$C$3:.$C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C$3:.$C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C$3:.$C$56]=25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E$3:.E$56]=0;[.$C$3:.$C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C$3:.$C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C$3:.$C$56]=50)" office:value-type="float" office:value="1">
            <text:p>1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E$3:.E$56]=0;[.$C$3:.$C$56]=100)" office:value-type="float" office:value="2">
            <text:p>2</text:p>
          </table:table-cell>
          <table:table-cell table:style-name="ce6" table:number-columns-repeated="5"/>
          <table:table-cell table:style-name="ce5" table:formula="of:=SUMPRODUCT([.K$3:.K$56]=0;[.$C$3:.$C$56]=100)" office:value-type="float" office:value="2">
            <text:p>2</text:p>
          </table:table-cell>
          <table:table-cell table:style-name="ce6" table:number-columns-repeated="5"/>
          <table:table-cell table:style-name="ce5" table:formula="of:=SUMPRODUCT([.Q$3:.Q$56]=0;[.$C$3:.$C$56]=100)" office:value-type="float" office:value="1">
            <text:p>1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E$3:.E$56]=0;[.$B$3:.$B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B$3:.$B$56]=25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B$3:.$B$56]=25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E$3:.E$56]=0;[.$B$3:.$B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K$3:.K$56]=0;[.$B$3:.$B$56]=50)" office:value-type="float" office:value="0">
            <text:p>0</text:p>
          </table:table-cell>
          <table:table-cell table:style-name="ce6" table:number-columns-repeated="5"/>
          <table:table-cell table:style-name="ce5" table:formula="of:=SUMPRODUCT([.Q$3:.Q$56]=0;[.$B$3:.$B$56]=50)" office:value-type="float" office:value="0">
            <text:p>0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E$3:.E$56]=0;[.$B$3:.$B$56]=100)" office:value-type="float" office:value="2">
            <text:p>2</text:p>
          </table:table-cell>
          <table:table-cell table:style-name="ce6" table:number-columns-repeated="5"/>
          <table:table-cell table:style-name="ce5" table:formula="of:=SUMPRODUCT([.K$3:.K$56]=0;[.$B$3:.$B$56]=100)" office:value-type="float" office:value="2">
            <text:p>2</text:p>
          </table:table-cell>
          <table:table-cell table:style-name="ce6" table:number-columns-repeated="5"/>
          <table:table-cell table:style-name="ce5" table:formula="of:=SUMPRODUCT([.Q$3:.Q$56]=0;[.$B$3:.$B$56]=100)" office:value-type="float" office:value="2">
            <text:p>2</text:p>
          </table:table-cell>
          <table:table-cell table:style-name="ce6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6" table:number-columns-repeated="5"/>
          <table:table-cell table:style-name="ce5"/>
          <table:table-cell table:style-name="ce6" table:number-columns-repeated="5"/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E$3:.E$56]=0;[.$D$3:.$D$56]=8)" office:value-type="float" office:value="1">
            <text:p>1</text:p>
          </table:table-cell>
          <table:table-cell table:style-name="ce6" table:number-columns-repeated="5"/>
          <table:table-cell table:style-name="ce5" table:formula="of:=SUMPRODUCT([.K$3:.K$56]=0;[.$D$3:.$D$56]=8)" office:value-type="float" office:value="1">
            <text:p>1</text:p>
          </table:table-cell>
          <table:table-cell table:style-name="ce6" table:number-columns-repeated="5"/>
          <table:table-cell table:style-name="ce5" table:formula="of:=SUMPRODUCT([.Q$3:.Q$56]=0;[.$D$3:.$D$56]=8)" office:value-type="float" office:value="1">
            <text:p>1</text:p>
          </table:table-cell>
          <table:table-cell table:style-name="ce6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E$3:.E$56]=0;[.$D$3:.$D$56]=12)" office:value-type="float" office:value="1">
            <text:p>1</text:p>
          </table:table-cell>
          <table:table-cell table:style-name="ce6" table:number-columns-repeated="5"/>
          <table:table-cell table:style-name="ce5" table:formula="of:=SUMPRODUCT([.K$3:.K$56]=0;[.$D$3:.$D$56]=12)" office:value-type="float" office:value="1">
            <text:p>1</text:p>
          </table:table-cell>
          <table:table-cell table:style-name="ce6" table:number-columns-repeated="5"/>
          <table:table-cell table:style-name="ce5" table:formula="of:=SUMPRODUCT([.Q$3:.Q$56]=0;[.$D$3:.$D$56]=12)" office:value-type="float" office:value="1">
            <text:p>1</text:p>
          </table:table-cell>
          <table:table-cell table:style-name="ce6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5" office:value-type="string">
            <text:p>Value</text:p>
          </table:table-cell>
          <table:table-cell table:style-name="ce7" office:value-type="string">
            <text:p>ObjU</text:p>
          </table:table-cell>
          <table:table-cell table:style-name="ce7" office:value-type="string">
            <text:p>ObjS</text:p>
          </table:table-cell>
          <table:table-cell table:number-columns-repeated="3"/>
          <table:table-cell table:style-name="ce5" office:value-type="string">
            <text:p>Value</text:p>
          </table:table-cell>
          <table:table-cell table:style-name="ce7" office:value-type="string">
            <text:p>ObjU</text:p>
          </table:table-cell>
          <table:table-cell table:style-name="ce7" office:value-type="string">
            <text:p>ObjS</text:p>
          </table:table-cell>
          <table:table-cell table:number-columns-repeated="3"/>
          <table:table-cell table:style-name="ce5" office:value-type="string">
            <text:p>Value</text:p>
          </table:table-cell>
          <table:table-cell table:style-name="ce7" office:value-type="string">
            <text:p>ObjU</text:p>
          </table:table-cell>
          <table:table-cell table:style-name="ce7" office:value-type="string">
            <text:p>Obj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E$3:.E$56];[.$C$3:.$C$56]=25)" office:value-type="float" office:value="135088735">
            <text:p>135088735</text:p>
          </table:table-cell>
          <table:table-cell table:style-name="ce5" table:formula="of:=SUMPRODUCT([.F$3:.F$56];[.$C$3:.$C$56]=25)" office:value-type="float" office:value="197881136">
            <text:p>197881136</text:p>
          </table:table-cell>
          <table:table-cell table:style-name="ce5" table:formula="of:=SUMPRODUCT([.G$3:.G$56];[.$C$3:.$C$56]=25)" office:value-type="float" office:value="7762570">
            <text:p>7762570</text:p>
          </table:table-cell>
          <table:table-cell table:number-columns-repeated="3"/>
          <table:table-cell table:style-name="ce5" table:formula="of:=SUMPRODUCT([.K$3:.K$56];[.$C$3:.$C$56]=25)" office:value-type="float" office:value="135088695">
            <text:p>135088695</text:p>
          </table:table-cell>
          <table:table-cell table:style-name="ce5" table:formula="of:=SUMPRODUCT([.L$3:.L$56];[.$C$3:.$C$56]=25)" office:value-type="float" office:value="197881156">
            <text:p>197881156</text:p>
          </table:table-cell>
          <table:table-cell table:style-name="ce5" table:formula="of:=SUMPRODUCT([.M$3:.M$56];[.$C$3:.$C$56]=25)" office:value-type="float" office:value="7762610">
            <text:p>7762610</text:p>
          </table:table-cell>
          <table:table-cell table:number-columns-repeated="3"/>
          <table:table-cell table:style-name="ce5" table:formula="of:=SUMPRODUCT([.Q$3:.Q$56];[.$C$3:.$C$56]=25)" office:value-type="float" office:value="135088735">
            <text:p>135088735</text:p>
          </table:table-cell>
          <table:table-cell table:style-name="ce5" table:formula="of:=SUMPRODUCT([.R$3:.R$56];[.$C$3:.$C$56]=25)" office:value-type="float" office:value="197881131">
            <text:p>197881131</text:p>
          </table:table-cell>
          <table:table-cell table:style-name="ce5" table:formula="of:=SUMPRODUCT([.S$3:.S$56];[.$C$3:.$C$56]=25)" office:value-type="float" office:value="9963364">
            <text:p>9963364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E$3:.E$56];[.$C$3:.$C$56]=50)" office:value-type="float" office:value="267271837.111112">
            <text:p>267271837,111112</text:p>
          </table:table-cell>
          <table:table-cell table:style-name="ce5" table:formula="of:=SUMPRODUCT([.F$3:.F$56];[.$C$3:.$C$56]=50)" office:value-type="float" office:value="388180756">
            <text:p>388180756</text:p>
          </table:table-cell>
          <table:table-cell table:style-name="ce5" table:formula="of:=SUMPRODUCT([.G$3:.G$56];[.$C$3:.$C$56]=50)" office:value-type="float" office:value="14539110">
            <text:p>14539110</text:p>
          </table:table-cell>
          <table:table-cell table:number-columns-repeated="3"/>
          <table:table-cell table:style-name="ce5" table:formula="of:=SUMPRODUCT([.K$3:.K$56];[.$C$3:.$C$56]=50)" office:value-type="float" office:value="267506393.111112">
            <text:p>267506393,111112</text:p>
          </table:table-cell>
          <table:table-cell table:style-name="ce5" table:formula="of:=SUMPRODUCT([.L$3:.L$56];[.$C$3:.$C$56]=50)" office:value-type="float" office:value="389506777">
            <text:p>389506777</text:p>
          </table:table-cell>
          <table:table-cell table:style-name="ce5" table:formula="of:=SUMPRODUCT([.M$3:.M$56];[.$C$3:.$C$56]=50)" office:value-type="float" office:value="15130556">
            <text:p>15130556</text:p>
          </table:table-cell>
          <table:table-cell table:number-columns-repeated="3"/>
          <table:table-cell table:style-name="ce5" table:formula="of:=SUMPRODUCT([.Q$3:.Q$56];[.$C$3:.$C$56]=50)" office:value-type="float" office:value="245028035.111111">
            <text:p>245028035,111111</text:p>
          </table:table-cell>
          <table:table-cell table:style-name="ce5" table:formula="of:=SUMPRODUCT([.R$3:.R$56];[.$C$3:.$C$56]=50)" office:value-type="float" office:value="358343861">
            <text:p>358343861</text:p>
          </table:table-cell>
          <table:table-cell table:style-name="ce5" table:formula="of:=SUMPRODUCT([.S$3:.S$56];[.$C$3:.$C$56]=50)" office:value-type="float" office:value="14263860">
            <text:p>1426386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E$3:.E$56];[.$C$3:.$C$56]=100)" office:value-type="float" office:value="369498950.333334">
            <text:p>369498950,333334</text:p>
          </table:table-cell>
          <table:table-cell table:style-name="ce5" table:formula="of:=SUMPRODUCT([.F$3:.F$56];[.$C$3:.$C$56]=100)" office:value-type="float" office:value="530422077">
            <text:p>530422077</text:p>
          </table:table-cell>
          <table:table-cell table:style-name="ce5" table:formula="of:=SUMPRODUCT([.G$3:.G$56];[.$C$3:.$C$56]=100)" office:value-type="float" office:value="21173104">
            <text:p>21173104</text:p>
          </table:table-cell>
          <table:table-cell table:number-columns-repeated="3"/>
          <table:table-cell table:style-name="ce5" table:formula="of:=SUMPRODUCT([.K$3:.K$56];[.$C$3:.$C$56]=100)" office:value-type="float" office:value="366315236.000001">
            <text:p>366315236,000001</text:p>
          </table:table-cell>
          <table:table-cell table:style-name="ce5" table:formula="of:=SUMPRODUCT([.L$3:.L$56];[.$C$3:.$C$56]=100)" office:value-type="float" office:value="529344673">
            <text:p>529344673</text:p>
          </table:table-cell>
          <table:table-cell table:style-name="ce5" table:formula="of:=SUMPRODUCT([.M$3:.M$56];[.$C$3:.$C$56]=100)" office:value-type="float" office:value="22899412">
            <text:p>22899412</text:p>
          </table:table-cell>
          <table:table-cell table:number-columns-repeated="3"/>
          <table:table-cell table:style-name="ce5" table:formula="of:=SUMPRODUCT([.Q$3:.Q$56];[.$C$3:.$C$56]=100)" office:value-type="float" office:value="371856945">
            <text:p>371856945</text:p>
          </table:table-cell>
          <table:table-cell table:style-name="ce5" table:formula="of:=SUMPRODUCT([.R$3:.R$56];[.$C$3:.$C$56]=100)" office:value-type="float" office:value="556523736">
            <text:p>556523736</text:p>
          </table:table-cell>
          <table:table-cell table:style-name="ce5" table:formula="of:=SUMPRODUCT([.S$3:.S$56];[.$C$3:.$C$56]=100)" office:value-type="float" office:value="38150124">
            <text:p>38150124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E$3:.E$56];[.$B$3:.$B$56]=25)" office:value-type="float" office:value="251552957">
            <text:p>251552957</text:p>
          </table:table-cell>
          <table:table-cell table:style-name="ce5" table:formula="of:=SUMPRODUCT([.F$3:.F$56];[.$B$3:.$B$56]=25)" office:value-type="float" office:value="359226751">
            <text:p>359226751</text:p>
          </table:table-cell>
          <table:table-cell table:style-name="ce5" table:formula="of:=SUMPRODUCT([.G$3:.G$56];[.$B$3:.$B$56]=25)" office:value-type="float" office:value="15553884">
            <text:p>15553884</text:p>
          </table:table-cell>
          <table:table-cell table:number-columns-repeated="3"/>
          <table:table-cell table:style-name="ce5" table:formula="of:=SUMPRODUCT([.K$3:.K$56];[.$B$3:.$B$56]=25)" office:value-type="float" office:value="251793114">
            <text:p>251793114</text:p>
          </table:table-cell>
          <table:table-cell table:style-name="ce5" table:formula="of:=SUMPRODUCT([.L$3:.L$56];[.$B$3:.$B$56]=25)" office:value-type="float" office:value="360430976">
            <text:p>360430976</text:p>
          </table:table-cell>
          <table:table-cell table:style-name="ce5" table:formula="of:=SUMPRODUCT([.M$3:.M$56];[.$B$3:.$B$56]=25)" office:value-type="float" office:value="16087954">
            <text:p>16087954</text:p>
          </table:table-cell>
          <table:table-cell table:number-columns-repeated="3"/>
          <table:table-cell table:style-name="ce5" table:formula="of:=SUMPRODUCT([.Q$3:.Q$56];[.$B$3:.$B$56]=25)" office:value-type="float" office:value="251764008.333333">
            <text:p>251764008,333333</text:p>
          </table:table-cell>
          <table:table-cell table:style-name="ce5" table:formula="of:=SUMPRODUCT([.R$3:.R$56];[.$B$3:.$B$56]=25)" office:value-type="float" office:value="360418029">
            <text:p>360418029</text:p>
          </table:table-cell>
          <table:table-cell table:style-name="ce5" table:formula="of:=SUMPRODUCT([.S$3:.S$56];[.$B$3:.$B$56]=25)" office:value-type="float" office:value="13595984">
            <text:p>13595984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E$3:.E$56];[.$B$3:.$B$56]=50)" office:value-type="float" office:value="279777906.777778">
            <text:p>279777906,777778</text:p>
          </table:table-cell>
          <table:table-cell table:style-name="ce5" table:formula="of:=SUMPRODUCT([.F$3:.F$56];[.$B$3:.$B$56]=50)" office:value-type="float" office:value="411301569">
            <text:p>411301569</text:p>
          </table:table-cell>
          <table:table-cell table:style-name="ce5" table:formula="of:=SUMPRODUCT([.G$3:.G$56];[.$B$3:.$B$56]=50)" office:value-type="float" office:value="19013742">
            <text:p>19013742</text:p>
          </table:table-cell>
          <table:table-cell table:number-columns-repeated="3"/>
          <table:table-cell table:style-name="ce5" table:formula="of:=SUMPRODUCT([.K$3:.K$56];[.$B$3:.$B$56]=50)" office:value-type="float" office:value="276963450.777778">
            <text:p>276963450,777778</text:p>
          </table:table-cell>
          <table:table-cell table:style-name="ce5" table:formula="of:=SUMPRODUCT([.L$3:.L$56];[.$B$3:.$B$56]=50)" office:value-type="float" office:value="410447461">
            <text:p>410447461</text:p>
          </table:table-cell>
          <table:table-cell table:style-name="ce5" table:formula="of:=SUMPRODUCT([.M$3:.M$56];[.$B$3:.$B$56]=50)" office:value-type="float" office:value="20864098">
            <text:p>20864098</text:p>
          </table:table-cell>
          <table:table-cell table:number-columns-repeated="3"/>
          <table:table-cell table:style-name="ce5" table:formula="of:=SUMPRODUCT([.Q$3:.Q$56];[.$B$3:.$B$56]=50)" office:value-type="float" office:value="279066330.777778">
            <text:p>279066330,777778</text:p>
          </table:table-cell>
          <table:table-cell table:style-name="ce5" table:formula="of:=SUMPRODUCT([.R$3:.R$56];[.$B$3:.$B$56]=50)" office:value-type="float" office:value="406845649">
            <text:p>406845649</text:p>
          </table:table-cell>
          <table:table-cell table:style-name="ce5" table:formula="of:=SUMPRODUCT([.S$3:.S$56];[.$B$3:.$B$56]=50)" office:value-type="float" office:value="17809590">
            <text:p>1780959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E$3:.E$56];[.$B$3:.$B$56]=100)" office:value-type="float" office:value="240528658.666667">
            <text:p>240528658,666667</text:p>
          </table:table-cell>
          <table:table-cell table:style-name="ce5" table:formula="of:=SUMPRODUCT([.F$3:.F$56];[.$B$3:.$B$56]=100)" office:value-type="float" office:value="345955649">
            <text:p>345955649</text:p>
          </table:table-cell>
          <table:table-cell table:style-name="ce5" table:formula="of:=SUMPRODUCT([.G$3:.G$56];[.$B$3:.$B$56]=100)" office:value-type="float" office:value="8907158">
            <text:p>8907158</text:p>
          </table:table-cell>
          <table:table-cell table:number-columns-repeated="3"/>
          <table:table-cell table:style-name="ce5" table:formula="of:=SUMPRODUCT([.K$3:.K$56];[.$B$3:.$B$56]=100)" office:value-type="float" office:value="240153759.333334">
            <text:p>240153759,333334</text:p>
          </table:table-cell>
          <table:table-cell table:style-name="ce5" table:formula="of:=SUMPRODUCT([.L$3:.L$56];[.$B$3:.$B$56]=100)" office:value-type="float" office:value="345854169">
            <text:p>345854169</text:p>
          </table:table-cell>
          <table:table-cell table:style-name="ce5" table:formula="of:=SUMPRODUCT([.M$3:.M$56];[.$B$3:.$B$56]=100)" office:value-type="float" office:value="8840526">
            <text:p>8840526</text:p>
          </table:table-cell>
          <table:table-cell table:number-columns-repeated="3"/>
          <table:table-cell table:style-name="ce5" table:formula="of:=SUMPRODUCT([.Q$3:.Q$56];[.$B$3:.$B$56]=100)" office:value-type="float" office:value="221143376.000001">
            <text:p>221143376,000001</text:p>
          </table:table-cell>
          <table:table-cell table:style-name="ce5" table:formula="of:=SUMPRODUCT([.R$3:.R$56];[.$B$3:.$B$56]=100)" office:value-type="float" office:value="345485050">
            <text:p>345485050</text:p>
          </table:table-cell>
          <table:table-cell table:style-name="ce5" table:formula="of:=SUMPRODUCT([.S$3:.S$56];[.$B$3:.$B$56]=100)" office:value-type="float" office:value="30971774">
            <text:p>30971774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3"/>
          <table:table-cell table:style-name="ce5" table:number-columns-repeated="3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E$3:.E$56];[.$D$3:.$D$56]=8)" office:value-type="float" office:value="335396848.666667">
            <text:p>335396848,666667</text:p>
          </table:table-cell>
          <table:table-cell table:style-name="ce5" table:formula="of:=SUMPRODUCT([.F$3:.F$56];[.$D$3:.$D$56]=8)" office:value-type="float" office:value="490827169">
            <text:p>490827169</text:p>
          </table:table-cell>
          <table:table-cell table:style-name="ce5" table:formula="of:=SUMPRODUCT([.G$3:.G$56];[.$D$3:.$D$56]=8)" office:value-type="float" office:value="20530412">
            <text:p>20530412</text:p>
          </table:table-cell>
          <table:table-cell table:number-columns-repeated="3"/>
          <table:table-cell table:style-name="ce5" table:formula="of:=SUMPRODUCT([.K$3:.K$56];[.$D$3:.$D$56]=8)" office:value-type="float" office:value="335152290.666667">
            <text:p>335152290,666667</text:p>
          </table:table-cell>
          <table:table-cell table:style-name="ce5" table:formula="of:=SUMPRODUCT([.L$3:.L$56];[.$D$3:.$D$56]=8)" office:value-type="float" office:value="490791754">
            <text:p>490791754</text:p>
          </table:table-cell>
          <table:table-cell table:style-name="ce5" table:formula="of:=SUMPRODUCT([.M$3:.M$56];[.$D$3:.$D$56]=8)" office:value-type="float" office:value="20679570">
            <text:p>20679570</text:p>
          </table:table-cell>
          <table:table-cell table:number-columns-repeated="3"/>
          <table:table-cell table:style-name="ce5" table:formula="of:=SUMPRODUCT([.Q$3:.Q$56];[.$D$3:.$D$56]=8)" office:value-type="float" office:value="329868462.666667">
            <text:p>329868462,666667</text:p>
          </table:table-cell>
          <table:table-cell table:style-name="ce5" table:formula="of:=SUMPRODUCT([.R$3:.R$56];[.$D$3:.$D$56]=8)" office:value-type="float" office:value="487293374">
            <text:p>487293374</text:p>
          </table:table-cell>
          <table:table-cell table:style-name="ce5" table:formula="of:=SUMPRODUCT([.S$3:.S$56];[.$D$3:.$D$56]=8)" office:value-type="float" office:value="24174998">
            <text:p>24174998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E$3:.E$56];[.$D$3:.$D$56]=12)" office:value-type="float" office:value="436462673.777778">
            <text:p>436462673,777778</text:p>
          </table:table-cell>
          <table:table-cell table:style-name="ce5" table:formula="of:=SUMPRODUCT([.F$3:.F$56];[.$D$3:.$D$56]=12)" office:value-type="float" office:value="625656800">
            <text:p>625656800</text:p>
          </table:table-cell>
          <table:table-cell table:style-name="ce5" table:formula="of:=SUMPRODUCT([.G$3:.G$56];[.$D$3:.$D$56]=12)" office:value-type="float" office:value="22944372">
            <text:p>22944372</text:p>
          </table:table-cell>
          <table:table-cell table:number-columns-repeated="3"/>
          <table:table-cell table:style-name="ce5" table:formula="of:=SUMPRODUCT([.K$3:.K$56];[.$D$3:.$D$56]=12)" office:value-type="float" office:value="433758033.444445">
            <text:p>433758033,444445</text:p>
          </table:table-cell>
          <table:table-cell table:style-name="ce5" table:formula="of:=SUMPRODUCT([.L$3:.L$56];[.$D$3:.$D$56]=12)" office:value-type="float" office:value="625940852">
            <text:p>625940852</text:p>
          </table:table-cell>
          <table:table-cell table:style-name="ce5" table:formula="of:=SUMPRODUCT([.M$3:.M$56];[.$D$3:.$D$56]=12)" office:value-type="float" office:value="25113008">
            <text:p>25113008</text:p>
          </table:table-cell>
          <table:table-cell table:number-columns-repeated="3"/>
          <table:table-cell table:style-name="ce5" table:formula="of:=SUMPRODUCT([.Q$3:.Q$56];[.$D$3:.$D$56]=12)" office:value-type="float" office:value="422105252.444445">
            <text:p>422105252,444445</text:p>
          </table:table-cell>
          <table:table-cell table:style-name="ce5" table:formula="of:=SUMPRODUCT([.R$3:.R$56];[.$D$3:.$D$56]=12)" office:value-type="float" office:value="625455354">
            <text:p>625455354</text:p>
          </table:table-cell>
          <table:table-cell table:style-name="ce5" table:formula="of:=SUMPRODUCT([.S$3:.S$56];[.$D$3:.$D$56]=12)" office:value-type="float" office:value="38202350">
            <text:p>3820235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Default" office:value-type="string">
            <text:p>Opti local</text:p>
          </table:table-cell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H$3:.H$56]=&quot; &quot;;[.E$3:.E$56]&gt;0;[.$C$3:.$C$56]=25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C$3:.$C$56]=25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C$3:.$C$56]=25)" office:value-type="float" office:value="18">
            <text:p>18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H$3:.H$56]=&quot; &quot;;[.E$3:.E$56]&gt;0;[.$C$3:.$C$56]=50)" office:value-type="float" office:value="15">
            <text:p>15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C$3:.$C$56]=50)" office:value-type="float" office:value="13">
            <text:p>13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C$3:.$C$56]=50)" office:value-type="float" office:value="11">
            <text:p>11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H$3:.H$56]=&quot; &quot;;[.E$3:.E$56]&gt;0;[.$C$3:.$C$56]=100)" office:value-type="float" office:value="8">
            <text:p>8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C$3:.$C$56]=100)" office:value-type="float" office:value="8">
            <text:p>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C$3:.$C$56]=100)" office:value-type="float" office:value="7">
            <text:p>7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H$3:.H$56]=&quot; &quot;;[.E$3:.E$56]&gt;0;[.$B$3:.$B$56]=25)" office:value-type="float" office:value="17">
            <text:p>17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B$3:.$B$56]=25)" office:value-type="float" office:value="17">
            <text:p>17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B$3:.$B$56]=25)" office:value-type="float" office:value="17">
            <text:p>17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H$3:.H$56]=&quot; &quot;;[.E$3:.E$56]&gt;0;[.$B$3:.$B$56]=50)" office:value-type="float" office:value="15">
            <text:p>15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B$3:.$B$56]=50)" office:value-type="float" office:value="14">
            <text:p>14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B$3:.$B$56]=50)" office:value-type="float" office:value="12">
            <text:p>12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H$3:.H$56]=&quot; &quot;;[.E$3:.E$56]&gt;0;[.$B$3:.$B$56]=100)" office:value-type="float" office:value="9">
            <text:p>9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B$3:.$B$56]=100)" office:value-type="float" office:value="8">
            <text:p>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B$3:.$B$56]=100)" office:value-type="float" office:value="7">
            <text:p>7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H$3:.H$56]=&quot; &quot;;[.E$3:.E$56]&gt;0;[.$D$3:.$D$56]=8)" office:value-type="float" office:value="22">
            <text:p>22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D$3:.$D$56]=8)" office:value-type="float" office:value="21">
            <text:p>21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D$3:.$D$56]=8)" office:value-type="float" office:value="19">
            <text:p>19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H$3:.H$56]=&quot; &quot;;[.E$3:.E$56]&gt;0;[.$D$3:.$D$56]=12)" office:value-type="float" office:value="19">
            <text:p>19</text:p>
          </table:table-cell>
          <table:table-cell table:style-name="ce7" table:number-columns-repeated="2"/>
          <table:table-cell table:number-columns-repeated="3"/>
          <table:table-cell table:style-name="ce5" table:formula="of:=SUMPRODUCT([.N$3:.N$56]=&quot; &quot;;[.K$3:.K$56]&gt;0;[.$D$3:.$D$56]=12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T$3:.T$56]=&quot; &quot;;[.Q$3:.Q$56]&gt;0;[.$D$3:.$D$56]=12)" office:value-type="float" office:value="17">
            <text:p>17</text:p>
          </table:table-cell>
          <table:table-cell table:style-name="ce7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Default" office:value-type="string">
            <text:p>Opti global</text:p>
          </table:table-cell>
          <table:table-cell table:style-name="ce7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7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Y$3:.Y$56]=1;[.$C$3:.$C$56]=25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C$3:.$C$56]=25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C$3:.$C$56]=25)" office:value-type="float" office:value="1">
            <text:p>1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Y$3:.Y$56]=1;[.$C$3:.$C$56]=50)" office:value-type="float" office:value="0">
            <text:p>0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C$3:.$C$56]=50)" office:value-type="float" office:value="0">
            <text:p>0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C$3:.$C$56]=5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Y$3:.Y$56]=1;[.$C$3:.$C$56]=10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C$3:.$C$56]=100)" office:value-type="float" office:value="0">
            <text:p>0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C$3:.$C$56]=10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Y$3:.Y$56]=1;[.$B$3:.$B$56]=25)" office:value-type="float" office:value="0">
            <text:p>0</text:p>
          </table:table-cell>
          <table:table-cell table:style-name="ce7" table:number-columns-repeated="2"/>
          <table:table-cell table:number-columns-repeated="3"/>
          <table:table-cell table:style-name="ce5" table:formula="of:=SUMPRODUCT([.Y$3:.Y$56]=1;[.$B$3:.$B$56]=25)" office:value-type="float" office:value="0">
            <text:p>0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B$3:.$B$56]=25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Y$3:.Y$56]=1;[.$B$3:.$B$56]=5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Y$3:.Y$56]=1;[.$B$3:.$B$56]=5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B$3:.$B$56]=50)" office:value-type="float" office:value="1">
            <text:p>1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Y$3:.Y$56]=1;[.$B$3:.$B$56]=10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Y$3:.Y$56]=1;[.$B$3:.$B$56]=100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B$3:.$B$56]=100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Y$3:.Y$56]=1;[.$D$3:.$D$56]=8)" office:value-type="float" office:value="2">
            <text:p>2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D$3:.$D$56]=8)" office:value-type="float" office:value="1">
            <text:p>1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D$3:.$D$56]=8)" office:value-type="float" office:value="1">
            <text:p>1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Y$3:.Y$56]=1;[.$D$3:.$D$56]=12)" office:value-type="float" office:value="0">
            <text:p>0</text:p>
          </table:table-cell>
          <table:table-cell table:style-name="ce7" table:number-columns-repeated="2"/>
          <table:table-cell table:number-columns-repeated="3"/>
          <table:table-cell table:style-name="ce5" table:formula="of:=SUMPRODUCT([.Z$3:.Z$56]=1;[.$D$3:.$D$56]=12)" office:value-type="float" office:value="0">
            <text:p>0</text:p>
          </table:table-cell>
          <table:table-cell table:style-name="ce7" table:number-columns-repeated="2"/>
          <table:table-cell table:number-columns-repeated="3"/>
          <table:table-cell table:style-name="ce5" table:formula="of:=SUMPRODUCT([.AA$3:.AA$56]=1;[.$D$3:.$D$56]=12)" office:value-type="float" office:value="0">
            <text:p>0</text:p>
          </table:table-cell>
          <table:table-cell table:style-name="ce7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Default" office:value-type="string">
            <text:p>Opti cut</text:p>
          </table:table-cell>
          <table:table-cell table:style-name="ce7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7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5" table:formula="of:=SUMPRODUCT([.AB$3:.AB$56]=1;[.$C$3:.$C$56]=25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C$3:.$C$56]=25)" office:value-type="float" office:value="17">
            <text:p>17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C$3:.$C$56]=25)" office:value-type="float" office:value="17">
            <text:p>17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5" table:formula="of:=SUMPRODUCT([.AB$3:.AB$56]=1;[.$C$3:.$C$56]=50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C$3:.$C$56]=50)" office:value-type="float" office:value="15">
            <text:p>15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C$3:.$C$56]=50)" office:value-type="float" office:value="13">
            <text:p>13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5" table:formula="of:=SUMPRODUCT([.AB$3:.AB$56]=1;[.$C$3:.$C$56]=100)" office:value-type="float" office:value="11">
            <text:p>11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C$3:.$C$56]=100)" office:value-type="float" office:value="11">
            <text:p>11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C$3:.$C$56]=100)" office:value-type="float" office:value="8">
            <text:p>8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Default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5" table:formula="of:=SUMPRODUCT([.AB$3:.AB$56]=1;[.$B$3:.$B$56]=25)" office:value-type="float" office:value="18">
            <text:p>18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B$3:.$B$56]=25)" office:value-type="float" office:value="18">
            <text:p>18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B$3:.$B$56]=25)" office:value-type="float" office:value="17">
            <text:p>17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5" table:formula="of:=SUMPRODUCT([.AB$3:.AB$56]=1;[.$B$3:.$B$56]=50)" office:value-type="float" office:value="14">
            <text:p>14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B$3:.$B$56]=50)" office:value-type="float" office:value="13">
            <text:p>13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B$3:.$B$56]=50)" office:value-type="float" office:value="11">
            <text:p>11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5" table:formula="of:=SUMPRODUCT([.AB$3:.AB$56]=1;[.$B$3:.$B$56]=100)" office:value-type="float" office:value="13">
            <text:p>13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B$3:.$B$56]=100)" office:value-type="float" office:value="12">
            <text:p>12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B$3:.$B$56]=100)" office:value-type="float" office:value="10">
            <text:p>10</text:p>
          </table:table-cell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5"/>
          <table:table-cell table:style-name="Default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3"/>
          <table:table-cell table:style-name="ce5"/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5" table:formula="of:=SUMPRODUCT([.AB$3:.AB$56]=1;[.$D$3:.$D$56]=8)" office:value-type="float" office:value="22">
            <text:p>22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D$3:.$D$56]=8)" office:value-type="float" office:value="21">
            <text:p>21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D$3:.$D$56]=8)" office:value-type="float" office:value="19">
            <text:p>19</text:p>
          </table:table-cell>
          <table:table-cell table:style-name="ce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5" table:formula="of:=SUMPRODUCT([.AB$3:.AB$56]=1;[.$D$3:.$D$56]=12)" office:value-type="float" office:value="23">
            <text:p>23</text:p>
          </table:table-cell>
          <table:table-cell table:style-name="Default" table:number-columns-repeated="2"/>
          <table:table-cell table:number-columns-repeated="3"/>
          <table:table-cell table:style-name="ce5" table:formula="of:=SUMPRODUCT([.AC$3:.AC$56]=1;[.$D$3:.$D$56]=12)" office:value-type="float" office:value="22">
            <text:p>22</text:p>
          </table:table-cell>
          <table:table-cell table:style-name="ce7" table:number-columns-repeated="2"/>
          <table:table-cell table:number-columns-repeated="3"/>
          <table:table-cell table:style-name="ce5" table:formula="of:=SUMPRODUCT([.AD$3:.AD$56]=1;[.$D$3:.$D$56]=12)" office:value-type="float" office:value="19">
            <text:p>19</text:p>
          </table:table-cell>
          <table:table-cell table:style-name="ce7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4" office:value-type="string">
            <text:p>Gap moyen</text:p>
          </table:table-cell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U</text:p>
          </table:table-cell>
          <table:table-cell table:number-columns-repeated="3"/>
          <table:table-cell table:style-name="ce4" table:formula="of:=([.F138])/[.G138]*100" office:value-type="float" office:value="10.3641258642401">
            <text:p>10,3641258642</text:p>
          </table:table-cell>
          <table:table-cell table:style-name="ce7" table:formula="of:=SUMPRODUCT(([.$W$3:.$W$56]-[.$E$3:.$E$56]);[.$C$3:.$C$56]=25)" office:value-type="float" office:value="14000766.5238098">
            <text:p>14000766,5238098</text:p>
          </table:table-cell>
          <table:table-cell table:style-name="ce7" table:formula="of:=SUMPRODUCT(([.$E$3:.$E$56]);[.$C$3:.$C$56]=25)" office:value-type="float" office:value="135088735">
            <text:p>135088735</text:p>
          </table:table-cell>
          <table:table-cell table:number-columns-repeated="3"/>
          <table:table-cell table:style-name="ce4" table:formula="of:=([.L138])/[.M138]*100" office:value-type="float" office:value="10.3641585432517">
            <text:p>10,3641585433</text:p>
          </table:table-cell>
          <table:table-cell table:style-name="ce7" table:formula="of:=SUMPRODUCT(([.$W$3:.$W$56]-[.$K$3:.$K$56]);[.$C$3:.$C$56]=25)" office:value-type="float" office:value="14000806.5238098">
            <text:p>14000806,5238098</text:p>
          </table:table-cell>
          <table:table-cell table:style-name="ce7" table:formula="of:=SUMPRODUCT(([.$K$3:.$K$56]);[.$C$3:.$C$56]=25)" office:value-type="float" office:value="135088695">
            <text:p>135088695</text:p>
          </table:table-cell>
          <table:table-cell table:number-columns-repeated="3"/>
          <table:table-cell table:style-name="ce4" table:formula="of:=([.R138])/[.S138]*100" office:value-type="float" office:value="10.3641258642401">
            <text:p>10,3641258642</text:p>
          </table:table-cell>
          <table:table-cell table:style-name="ce7" table:formula="of:=SUMPRODUCT(([.$W$3:.$W$56]-[.$Q$3:.$Q$56]);[.$C$3:.$C$56]=25)" office:value-type="float" office:value="14000766.5238097">
            <text:p>14000766,5238097</text:p>
          </table:table-cell>
          <table:table-cell table:style-name="ce7" table:formula="of:=SUMPRODUCT(([.$Q$3:.$Q$56]);[.$C$3:.$C$56]=25)" office:value-type="float" office:value="135088735">
            <text:p>135088735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50 U</text:p>
          </table:table-cell>
          <table:table-cell table:number-columns-repeated="3"/>
          <table:table-cell table:style-name="ce4" table:formula="of:=([.F139])/[.G139]*100" office:value-type="float" office:value="8.39256583538077">
            <text:p>8,3925658354</text:p>
          </table:table-cell>
          <table:table-cell table:style-name="ce7" table:formula="of:=SUMPRODUCT(([.$W$3:.$W$56]-[.$E$3:.$E$56]);[.$C$3:.$C$56]=50)" office:value-type="float" office:value="22430964.8889817">
            <text:p>22430964,8889817</text:p>
          </table:table-cell>
          <table:table-cell table:style-name="ce7" table:formula="of:=SUMPRODUCT(([.$E$3:.$E$56]);[.$C$3:.$C$56]=50)" office:value-type="float" office:value="267271837.111112">
            <text:p>267271837,111112</text:p>
          </table:table-cell>
          <table:table-cell table:number-columns-repeated="3"/>
          <table:table-cell table:style-name="ce4" table:formula="of:=([.L139])/[.M139]*100" office:value-type="float" office:value="8.29752464262123">
            <text:p>8,2975246426</text:p>
          </table:table-cell>
          <table:table-cell table:style-name="ce7" table:formula="of:=SUMPRODUCT(([.$W$3:.$W$56]-[.$K$3:.$K$56]);[.$C$3:.$C$56]=50)" office:value-type="float" office:value="22196408.8889817">
            <text:p>22196408,8889817</text:p>
          </table:table-cell>
          <table:table-cell table:style-name="ce7" table:formula="of:=SUMPRODUCT(([.$K$3:.$K$56]);[.$C$3:.$C$56]=50)" office:value-type="float" office:value="267506393.111112">
            <text:p>267506393,111112</text:p>
          </table:table-cell>
          <table:table-cell table:number-columns-repeated="3"/>
          <table:table-cell table:style-name="ce4" table:formula="of:=([.R139])/[.S139]*100" office:value-type="float" office:value="18.2325124015803">
            <text:p>18,2325124016</text:p>
          </table:table-cell>
          <table:table-cell table:style-name="ce7" table:formula="of:=SUMPRODUCT(([.$W$3:.$W$56]-[.$Q$3:.$Q$56]);[.$C$3:.$C$56]=50)" office:value-type="float" office:value="44674766.888982">
            <text:p>44674766,888982</text:p>
          </table:table-cell>
          <table:table-cell table:style-name="ce7" table:formula="of:=SUMPRODUCT(([.$Q$3:.$Q$56]);[.$C$3:.$C$56]=50)" office:value-type="float" office:value="245028035.111111">
            <text:p>245028035,111111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U</text:p>
          </table:table-cell>
          <table:table-cell table:number-columns-repeated="3"/>
          <table:table-cell table:style-name="ce4" table:formula="of:=([.F140])/[.G140]*100" office:value-type="float" office:value="24.0245944550725">
            <text:p>24,0245944551</text:p>
          </table:table-cell>
          <table:table-cell table:style-name="ce7" table:formula="of:=SUMPRODUCT(([.$W$3:.$W$56]-[.$E$3:.$E$56]);[.$C$3:.$C$56]=100)" office:value-type="float" office:value="88770624.3333332">
            <text:p>88770624,3333332</text:p>
          </table:table-cell>
          <table:table-cell table:style-name="ce7" table:formula="of:=SUMPRODUCT(([.$E$3:.$E$56]);[.$C$3:.$C$56]=100)" office:value-type="float" office:value="369498950.333334">
            <text:p>369498950,333334</text:p>
          </table:table-cell>
          <table:table-cell table:number-columns-repeated="3"/>
          <table:table-cell table:style-name="ce4" table:formula="of:=([.L140])/[.M140]*100" office:value-type="float" office:value="25.1025154374595">
            <text:p>25,1025154375</text:p>
          </table:table-cell>
          <table:table-cell table:style-name="ce7" table:formula="of:=SUMPRODUCT(([.$W$3:.$W$56]-[.$K$3:.$K$56]);[.$C$3:.$C$56]=100)" office:value-type="float" office:value="91954338.6666662">
            <text:p>91954338,6666662</text:p>
          </table:table-cell>
          <table:table-cell table:style-name="ce7" table:formula="of:=SUMPRODUCT(([.$K$3:.$K$56]);[.$C$3:.$C$56]=100)" office:value-type="float" office:value="366315236.000001">
            <text:p>366315236,000001</text:p>
          </table:table-cell>
          <table:table-cell table:number-columns-repeated="3"/>
          <table:table-cell table:style-name="ce4" table:formula="of:=([.R140])/[.S140]*100" office:value-type="float" office:value="23.23813789915">
            <text:p>23,2381378992</text:p>
          </table:table-cell>
          <table:table-cell table:style-name="ce7" table:formula="of:=SUMPRODUCT(([.$W$3:.$W$56]-[.$Q$3:.$Q$56]);[.$C$3:.$C$56]=100)" office:value-type="float" office:value="86412629.6666665">
            <text:p>86412629,6666665</text:p>
          </table:table-cell>
          <table:table-cell table:style-name="ce7" table:formula="of:=SUMPRODUCT(([.$Q$3:.$Q$56]);[.$C$3:.$C$56]=100)" office:value-type="float" office:value="371856945">
            <text:p>371856945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S</text:p>
          </table:table-cell>
          <table:table-cell table:number-columns-repeated="3"/>
          <table:table-cell table:style-name="ce4" table:formula="of:=([.F142])/[.G142]*100" office:value-type="float" office:value="9.42776985807523">
            <text:p>9,4277698581</text:p>
          </table:table-cell>
          <table:table-cell table:style-name="ce7" table:formula="of:=SUMPRODUCT(([.$W$3:.$W$56]-[.$E$3:.$E$56]);[.$B$3:.$B$56]=25)" office:value-type="float" office:value="23715833.8571429">
            <text:p>23715833,8571429</text:p>
          </table:table-cell>
          <table:table-cell table:style-name="ce7" table:formula="of:=SUMPRODUCT(([.$E$3:.$E$56]);[.$B$3:.$B$56]=25)" office:value-type="float" office:value="251552957">
            <text:p>251552957</text:p>
          </table:table-cell>
          <table:table-cell table:number-columns-repeated="3"/>
          <table:table-cell table:style-name="ce4" table:formula="of:=([.L142])/[.M142]*100" office:value-type="float" office:value="9.32339907323389">
            <text:p>9,3233990732</text:p>
          </table:table-cell>
          <table:table-cell table:style-name="ce7" table:formula="of:=SUMPRODUCT(([.$W$3:.$W$56]-[.$K$3:.$K$56]);[.$B$3:.$B$56]=25)" office:value-type="float" office:value="23475676.8571428">
            <text:p>23475676,8571428</text:p>
          </table:table-cell>
          <table:table-cell table:style-name="ce7" table:formula="of:=SUMPRODUCT(([.$K$3:.$K$56]);[.$B$3:.$B$56]=25)" office:value-type="float" office:value="251793114">
            <text:p>251793114</text:p>
          </table:table-cell>
          <table:table-cell table:number-columns-repeated="3"/>
          <table:table-cell table:style-name="ce4" table:formula="of:=([.R142])/[.S142]*100" office:value-type="float" office:value="9.33603761689778">
            <text:p>9,3360376169</text:p>
          </table:table-cell>
          <table:table-cell table:style-name="ce7" table:formula="of:=SUMPRODUCT(([.$W$3:.$W$56]-[.$Q$3:.$Q$56]);[.$B$3:.$B$56]=25)" office:value-type="float" office:value="23504782.5238096">
            <text:p>23504782,5238096</text:p>
          </table:table-cell>
          <table:table-cell table:style-name="ce7" table:formula="of:=SUMPRODUCT(([.$Q$3:.$Q$56]);[.$B$3:.$B$56]=25)" office:value-type="float" office:value="251764008.333333">
            <text:p>251764008,333333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<text:s/>50 S</text:p>
          </table:table-cell>
          <table:table-cell table:number-columns-repeated="3"/>
          <table:table-cell table:style-name="ce4" table:formula="of:=([.F143])/[.G143]*100" office:value-type="float" office:value="7.36241904381065">
            <text:p>7,3624190438</text:p>
          </table:table-cell>
          <table:table-cell table:style-name="ce7" table:formula="of:=SUMPRODUCT(([.$W$3:.$W$56]-[.$E$3:.$E$56]);[.$B$3:.$B$56]=50)" office:value-type="float" office:value="20598421.8889819">
            <text:p>20598421,8889819</text:p>
          </table:table-cell>
          <table:table-cell table:style-name="ce7" table:formula="of:=SUMPRODUCT(([.$E$3:.$E$56]);[.$B$3:.$B$56]=50)" office:value-type="float" office:value="279777906.777778">
            <text:p>279777906,777778</text:p>
          </table:table-cell>
          <table:table-cell table:number-columns-repeated="3"/>
          <table:table-cell table:style-name="ce4" table:formula="of:=([.L143])/[.M143]*100" office:value-type="float" office:value="8.45341788717347">
            <text:p>8,4534178872</text:p>
          </table:table-cell>
          <table:table-cell table:style-name="ce7" table:formula="of:=SUMPRODUCT(([.$W$3:.$W$56]-[.$K$3:.$K$56]);[.$B$3:.$B$56]=50)" office:value-type="float" office:value="23412877.8889816">
            <text:p>23412877,8889816</text:p>
          </table:table-cell>
          <table:table-cell table:style-name="ce7" table:formula="of:=SUMPRODUCT(([.$K$3:.$K$56]);[.$B$3:.$B$56]=50)" office:value-type="float" office:value="276963450.777778">
            <text:p>276963450,777778</text:p>
          </table:table-cell>
          <table:table-cell table:number-columns-repeated="3"/>
          <table:table-cell table:style-name="ce4" table:formula="of:=([.R143])/[.S143]*100" office:value-type="float" office:value="7.63617661420829">
            <text:p>7,6361766142</text:p>
          </table:table-cell>
          <table:table-cell table:style-name="ce7" table:formula="of:=SUMPRODUCT(([.$W$3:.$W$56]-[.$Q$3:.$Q$56]);[.$B$3:.$B$56]=50)" office:value-type="float" office:value="21309997.8889818">
            <text:p>21309997,8889818</text:p>
          </table:table-cell>
          <table:table-cell table:style-name="ce7" table:formula="of:=SUMPRODUCT(([.$Q$3:.$Q$56]);[.$B$3:.$B$56]=50)" office:value-type="float" office:value="279066330.777778">
            <text:p>279066330,777778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S</text:p>
          </table:table-cell>
          <table:table-cell table:number-columns-repeated="3"/>
          <table:table-cell table:style-name="ce4" table:formula="of:=([.F144])/[.G144]*100" office:value-type="float" office:value="33.6292982501088">
            <text:p>33,6292982501</text:p>
          </table:table-cell>
          <table:table-cell table:style-name="ce7" table:formula="of:=SUMPRODUCT(([.$W$3:.$W$56]-[.$E$3:.$E$56]);[.$B$3:.$B$56]=100)" office:value-type="float" office:value="80888099.9999998">
            <text:p>80888099,9999998</text:p>
          </table:table-cell>
          <table:table-cell table:style-name="ce7" table:formula="of:=SUMPRODUCT(([.$E$3:.$E$56]);[.$B$3:.$B$56]=100)" office:value-type="float" office:value="240528658.666667">
            <text:p>240528658,666667</text:p>
          </table:table-cell>
          <table:table-cell table:number-columns-repeated="3"/>
          <table:table-cell table:style-name="ce4" table:formula="of:=([.L144])/[.M144]*100" office:value-type="float" office:value="33.8379043321742">
            <text:p>33,8379043322</text:p>
          </table:table-cell>
          <table:table-cell table:style-name="ce7" table:formula="of:=SUMPRODUCT(([.$W$3:.$W$56]-[.$K$3:.$K$56]);[.$B$3:.$B$56]=100)" office:value-type="float" office:value="81262999.3333333">
            <text:p>81262999,3333333</text:p>
          </table:table-cell>
          <table:table-cell table:style-name="ce7" table:formula="of:=SUMPRODUCT(([.$K$3:.$K$56]);[.$B$3:.$B$56]=100)" office:value-type="float" office:value="240153759.333334">
            <text:p>240153759,333334</text:p>
          </table:table-cell>
          <table:table-cell table:number-columns-repeated="3"/>
          <table:table-cell table:style-name="ce4" table:formula="of:=([.R144])/[.S144]*100" office:value-type="float" office:value="45.3431545092567">
            <text:p>45,3431545093</text:p>
          </table:table-cell>
          <table:table-cell table:style-name="ce7" table:formula="of:=SUMPRODUCT(([.$W$3:.$W$56]-[.$Q$3:.$Q$56]);[.$B$3:.$B$56]=100)" office:value-type="float" office:value="100273382.666667">
            <text:p>100273382,666667</text:p>
          </table:table-cell>
          <table:table-cell table:style-name="ce7" table:formula="of:=SUMPRODUCT(([.$Q$3:.$Q$56]);[.$B$3:.$B$56]=100)" office:value-type="float" office:value="221143376.000001">
            <text:p>221143376,000001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2">
          <table:table-cell table:style-name="ce1" office:value-type="string">
            <text:p>8 T</text:p>
          </table:table-cell>
          <table:table-cell table:number-columns-repeated="3"/>
          <table:table-cell table:style-name="ce4" table:formula="of:=([.F146])/[.G146]*100" office:value-type="float" office:value="15.2254660520612">
            <text:p>15,2254660521</text:p>
          </table:table-cell>
          <table:table-cell table:style-name="ce7" table:formula="of:=SUMPRODUCT(([.$W$3:.$W$56]-[.$E$3:.$E$56]);[.$D$3:.$D$56]=8)" office:value-type="float" office:value="51065733.3334264">
            <text:p>51065733,3334264</text:p>
          </table:table-cell>
          <table:table-cell table:style-name="ce7" table:formula="of:=SUMPRODUCT(([.$E$3:.$E$56]);[.$D$3:.$D$56]=8)" office:value-type="float" office:value="335396848.666667">
            <text:p>335396848,666667</text:p>
          </table:table-cell>
          <table:table-cell table:number-columns-repeated="3"/>
          <table:table-cell table:style-name="ce4" table:formula="of:=([.L146])/[.M146]*100" office:value-type="float" office:value="15.3095451716479">
            <text:p>15,3095451716</text:p>
          </table:table-cell>
          <table:table-cell table:style-name="ce7" table:formula="of:=SUMPRODUCT(([.$W$3:.$W$56]-[.$K$3:.$K$56]);[.$D$3:.$D$56]=8)" office:value-type="float" office:value="51310291.333426">
            <text:p>51310291,333426</text:p>
          </table:table-cell>
          <table:table-cell table:style-name="ce7" table:formula="of:=SUMPRODUCT(([.$K$3:.$K$56]);[.$D$3:.$D$56]=8)" office:value-type="float" office:value="335152290.666667">
            <text:p>335152290,666667</text:p>
          </table:table-cell>
          <table:table-cell table:number-columns-repeated="3"/>
          <table:table-cell table:style-name="ce4" table:formula="of:=([.R146])/[.S146]*100" office:value-type="float" office:value="17.1565717061637">
            <text:p>17,1565717062</text:p>
          </table:table-cell>
          <table:table-cell table:style-name="ce7" table:formula="of:=SUMPRODUCT(([.$W$3:.$W$56]-[.$Q$3:.$Q$56]);[.$D$3:.$D$56]=8)" office:value-type="float" office:value="56594119.3334266">
            <text:p>56594119,3334266</text:p>
          </table:table-cell>
          <table:table-cell table:style-name="ce7" table:formula="of:=SUMPRODUCT(([.$Q$3:.$Q$56]);[.$D$3:.$D$56]=8)" office:value-type="float" office:value="329868462.666667">
            <text:p>329868462,666667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2 T</text:p>
          </table:table-cell>
          <table:table-cell table:number-columns-repeated="3"/>
          <table:table-cell table:style-name="ce4" table:formula="of:=([.F147])/[.G147]*100" office:value-type="float" office:value="16.9857875293236">
            <text:p>16,9857875293</text:p>
          </table:table-cell>
          <table:table-cell table:style-name="ce7" table:formula="of:=SUMPRODUCT(([.$W$3:.$W$56]-[.$E$3:.$E$56]);[.$D$3:.$D$56]=12)" office:value-type="float" office:value="74136622.4126982">
            <text:p>74136622,4126982</text:p>
          </table:table-cell>
          <table:table-cell table:style-name="ce7" table:formula="of:=SUMPRODUCT(([.$E$3:.$E$56]);[.$D$3:.$D$56]=12)" office:value-type="float" office:value="436462673.777778">
            <text:p>436462673,777778</text:p>
          </table:table-cell>
          <table:table-cell table:number-columns-repeated="3"/>
          <table:table-cell table:style-name="ce4" table:formula="of:=([.L147])/[.M147]*100" office:value-type="float" office:value="17.7152367959252">
            <text:p>17,7152367959</text:p>
          </table:table-cell>
          <table:table-cell table:style-name="ce7" table:formula="of:=SUMPRODUCT(([.$W$3:.$W$56]-[.$K$3:.$K$56]);[.$D$3:.$D$56]=12)" office:value-type="float" office:value="76841262.7460316">
            <text:p>76841262,7460316</text:p>
          </table:table-cell>
          <table:table-cell table:style-name="ce7" table:formula="of:=SUMPRODUCT(([.$K$3:.$K$56]);[.$D$3:.$D$56]=12)" office:value-type="float" office:value="433758033.444445">
            <text:p>433758033,444445</text:p>
          </table:table-cell>
          <table:table-cell table:number-columns-repeated="3"/>
          <table:table-cell table:style-name="ce4" table:formula="of:=([.R147])/[.S147]*100" office:value-type="float" office:value="20.9649236140881">
            <text:p>20,9649236141</text:p>
          </table:table-cell>
          <table:table-cell table:style-name="ce7" table:formula="of:=SUMPRODUCT(([.$W$3:.$W$56]-[.$Q$3:.$Q$56]);[.$D$3:.$D$56]=12)" office:value-type="float" office:value="88494043.7460316">
            <text:p>88494043,7460316</text:p>
          </table:table-cell>
          <table:table-cell table:style-name="ce7" table:formula="of:=SUMPRODUCT(([.$Q$3:.$Q$56]);[.$D$3:.$D$56]=12)" office:value-type="float" office:value="422105252.444445">
            <text:p>422105252,444445</text:p>
          </table:table-cell>
          <table:table-cell table:number-columns-repeated="11"/>
        </table:table-row>
        <table:table-row table:style-name="ro2" table:number-rows-repeated="9">
          <table:table-cell table:number-columns-repeated="4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3"/>
          <table:table-cell table:style-name="ce4"/>
          <table:table-cell table:style-name="ce7" table:number-columns-repeated="2"/>
          <table:table-cell table:number-columns-repeated="11"/>
        </table:table-row>
        <table:table-row table:style-name="ro2" table:number-rows-repeated="1048419">
          <table:table-cell table:number-columns-repeated="30"/>
        </table:table-row>
        <table:table-row table:style-name="ro2">
          <table:table-cell table:number-columns-repeated="30"/>
        </table:table-row>
        <table:named-expressions/>
      </table:table>
      <table:table table:name="M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number-columns-repeated="6" table:default-cell-style-name="Default"/>
        <table:table-row table:style-name="ro1">
          <table:table-cell table:style-name="ce1" office:value-type="string">
            <text:p>M2Mp05</text:p>
          </table:table-cell>
          <table:table-cell table:style-name="ce1" table:number-columns-repeated="3"/>
          <table:table-cell table:style-name="ce11" table:number-columns-repeated="3"/>
          <table:table-cell table:style-name="ce1" table:number-columns-repeated="2"/>
          <table:table-cell table:style-name="ce8"/>
          <table:table-cell table:style-name="ce11" office:value-type="string">
            <text:p>M2Mp1</text:p>
          </table:table-cell>
          <table:table-cell table:style-name="ce11" table:number-columns-repeated="2"/>
          <table:table-cell table:style-name="ce1" table:number-columns-repeated="2"/>
          <table:table-cell table:style-name="ce8"/>
          <table:table-cell table:style-name="ce19" office:value-type="string">
            <text:p>M2Mp2</text:p>
          </table:table-cell>
          <table:table-cell table:style-name="ce19" table:number-columns-repeated="2"/>
          <table:table-cell table:style-name="ce20" table:number-columns-repeated="3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number-columns-repeated="6"/>
        </table:table-row>
        <table:table-row table:style-name="ro1">
          <table:table-cell table:style-name="ce1" office:value-type="string">
            <text:p>Instance</text:p>
          </table:table-cell>
          <table:table-cell table:style-name="ce1" office:value-type="string">
            <text:p>S</text:p>
          </table:table-cell>
          <table:table-cell table:style-name="ce1" office:value-type="string">
            <text:p>U</text:p>
          </table:table-cell>
          <table:table-cell table:style-name="ce1" office:value-type="string">
            <text:p>T</text:p>
          </table:table-cell>
          <table:table-cell table:style-name="ce11" office:value-type="string">
            <text:p>Borne Inf/opti</text:p>
          </table:table-cell>
          <table:table-cell table:style-name="ce15" office:value-type="string">
            <text:p>ObjU</text:p>
          </table:table-cell>
          <table:table-cell table:style-name="ce1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8"/>
          <table:table-cell table:style-name="ce11" office:value-type="string">
            <text:p>Borne Inf/opti</text:p>
          </table:table-cell>
          <table:table-cell table:style-name="ce15" office:value-type="string">
            <text:p>ObjU</text:p>
          </table:table-cell>
          <table:table-cell table:style-name="ce1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8"/>
          <table:table-cell table:style-name="ce11" office:value-type="string">
            <text:p>Borne Inf/opti</text:p>
          </table:table-cell>
          <table:table-cell table:style-name="ce15" office:value-type="string">
            <text:p>ObjU</text:p>
          </table:table-cell>
          <table:table-cell table:style-name="ce1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3"/>
          <table:table-cell table:number-columns-repeated="6"/>
        </table:table-row>
        <table:table-row table:style-name="ro2">
          <table:table-cell table:style-name="ce1" office:value-type="string">
            <text:p>8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6003902">
            <text:p>6003902</text:p>
          </table:table-cell>
          <table:table-cell office:value-type="float" office:value="8455000">
            <text:p>8455000</text:p>
          </table:table-cell>
          <table:table-cell office:value-type="float" office:value="201098">
            <text:p>201098</text:p>
          </table:table-cell>
          <table:table-cell office:value-type="string">
            <text:p><text:s/></text:p>
          </table:table-cell>
          <table:table-cell office:value-type="float" office:value="4.24">
            <text:p>4,24</text:p>
          </table:table-cell>
          <table:table-cell/>
          <table:table-cell office:value-type="float" office:value="6003902">
            <text:p>6003902</text:p>
          </table:table-cell>
          <table:table-cell office:value-type="float" office:value="8455000">
            <text:p>8455000</text:p>
          </table:table-cell>
          <table:table-cell office:value-type="float" office:value="201098">
            <text:p>201098</text:p>
          </table:table-cell>
          <table:table-cell office:value-type="string">
            <text:p><text:s/></text:p>
          </table:table-cell>
          <table:table-cell office:value-type="float" office:value="3.86">
            <text:p>3,86</text:p>
          </table:table-cell>
          <table:table-cell/>
          <table:table-cell office:value-type="float" office:value="6003902">
            <text:p>6003902</text:p>
          </table:table-cell>
          <table:table-cell office:value-type="float" office:value="8455000">
            <text:p>8455000</text:p>
          </table:table-cell>
          <table:table-cell office:value-type="float" office:value="201098">
            <text:p>201098</text:p>
          </table:table-cell>
          <table:table-cell office:value-type="string">
            <text:p><text:s/></text:p>
          </table:table-cell>
          <table:table-cell office:value-type="float" office:value="5.5">
            <text:p>5,5</text:p>
          </table:table-cell>
          <table:table-cell/>
          <table:table-cell table:style-name="ce1" table:formula="of:=MAXA([.Q3];[.K3];[.E3];[M5.E3];[M5.K3];[M5.Q3];[M1.E3];[M1.K3];[M1.Q3])" office:value-type="float" office:value="6003902">
            <text:p>6003902</text:p>
          </table:table-cell>
          <table:table-cell table:style-name="ce1" table:formula="of:=[.W3]-1" office:value-type="float" office:value="6003901">
            <text:p>6003901</text:p>
          </table:table-cell>
          <table:table-cell table:formula="of:=AND([.E3]&gt;[.X3];[.E3]&gt;0;NOT([.E3]=&quot;infeasible&quot;))" office:value-type="boolean" office:boolean-value="true">
            <text:p>VRAI</text:p>
          </table:table-cell>
          <table:table-cell table:formula="of:=AND([.K3]&gt;[.X3];[.K3]&gt;0;NOT([.K3]=&quot;infeasible&quot;))" office:value-type="boolean" office:boolean-value="true">
            <text:p>VRAI</text:p>
          </table:table-cell>
          <table:table-cell table:formula="of:=AND([.Q3]&gt;[.X3];[.Q3]&gt;0;NOT([.Q3]=&quot;infeasible&quot;))" office:value-type="boolean" office:boolean-value="true">
            <text:p>VRAI</text:p>
          </table:table-cell>
          <table:table-cell table:formula="of:=[.E3]+([.H3]*[.E3])&lt;[.X3]" office:value-type="boolean" office:boolean-value="false">
            <text:p>FAUX</text:p>
          </table:table-cell>
          <table:table-cell table:style-name="ce1" table:formula="of:=[.K3]+([.N3]*[.K3])&lt;[.X3]" office:value-type="boolean" office:boolean-value="false">
            <text:p>FAUX</text:p>
          </table:table-cell>
          <table:table-cell table:style-name="ce1" table:formula="of:=[.Q3]+([.Q3]*[.T3])&lt;[.X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282350.66666667">
            <text:p>5282350,66666667</text:p>
          </table:table-cell>
          <table:table-cell office:value-type="float" office:value="8653640">
            <text:p>8653640</text:p>
          </table:table-cell>
          <table:table-cell office:value-type="float" office:value="521316">
            <text:p>521316</text:p>
          </table:table-cell>
          <table:table-cell office:value-type="string">
            <text:p><text:s/></text:p>
          </table:table-cell>
          <table:table-cell office:value-type="float" office:value="36.67">
            <text:p>36,67</text:p>
          </table:table-cell>
          <table:table-cell/>
          <table:table-cell office:value-type="float" office:value="5282350.66666667">
            <text:p>5282350,66666667</text:p>
          </table:table-cell>
          <table:table-cell office:value-type="float" office:value="8653640">
            <text:p>8653640</text:p>
          </table:table-cell>
          <table:table-cell office:value-type="float" office:value="521316">
            <text:p>521316</text:p>
          </table:table-cell>
          <table:table-cell office:value-type="string">
            <text:p><text:s/></text:p>
          </table:table-cell>
          <table:table-cell office:value-type="float" office:value="32.55">
            <text:p>32,55</text:p>
          </table:table-cell>
          <table:table-cell/>
          <table:table-cell office:value-type="float" office:value="5282350.66666667">
            <text:p>5282350,66666667</text:p>
          </table:table-cell>
          <table:table-cell office:value-type="float" office:value="8653640">
            <text:p>8653640</text:p>
          </table:table-cell>
          <table:table-cell office:value-type="float" office:value="521316">
            <text:p>521316</text:p>
          </table:table-cell>
          <table:table-cell office:value-type="string">
            <text:p><text:s/></text:p>
          </table:table-cell>
          <table:table-cell office:value-type="float" office:value="59.58">
            <text:p>59,58</text:p>
          </table:table-cell>
          <table:table-cell/>
          <table:table-cell table:style-name="ce1" table:formula="of:=MAXA([.Q4];[.K4];[.E4];[M5.E4];[M5.K4];[M5.Q4];[M1.E4];[M1.K4];[M1.Q4])" office:value-type="float" office:value="5282350.66666667">
            <text:p>5282350,66666667</text:p>
          </table:table-cell>
          <table:table-cell table:style-name="ce1" table:formula="of:=[.W4]-1" office:value-type="float" office:value="5282349.66666667">
            <text:p>5282349,66666667</text:p>
          </table:table-cell>
          <table:table-cell table:formula="of:=AND([.E4]&gt;[.X4];[.E4]&gt;0;NOT([.E4]=&quot;infeasible&quot;))" office:value-type="boolean" office:boolean-value="true">
            <text:p>VRAI</text:p>
          </table:table-cell>
          <table:table-cell table:formula="of:=AND([.K4]&gt;[.X4];[.K4]&gt;0;NOT([.K4]=&quot;infeasible&quot;))" office:value-type="boolean" office:boolean-value="true">
            <text:p>VRAI</text:p>
          </table:table-cell>
          <table:table-cell table:formula="of:=AND([.Q4]&gt;[.X4];[.Q4]&gt;0;NOT([.Q4]=&quot;infeasible&quot;))" office:value-type="boolean" office:boolean-value="true">
            <text:p>VRAI</text:p>
          </table:table-cell>
          <table:table-cell table:formula="of:=[.E4]+([.H4]*[.E4])&lt;[.X4]" office:value-type="boolean" office:boolean-value="false">
            <text:p>FAUX</text:p>
          </table:table-cell>
          <table:table-cell table:style-name="ce1" table:formula="of:=[.K4]+([.N4]*[.K4])&lt;[.X4]" office:value-type="boolean" office:boolean-value="false">
            <text:p>FAUX</text:p>
          </table:table-cell>
          <table:table-cell table:style-name="ce1" table:formula="of:=[.Q4]+([.Q4]*[.T4])&lt;[.X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7201887.33333334">
            <text:p>7201887,33333334</text:p>
          </table:table-cell>
          <table:table-cell office:value-type="float" office:value="11682286">
            <text:p>11682286</text:p>
          </table:table-cell>
          <table:table-cell office:value-type="float" office:value="1260446">
            <text:p>1260446</text:p>
          </table:table-cell>
          <table:table-cell office:value-type="string">
            <text:p><text:s/></text:p>
          </table:table-cell>
          <table:table-cell office:value-type="float" office:value="88.98">
            <text:p>88,98</text:p>
          </table:table-cell>
          <table:table-cell/>
          <table:table-cell office:value-type="float" office:value="7201887.33333333">
            <text:p>7201887,33333333</text:p>
          </table:table-cell>
          <table:table-cell office:value-type="float" office:value="11682289">
            <text:p>11682289</text:p>
          </table:table-cell>
          <table:table-cell office:value-type="float" office:value="1260446">
            <text:p>1260446</text:p>
          </table:table-cell>
          <table:table-cell office:value-type="string">
            <text:p><text:s/></text:p>
          </table:table-cell>
          <table:table-cell office:value-type="float" office:value="116.85">
            <text:p>116,85</text:p>
          </table:table-cell>
          <table:table-cell/>
          <table:table-cell office:value-type="float" office:value="7201887.33333334">
            <text:p>7201887,33333334</text:p>
          </table:table-cell>
          <table:table-cell office:value-type="float" office:value="11682286">
            <text:p>11682286</text:p>
          </table:table-cell>
          <table:table-cell office:value-type="float" office:value="1260446">
            <text:p>1260446</text:p>
          </table:table-cell>
          <table:table-cell office:value-type="string">
            <text:p><text:s/></text:p>
          </table:table-cell>
          <table:table-cell office:value-type="float" office:value="135.85">
            <text:p>135,85</text:p>
          </table:table-cell>
          <table:table-cell/>
          <table:table-cell table:style-name="ce1" table:formula="of:=MAXA([.Q5];[.K5];[.E5];[M5.E5];[M5.K5];[M5.Q5];[M1.E5];[M1.K5];[M1.Q5])" office:value-type="float" office:value="7201887.33333334">
            <text:p>7201887,33333334</text:p>
          </table:table-cell>
          <table:table-cell table:style-name="ce1" table:formula="of:=[.W5]-1" office:value-type="float" office:value="7201886.33333334">
            <text:p>7201886,33333334</text:p>
          </table:table-cell>
          <table:table-cell table:formula="of:=AND([.E5]&gt;[.X5];[.E5]&gt;0;NOT([.E5]=&quot;infeasible&quot;))" office:value-type="boolean" office:boolean-value="true">
            <text:p>VRAI</text:p>
          </table:table-cell>
          <table:table-cell table:formula="of:=AND([.K5]&gt;[.X5];[.K5]&gt;0;NOT([.K5]=&quot;infeasible&quot;))" office:value-type="boolean" office:boolean-value="true">
            <text:p>VRAI</text:p>
          </table:table-cell>
          <table:table-cell table:formula="of:=AND([.Q5]&gt;[.X5];[.Q5]&gt;0;NOT([.Q5]=&quot;infeasible&quot;))" office:value-type="boolean" office:boolean-value="true">
            <text:p>VRAI</text:p>
          </table:table-cell>
          <table:table-cell table:formula="of:=[.E5]+([.H5]*[.E5])&lt;[.X5]" office:value-type="boolean" office:boolean-value="false">
            <text:p>FAUX</text:p>
          </table:table-cell>
          <table:table-cell table:style-name="ce1" table:formula="of:=[.K5]+([.N5]*[.K5])&lt;[.X5]" office:value-type="boolean" office:boolean-value="false">
            <text:p>FAUX</text:p>
          </table:table-cell>
          <table:table-cell table:style-name="ce1" table:formula="of:=[.Q5]+([.Q5]*[.T5])&lt;[.X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3790668.6666667">
            <text:p>13790668,6666667</text:p>
          </table:table-cell>
          <table:table-cell office:value-type="float" office:value="18758320">
            <text:p>18758320</text:p>
          </table:table-cell>
          <table:table-cell office:value-type="float" office:value="637598">
            <text:p>637598</text:p>
          </table:table-cell>
          <table:table-cell office:value-type="string">
            <text:p><text:s/></text:p>
          </table:table-cell>
          <table:table-cell office:value-type="float" office:value="45.53">
            <text:p>45,53</text:p>
          </table:table-cell>
          <table:table-cell/>
          <table:table-cell office:value-type="float" office:value="13790668.6666667">
            <text:p>13790668,6666667</text:p>
          </table:table-cell>
          <table:table-cell office:value-type="float" office:value="18758320">
            <text:p>18758320</text:p>
          </table:table-cell>
          <table:table-cell office:value-type="float" office:value="637598">
            <text:p>637598</text:p>
          </table:table-cell>
          <table:table-cell office:value-type="string">
            <text:p><text:s/></text:p>
          </table:table-cell>
          <table:table-cell office:value-type="float" office:value="50.65">
            <text:p>50,65</text:p>
          </table:table-cell>
          <table:table-cell/>
          <table:table-cell office:value-type="float" office:value="13790668.6666667">
            <text:p>13790668,6666667</text:p>
          </table:table-cell>
          <table:table-cell office:value-type="float" office:value="18758320">
            <text:p>18758320</text:p>
          </table:table-cell>
          <table:table-cell office:value-type="float" office:value="637598">
            <text:p>637598</text:p>
          </table:table-cell>
          <table:table-cell office:value-type="string">
            <text:p><text:s/></text:p>
          </table:table-cell>
          <table:table-cell office:value-type="float" office:value="145.17">
            <text:p>145,17</text:p>
          </table:table-cell>
          <table:table-cell/>
          <table:table-cell table:style-name="ce1" table:formula="of:=MAXA([.Q6];[.K6];[.E6];[M5.E6];[M5.K6];[M5.Q6];[M1.E6];[M1.K6];[M1.Q6])" office:value-type="float" office:value="14623172.6666667">
            <text:p>14623172,6666667</text:p>
          </table:table-cell>
          <table:table-cell table:style-name="ce1" table:formula="of:=[.W6]-1" office:value-type="float" office:value="14623171.6666667">
            <text:p>14623171,6666667</text:p>
          </table:table-cell>
          <table:table-cell table:formula="of:=AND([.E6]&gt;[.X6];[.E6]&gt;0;NOT([.E6]=&quot;infeasible&quot;))" office:value-type="boolean" office:boolean-value="false">
            <text:p>FAUX</text:p>
          </table:table-cell>
          <table:table-cell table:formula="of:=AND([.K6]&gt;[.X6];[.K6]&gt;0;NOT([.K6]=&quot;infeasible&quot;))" office:value-type="boolean" office:boolean-value="false">
            <text:p>FAUX</text:p>
          </table:table-cell>
          <table:table-cell table:formula="of:=AND([.Q6]&gt;[.X6];[.Q6]&gt;0;NOT([.Q6]=&quot;infeasible&quot;))" office:value-type="boolean" office:boolean-value="false">
            <text:p>FAUX</text:p>
          </table:table-cell>
          <table:table-cell table:formula="of:=[.E6]+([.H6]*[.E6])&lt;[.X6]" office:value-type="boolean" office:boolean-value="true">
            <text:p>VRAI</text:p>
          </table:table-cell>
          <table:table-cell table:style-name="ce1" table:formula="of:=[.K6]+([.N6]*[.K6])&lt;[.X6]" office:value-type="boolean" office:boolean-value="true">
            <text:p>VRAI</text:p>
          </table:table-cell>
          <table:table-cell table:style-name="ce1" table:formula="of:=[.Q6]+([.Q6]*[.T6])&lt;[.X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4782418">
            <text:p>14782418</text:p>
          </table:table-cell>
          <table:table-cell office:value-type="float" office:value="23410400">
            <text:p>23410400</text:p>
          </table:table-cell>
          <table:table-cell office:value-type="float" office:value="1997978">
            <text:p>1997978</text:p>
          </table:table-cell>
          <table:table-cell office:value-type="string">
            <text:p><text:s/></text:p>
          </table:table-cell>
          <table:table-cell office:value-type="float" office:value="132.43">
            <text:p>132,43</text:p>
          </table:table-cell>
          <table:table-cell/>
          <table:table-cell office:value-type="float" office:value="14782418">
            <text:p>14782418</text:p>
          </table:table-cell>
          <table:table-cell office:value-type="float" office:value="23410400">
            <text:p>23410400</text:p>
          </table:table-cell>
          <table:table-cell office:value-type="float" office:value="1997978">
            <text:p>1997978</text:p>
          </table:table-cell>
          <table:table-cell office:value-type="string">
            <text:p><text:s/></text:p>
          </table:table-cell>
          <table:table-cell office:value-type="float" office:value="190.82">
            <text:p>190,82</text:p>
          </table:table-cell>
          <table:table-cell/>
          <table:table-cell office:value-type="float" office:value="14782418">
            <text:p>14782418</text:p>
          </table:table-cell>
          <table:table-cell office:value-type="float" office:value="23410400">
            <text:p>23410400</text:p>
          </table:table-cell>
          <table:table-cell office:value-type="float" office:value="1997978">
            <text:p>1997978</text:p>
          </table:table-cell>
          <table:table-cell office:value-type="string">
            <text:p><text:s/></text:p>
          </table:table-cell>
          <table:table-cell office:value-type="float" office:value="232.67">
            <text:p>232,67</text:p>
          </table:table-cell>
          <table:table-cell/>
          <table:table-cell table:style-name="ce1" table:formula="of:=MAXA([.Q7];[.K7];[.E7];[M5.E7];[M5.K7];[M5.Q7];[M1.E7];[M1.K7];[M1.Q7])" office:value-type="float" office:value="14786018">
            <text:p>14786018</text:p>
          </table:table-cell>
          <table:table-cell table:style-name="ce1" table:formula="of:=[.W7]-1" office:value-type="float" office:value="14786017">
            <text:p>14786017</text:p>
          </table:table-cell>
          <table:table-cell table:formula="of:=AND([.E7]&gt;[.X7];[.E7]&gt;0;NOT([.E7]=&quot;infeasible&quot;))" office:value-type="boolean" office:boolean-value="false">
            <text:p>FAUX</text:p>
          </table:table-cell>
          <table:table-cell table:formula="of:=AND([.K7]&gt;[.X7];[.K7]&gt;0;NOT([.K7]=&quot;infeasible&quot;))" office:value-type="boolean" office:boolean-value="false">
            <text:p>FAUX</text:p>
          </table:table-cell>
          <table:table-cell table:formula="of:=AND([.Q7]&gt;[.X7];[.Q7]&gt;0;NOT([.Q7]=&quot;infeasible&quot;))" office:value-type="boolean" office:boolean-value="false">
            <text:p>FAUX</text:p>
          </table:table-cell>
          <table:table-cell table:formula="of:=[.E7]+([.H7]*[.E7])&lt;[.X7]" office:value-type="boolean" office:boolean-value="true">
            <text:p>VRAI</text:p>
          </table:table-cell>
          <table:table-cell table:style-name="ce1" table:formula="of:=[.K7]+([.N7]*[.K7])&lt;[.X7]" office:value-type="boolean" office:boolean-value="true">
            <text:p>VRAI</text:p>
          </table:table-cell>
          <table:table-cell table:style-name="ce1" table:formula="of:=[.Q7]+([.Q7]*[.T7])&lt;[.X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1033302">
            <text:p>11033302</text:p>
          </table:table-cell>
          <table:table-cell office:value-type="float" office:value="14945400">
            <text:p>14945400</text:p>
          </table:table-cell>
          <table:table-cell office:value-type="float" office:value="532098">
            <text:p>532098</text:p>
          </table:table-cell>
          <table:table-cell office:value-type="string">
            <text:p><text:s/></text:p>
          </table:table-cell>
          <table:table-cell office:value-type="float" office:value="135.4">
            <text:p>135,4</text:p>
          </table:table-cell>
          <table:table-cell/>
          <table:table-cell office:value-type="float" office:value="11033302">
            <text:p>11033302</text:p>
          </table:table-cell>
          <table:table-cell office:value-type="float" office:value="14945400">
            <text:p>14945400</text:p>
          </table:table-cell>
          <table:table-cell office:value-type="float" office:value="532098">
            <text:p>532098</text:p>
          </table:table-cell>
          <table:table-cell office:value-type="string">
            <text:p><text:s/></text:p>
          </table:table-cell>
          <table:table-cell office:value-type="float" office:value="154.3">
            <text:p>154,3</text:p>
          </table:table-cell>
          <table:table-cell/>
          <table:table-cell office:value-type="float" office:value="11033302">
            <text:p>11033302</text:p>
          </table:table-cell>
          <table:table-cell office:value-type="float" office:value="14945400">
            <text:p>14945400</text:p>
          </table:table-cell>
          <table:table-cell office:value-type="float" office:value="532098">
            <text:p>532098</text:p>
          </table:table-cell>
          <table:table-cell office:value-type="string">
            <text:p><text:s/></text:p>
          </table:table-cell>
          <table:table-cell office:value-type="float" office:value="232.15">
            <text:p>232,15</text:p>
          </table:table-cell>
          <table:table-cell/>
          <table:table-cell table:style-name="ce1" table:formula="of:=MAXA([.Q8];[.K8];[.E8];[M5.E8];[M5.K8];[M5.Q8];[M1.E8];[M1.K8];[M1.Q8])" office:value-type="float" office:value="11089532.0000001">
            <text:p>11089532,0000001</text:p>
          </table:table-cell>
          <table:table-cell table:style-name="ce1" table:formula="of:=[.W8]-1" office:value-type="float" office:value="11089531.0000001">
            <text:p>11089531,0000001</text:p>
          </table:table-cell>
          <table:table-cell table:formula="of:=AND([.E8]&gt;[.X8];[.E8]&gt;0;NOT([.E8]=&quot;infeasible&quot;))" office:value-type="boolean" office:boolean-value="false">
            <text:p>FAUX</text:p>
          </table:table-cell>
          <table:table-cell table:formula="of:=AND([.K8]&gt;[.X8];[.K8]&gt;0;NOT([.K8]=&quot;infeasible&quot;))" office:value-type="boolean" office:boolean-value="false">
            <text:p>FAUX</text:p>
          </table:table-cell>
          <table:table-cell table:formula="of:=AND([.Q8]&gt;[.X8];[.Q8]&gt;0;NOT([.Q8]=&quot;infeasible&quot;))" office:value-type="boolean" office:boolean-value="false">
            <text:p>FAUX</text:p>
          </table:table-cell>
          <table:table-cell table:formula="of:=[.E8]+([.H8]*[.E8])&lt;[.X8]" office:value-type="boolean" office:boolean-value="true">
            <text:p>VRAI</text:p>
          </table:table-cell>
          <table:table-cell table:style-name="ce1" table:formula="of:=[.K8]+([.N8]*[.K8])&lt;[.X8]" office:value-type="boolean" office:boolean-value="true">
            <text:p>VRAI</text:p>
          </table:table-cell>
          <table:table-cell table:style-name="ce1" table:formula="of:=[.Q8]+([.Q8]*[.T8])&lt;[.X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3276755.9999999">
            <text:p>23276755,9999999</text:p>
          </table:table-cell>
          <table:table-cell office:value-type="float" office:value="30287000">
            <text:p>30287000</text:p>
          </table:table-cell>
          <table:table-cell office:value-type="float" office:value="1050244">
            <text:p>1050244</text:p>
          </table:table-cell>
          <table:table-cell office:value-type="string">
            <text:p><text:s/></text:p>
          </table:table-cell>
          <table:table-cell office:value-type="float" office:value="892.25">
            <text:p>892,25</text:p>
          </table:table-cell>
          <table:table-cell/>
          <table:table-cell office:value-type="float" office:value="23276756">
            <text:p>23276756</text:p>
          </table:table-cell>
          <table:table-cell office:value-type="float" office:value="30287000">
            <text:p>30287000</text:p>
          </table:table-cell>
          <table:table-cell office:value-type="float" office:value="1050244">
            <text:p>1050244</text:p>
          </table:table-cell>
          <table:table-cell office:value-type="string">
            <text:p><text:s/></text:p>
          </table:table-cell>
          <table:table-cell office:value-type="float" office:value="679.62">
            <text:p>679,62</text:p>
          </table:table-cell>
          <table:table-cell/>
          <table:table-cell office:value-type="float" office:value="23276756">
            <text:p>23276756</text:p>
          </table:table-cell>
          <table:table-cell office:value-type="float" office:value="30287000">
            <text:p>30287000</text:p>
          </table:table-cell>
          <table:table-cell office:value-type="float" office:value="1050244">
            <text:p>1050244</text:p>
          </table:table-cell>
          <table:table-cell office:value-type="string">
            <text:p><text:s/></text:p>
          </table:table-cell>
          <table:table-cell office:value-type="float" office:value="1426.84">
            <text:p>1426,84</text:p>
          </table:table-cell>
          <table:table-cell/>
          <table:table-cell table:style-name="ce1" table:formula="of:=MAXA([.Q9];[.K9];[.E9];[M5.E9];[M5.K9];[M5.Q9];[M1.E9];[M1.K9];[M1.Q9])" office:value-type="float" office:value="23403954">
            <text:p>23403954</text:p>
          </table:table-cell>
          <table:table-cell table:style-name="ce1" table:formula="of:=[.W9]-1" office:value-type="float" office:value="23403953">
            <text:p>23403953</text:p>
          </table:table-cell>
          <table:table-cell table:formula="of:=AND([.E9]&gt;[.X9];[.E9]&gt;0;NOT([.E9]=&quot;infeasible&quot;))" office:value-type="boolean" office:boolean-value="false">
            <text:p>FAUX</text:p>
          </table:table-cell>
          <table:table-cell table:formula="of:=AND([.K9]&gt;[.X9];[.K9]&gt;0;NOT([.K9]=&quot;infeasible&quot;))" office:value-type="boolean" office:boolean-value="false">
            <text:p>FAUX</text:p>
          </table:table-cell>
          <table:table-cell table:formula="of:=AND([.Q9]&gt;[.X9];[.Q9]&gt;0;NOT([.Q9]=&quot;infeasible&quot;))" office:value-type="boolean" office:boolean-value="false">
            <text:p>FAUX</text:p>
          </table:table-cell>
          <table:table-cell table:formula="of:=[.E9]+([.H9]*[.E9])&lt;[.X9]" office:value-type="boolean" office:boolean-value="true">
            <text:p>VRAI</text:p>
          </table:table-cell>
          <table:table-cell table:style-name="ce1" table:formula="of:=[.K9]+([.N9]*[.K9])&lt;[.X9]" office:value-type="boolean" office:boolean-value="true">
            <text:p>VRAI</text:p>
          </table:table-cell>
          <table:table-cell table:style-name="ce1" table:formula="of:=[.Q9]+([.Q9]*[.T9])&lt;[.X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3095515.9999999">
            <text:p>23095515,9999999</text:p>
          </table:table-cell>
          <table:table-cell office:value-type="float" office:value="30144500">
            <text:p>30144500</text:p>
          </table:table-cell>
          <table:table-cell office:value-type="float" office:value="658984">
            <text:p>658984</text:p>
          </table:table-cell>
          <table:table-cell office:value-type="string">
            <text:p><text:s/></text:p>
          </table:table-cell>
          <table:table-cell office:value-type="float" office:value="290.8">
            <text:p>290,8</text:p>
          </table:table-cell>
          <table:table-cell/>
          <table:table-cell office:value-type="float" office:value="23095516">
            <text:p>23095516</text:p>
          </table:table-cell>
          <table:table-cell office:value-type="float" office:value="30144500">
            <text:p>30144500</text:p>
          </table:table-cell>
          <table:table-cell office:value-type="float" office:value="658984">
            <text:p>658984</text:p>
          </table:table-cell>
          <table:table-cell office:value-type="string">
            <text:p><text:s/></text:p>
          </table:table-cell>
          <table:table-cell office:value-type="float" office:value="349.99">
            <text:p>349,99</text:p>
          </table:table-cell>
          <table:table-cell/>
          <table:table-cell office:value-type="float" office:value="23095516">
            <text:p>23095516</text:p>
          </table:table-cell>
          <table:table-cell office:value-type="float" office:value="30144500">
            <text:p>30144500</text:p>
          </table:table-cell>
          <table:table-cell office:value-type="float" office:value="658984">
            <text:p>658984</text:p>
          </table:table-cell>
          <table:table-cell office:value-type="string">
            <text:p><text:s/></text:p>
          </table:table-cell>
          <table:table-cell office:value-type="float" office:value="686.56">
            <text:p>686,56</text:p>
          </table:table-cell>
          <table:table-cell/>
          <table:table-cell table:style-name="ce1" table:formula="of:=MAXA([.Q10];[.K10];[.E10];[M5.E10];[M5.K10];[M5.Q10];[M1.E10];[M1.K10];[M1.Q10])" office:value-type="float" office:value="23220626">
            <text:p>23220626</text:p>
          </table:table-cell>
          <table:table-cell table:style-name="ce1" table:formula="of:=[.W10]-1" office:value-type="float" office:value="23220625">
            <text:p>23220625</text:p>
          </table:table-cell>
          <table:table-cell table:formula="of:=AND([.E10]&gt;[.X10];[.E10]&gt;0;NOT([.E10]=&quot;infeasible&quot;))" office:value-type="boolean" office:boolean-value="false">
            <text:p>FAUX</text:p>
          </table:table-cell>
          <table:table-cell table:formula="of:=AND([.K10]&gt;[.X10];[.K10]&gt;0;NOT([.K10]=&quot;infeasible&quot;))" office:value-type="boolean" office:boolean-value="false">
            <text:p>FAUX</text:p>
          </table:table-cell>
          <table:table-cell table:formula="of:=AND([.Q10]&gt;[.X10];[.Q10]&gt;0;NOT([.Q10]=&quot;infeasible&quot;))" office:value-type="boolean" office:boolean-value="false">
            <text:p>FAUX</text:p>
          </table:table-cell>
          <table:table-cell table:formula="of:=[.E10]+([.H10]*[.E10])&lt;[.X10]" office:value-type="boolean" office:boolean-value="true">
            <text:p>VRAI</text:p>
          </table:table-cell>
          <table:table-cell table:style-name="ce1" table:formula="of:=[.K10]+([.N10]*[.K10])&lt;[.X10]" office:value-type="boolean" office:boolean-value="true">
            <text:p>VRAI</text:p>
          </table:table-cell>
          <table:table-cell table:style-name="ce1" table:formula="of:=[.Q10]+([.Q10]*[.T10])&lt;[.X1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2107374">
            <text:p>22107374</text:p>
          </table:table-cell>
          <table:table-cell office:value-type="float" office:value="31425860">
            <text:p>31425860</text:p>
          </table:table-cell>
          <table:table-cell office:value-type="float" office:value="1208420">
            <text:p>1208420</text:p>
          </table:table-cell>
          <table:table-cell office:value-type="string">
            <text:p><text:s/></text:p>
          </table:table-cell>
          <table:table-cell office:value-type="float" office:value="466.19">
            <text:p>466,19</text:p>
          </table:table-cell>
          <table:table-cell/>
          <table:table-cell office:value-type="float" office:value="22107374">
            <text:p>22107374</text:p>
          </table:table-cell>
          <table:table-cell office:value-type="float" office:value="31425860">
            <text:p>31425860</text:p>
          </table:table-cell>
          <table:table-cell office:value-type="float" office:value="1208420">
            <text:p>1208420</text:p>
          </table:table-cell>
          <table:table-cell office:value-type="string">
            <text:p><text:s/></text:p>
          </table:table-cell>
          <table:table-cell office:value-type="float" office:value="841.88">
            <text:p>841,88</text:p>
          </table:table-cell>
          <table:table-cell/>
          <table:table-cell office:value-type="float" office:value="22107374">
            <text:p>22107374</text:p>
          </table:table-cell>
          <table:table-cell office:value-type="float" office:value="31425860">
            <text:p>31425860</text:p>
          </table:table-cell>
          <table:table-cell office:value-type="float" office:value="1208420">
            <text:p>1208420</text:p>
          </table:table-cell>
          <table:table-cell office:value-type="string">
            <text:p><text:s/></text:p>
          </table:table-cell>
          <table:table-cell office:value-type="float" office:value="889.85">
            <text:p>889,85</text:p>
          </table:table-cell>
          <table:table-cell/>
          <table:table-cell table:style-name="ce1" table:formula="of:=MAXA([.Q11];[.K11];[.E11];[M5.E11];[M5.K11];[M5.Q11];[M1.E11];[M1.K11];[M1.Q11])" office:value-type="float" office:value="22124914">
            <text:p>22124914</text:p>
          </table:table-cell>
          <table:table-cell table:style-name="ce1" table:formula="of:=[.W11]-1" office:value-type="float" office:value="22124913">
            <text:p>22124913</text:p>
          </table:table-cell>
          <table:table-cell table:formula="of:=AND([.E11]&gt;[.X11];[.E11]&gt;0;NOT([.E11]=&quot;infeasible&quot;))" office:value-type="boolean" office:boolean-value="false">
            <text:p>FAUX</text:p>
          </table:table-cell>
          <table:table-cell table:formula="of:=AND([.K11]&gt;[.X11];[.K11]&gt;0;NOT([.K11]=&quot;infeasible&quot;))" office:value-type="boolean" office:boolean-value="false">
            <text:p>FAUX</text:p>
          </table:table-cell>
          <table:table-cell table:formula="of:=AND([.Q11]&gt;[.X11];[.Q11]&gt;0;NOT([.Q11]=&quot;infeasible&quot;))" office:value-type="boolean" office:boolean-value="false">
            <text:p>FAUX</text:p>
          </table:table-cell>
          <table:table-cell table:formula="of:=[.E11]+([.H11]*[.E11])&lt;[.X11]" office:value-type="boolean" office:boolean-value="true">
            <text:p>VRAI</text:p>
          </table:table-cell>
          <table:table-cell table:style-name="ce1" table:formula="of:=[.K11]+([.N11]*[.K11])&lt;[.X11]" office:value-type="boolean" office:boolean-value="true">
            <text:p>VRAI</text:p>
          </table:table-cell>
          <table:table-cell table:style-name="ce1" table:formula="of:=[.Q11]+([.Q11]*[.T11])&lt;[.X1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64472">
            <text:p>5464472</text:p>
          </table:table-cell>
          <table:table-cell office:value-type="float" office:value="8192000">
            <text:p>8192000</text:p>
          </table:table-cell>
          <table:table-cell office:value-type="float" office:value="137528">
            <text:p>137528</text:p>
          </table:table-cell>
          <table:table-cell office:value-type="string">
            <text:p><text:s/></text:p>
          </table:table-cell>
          <table:table-cell office:value-type="float" office:value="169.25">
            <text:p>169,25</text:p>
          </table:table-cell>
          <table:table-cell/>
          <table:table-cell office:value-type="float" office:value="5464472.00000001">
            <text:p>5464472,00000001</text:p>
          </table:table-cell>
          <table:table-cell office:value-type="float" office:value="8192000">
            <text:p>8192000</text:p>
          </table:table-cell>
          <table:table-cell office:value-type="float" office:value="137528">
            <text:p>137528</text:p>
          </table:table-cell>
          <table:table-cell office:value-type="string">
            <text:p><text:s/></text:p>
          </table:table-cell>
          <table:table-cell office:value-type="float" office:value="218.52">
            <text:p>218,52</text:p>
          </table:table-cell>
          <table:table-cell/>
          <table:table-cell office:value-type="float" office:value="5464472.00000003">
            <text:p>5464472,00000003</text:p>
          </table:table-cell>
          <table:table-cell office:value-type="float" office:value="8192000">
            <text:p>8192000</text:p>
          </table:table-cell>
          <table:table-cell office:value-type="float" office:value="137528">
            <text:p>137528</text:p>
          </table:table-cell>
          <table:table-cell office:value-type="string">
            <text:p><text:s/></text:p>
          </table:table-cell>
          <table:table-cell office:value-type="float" office:value="216.36">
            <text:p>216,36</text:p>
          </table:table-cell>
          <table:table-cell/>
          <table:table-cell table:style-name="ce1" table:formula="of:=MAXA([.Q12];[.K12];[.E12];[M5.E12];[M5.K12];[M5.Q12];[M1.E12];[M1.K12];[M1.Q12])" office:value-type="float" office:value="5464472.00000004">
            <text:p>5464472,00000004</text:p>
          </table:table-cell>
          <table:table-cell table:style-name="ce1" table:formula="of:=[.W12]-1" office:value-type="float" office:value="5464471.00000004">
            <text:p>5464471,00000004</text:p>
          </table:table-cell>
          <table:table-cell table:formula="of:=AND([.E12]&gt;[.X12];[.E12]&gt;0;NOT([.E12]=&quot;infeasible&quot;))" office:value-type="boolean" office:boolean-value="true">
            <text:p>VRAI</text:p>
          </table:table-cell>
          <table:table-cell table:formula="of:=AND([.K12]&gt;[.X12];[.K12]&gt;0;NOT([.K12]=&quot;infeasible&quot;))" office:value-type="boolean" office:boolean-value="true">
            <text:p>VRAI</text:p>
          </table:table-cell>
          <table:table-cell table:formula="of:=AND([.Q12]&gt;[.X12];[.Q12]&gt;0;NOT([.Q12]=&quot;infeasible&quot;))" office:value-type="boolean" office:boolean-value="true">
            <text:p>VRAI</text:p>
          </table:table-cell>
          <table:table-cell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762022">
            <text:p>5762022</text:p>
          </table:table-cell>
          <table:table-cell office:value-type="float" office:value="8252800">
            <text:p>8252800</text:p>
          </table:table-cell>
          <table:table-cell office:value-type="float" office:value="180778">
            <text:p>180778</text:p>
          </table:table-cell>
          <table:table-cell office:value-type="string">
            <text:p><text:s/></text:p>
          </table:table-cell>
          <table:table-cell office:value-type="float" office:value="63.91">
            <text:p>63,91</text:p>
          </table:table-cell>
          <table:table-cell/>
          <table:table-cell office:value-type="float" office:value="5762022">
            <text:p>5762022</text:p>
          </table:table-cell>
          <table:table-cell office:value-type="float" office:value="8252800">
            <text:p>8252800</text:p>
          </table:table-cell>
          <table:table-cell office:value-type="float" office:value="180778">
            <text:p>180778</text:p>
          </table:table-cell>
          <table:table-cell office:value-type="string">
            <text:p><text:s/></text:p>
          </table:table-cell>
          <table:table-cell office:value-type="float" office:value="86.59">
            <text:p>86,59</text:p>
          </table:table-cell>
          <table:table-cell/>
          <table:table-cell office:value-type="float" office:value="5762022.00000001">
            <text:p>5762022,00000001</text:p>
          </table:table-cell>
          <table:table-cell office:value-type="float" office:value="8252800">
            <text:p>8252800</text:p>
          </table:table-cell>
          <table:table-cell office:value-type="float" office:value="180778">
            <text:p>180778</text:p>
          </table:table-cell>
          <table:table-cell office:value-type="string">
            <text:p><text:s/></text:p>
          </table:table-cell>
          <table:table-cell office:value-type="float" office:value="46.58">
            <text:p>46,58</text:p>
          </table:table-cell>
          <table:table-cell/>
          <table:table-cell table:style-name="ce1" table:formula="of:=MAXA([.Q13];[.K13];[.E13];[M5.E13];[M5.K13];[M5.Q13];[M1.E13];[M1.K13];[M1.Q13])" office:value-type="float" office:value="5805682.00000001">
            <text:p>5805682,00000001</text:p>
          </table:table-cell>
          <table:table-cell table:style-name="ce1" table:formula="of:=[.W13]-1" office:value-type="float" office:value="5805681.00000001">
            <text:p>5805681,00000001</text:p>
          </table:table-cell>
          <table:table-cell table:formula="of:=AND([.E13]&gt;[.X13];[.E13]&gt;0;NOT([.E13]=&quot;infeasible&quot;))" office:value-type="boolean" office:boolean-value="false">
            <text:p>FAUX</text:p>
          </table:table-cell>
          <table:table-cell table:formula="of:=AND([.K13]&gt;[.X13];[.K13]&gt;0;NOT([.K13]=&quot;infeasible&quot;))" office:value-type="boolean" office:boolean-value="false">
            <text:p>FAUX</text:p>
          </table:table-cell>
          <table:table-cell table:formula="of:=AND([.Q13]&gt;[.X13];[.Q13]&gt;0;NOT([.Q13]=&quot;infeasible&quot;))" office:value-type="boolean" office:boolean-value="false">
            <text:p>FAUX</text:p>
          </table:table-cell>
          <table:table-cell table:formula="of:=[.E13]+([.H13]*[.E13])&lt;[.X13]" office:value-type="boolean" office:boolean-value="true">
            <text:p>VRAI</text:p>
          </table:table-cell>
          <table:table-cell table:style-name="ce1" table:formula="of:=[.K13]+([.N13]*[.K13])&lt;[.X13]" office:value-type="boolean" office:boolean-value="true">
            <text:p>VRAI</text:p>
          </table:table-cell>
          <table:table-cell table:style-name="ce1" table:formula="of:=[.Q13]+([.Q13]*[.T13])&lt;[.X1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7926174.00000006">
            <text:p>7926174,00000006</text:p>
          </table:table-cell>
          <table:table-cell office:value-type="float" office:value="12220460">
            <text:p>12220460</text:p>
          </table:table-cell>
          <table:table-cell office:value-type="float" office:value="404326">
            <text:p>404326</text:p>
          </table:table-cell>
          <table:table-cell office:value-type="string">
            <text:p><text:s/></text:p>
          </table:table-cell>
          <table:table-cell office:value-type="float" office:value="45.96">
            <text:p>45,96</text:p>
          </table:table-cell>
          <table:table-cell/>
          <table:table-cell office:value-type="float" office:value="7926174">
            <text:p>7926174</text:p>
          </table:table-cell>
          <table:table-cell office:value-type="float" office:value="12220460">
            <text:p>12220460</text:p>
          </table:table-cell>
          <table:table-cell office:value-type="float" office:value="404326">
            <text:p>404326</text:p>
          </table:table-cell>
          <table:table-cell office:value-type="string">
            <text:p><text:s/></text:p>
          </table:table-cell>
          <table:table-cell office:value-type="float" office:value="49.77">
            <text:p>49,77</text:p>
          </table:table-cell>
          <table:table-cell/>
          <table:table-cell office:value-type="float" office:value="7926174">
            <text:p>7926174</text:p>
          </table:table-cell>
          <table:table-cell office:value-type="float" office:value="12220460">
            <text:p>12220460</text:p>
          </table:table-cell>
          <table:table-cell office:value-type="float" office:value="404326">
            <text:p>404326</text:p>
          </table:table-cell>
          <table:table-cell office:value-type="string">
            <text:p><text:s/></text:p>
          </table:table-cell>
          <table:table-cell office:value-type="float" office:value="183.24">
            <text:p>183,24</text:p>
          </table:table-cell>
          <table:table-cell/>
          <table:table-cell table:style-name="ce1" table:formula="of:=MAXA([.Q14];[.K14];[.E14];[M5.E14];[M5.K14];[M5.Q14];[M1.E14];[M1.K14];[M1.Q14])" office:value-type="float" office:value="7926174.00000006">
            <text:p>7926174,00000006</text:p>
          </table:table-cell>
          <table:table-cell table:style-name="ce1" table:formula="of:=[.W14]-1" office:value-type="float" office:value="7926173.00000006">
            <text:p>7926173,00000006</text:p>
          </table:table-cell>
          <table:table-cell table:formula="of:=AND([.E14]&gt;[.X14];[.E14]&gt;0;NOT([.E14]=&quot;infeasible&quot;))" office:value-type="boolean" office:boolean-value="true">
            <text:p>VRAI</text:p>
          </table:table-cell>
          <table:table-cell table:formula="of:=AND([.K14]&gt;[.X14];[.K14]&gt;0;NOT([.K14]=&quot;infeasible&quot;))" office:value-type="boolean" office:boolean-value="true">
            <text:p>VRAI</text:p>
          </table:table-cell>
          <table:table-cell table:formula="of:=AND([.Q14]&gt;[.X14];[.Q14]&gt;0;NOT([.Q14]=&quot;infeasible&quot;))" office:value-type="boolean" office:boolean-value="true">
            <text:p>VRAI</text:p>
          </table:table-cell>
          <table:table-cell table:formula="of:=[.E14]+([.H14]*[.E14])&lt;[.X14]" office:value-type="boolean" office:boolean-value="false">
            <text:p>FAUX</text:p>
          </table:table-cell>
          <table:table-cell table:style-name="ce1" table:formula="of:=[.K14]+([.N14]*[.K14])&lt;[.X14]" office:value-type="boolean" office:boolean-value="false">
            <text:p>FAUX</text:p>
          </table:table-cell>
          <table:table-cell table:style-name="ce1" table:formula="of:=[.Q14]+([.Q14]*[.T14])&lt;[.X1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6608532">
            <text:p>16608532</text:p>
          </table:table-cell>
          <table:table-cell office:value-type="float" office:value="25731040">
            <text:p>25731040</text:p>
          </table:table-cell>
          <table:table-cell office:value-type="float" office:value="1612472">
            <text:p>1612472</text:p>
          </table:table-cell>
          <table:table-cell office:value-type="string">
            <text:p><text:s/></text:p>
          </table:table-cell>
          <table:table-cell office:value-type="float" office:value="1264.46">
            <text:p>1264,46</text:p>
          </table:table-cell>
          <table:table-cell/>
          <table:table-cell office:value-type="float" office:value="16608532">
            <text:p>16608532</text:p>
          </table:table-cell>
          <table:table-cell office:value-type="float" office:value="25731040">
            <text:p>25731040</text:p>
          </table:table-cell>
          <table:table-cell office:value-type="float" office:value="1612472">
            <text:p>1612472</text:p>
          </table:table-cell>
          <table:table-cell office:value-type="string">
            <text:p><text:s/></text:p>
          </table:table-cell>
          <table:table-cell office:value-type="float" office:value="1635.57">
            <text:p>1635,57</text:p>
          </table:table-cell>
          <table:table-cell/>
          <table:table-cell office:value-type="float" office:value="16608532">
            <text:p>16608532</text:p>
          </table:table-cell>
          <table:table-cell office:value-type="float" office:value="25731037">
            <text:p>25731037</text:p>
          </table:table-cell>
          <table:table-cell office:value-type="float" office:value="1612472">
            <text:p>1612472</text:p>
          </table:table-cell>
          <table:table-cell office:value-type="string">
            <text:p><text:s/></text:p>
          </table:table-cell>
          <table:table-cell office:value-type="float" office:value="3080.7">
            <text:p>3080,7</text:p>
          </table:table-cell>
          <table:table-cell/>
          <table:table-cell table:style-name="ce1" table:formula="of:=MAXA([.Q15];[.K15];[.E15];[M5.E15];[M5.K15];[M5.Q15];[M1.E15];[M1.K15];[M1.Q15])" office:value-type="float" office:value="16638353.3333333">
            <text:p>16638353,3333333</text:p>
          </table:table-cell>
          <table:table-cell table:style-name="ce1" table:formula="of:=[.W15]-1" office:value-type="float" office:value="16638352.3333333">
            <text:p>16638352,3333333</text:p>
          </table:table-cell>
          <table:table-cell table:formula="of:=AND([.E15]&gt;[.X15];[.E15]&gt;0;NOT([.E15]=&quot;infeasible&quot;))" office:value-type="boolean" office:boolean-value="false">
            <text:p>FAUX</text:p>
          </table:table-cell>
          <table:table-cell table:formula="of:=AND([.K15]&gt;[.X15];[.K15]&gt;0;NOT([.K15]=&quot;infeasible&quot;))" office:value-type="boolean" office:boolean-value="false">
            <text:p>FAUX</text:p>
          </table:table-cell>
          <table:table-cell table:formula="of:=AND([.Q15]&gt;[.X15];[.Q15]&gt;0;NOT([.Q15]=&quot;infeasible&quot;))" office:value-type="boolean" office:boolean-value="false">
            <text:p>FAUX</text:p>
          </table:table-cell>
          <table:table-cell table:formula="of:=[.E15]+([.H15]*[.E15])&lt;[.X15]" office:value-type="boolean" office:boolean-value="true">
            <text:p>VRAI</text:p>
          </table:table-cell>
          <table:table-cell table:style-name="ce1" table:formula="of:=[.K15]+([.N15]*[.K15])&lt;[.X15]" office:value-type="boolean" office:boolean-value="true">
            <text:p>VRAI</text:p>
          </table:table-cell>
          <table:table-cell table:style-name="ce1" table:formula="of:=[.Q15]+([.Q15]*[.T15])&lt;[.X1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414542">
            <text:p>10414542</text:p>
          </table:table-cell>
          <table:table-cell office:value-type="float" office:value="16033300">
            <text:p>16033300</text:p>
          </table:table-cell>
          <table:table-cell office:value-type="float" office:value="718756">
            <text:p>718756</text:p>
          </table:table-cell>
          <table:table-cell office:value-type="string">
            <text:p><text:s/></text:p>
          </table:table-cell>
          <table:table-cell office:value-type="float" office:value="742.39">
            <text:p>742,39</text:p>
          </table:table-cell>
          <table:table-cell/>
          <table:table-cell office:value-type="float" office:value="10414542">
            <text:p>10414542</text:p>
          </table:table-cell>
          <table:table-cell office:value-type="float" office:value="16033300">
            <text:p>16033300</text:p>
          </table:table-cell>
          <table:table-cell office:value-type="float" office:value="718756">
            <text:p>718756</text:p>
          </table:table-cell>
          <table:table-cell office:value-type="string">
            <text:p><text:s/></text:p>
          </table:table-cell>
          <table:table-cell office:value-type="float" office:value="541.28">
            <text:p>541,28</text:p>
          </table:table-cell>
          <table:table-cell/>
          <table:table-cell office:value-type="float" office:value="10414542">
            <text:p>10414542</text:p>
          </table:table-cell>
          <table:table-cell office:value-type="float" office:value="16033300">
            <text:p>16033300</text:p>
          </table:table-cell>
          <table:table-cell office:value-type="float" office:value="718756">
            <text:p>718756</text:p>
          </table:table-cell>
          <table:table-cell office:value-type="string">
            <text:p><text:s/></text:p>
          </table:table-cell>
          <table:table-cell office:value-type="float" office:value="984.74">
            <text:p>984,74</text:p>
          </table:table-cell>
          <table:table-cell/>
          <table:table-cell table:style-name="ce1" table:formula="of:=MAXA([.Q16];[.K16];[.E16];[M5.E16];[M5.K16];[M5.Q16];[M1.E16];[M1.K16];[M1.Q16])" office:value-type="float" office:value="10439218">
            <text:p>10439218</text:p>
          </table:table-cell>
          <table:table-cell table:style-name="ce1" table:formula="of:=[.W16]-1" office:value-type="float" office:value="10439217">
            <text:p>10439217</text:p>
          </table:table-cell>
          <table:table-cell table:formula="of:=AND([.E16]&gt;[.X16];[.E16]&gt;0;NOT([.E16]=&quot;infeasible&quot;))" office:value-type="boolean" office:boolean-value="false">
            <text:p>FAUX</text:p>
          </table:table-cell>
          <table:table-cell table:formula="of:=AND([.K16]&gt;[.X16];[.K16]&gt;0;NOT([.K16]=&quot;infeasible&quot;))" office:value-type="boolean" office:boolean-value="false">
            <text:p>FAUX</text:p>
          </table:table-cell>
          <table:table-cell table:formula="of:=AND([.Q16]&gt;[.X16];[.Q16]&gt;0;NOT([.Q16]=&quot;infeasible&quot;))" office:value-type="boolean" office:boolean-value="false">
            <text:p>FAUX</text:p>
          </table:table-cell>
          <table:table-cell table:formula="of:=[.E16]+([.H16]*[.E16])&lt;[.X16]" office:value-type="boolean" office:boolean-value="true">
            <text:p>VRAI</text:p>
          </table:table-cell>
          <table:table-cell table:style-name="ce1" table:formula="of:=[.K16]+([.N16]*[.K16])&lt;[.X16]" office:value-type="boolean" office:boolean-value="true">
            <text:p>VRAI</text:p>
          </table:table-cell>
          <table:table-cell table:style-name="ce1" table:formula="of:=[.Q16]+([.Q16]*[.T16])&lt;[.X16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5027786">
            <text:p>15027786</text:p>
          </table:table-cell>
          <table:table-cell office:value-type="float" office:value="21642980">
            <text:p>21642980</text:p>
          </table:table-cell>
          <table:table-cell office:value-type="float" office:value="1215210">
            <text:p>1215210</text:p>
          </table:table-cell>
          <table:table-cell office:value-type="string">
            <text:p><text:s/></text:p>
          </table:table-cell>
          <table:table-cell office:value-type="float" office:value="660.25">
            <text:p>660,25</text:p>
          </table:table-cell>
          <table:table-cell/>
          <table:table-cell office:value-type="float" office:value="15027786">
            <text:p>15027786</text:p>
          </table:table-cell>
          <table:table-cell office:value-type="float" office:value="21642980">
            <text:p>21642980</text:p>
          </table:table-cell>
          <table:table-cell office:value-type="float" office:value="1215210">
            <text:p>1215210</text:p>
          </table:table-cell>
          <table:table-cell office:value-type="string">
            <text:p><text:s/></text:p>
          </table:table-cell>
          <table:table-cell office:value-type="float" office:value="517.81">
            <text:p>517,81</text:p>
          </table:table-cell>
          <table:table-cell/>
          <table:table-cell office:value-type="float" office:value="15027786">
            <text:p>15027786</text:p>
          </table:table-cell>
          <table:table-cell office:value-type="float" office:value="21642980">
            <text:p>21642980</text:p>
          </table:table-cell>
          <table:table-cell office:value-type="float" office:value="1215210">
            <text:p>1215210</text:p>
          </table:table-cell>
          <table:table-cell office:value-type="string">
            <text:p><text:s/></text:p>
          </table:table-cell>
          <table:table-cell office:value-type="float" office:value="489.03">
            <text:p>489,03</text:p>
          </table:table-cell>
          <table:table-cell/>
          <table:table-cell table:style-name="ce1" table:formula="of:=MAXA([.Q17];[.K17];[.E17];[M5.E17];[M5.K17];[M5.Q17];[M1.E17];[M1.K17];[M1.Q17])" office:value-type="float" office:value="15027786.0000928">
            <text:p>15027786,0000928</text:p>
          </table:table-cell>
          <table:table-cell table:style-name="ce1" table:formula="of:=[.W17]-1" office:value-type="float" office:value="15027785.0000928">
            <text:p>15027785,0000928</text:p>
          </table:table-cell>
          <table:table-cell table:formula="of:=AND([.E17]&gt;[.X17];[.E17]&gt;0;NOT([.E17]=&quot;infeasible&quot;))" office:value-type="boolean" office:boolean-value="true">
            <text:p>VRAI</text:p>
          </table:table-cell>
          <table:table-cell table:formula="of:=AND([.K17]&gt;[.X17];[.K17]&gt;0;NOT([.K17]=&quot;infeasible&quot;))" office:value-type="boolean" office:boolean-value="true">
            <text:p>VRAI</text:p>
          </table:table-cell>
          <table:table-cell table:formula="of:=AND([.Q17]&gt;[.X17];[.Q17]&gt;0;NOT([.Q17]=&quot;infeasible&quot;))" office:value-type="boolean" office:boolean-value="true">
            <text:p>VRAI</text:p>
          </table:table-cell>
          <table:table-cell table:formula="of:=[.E17]+([.H17]*[.E17])&lt;[.X17]" office:value-type="boolean" office:boolean-value="false">
            <text:p>FAUX</text:p>
          </table:table-cell>
          <table:table-cell table:style-name="ce1" table:formula="of:=[.K17]+([.N17]*[.K17])&lt;[.X17]" office:value-type="boolean" office:boolean-value="false">
            <text:p>FAUX</text:p>
          </table:table-cell>
          <table:table-cell table:style-name="ce1" table:formula="of:=[.Q17]+([.Q17]*[.T17])&lt;[.X1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9896300">
            <text:p>19896300</text:p>
          </table:table-cell>
          <table:table-cell office:value-type="float" office:value="27638000">
            <text:p>27638000</text:p>
          </table:table-cell>
          <table:table-cell office:value-type="float" office:value="991700">
            <text:p>991700</text:p>
          </table:table-cell>
          <table:table-cell office:value-type="float" office:value="0.04">
            <text:p>0,04</text:p>
          </table:table-cell>
          <table:table-cell office:value-type="float" office:value="3602.28">
            <text:p>3602,28</text:p>
          </table:table-cell>
          <table:table-cell/>
          <table:table-cell office:value-type="float" office:value="19897432">
            <text:p>19897432</text:p>
          </table:table-cell>
          <table:table-cell office:value-type="float" office:value="27638000">
            <text:p>27638000</text:p>
          </table:table-cell>
          <table:table-cell office:value-type="float" office:value="990568">
            <text:p>990568</text:p>
          </table:table-cell>
          <table:table-cell office:value-type="float" office:value="0.13">
            <text:p>0,13</text:p>
          </table:table-cell>
          <table:table-cell office:value-type="float" office:value="3606.79">
            <text:p>3606,79</text:p>
          </table:table-cell>
          <table:table-cell/>
          <table:table-cell office:value-type="float" office:value="19882526">
            <text:p>19882526</text:p>
          </table:table-cell>
          <table:table-cell office:value-type="float" office:value="27625500">
            <text:p>27625500</text:p>
          </table:table-cell>
          <table:table-cell office:value-type="float" office:value="992974">
            <text:p>992974</text:p>
          </table:table-cell>
          <table:table-cell office:value-type="float" office:value="0.43">
            <text:p>0,43</text:p>
          </table:table-cell>
          <table:table-cell office:value-type="float" office:value="3603.72">
            <text:p>3603,72</text:p>
          </table:table-cell>
          <table:table-cell/>
          <table:table-cell table:style-name="ce1" table:formula="of:=MAXA([.Q18];[.K18];[.E18];[M5.E18];[M5.K18];[M5.Q18];[M1.E18];[M1.K18];[M1.Q18])" office:value-type="float" office:value="20199400">
            <text:p>20199400</text:p>
          </table:table-cell>
          <table:table-cell table:style-name="ce1" table:formula="of:=[.W18]-1" office:value-type="float" office:value="20199399">
            <text:p>20199399</text:p>
          </table:table-cell>
          <table:table-cell table:formula="of:=AND([.E18]&gt;[.X18];[.E18]&gt;0;NOT([.E18]=&quot;infeasible&quot;))" office:value-type="boolean" office:boolean-value="false">
            <text:p>FAUX</text:p>
          </table:table-cell>
          <table:table-cell table:formula="of:=AND([.K18]&gt;[.X18];[.K18]&gt;0;NOT([.K18]=&quot;infeasible&quot;))" office:value-type="boolean" office:boolean-value="false">
            <text:p>FAUX</text:p>
          </table:table-cell>
          <table:table-cell table:formula="of:=AND([.Q18]&gt;[.X18];[.Q18]&gt;0;NOT([.Q18]=&quot;infeasible&quot;))" office:value-type="boolean" office:boolean-value="false">
            <text:p>FAUX</text:p>
          </table:table-cell>
          <table:table-cell table:formula="of:=[.E18]+([.H18]*[.E18])&lt;[.X18]" office:value-type="boolean" office:boolean-value="false">
            <text:p>FAUX</text:p>
          </table:table-cell>
          <table:table-cell table:style-name="ce1" table:formula="of:=[.K18]+([.N18]*[.K18])&lt;[.X18]" office:value-type="boolean" office:boolean-value="false">
            <text:p>FAUX</text:p>
          </table:table-cell>
          <table:table-cell table:style-name="ce1" table:formula="of:=[.Q18]+([.Q18]*[.T18])&lt;[.X1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2036912">
            <text:p>22036912</text:p>
          </table:table-cell>
          <table:table-cell office:value-type="float" office:value="32661000">
            <text:p>32661000</text:p>
          </table:table-cell>
          <table:table-cell office:value-type="float" office:value="1814088">
            <text:p>1814088</text:p>
          </table:table-cell>
          <table:table-cell office:value-type="float" office:value="0.28">
            <text:p>0,28</text:p>
          </table:table-cell>
          <table:table-cell office:value-type="float" office:value="3600.75">
            <text:p>3600,75</text:p>
          </table:table-cell>
          <table:table-cell/>
          <table:table-cell office:value-type="float" office:value="22024565.3333333">
            <text:p>22024565,3333333</text:p>
          </table:table-cell>
          <table:table-cell office:value-type="float" office:value="31763437">
            <text:p>31763437</text:p>
          </table:table-cell>
          <table:table-cell office:value-type="float" office:value="1298768">
            <text:p>1298768</text:p>
          </table:table-cell>
          <table:table-cell office:value-type="float" office:value="0.99">
            <text:p>0,99</text:p>
          </table:table-cell>
          <table:table-cell office:value-type="float" office:value="3604.12">
            <text:p>3604,12</text:p>
          </table:table-cell>
          <table:table-cell/>
          <table:table-cell office:value-type="float" office:value="22028880">
            <text:p>22028880</text:p>
          </table:table-cell>
          <table:table-cell office:value-type="float" office:value="31859500">
            <text:p>31859500</text:p>
          </table:table-cell>
          <table:table-cell office:value-type="float" office:value="1410620">
            <text:p>1410620</text:p>
          </table:table-cell>
          <table:table-cell office:value-type="float" office:value="0.62">
            <text:p>0,62</text:p>
          </table:table-cell>
          <table:table-cell office:value-type="float" office:value="3604.46">
            <text:p>3604,46</text:p>
          </table:table-cell>
          <table:table-cell/>
          <table:table-cell table:style-name="ce1" table:formula="of:=MAXA([.Q19];[.K19];[.E19];[M5.E19];[M5.K19];[M5.Q19];[M1.E19];[M1.K19];[M1.Q19])" office:value-type="float" office:value="22279792">
            <text:p>22279792</text:p>
          </table:table-cell>
          <table:table-cell table:style-name="ce1" table:formula="of:=[.W19]-1" office:value-type="float" office:value="22279791">
            <text:p>22279791</text:p>
          </table:table-cell>
          <table:table-cell table:formula="of:=AND([.E19]&gt;[.X19];[.E19]&gt;0;NOT([.E19]=&quot;infeasible&quot;))" office:value-type="boolean" office:boolean-value="false">
            <text:p>FAUX</text:p>
          </table:table-cell>
          <table:table-cell table:formula="of:=AND([.K19]&gt;[.X19];[.K19]&gt;0;NOT([.K19]=&quot;infeasible&quot;))" office:value-type="boolean" office:boolean-value="false">
            <text:p>FAUX</text:p>
          </table:table-cell>
          <table:table-cell table:formula="of:=AND([.Q19]&gt;[.X19];[.Q19]&gt;0;NOT([.Q19]=&quot;infeasible&quot;))" office:value-type="boolean" office:boolean-value="false">
            <text:p>FAUX</text:p>
          </table:table-cell>
          <table:table-cell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false">
            <text:p>FAUX</text:p>
          </table:table-cell>
          <table:table-cell table:style-name="ce1" table:formula="of:=[.Q19]+([.Q19]*[.T19])&lt;[.X1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0600912">
            <text:p>20600912</text:p>
          </table:table-cell>
          <table:table-cell office:value-type="float" office:value="31592600">
            <text:p>31592600</text:p>
          </table:table-cell>
          <table:table-cell office:value-type="float" office:value="1991688">
            <text:p>1991688</text:p>
          </table:table-cell>
          <table:table-cell office:value-type="string">
            <text:p><text:s/></text:p>
          </table:table-cell>
          <table:table-cell office:value-type="float" office:value="1941.51">
            <text:p>1941,51</text:p>
          </table:table-cell>
          <table:table-cell/>
          <table:table-cell office:value-type="float" office:value="20600912">
            <text:p>20600912</text:p>
          </table:table-cell>
          <table:table-cell office:value-type="float" office:value="31592600">
            <text:p>31592600</text:p>
          </table:table-cell>
          <table:table-cell office:value-type="float" office:value="1991688">
            <text:p>1991688</text:p>
          </table:table-cell>
          <table:table-cell office:value-type="string">
            <text:p><text:s/></text:p>
          </table:table-cell>
          <table:table-cell office:value-type="float" office:value="2420.39">
            <text:p>2420,39</text:p>
          </table:table-cell>
          <table:table-cell/>
          <table:table-cell office:value-type="float" office:value="20600912">
            <text:p>20600912</text:p>
          </table:table-cell>
          <table:table-cell office:value-type="float" office:value="31592600">
            <text:p>31592600</text:p>
          </table:table-cell>
          <table:table-cell office:value-type="float" office:value="1991688">
            <text:p>1991688</text:p>
          </table:table-cell>
          <table:table-cell office:value-type="string">
            <text:p><text:s/></text:p>
          </table:table-cell>
          <table:table-cell office:value-type="float" office:value="3399.16">
            <text:p>3399,16</text:p>
          </table:table-cell>
          <table:table-cell/>
          <table:table-cell table:style-name="ce1" table:formula="of:=MAXA([.Q20];[.K20];[.E20];[M5.E20];[M5.K20];[M5.Q20];[M1.E20];[M1.K20];[M1.Q20])" office:value-type="float" office:value="20819724.6666667">
            <text:p>20819724,6666667</text:p>
          </table:table-cell>
          <table:table-cell table:style-name="ce1" table:formula="of:=[.W20]-1" office:value-type="float" office:value="20819723.6666667">
            <text:p>20819723,6666667</text:p>
          </table:table-cell>
          <table:table-cell table:formula="of:=AND([.E20]&gt;[.X20];[.E20]&gt;0;NOT([.E20]=&quot;infeasible&quot;))" office:value-type="boolean" office:boolean-value="false">
            <text:p>FAUX</text:p>
          </table:table-cell>
          <table:table-cell table:formula="of:=AND([.K20]&gt;[.X20];[.K20]&gt;0;NOT([.K20]=&quot;infeasible&quot;))" office:value-type="boolean" office:boolean-value="false">
            <text:p>FAUX</text:p>
          </table:table-cell>
          <table:table-cell table:formula="of:=AND([.Q20]&gt;[.X20];[.Q20]&gt;0;NOT([.Q20]=&quot;infeasible&quot;))" office:value-type="boolean" office:boolean-value="false">
            <text:p>FAUX</text:p>
          </table:table-cell>
          <table:table-cell table:formula="of:=[.E20]+([.H20]*[.E20])&lt;[.X20]" office:value-type="boolean" office:boolean-value="true">
            <text:p>VRAI</text:p>
          </table:table-cell>
          <table:table-cell table:style-name="ce1" table:formula="of:=[.K20]+([.N20]*[.K20])&lt;[.X20]" office:value-type="boolean" office:boolean-value="true">
            <text:p>VRAI</text:p>
          </table:table-cell>
          <table:table-cell table:style-name="ce1" table:formula="of:=[.Q20]+([.Q20]*[.T20])&lt;[.X2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12184320">
            <text:p>12184320</text:p>
          </table:table-cell>
          <table:table-cell office:value-type="float" office:value="15222760">
            <text:p>15222760</text:p>
          </table:table-cell>
          <table:table-cell office:value-type="float" office:value="38480">
            <text:p>38480</text:p>
          </table:table-cell>
          <table:table-cell office:value-type="string">
            <text:p><text:s/></text:p>
          </table:table-cell>
          <table:table-cell office:value-type="float" office:value="37.75">
            <text:p>37,75</text:p>
          </table:table-cell>
          <table:table-cell/>
          <table:table-cell office:value-type="float" office:value="12184320">
            <text:p>12184320</text:p>
          </table:table-cell>
          <table:table-cell office:value-type="float" office:value="15222760">
            <text:p>15222760</text:p>
          </table:table-cell>
          <table:table-cell office:value-type="float" office:value="38480">
            <text:p>38480</text:p>
          </table:table-cell>
          <table:table-cell office:value-type="string">
            <text:p><text:s/></text:p>
          </table:table-cell>
          <table:table-cell office:value-type="float" office:value="46.97">
            <text:p>46,97</text:p>
          </table:table-cell>
          <table:table-cell/>
          <table:table-cell office:value-type="float" office:value="12184320">
            <text:p>12184320</text:p>
          </table:table-cell>
          <table:table-cell office:value-type="float" office:value="15222790">
            <text:p>15222790</text:p>
          </table:table-cell>
          <table:table-cell office:value-type="float" office:value="38480">
            <text:p>38480</text:p>
          </table:table-cell>
          <table:table-cell office:value-type="string">
            <text:p><text:s/></text:p>
          </table:table-cell>
          <table:table-cell office:value-type="float" office:value="29.61">
            <text:p>29,61</text:p>
          </table:table-cell>
          <table:table-cell/>
          <table:table-cell table:style-name="ce1" table:formula="of:=MAXA([.Q21];[.K21];[.E21];[M5.E21];[M5.K21];[M5.Q21];[M1.E21];[M1.K21];[M1.Q21])" office:value-type="float" office:value="13735240">
            <text:p>13735240</text:p>
          </table:table-cell>
          <table:table-cell table:style-name="ce1" table:formula="of:=[.W21]-1" office:value-type="float" office:value="13735239">
            <text:p>13735239</text:p>
          </table:table-cell>
          <table:table-cell table:formula="of:=AND([.E21]&gt;[.X21];[.E21]&gt;0;NOT([.E21]=&quot;infeasible&quot;))" office:value-type="boolean" office:boolean-value="false">
            <text:p>FAUX</text:p>
          </table:table-cell>
          <table:table-cell table:formula="of:=AND([.K21]&gt;[.X21];[.K21]&gt;0;NOT([.K21]=&quot;infeasible&quot;))" office:value-type="boolean" office:boolean-value="false">
            <text:p>FAUX</text:p>
          </table:table-cell>
          <table:table-cell table:formula="of:=AND([.Q21]&gt;[.X21];[.Q21]&gt;0;NOT([.Q21]=&quot;infeasible&quot;))" office:value-type="boolean" office:boolean-value="false">
            <text:p>FAUX</text:p>
          </table:table-cell>
          <table:table-cell table:formula="of:=[.E21]+([.H21]*[.E21])&lt;[.X21]" office:value-type="boolean" office:boolean-value="true">
            <text:p>VRAI</text:p>
          </table:table-cell>
          <table:table-cell table:style-name="ce1" table:formula="of:=[.K21]+([.N21]*[.K21])&lt;[.X21]" office:value-type="boolean" office:boolean-value="true">
            <text:p>VRAI</text:p>
          </table:table-cell>
          <table:table-cell table:style-name="ce1" table:formula="of:=[.Q21]+([.Q21]*[.T21])&lt;[.X2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8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452216.00000001">
            <text:p>5452216,00000001</text:p>
          </table:table-cell>
          <table:table-cell office:value-type="float" office:value="7952250">
            <text:p>7952250</text:p>
          </table:table-cell>
          <table:table-cell office:value-type="float" office:value="80034">
            <text:p>80034</text:p>
          </table:table-cell>
          <table:table-cell office:value-type="string">
            <text:p><text:s/></text:p>
          </table:table-cell>
          <table:table-cell office:value-type="float" office:value="54.92">
            <text:p>54,92</text:p>
          </table:table-cell>
          <table:table-cell/>
          <table:table-cell office:value-type="float" office:value="5452216">
            <text:p>5452216</text:p>
          </table:table-cell>
          <table:table-cell office:value-type="float" office:value="7952250">
            <text:p>7952250</text:p>
          </table:table-cell>
          <table:table-cell office:value-type="float" office:value="80034">
            <text:p>80034</text:p>
          </table:table-cell>
          <table:table-cell office:value-type="string">
            <text:p><text:s/></text:p>
          </table:table-cell>
          <table:table-cell office:value-type="float" office:value="44.36">
            <text:p>44,36</text:p>
          </table:table-cell>
          <table:table-cell/>
          <table:table-cell office:value-type="float" office:value="5452216">
            <text:p>5452216</text:p>
          </table:table-cell>
          <table:table-cell office:value-type="float" office:value="7952250">
            <text:p>7952250</text:p>
          </table:table-cell>
          <table:table-cell office:value-type="float" office:value="80034">
            <text:p>80034</text:p>
          </table:table-cell>
          <table:table-cell office:value-type="string">
            <text:p><text:s/></text:p>
          </table:table-cell>
          <table:table-cell office:value-type="float" office:value="41.85">
            <text:p>41,85</text:p>
          </table:table-cell>
          <table:table-cell/>
          <table:table-cell table:style-name="ce1" table:formula="of:=MAXA([.Q22];[.K22];[.E22];[M5.E22];[M5.K22];[M5.Q22];[M1.E22];[M1.K22];[M1.Q22])" office:value-type="float" office:value="5452216.00000001">
            <text:p>5452216,00000001</text:p>
          </table:table-cell>
          <table:table-cell table:style-name="ce1" table:formula="of:=[.W22]-1" office:value-type="float" office:value="5452215.00000001">
            <text:p>5452215,00000001</text:p>
          </table:table-cell>
          <table:table-cell table:formula="of:=AND([.E22]&gt;[.X22];[.E22]&gt;0;NOT([.E22]=&quot;infeasible&quot;))" office:value-type="boolean" office:boolean-value="true">
            <text:p>VRAI</text:p>
          </table:table-cell>
          <table:table-cell table:formula="of:=AND([.K22]&gt;[.X22];[.K22]&gt;0;NOT([.K22]=&quot;infeasible&quot;))" office:value-type="boolean" office:boolean-value="true">
            <text:p>VRAI</text:p>
          </table:table-cell>
          <table:table-cell table:formula="of:=AND([.Q22]&gt;[.X22];[.Q22]&gt;0;NOT([.Q22]=&quot;infeasible&quot;))" office:value-type="boolean" office:boolean-value="true">
            <text:p>VRAI</text:p>
          </table:table-cell>
          <table:table-cell table:formula="of:=[.E22]+([.H22]*[.E22])&lt;[.X22]" office:value-type="boolean" office:boolean-value="false">
            <text:p>FAUX</text:p>
          </table:table-cell>
          <table:table-cell table:style-name="ce1" table:formula="of:=[.K22]+([.N22]*[.K22])&lt;[.X22]" office:value-type="boolean" office:boolean-value="false">
            <text:p>FAUX</text:p>
          </table:table-cell>
          <table:table-cell table:style-name="ce1" table:formula="of:=[.Q22]+([.Q22]*[.T22])&lt;[.X2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8">
            <text:p>8</text:p>
          </table:table-cell>
          <table:table-cell office:value-type="float" office:value="5577002">
            <text:p>5577002</text:p>
          </table:table-cell>
          <table:table-cell office:value-type="float" office:value="7898460">
            <text:p>7898460</text:p>
          </table:table-cell>
          <table:table-cell office:value-type="float" office:value="21498">
            <text:p>21498</text:p>
          </table:table-cell>
          <table:table-cell office:value-type="string">
            <text:p><text:s/></text:p>
          </table:table-cell>
          <table:table-cell office:value-type="float" office:value="30.9">
            <text:p>30,9</text:p>
          </table:table-cell>
          <table:table-cell/>
          <table:table-cell office:value-type="float" office:value="5577108">
            <text:p>5577108</text:p>
          </table:table-cell>
          <table:table-cell office:value-type="float" office:value="7898460">
            <text:p>7898460</text:p>
          </table:table-cell>
          <table:table-cell office:value-type="float" office:value="21392">
            <text:p>21392</text:p>
          </table:table-cell>
          <table:table-cell office:value-type="string">
            <text:p><text:s/></text:p>
          </table:table-cell>
          <table:table-cell office:value-type="float" office:value="29.17">
            <text:p>29,17</text:p>
          </table:table-cell>
          <table:table-cell/>
          <table:table-cell office:value-type="float" office:value="5577108">
            <text:p>5577108</text:p>
          </table:table-cell>
          <table:table-cell office:value-type="float" office:value="7898460">
            <text:p>7898460</text:p>
          </table:table-cell>
          <table:table-cell office:value-type="float" office:value="21392">
            <text:p>21392</text:p>
          </table:table-cell>
          <table:table-cell office:value-type="string">
            <text:p><text:s/></text:p>
          </table:table-cell>
          <table:table-cell office:value-type="float" office:value="31.06">
            <text:p>31,06</text:p>
          </table:table-cell>
          <table:table-cell/>
          <table:table-cell table:style-name="ce1" table:formula="of:=MAXA([.Q23];[.K23];[.E23];[M5.E23];[M5.K23];[M5.Q23];[M1.E23];[M1.K23];[M1.Q23])" office:value-type="float" office:value="5577108.00000001">
            <text:p>5577108,00000001</text:p>
          </table:table-cell>
          <table:table-cell table:style-name="ce1" table:formula="of:=[.W23]-1" office:value-type="float" office:value="5577107.00000001">
            <text:p>5577107,00000001</text:p>
          </table:table-cell>
          <table:table-cell table:formula="of:=AND([.E23]&gt;[.X23];[.E23]&gt;0;NOT([.E23]=&quot;infeasible&quot;))" office:value-type="boolean" office:boolean-value="false">
            <text:p>FAUX</text:p>
          </table:table-cell>
          <table:table-cell table:formula="of:=AND([.K23]&gt;[.X23];[.K23]&gt;0;NOT([.K23]=&quot;infeasible&quot;))" office:value-type="boolean" office:boolean-value="true">
            <text:p>VRAI</text:p>
          </table:table-cell>
          <table:table-cell table:formula="of:=AND([.Q23]&gt;[.X23];[.Q23]&gt;0;NOT([.Q23]=&quot;infeasible&quot;))" office:value-type="boolean" office:boolean-value="true">
            <text:p>VRAI</text:p>
          </table:table-cell>
          <table:table-cell table:formula="of:=[.E23]+([.H23]*[.E23])&lt;[.X23]" office:value-type="boolean" office:boolean-value="true">
            <text:p>VRAI</text:p>
          </table:table-cell>
          <table:table-cell table:style-name="ce1" table:formula="of:=[.K23]+([.N23]*[.K23])&lt;[.X23]" office:value-type="boolean" office:boolean-value="false">
            <text:p>FAUX</text:p>
          </table:table-cell>
          <table:table-cell table:style-name="ce1" table:formula="of:=[.Q23]+([.Q23]*[.T23])&lt;[.X2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3558402">
            <text:p>13558402</text:p>
          </table:table-cell>
          <table:table-cell office:value-type="float" office:value="18912500">
            <text:p>18912500</text:p>
          </table:table-cell>
          <table:table-cell office:value-type="float" office:value="394098">
            <text:p>394098</text:p>
          </table:table-cell>
          <table:table-cell office:value-type="string">
            <text:p><text:s/></text:p>
          </table:table-cell>
          <table:table-cell office:value-type="float" office:value="2748.72">
            <text:p>2748,72</text:p>
          </table:table-cell>
          <table:table-cell/>
          <table:table-cell office:value-type="float" office:value="13558402">
            <text:p>13558402</text:p>
          </table:table-cell>
          <table:table-cell office:value-type="float" office:value="18912540">
            <text:p>18912540</text:p>
          </table:table-cell>
          <table:table-cell office:value-type="float" office:value="394098">
            <text:p>394098</text:p>
          </table:table-cell>
          <table:table-cell office:value-type="string">
            <text:p><text:s/></text:p>
          </table:table-cell>
          <table:table-cell office:value-type="float" office:value="3138.65">
            <text:p>3138,65</text:p>
          </table:table-cell>
          <table:table-cell/>
          <table:table-cell office:value-type="float" office:value="13558402.0000001">
            <text:p>13558402,0000001</text:p>
          </table:table-cell>
          <table:table-cell office:value-type="float" office:value="18912540">
            <text:p>18912540</text:p>
          </table:table-cell>
          <table:table-cell office:value-type="float" office:value="394098">
            <text:p>394098</text:p>
          </table:table-cell>
          <table:table-cell office:value-type="float" office:value="0.03">
            <text:p>0,03</text:p>
          </table:table-cell>
          <table:table-cell office:value-type="float" office:value="3600.15">
            <text:p>3600,15</text:p>
          </table:table-cell>
          <table:table-cell/>
          <table:table-cell table:style-name="ce1" table:formula="of:=MAXA([.Q24];[.K24];[.E24];[M5.E24];[M5.K24];[M5.Q24];[M1.E24];[M1.K24];[M1.Q24])" office:value-type="float" office:value="13558402.0000003">
            <text:p>13558402,0000003</text:p>
          </table:table-cell>
          <table:table-cell table:style-name="ce1" table:formula="of:=[.W24]-1" office:value-type="float" office:value="13558401.0000003">
            <text:p>13558401,0000003</text:p>
          </table:table-cell>
          <table:table-cell table:formula="of:=AND([.E24]&gt;[.X24];[.E24]&gt;0;NOT([.E24]=&quot;infeasible&quot;))" office:value-type="boolean" office:boolean-value="true">
            <text:p>VRAI</text:p>
          </table:table-cell>
          <table:table-cell table:formula="of:=AND([.K24]&gt;[.X24];[.K24]&gt;0;NOT([.K24]=&quot;infeasible&quot;))" office:value-type="boolean" office:boolean-value="true">
            <text:p>VRAI</text:p>
          </table:table-cell>
          <table:table-cell table:formula="of:=AND([.Q24]&gt;[.X24];[.Q24]&gt;0;NOT([.Q24]=&quot;infeasible&quot;))" office:value-type="boolean" office:boolean-value="true">
            <text:p>VRAI</text:p>
          </table:table-cell>
          <table:table-cell table:formula="of:=[.E24]+([.H24]*[.E24])&lt;[.X24]" office:value-type="boolean" office:boolean-value="false">
            <text:p>FAUX</text:p>
          </table:table-cell>
          <table:table-cell table:style-name="ce1" table:formula="of:=[.K24]+([.N24]*[.K24])&lt;[.X24]" office:value-type="boolean" office:boolean-value="false">
            <text:p>FAUX</text:p>
          </table:table-cell>
          <table:table-cell table:style-name="ce1" table:formula="of:=[.Q24]+([.Q24]*[.T24])&lt;[.X2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6268130.0000001">
            <text:p>16268130,0000001</text:p>
          </table:table-cell>
          <table:table-cell office:value-type="float" office:value="23684540">
            <text:p>23684540</text:p>
          </table:table-cell>
          <table:table-cell office:value-type="float" office:value="446370">
            <text:p>446370</text:p>
          </table:table-cell>
          <table:table-cell office:value-type="float" office:value="0.03">
            <text:p>0,03</text:p>
          </table:table-cell>
          <table:table-cell office:value-type="float" office:value="3603.35">
            <text:p>3603,35</text:p>
          </table:table-cell>
          <table:table-cell/>
          <table:table-cell office:value-type="float" office:value="16268130">
            <text:p>16268130</text:p>
          </table:table-cell>
          <table:table-cell office:value-type="float" office:value="23684540">
            <text:p>23684540</text:p>
          </table:table-cell>
          <table:table-cell office:value-type="float" office:value="446370">
            <text:p>446370</text:p>
          </table:table-cell>
          <table:table-cell office:value-type="float" office:value="0.11">
            <text:p>0,11</text:p>
          </table:table-cell>
          <table:table-cell office:value-type="float" office:value="3600.24">
            <text:p>3600,24</text:p>
          </table:table-cell>
          <table:table-cell/>
          <table:table-cell office:value-type="float" office:value="16268130.0000001">
            <text:p>16268130,0000001</text:p>
          </table:table-cell>
          <table:table-cell office:value-type="float" office:value="23684540">
            <text:p>23684540</text:p>
          </table:table-cell>
          <table:table-cell office:value-type="float" office:value="446370">
            <text:p>446370</text:p>
          </table:table-cell>
          <table:table-cell office:value-type="float" office:value="0.06">
            <text:p>0,06</text:p>
          </table:table-cell>
          <table:table-cell office:value-type="float" office:value="3600.12">
            <text:p>3600,12</text:p>
          </table:table-cell>
          <table:table-cell/>
          <table:table-cell table:style-name="ce1" table:formula="of:=MAXA([.Q25];[.K25];[.E25];[M5.E25];[M5.K25];[M5.Q25];[M1.E25];[M1.K25];[M1.Q25])" office:value-type="float" office:value="16315532.0000001">
            <text:p>16315532,0000001</text:p>
          </table:table-cell>
          <table:table-cell table:style-name="ce1" table:formula="of:=[.W25]-1" office:value-type="float" office:value="16315531.0000001">
            <text:p>16315531,0000001</text:p>
          </table:table-cell>
          <table:table-cell table:formula="of:=AND([.E25]&gt;[.X25];[.E25]&gt;0;NOT([.E25]=&quot;infeasible&quot;))" office:value-type="boolean" office:boolean-value="false">
            <text:p>FAUX</text:p>
          </table:table-cell>
          <table:table-cell table:formula="of:=AND([.K25]&gt;[.X25];[.K25]&gt;0;NOT([.K25]=&quot;infeasible&quot;))" office:value-type="boolean" office:boolean-value="false">
            <text:p>FAUX</text:p>
          </table:table-cell>
          <table:table-cell table:formula="of:=AND([.Q25]&gt;[.X25];[.Q25]&gt;0;NOT([.Q25]=&quot;infeasible&quot;))" office:value-type="boolean" office:boolean-value="false">
            <text:p>FAUX</text:p>
          </table:table-cell>
          <table:table-cell table:formula="of:=[.E25]+([.H25]*[.E25])&lt;[.X25]" office:value-type="boolean" office:boolean-value="false">
            <text:p>FAUX</text:p>
          </table:table-cell>
          <table:table-cell table:style-name="ce1" table:formula="of:=[.K25]+([.N25]*[.K25])&lt;[.X25]" office:value-type="boolean" office:boolean-value="false">
            <text:p>FAUX</text:p>
          </table:table-cell>
          <table:table-cell table:style-name="ce1" table:formula="of:=[.Q25]+([.Q25]*[.T25])&lt;[.X2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10027122">
            <text:p>10027122</text:p>
          </table:table-cell>
          <table:table-cell office:value-type="float" office:value="14785250">
            <text:p>14785250</text:p>
          </table:table-cell>
          <table:table-cell office:value-type="float" office:value="288128">
            <text:p>288128</text:p>
          </table:table-cell>
          <table:table-cell office:value-type="string">
            <text:p><text:s/></text:p>
          </table:table-cell>
          <table:table-cell office:value-type="float" office:value="428.28">
            <text:p>428,28</text:p>
          </table:table-cell>
          <table:table-cell/>
          <table:table-cell office:value-type="float" office:value="10027122">
            <text:p>10027122</text:p>
          </table:table-cell>
          <table:table-cell office:value-type="float" office:value="14785250">
            <text:p>14785250</text:p>
          </table:table-cell>
          <table:table-cell office:value-type="float" office:value="288128">
            <text:p>288128</text:p>
          </table:table-cell>
          <table:table-cell office:value-type="string">
            <text:p><text:s/></text:p>
          </table:table-cell>
          <table:table-cell office:value-type="float" office:value="471.22">
            <text:p>471,22</text:p>
          </table:table-cell>
          <table:table-cell/>
          <table:table-cell office:value-type="float" office:value="10027122">
            <text:p>10027122</text:p>
          </table:table-cell>
          <table:table-cell office:value-type="float" office:value="14785250">
            <text:p>14785250</text:p>
          </table:table-cell>
          <table:table-cell office:value-type="float" office:value="288128">
            <text:p>288128</text:p>
          </table:table-cell>
          <table:table-cell office:value-type="string">
            <text:p><text:s/></text:p>
          </table:table-cell>
          <table:table-cell office:value-type="float" office:value="1598.4">
            <text:p>1598,4</text:p>
          </table:table-cell>
          <table:table-cell/>
          <table:table-cell table:style-name="ce1" table:formula="of:=MAXA([.Q26];[.K26];[.E26];[M5.E26];[M5.K26];[M5.Q26];[M1.E26];[M1.K26];[M1.Q26])" office:value-type="float" office:value="10027122">
            <text:p>10027122</text:p>
          </table:table-cell>
          <table:table-cell table:style-name="ce1" table:formula="of:=[.W26]-1" office:value-type="float" office:value="10027121">
            <text:p>10027121</text:p>
          </table:table-cell>
          <table:table-cell table:formula="of:=AND([.E26]&gt;[.X26];[.E26]&gt;0;NOT([.E26]=&quot;infeasible&quot;))" office:value-type="boolean" office:boolean-value="true">
            <text:p>VRAI</text:p>
          </table:table-cell>
          <table:table-cell table:formula="of:=AND([.K26]&gt;[.X26];[.K26]&gt;0;NOT([.K26]=&quot;infeasible&quot;))" office:value-type="boolean" office:boolean-value="true">
            <text:p>VRAI</text:p>
          </table:table-cell>
          <table:table-cell table:formula="of:=AND([.Q26]&gt;[.X26];[.Q26]&gt;0;NOT([.Q26]=&quot;infeasible&quot;))" office:value-type="boolean" office:boolean-value="true">
            <text:p>VRAI</text:p>
          </table:table-cell>
          <table:table-cell table:formula="of:=[.E26]+([.H26]*[.E26])&lt;[.X26]" office:value-type="boolean" office:boolean-value="false">
            <text:p>FAUX</text:p>
          </table:table-cell>
          <table:table-cell table:style-name="ce1" table:formula="of:=[.K26]+([.N26]*[.K26])&lt;[.X26]" office:value-type="boolean" office:boolean-value="false">
            <text:p>FAUX</text:p>
          </table:table-cell>
          <table:table-cell table:style-name="ce1" table:formula="of:=[.Q26]+([.Q26]*[.T26])&lt;[.X2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0413128">
            <text:p>20413128</text:p>
          </table:table-cell>
          <table:table-cell office:value-type="float" office:value="31302820">
            <text:p>31302820</text:p>
          </table:table-cell>
          <table:table-cell office:value-type="float" office:value="1469672">
            <text:p>1469672</text:p>
          </table:table-cell>
          <table:table-cell office:value-type="float" office:value="0.41">
            <text:p>0,41</text:p>
          </table:table-cell>
          <table:table-cell office:value-type="float" office:value="3606.2">
            <text:p>3606,2</text:p>
          </table:table-cell>
          <table:table-cell/>
          <table:table-cell office:value-type="float" office:value="20259436.0000001">
            <text:p>20259436,0000001</text:p>
          </table:table-cell>
          <table:table-cell office:value-type="float" office:value="29811020">
            <text:p>29811020</text:p>
          </table:table-cell>
          <table:table-cell office:value-type="float" office:value="931564">
            <text:p>931564</text:p>
          </table:table-cell>
          <table:table-cell office:value-type="float" office:value="1.51">
            <text:p>1,51</text:p>
          </table:table-cell>
          <table:table-cell office:value-type="float" office:value="3600.46">
            <text:p>3600,46</text:p>
          </table:table-cell>
          <table:table-cell/>
          <table:table-cell office:value-type="float" office:value="19988334">
            <text:p>19988334</text:p>
          </table:table-cell>
          <table:table-cell office:value-type="float" office:value="28527620">
            <text:p>28527620</text:p>
          </table:table-cell>
          <table:table-cell office:value-type="float" office:value="659266">
            <text:p>659266</text:p>
          </table:table-cell>
          <table:table-cell office:value-type="float" office:value="2.83">
            <text:p>2,83</text:p>
          </table:table-cell>
          <table:table-cell office:value-type="float" office:value="3600.19">
            <text:p>3600,19</text:p>
          </table:table-cell>
          <table:table-cell/>
          <table:table-cell table:style-name="ce1" table:formula="of:=MAXA([.Q27];[.K27];[.E27];[M5.E27];[M5.K27];[M5.Q27];[M1.E27];[M1.K27];[M1.Q27])" office:value-type="float" office:value="20655624.0000001">
            <text:p>20655624,0000001</text:p>
          </table:table-cell>
          <table:table-cell table:style-name="ce1" table:formula="of:=[.W27]-1" office:value-type="float" office:value="20655623.0000001">
            <text:p>20655623,0000001</text:p>
          </table:table-cell>
          <table:table-cell table:formula="of:=AND([.E27]&gt;[.X27];[.E27]&gt;0;NOT([.E27]=&quot;infeasible&quot;))" office:value-type="boolean" office:boolean-value="false">
            <text:p>FAUX</text:p>
          </table:table-cell>
          <table:table-cell table:formula="of:=AND([.K27]&gt;[.X27];[.K27]&gt;0;NOT([.K27]=&quot;infeasible&quot;))" office:value-type="boolean" office:boolean-value="false">
            <text:p>FAUX</text:p>
          </table:table-cell>
          <table:table-cell table:formula="of:=AND([.Q27]&gt;[.X27];[.Q27]&gt;0;NOT([.Q27]=&quot;infeasible&quot;))" office:value-type="boolean" office:boolean-value="false">
            <text:p>FAUX</text:p>
          </table:table-cell>
          <table:table-cell table:formula="of:=[.E27]+([.H27]*[.E27])&lt;[.X27]" office:value-type="boolean" office:boolean-value="false">
            <text:p>FAUX</text:p>
          </table:table-cell>
          <table:table-cell table:style-name="ce1" table:formula="of:=[.K27]+([.N27]*[.K27])&lt;[.X27]" office:value-type="boolean" office:boolean-value="false">
            <text:p>FAUX</text:p>
          </table:table-cell>
          <table:table-cell table:style-name="ce1" table:formula="of:=[.Q27]+([.Q27]*[.T27])&lt;[.X2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18493493.3333334">
            <text:p>18493493,3333334</text:p>
          </table:table-cell>
          <table:table-cell office:value-type="float" office:value="25126410">
            <text:p>25126410</text:p>
          </table:table-cell>
          <table:table-cell office:value-type="float" office:value="402940">
            <text:p>402940</text:p>
          </table:table-cell>
          <table:table-cell office:value-type="float" office:value="9.76">
            <text:p>9,76</text:p>
          </table:table-cell>
          <table:table-cell office:value-type="float" office:value="3608.95">
            <text:p>3608,95</text:p>
          </table:table-cell>
          <table:table-cell/>
          <table:table-cell office:value-type="float" office:value="17513907.3333334">
            <text:p>17513907,3333334</text:p>
          </table:table-cell>
          <table:table-cell office:value-type="float" office:value="29185750">
            <text:p>29185750</text:p>
          </table:table-cell>
          <table:table-cell office:value-type="float" office:value="3131926">
            <text:p>3131926</text:p>
          </table:table-cell>
          <table:table-cell office:value-type="float" office:value="18.27">
            <text:p>18,27</text:p>
          </table:table-cell>
          <table:table-cell office:value-type="float" office:value="3600.73">
            <text:p>3600,73</text:p>
          </table:table-cell>
          <table:table-cell/>
          <table:table-cell office:value-type="float" office:value="16977419.3333334">
            <text:p>16977419,3333334</text:p>
          </table:table-cell>
          <table:table-cell office:value-type="float" office:value="29907810">
            <text:p>29907810</text:p>
          </table:table-cell>
          <table:table-cell office:value-type="float" office:value="4020414">
            <text:p>4020414</text:p>
          </table:table-cell>
          <table:table-cell office:value-type="float" office:value="21.76">
            <text:p>21,76</text:p>
          </table:table-cell>
          <table:table-cell office:value-type="float" office:value="3602.84">
            <text:p>3602,84</text:p>
          </table:table-cell>
          <table:table-cell/>
          <table:table-cell table:style-name="ce1" table:formula="of:=MAXA([.Q28];[.K28];[.E28];[M5.E28];[M5.K28];[M5.Q28];[M1.E28];[M1.K28];[M1.Q28])" office:value-type="float" office:value="19970277.3333333">
            <text:p>19970277,3333333</text:p>
          </table:table-cell>
          <table:table-cell table:style-name="ce1" table:formula="of:=[.W28]-1" office:value-type="float" office:value="19970276.3333333">
            <text:p>19970276,3333333</text:p>
          </table:table-cell>
          <table:table-cell table:formula="of:=AND([.E28]&gt;[.X28];[.E28]&gt;0;NOT([.E28]=&quot;infeasible&quot;))" office:value-type="boolean" office:boolean-value="false">
            <text:p>FAUX</text:p>
          </table:table-cell>
          <table:table-cell table:formula="of:=AND([.K28]&gt;[.X28];[.K28]&gt;0;NOT([.K28]=&quot;infeasible&quot;))" office:value-type="boolean" office:boolean-value="false">
            <text:p>FAUX</text:p>
          </table:table-cell>
          <table:table-cell table:formula="of:=AND([.Q28]&gt;[.X28];[.Q28]&gt;0;NOT([.Q28]=&quot;infeasible&quot;))" office:value-type="boolean" office:boolean-value="false">
            <text:p>FAUX</text:p>
          </table:table-cell>
          <table:table-cell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false">
            <text:p>FAUX</text:p>
          </table:table-cell>
          <table:table-cell table:style-name="ce1" table:formula="of:=[.Q28]+([.Q28]*[.T28])&lt;[.X28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8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8">
            <text:p>8</text:p>
          </table:table-cell>
          <table:table-cell office:value-type="float" office:value="27854176">
            <text:p>27854176</text:p>
          </table:table-cell>
          <table:table-cell office:value-type="float" office:value="37387000">
            <text:p>37387000</text:p>
          </table:table-cell>
          <table:table-cell office:value-type="float" office:value="402824">
            <text:p>402824</text:p>
          </table:table-cell>
          <table:table-cell office:value-type="float" office:value="8.8">
            <text:p>8,8</text:p>
          </table:table-cell>
          <table:table-cell office:value-type="float" office:value="3600.51">
            <text:p>3600,51</text:p>
          </table:table-cell>
          <table:table-cell/>
          <table:table-cell office:value-type="float" office:value="28141724">
            <text:p>28141724</text:p>
          </table:table-cell>
          <table:table-cell office:value-type="float" office:value="43658700">
            <text:p>43658700</text:p>
          </table:table-cell>
          <table:table-cell office:value-type="float" office:value="3296976">
            <text:p>3296976</text:p>
          </table:table-cell>
          <table:table-cell office:value-type="float" office:value="8.27">
            <text:p>8,27</text:p>
          </table:table-cell>
          <table:table-cell office:value-type="float" office:value="3600.17">
            <text:p>3600,17</text:p>
          </table:table-cell>
          <table:table-cell/>
          <table:table-cell office:value-type="float" office:value="26858682.0000001">
            <text:p>26858682,0000001</text:p>
          </table:table-cell>
          <table:table-cell office:value-type="float" office:value="43355400">
            <text:p>43355400</text:p>
          </table:table-cell>
          <table:table-cell office:value-type="float" office:value="4436716">
            <text:p>4436716</text:p>
          </table:table-cell>
          <table:table-cell office:value-type="float" office:value="14.07">
            <text:p>14,07</text:p>
          </table:table-cell>
          <table:table-cell office:value-type="float" office:value="3606.25">
            <text:p>3606,25</text:p>
          </table:table-cell>
          <table:table-cell/>
          <table:table-cell table:style-name="ce1" table:formula="of:=MAXA([.Q29];[.K29];[.E29];[M5.E29];[M5.K29];[M5.Q29];[M1.E29];[M1.K29];[M1.Q29])" office:value-type="float" office:value="28834102">
            <text:p>28834102</text:p>
          </table:table-cell>
          <table:table-cell table:style-name="ce1" table:formula="of:=[.W29]-1" office:value-type="float" office:value="28834101">
            <text:p>28834101</text:p>
          </table:table-cell>
          <table:table-cell table:formula="of:=AND([.E29]&gt;[.X29];[.E29]&gt;0;NOT([.E29]=&quot;infeasible&quot;))" office:value-type="boolean" office:boolean-value="false">
            <text:p>FAUX</text:p>
          </table:table-cell>
          <table:table-cell table:formula="of:=AND([.K29]&gt;[.X29];[.K29]&gt;0;NOT([.K29]=&quot;infeasible&quot;))" office:value-type="boolean" office:boolean-value="false">
            <text:p>FAUX</text:p>
          </table:table-cell>
          <table:table-cell table:formula="of:=AND([.Q29]&gt;[.X29];[.Q29]&gt;0;NOT([.Q29]=&quot;infeasible&quot;))" office:value-type="boolean" office:boolean-value="false">
            <text:p>FAUX</text:p>
          </table:table-cell>
          <table:table-cell table:formula="of:=[.E29]+([.H29]*[.E29])&lt;[.X29]" office:value-type="boolean" office:boolean-value="false">
            <text:p>FAUX</text:p>
          </table:table-cell>
          <table:table-cell table:style-name="ce1" table:formula="of:=[.K29]+([.N29]*[.K29])&lt;[.X29]" office:value-type="boolean" office:boolean-value="false">
            <text:p>FAUX</text:p>
          </table:table-cell>
          <table:table-cell table:style-name="ce1" table:formula="of:=[.Q29]+([.Q29]*[.T29])&lt;[.X2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25_0_0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059128">
            <text:p>9059128</text:p>
          </table:table-cell>
          <table:table-cell office:value-type="float" office:value="13057979">
            <text:p>13057979</text:p>
          </table:table-cell>
          <table:table-cell office:value-type="float" office:value="628872">
            <text:p>628872</text:p>
          </table:table-cell>
          <table:table-cell office:value-type="string">
            <text:p><text:s/></text:p>
          </table:table-cell>
          <table:table-cell office:value-type="float" office:value="27.1">
            <text:p>27,1</text:p>
          </table:table-cell>
          <table:table-cell/>
          <table:table-cell office:value-type="float" office:value="9059128">
            <text:p>9059128</text:p>
          </table:table-cell>
          <table:table-cell office:value-type="float" office:value="13058021">
            <text:p>13058021</text:p>
          </table:table-cell>
          <table:table-cell office:value-type="float" office:value="628872">
            <text:p>628872</text:p>
          </table:table-cell>
          <table:table-cell office:value-type="string">
            <text:p><text:s/></text:p>
          </table:table-cell>
          <table:table-cell office:value-type="float" office:value="20.96">
            <text:p>20,96</text:p>
          </table:table-cell>
          <table:table-cell/>
          <table:table-cell office:value-type="float" office:value="9059128">
            <text:p>9059128</text:p>
          </table:table-cell>
          <table:table-cell office:value-type="float" office:value="13058000">
            <text:p>13058000</text:p>
          </table:table-cell>
          <table:table-cell office:value-type="float" office:value="628872">
            <text:p>628872</text:p>
          </table:table-cell>
          <table:table-cell office:value-type="string">
            <text:p><text:s/></text:p>
          </table:table-cell>
          <table:table-cell office:value-type="float" office:value="31.42">
            <text:p>31,42</text:p>
          </table:table-cell>
          <table:table-cell/>
          <table:table-cell table:style-name="ce1" table:formula="of:=MAXA([.Q30];[.K30];[.E30];[M5.E30];[M5.K30];[M5.Q30];[M1.E30];[M1.K30];[M1.Q30])" office:value-type="float" office:value="9059128">
            <text:p>9059128</text:p>
          </table:table-cell>
          <table:table-cell table:style-name="ce1" table:formula="of:=[.W30]-1" office:value-type="float" office:value="9059127">
            <text:p>9059127</text:p>
          </table:table-cell>
          <table:table-cell table:formula="of:=AND([.E30]&gt;[.X30];[.E30]&gt;0;NOT([.E30]=&quot;infeasible&quot;))" office:value-type="boolean" office:boolean-value="true">
            <text:p>VRAI</text:p>
          </table:table-cell>
          <table:table-cell table:formula="of:=AND([.K30]&gt;[.X30];[.K30]&gt;0;NOT([.K30]=&quot;infeasible&quot;))" office:value-type="boolean" office:boolean-value="true">
            <text:p>VRAI</text:p>
          </table:table-cell>
          <table:table-cell table:formula="of:=AND([.Q30]&gt;[.X30];[.Q30]&gt;0;NOT([.Q30]=&quot;infeasible&quot;))" office:value-type="boolean" office:boolean-value="true">
            <text:p>VRAI</text:p>
          </table:table-cell>
          <table:table-cell table:formula="of:=[.E30]+([.H30]*[.E30])&lt;[.X30]" office:value-type="boolean" office:boolean-value="false">
            <text:p>FAUX</text:p>
          </table:table-cell>
          <table:table-cell table:style-name="ce1" table:formula="of:=[.K30]+([.N30]*[.K30])&lt;[.X30]" office:value-type="boolean" office:boolean-value="false">
            <text:p>FAUX</text:p>
          </table:table-cell>
          <table:table-cell table:style-name="ce1" table:formula="of:=[.Q30]+([.Q30]*[.T30])&lt;[.X3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25_0_1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8278508.85714286">
            <text:p>8278508,85714286</text:p>
          </table:table-cell>
          <table:table-cell office:value-type="float" office:value="14754660">
            <text:p>14754660</text:p>
          </table:table-cell>
          <table:table-cell office:value-type="float" office:value="1806234">
            <text:p>1806234</text:p>
          </table:table-cell>
          <table:table-cell office:value-type="string">
            <text:p><text:s/></text:p>
          </table:table-cell>
          <table:table-cell office:value-type="float" office:value="262.5">
            <text:p>262,5</text:p>
          </table:table-cell>
          <table:table-cell/>
          <table:table-cell office:value-type="float" office:value="8278508.85714286">
            <text:p>8278508,85714286</text:p>
          </table:table-cell>
          <table:table-cell office:value-type="float" office:value="14754660">
            <text:p>14754660</text:p>
          </table:table-cell>
          <table:table-cell office:value-type="float" office:value="1806234">
            <text:p>1806234</text:p>
          </table:table-cell>
          <table:table-cell office:value-type="string">
            <text:p><text:s/></text:p>
          </table:table-cell>
          <table:table-cell office:value-type="float" office:value="642.45">
            <text:p>642,45</text:p>
          </table:table-cell>
          <table:table-cell/>
          <table:table-cell office:value-type="float" office:value="8278508.85716423">
            <text:p>8278508,85716423</text:p>
          </table:table-cell>
          <table:table-cell office:value-type="float" office:value="14754670">
            <text:p>14754670</text:p>
          </table:table-cell>
          <table:table-cell office:value-type="float" office:value="1806234">
            <text:p>1806234</text:p>
          </table:table-cell>
          <table:table-cell office:value-type="string">
            <text:p><text:s/></text:p>
          </table:table-cell>
          <table:table-cell office:value-type="float" office:value="718.69">
            <text:p>718,69</text:p>
          </table:table-cell>
          <table:table-cell/>
          <table:table-cell table:style-name="ce1" table:formula="of:=MAXA([.Q31];[.K31];[.E31];[M5.E31];[M5.K31];[M5.Q31];[M1.E31];[M1.K31];[M1.Q31])" office:value-type="float" office:value="8293878.85714287">
            <text:p>8293878,85714287</text:p>
          </table:table-cell>
          <table:table-cell table:style-name="ce1" table:formula="of:=[.W31]-1" office:value-type="float" office:value="8293877.85714287">
            <text:p>8293877,85714287</text:p>
          </table:table-cell>
          <table:table-cell table:formula="of:=AND([.E31]&gt;[.X31];[.E31]&gt;0;NOT([.E31]=&quot;infeasible&quot;))" office:value-type="boolean" office:boolean-value="false">
            <text:p>FAUX</text:p>
          </table:table-cell>
          <table:table-cell table:formula="of:=AND([.K31]&gt;[.X31];[.K31]&gt;0;NOT([.K31]=&quot;infeasible&quot;))" office:value-type="boolean" office:boolean-value="false">
            <text:p>FAUX</text:p>
          </table:table-cell>
          <table:table-cell table:formula="of:=AND([.Q31]&gt;[.X31];[.Q31]&gt;0;NOT([.Q31]=&quot;infeasible&quot;))" office:value-type="boolean" office:boolean-value="false">
            <text:p>FAUX</text:p>
          </table:table-cell>
          <table:table-cell table:formula="of:=[.E31]+([.H31]*[.E31])&lt;[.X31]" office:value-type="boolean" office:boolean-value="true">
            <text:p>VRAI</text:p>
          </table:table-cell>
          <table:table-cell table:style-name="ce1" table:formula="of:=[.K31]+([.N31]*[.K31])&lt;[.X31]" office:value-type="boolean" office:boolean-value="true">
            <text:p>VRAI</text:p>
          </table:table-cell>
          <table:table-cell table:style-name="ce1" table:formula="of:=[.Q31]+([.Q31]*[.T31])&lt;[.X3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25_0_2 </text:p>
          </table:table-cell>
          <table:table-cell table:number-columns-repeated="2"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624346">
            <text:p>9624346</text:p>
          </table:table-cell>
          <table:table-cell office:value-type="float" office:value="12500880">
            <text:p>12500880</text:p>
          </table:table-cell>
          <table:table-cell office:value-type="float" office:value="146554">
            <text:p>146554</text:p>
          </table:table-cell>
          <table:table-cell office:value-type="string">
            <text:p><text:s/></text:p>
          </table:table-cell>
          <table:table-cell office:value-type="float" office:value="13.43">
            <text:p>13,43</text:p>
          </table:table-cell>
          <table:table-cell/>
          <table:table-cell office:value-type="float" office:value="9624346">
            <text:p>9624346</text:p>
          </table:table-cell>
          <table:table-cell office:value-type="float" office:value="12500880">
            <text:p>12500880</text:p>
          </table:table-cell>
          <table:table-cell office:value-type="float" office:value="146554">
            <text:p>146554</text:p>
          </table:table-cell>
          <table:table-cell office:value-type="string">
            <text:p><text:s/></text:p>
          </table:table-cell>
          <table:table-cell office:value-type="float" office:value="13.49">
            <text:p>13,49</text:p>
          </table:table-cell>
          <table:table-cell/>
          <table:table-cell office:value-type="float" office:value="9624346">
            <text:p>9624346</text:p>
          </table:table-cell>
          <table:table-cell office:value-type="float" office:value="12500880">
            <text:p>12500880</text:p>
          </table:table-cell>
          <table:table-cell office:value-type="float" office:value="146554">
            <text:p>146554</text:p>
          </table:table-cell>
          <table:table-cell office:value-type="string">
            <text:p><text:s/></text:p>
          </table:table-cell>
          <table:table-cell office:value-type="float" office:value="10.47">
            <text:p>10,47</text:p>
          </table:table-cell>
          <table:table-cell/>
          <table:table-cell table:style-name="ce1" table:formula="of:=MAXA([.Q32];[.K32];[.E32];[M5.E32];[M5.K32];[M5.Q32];[M1.E32];[M1.K32];[M1.Q32])" office:value-type="float" office:value="9912946">
            <text:p>9912946</text:p>
          </table:table-cell>
          <table:table-cell table:style-name="ce1" table:formula="of:=[.W32]-1" office:value-type="float" office:value="9912945">
            <text:p>9912945</text:p>
          </table:table-cell>
          <table:table-cell table:formula="of:=AND([.E32]&gt;[.X32];[.E32]&gt;0;NOT([.E32]=&quot;infeasible&quot;))" office:value-type="boolean" office:boolean-value="false">
            <text:p>FAUX</text:p>
          </table:table-cell>
          <table:table-cell table:formula="of:=AND([.K32]&gt;[.X32];[.K32]&gt;0;NOT([.K32]=&quot;infeasible&quot;))" office:value-type="boolean" office:boolean-value="false">
            <text:p>FAUX</text:p>
          </table:table-cell>
          <table:table-cell table:formula="of:=AND([.Q32]&gt;[.X32];[.Q32]&gt;0;NOT([.Q32]=&quot;infeasible&quot;))" office:value-type="boolean" office:boolean-value="false">
            <text:p>FAUX</text:p>
          </table:table-cell>
          <table:table-cell table:formula="of:=[.E32]+([.H32]*[.E32])&lt;[.X32]" office:value-type="boolean" office:boolean-value="true">
            <text:p>VRAI</text:p>
          </table:table-cell>
          <table:table-cell table:style-name="ce1" table:formula="of:=[.K32]+([.N32]*[.K32])&lt;[.X32]" office:value-type="boolean" office:boolean-value="true">
            <text:p>VRAI</text:p>
          </table:table-cell>
          <table:table-cell table:style-name="ce1" table:formula="of:=[.Q32]+([.Q32]*[.T32])&lt;[.X32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4197034">
            <text:p>14197034</text:p>
          </table:table-cell>
          <table:table-cell office:value-type="float" office:value="18933700">
            <text:p>18933700</text:p>
          </table:table-cell>
          <table:table-cell office:value-type="float" office:value="336666">
            <text:p>336666</text:p>
          </table:table-cell>
          <table:table-cell office:value-type="string">
            <text:p><text:s/></text:p>
          </table:table-cell>
          <table:table-cell office:value-type="float" office:value="100.22">
            <text:p>100,22</text:p>
          </table:table-cell>
          <table:table-cell/>
          <table:table-cell office:value-type="float" office:value="14197034">
            <text:p>14197034</text:p>
          </table:table-cell>
          <table:table-cell office:value-type="float" office:value="18933700">
            <text:p>18933700</text:p>
          </table:table-cell>
          <table:table-cell office:value-type="float" office:value="336666">
            <text:p>336666</text:p>
          </table:table-cell>
          <table:table-cell office:value-type="string">
            <text:p><text:s/></text:p>
          </table:table-cell>
          <table:table-cell office:value-type="float" office:value="238.85">
            <text:p>238,85</text:p>
          </table:table-cell>
          <table:table-cell/>
          <table:table-cell office:value-type="float" office:value="14197034">
            <text:p>14197034</text:p>
          </table:table-cell>
          <table:table-cell office:value-type="float" office:value="18933700">
            <text:p>18933700</text:p>
          </table:table-cell>
          <table:table-cell office:value-type="float" office:value="336666">
            <text:p>336666</text:p>
          </table:table-cell>
          <table:table-cell office:value-type="string">
            <text:p><text:s/></text:p>
          </table:table-cell>
          <table:table-cell office:value-type="float" office:value="269.84">
            <text:p>269,84</text:p>
          </table:table-cell>
          <table:table-cell/>
          <table:table-cell table:style-name="ce1" table:formula="of:=MAXA([.Q33];[.K33];[.E33];[M5.E33];[M5.K33];[M5.Q33];[M1.E33];[M1.K33];[M1.Q33])" office:value-type="float" office:value="14202646">
            <text:p>14202646</text:p>
          </table:table-cell>
          <table:table-cell table:style-name="ce1" table:formula="of:=[.W33]-1" office:value-type="float" office:value="14202645">
            <text:p>14202645</text:p>
          </table:table-cell>
          <table:table-cell table:formula="of:=AND([.E33]&gt;[.X33];[.E33]&gt;0;NOT([.E33]=&quot;infeasible&quot;))" office:value-type="boolean" office:boolean-value="false">
            <text:p>FAUX</text:p>
          </table:table-cell>
          <table:table-cell table:formula="of:=AND([.K33]&gt;[.X33];[.K33]&gt;0;NOT([.K33]=&quot;infeasible&quot;))" office:value-type="boolean" office:boolean-value="false">
            <text:p>FAUX</text:p>
          </table:table-cell>
          <table:table-cell table:formula="of:=AND([.Q33]&gt;[.X33];[.Q33]&gt;0;NOT([.Q33]=&quot;infeasible&quot;))" office:value-type="boolean" office:boolean-value="false">
            <text:p>FAUX</text:p>
          </table:table-cell>
          <table:table-cell table:formula="of:=[.E33]+([.H33]*[.E33])&lt;[.X33]" office:value-type="boolean" office:boolean-value="true">
            <text:p>VRAI</text:p>
          </table:table-cell>
          <table:table-cell table:style-name="ce1" table:formula="of:=[.K33]+([.N33]*[.K33])&lt;[.X33]" office:value-type="boolean" office:boolean-value="true">
            <text:p>VRAI</text:p>
          </table:table-cell>
          <table:table-cell table:style-name="ce1" table:formula="of:=[.Q33]+([.Q33]*[.T33])&lt;[.X3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7536108">
            <text:p>17536108</text:p>
          </table:table-cell>
          <table:table-cell office:value-type="float" office:value="26227760">
            <text:p>26227760</text:p>
          </table:table-cell>
          <table:table-cell office:value-type="float" office:value="1861684">
            <text:p>1861684</text:p>
          </table:table-cell>
          <table:table-cell office:value-type="string">
            <text:p><text:s/></text:p>
          </table:table-cell>
          <table:table-cell office:value-type="float" office:value="209.01">
            <text:p>209,01</text:p>
          </table:table-cell>
          <table:table-cell/>
          <table:table-cell office:value-type="float" office:value="17676180">
            <text:p>17676180</text:p>
          </table:table-cell>
          <table:table-cell office:value-type="float" office:value="27476760">
            <text:p>27476760</text:p>
          </table:table-cell>
          <table:table-cell office:value-type="float" office:value="2590614">
            <text:p>2590614</text:p>
          </table:table-cell>
          <table:table-cell office:value-type="string">
            <text:p><text:s/></text:p>
          </table:table-cell>
          <table:table-cell office:value-type="float" office:value="593.89">
            <text:p>593,89</text:p>
          </table:table-cell>
          <table:table-cell/>
          <table:table-cell office:value-type="float" office:value="17676180">
            <text:p>17676180</text:p>
          </table:table-cell>
          <table:table-cell office:value-type="float" office:value="27477000">
            <text:p>27477000</text:p>
          </table:table-cell>
          <table:table-cell office:value-type="float" office:value="2590614">
            <text:p>2590614</text:p>
          </table:table-cell>
          <table:table-cell office:value-type="string">
            <text:p><text:s/></text:p>
          </table:table-cell>
          <table:table-cell office:value-type="float" office:value="979.39">
            <text:p>979,39</text:p>
          </table:table-cell>
          <table:table-cell/>
          <table:table-cell table:style-name="ce1" table:formula="of:=MAXA([.Q34];[.K34];[.E34];[M5.E34];[M5.K34];[M5.Q34];[M1.E34];[M1.K34];[M1.Q34])" office:value-type="float" office:value="17696182">
            <text:p>17696182</text:p>
          </table:table-cell>
          <table:table-cell table:style-name="ce1" table:formula="of:=[.W34]-1" office:value-type="float" office:value="17696181">
            <text:p>17696181</text:p>
          </table:table-cell>
          <table:table-cell table:formula="of:=AND([.E34]&gt;[.X34];[.E34]&gt;0;NOT([.E34]=&quot;infeasible&quot;))" office:value-type="boolean" office:boolean-value="false">
            <text:p>FAUX</text:p>
          </table:table-cell>
          <table:table-cell table:formula="of:=AND([.K34]&gt;[.X34];[.K34]&gt;0;NOT([.K34]=&quot;infeasible&quot;))" office:value-type="boolean" office:boolean-value="false">
            <text:p>FAUX</text:p>
          </table:table-cell>
          <table:table-cell table:formula="of:=AND([.Q34]&gt;[.X34];[.Q34]&gt;0;NOT([.Q34]=&quot;infeasible&quot;))" office:value-type="boolean" office:boolean-value="false">
            <text:p>FAUX</text:p>
          </table:table-cell>
          <table:table-cell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true">
            <text:p>VRAI</text:p>
          </table:table-cell>
          <table:table-cell table:style-name="ce1" table:formula="of:=[.Q34]+([.Q34]*[.T34])&lt;[.X3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5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278311.3333333">
            <text:p>18278311,3333333</text:p>
          </table:table-cell>
          <table:table-cell office:value-type="float" office:value="23831270">
            <text:p>23831270</text:p>
          </table:table-cell>
          <table:table-cell office:value-type="float" office:value="363022">
            <text:p>363022</text:p>
          </table:table-cell>
          <table:table-cell office:value-type="string">
            <text:p><text:s/></text:p>
          </table:table-cell>
          <table:table-cell office:value-type="float" office:value="23.59">
            <text:p>23,59</text:p>
          </table:table-cell>
          <table:table-cell/>
          <table:table-cell office:value-type="float" office:value="18278311.3333333">
            <text:p>18278311,3333333</text:p>
          </table:table-cell>
          <table:table-cell office:value-type="float" office:value="23831270">
            <text:p>23831270</text:p>
          </table:table-cell>
          <table:table-cell office:value-type="float" office:value="363022">
            <text:p>363022</text:p>
          </table:table-cell>
          <table:table-cell office:value-type="string">
            <text:p><text:s/></text:p>
          </table:table-cell>
          <table:table-cell office:value-type="float" office:value="38.95">
            <text:p>38,95</text:p>
          </table:table-cell>
          <table:table-cell/>
          <table:table-cell office:value-type="float" office:value="18278311.3333333">
            <text:p>18278311,3333333</text:p>
          </table:table-cell>
          <table:table-cell office:value-type="float" office:value="23831270">
            <text:p>23831270</text:p>
          </table:table-cell>
          <table:table-cell office:value-type="float" office:value="363022">
            <text:p>363022</text:p>
          </table:table-cell>
          <table:table-cell office:value-type="string">
            <text:p><text:s/></text:p>
          </table:table-cell>
          <table:table-cell office:value-type="float" office:value="51.99">
            <text:p>51,99</text:p>
          </table:table-cell>
          <table:table-cell/>
          <table:table-cell table:style-name="ce1" table:formula="of:=MAXA([.Q35];[.K35];[.E35];[M5.E35];[M5.K35];[M5.Q35];[M1.E35];[M1.K35];[M1.Q35])" office:value-type="float" office:value="18322018">
            <text:p>18322018</text:p>
          </table:table-cell>
          <table:table-cell table:style-name="ce1" table:formula="of:=[.W35]-1" office:value-type="float" office:value="18322017">
            <text:p>18322017</text:p>
          </table:table-cell>
          <table:table-cell table:formula="of:=AND([.E35]&gt;[.X35];[.E35]&gt;0;NOT([.E35]=&quot;infeasible&quot;))" office:value-type="boolean" office:boolean-value="false">
            <text:p>FAUX</text:p>
          </table:table-cell>
          <table:table-cell table:formula="of:=AND([.K35]&gt;[.X35];[.K35]&gt;0;NOT([.K35]=&quot;infeasible&quot;))" office:value-type="boolean" office:boolean-value="false">
            <text:p>FAUX</text:p>
          </table:table-cell>
          <table:table-cell table:formula="of:=AND([.Q35]&gt;[.X35];[.Q35]&gt;0;NOT([.Q35]=&quot;infeasible&quot;))" office:value-type="boolean" office:boolean-value="false">
            <text:p>FAUX</text:p>
          </table:table-cell>
          <table:table-cell table:formula="of:=[.E35]+([.H35]*[.E35])&lt;[.X35]" office:value-type="boolean" office:boolean-value="true">
            <text:p>VRAI</text:p>
          </table:table-cell>
          <table:table-cell table:style-name="ce1" table:formula="of:=[.K35]+([.N35]*[.K35])&lt;[.X35]" office:value-type="boolean" office:boolean-value="true">
            <text:p>VRAI</text:p>
          </table:table-cell>
          <table:table-cell table:style-name="ce1" table:formula="of:=[.Q35]+([.Q35]*[.T35])&lt;[.X35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0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4055556">
            <text:p>24055556</text:p>
          </table:table-cell>
          <table:table-cell office:value-type="float" office:value="31672000">
            <text:p>31672000</text:p>
          </table:table-cell>
          <table:table-cell office:value-type="float" office:value="456444">
            <text:p>456444</text:p>
          </table:table-cell>
          <table:table-cell office:value-type="string">
            <text:p><text:s/></text:p>
          </table:table-cell>
          <table:table-cell office:value-type="float" office:value="673.58">
            <text:p>673,58</text:p>
          </table:table-cell>
          <table:table-cell/>
          <table:table-cell office:value-type="float" office:value="24055556">
            <text:p>24055556</text:p>
          </table:table-cell>
          <table:table-cell office:value-type="float" office:value="31672000">
            <text:p>31672000</text:p>
          </table:table-cell>
          <table:table-cell office:value-type="float" office:value="456444">
            <text:p>456444</text:p>
          </table:table-cell>
          <table:table-cell office:value-type="string">
            <text:p><text:s/></text:p>
          </table:table-cell>
          <table:table-cell office:value-type="float" office:value="1251.36">
            <text:p>1251,36</text:p>
          </table:table-cell>
          <table:table-cell/>
          <table:table-cell office:value-type="float" office:value="24055556">
            <text:p>24055556</text:p>
          </table:table-cell>
          <table:table-cell office:value-type="float" office:value="31672000">
            <text:p>31672000</text:p>
          </table:table-cell>
          <table:table-cell office:value-type="float" office:value="456444">
            <text:p>456444</text:p>
          </table:table-cell>
          <table:table-cell office:value-type="string">
            <text:p><text:s/></text:p>
          </table:table-cell>
          <table:table-cell office:value-type="float" office:value="1338.07">
            <text:p>1338,07</text:p>
          </table:table-cell>
          <table:table-cell/>
          <table:table-cell table:style-name="ce1" table:formula="of:=MAXA([.Q36];[.K36];[.E36];[M5.E36];[M5.K36];[M5.Q36];[M1.E36];[M1.K36];[M1.Q36])" office:value-type="float" office:value="24055556">
            <text:p>24055556</text:p>
          </table:table-cell>
          <table:table-cell table:style-name="ce1" table:formula="of:=[.W36]-1" office:value-type="float" office:value="24055555">
            <text:p>24055555</text:p>
          </table:table-cell>
          <table:table-cell table:formula="of:=AND([.E36]&gt;[.X36];[.E36]&gt;0;NOT([.E36]=&quot;infeasible&quot;))" office:value-type="boolean" office:boolean-value="true">
            <text:p>VRAI</text:p>
          </table:table-cell>
          <table:table-cell table:formula="of:=AND([.K36]&gt;[.X36];[.K36]&gt;0;NOT([.K36]=&quot;infeasible&quot;))" office:value-type="boolean" office:boolean-value="true">
            <text:p>VRAI</text:p>
          </table:table-cell>
          <table:table-cell table:formula="of:=AND([.Q36]&gt;[.X36];[.Q36]&gt;0;NOT([.Q36]=&quot;infeasible&quot;))" office:value-type="boolean" office:boolean-value="true">
            <text:p>VRAI</text:p>
          </table:table-cell>
          <table:table-cell table:formula="of:=[.E36]+([.H36]*[.E36])&lt;[.X36]" office:value-type="boolean" office:boolean-value="false">
            <text:p>FAUX</text:p>
          </table:table-cell>
          <table:table-cell table:style-name="ce1" table:formula="of:=[.K36]+([.N36]*[.K36])&lt;[.X36]" office:value-type="boolean" office:boolean-value="false">
            <text:p>FAUX</text:p>
          </table:table-cell>
          <table:table-cell table:style-name="ce1" table:formula="of:=[.Q36]+([.Q36]*[.T36])&lt;[.X3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25_100_0_1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3878196">
            <text:p>23878196</text:p>
          </table:table-cell>
          <table:table-cell office:value-type="float" office:value="33946100">
            <text:p>33946100</text:p>
          </table:table-cell>
          <table:table-cell office:value-type="float" office:value="1247904">
            <text:p>1247904</text:p>
          </table:table-cell>
          <table:table-cell office:value-type="string">
            <text:p><text:s/></text:p>
          </table:table-cell>
          <table:table-cell office:value-type="float" office:value="1059.75">
            <text:p>1059,75</text:p>
          </table:table-cell>
          <table:table-cell/>
          <table:table-cell office:value-type="float" office:value="23878196">
            <text:p>23878196</text:p>
          </table:table-cell>
          <table:table-cell office:value-type="float" office:value="33946100">
            <text:p>33946100</text:p>
          </table:table-cell>
          <table:table-cell office:value-type="float" office:value="1247904">
            <text:p>1247904</text:p>
          </table:table-cell>
          <table:table-cell office:value-type="string">
            <text:p><text:s/></text:p>
          </table:table-cell>
          <table:table-cell office:value-type="float" office:value="1567.79">
            <text:p>1567,79</text:p>
          </table:table-cell>
          <table:table-cell/>
          <table:table-cell office:value-type="float" office:value="23878196">
            <text:p>23878196</text:p>
          </table:table-cell>
          <table:table-cell office:value-type="float" office:value="33946100">
            <text:p>33946100</text:p>
          </table:table-cell>
          <table:table-cell office:value-type="float" office:value="1247904">
            <text:p>1247904</text:p>
          </table:table-cell>
          <table:table-cell office:value-type="string">
            <text:p><text:s/></text:p>
          </table:table-cell>
          <table:table-cell office:value-type="float" office:value="1530.51">
            <text:p>1530,51</text:p>
          </table:table-cell>
          <table:table-cell/>
          <table:table-cell table:style-name="ce1" table:formula="of:=MAXA([.Q37];[.K37];[.E37];[M5.E37];[M5.K37];[M5.Q37];[M1.E37];[M1.K37];[M1.Q37])" office:value-type="float" office:value="23939472">
            <text:p>23939472</text:p>
          </table:table-cell>
          <table:table-cell table:style-name="ce1" table:formula="of:=[.W37]-1" office:value-type="float" office:value="23939471">
            <text:p>23939471</text:p>
          </table:table-cell>
          <table:table-cell table:formula="of:=AND([.E37]&gt;[.X37];[.E37]&gt;0;NOT([.E37]=&quot;infeasible&quot;))" office:value-type="boolean" office:boolean-value="false">
            <text:p>FAUX</text:p>
          </table:table-cell>
          <table:table-cell table:formula="of:=AND([.K37]&gt;[.X37];[.K37]&gt;0;NOT([.K37]=&quot;infeasible&quot;))" office:value-type="boolean" office:boolean-value="false">
            <text:p>FAUX</text:p>
          </table:table-cell>
          <table:table-cell table:formula="of:=AND([.Q37]&gt;[.X37];[.Q37]&gt;0;NOT([.Q37]=&quot;infeasible&quot;))" office:value-type="boolean" office:boolean-value="false">
            <text:p>FAUX</text:p>
          </table:table-cell>
          <table:table-cell table:formula="of:=[.E37]+([.H37]*[.E37])&lt;[.X37]" office:value-type="boolean" office:boolean-value="true">
            <text:p>VRAI</text:p>
          </table:table-cell>
          <table:table-cell table:style-name="ce1" table:formula="of:=[.K37]+([.N37]*[.K37])&lt;[.X37]" office:value-type="boolean" office:boolean-value="true">
            <text:p>VRAI</text:p>
          </table:table-cell>
          <table:table-cell table:style-name="ce1" table:formula="of:=[.Q37]+([.Q37]*[.T37])&lt;[.X37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25_100_0_2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1517735.3333333">
            <text:p>21517735,3333333</text:p>
          </table:table-cell>
          <table:table-cell office:value-type="float" office:value="29348883">
            <text:p>29348883</text:p>
          </table:table-cell>
          <table:table-cell office:value-type="float" office:value="881098">
            <text:p>881098</text:p>
          </table:table-cell>
          <table:table-cell office:value-type="string">
            <text:p><text:s/></text:p>
          </table:table-cell>
          <table:table-cell office:value-type="float" office:value="421.04">
            <text:p>421,04</text:p>
          </table:table-cell>
          <table:table-cell/>
          <table:table-cell office:value-type="float" office:value="21521527.3333333">
            <text:p>21521527,3333333</text:p>
          </table:table-cell>
          <table:table-cell office:value-type="float" office:value="29348879">
            <text:p>29348879</text:p>
          </table:table-cell>
          <table:table-cell office:value-type="float" office:value="877306">
            <text:p>877306</text:p>
          </table:table-cell>
          <table:table-cell office:value-type="string">
            <text:p><text:s/></text:p>
          </table:table-cell>
          <table:table-cell office:value-type="float" office:value="1693.37">
            <text:p>1693,37</text:p>
          </table:table-cell>
          <table:table-cell/>
          <table:table-cell office:value-type="float" office:value="21520527.3333333">
            <text:p>21520527,3333333</text:p>
          </table:table-cell>
          <table:table-cell office:value-type="float" office:value="29347883">
            <text:p>29347883</text:p>
          </table:table-cell>
          <table:table-cell office:value-type="float" office:value="877306">
            <text:p>877306</text:p>
          </table:table-cell>
          <table:table-cell office:value-type="string">
            <text:p><text:s/></text:p>
          </table:table-cell>
          <table:table-cell office:value-type="float" office:value="2731.26">
            <text:p>2731,26</text:p>
          </table:table-cell>
          <table:table-cell/>
          <table:table-cell table:style-name="ce1" table:formula="of:=MAXA([.Q38];[.K38];[.E38];[M5.E38];[M5.K38];[M5.Q38];[M1.E38];[M1.K38];[M1.Q38])" office:value-type="float" office:value="22050607.3333333">
            <text:p>22050607,3333333</text:p>
          </table:table-cell>
          <table:table-cell table:style-name="ce1" table:formula="of:=[.W38]-1" office:value-type="float" office:value="22050606.3333333">
            <text:p>22050606,3333333</text:p>
          </table:table-cell>
          <table:table-cell table:formula="of:=AND([.E38]&gt;[.X38];[.E38]&gt;0;NOT([.E38]=&quot;infeasible&quot;))" office:value-type="boolean" office:boolean-value="false">
            <text:p>FAUX</text:p>
          </table:table-cell>
          <table:table-cell table:formula="of:=AND([.K38]&gt;[.X38];[.K38]&gt;0;NOT([.K38]=&quot;infeasible&quot;))" office:value-type="boolean" office:boolean-value="false">
            <text:p>FAUX</text:p>
          </table:table-cell>
          <table:table-cell table:formula="of:=AND([.Q38]&gt;[.X38];[.Q38]&gt;0;NOT([.Q38]=&quot;infeasible&quot;))" office:value-type="boolean" office:boolean-value="false">
            <text:p>FAUX</text:p>
          </table:table-cell>
          <table:table-cell table:formula="of:=[.E38]+([.H38]*[.E38])&lt;[.X38]" office:value-type="boolean" office:boolean-value="true">
            <text:p>VRAI</text:p>
          </table:table-cell>
          <table:table-cell table:style-name="ce1" table:formula="of:=[.K38]+([.N38]*[.K38])&lt;[.X38]" office:value-type="boolean" office:boolean-value="true">
            <text:p>VRAI</text:p>
          </table:table-cell>
          <table:table-cell table:style-name="ce1" table:formula="of:=[.Q38]+([.Q38]*[.T38])&lt;[.X3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6043260">
            <text:p>16043260</text:p>
          </table:table-cell>
          <table:table-cell office:value-type="float" office:value="23499960">
            <text:p>23499960</text:p>
          </table:table-cell>
          <table:table-cell office:value-type="float" office:value="1446740">
            <text:p>1446740</text:p>
          </table:table-cell>
          <table:table-cell office:value-type="string">
            <text:p><text:s/></text:p>
          </table:table-cell>
          <table:table-cell office:value-type="float" office:value="521.37">
            <text:p>521,37</text:p>
          </table:table-cell>
          <table:table-cell/>
          <table:table-cell office:value-type="float" office:value="16043260">
            <text:p>16043260</text:p>
          </table:table-cell>
          <table:table-cell office:value-type="float" office:value="23500120">
            <text:p>23500120</text:p>
          </table:table-cell>
          <table:table-cell office:value-type="float" office:value="1446740">
            <text:p>1446740</text:p>
          </table:table-cell>
          <table:table-cell office:value-type="string">
            <text:p><text:s/></text:p>
          </table:table-cell>
          <table:table-cell office:value-type="float" office:value="1946.03">
            <text:p>1946,03</text:p>
          </table:table-cell>
          <table:table-cell/>
          <table:table-cell office:value-type="float" office:value="16043260">
            <text:p>16043260</text:p>
          </table:table-cell>
          <table:table-cell office:value-type="float" office:value="23499960">
            <text:p>23499960</text:p>
          </table:table-cell>
          <table:table-cell office:value-type="float" office:value="1446740">
            <text:p>1446740</text:p>
          </table:table-cell>
          <table:table-cell office:value-type="string">
            <text:p><text:s/></text:p>
          </table:table-cell>
          <table:table-cell office:value-type="float" office:value="2739.22">
            <text:p>2739,22</text:p>
          </table:table-cell>
          <table:table-cell/>
          <table:table-cell table:style-name="ce1" table:formula="of:=MAXA([.Q39];[.K39];[.E39];[M5.E39];[M5.K39];[M5.Q39];[M1.E39];[M1.K39];[M1.Q39])" office:value-type="float" office:value="16046756.0000001">
            <text:p>16046756,0000001</text:p>
          </table:table-cell>
          <table:table-cell table:style-name="ce1" table:formula="of:=[.W39]-1" office:value-type="float" office:value="16046755.0000001">
            <text:p>16046755,0000001</text:p>
          </table:table-cell>
          <table:table-cell table:formula="of:=AND([.E39]&gt;[.X39];[.E39]&gt;0;NOT([.E39]=&quot;infeasible&quot;))" office:value-type="boolean" office:boolean-value="false">
            <text:p>FAUX</text:p>
          </table:table-cell>
          <table:table-cell table:formula="of:=AND([.K39]&gt;[.X39];[.K39]&gt;0;NOT([.K39]=&quot;infeasible&quot;))" office:value-type="boolean" office:boolean-value="false">
            <text:p>FAUX</text:p>
          </table:table-cell>
          <table:table-cell table:formula="of:=AND([.Q39]&gt;[.X39];[.Q39]&gt;0;NOT([.Q39]=&quot;infeasible&quot;))" office:value-type="boolean" office:boolean-value="false">
            <text:p>FAUX</text:p>
          </table:table-cell>
          <table:table-cell table:formula="of:=[.E39]+([.H39]*[.E39])&lt;[.X39]" office:value-type="boolean" office:boolean-value="true">
            <text:p>VRAI</text:p>
          </table:table-cell>
          <table:table-cell table:style-name="ce1" table:formula="of:=[.K39]+([.N39]*[.K39])&lt;[.X39]" office:value-type="boolean" office:boolean-value="true">
            <text:p>VRAI</text:p>
          </table:table-cell>
          <table:table-cell table:style-name="ce1" table:formula="of:=[.Q39]+([.Q39]*[.T39])&lt;[.X39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25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459256">
            <text:p>7459256</text:p>
          </table:table-cell>
          <table:table-cell office:value-type="float" office:value="9850000">
            <text:p>9850000</text:p>
          </table:table-cell>
          <table:table-cell office:value-type="float" office:value="240744">
            <text:p>240744</text:p>
          </table:table-cell>
          <table:table-cell office:value-type="string">
            <text:p><text:s/></text:p>
          </table:table-cell>
          <table:table-cell office:value-type="float" office:value="33.21">
            <text:p>33,21</text:p>
          </table:table-cell>
          <table:table-cell/>
          <table:table-cell office:value-type="float" office:value="7459256">
            <text:p>7459256</text:p>
          </table:table-cell>
          <table:table-cell office:value-type="float" office:value="9849990">
            <text:p>9849990</text:p>
          </table:table-cell>
          <table:table-cell office:value-type="float" office:value="240744">
            <text:p>240744</text:p>
          </table:table-cell>
          <table:table-cell office:value-type="string">
            <text:p><text:s/></text:p>
          </table:table-cell>
          <table:table-cell office:value-type="float" office:value="36.8">
            <text:p>36,8</text:p>
          </table:table-cell>
          <table:table-cell/>
          <table:table-cell office:value-type="float" office:value="7459256.00000004">
            <text:p>7459256,00000004</text:p>
          </table:table-cell>
          <table:table-cell office:value-type="float" office:value="9849990">
            <text:p>9849990</text:p>
          </table:table-cell>
          <table:table-cell office:value-type="float" office:value="240744">
            <text:p>240744</text:p>
          </table:table-cell>
          <table:table-cell office:value-type="string">
            <text:p><text:s/></text:p>
          </table:table-cell>
          <table:table-cell office:value-type="float" office:value="43.97">
            <text:p>43,97</text:p>
          </table:table-cell>
          <table:table-cell/>
          <table:table-cell table:style-name="ce1" table:formula="of:=MAXA([.Q40];[.K40];[.E40];[M5.E40];[M5.K40];[M5.Q40];[M1.E40];[M1.K40];[M1.Q40])" office:value-type="float" office:value="7459256.00000004">
            <text:p>7459256,00000004</text:p>
          </table:table-cell>
          <table:table-cell table:style-name="ce1" table:formula="of:=[.W40]-1" office:value-type="float" office:value="7459255.00000004">
            <text:p>7459255,00000004</text:p>
          </table:table-cell>
          <table:table-cell table:formula="of:=AND([.E40]&gt;[.X40];[.E40]&gt;0;NOT([.E40]=&quot;infeasible&quot;))" office:value-type="boolean" office:boolean-value="true">
            <text:p>VRAI</text:p>
          </table:table-cell>
          <table:table-cell table:formula="of:=AND([.K40]&gt;[.X40];[.K40]&gt;0;NOT([.K40]=&quot;infeasible&quot;))" office:value-type="boolean" office:boolean-value="true">
            <text:p>VRAI</text:p>
          </table:table-cell>
          <table:table-cell table:formula="of:=AND([.Q40]&gt;[.X40];[.Q40]&gt;0;NOT([.Q40]=&quot;infeasible&quot;))" office:value-type="boolean" office:boolean-value="true">
            <text:p>VRAI</text:p>
          </table:table-cell>
          <table:table-cell table:formula="of:=[.E40]+([.H40]*[.E40])&lt;[.X40]" office:value-type="boolean" office:boolean-value="false">
            <text:p>FAUX</text:p>
          </table:table-cell>
          <table:table-cell table:style-name="ce1" table:formula="of:=[.K40]+([.N40]*[.K40])&lt;[.X40]" office:value-type="boolean" office:boolean-value="false">
            <text:p>FAUX</text:p>
          </table:table-cell>
          <table:table-cell table:style-name="ce1" table:formula="of:=[.Q40]+([.Q40]*[.T40])&lt;[.X40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25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7998154">
            <text:p>7998154</text:p>
          </table:table-cell>
          <table:table-cell office:value-type="float" office:value="11081200">
            <text:p>11081200</text:p>
          </table:table-cell>
          <table:table-cell office:value-type="float" office:value="223046">
            <text:p>223046</text:p>
          </table:table-cell>
          <table:table-cell office:value-type="string">
            <text:p><text:s/></text:p>
          </table:table-cell>
          <table:table-cell office:value-type="float" office:value="50.39">
            <text:p>50,39</text:p>
          </table:table-cell>
          <table:table-cell/>
          <table:table-cell office:value-type="float" office:value="7998154">
            <text:p>7998154</text:p>
          </table:table-cell>
          <table:table-cell office:value-type="float" office:value="11081200">
            <text:p>11081200</text:p>
          </table:table-cell>
          <table:table-cell office:value-type="float" office:value="223046">
            <text:p>223046</text:p>
          </table:table-cell>
          <table:table-cell office:value-type="string">
            <text:p><text:s/></text:p>
          </table:table-cell>
          <table:table-cell office:value-type="float" office:value="59.33">
            <text:p>59,33</text:p>
          </table:table-cell>
          <table:table-cell/>
          <table:table-cell office:value-type="float" office:value="7998154.00000001">
            <text:p>7998154,00000001</text:p>
          </table:table-cell>
          <table:table-cell office:value-type="float" office:value="11081200">
            <text:p>11081200</text:p>
          </table:table-cell>
          <table:table-cell office:value-type="float" office:value="223046">
            <text:p>223046</text:p>
          </table:table-cell>
          <table:table-cell office:value-type="string">
            <text:p><text:s/></text:p>
          </table:table-cell>
          <table:table-cell office:value-type="float" office:value="98.55">
            <text:p>98,55</text:p>
          </table:table-cell>
          <table:table-cell/>
          <table:table-cell table:style-name="ce1" table:formula="of:=MAXA([.Q41];[.K41];[.E41];[M5.E41];[M5.K41];[M5.Q41];[M1.E41];[M1.K41];[M1.Q41])" office:value-type="float" office:value="8413858.66666667">
            <text:p>8413858,66666667</text:p>
          </table:table-cell>
          <table:table-cell table:style-name="ce1" table:formula="of:=[.W41]-1" office:value-type="float" office:value="8413857.66666667">
            <text:p>8413857,66666667</text:p>
          </table:table-cell>
          <table:table-cell table:formula="of:=AND([.E41]&gt;[.X41];[.E41]&gt;0;NOT([.E41]=&quot;infeasible&quot;))" office:value-type="boolean" office:boolean-value="false">
            <text:p>FAUX</text:p>
          </table:table-cell>
          <table:table-cell table:formula="of:=AND([.K41]&gt;[.X41];[.K41]&gt;0;NOT([.K41]=&quot;infeasible&quot;))" office:value-type="boolean" office:boolean-value="false">
            <text:p>FAUX</text:p>
          </table:table-cell>
          <table:table-cell table:formula="of:=AND([.Q41]&gt;[.X41];[.Q41]&gt;0;NOT([.Q41]=&quot;infeasible&quot;))" office:value-type="boolean" office:boolean-value="false">
            <text:p>FAUX</text:p>
          </table:table-cell>
          <table:table-cell table:formula="of:=[.E41]+([.H41]*[.E41])&lt;[.X41]" office:value-type="boolean" office:boolean-value="true">
            <text:p>VRAI</text:p>
          </table:table-cell>
          <table:table-cell table:style-name="ce1" table:formula="of:=[.K41]+([.N41]*[.K41])&lt;[.X41]" office:value-type="boolean" office:boolean-value="true">
            <text:p>VRAI</text:p>
          </table:table-cell>
          <table:table-cell table:style-name="ce1" table:formula="of:=[.Q41]+([.Q41]*[.T41])&lt;[.X41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0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9387678">
            <text:p>19387678</text:p>
          </table:table-cell>
          <table:table-cell office:value-type="float" office:value="29911510">
            <text:p>29911510</text:p>
          </table:table-cell>
          <table:table-cell office:value-type="float" office:value="1963876">
            <text:p>1963876</text:p>
          </table:table-cell>
          <table:table-cell office:value-type="string">
            <text:p><text:s/></text:p>
          </table:table-cell>
          <table:table-cell office:value-type="float" office:value="2710.48">
            <text:p>2710,48</text:p>
          </table:table-cell>
          <table:table-cell/>
          <table:table-cell office:value-type="float" office:value="19385267.9999999">
            <text:p>19385267,9999999</text:p>
          </table:table-cell>
          <table:table-cell office:value-type="float" office:value="29911510">
            <text:p>29911510</text:p>
          </table:table-cell>
          <table:table-cell office:value-type="float" office:value="1966286">
            <text:p>1966286</text:p>
          </table:table-cell>
          <table:table-cell office:value-type="float" office:value="0.24">
            <text:p>0,24</text:p>
          </table:table-cell>
          <table:table-cell office:value-type="float" office:value="3600.34">
            <text:p>3600,34</text:p>
          </table:table-cell>
          <table:table-cell/>
          <table:table-cell office:value-type="float" office:value="19345248">
            <text:p>19345248</text:p>
          </table:table-cell>
          <table:table-cell office:value-type="float" office:value="29947910">
            <text:p>29947910</text:p>
          </table:table-cell>
          <table:table-cell office:value-type="float" office:value="2042706">
            <text:p>2042706</text:p>
          </table:table-cell>
          <table:table-cell office:value-type="float" office:value="1.02">
            <text:p>1,02</text:p>
          </table:table-cell>
          <table:table-cell office:value-type="float" office:value="3600.32">
            <text:p>3600,32</text:p>
          </table:table-cell>
          <table:table-cell/>
          <table:table-cell table:style-name="ce1" table:formula="of:=MAXA([.Q42];[.K42];[.E42];[M5.E42];[M5.K42];[M5.Q42];[M1.E42];[M1.K42];[M1.Q42])" office:value-type="float" office:value="19407906">
            <text:p>19407906</text:p>
          </table:table-cell>
          <table:table-cell table:style-name="ce1" table:formula="of:=[.W42]-1" office:value-type="float" office:value="19407905">
            <text:p>19407905</text:p>
          </table:table-cell>
          <table:table-cell table:formula="of:=AND([.E42]&gt;[.X42];[.E42]&gt;0;NOT([.E42]=&quot;infeasible&quot;))" office:value-type="boolean" office:boolean-value="false">
            <text:p>FAUX</text:p>
          </table:table-cell>
          <table:table-cell table:formula="of:=AND([.K42]&gt;[.X42];[.K42]&gt;0;NOT([.K42]=&quot;infeasible&quot;))" office:value-type="boolean" office:boolean-value="false">
            <text:p>FAUX</text:p>
          </table:table-cell>
          <table:table-cell table:formula="of:=AND([.Q42]&gt;[.X42];[.Q42]&gt;0;NOT([.Q42]=&quot;infeasible&quot;))" office:value-type="boolean" office:boolean-value="false">
            <text:p>FAUX</text:p>
          </table:table-cell>
          <table:table-cell table:formula="of:=[.E42]+([.H42]*[.E42])&lt;[.X42]" office:value-type="boolean" office:boolean-value="true">
            <text:p>VRAI</text:p>
          </table:table-cell>
          <table:table-cell table:style-name="ce1" table:formula="of:=[.K42]+([.N42]*[.K42])&lt;[.X42]" office:value-type="boolean" office:boolean-value="false">
            <text:p>FAUX</text:p>
          </table:table-cell>
          <table:table-cell table:style-name="ce1" table:formula="of:=[.Q42]+([.Q42]*[.T42])&lt;[.X4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50_0_1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8158540">
            <text:p>18158540</text:p>
          </table:table-cell>
          <table:table-cell office:value-type="float" office:value="24741300">
            <text:p>24741300</text:p>
          </table:table-cell>
          <table:table-cell office:value-type="float" office:value="362760">
            <text:p>362760</text:p>
          </table:table-cell>
          <table:table-cell office:value-type="string">
            <text:p><text:s/></text:p>
          </table:table-cell>
          <table:table-cell office:value-type="float" office:value="53.02">
            <text:p>53,02</text:p>
          </table:table-cell>
          <table:table-cell/>
          <table:table-cell office:value-type="float" office:value="18158382">
            <text:p>18158382</text:p>
          </table:table-cell>
          <table:table-cell office:value-type="float" office:value="24741300">
            <text:p>24741300</text:p>
          </table:table-cell>
          <table:table-cell office:value-type="float" office:value="362918">
            <text:p>362918</text:p>
          </table:table-cell>
          <table:table-cell office:value-type="string">
            <text:p><text:s/></text:p>
          </table:table-cell>
          <table:table-cell office:value-type="float" office:value="51.28">
            <text:p>51,28</text:p>
          </table:table-cell>
          <table:table-cell/>
          <table:table-cell office:value-type="float" office:value="18158540">
            <text:p>18158540</text:p>
          </table:table-cell>
          <table:table-cell office:value-type="float" office:value="24741300">
            <text:p>24741300</text:p>
          </table:table-cell>
          <table:table-cell office:value-type="float" office:value="362760">
            <text:p>362760</text:p>
          </table:table-cell>
          <table:table-cell office:value-type="string">
            <text:p><text:s/></text:p>
          </table:table-cell>
          <table:table-cell office:value-type="float" office:value="48.6">
            <text:p>48,6</text:p>
          </table:table-cell>
          <table:table-cell/>
          <table:table-cell table:style-name="ce1" table:formula="of:=MAXA([.Q43];[.K43];[.E43];[M5.E43];[M5.K43];[M5.Q43];[M1.E43];[M1.K43];[M1.Q43])" office:value-type="float" office:value="18271192">
            <text:p>18271192</text:p>
          </table:table-cell>
          <table:table-cell table:style-name="ce1" table:formula="of:=[.W43]-1" office:value-type="float" office:value="18271191">
            <text:p>18271191</text:p>
          </table:table-cell>
          <table:table-cell table:formula="of:=AND([.E43]&gt;[.X43];[.E43]&gt;0;NOT([.E43]=&quot;infeasible&quot;))" office:value-type="boolean" office:boolean-value="false">
            <text:p>FAUX</text:p>
          </table:table-cell>
          <table:table-cell table:formula="of:=AND([.K43]&gt;[.X43];[.K43]&gt;0;NOT([.K43]=&quot;infeasible&quot;))" office:value-type="boolean" office:boolean-value="false">
            <text:p>FAUX</text:p>
          </table:table-cell>
          <table:table-cell table:formula="of:=AND([.Q43]&gt;[.X43];[.Q43]&gt;0;NOT([.Q43]=&quot;infeasible&quot;))" office:value-type="boolean" office:boolean-value="false">
            <text:p>FAUX</text:p>
          </table:table-cell>
          <table:table-cell table:formula="of:=[.E43]+([.H43]*[.E43])&lt;[.X43]" office:value-type="boolean" office:boolean-value="true">
            <text:p>VRAI</text:p>
          </table:table-cell>
          <table:table-cell table:style-name="ce1" table:formula="of:=[.K43]+([.N43]*[.K43])&lt;[.X43]" office:value-type="boolean" office:boolean-value="true">
            <text:p>VRAI</text:p>
          </table:table-cell>
          <table:table-cell table:style-name="ce1" table:formula="of:=[.Q43]+([.Q43]*[.T43])&lt;[.X43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50_0_2 </text:p>
          </table:table-cell>
          <table:table-cell table:number-columns-repeated="2"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4376197.5555556">
            <text:p>14376197,5555556</text:p>
          </table:table-cell>
          <table:table-cell office:value-type="float" office:value="19704066">
            <text:p>19704066</text:p>
          </table:table-cell>
          <table:table-cell office:value-type="float" office:value="367958">
            <text:p>367958</text:p>
          </table:table-cell>
          <table:table-cell office:value-type="string">
            <text:p><text:s/></text:p>
          </table:table-cell>
          <table:table-cell office:value-type="float" office:value="44.54">
            <text:p>44,54</text:p>
          </table:table-cell>
          <table:table-cell/>
          <table:table-cell office:value-type="float" office:value="14376197.5555556">
            <text:p>14376197,5555556</text:p>
          </table:table-cell>
          <table:table-cell office:value-type="float" office:value="19704080">
            <text:p>19704080</text:p>
          </table:table-cell>
          <table:table-cell office:value-type="float" office:value="367958">
            <text:p>367958</text:p>
          </table:table-cell>
          <table:table-cell office:value-type="string">
            <text:p><text:s/></text:p>
          </table:table-cell>
          <table:table-cell office:value-type="float" office:value="45.77">
            <text:p>45,77</text:p>
          </table:table-cell>
          <table:table-cell/>
          <table:table-cell office:value-type="float" office:value="14375549.5555556">
            <text:p>14375549,5555556</text:p>
          </table:table-cell>
          <table:table-cell office:value-type="float" office:value="19704080">
            <text:p>19704080</text:p>
          </table:table-cell>
          <table:table-cell office:value-type="float" office:value="368606">
            <text:p>368606</text:p>
          </table:table-cell>
          <table:table-cell office:value-type="string">
            <text:p><text:s/></text:p>
          </table:table-cell>
          <table:table-cell office:value-type="float" office:value="40.02">
            <text:p>40,02</text:p>
          </table:table-cell>
          <table:table-cell/>
          <table:table-cell table:style-name="ce1" table:formula="of:=MAXA([.Q44];[.K44];[.E44];[M5.E44];[M5.K44];[M5.Q44];[M1.E44];[M1.K44];[M1.Q44])" office:value-type="float" office:value="14384168">
            <text:p>14384168</text:p>
          </table:table-cell>
          <table:table-cell table:style-name="ce1" table:formula="of:=[.W44]-1" office:value-type="float" office:value="14384167">
            <text:p>14384167</text:p>
          </table:table-cell>
          <table:table-cell table:formula="of:=AND([.E44]&gt;[.X44];[.E44]&gt;0;NOT([.E44]=&quot;infeasible&quot;))" office:value-type="boolean" office:boolean-value="false">
            <text:p>FAUX</text:p>
          </table:table-cell>
          <table:table-cell table:formula="of:=AND([.K44]&gt;[.X44];[.K44]&gt;0;NOT([.K44]=&quot;infeasible&quot;))" office:value-type="boolean" office:boolean-value="false">
            <text:p>FAUX</text:p>
          </table:table-cell>
          <table:table-cell table:formula="of:=AND([.Q44]&gt;[.X44];[.Q44]&gt;0;NOT([.Q44]=&quot;infeasible&quot;))" office:value-type="boolean" office:boolean-value="false">
            <text:p>FAUX</text:p>
          </table:table-cell>
          <table:table-cell table:formula="of:=[.E44]+([.H44]*[.E44])&lt;[.X44]" office:value-type="boolean" office:boolean-value="true">
            <text:p>VRAI</text:p>
          </table:table-cell>
          <table:table-cell table:style-name="ce1" table:formula="of:=[.K44]+([.N44]*[.K44])&lt;[.X44]" office:value-type="boolean" office:boolean-value="true">
            <text:p>VRAI</text:p>
          </table:table-cell>
          <table:table-cell table:style-name="ce1" table:formula="of:=[.Q44]+([.Q44]*[.T44])&lt;[.X44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50_100_0_0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1273728">
            <text:p>31273728</text:p>
          </table:table-cell>
          <table:table-cell office:value-type="float" office:value="42310140">
            <text:p>42310140</text:p>
          </table:table-cell>
          <table:table-cell office:value-type="float" office:value="1006372">
            <text:p>1006372</text:p>
          </table:table-cell>
          <table:table-cell office:value-type="float" office:value="0.35">
            <text:p>0,35</text:p>
          </table:table-cell>
          <table:table-cell office:value-type="float" office:value="3600.14">
            <text:p>3600,14</text:p>
          </table:table-cell>
          <table:table-cell/>
          <table:table-cell office:value-type="float" office:value="31254764">
            <text:p>31254764</text:p>
          </table:table-cell>
          <table:table-cell office:value-type="float" office:value="42324240">
            <text:p>42324240</text:p>
          </table:table-cell>
          <table:table-cell office:value-type="float" office:value="1029436">
            <text:p>1029436</text:p>
          </table:table-cell>
          <table:table-cell office:value-type="float" office:value="1.46">
            <text:p>1,46</text:p>
          </table:table-cell>
          <table:table-cell office:value-type="float" office:value="3600.13">
            <text:p>3600,13</text:p>
          </table:table-cell>
          <table:table-cell/>
          <table:table-cell office:value-type="float" office:value="31258036">
            <text:p>31258036</text:p>
          </table:table-cell>
          <table:table-cell office:value-type="float" office:value="42302140">
            <text:p>42302140</text:p>
          </table:table-cell>
          <table:table-cell office:value-type="float" office:value="1014064">
            <text:p>1014064</text:p>
          </table:table-cell>
          <table:table-cell office:value-type="float" office:value="0.48">
            <text:p>0,48</text:p>
          </table:table-cell>
          <table:table-cell office:value-type="float" office:value="3600.13">
            <text:p>3600,13</text:p>
          </table:table-cell>
          <table:table-cell/>
          <table:table-cell table:style-name="ce1" table:formula="of:=MAXA([.Q45];[.K45];[.E45];[M5.E45];[M5.K45];[M5.Q45];[M1.E45];[M1.K45];[M1.Q45])" office:value-type="float" office:value="31701936">
            <text:p>31701936</text:p>
          </table:table-cell>
          <table:table-cell table:style-name="ce1" table:formula="of:=[.W45]-1" office:value-type="float" office:value="31701935">
            <text:p>31701935</text:p>
          </table:table-cell>
          <table:table-cell table:formula="of:=AND([.E45]&gt;[.X45];[.E45]&gt;0;NOT([.E45]=&quot;infeasible&quot;))" office:value-type="boolean" office:boolean-value="false">
            <text:p>FAUX</text:p>
          </table:table-cell>
          <table:table-cell table:formula="of:=AND([.K45]&gt;[.X45];[.K45]&gt;0;NOT([.K45]=&quot;infeasible&quot;))" office:value-type="boolean" office:boolean-value="false">
            <text:p>FAUX</text:p>
          </table:table-cell>
          <table:table-cell table:formula="of:=AND([.Q45]&gt;[.X45];[.Q45]&gt;0;NOT([.Q45]=&quot;infeasible&quot;))" office:value-type="boolean" office:boolean-value="false">
            <text:p>FAUX</text:p>
          </table:table-cell>
          <table:table-cell table:formula="of:=[.E45]+([.H45]*[.E45])&lt;[.X45]" office:value-type="boolean" office:boolean-value="false">
            <text:p>FAUX</text:p>
          </table:table-cell>
          <table:table-cell table:style-name="ce1" table:formula="of:=[.K45]+([.N45]*[.K45])&lt;[.X45]" office:value-type="boolean" office:boolean-value="false">
            <text:p>FAUX</text:p>
          </table:table-cell>
          <table:table-cell table:style-name="ce1" table:formula="of:=[.Q45]+([.Q45]*[.T45])&lt;[.X4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100_0_1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5812028">
            <text:p>35812028</text:p>
          </table:table-cell>
          <table:table-cell office:value-type="float" office:value="47017612">
            <text:p>47017612</text:p>
          </table:table-cell>
          <table:table-cell office:value-type="float" office:value="935272">
            <text:p>935272</text:p>
          </table:table-cell>
          <table:table-cell office:value-type="string">
            <text:p><text:s/></text:p>
          </table:table-cell>
          <table:table-cell office:value-type="float" office:value="2175.31">
            <text:p>2175,31</text:p>
          </table:table-cell>
          <table:table-cell/>
          <table:table-cell office:value-type="float" office:value="35812312">
            <text:p>35812312</text:p>
          </table:table-cell>
          <table:table-cell office:value-type="float" office:value="47017662">
            <text:p>47017662</text:p>
          </table:table-cell>
          <table:table-cell office:value-type="float" office:value="934988">
            <text:p>934988</text:p>
          </table:table-cell>
          <table:table-cell office:value-type="float" office:value="0.1">
            <text:p>0,1</text:p>
          </table:table-cell>
          <table:table-cell office:value-type="float" office:value="3600.4">
            <text:p>3600,4</text:p>
          </table:table-cell>
          <table:table-cell/>
          <table:table-cell office:value-type="float" office:value="35814066">
            <text:p>35814066</text:p>
          </table:table-cell>
          <table:table-cell office:value-type="float" office:value="47017662">
            <text:p>47017662</text:p>
          </table:table-cell>
          <table:table-cell office:value-type="float" office:value="933234">
            <text:p>933234</text:p>
          </table:table-cell>
          <table:table-cell office:value-type="float" office:value="0.22">
            <text:p>0,22</text:p>
          </table:table-cell>
          <table:table-cell office:value-type="float" office:value="3600.17">
            <text:p>3600,17</text:p>
          </table:table-cell>
          <table:table-cell/>
          <table:table-cell table:style-name="ce1" table:formula="of:=MAXA([.Q46];[.K46];[.E46];[M5.E46];[M5.K46];[M5.Q46];[M1.E46];[M1.K46];[M1.Q46])" office:value-type="float" office:value="35814066">
            <text:p>35814066</text:p>
          </table:table-cell>
          <table:table-cell table:style-name="ce1" table:formula="of:=[.W46]-1" office:value-type="float" office:value="35814065">
            <text:p>35814065</text:p>
          </table:table-cell>
          <table:table-cell table:formula="of:=AND([.E46]&gt;[.X46];[.E46]&gt;0;NOT([.E46]=&quot;infeasible&quot;))" office:value-type="boolean" office:boolean-value="false">
            <text:p>FAUX</text:p>
          </table:table-cell>
          <table:table-cell table:formula="of:=AND([.K46]&gt;[.X46];[.K46]&gt;0;NOT([.K46]=&quot;infeasible&quot;))" office:value-type="boolean" office:boolean-value="false">
            <text:p>FAUX</text:p>
          </table:table-cell>
          <table:table-cell table:formula="of:=AND([.Q46]&gt;[.X46];[.Q46]&gt;0;NOT([.Q46]=&quot;infeasible&quot;))" office:value-type="boolean" office:boolean-value="true">
            <text:p>VRAI</text:p>
          </table:table-cell>
          <table:table-cell table:formula="of:=[.E46]+([.H46]*[.E46])&lt;[.X46]" office:value-type="boolean" office:boolean-value="true">
            <text:p>VRAI</text:p>
          </table:table-cell>
          <table:table-cell table:style-name="ce1" table:formula="of:=[.K46]+([.N46]*[.K46])&lt;[.X46]" office:value-type="boolean" office:boolean-value="false">
            <text:p>FAUX</text:p>
          </table:table-cell>
          <table:table-cell table:style-name="ce1" table:formula="of:=[.Q46]+([.Q46]*[.T46])&lt;[.X46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50_100_0_2 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4276588">
            <text:p>24276588</text:p>
          </table:table-cell>
          <table:table-cell office:value-type="float" office:value="34370000">
            <text:p>34370000</text:p>
          </table:table-cell>
          <table:table-cell office:value-type="float" office:value="1483412">
            <text:p>1483412</text:p>
          </table:table-cell>
          <table:table-cell office:value-type="float" office:value="0.18">
            <text:p>0,18</text:p>
          </table:table-cell>
          <table:table-cell office:value-type="float" office:value="3606.93">
            <text:p>3606,93</text:p>
          </table:table-cell>
          <table:table-cell/>
          <table:table-cell office:value-type="float" office:value="24258108.0000001">
            <text:p>24258108,0000001</text:p>
          </table:table-cell>
          <table:table-cell office:value-type="float" office:value="34266000">
            <text:p>34266000</text:p>
          </table:table-cell>
          <table:table-cell office:value-type="float" office:value="1427892">
            <text:p>1427892</text:p>
          </table:table-cell>
          <table:table-cell office:value-type="float" office:value="0.45">
            <text:p>0,45</text:p>
          </table:table-cell>
          <table:table-cell office:value-type="float" office:value="3607.69">
            <text:p>3607,69</text:p>
          </table:table-cell>
          <table:table-cell/>
          <table:table-cell office:value-type="float" office:value="24170030">
            <text:p>24170030</text:p>
          </table:table-cell>
          <table:table-cell office:value-type="float" office:value="33963500">
            <text:p>33963500</text:p>
          </table:table-cell>
          <table:table-cell office:value-type="float" office:value="1303470">
            <text:p>1303470</text:p>
          </table:table-cell>
          <table:table-cell office:value-type="float" office:value="1.04">
            <text:p>1,04</text:p>
          </table:table-cell>
          <table:table-cell office:value-type="float" office:value="3600.16">
            <text:p>3600,16</text:p>
          </table:table-cell>
          <table:table-cell/>
          <table:table-cell table:style-name="ce1" table:formula="of:=MAXA([.Q47];[.K47];[.E47];[M5.E47];[M5.K47];[M5.Q47];[M1.E47];[M1.K47];[M1.Q47])" office:value-type="float" office:value="24276588">
            <text:p>24276588</text:p>
          </table:table-cell>
          <table:table-cell table:style-name="ce1" table:formula="of:=[.W47]-1" office:value-type="float" office:value="24276587">
            <text:p>24276587</text:p>
          </table:table-cell>
          <table:table-cell table:formula="of:=AND([.E47]&gt;[.X47];[.E47]&gt;0;NOT([.E47]=&quot;infeasible&quot;))" office:value-type="boolean" office:boolean-value="true">
            <text:p>VRAI</text:p>
          </table:table-cell>
          <table:table-cell table:formula="of:=AND([.K47]&gt;[.X47];[.K47]&gt;0;NOT([.K47]=&quot;infeasible&quot;))" office:value-type="boolean" office:boolean-value="false">
            <text:p>FAUX</text:p>
          </table:table-cell>
          <table:table-cell table:formula="of:=AND([.Q47]&gt;[.X47];[.Q47]&gt;0;NOT([.Q47]=&quot;infeasible&quot;))" office:value-type="boolean" office:boolean-value="false">
            <text:p>FAUX</text:p>
          </table:table-cell>
          <table:table-cell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false">
            <text:p>FAUX</text:p>
          </table:table-cell>
          <table:table-cell table:style-name="ce1" table:formula="of:=[.Q47]+([.Q47]*[.T47])&lt;[.X47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25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11387690">
            <text:p>11387690</text:p>
          </table:table-cell>
          <table:table-cell office:value-type="float" office:value="14998320">
            <text:p>14998320</text:p>
          </table:table-cell>
          <table:table-cell office:value-type="float" office:value="90610">
            <text:p>90610</text:p>
          </table:table-cell>
          <table:table-cell office:value-type="string">
            <text:p><text:s/></text:p>
          </table:table-cell>
          <table:table-cell office:value-type="float" office:value="297.79">
            <text:p>297,79</text:p>
          </table:table-cell>
          <table:table-cell/>
          <table:table-cell office:value-type="float" office:value="11387690">
            <text:p>11387690</text:p>
          </table:table-cell>
          <table:table-cell office:value-type="float" office:value="14998320">
            <text:p>14998320</text:p>
          </table:table-cell>
          <table:table-cell office:value-type="float" office:value="90610">
            <text:p>90610</text:p>
          </table:table-cell>
          <table:table-cell office:value-type="string">
            <text:p><text:s/></text:p>
          </table:table-cell>
          <table:table-cell office:value-type="float" office:value="331.18">
            <text:p>331,18</text:p>
          </table:table-cell>
          <table:table-cell/>
          <table:table-cell office:value-type="float" office:value="11387690">
            <text:p>11387690</text:p>
          </table:table-cell>
          <table:table-cell office:value-type="float" office:value="14998320">
            <text:p>14998320</text:p>
          </table:table-cell>
          <table:table-cell office:value-type="float" office:value="90610">
            <text:p>90610</text:p>
          </table:table-cell>
          <table:table-cell office:value-type="string">
            <text:p><text:s/></text:p>
          </table:table-cell>
          <table:table-cell office:value-type="float" office:value="578.46">
            <text:p>578,46</text:p>
          </table:table-cell>
          <table:table-cell/>
          <table:table-cell table:style-name="ce1" table:formula="of:=MAXA([.Q48];[.K48];[.E48];[M5.E48];[M5.K48];[M5.Q48];[M1.E48];[M1.K48];[M1.Q48])" office:value-type="float" office:value="11433296">
            <text:p>11433296</text:p>
          </table:table-cell>
          <table:table-cell table:style-name="ce1" table:formula="of:=[.W48]-1" office:value-type="float" office:value="11433295">
            <text:p>11433295</text:p>
          </table:table-cell>
          <table:table-cell table:formula="of:=AND([.E48]&gt;[.X48];[.E48]&gt;0;NOT([.E48]=&quot;infeasible&quot;))" office:value-type="boolean" office:boolean-value="false">
            <text:p>FAUX</text:p>
          </table:table-cell>
          <table:table-cell table:formula="of:=AND([.K48]&gt;[.X48];[.K48]&gt;0;NOT([.K48]=&quot;infeasible&quot;))" office:value-type="boolean" office:boolean-value="false">
            <text:p>FAUX</text:p>
          </table:table-cell>
          <table:table-cell table:formula="of:=AND([.Q48]&gt;[.X48];[.Q48]&gt;0;NOT([.Q48]=&quot;infeasible&quot;))" office:value-type="boolean" office:boolean-value="false">
            <text:p>FAUX</text:p>
          </table:table-cell>
          <table:table-cell table:formula="of:=[.E48]+([.H48]*[.E48])&lt;[.X48]" office:value-type="boolean" office:boolean-value="true">
            <text:p>VRAI</text:p>
          </table:table-cell>
          <table:table-cell table:style-name="ce1" table:formula="of:=[.K48]+([.N48]*[.K48])&lt;[.X48]" office:value-type="boolean" office:boolean-value="true">
            <text:p>VRAI</text:p>
          </table:table-cell>
          <table:table-cell table:style-name="ce1" table:formula="of:=[.Q48]+([.Q48]*[.T48])&lt;[.X48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25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6314694">
            <text:p>6314694</text:p>
          </table:table-cell>
          <table:table-cell office:value-type="float" office:value="8020100">
            <text:p>8020100</text:p>
          </table:table-cell>
          <table:table-cell office:value-type="float" office:value="25406">
            <text:p>25406</text:p>
          </table:table-cell>
          <table:table-cell office:value-type="string">
            <text:p><text:s/></text:p>
          </table:table-cell>
          <table:table-cell office:value-type="float" office:value="5.7">
            <text:p>5,7</text:p>
          </table:table-cell>
          <table:table-cell/>
          <table:table-cell office:value-type="float" office:value="6314694">
            <text:p>6314694</text:p>
          </table:table-cell>
          <table:table-cell office:value-type="float" office:value="8020100">
            <text:p>8020100</text:p>
          </table:table-cell>
          <table:table-cell office:value-type="float" office:value="25406">
            <text:p>25406</text:p>
          </table:table-cell>
          <table:table-cell office:value-type="string">
            <text:p><text:s/></text:p>
          </table:table-cell>
          <table:table-cell office:value-type="float" office:value="5.55">
            <text:p>5,55</text:p>
          </table:table-cell>
          <table:table-cell/>
          <table:table-cell office:value-type="float" office:value="6314694">
            <text:p>6314694</text:p>
          </table:table-cell>
          <table:table-cell office:value-type="float" office:value="8020100">
            <text:p>8020100</text:p>
          </table:table-cell>
          <table:table-cell office:value-type="float" office:value="25406">
            <text:p>25406</text:p>
          </table:table-cell>
          <table:table-cell office:value-type="string">
            <text:p><text:s/></text:p>
          </table:table-cell>
          <table:table-cell office:value-type="float" office:value="11.44">
            <text:p>11,44</text:p>
          </table:table-cell>
          <table:table-cell/>
          <table:table-cell table:style-name="ce1" table:formula="of:=MAXA([.Q49];[.K49];[.E49];[M5.E49];[M5.K49];[M5.Q49];[M1.E49];[M1.K49];[M1.Q49])" office:value-type="float" office:value="6314694.00000001">
            <text:p>6314694,00000001</text:p>
          </table:table-cell>
          <table:table-cell table:style-name="ce1" table:formula="of:=[.W49]-1" office:value-type="float" office:value="6314693.00000001">
            <text:p>6314693,00000001</text:p>
          </table:table-cell>
          <table:table-cell table:formula="of:=AND([.E49]&gt;[.X49];[.E49]&gt;0;NOT([.E49]=&quot;infeasible&quot;))" office:value-type="boolean" office:boolean-value="true">
            <text:p>VRAI</text:p>
          </table:table-cell>
          <table:table-cell table:formula="of:=AND([.K49]&gt;[.X49];[.K49]&gt;0;NOT([.K49]=&quot;infeasible&quot;))" office:value-type="boolean" office:boolean-value="true">
            <text:p>VRAI</text:p>
          </table:table-cell>
          <table:table-cell table:formula="of:=AND([.Q49]&gt;[.X49];[.Q49]&gt;0;NOT([.Q49]=&quot;infeasible&quot;))" office:value-type="boolean" office:boolean-value="true">
            <text:p>VRAI</text:p>
          </table:table-cell>
          <table:table-cell table:formula="of:=[.E49]+([.H49]*[.E49])&lt;[.X49]" office:value-type="boolean" office:boolean-value="false">
            <text:p>FAUX</text:p>
          </table:table-cell>
          <table:table-cell table:style-name="ce1" table:formula="of:=[.K49]+([.N49]*[.K49])&lt;[.X49]" office:value-type="boolean" office:boolean-value="false">
            <text:p>FAUX</text:p>
          </table:table-cell>
          <table:table-cell table:style-name="ce1" table:formula="of:=[.Q49]+([.Q49]*[.T49])&lt;[.X49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25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2">
            <text:p>12</text:p>
          </table:table-cell>
          <table:table-cell office:value-type="float" office:value="9703056">
            <text:p>9703056</text:p>
          </table:table-cell>
          <table:table-cell office:value-type="float" office:value="13636860">
            <text:p>13636860</text:p>
          </table:table-cell>
          <table:table-cell office:value-type="float" office:value="283844">
            <text:p>283844</text:p>
          </table:table-cell>
          <table:table-cell office:value-type="string">
            <text:p><text:s/></text:p>
          </table:table-cell>
          <table:table-cell office:value-type="float" office:value="192.12">
            <text:p>192,12</text:p>
          </table:table-cell>
          <table:table-cell/>
          <table:table-cell office:value-type="float" office:value="9703056.00000001">
            <text:p>9703056,00000001</text:p>
          </table:table-cell>
          <table:table-cell office:value-type="float" office:value="13636860">
            <text:p>13636860</text:p>
          </table:table-cell>
          <table:table-cell office:value-type="float" office:value="283844">
            <text:p>283844</text:p>
          </table:table-cell>
          <table:table-cell office:value-type="string">
            <text:p><text:s/></text:p>
          </table:table-cell>
          <table:table-cell office:value-type="float" office:value="55.89">
            <text:p>55,89</text:p>
          </table:table-cell>
          <table:table-cell/>
          <table:table-cell office:value-type="float" office:value="9703056">
            <text:p>9703056</text:p>
          </table:table-cell>
          <table:table-cell office:value-type="float" office:value="13636860">
            <text:p>13636860</text:p>
          </table:table-cell>
          <table:table-cell office:value-type="float" office:value="283844">
            <text:p>283844</text:p>
          </table:table-cell>
          <table:table-cell office:value-type="string">
            <text:p><text:s/></text:p>
          </table:table-cell>
          <table:table-cell office:value-type="float" office:value="194.15">
            <text:p>194,15</text:p>
          </table:table-cell>
          <table:table-cell/>
          <table:table-cell table:style-name="ce1" table:formula="of:=MAXA([.Q50];[.K50];[.E50];[M5.E50];[M5.K50];[M5.Q50];[M1.E50];[M1.K50];[M1.Q50])" office:value-type="float" office:value="9706656.00000003">
            <text:p>9706656,00000003</text:p>
          </table:table-cell>
          <table:table-cell table:style-name="ce1" table:formula="of:=[.W50]-1" office:value-type="float" office:value="9706655.00000003">
            <text:p>9706655,00000003</text:p>
          </table:table-cell>
          <table:table-cell table:formula="of:=AND([.E50]&gt;[.X50];[.E50]&gt;0;NOT([.E50]=&quot;infeasible&quot;))" office:value-type="boolean" office:boolean-value="false">
            <text:p>FAUX</text:p>
          </table:table-cell>
          <table:table-cell table:formula="of:=AND([.K50]&gt;[.X50];[.K50]&gt;0;NOT([.K50]=&quot;infeasible&quot;))" office:value-type="boolean" office:boolean-value="false">
            <text:p>FAUX</text:p>
          </table:table-cell>
          <table:table-cell table:formula="of:=AND([.Q50]&gt;[.X50];[.Q50]&gt;0;NOT([.Q50]=&quot;infeasible&quot;))" office:value-type="boolean" office:boolean-value="false">
            <text:p>FAUX</text:p>
          </table:table-cell>
          <table:table-cell table:formula="of:=[.E50]+([.H50]*[.E50])&lt;[.X50]" office:value-type="boolean" office:boolean-value="true">
            <text:p>VRAI</text:p>
          </table:table-cell>
          <table:table-cell table:style-name="ce1" table:formula="of:=[.K50]+([.N50]*[.K50])&lt;[.X50]" office:value-type="boolean" office:boolean-value="true">
            <text:p>VRAI</text:p>
          </table:table-cell>
          <table:table-cell table:style-name="ce1" table:formula="of:=[.Q50]+([.Q50]*[.T50])&lt;[.X50]" office:value-type="boolean" office:boolean-value="true">
            <text:p>VRAI</text:p>
          </table:table-cell>
        </table:table-row>
        <table:table-row table:style-name="ro2">
          <table:table-cell table:style-name="ce1" office:value-type="string">
            <text:p>12_100_50_0_0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1862042">
            <text:p>21862042</text:p>
          </table:table-cell>
          <table:table-cell office:value-type="float" office:value="30465100">
            <text:p>30465100</text:p>
          </table:table-cell>
          <table:table-cell office:value-type="float" office:value="683058">
            <text:p>683058</text:p>
          </table:table-cell>
          <table:table-cell office:value-type="string">
            <text:p><text:s/></text:p>
          </table:table-cell>
          <table:table-cell office:value-type="float" office:value="2266.04">
            <text:p>2266,04</text:p>
          </table:table-cell>
          <table:table-cell/>
          <table:table-cell office:value-type="float" office:value="21862042">
            <text:p>21862042</text:p>
          </table:table-cell>
          <table:table-cell office:value-type="float" office:value="30465100">
            <text:p>30465100</text:p>
          </table:table-cell>
          <table:table-cell office:value-type="float" office:value="683058">
            <text:p>683058</text:p>
          </table:table-cell>
          <table:table-cell office:value-type="float" office:value="0.05">
            <text:p>0,05</text:p>
          </table:table-cell>
          <table:table-cell office:value-type="float" office:value="3609.52">
            <text:p>3609,52</text:p>
          </table:table-cell>
          <table:table-cell/>
          <table:table-cell office:value-type="float" office:value="21861322.0000001">
            <text:p>21861322,0000001</text:p>
          </table:table-cell>
          <table:table-cell office:value-type="float" office:value="30465100">
            <text:p>30465100</text:p>
          </table:table-cell>
          <table:table-cell office:value-type="float" office:value="683778">
            <text:p>683778</text:p>
          </table:table-cell>
          <table:table-cell office:value-type="float" office:value="0.22">
            <text:p>0,22</text:p>
          </table:table-cell>
          <table:table-cell office:value-type="float" office:value="3600.17">
            <text:p>3600,17</text:p>
          </table:table-cell>
          <table:table-cell/>
          <table:table-cell table:style-name="ce1" table:formula="of:=MAXA([.Q51];[.K51];[.E51];[M5.E51];[M5.K51];[M5.Q51];[M1.E51];[M1.K51];[M1.Q51])" office:value-type="float" office:value="21878250">
            <text:p>21878250</text:p>
          </table:table-cell>
          <table:table-cell table:style-name="ce1" table:formula="of:=[.W51]-1" office:value-type="float" office:value="21878249">
            <text:p>21878249</text:p>
          </table:table-cell>
          <table:table-cell table:formula="of:=AND([.E51]&gt;[.X51];[.E51]&gt;0;NOT([.E51]=&quot;infeasible&quot;))" office:value-type="boolean" office:boolean-value="false">
            <text:p>FAUX</text:p>
          </table:table-cell>
          <table:table-cell table:formula="of:=AND([.K51]&gt;[.X51];[.K51]&gt;0;NOT([.K51]=&quot;infeasible&quot;))" office:value-type="boolean" office:boolean-value="false">
            <text:p>FAUX</text:p>
          </table:table-cell>
          <table:table-cell table:formula="of:=AND([.Q51]&gt;[.X51];[.Q51]&gt;0;NOT([.Q51]=&quot;infeasible&quot;))" office:value-type="boolean" office:boolean-value="false">
            <text:p>FAUX</text:p>
          </table:table-cell>
          <table:table-cell table:formula="of:=[.E51]+([.H51]*[.E51])&lt;[.X51]" office:value-type="boolean" office:boolean-value="true">
            <text:p>VRAI</text:p>
          </table:table-cell>
          <table:table-cell table:style-name="ce1" table:formula="of:=[.K51]+([.N51]*[.K51])&lt;[.X51]" office:value-type="boolean" office:boolean-value="false">
            <text:p>FAUX</text:p>
          </table:table-cell>
          <table:table-cell table:style-name="ce1" table:formula="of:=[.Q51]+([.Q51]*[.T51])&lt;[.X51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50_0_1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24883554">
            <text:p>24883554</text:p>
          </table:table-cell>
          <table:table-cell office:value-type="float" office:value="33902000">
            <text:p>33902000</text:p>
          </table:table-cell>
          <table:table-cell office:value-type="float" office:value="538446">
            <text:p>538446</text:p>
          </table:table-cell>
          <table:table-cell office:value-type="float" office:value="0.14">
            <text:p>0,14</text:p>
          </table:table-cell>
          <table:table-cell office:value-type="float" office:value="3600.1">
            <text:p>3600,1</text:p>
          </table:table-cell>
          <table:table-cell/>
          <table:table-cell office:value-type="float" office:value="24884484">
            <text:p>24884484</text:p>
          </table:table-cell>
          <table:table-cell office:value-type="float" office:value="33902200">
            <text:p>33902200</text:p>
          </table:table-cell>
          <table:table-cell office:value-type="float" office:value="537516">
            <text:p>537516</text:p>
          </table:table-cell>
          <table:table-cell office:value-type="float" office:value="0.12">
            <text:p>0,12</text:p>
          </table:table-cell>
          <table:table-cell office:value-type="float" office:value="3600.15">
            <text:p>3600,15</text:p>
          </table:table-cell>
          <table:table-cell/>
          <table:table-cell office:value-type="float" office:value="24884484">
            <text:p>24884484</text:p>
          </table:table-cell>
          <table:table-cell office:value-type="float" office:value="33902200">
            <text:p>33902200</text:p>
          </table:table-cell>
          <table:table-cell office:value-type="float" office:value="537516">
            <text:p>537516</text:p>
          </table:table-cell>
          <table:table-cell office:value-type="float" office:value="0.15">
            <text:p>0,15</text:p>
          </table:table-cell>
          <table:table-cell office:value-type="float" office:value="3610.33">
            <text:p>3610,33</text:p>
          </table:table-cell>
          <table:table-cell/>
          <table:table-cell table:style-name="ce1" table:formula="of:=MAXA([.Q52];[.K52];[.E52];[M5.E52];[M5.K52];[M5.Q52];[M1.E52];[M1.K52];[M1.Q52])" office:value-type="float" office:value="24898988">
            <text:p>24898988</text:p>
          </table:table-cell>
          <table:table-cell table:style-name="ce1" table:formula="of:=[.W52]-1" office:value-type="float" office:value="24898987">
            <text:p>24898987</text:p>
          </table:table-cell>
          <table:table-cell table:formula="of:=AND([.E52]&gt;[.X52];[.E52]&gt;0;NOT([.E52]=&quot;infeasible&quot;))" office:value-type="boolean" office:boolean-value="false">
            <text:p>FAUX</text:p>
          </table:table-cell>
          <table:table-cell table:formula="of:=AND([.K52]&gt;[.X52];[.K52]&gt;0;NOT([.K52]=&quot;infeasible&quot;))" office:value-type="boolean" office:boolean-value="false">
            <text:p>FAUX</text:p>
          </table:table-cell>
          <table:table-cell table:formula="of:=AND([.Q52]&gt;[.X52];[.Q52]&gt;0;NOT([.Q52]=&quot;infeasible&quot;))" office:value-type="boolean" office:boolean-value="false">
            <text:p>FAUX</text:p>
          </table:table-cell>
          <table:table-cell table:formula="of:=[.E52]+([.H52]*[.E52])&lt;[.X52]" office:value-type="boolean" office:boolean-value="false">
            <text:p>FAUX</text:p>
          </table:table-cell>
          <table:table-cell table:style-name="ce1" table:formula="of:=[.K52]+([.N52]*[.K52])&lt;[.X52]" office:value-type="boolean" office:boolean-value="false">
            <text:p>FAUX</text:p>
          </table:table-cell>
          <table:table-cell table:style-name="ce1" table:formula="of:=[.Q52]+([.Q52]*[.T52])&lt;[.X52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50_0_2 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2">
            <text:p>12</text:p>
          </table:table-cell>
          <table:table-cell office:value-type="float" office:value="17837110">
            <text:p>17837110</text:p>
          </table:table-cell>
          <table:table-cell office:value-type="float" office:value="24073200">
            <text:p>24073200</text:p>
          </table:table-cell>
          <table:table-cell office:value-type="float" office:value="206090">
            <text:p>206090</text:p>
          </table:table-cell>
          <table:table-cell office:value-type="string">
            <text:p><text:s/></text:p>
          </table:table-cell>
          <table:table-cell office:value-type="float" office:value="3083.02">
            <text:p>3083,02</text:p>
          </table:table-cell>
          <table:table-cell/>
          <table:table-cell office:value-type="float" office:value="17836802">
            <text:p>17836802</text:p>
          </table:table-cell>
          <table:table-cell office:value-type="float" office:value="24073790">
            <text:p>24073790</text:p>
          </table:table-cell>
          <table:table-cell office:value-type="float" office:value="206998">
            <text:p>206998</text:p>
          </table:table-cell>
          <table:table-cell office:value-type="float" office:value="0.04">
            <text:p>0,04</text:p>
          </table:table-cell>
          <table:table-cell office:value-type="float" office:value="3604.76">
            <text:p>3604,76</text:p>
          </table:table-cell>
          <table:table-cell/>
          <table:table-cell office:value-type="float" office:value="17837110">
            <text:p>17837110</text:p>
          </table:table-cell>
          <table:table-cell office:value-type="float" office:value="24073200">
            <text:p>24073200</text:p>
          </table:table-cell>
          <table:table-cell office:value-type="float" office:value="206090">
            <text:p>206090</text:p>
          </table:table-cell>
          <table:table-cell office:value-type="float" office:value="0.02">
            <text:p>0,02</text:p>
          </table:table-cell>
          <table:table-cell office:value-type="float" office:value="3604.81">
            <text:p>3604,81</text:p>
          </table:table-cell>
          <table:table-cell/>
          <table:table-cell table:style-name="ce1" table:formula="of:=MAXA([.Q53];[.K53];[.E53];[M5.E53];[M5.K53];[M5.Q53];[M1.E53];[M1.K53];[M1.Q53])" office:value-type="float" office:value="18136316">
            <text:p>18136316</text:p>
          </table:table-cell>
          <table:table-cell table:style-name="ce1" table:formula="of:=[.W53]-1" office:value-type="float" office:value="18136315">
            <text:p>18136315</text:p>
          </table:table-cell>
          <table:table-cell table:formula="of:=AND([.E53]&gt;[.X53];[.E53]&gt;0;NOT([.E53]=&quot;infeasible&quot;))" office:value-type="boolean" office:boolean-value="false">
            <text:p>FAUX</text:p>
          </table:table-cell>
          <table:table-cell table:formula="of:=AND([.K53]&gt;[.X53];[.K53]&gt;0;NOT([.K53]=&quot;infeasible&quot;))" office:value-type="boolean" office:boolean-value="false">
            <text:p>FAUX</text:p>
          </table:table-cell>
          <table:table-cell table:formula="of:=AND([.Q53]&gt;[.X53];[.Q53]&gt;0;NOT([.Q53]=&quot;infeasible&quot;))" office:value-type="boolean" office:boolean-value="false">
            <text:p>FAUX</text:p>
          </table:table-cell>
          <table:table-cell table:formula="of:=[.E53]+([.H53]*[.E53])&lt;[.X53]" office:value-type="boolean" office:boolean-value="true">
            <text:p>VRAI</text:p>
          </table:table-cell>
          <table:table-cell table:style-name="ce1" table:formula="of:=[.K53]+([.N53]*[.K53])&lt;[.X53]" office:value-type="boolean" office:boolean-value="false">
            <text:p>FAUX</text:p>
          </table:table-cell>
          <table:table-cell table:style-name="ce1" table:formula="of:=[.Q53]+([.Q53]*[.T53])&lt;[.X53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100_0_0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29283670.6666667">
            <text:p>29283670,6666667</text:p>
          </table:table-cell>
          <table:table-cell office:value-type="float" office:value="40691220">
            <text:p>40691220</text:p>
          </table:table-cell>
          <table:table-cell office:value-type="float" office:value="807496">
            <text:p>807496</text:p>
          </table:table-cell>
          <table:table-cell office:value-type="float" office:value="6.23">
            <text:p>6,23</text:p>
          </table:table-cell>
          <table:table-cell office:value-type="float" office:value="3614.19">
            <text:p>3614,19</text:p>
          </table:table-cell>
          <table:table-cell/>
          <table:table-cell office:value-type="float" office:value="27851166">
            <text:p>27851166</text:p>
          </table:table-cell>
          <table:table-cell office:value-type="float" office:value="38129300">
            <text:p>38129300</text:p>
          </table:table-cell>
          <table:table-cell office:value-type="float" office:value="438134">
            <text:p>438134</text:p>
          </table:table-cell>
          <table:table-cell office:value-type="float" office:value="12.19">
            <text:p>12,19</text:p>
          </table:table-cell>
          <table:table-cell office:value-type="float" office:value="3600.15">
            <text:p>3600,15</text:p>
          </table:table-cell>
          <table:table-cell/>
          <table:table-cell office:value-type="float" office:value="29736948.6666667">
            <text:p>29736948,6666667</text:p>
          </table:table-cell>
          <table:table-cell office:value-type="float" office:value="42425500">
            <text:p>42425500</text:p>
          </table:table-cell>
          <table:table-cell office:value-type="float" office:value="1288620">
            <text:p>1288620</text:p>
          </table:table-cell>
          <table:table-cell office:value-type="float" office:value="5.48">
            <text:p>5,48</text:p>
          </table:table-cell>
          <table:table-cell office:value-type="float" office:value="3600.12">
            <text:p>3600,12</text:p>
          </table:table-cell>
          <table:table-cell/>
          <table:table-cell table:style-name="ce1" table:formula="of:=MAXA([.Q54];[.K54];[.E54];[M5.E54];[M5.K54];[M5.Q54];[M1.E54];[M1.K54];[M1.Q54])" office:value-type="float" office:value="30325908.6666667">
            <text:p>30325908,6666667</text:p>
          </table:table-cell>
          <table:table-cell table:style-name="ce1" table:formula="of:=[.W54]-1" office:value-type="float" office:value="30325907.6666667">
            <text:p>30325907,6666667</text:p>
          </table:table-cell>
          <table:table-cell table:formula="of:=AND([.E54]&gt;[.X54];[.E54]&gt;0;NOT([.E54]=&quot;infeasible&quot;))" office:value-type="boolean" office:boolean-value="false">
            <text:p>FAUX</text:p>
          </table:table-cell>
          <table:table-cell table:formula="of:=AND([.K54]&gt;[.X54];[.K54]&gt;0;NOT([.K54]=&quot;infeasible&quot;))" office:value-type="boolean" office:boolean-value="false">
            <text:p>FAUX</text:p>
          </table:table-cell>
          <table:table-cell table:formula="of:=AND([.Q54]&gt;[.X54];[.Q54]&gt;0;NOT([.Q54]=&quot;infeasible&quot;))" office:value-type="boolean" office:boolean-value="false">
            <text:p>FAUX</text:p>
          </table:table-cell>
          <table:table-cell table:formula="of:=[.E54]+([.H54]*[.E54])&lt;[.X54]" office:value-type="boolean" office:boolean-value="false">
            <text:p>FAUX</text:p>
          </table:table-cell>
          <table:table-cell table:style-name="ce1" table:formula="of:=[.K54]+([.N54]*[.K54])&lt;[.X54]" office:value-type="boolean" office:boolean-value="false">
            <text:p>FAUX</text:p>
          </table:table-cell>
          <table:table-cell table:style-name="ce1" table:formula="of:=[.Q54]+([.Q54]*[.T54])&lt;[.X54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100_0_1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1238398.6666667">
            <text:p>31238398,6666667</text:p>
          </table:table-cell>
          <table:table-cell office:value-type="float" office:value="45530080">
            <text:p>45530080</text:p>
          </table:table-cell>
          <table:table-cell office:value-type="float" office:value="1461768">
            <text:p>1461768</text:p>
          </table:table-cell>
          <table:table-cell office:value-type="float" office:value="0.41">
            <text:p>0,41</text:p>
          </table:table-cell>
          <table:table-cell office:value-type="float" office:value="3611.67">
            <text:p>3611,67</text:p>
          </table:table-cell>
          <table:table-cell/>
          <table:table-cell office:value-type="float" office:value="31216256.6666667">
            <text:p>31216256,6666667</text:p>
          </table:table-cell>
          <table:table-cell office:value-type="float" office:value="45530080">
            <text:p>45530080</text:p>
          </table:table-cell>
          <table:table-cell office:value-type="float" office:value="1483910">
            <text:p>1483910</text:p>
          </table:table-cell>
          <table:table-cell office:value-type="float" office:value="0.51">
            <text:p>0,51</text:p>
          </table:table-cell>
          <table:table-cell office:value-type="float" office:value="3600.32">
            <text:p>3600,32</text:p>
          </table:table-cell>
          <table:table-cell/>
          <table:table-cell office:value-type="float" office:value="28476682">
            <text:p>28476682</text:p>
          </table:table-cell>
          <table:table-cell office:value-type="float" office:value="39433100">
            <text:p>39433100</text:p>
          </table:table-cell>
          <table:table-cell office:value-type="float" office:value="516418">
            <text:p>516418</text:p>
          </table:table-cell>
          <table:table-cell office:value-type="float" office:value="10.34">
            <text:p>10,34</text:p>
          </table:table-cell>
          <table:table-cell office:value-type="float" office:value="3600.21">
            <text:p>3600,21</text:p>
          </table:table-cell>
          <table:table-cell/>
          <table:table-cell table:style-name="ce1" table:formula="of:=MAXA([.Q55];[.K55];[.E55];[M5.E55];[M5.K55];[M5.Q55];[M1.E55];[M1.K55];[M1.Q55])" office:value-type="float" office:value="31238398.6666667">
            <text:p>31238398,6666667</text:p>
          </table:table-cell>
          <table:table-cell table:style-name="ce1" table:formula="of:=[.W55]-1" office:value-type="float" office:value="31238397.6666667">
            <text:p>31238397,6666667</text:p>
          </table:table-cell>
          <table:table-cell table:formula="of:=AND([.E55]&gt;[.X55];[.E55]&gt;0;NOT([.E55]=&quot;infeasible&quot;))" office:value-type="boolean" office:boolean-value="true">
            <text:p>VRAI</text:p>
          </table:table-cell>
          <table:table-cell table:formula="of:=AND([.K55]&gt;[.X55];[.K55]&gt;0;NOT([.K55]=&quot;infeasible&quot;))" office:value-type="boolean" office:boolean-value="false">
            <text:p>FAUX</text:p>
          </table:table-cell>
          <table:table-cell table:formula="of:=AND([.Q55]&gt;[.X55];[.Q55]&gt;0;NOT([.Q55]=&quot;infeasible&quot;))" office:value-type="boolean" office:boolean-value="false">
            <text:p>FAUX</text:p>
          </table:table-cell>
          <table:table-cell table:formula="of:=[.E55]+([.H55]*[.E55])&lt;[.X55]" office:value-type="boolean" office:boolean-value="false">
            <text:p>FAUX</text:p>
          </table:table-cell>
          <table:table-cell table:style-name="ce1" table:formula="of:=[.K55]+([.N55]*[.K55])&lt;[.X55]" office:value-type="boolean" office:boolean-value="false">
            <text:p>FAUX</text:p>
          </table:table-cell>
          <table:table-cell table:style-name="ce1" table:formula="of:=[.Q55]+([.Q55]*[.T55])&lt;[.X55]" office:value-type="boolean" office:boolean-value="false">
            <text:p>FAUX</text:p>
          </table:table-cell>
        </table:table-row>
        <table:table-row table:style-name="ro2">
          <table:table-cell table:style-name="ce1" office:value-type="string">
            <text:p>12_100_100_0_2 </text:p>
          </table:table-cell>
          <table:table-cell table:number-columns-repeated="2" table:style-name="ce1" office:value-type="float" office:value="100">
            <text:p>100</text:p>
          </table:table-cell>
          <table:table-cell table:style-name="ce1" office:value-type="float" office:value="12">
            <text:p>12</text:p>
          </table:table-cell>
          <table:table-cell office:value-type="float" office:value="33291000">
            <text:p>33291000</text:p>
          </table:table-cell>
          <table:table-cell office:value-type="float" office:value="45125340">
            <text:p>45125340</text:p>
          </table:table-cell>
          <table:table-cell office:value-type="float" office:value="994300">
            <text:p>994300</text:p>
          </table:table-cell>
          <table:table-cell office:value-type="float" office:value="0.27">
            <text:p>0,27</text:p>
          </table:table-cell>
          <table:table-cell office:value-type="float" office:value="3600.18">
            <text:p>3600,18</text:p>
          </table:table-cell>
          <table:table-cell/>
          <table:table-cell office:value-type="float" office:value="32423031.3333333">
            <text:p>32423031,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3.11">
            <text:p>3,11</text:p>
          </table:table-cell>
          <table:table-cell office:value-type="float" office:value="3601.32">
            <text:p>3601,32</text:p>
          </table:table-cell>
          <table:table-cell/>
          <table:table-cell office:value-type="float" office:value="32423031.3333333">
            <text:p>32423031,3333333</text:p>
          </table:table-cell>
          <table:table-cell office:value-type="float" office:value="43197226">
            <text:p>43197226</text:p>
          </table:table-cell>
          <table:table-cell office:value-type="float" office:value="624102">
            <text:p>624102</text:p>
          </table:table-cell>
          <table:table-cell office:value-type="float" office:value="3.3">
            <text:p>3,3</text:p>
          </table:table-cell>
          <table:table-cell office:value-type="float" office:value="3600.12">
            <text:p>3600,12</text:p>
          </table:table-cell>
          <table:table-cell/>
          <table:table-cell table:style-name="ce1" table:formula="of:=MAXA([.Q56];[.K56];[.E56];[M5.E56];[M5.K56];[M5.Q56];[M1.E56];[M1.K56];[M1.Q56])" office:value-type="float" office:value="33358628">
            <text:p>33358628</text:p>
          </table:table-cell>
          <table:table-cell table:style-name="ce1" table:formula="of:=[.W56]-1" office:value-type="float" office:value="33358627">
            <text:p>33358627</text:p>
          </table:table-cell>
          <table:table-cell table:formula="of:=AND([.E56]&gt;[.X56];[.E56]&gt;0;NOT([.E56]=&quot;infeasible&quot;))" office:value-type="boolean" office:boolean-value="false">
            <text:p>FAUX</text:p>
          </table:table-cell>
          <table:table-cell table:formula="of:=AND([.K56]&gt;[.X56];[.K56]&gt;0;NOT([.K56]=&quot;infeasible&quot;))" office:value-type="boolean" office:boolean-value="false">
            <text:p>FAUX</text:p>
          </table:table-cell>
          <table:table-cell table:formula="of:=AND([.Q56]&gt;[.X56];[.Q56]&gt;0;NOT([.Q56]=&quot;infeasible&quot;))" office:value-type="boolean" office:boolean-value="false">
            <text:p>FAUX</text:p>
          </table:table-cell>
          <table:table-cell table:formula="of:=[.E56]+([.H56]*[.E56])&lt;[.X56]" office:value-type="boolean" office:boolean-value="false">
            <text:p>FAUX</text:p>
          </table:table-cell>
          <table:table-cell table:style-name="ce1" table:formula="of:=[.K56]+([.N56]*[.K56])&lt;[.X56]" office:value-type="boolean" office:boolean-value="false">
            <text:p>FAUX</text:p>
          </table:table-cell>
          <table:table-cell table:style-name="ce1" table:formula="of:=[.Q56]+([.Q56]*[.T56])&lt;[.X56]" office:value-type="boolean" office:boolean-value="false">
            <text:p>FAUX</text:p>
          </table:table-cell>
        </table:table-row>
        <table:table-row table:style-name="ro2">
          <table:table-cell table:style-name="ce1" table:number-columns-repeated="4"/>
          <table:table-cell table:style-name="ce11" table:number-columns-repeated="3"/>
          <table:table-cell table:style-name="ce1" table:number-columns-repeated="2"/>
          <table:table-cell table:style-name="ce8"/>
          <table:table-cell table:style-name="ce19" table:number-columns-repeated="3"/>
          <table:table-cell table:style-name="ce8" table:number-columns-repeated="3"/>
          <table:table-cell table:style-name="ce19" table:number-columns-repeated="3"/>
          <table:table-cell table:style-name="ce20" table:number-columns-repeated="3"/>
          <table:table-cell table:style-name="ce1" table:number-columns-repeated="2"/>
          <table:table-cell table:number-columns-repeated="6"/>
        </table:table-row>
        <table:table-row table:style-name="ro2">
          <table:table-cell office:value-type="string">
            <text:p>Sol moyen</text:p>
          </table:table-cell>
          <table:table-cell table:number-columns-repeated="3"/>
          <table:table-cell table:style-name="ce13" table:formula="of:=AVERAGE([.E3:.E56])" office:value-type="float" office:value="16428729.3409759">
            <text:p>16428729,3409759</text:p>
          </table:table-cell>
          <table:table-cell table:style-name="ce13" table:formula="of:=AVERAGE([.F3:.F56])" office:value-type="float" office:value="23096292.8888889">
            <text:p>23096292,8888889</text:p>
          </table:table-cell>
          <table:table-cell table:style-name="ce13" table:formula="of:=AVERAGE([.G3:.G56])" office:value-type="float" office:value="769045.333333333">
            <text:p>769045,333333333</text:p>
          </table:table-cell>
          <table:table-cell table:style-name="ce16" table:number-columns-repeated="3"/>
          <table:table-cell table:style-name="ce13" table:formula="of:=AVERAGE([.K3:.K56])" office:value-type="float" office:value="16371790.5261611">
            <text:p>16371790,5261611</text:p>
          </table:table-cell>
          <table:table-cell table:style-name="ce13" table:formula="of:=AVERAGE([.L3:.L56])" office:value-type="float" office:value="22381748.4814815">
            <text:p>22381748,4814815</text:p>
          </table:table-cell>
          <table:table-cell table:style-name="ce13" table:formula="of:=AVERAGE([.M3:.M56])" office:value-type="float" office:value="841673.037037037">
            <text:p>841673,037037037</text:p>
          </table:table-cell>
          <table:table-cell table:style-name="ce16" table:number-columns-repeated="3"/>
          <table:table-cell table:style-name="ce13" table:formula="of:=AVERAGE([.Q3:.Q56])" office:value-type="float" office:value="16314753.6866553">
            <text:p>16314753,6866553</text:p>
          </table:table-cell>
          <table:table-cell table:style-name="ce13" table:formula="of:=AVERAGE([.R3:.R56])" office:value-type="float" office:value="23128520.2592593">
            <text:p>23128520,2592593</text:p>
          </table:table-cell>
          <table:table-cell table:style-name="ce13" table:formula="of:=AVERAGE([.S3:.S56])" office:value-type="float" office:value="884496.333333333">
            <text:p>884496,333333333</text:p>
          </table:table-cell>
          <table:table-cell table:style-name="ce20" table:number-columns-repeated="3"/>
          <table:table-cell table:style-name="ce1" table:formula="of:=AVERAGE([.W3:.W56])" office:value-type="float" office:value="16612257.0035291">
            <text:p>16612257,0035291</text:p>
          </table:table-cell>
          <table:table-cell table:number-columns-repeated="7"/>
        </table:table-row>
        <table:table-row table:style-name="ro2">
          <table:table-cell office:value-type="string">
            <text:p>Gap moyen</text:p>
          </table:table-cell>
          <table:table-cell office:value-type="string">
            <text:p>bs-bi/bi</text:p>
          </table:table-cell>
          <table:table-cell table:number-columns-repeated="2"/>
          <table:table-cell table:style-name="ce13" table:formula="of:=([.$W58]-[.E58])/[.E58]*100" office:value-type="float" office:value="1.11711416472986">
            <text:p>1,1171141647</text:p>
          </table:table-cell>
          <table:table-cell table:style-name="ce16" table:number-columns-repeated="5"/>
          <table:table-cell table:style-name="ce13" table:formula="of:=([.$W58]-[.K58])/[.K58]*100" office:value-type="float" office:value="1.46878545131481">
            <text:p>1,4687854513</text:p>
          </table:table-cell>
          <table:table-cell table:style-name="ce16" table:number-columns-repeated="5"/>
          <table:table-cell table:style-name="ce13" table:formula="of:=([.$W58]-[.Q58])/[.Q58]*100" office:value-type="float" office:value="1.82352319003811">
            <text:p>1,82352319</text:p>
          </table:table-cell>
          <table:table-cell table:style-name="ce16" table:number-columns-repeated="2"/>
          <table:table-cell table:style-name="ce20" table:number-columns-repeated="3"/>
          <table:table-cell table:style-name="ce1"/>
          <table:table-cell table:number-columns-repeated="7"/>
        </table:table-row>
        <table:table-row table:style-name="ro3">
          <table:table-cell office:value-type="string">
            <text:p>Opti local</text:p>
          </table:table-cell>
          <table:table-cell table:number-columns-repeated="3"/>
          <table:table-cell table:style-name="ce13" table:formula="of:=SUMPRODUCT([.H3:.H56]=&quot; &quot;;[.E3:.E56]&gt;0)" office:value-type="float" office:value="42">
            <text:p>42</text:p>
          </table:table-cell>
          <table:table-cell table:style-name="Default" table:number-columns-repeated="2"/>
          <table:table-cell table:number-columns-repeated="3"/>
          <table:table-cell table:style-name="ce13" table:formula="of:=SUMPRODUCT([.N3:.N56]=&quot; &quot;;[.K3:.K56]&gt;0)" office:value-type="float" office:value="38">
            <text:p>38</text:p>
          </table:table-cell>
          <table:table-cell table:style-name="Default" table:number-columns-repeated="2"/>
          <table:table-cell table:number-columns-repeated="3"/>
          <table:table-cell table:style-name="ce13" table:formula="of:=SUMPRODUCT([.T3:.T56]=&quot; &quot;;[.Q3:.Q56]&gt;0)" office:value-type="float" office:value="37">
            <text:p>37</text:p>
          </table:table-cell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>
            <text:p>Opti Global</text:p>
          </table:table-cell>
          <table:table-cell table:number-columns-repeated="3"/>
          <table:table-cell table:style-name="ce13" table:formula="of:=COUNTIF([.Y3:.Y56];&quot;Vrai&quot;)" office:value-type="float" office:value="15">
            <text:p>15</text:p>
          </table:table-cell>
          <table:table-cell table:style-name="Default" table:number-columns-repeated="2"/>
          <table:table-cell table:number-columns-repeated="3"/>
          <table:table-cell table:style-name="ce13" table:formula="of:=COUNTIF([.Z3:.Z56];&quot;Vrai&quot;)" office:value-type="float" office:value="14">
            <text:p>14</text:p>
          </table:table-cell>
          <table:table-cell table:style-name="Default" table:number-columns-repeated="2"/>
          <table:table-cell table:number-columns-repeated="3"/>
          <table:table-cell table:style-name="ce13" table:formula="of:=COUNTIF([.AA3:.AA56];&quot;Vrai&quot;)" office:value-type="float" office:value="15">
            <text:p>15</text:p>
          </table:table-cell>
          <table:table-cell table:style-name="Default" table:number-columns-repeated="2"/>
          <table:table-cell table:number-columns-repeated="11"/>
        </table:table-row>
        <table:table-row table:style-name="ro3">
          <table:table-cell office:value-type="string">
            <text:p>Nb Opti cut</text:p>
          </table:table-cell>
          <table:table-cell table:number-columns-repeated="3"/>
          <table:table-cell table:style-name="ce13" table:formula="of:=COUNTIF([.AB3:.AB56];&quot;vrai&quot;)+[.E63]" office:value-type="float" office:value="29">
            <text:p>29</text:p>
          </table:table-cell>
          <table:table-cell table:style-name="Default" table:number-columns-repeated="2"/>
          <table:table-cell table:number-columns-repeated="3"/>
          <table:table-cell table:style-name="ce13" table:formula="of:=COUNTIF([.AC3:.AC56];&quot;vrai&quot;)+[.K63]" office:value-type="float" office:value="24">
            <text:p>24</text:p>
          </table:table-cell>
          <table:table-cell table:style-name="Default" table:number-columns-repeated="2"/>
          <table:table-cell table:number-columns-repeated="3"/>
          <table:table-cell table:style-name="ce13" table:formula="of:=COUNTIF([.AD3:.AD56];&quot;vrai&quot;)+[.Q63]" office:value-type="float" office:value="24">
            <text:p>24</text:p>
          </table:table-cell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>
            <text:p>Nb inf</text:p>
          </table:table-cell>
          <table:table-cell table:style-name="ce1" table:number-columns-repeated="3"/>
          <table:table-cell table:style-name="ce14" table:formula="of:=COUNTIF([.E3:.E56];&quot;infeasible&quot;)" office:value-type="float" office:value="0">
            <text:p>0</text:p>
          </table:table-cell>
          <table:table-cell table:style-name="ce17" table:number-columns-repeated="5"/>
          <table:table-cell table:style-name="ce14" table:formula="of:=COUNTIF([.K3:.K56];&quot;infeasible&quot;)" office:value-type="float" office:value="0">
            <text:p>0</text:p>
          </table:table-cell>
          <table:table-cell table:style-name="ce17" table:number-columns-repeated="5"/>
          <table:table-cell table:style-name="ce14" table:formula="of:=COUNTIF([.Q3:.Q56];&quot;infeasible&quot;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Nb no sol</text:p>
          </table:table-cell>
          <table:table-cell table:style-name="ce1" table:number-columns-repeated="3"/>
          <table:table-cell table:style-name="ce14" table:formula="of:=COUNTIF([.E3:.E56];0)" office:value-type="float" office:value="0">
            <text:p>0</text:p>
          </table:table-cell>
          <table:table-cell table:style-name="ce17" table:number-columns-repeated="5"/>
          <table:table-cell table:style-name="ce14" table:formula="of:=COUNTIF([.K3:.K56];0)" office:value-type="float" office:value="0">
            <text:p>0</text:p>
          </table:table-cell>
          <table:table-cell table:style-name="ce17" table:number-columns-repeated="5"/>
          <table:table-cell table:style-name="ce14" table:formula="of:=COUNTIF([.Q3:.Q56];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14" office:value-type="string">
            <text:p>Infeasible</text:p>
          </table:table-cell>
          <table:table-cell table:style-name="ce17" table:number-columns-repeated="5"/>
          <table:table-cell table:style-name="ce14" office:value-type="string">
            <text:p>Infeasible</text:p>
          </table:table-cell>
          <table:table-cell table:style-name="ce17" table:number-columns-repeated="5"/>
          <table:table-cell table:style-name="ce14" office:value-type="string">
            <text:p>Infeasible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E$3:.E$56]=&quot;infeasible&quot;;[.$C$3:.$C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C$3:.$C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C$3:.$C$56]=25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E$3:.E$56]=&quot;infeasible&quot;;[.$C$3:.$C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C$3:.$C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C$3:.$C$56]=5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E$3:.E$56]=&quot;infeasible&quot;;[.$C$3:.$C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C$3:.$C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C$3:.$C$56]=10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E$3:.E$56]=&quot;infeasible&quot;;[.$B$3:.$B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B$3:.$B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B$3:.$B$56]=25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E$3:.E$56]=&quot;infeasible&quot;;[.$B$3:.$B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B$3:.$B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B$3:.$B$56]=5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E$3:.E$56]=&quot;infeasible&quot;;[.$B$3:.$B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B$3:.$B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B$3:.$B$56]=10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E$3:.E$56]=&quot;infeasible&quot;;[.$D$3:.$D$56]=8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D$3:.$D$56]=8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D$3:.$D$56]=8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E$3:.E$56]=&quot;infeasible&quot;;[.$D$3:.$D$56]=12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&quot;infeasible&quot;;[.$D$3:.$D$56]=12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&quot;infeasible&quot;;[.$D$3:.$D$56]=12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14" office:value-type="string">
            <text:p>No sol</text:p>
          </table:table-cell>
          <table:table-cell table:style-name="ce17" table:number-columns-repeated="5"/>
          <table:table-cell table:style-name="ce14" office:value-type="string">
            <text:p>No sol</text:p>
          </table:table-cell>
          <table:table-cell table:style-name="ce17" table:number-columns-repeated="5"/>
          <table:table-cell table:style-name="ce14" office:value-type="string">
            <text:p>No sol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E$3:.E$56]=0;[.$C$3:.$C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C$3:.$C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C$3:.$C$56]=25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E$3:.E$56]=0;[.$C$3:.$C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C$3:.$C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C$3:.$C$56]=5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E$3:.E$56]=0;[.$C$3:.$C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C$3:.$C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C$3:.$C$56]=10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E$3:.E$56]=0;[.$B$3:.$B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B$3:.$B$56]=25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B$3:.$B$56]=25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E$3:.E$56]=0;[.$B$3:.$B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B$3:.$B$56]=5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B$3:.$B$56]=5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E$3:.E$56]=0;[.$B$3:.$B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B$3:.$B$56]=100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B$3:.$B$56]=100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5"/>
          <table:table-cell table:style-name="ce14"/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E$3:.E$56]=0;[.$D$3:.$D$56]=8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D$3:.$D$56]=8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D$3:.$D$56]=8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E$3:.E$56]=0;[.$D$3:.$D$56]=12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K$3:.K$56]=0;[.$D$3:.$D$56]=12)" office:value-type="float" office:value="0">
            <text:p>0</text:p>
          </table:table-cell>
          <table:table-cell table:style-name="ce17" table:number-columns-repeated="5"/>
          <table:table-cell table:style-name="ce14" table:formula="of:=SUMPRODUCT([.Q$3:.Q$56]=0;[.$D$3:.$D$56]=12)" office:value-type="float" office:value="0">
            <text:p>0</text:p>
          </table:table-cell>
          <table:table-cell table:style-name="ce17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table:number-columns-repeated="4"/>
          <table:table-cell table:style-name="ce14" office:value-type="string">
            <text:p>Value</text:p>
          </table:table-cell>
          <table:table-cell table:style-name="ce18" office:value-type="string">
            <text:p>ObjU</text:p>
          </table:table-cell>
          <table:table-cell table:style-name="ce18" office:value-type="string">
            <text:p>ObjS</text:p>
          </table:table-cell>
          <table:table-cell table:number-columns-repeated="3"/>
          <table:table-cell table:style-name="ce14" office:value-type="string">
            <text:p>Value</text:p>
          </table:table-cell>
          <table:table-cell table:style-name="ce18" office:value-type="string">
            <text:p>ObjU</text:p>
          </table:table-cell>
          <table:table-cell table:style-name="ce18" office:value-type="string">
            <text:p>ObjS</text:p>
          </table:table-cell>
          <table:table-cell table:number-columns-repeated="3"/>
          <table:table-cell table:style-name="ce14" office:value-type="string">
            <text:p>Value</text:p>
          </table:table-cell>
          <table:table-cell table:style-name="ce18" office:value-type="string">
            <text:p>ObjU</text:p>
          </table:table-cell>
          <table:table-cell table:style-name="ce18" office:value-type="string">
            <text:p>ObjS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E$3:.E$56];[.$C$3:.$C$56]=25)" office:value-type="float" office:value="146722438.857143">
            <text:p>146722438,857143</text:p>
          </table:table-cell>
          <table:table-cell table:style-name="ce14" table:formula="of:=SUMPRODUCT([.F$3:.F$56];[.$C$3:.$C$56]=25)" office:value-type="float" office:value="209929615">
            <text:p>209929615</text:p>
          </table:table-cell>
          <table:table-cell table:style-name="ce14" table:formula="of:=SUMPRODUCT([.G$3:.G$56];[.$C$3:.$C$56]=25)" office:value-type="float" office:value="7737554">
            <text:p>7737554</text:p>
          </table:table-cell>
          <table:table-cell table:number-columns-repeated="3"/>
          <table:table-cell table:style-name="ce14" table:formula="of:=SUMPRODUCT([.K$3:.K$56];[.$C$3:.$C$56]=25)" office:value-type="float" office:value="146722544.857143">
            <text:p>146722544,857143</text:p>
          </table:table-cell>
          <table:table-cell table:style-name="ce14" table:formula="of:=SUMPRODUCT([.L$3:.L$56];[.$C$3:.$C$56]=25)" office:value-type="float" office:value="209929810">
            <text:p>209929810</text:p>
          </table:table-cell>
          <table:table-cell table:style-name="ce14" table:formula="of:=SUMPRODUCT([.M$3:.M$56];[.$C$3:.$C$56]=25)" office:value-type="float" office:value="7737448">
            <text:p>7737448</text:p>
          </table:table-cell>
          <table:table-cell table:number-columns-repeated="3"/>
          <table:table-cell table:style-name="ce14" table:formula="of:=SUMPRODUCT([.Q$3:.Q$56];[.$C$3:.$C$56]=25)" office:value-type="float" office:value="146722544.857164">
            <text:p>146722544,857164</text:p>
          </table:table-cell>
          <table:table-cell table:style-name="ce14" table:formula="of:=SUMPRODUCT([.R$3:.R$56];[.$C$3:.$C$56]=25)" office:value-type="float" office:value="209929666">
            <text:p>209929666</text:p>
          </table:table-cell>
          <table:table-cell table:style-name="ce14" table:formula="of:=SUMPRODUCT([.S$3:.S$56];[.$C$3:.$C$56]=25)" office:value-type="float" office:value="7737448">
            <text:p>7737448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E$3:.E$56];[.$C$3:.$C$56]=50)" office:value-type="float" office:value="288027477.555556">
            <text:p>288027477,555556</text:p>
          </table:table-cell>
          <table:table-cell table:style-name="ce14" table:formula="of:=SUMPRODUCT([.F$3:.F$56];[.$C$3:.$C$56]=50)" office:value-type="float" office:value="409693636">
            <text:p>409693636</text:p>
          </table:table-cell>
          <table:table-cell table:style-name="ce14" table:formula="of:=SUMPRODUCT([.G$3:.G$56];[.$C$3:.$C$56]=50)" office:value-type="float" office:value="14526268">
            <text:p>14526268</text:p>
          </table:table-cell>
          <table:table-cell table:number-columns-repeated="3"/>
          <table:table-cell table:style-name="ce14" table:formula="of:=SUMPRODUCT([.K$3:.K$56];[.$C$3:.$C$56]=50)" office:value-type="float" office:value="288165603.555556">
            <text:p>288165603,555556</text:p>
          </table:table-cell>
          <table:table-cell table:style-name="ce14" table:formula="of:=SUMPRODUCT([.L$3:.L$56];[.$C$3:.$C$56]=50)" office:value-type="float" office:value="410943480">
            <text:p>410943480</text:p>
          </table:table-cell>
          <table:table-cell table:style-name="ce14" table:formula="of:=SUMPRODUCT([.M$3:.M$56];[.$C$3:.$C$56]=50)" office:value-type="float" office:value="15257744">
            <text:p>15257744</text:p>
          </table:table-cell>
          <table:table-cell table:number-columns-repeated="3"/>
          <table:table-cell table:style-name="ce14" table:formula="of:=SUMPRODUCT([.Q$3:.Q$56];[.$C$3:.$C$56]=50)" office:value-type="float" office:value="288124681.555556">
            <text:p>288124681,555556</text:p>
          </table:table-cell>
          <table:table-cell table:style-name="ce14" table:formula="of:=SUMPRODUCT([.R$3:.R$56];[.$C$3:.$C$56]=50)" office:value-type="float" office:value="410979527">
            <text:p>410979527</text:p>
          </table:table-cell>
          <table:table-cell table:style-name="ce14" table:formula="of:=SUMPRODUCT([.S$3:.S$56];[.$C$3:.$C$56]=50)" office:value-type="float" office:value="15334466">
            <text:p>15334466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E$3:.E$56];[.$C$3:.$C$56]=100)" office:value-type="float" office:value="452401468">
            <text:p>452401468</text:p>
          </table:table-cell>
          <table:table-cell table:style-name="ce14" table:formula="of:=SUMPRODUCT([.F$3:.F$56];[.$C$3:.$C$56]=100)" office:value-type="float" office:value="627576565">
            <text:p>627576565</text:p>
          </table:table-cell>
          <table:table-cell table:style-name="ce14" table:formula="of:=SUMPRODUCT([.G$3:.G$56];[.$C$3:.$C$56]=100)" office:value-type="float" office:value="19264626">
            <text:p>19264626</text:p>
          </table:table-cell>
          <table:table-cell table:number-columns-repeated="3"/>
          <table:table-cell table:style-name="ce14" table:formula="of:=SUMPRODUCT([.K$3:.K$56];[.$C$3:.$C$56]=100)" office:value-type="float" office:value="449188540">
            <text:p>449188540</text:p>
          </table:table-cell>
          <table:table-cell table:style-name="ce14" table:formula="of:=SUMPRODUCT([.L$3:.L$56];[.$C$3:.$C$56]=100)" office:value-type="float" office:value="587741128">
            <text:p>587741128</text:p>
          </table:table-cell>
          <table:table-cell table:style-name="ce14" table:formula="of:=SUMPRODUCT([.M$3:.M$56];[.$C$3:.$C$56]=100)" office:value-type="float" office:value="22455152">
            <text:p>22455152</text:p>
          </table:table-cell>
          <table:table-cell table:number-columns-repeated="3"/>
          <table:table-cell table:style-name="ce14" table:formula="of:=SUMPRODUCT([.Q$3:.Q$56];[.$C$3:.$C$56]=100)" office:value-type="float" office:value="446149472.666667">
            <text:p>446149472,666667</text:p>
          </table:table-cell>
          <table:table-cell table:style-name="ce14" table:formula="of:=SUMPRODUCT([.R$3:.R$56];[.$C$3:.$C$56]=100)" office:value-type="float" office:value="628030901">
            <text:p>628030901</text:p>
          </table:table-cell>
          <table:table-cell table:style-name="ce14" table:formula="of:=SUMPRODUCT([.S$3:.S$56];[.$C$3:.$C$56]=100)" office:value-type="float" office:value="24690888">
            <text:p>24690888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 table:number-columns-repeated="3"/>
          <table:table-cell table:number-columns-repeated="3"/>
          <table:table-cell table:style-name="ce14" table:number-columns-repeated="3"/>
          <table:table-cell table:number-columns-repeated="3"/>
          <table:table-cell table:style-name="ce14" table:number-columns-repeated="3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E$3:.E$56];[.$B$3:.$B$56]=25)" office:value-type="float" office:value="272999098.190476">
            <text:p>272999098,190476</text:p>
          </table:table-cell>
          <table:table-cell table:style-name="ce14" table:formula="of:=SUMPRODUCT([.F$3:.F$56];[.$B$3:.$B$56]=25)" office:value-type="float" office:value="382035638">
            <text:p>382035638</text:p>
          </table:table-cell>
          <table:table-cell table:style-name="ce14" table:formula="of:=SUMPRODUCT([.G$3:.G$56];[.$B$3:.$B$56]=25)" office:value-type="float" office:value="15796660">
            <text:p>15796660</text:p>
          </table:table-cell>
          <table:table-cell table:number-columns-repeated="3"/>
          <table:table-cell table:style-name="ce14" table:formula="of:=SUMPRODUCT([.K$3:.K$56];[.$B$3:.$B$56]=25)" office:value-type="float" office:value="273142962.190476">
            <text:p>273142962,190476</text:p>
          </table:table-cell>
          <table:table-cell table:style-name="ce14" table:formula="of:=SUMPRODUCT([.L$3:.L$56];[.$B$3:.$B$56]=25)" office:value-type="float" office:value="383284679">
            <text:p>383284679</text:p>
          </table:table-cell>
          <table:table-cell table:style-name="ce14" table:formula="of:=SUMPRODUCT([.M$3:.M$56];[.$B$3:.$B$56]=25)" office:value-type="float" office:value="16521798">
            <text:p>16521798</text:p>
          </table:table-cell>
          <table:table-cell table:number-columns-repeated="3"/>
          <table:table-cell table:style-name="ce14" table:formula="of:=SUMPRODUCT([.Q$3:.Q$56];[.$B$3:.$B$56]=25)" office:value-type="float" office:value="273141962.190498">
            <text:p>273141962,190498</text:p>
          </table:table-cell>
          <table:table-cell table:style-name="ce14" table:formula="of:=SUMPRODUCT([.R$3:.R$56];[.$B$3:.$B$56]=25)" office:value-type="float" office:value="383283909">
            <text:p>383283909</text:p>
          </table:table-cell>
          <table:table-cell table:style-name="ce14" table:formula="of:=SUMPRODUCT([.S$3:.S$56];[.$B$3:.$B$56]=25)" office:value-type="float" office:value="16521798">
            <text:p>16521798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E$3:.E$56];[.$B$3:.$B$56]=50)" office:value-type="float" office:value="298523081.555556">
            <text:p>298523081,555556</text:p>
          </table:table-cell>
          <table:table-cell table:style-name="ce14" table:formula="of:=SUMPRODUCT([.F$3:.F$56];[.$B$3:.$B$56]=50)" office:value-type="float" office:value="426449968">
            <text:p>426449968</text:p>
          </table:table-cell>
          <table:table-cell table:style-name="ce14" table:formula="of:=SUMPRODUCT([.G$3:.G$56];[.$B$3:.$B$56]=50)" office:value-type="float" office:value="17096726">
            <text:p>17096726</text:p>
          </table:table-cell>
          <table:table-cell table:number-columns-repeated="3"/>
          <table:table-cell table:style-name="ce14" table:formula="of:=SUMPRODUCT([.K$3:.K$56];[.$B$3:.$B$56]=50)" office:value-type="float" office:value="298472138.888889">
            <text:p>298472138,888889</text:p>
          </table:table-cell>
          <table:table-cell table:style-name="ce14" table:formula="of:=SUMPRODUCT([.L$3:.L$56];[.$B$3:.$B$56]=50)" office:value-type="float" office:value="425462719">
            <text:p>425462719</text:p>
          </table:table-cell>
          <table:table-cell table:style-name="ce14" table:formula="of:=SUMPRODUCT([.M$3:.M$56];[.$B$3:.$B$56]=50)" office:value-type="float" office:value="16550102">
            <text:p>16550102</text:p>
          </table:table-cell>
          <table:table-cell table:number-columns-repeated="3"/>
          <table:table-cell table:style-name="ce14" table:formula="of:=SUMPRODUCT([.Q$3:.Q$56];[.$B$3:.$B$56]=50)" office:value-type="float" office:value="298337985.555556">
            <text:p>298337985,555556</text:p>
          </table:table-cell>
          <table:table-cell table:style-name="ce14" table:formula="of:=SUMPRODUCT([.R$3:.R$56];[.$B$3:.$B$56]=50)" office:value-type="float" office:value="425257919">
            <text:p>425257919</text:p>
          </table:table-cell>
          <table:table-cell table:style-name="ce14" table:formula="of:=SUMPRODUCT([.S$3:.S$56];[.$B$3:.$B$56]=50)" office:value-type="float" office:value="16599722">
            <text:p>16599722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E$3:.E$56];[.$B$3:.$B$56]=100)" office:value-type="float" office:value="315629204.666667">
            <text:p>315629204,666667</text:p>
          </table:table-cell>
          <table:table-cell table:style-name="ce14" table:formula="of:=SUMPRODUCT([.F$3:.F$56];[.$B$3:.$B$56]=100)" office:value-type="float" office:value="438714210">
            <text:p>438714210</text:p>
          </table:table-cell>
          <table:table-cell table:style-name="ce14" table:formula="of:=SUMPRODUCT([.G$3:.G$56];[.$B$3:.$B$56]=100)" office:value-type="float" office:value="8635062">
            <text:p>8635062</text:p>
          </table:table-cell>
          <table:table-cell table:number-columns-repeated="3"/>
          <table:table-cell table:style-name="ce14" table:formula="of:=SUMPRODUCT([.K$3:.K$56];[.$B$3:.$B$56]=100)" office:value-type="float" office:value="312461587.333333">
            <text:p>312461587,333333</text:p>
          </table:table-cell>
          <table:table-cell table:style-name="ce14" table:formula="of:=SUMPRODUCT([.L$3:.L$56];[.$B$3:.$B$56]=100)" office:value-type="float" office:value="399867020">
            <text:p>399867020</text:p>
          </table:table-cell>
          <table:table-cell table:style-name="ce14" table:formula="of:=SUMPRODUCT([.M$3:.M$56];[.$B$3:.$B$56]=100)" office:value-type="float" office:value="12378444">
            <text:p>12378444</text:p>
          </table:table-cell>
          <table:table-cell table:number-columns-repeated="3"/>
          <table:table-cell table:style-name="ce14" table:formula="of:=SUMPRODUCT([.Q$3:.Q$56];[.$B$3:.$B$56]=100)" office:value-type="float" office:value="309516751.333334">
            <text:p>309516751,333334</text:p>
          </table:table-cell>
          <table:table-cell table:style-name="ce14" table:formula="of:=SUMPRODUCT([.R$3:.R$56];[.$B$3:.$B$56]=100)" office:value-type="float" office:value="440398266">
            <text:p>440398266</text:p>
          </table:table-cell>
          <table:table-cell table:style-name="ce14" table:formula="of:=SUMPRODUCT([.S$3:.S$56];[.$B$3:.$B$56]=100)" office:value-type="float" office:value="14641282">
            <text:p>14641282</text:p>
          </table:table-cell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 table:number-columns-repeated="3"/>
          <table:table-cell table:number-columns-repeated="3"/>
          <table:table-cell table:style-name="ce14" table:number-columns-repeated="3"/>
          <table:table-cell table:number-columns-repeated="3"/>
          <table:table-cell table:style-name="ce14" table:number-columns-repeated="3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E$3:.E$56];[.$D$3:.$D$56]=8)" office:value-type="float" office:value="380139816">
            <text:p>380139816</text:p>
          </table:table-cell>
          <table:table-cell table:style-name="ce14" table:formula="of:=SUMPRODUCT([.F$3:.F$56];[.$D$3:.$D$56]=8)" office:value-type="float" office:value="543998576">
            <text:p>543998576</text:p>
          </table:table-cell>
          <table:table-cell table:style-name="ce14" table:formula="of:=SUMPRODUCT([.G$3:.G$56];[.$D$3:.$D$56]=8)" office:value-type="float" office:value="20678772">
            <text:p>20678772</text:p>
          </table:table-cell>
          <table:table-cell table:number-columns-repeated="3"/>
          <table:table-cell table:style-name="ce14" table:formula="of:=SUMPRODUCT([.K$3:.K$56];[.$D$3:.$D$56]=8)" office:value-type="float" office:value="379282977.333333">
            <text:p>379282977,333333</text:p>
          </table:table-cell>
          <table:table-cell table:style-name="ce14" table:formula="of:=SUMPRODUCT([.L$3:.L$56];[.$D$3:.$D$56]=8)" office:value-type="float" office:value="551940296">
            <text:p>551940296</text:p>
          </table:table-cell>
          <table:table-cell table:style-name="ce14" table:formula="of:=SUMPRODUCT([.M$3:.M$56];[.$D$3:.$D$56]=8)" office:value-type="float" office:value="25247244">
            <text:p>25247244</text:p>
          </table:table-cell>
          <table:table-cell table:number-columns-repeated="3"/>
          <table:table-cell table:style-name="ce14" table:formula="of:=SUMPRODUCT([.Q$3:.Q$56];[.$D$3:.$D$56]=8)" office:value-type="float" office:value="377181754">
            <text:p>377181754</text:p>
          </table:table-cell>
          <table:table-cell table:style-name="ce14" table:formula="of:=SUMPRODUCT([.R$3:.R$56];[.$D$3:.$D$56]=8)" office:value-type="float" office:value="551159243">
            <text:p>551159243</text:p>
          </table:table-cell>
          <table:table-cell table:style-name="ce14" table:formula="of:=SUMPRODUCT([.S$3:.S$56];[.$D$3:.$D$56]=8)" office:value-type="float" office:value="27117432">
            <text:p>27117432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E$3:.E$56];[.$D$3:.$D$56]=12)" office:value-type="float" office:value="507011568.412698">
            <text:p>507011568,412698</text:p>
          </table:table-cell>
          <table:table-cell table:style-name="ce14" table:formula="of:=SUMPRODUCT([.F$3:.F$56];[.$D$3:.$D$56]=12)" office:value-type="float" office:value="703201240">
            <text:p>703201240</text:p>
          </table:table-cell>
          <table:table-cell table:style-name="ce14" table:formula="of:=SUMPRODUCT([.G$3:.G$56];[.$D$3:.$D$56]=12)" office:value-type="float" office:value="20849676">
            <text:p>20849676</text:p>
          </table:table-cell>
          <table:table-cell table:number-columns-repeated="3"/>
          <table:table-cell table:style-name="ce14" table:formula="of:=SUMPRODUCT([.K$3:.K$56];[.$D$3:.$D$56]=12)" office:value-type="float" office:value="504793711.079365">
            <text:p>504793711,079365</text:p>
          </table:table-cell>
          <table:table-cell table:style-name="ce14" table:formula="of:=SUMPRODUCT([.L$3:.L$56];[.$D$3:.$D$56]=12)" office:value-type="float" office:value="656674122">
            <text:p>656674122</text:p>
          </table:table-cell>
          <table:table-cell table:style-name="ce14" table:formula="of:=SUMPRODUCT([.M$3:.M$56];[.$D$3:.$D$56]=12)" office:value-type="float" office:value="20203100">
            <text:p>20203100</text:p>
          </table:table-cell>
          <table:table-cell table:number-columns-repeated="3"/>
          <table:table-cell table:style-name="ce14" table:formula="of:=SUMPRODUCT([.Q$3:.Q$56];[.$D$3:.$D$56]=12)" office:value-type="float" office:value="503814945.079387">
            <text:p>503814945,079387</text:p>
          </table:table-cell>
          <table:table-cell table:style-name="ce14" table:formula="of:=SUMPRODUCT([.R$3:.R$56];[.$D$3:.$D$56]=12)" office:value-type="float" office:value="697780851">
            <text:p>697780851</text:p>
          </table:table-cell>
          <table:table-cell table:style-name="ce14" table:formula="of:=SUMPRODUCT([.S$3:.S$56];[.$D$3:.$D$56]=12)" office:value-type="float" office:value="20645370">
            <text:p>2064537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Default" office:value-type="string">
            <text:p>Opti local</text:p>
          </table:table-cell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H$3:.H$56]=&quot; &quot;;[.E$3:.E$56]&gt;0;[.$C$3:.$C$56]=25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C$3:.$C$56]=25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C$3:.$C$56]=25)" office:value-type="float" office:value="18">
            <text:p>18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H$3:.H$56]=&quot; &quot;;[.E$3:.E$56]&gt;0;[.$C$3:.$C$56]=50)" office:value-type="float" office:value="16">
            <text:p>16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C$3:.$C$56]=50)" office:value-type="float" office:value="13">
            <text:p>13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C$3:.$C$56]=50)" office:value-type="float" office:value="12">
            <text:p>12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H$3:.H$56]=&quot; &quot;;[.E$3:.E$56]&gt;0;[.$C$3:.$C$56]=100)" office:value-type="float" office:value="8">
            <text:p>8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C$3:.$C$56]=100)" office:value-type="float" office:value="7">
            <text:p>7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C$3:.$C$56]=100)" office:value-type="float" office:value="7">
            <text:p>7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H$3:.H$56]=&quot; &quot;;[.E$3:.E$56]&gt;0;[.$B$3:.$B$56]=25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B$3:.$B$56]=25)" office:value-type="float" office:value="18">
            <text:p>18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B$3:.$B$56]=25)" office:value-type="float" office:value="18">
            <text:p>18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H$3:.H$56]=&quot; &quot;;[.E$3:.E$56]&gt;0;[.$B$3:.$B$56]=50)" office:value-type="float" office:value="14">
            <text:p>14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B$3:.$B$56]=50)" office:value-type="float" office:value="12">
            <text:p>12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B$3:.$B$56]=50)" office:value-type="float" office:value="12">
            <text:p>12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H$3:.H$56]=&quot; &quot;;[.E$3:.E$56]&gt;0;[.$B$3:.$B$56]=100)" office:value-type="float" office:value="10">
            <text:p>10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B$3:.$B$56]=100)" office:value-type="float" office:value="8">
            <text:p>8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B$3:.$B$56]=100)" office:value-type="float" office:value="7">
            <text:p>7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H$3:.H$56]=&quot; &quot;;[.E$3:.E$56]&gt;0;[.$D$3:.$D$56]=8)" office:value-type="float" office:value="21">
            <text:p>21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D$3:.$D$56]=8)" office:value-type="float" office:value="21">
            <text:p>21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D$3:.$D$56]=8)" office:value-type="float" office:value="20">
            <text:p>20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H$3:.H$56]=&quot; &quot;;[.E$3:.E$56]&gt;0;[.$D$3:.$D$56]=12)" office:value-type="float" office:value="21">
            <text:p>21</text:p>
          </table:table-cell>
          <table:table-cell table:style-name="ce18" table:number-columns-repeated="2"/>
          <table:table-cell table:number-columns-repeated="3"/>
          <table:table-cell table:style-name="ce14" table:formula="of:=SUMPRODUCT([.N$3:.N$56]=&quot; &quot;;[.K$3:.K$56]&gt;0;[.$D$3:.$D$56]=12)" office:value-type="float" office:value="17">
            <text:p>17</text:p>
          </table:table-cell>
          <table:table-cell table:style-name="ce18" table:number-columns-repeated="2"/>
          <table:table-cell table:number-columns-repeated="3"/>
          <table:table-cell table:style-name="ce14" table:formula="of:=SUMPRODUCT([.T$3:.T$56]=&quot; &quot;;[.Q$3:.Q$56]&gt;0;[.$D$3:.$D$56]=12)" office:value-type="float" office:value="17">
            <text:p>17</text:p>
          </table:table-cell>
          <table:table-cell table:style-name="ce1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Default" office:value-type="string">
            <text:p>Opti global</text:p>
          </table:table-cell>
          <table:table-cell table:style-name="ce18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18" table:number-columns-repeated="2"/>
          <table:table-cell table:number-columns-repeated="3"/>
          <table:table-cell table:style-name="Default" office:value-type="string">
            <text:p>Opti global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Y$3:.Y$56]=1;[.$C$3:.$C$56]=25)" office:value-type="float" office:value="9">
            <text:p>9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C$3:.$C$56]=25)" office:value-type="float" office:value="10">
            <text:p>10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C$3:.$C$56]=25)" office:value-type="float" office:value="10">
            <text:p>10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Y$3:.Y$56]=1;[.$C$3:.$C$56]=50)" office:value-type="float" office:value="3">
            <text:p>3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C$3:.$C$56]=50)" office:value-type="float" office:value="3">
            <text:p>3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C$3:.$C$56]=50)" office:value-type="float" office:value="3">
            <text:p>3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Y$3:.Y$56]=1;[.$C$3:.$C$56]=100)" office:value-type="float" office:value="3">
            <text:p>3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C$3:.$C$56]=100)" office:value-type="float" office:value="1">
            <text:p>1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C$3:.$C$56]=100)" office:value-type="float" office:value="2">
            <text:p>2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Y$3:.Y$56]=1;[.$B$3:.$B$56]=25)" office:value-type="float" office:value="5">
            <text:p>5</text:p>
          </table:table-cell>
          <table:table-cell table:style-name="ce18" table:number-columns-repeated="2"/>
          <table:table-cell table:number-columns-repeated="3"/>
          <table:table-cell table:style-name="ce14" table:formula="of:=SUMPRODUCT([.Y$3:.Y$56]=1;[.$B$3:.$B$56]=25)" office:value-type="float" office:value="5">
            <text:p>5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B$3:.$B$56]=25)" office:value-type="float" office:value="5">
            <text:p>5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Y$3:.Y$56]=1;[.$B$3:.$B$56]=50)" office:value-type="float" office:value="5">
            <text:p>5</text:p>
          </table:table-cell>
          <table:table-cell table:style-name="ce18" table:number-columns-repeated="2"/>
          <table:table-cell table:number-columns-repeated="3"/>
          <table:table-cell table:style-name="ce14" table:formula="of:=SUMPRODUCT([.Y$3:.Y$56]=1;[.$B$3:.$B$56]=50)" office:value-type="float" office:value="5">
            <text:p>5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B$3:.$B$56]=50)" office:value-type="float" office:value="5">
            <text:p>5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Y$3:.Y$56]=1;[.$B$3:.$B$56]=100)" office:value-type="float" office:value="5">
            <text:p>5</text:p>
          </table:table-cell>
          <table:table-cell table:style-name="ce18" table:number-columns-repeated="2"/>
          <table:table-cell table:number-columns-repeated="3"/>
          <table:table-cell table:style-name="ce14" table:formula="of:=SUMPRODUCT([.Y$3:.Y$56]=1;[.$B$3:.$B$56]=100)" office:value-type="float" office:value="5">
            <text:p>5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B$3:.$B$56]=100)" office:value-type="float" office:value="5">
            <text:p>5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Y$3:.Y$56]=1;[.$D$3:.$D$56]=8)" office:value-type="float" office:value="9">
            <text:p>9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D$3:.$D$56]=8)" office:value-type="float" office:value="10">
            <text:p>10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D$3:.$D$56]=8)" office:value-type="float" office:value="10">
            <text:p>10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Y$3:.Y$56]=1;[.$D$3:.$D$56]=12)" office:value-type="float" office:value="6">
            <text:p>6</text:p>
          </table:table-cell>
          <table:table-cell table:style-name="ce18" table:number-columns-repeated="2"/>
          <table:table-cell table:number-columns-repeated="3"/>
          <table:table-cell table:style-name="ce14" table:formula="of:=SUMPRODUCT([.Z$3:.Z$56]=1;[.$D$3:.$D$56]=12)" office:value-type="float" office:value="4">
            <text:p>4</text:p>
          </table:table-cell>
          <table:table-cell table:style-name="ce18" table:number-columns-repeated="2"/>
          <table:table-cell table:number-columns-repeated="3"/>
          <table:table-cell table:style-name="ce14" table:formula="of:=SUMPRODUCT([.AA$3:.AA$56]=1;[.$D$3:.$D$56]=12)" office:value-type="float" office:value="5">
            <text:p>5</text:p>
          </table:table-cell>
          <table:table-cell table:style-name="ce1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Default" office:value-type="string">
            <text:p>Opti cut</text:p>
          </table:table-cell>
          <table:table-cell table:style-name="ce18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18" table:number-columns-repeated="2"/>
          <table:table-cell table:number-columns-repeated="3"/>
          <table:table-cell table:style-name="Default" office:value-type="string">
            <text:p>Opti cut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U</text:p>
          </table:table-cell>
          <table:table-cell table:style-name="ce1" table:number-columns-repeated="3"/>
          <table:table-cell table:style-name="ce14" table:formula="of:=SUMPRODUCT([.AB$3:.AB$56]=1;[.$C$3:.$C$56]=25)" office:value-type="float" office:value="9">
            <text:p>9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C$3:.$C$56]=25)" office:value-type="float" office:value="8">
            <text:p>8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C$3:.$C$56]=25)" office:value-type="float" office:value="8">
            <text:p>8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50 U</text:p>
          </table:table-cell>
          <table:table-cell table:style-name="ce1" table:number-columns-repeated="3"/>
          <table:table-cell table:style-name="ce14" table:formula="of:=SUMPRODUCT([.AB$3:.AB$56]=1;[.$C$3:.$C$56]=50)" office:value-type="float" office:value="13">
            <text:p>13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C$3:.$C$56]=50)" office:value-type="float" office:value="10">
            <text:p>10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C$3:.$C$56]=50)" office:value-type="float" office:value="10">
            <text:p>10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U</text:p>
          </table:table-cell>
          <table:table-cell table:style-name="ce1" table:number-columns-repeated="3"/>
          <table:table-cell table:style-name="ce14" table:formula="of:=SUMPRODUCT([.AB$3:.AB$56]=1;[.$C$3:.$C$56]=100)" office:value-type="float" office:value="7">
            <text:p>7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C$3:.$C$56]=100)" office:value-type="float" office:value="6">
            <text:p>6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C$3:.$C$56]=100)" office:value-type="float" office:value="6">
            <text:p>6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Default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25 S</text:p>
          </table:table-cell>
          <table:table-cell table:style-name="ce1" table:number-columns-repeated="3"/>
          <table:table-cell table:style-name="ce14" table:formula="of:=SUMPRODUCT([.AB$3:.AB$56]=1;[.$B$3:.$B$56]=25)" office:value-type="float" office:value="13">
            <text:p>13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B$3:.$B$56]=25)" office:value-type="float" office:value="13">
            <text:p>13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B$3:.$B$56]=25)" office:value-type="float" office:value="13">
            <text:p>13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<text:s/>50 S</text:p>
          </table:table-cell>
          <table:table-cell table:style-name="ce1" table:number-columns-repeated="3"/>
          <table:table-cell table:style-name="ce14" table:formula="of:=SUMPRODUCT([.AB$3:.AB$56]=1;[.$B$3:.$B$56]=50)" office:value-type="float" office:value="10">
            <text:p>10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B$3:.$B$56]=50)" office:value-type="float" office:value="8">
            <text:p>8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B$3:.$B$56]=50)" office:value-type="float" office:value="8">
            <text:p>8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00 S</text:p>
          </table:table-cell>
          <table:table-cell table:style-name="ce1" table:number-columns-repeated="3"/>
          <table:table-cell table:style-name="ce14" table:formula="of:=SUMPRODUCT([.AB$3:.AB$56]=1;[.$B$3:.$B$56]=100)" office:value-type="float" office:value="6">
            <text:p>6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B$3:.$B$56]=100)" office:value-type="float" office:value="3">
            <text:p>3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B$3:.$B$56]=100)" office:value-type="float" office:value="3">
            <text:p>3</text:p>
          </table:table-cell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table:number-columns-repeated="4"/>
          <table:table-cell table:style-name="ce14"/>
          <table:table-cell table:style-name="Default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3"/>
          <table:table-cell table:style-name="ce14"/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8 T</text:p>
          </table:table-cell>
          <table:table-cell table:style-name="ce1" table:number-columns-repeated="3"/>
          <table:table-cell table:style-name="ce14" table:formula="of:=SUMPRODUCT([.AB$3:.AB$56]=1;[.$D$3:.$D$56]=8)" office:value-type="float" office:value="12">
            <text:p>12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D$3:.$D$56]=8)" office:value-type="float" office:value="11">
            <text:p>11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D$3:.$D$56]=8)" office:value-type="float" office:value="11">
            <text:p>11</text:p>
          </table:table-cell>
          <table:table-cell table:style-name="ce18" table:number-columns-repeated="2"/>
          <table:table-cell table:number-columns-repeated="11"/>
        </table:table-row>
        <table:table-row table:style-name="ro1">
          <table:table-cell table:style-name="ce1" office:value-type="string">
            <text:p>12 T</text:p>
          </table:table-cell>
          <table:table-cell table:style-name="ce1" table:number-columns-repeated="3"/>
          <table:table-cell table:style-name="ce14" table:formula="of:=SUMPRODUCT([.AB$3:.AB$56]=1;[.$D$3:.$D$56]=12)" office:value-type="float" office:value="17">
            <text:p>17</text:p>
          </table:table-cell>
          <table:table-cell table:style-name="Default" table:number-columns-repeated="2"/>
          <table:table-cell table:number-columns-repeated="3"/>
          <table:table-cell table:style-name="ce14" table:formula="of:=SUMPRODUCT([.AC$3:.AC$56]=1;[.$D$3:.$D$56]=12)" office:value-type="float" office:value="13">
            <text:p>13</text:p>
          </table:table-cell>
          <table:table-cell table:style-name="ce18" table:number-columns-repeated="2"/>
          <table:table-cell table:number-columns-repeated="3"/>
          <table:table-cell table:style-name="ce14" table:formula="of:=SUMPRODUCT([.AD$3:.AD$56]=1;[.$D$3:.$D$56]=12)" office:value-type="float" office:value="13">
            <text:p>13</text:p>
          </table:table-cell>
          <table:table-cell table:style-name="ce18" table:number-columns-repeated="2"/>
          <table:table-cell table:number-columns-repeated="11"/>
        </table:table-row>
        <table:table-row table:style-name="ro4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3">
          <table:table-cell table:number-columns-repeated="4"/>
          <table:table-cell table:style-name="ce13" office:value-type="string">
            <text:p>Gap moyen</text:p>
          </table:table-cell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U</text:p>
          </table:table-cell>
          <table:table-cell table:number-columns-repeated="3"/>
          <table:table-cell table:style-name="ce13" table:formula="of:=([.F138])/[.G138]*100" office:value-type="float" office:value="1.6132928849224">
            <text:p>1,6132928849</text:p>
          </table:table-cell>
          <table:table-cell table:style-name="ce18" table:formula="of:=SUMPRODUCT(([.$W$3:.$W$56]-[.$E$3:.$E$56]);[.$C$3:.$C$56]=25)" office:value-type="float" office:value="2367062.66666691">
            <text:p>2367062,66666691</text:p>
          </table:table-cell>
          <table:table-cell table:style-name="ce18" table:formula="of:=SUMPRODUCT(([.$E$3:.$E$56]);[.$C$3:.$C$56]=25)" office:value-type="float" office:value="146722438.857143">
            <text:p>146722438,857143</text:p>
          </table:table-cell>
          <table:table-cell table:number-columns-repeated="3"/>
          <table:table-cell table:style-name="ce13" table:formula="of:=([.L138])/[.M138]*100" office:value-type="float" office:value="1.61321947419297">
            <text:p>1,6132194742</text:p>
          </table:table-cell>
          <table:table-cell table:style-name="ce18" table:formula="of:=SUMPRODUCT(([.$W$3:.$W$56]-[.$K$3:.$K$56]);[.$C$3:.$C$56]=25)" office:value-type="float" office:value="2366956.66666694">
            <text:p>2366956,66666694</text:p>
          </table:table-cell>
          <table:table-cell table:style-name="ce18" table:formula="of:=SUMPRODUCT(([.$K$3:.$K$56]);[.$C$3:.$C$56]=25)" office:value-type="float" office:value="146722544.857143">
            <text:p>146722544,857143</text:p>
          </table:table-cell>
          <table:table-cell table:number-columns-repeated="3"/>
          <table:table-cell table:style-name="ce13" table:formula="of:=([.R138])/[.S138]*100" office:value-type="float" office:value="1.61321947417811">
            <text:p>1,6132194742</text:p>
          </table:table-cell>
          <table:table-cell table:style-name="ce18" table:formula="of:=SUMPRODUCT(([.$W$3:.$W$56]-[.$Q$3:.$Q$56]);[.$C$3:.$C$56]=25)" office:value-type="float" office:value="2366956.66664549">
            <text:p>2366956,66664549</text:p>
          </table:table-cell>
          <table:table-cell table:style-name="ce18" table:formula="of:=SUMPRODUCT(([.$Q$3:.$Q$56]);[.$C$3:.$C$56]=25)" office:value-type="float" office:value="146722544.857164">
            <text:p>146722544,857164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50 U</text:p>
          </table:table-cell>
          <table:table-cell table:number-columns-repeated="3"/>
          <table:table-cell table:style-name="ce13" table:formula="of:=([.F139])/[.G139]*100" office:value-type="float" office:value="0.581654381990156">
            <text:p>0,581654382</text:p>
          </table:table-cell>
          <table:table-cell table:style-name="ce18" table:formula="of:=SUMPRODUCT(([.$W$3:.$W$56]-[.$E$3:.$E$56]);[.$C$3:.$C$56]=50)" office:value-type="float" office:value="1675324.4445376">
            <text:p>1675324,4445376</text:p>
          </table:table-cell>
          <table:table-cell table:style-name="ce18" table:formula="of:=SUMPRODUCT(([.$E$3:.$E$56]);[.$C$3:.$C$56]=50)" office:value-type="float" office:value="288027477.555556">
            <text:p>288027477,555556</text:p>
          </table:table-cell>
          <table:table-cell table:number-columns-repeated="3"/>
          <table:table-cell table:style-name="ce13" table:formula="of:=([.L139])/[.M139]*100" office:value-type="float" office:value="0.533442723757087">
            <text:p>0,5334427238</text:p>
          </table:table-cell>
          <table:table-cell table:style-name="ce18" table:formula="of:=SUMPRODUCT(([.$W$3:.$W$56]-[.$K$3:.$K$56]);[.$C$3:.$C$56]=50)" office:value-type="float" office:value="1537198.4445378">
            <text:p>1537198,4445378</text:p>
          </table:table-cell>
          <table:table-cell table:style-name="ce18" table:formula="of:=SUMPRODUCT(([.$K$3:.$K$56]);[.$C$3:.$C$56]=50)" office:value-type="float" office:value="288165603.555556">
            <text:p>288165603,555556</text:p>
          </table:table-cell>
          <table:table-cell table:number-columns-repeated="3"/>
          <table:table-cell table:style-name="ce13" table:formula="of:=([.R139])/[.S139]*100" office:value-type="float" office:value="0.547721367019753">
            <text:p>0,547721367</text:p>
          </table:table-cell>
          <table:table-cell table:style-name="ce18" table:formula="of:=SUMPRODUCT(([.$W$3:.$W$56]-[.$Q$3:.$Q$56]);[.$C$3:.$C$56]=50)" office:value-type="float" office:value="1578120.4445374">
            <text:p>1578120,4445374</text:p>
          </table:table-cell>
          <table:table-cell table:style-name="ce18" table:formula="of:=SUMPRODUCT(([.$Q$3:.$Q$56]);[.$C$3:.$C$56]=50)" office:value-type="float" office:value="288124681.555556">
            <text:p>288124681,555556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U</text:p>
          </table:table-cell>
          <table:table-cell table:number-columns-repeated="3"/>
          <table:table-cell table:style-name="ce13" table:formula="of:=([.F140])/[.G140]*100" office:value-type="float" office:value="1.29710159708565">
            <text:p>1,2971015971</text:p>
          </table:table-cell>
          <table:table-cell table:style-name="ce18" table:formula="of:=SUMPRODUCT(([.$W$3:.$W$56]-[.$E$3:.$E$56]);[.$C$3:.$C$56]=100)" office:value-type="float" office:value="5868106.6666669">
            <text:p>5868106,6666669</text:p>
          </table:table-cell>
          <table:table-cell table:style-name="ce18" table:formula="of:=SUMPRODUCT(([.$E$3:.$E$56]);[.$C$3:.$C$56]=100)" office:value-type="float" office:value="452401468">
            <text:p>452401468</text:p>
          </table:table-cell>
          <table:table-cell table:number-columns-repeated="3"/>
          <table:table-cell table:style-name="ce13" table:formula="of:=([.L140])/[.M140]*100" office:value-type="float" office:value="2.02165323867492">
            <text:p>2,0216532387</text:p>
          </table:table-cell>
          <table:table-cell table:style-name="ce18" table:formula="of:=SUMPRODUCT(([.$W$3:.$W$56]-[.$K$3:.$K$56]);[.$C$3:.$C$56]=100)" office:value-type="float" office:value="9081034.66666661">
            <text:p>9081034,66666661</text:p>
          </table:table-cell>
          <table:table-cell table:style-name="ce18" table:formula="of:=SUMPRODUCT(([.$K$3:.$K$56]);[.$C$3:.$C$56]=100)" office:value-type="float" office:value="449188540">
            <text:p>449188540</text:p>
          </table:table-cell>
          <table:table-cell table:number-columns-repeated="3"/>
          <table:table-cell table:style-name="ce13" table:formula="of:=([.R140])/[.S140]*100" office:value-type="float" office:value="2.71660121608063">
            <text:p>2,7166012161</text:p>
          </table:table-cell>
          <table:table-cell table:style-name="ce18" table:formula="of:=SUMPRODUCT(([.$W$3:.$W$56]-[.$Q$3:.$Q$56]);[.$C$3:.$C$56]=100)" office:value-type="float" office:value="12120102">
            <text:p>12120102</text:p>
          </table:table-cell>
          <table:table-cell table:style-name="ce18" table:formula="of:=SUMPRODUCT(([.$Q$3:.$Q$56]);[.$C$3:.$C$56]=100)" office:value-type="float" office:value="446149472.666667">
            <text:p>446149472,666667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office:value-type="string">
            <text:p>25 S</text:p>
          </table:table-cell>
          <table:table-cell table:number-columns-repeated="3"/>
          <table:table-cell table:style-name="ce13" table:formula="of:=([.F142])/[.G142]*100" office:value-type="float" office:value="0.831392001552844">
            <text:p>0,8313920016</text:p>
          </table:table-cell>
          <table:table-cell table:style-name="ce18" table:formula="of:=SUMPRODUCT(([.$W$3:.$W$56]-[.$E$3:.$E$56]);[.$B$3:.$B$56]=25)" office:value-type="float" office:value="2269692.66666701">
            <text:p>2269692,66666701</text:p>
          </table:table-cell>
          <table:table-cell table:style-name="ce18" table:formula="of:=SUMPRODUCT(([.$E$3:.$E$56]);[.$B$3:.$B$56]=25)" office:value-type="float" office:value="272999098.190476">
            <text:p>272999098,190476</text:p>
          </table:table-cell>
          <table:table-cell table:number-columns-repeated="3"/>
          <table:table-cell table:style-name="ce13" table:formula="of:=([.L142])/[.M142]*100" office:value-type="float" office:value="0.778284254376785">
            <text:p>0,7782842544</text:p>
          </table:table-cell>
          <table:table-cell table:style-name="ce18" table:formula="of:=SUMPRODUCT(([.$W$3:.$W$56]-[.$K$3:.$K$56]);[.$B$3:.$B$56]=25)" office:value-type="float" office:value="2125828.66666681">
            <text:p>2125828,66666681</text:p>
          </table:table-cell>
          <table:table-cell table:style-name="ce18" table:formula="of:=SUMPRODUCT(([.$K$3:.$K$56]);[.$B$3:.$B$56]=25)" office:value-type="float" office:value="273142962.190476">
            <text:p>273142962,190476</text:p>
          </table:table-cell>
          <table:table-cell table:number-columns-repeated="3"/>
          <table:table-cell table:style-name="ce13" table:formula="of:=([.R142])/[.S142]*100" office:value-type="float" office:value="0.778653213731447">
            <text:p>0,7786532137</text:p>
          </table:table-cell>
          <table:table-cell table:style-name="ce18" table:formula="of:=SUMPRODUCT(([.$W$3:.$W$56]-[.$Q$3:.$Q$56]);[.$B$3:.$B$56]=25)" office:value-type="float" office:value="2126828.66664544">
            <text:p>2126828,66664544</text:p>
          </table:table-cell>
          <table:table-cell table:style-name="ce18" table:formula="of:=SUMPRODUCT(([.$Q$3:.$Q$56]);[.$B$3:.$B$56]=25)" office:value-type="float" office:value="273141962.190498">
            <text:p>273141962,190498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<text:s/>50 S</text:p>
          </table:table-cell>
          <table:table-cell table:number-columns-repeated="3"/>
          <table:table-cell table:style-name="ce13" table:formula="of:=([.F143])/[.G143]*100" office:value-type="float" office:value="0.620805299726604">
            <text:p>0,6208052997</text:p>
          </table:table-cell>
          <table:table-cell table:style-name="ce18" table:formula="of:=SUMPRODUCT(([.$W$3:.$W$56]-[.$E$3:.$E$56]);[.$B$3:.$B$56]=50)" office:value-type="float" office:value="1853247.11120406">
            <text:p>1853247,11120406</text:p>
          </table:table-cell>
          <table:table-cell table:style-name="ce18" table:formula="of:=SUMPRODUCT(([.$E$3:.$E$56]);[.$B$3:.$B$56]=50)" office:value-type="float" office:value="298523081.555556">
            <text:p>298523081,555556</text:p>
          </table:table-cell>
          <table:table-cell table:number-columns-repeated="3"/>
          <table:table-cell table:style-name="ce13" table:formula="of:=([.L143])/[.M143]*100" office:value-type="float" office:value="0.637979070662833">
            <text:p>0,6379790707</text:p>
          </table:table-cell>
          <table:table-cell table:style-name="ce18" table:formula="of:=SUMPRODUCT(([.$W$3:.$W$56]-[.$K$3:.$K$56]);[.$B$3:.$B$56]=50)" office:value-type="float" office:value="1904189.77787081">
            <text:p>1904189,77787081</text:p>
          </table:table-cell>
          <table:table-cell table:style-name="ce18" table:formula="of:=SUMPRODUCT(([.$K$3:.$K$56]);[.$B$3:.$B$56]=50)" office:value-type="float" office:value="298472138.888889">
            <text:p>298472138,888889</text:p>
          </table:table-cell>
          <table:table-cell table:number-columns-repeated="3"/>
          <table:table-cell table:style-name="ce13" table:formula="of:=([.R143])/[.S143]*100" office:value-type="float" office:value="0.683232846601241">
            <text:p>0,6832328466</text:p>
          </table:table-cell>
          <table:table-cell table:style-name="ce18" table:formula="of:=SUMPRODUCT(([.$W$3:.$W$56]-[.$Q$3:.$Q$56]);[.$B$3:.$B$56]=50)" office:value-type="float" office:value="2038343.11120402">
            <text:p>2038343,11120402</text:p>
          </table:table-cell>
          <table:table-cell table:style-name="ce18" table:formula="of:=SUMPRODUCT(([.$Q$3:.$Q$56]);[.$B$3:.$B$56]=50)" office:value-type="float" office:value="298337985.555556">
            <text:p>298337985,555556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00 S</text:p>
          </table:table-cell>
          <table:table-cell table:number-columns-repeated="3"/>
          <table:table-cell table:style-name="ce13" table:formula="of:=([.F144])/[.G144]*100" office:value-type="float" office:value="1.83365604780221">
            <text:p>1,8336560478</text:p>
          </table:table-cell>
          <table:table-cell table:style-name="ce18" table:formula="of:=SUMPRODUCT(([.$W$3:.$W$56]-[.$E$3:.$E$56]);[.$B$3:.$B$56]=100)" office:value-type="float" office:value="5787554.00000034">
            <text:p>5787554,00000034</text:p>
          </table:table-cell>
          <table:table-cell table:style-name="ce18" table:formula="of:=SUMPRODUCT(([.$E$3:.$E$56]);[.$B$3:.$B$56]=100)" office:value-type="float" office:value="315629204.666667">
            <text:p>315629204,666667</text:p>
          </table:table-cell>
          <table:table-cell table:number-columns-repeated="3"/>
          <table:table-cell table:style-name="ce13" table:formula="of:=([.L144])/[.M144]*100" office:value-type="float" office:value="2.86600711779025">
            <text:p>2,8660071178</text:p>
          </table:table-cell>
          <table:table-cell table:style-name="ce18" table:formula="of:=SUMPRODUCT(([.$W$3:.$W$56]-[.$K$3:.$K$56]);[.$B$3:.$B$56]=100)" office:value-type="float" office:value="8955171.33333372">
            <text:p>8955171,33333372</text:p>
          </table:table-cell>
          <table:table-cell table:style-name="ce18" table:formula="of:=SUMPRODUCT(([.$K$3:.$K$56]);[.$B$3:.$B$56]=100)" office:value-type="float" office:value="312461587.333333">
            <text:p>312461587,333333</text:p>
          </table:table-cell>
          <table:table-cell table:number-columns-repeated="3"/>
          <table:table-cell table:style-name="ce13" table:formula="of:=([.R144])/[.S144]*100" office:value-type="float" office:value="3.84470542614274">
            <text:p>3,8447054261</text:p>
          </table:table-cell>
          <table:table-cell table:style-name="ce18" table:formula="of:=SUMPRODUCT(([.$W$3:.$W$56]-[.$Q$3:.$Q$56]);[.$B$3:.$B$56]=100)" office:value-type="float" office:value="11900007.3333334">
            <text:p>11900007,3333334</text:p>
          </table:table-cell>
          <table:table-cell table:style-name="ce18" table:formula="of:=SUMPRODUCT(([.$Q$3:.$Q$56]);[.$B$3:.$B$56]=100)" office:value-type="float" office:value="309516751.333334">
            <text:p>309516751,333334</text:p>
          </table:table-cell>
          <table:table-cell table:number-columns-repeated="11"/>
        </table:table-row>
        <table:table-row table:style-name="ro2">
          <table:table-cell table:style-name="ce1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2">
          <table:table-cell table:style-name="ce1" office:value-type="string">
            <text:p>8 T</text:p>
          </table:table-cell>
          <table:table-cell table:number-columns-repeated="3"/>
          <table:table-cell table:style-name="ce13" table:formula="of:=([.F146])/[.G146]*100" office:value-type="float" office:value="1.66327380978515">
            <text:p>1,6632738098</text:p>
          </table:table-cell>
          <table:table-cell table:style-name="ce18" table:formula="of:=SUMPRODUCT(([.$W$3:.$W$56]-[.$E$3:.$E$56]);[.$D$3:.$D$56]=8)" office:value-type="float" office:value="6322766.00009346">
            <text:p>6322766,00009346</text:p>
          </table:table-cell>
          <table:table-cell table:style-name="ce18" table:formula="of:=SUMPRODUCT(([.$E$3:.$E$56]);[.$D$3:.$D$56]=8)" office:value-type="float" office:value="380139816">
            <text:p>380139816</text:p>
          </table:table-cell>
          <table:table-cell table:number-columns-repeated="3"/>
          <table:table-cell table:style-name="ce13" table:formula="of:=([.L146])/[.M146]*100" office:value-type="float" office:value="1.8929414436784">
            <text:p>1,8929414437</text:p>
          </table:table-cell>
          <table:table-cell table:style-name="ce18" table:formula="of:=SUMPRODUCT(([.$W$3:.$W$56]-[.$K$3:.$K$56]);[.$D$3:.$D$56]=8)" office:value-type="float" office:value="7179604.66676">
            <text:p>7179604,66676</text:p>
          </table:table-cell>
          <table:table-cell table:style-name="ce18" table:formula="of:=SUMPRODUCT(([.$K$3:.$K$56]);[.$D$3:.$D$56]=8)" office:value-type="float" office:value="379282977.333333">
            <text:p>379282977,333333</text:p>
          </table:table-cell>
          <table:table-cell table:number-columns-repeated="3"/>
          <table:table-cell table:style-name="ce13" table:formula="of:=([.R146])/[.S146]*100" office:value-type="float" office:value="2.46057183351797">
            <text:p>2,4605718335</text:p>
          </table:table-cell>
          <table:table-cell table:style-name="ce18" table:formula="of:=SUMPRODUCT(([.$W$3:.$W$56]-[.$Q$3:.$Q$56]);[.$D$3:.$D$56]=8)" office:value-type="float" office:value="9280828.00009306">
            <text:p>9280828,00009306</text:p>
          </table:table-cell>
          <table:table-cell table:style-name="ce18" table:formula="of:=SUMPRODUCT(([.$Q$3:.$Q$56]);[.$D$3:.$D$56]=8)" office:value-type="float" office:value="377181754">
            <text:p>377181754</text:p>
          </table:table-cell>
          <table:table-cell table:number-columns-repeated="11"/>
        </table:table-row>
        <table:table-row table:style-name="ro2">
          <table:table-cell table:style-name="ce1" office:value-type="string">
            <text:p>12 T</text:p>
          </table:table-cell>
          <table:table-cell table:number-columns-repeated="3"/>
          <table:table-cell table:style-name="ce13" table:formula="of:=([.F147])/[.G147]*100" office:value-type="float" office:value="0.707622468854124">
            <text:p>0,7076224689</text:p>
          </table:table-cell>
          <table:table-cell table:style-name="ce18" table:formula="of:=SUMPRODUCT(([.$W$3:.$W$56]-[.$E$3:.$E$56]);[.$D$3:.$D$56]=12)" office:value-type="float" office:value="3587727.77777795">
            <text:p>3587727,77777795</text:p>
          </table:table-cell>
          <table:table-cell table:style-name="ce18" table:formula="of:=SUMPRODUCT(([.$E$3:.$E$56]);[.$D$3:.$D$56]=12)" office:value-type="float" office:value="507011568.412698">
            <text:p>507011568,412698</text:p>
          </table:table-cell>
          <table:table-cell table:number-columns-repeated="3"/>
          <table:table-cell table:style-name="ce13" table:formula="of:=([.L147])/[.M147]*100" office:value-type="float" office:value="1.15009061794721">
            <text:p>1,1500906179</text:p>
          </table:table-cell>
          <table:table-cell table:style-name="ce18" table:formula="of:=SUMPRODUCT(([.$W$3:.$W$56]-[.$K$3:.$K$56]);[.$D$3:.$D$56]=12)" office:value-type="float" office:value="5805585.11111135">
            <text:p>5805585,11111135</text:p>
          </table:table-cell>
          <table:table-cell table:style-name="ce18" table:formula="of:=SUMPRODUCT(([.$K$3:.$K$56]);[.$D$3:.$D$56]=12)" office:value-type="float" office:value="504793711.079365">
            <text:p>504793711,079365</text:p>
          </table:table-cell>
          <table:table-cell table:number-columns-repeated="3"/>
          <table:table-cell table:style-name="ce13" table:formula="of:=([.R147])/[.S147]*100" office:value-type="float" office:value="1.3465958438412">
            <text:p>1,3465958438</text:p>
          </table:table-cell>
          <table:table-cell table:style-name="ce18" table:formula="of:=SUMPRODUCT(([.$W$3:.$W$56]-[.$Q$3:.$Q$56]);[.$D$3:.$D$56]=12)" office:value-type="float" office:value="6784351.11108983">
            <text:p>6784351,11108983</text:p>
          </table:table-cell>
          <table:table-cell table:style-name="ce18" table:formula="of:=SUMPRODUCT(([.$Q$3:.$Q$56]);[.$D$3:.$D$56]=12)" office:value-type="float" office:value="503814945.079387">
            <text:p>503814945,079387</text:p>
          </table:table-cell>
          <table:table-cell table:number-columns-repeated="11"/>
        </table:table-row>
        <table:table-row table:style-name="ro2" table:number-rows-repeated="9">
          <table:table-cell table:number-columns-repeated="4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3"/>
          <table:table-cell table:style-name="ce13"/>
          <table:table-cell table:style-name="ce18" table:number-columns-repeated="2"/>
          <table:table-cell table:number-columns-repeated="11"/>
        </table:table-row>
        <table:table-row table:style-name="ro2" table:number-rows-repeated="1048419">
          <table:table-cell table:number-columns-repeated="30"/>
        </table:table-row>
        <table:table-row table:style-name="ro2">
          <table:table-cell table:number-columns-repeated="30"/>
        </table:table-row>
        <table:named-expressions/>
      </table:table>
      <table:table table:name="M5" table:style-name="ta2" table:print="false">
        <table:table-column table:style-name="co1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6" table:default-cell-style-name="ce21"/>
        <table:table-column table:style-name="co5" table:number-columns-repeated="2" table:default-cell-style-name="ce21"/>
        <table:table-column table:style-name="co17" table:default-cell-style-name="ce1"/>
        <table:table-column table:style-name="co18" table:default-cell-style-name="ce1"/>
        <table:table-column table:style-name="co19" table:default-cell-style-name="ce8"/>
        <table:table-column table:style-name="co5" table:default-cell-style-name="ce28"/>
        <table:table-column table:style-name="co8" table:number-columns-repeated="2" table:default-cell-style-name="ce28"/>
        <table:table-column table:style-name="co10" table:default-cell-style-name="ce8"/>
        <table:table-column table:style-name="co11" table:default-cell-style-name="ce8"/>
        <table:table-column table:style-name="co14" table:default-cell-style-name="ce8"/>
        <table:table-column table:style-name="co5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9"/>
        <table:table-column table:style-name="co11" table:default-cell-style-name="ce29"/>
        <table:table-column table:style-name="co20" table:default-cell-style-name="ce29"/>
        <table:table-column table:style-name="co20" table:default-cell-style-name="ce8"/>
        <table:table-column table:style-name="co21" table:default-cell-style-name="ce8"/>
        <table:table-column table:style-name="co20" table:default-cell-style-name="ce8"/>
        <table:table-column table:style-name="co22" table:default-cell-style-name="ce30"/>
        <table:table-column table:style-name="co20" table:number-columns-repeated="3" table:default-cell-style-name="ce8"/>
        <table:table-column table:style-name="co20" table:default-cell-style-name="ce30"/>
        <table:table-column table:style-name="co20" table:number-columns-repeated="3" table:default-cell-style-name="ce1"/>
        <table:table-column table:style-name="co20" table:default-cell-style-name="ce31"/>
        <table:table-column table:style-name="co20" table:number-columns-repeated="3" table:default-cell-style-name="ce1"/>
        <table:table-column table:style-name="co20" table:default-cell-style-name="ce31"/>
        <table:table-column table:style-name="co20" table:number-columns-repeated="3" table:default-cell-style-name="ce1"/>
        <table:table-column table:style-name="co20" table:default-cell-style-name="ce31"/>
        <table:table-column table:style-name="co20" table:number-columns-repeated="3" table:default-cell-style-name="ce1"/>
        <table:table-column table:style-name="co5" table:default-cell-style-name="ce31"/>
        <table:table-column table:style-name="co20" table:number-columns-repeated="4" table:default-cell-style-name="ce1"/>
        <table:table-column table:style-name="co23" table:default-cell-style-name="ce1"/>
        <table:table-column table:style-name="co20" table:number-columns-repeated="973" table:default-cell-style-name="ce1"/>
        <table:table-row table:style-name="ro1">
          <table:table-cell office:value-type="string">
            <text:p>M5Mp05</text:p>
          </table:table-cell>
          <table:table-cell table:number-columns-repeated="9"/>
          <table:table-cell table:style-name="ce21" office:value-type="string">
            <text:p>M5Mp1</text:p>
          </table:table-cell>
          <table:table-cell table:style-name="ce21" table:number-columns-repeated="2"/>
          <table:table-cell table:style-name="ce1" table:number-columns-repeated="2"/>
          <table:table-cell/>
          <table:table-cell office:value-type="string">
            <text:p>M5Mp2</text:p>
          </table:table-cell>
          <table:table-cell table:number-columns-repeated="5"/>
          <table:table-cell table:style-name="ce1" office:value-type="string">
            <text:p>Max</text:p>
          </table:table-cell>
          <table:table-cell table:style-name="ce1" office:value-type="string">
            <text:p>Tolerance</text:p>
          </table:table-cell>
          <table:table-cell table:style-name="ce1" table:number-columns-repeated="6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Instance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Borne Inf/opti</text:p>
          </table:table-cell>
          <table:table-cell table:style-name="ce25" office:value-type="string">
            <text:p>ObjU</text:p>
          </table:table-cell>
          <table:table-cell table:style-name="ce25" office:value-type="string">
            <text:p>ObjS</text:p>
          </table:table-cell>
          <table:table-cell office:value-type="string">
            <text:p>Gap</text:p>
          </table:table-cell>
          <table:table-cell office:value-type="string">
            <text:p>Time</text:p>
          </table:table-cell>
          <table:table-cell/>
          <table:table-cell table:style-name="ce21" office:value-type="string">
            <text:p>Borne Inf/opti</text:p>
          </table:table-cell>
          <table:table-cell table:style-name="ce25" office:value-type="string">
            <text:p>ObjU</text:p>
          </table:table-cell>
          <table:table-cell table:style-name="ce2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/>
          <table:table-cell table:style-name="ce21" office:value-type="string">
            <text:p>Borne Inf/opti</text:p>
          </table:table-cell>
          <table:table-cell table:style-name="ce25" office:value-type="string">
            <text:p>ObjU</text:p>
          </table:table-cell>
          <table:table-cell table:style-name="ce25" office:value-type="string">
            <text:p>ObjS</text:p>
          </table:table-cell>
          <table:table-cell table:style-name="ce1" office:value-type="string">
            <text:p>Gap</text:p>
          </table:table-cell>
          <table:table-cell table:style-name="ce1" office:value-type="string">
            <text:p>Time</text:p>
          </table:table-cell>
          <table:table-cell table:style-name="ce1" table:number-columns-repeated="6"/>
          <table:table-cell table:style-name="ce1" office:value-type="string">
            <text:p>opticut</text:p>
          </table:table-cell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0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6003902">
            <text:p>6003902</text:p>
          </table:table-cell>
          <table:table-cell table:style-name="ce22" office:value-type="float" office:value="8455000">
            <text:p>8455000</text:p>
          </table:table-cell>
          <table:table-cell table:style-name="ce22" office:value-type="float" office:value="201098">
            <text:p>20109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.43">
            <text:p>4,43</text:p>
          </table:table-cell>
          <table:table-cell table:style-name="Default"/>
          <table:table-cell table:style-name="ce22" office:value-type="float" office:value="6003902">
            <text:p>6003902</text:p>
          </table:table-cell>
          <table:table-cell table:style-name="ce22" office:value-type="float" office:value="8455000">
            <text:p>8455000</text:p>
          </table:table-cell>
          <table:table-cell table:style-name="ce22" office:value-type="float" office:value="201098">
            <text:p>20109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.62">
            <text:p>5,62</text:p>
          </table:table-cell>
          <table:table-cell table:style-name="Default"/>
          <table:table-cell table:style-name="ce22" office:value-type="float" office:value="6003902">
            <text:p>6003902</text:p>
          </table:table-cell>
          <table:table-cell table:style-name="ce22" office:value-type="float" office:value="8455000">
            <text:p>8455000</text:p>
          </table:table-cell>
          <table:table-cell table:style-name="ce22" office:value-type="float" office:value="201098">
            <text:p>20109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.37">
            <text:p>5,37</text:p>
          </table:table-cell>
          <table:table-cell table:style-name="Default"/>
          <table:table-cell table:style-name="ce1" table:formula="of:=MAXA([.Q3];[.K3];[.E3];[M2.E3];[M2.K3];[M2.Q3];[M1.E3];[M1.K3];[M1.Q3])" office:value-type="float" office:value="6003902">
            <text:p>6003902</text:p>
          </table:table-cell>
          <table:table-cell table:style-name="ce1" table:formula="of:=[.W3]-1" office:value-type="float" office:value="6003901">
            <text:p>6003901</text:p>
          </table:table-cell>
          <table:table-cell table:style-name="Default" table:formula="of:=AND([.E3]&gt;[.X3];[.E3]&gt;0;NOT([.E3]=&quot;infeasible&quot;))" office:value-type="boolean" office:boolean-value="true">
            <text:p>VRAI</text:p>
          </table:table-cell>
          <table:table-cell table:style-name="Default" table:formula="of:=AND([.K3]&gt;[.X3];[.K3]&gt;0;NOT([.K3]=&quot;infeasible&quot;))" office:value-type="boolean" office:boolean-value="true">
            <text:p>VRAI</text:p>
          </table:table-cell>
          <table:table-cell table:style-name="Default" table:formula="of:=AND([.Q3]&gt;[.X3];[.Q3]&gt;0;NOT([.Q3]=&quot;infeasible&quot;))" office:value-type="boolean" office:boolean-value="true">
            <text:p>VRAI</text:p>
          </table:table-cell>
          <table:table-cell table:style-name="Default" table:formula="of:=[.E3]+([.H3]*[.E3])&lt;[.X3]" office:value-type="boolean" office:boolean-value="false">
            <text:p>FAUX</text:p>
          </table:table-cell>
          <table:table-cell table:style-name="ce1" table:formula="of:=[.K3]+([.N3]*[.K3])&lt;[.X3]" office:value-type="boolean" office:boolean-value="false">
            <text:p>FAUX</text:p>
          </table:table-cell>
          <table:table-cell table:style-name="ce1" table:formula="of:=[.Q3]+([.Q3]*[.T3])&lt;[.X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1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282350.66666667">
            <text:p>5282350,66666667</text:p>
          </table:table-cell>
          <table:table-cell table:style-name="ce22" office:value-type="float" office:value="8653670">
            <text:p>8653670</text:p>
          </table:table-cell>
          <table:table-cell table:style-name="ce22" office:value-type="float" office:value="521316">
            <text:p>52131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7.86">
            <text:p>27,86</text:p>
          </table:table-cell>
          <table:table-cell table:style-name="Default"/>
          <table:table-cell table:style-name="ce22" office:value-type="float" office:value="5282350.66666667">
            <text:p>5282350,66666667</text:p>
          </table:table-cell>
          <table:table-cell table:style-name="ce22" office:value-type="float" office:value="8653670">
            <text:p>8653670</text:p>
          </table:table-cell>
          <table:table-cell table:style-name="ce22" office:value-type="float" office:value="521316">
            <text:p>52131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6.59">
            <text:p>36,59</text:p>
          </table:table-cell>
          <table:table-cell table:style-name="Default"/>
          <table:table-cell table:style-name="ce22" office:value-type="float" office:value="5282350.66666667">
            <text:p>5282350,66666667</text:p>
          </table:table-cell>
          <table:table-cell table:style-name="ce22" office:value-type="float" office:value="8653670">
            <text:p>8653670</text:p>
          </table:table-cell>
          <table:table-cell table:style-name="ce22" office:value-type="float" office:value="521316">
            <text:p>52131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2.91">
            <text:p>62,91</text:p>
          </table:table-cell>
          <table:table-cell table:style-name="Default"/>
          <table:table-cell table:style-name="ce1" table:formula="of:=MAXA([.Q4];[.K4];[.E4];[M2.E4];[M2.K4];[M2.Q4];[M1.E4];[M1.K4];[M1.Q4])" office:value-type="float" office:value="5282350.66666667">
            <text:p>5282350,66666667</text:p>
          </table:table-cell>
          <table:table-cell table:style-name="ce1" table:formula="of:=[.W4]-1" office:value-type="float" office:value="5282349.66666667">
            <text:p>5282349,66666667</text:p>
          </table:table-cell>
          <table:table-cell table:style-name="Default" table:formula="of:=AND([.E4]&gt;[.X4];[.E4]&gt;0;NOT([.E4]=&quot;infeasible&quot;))" office:value-type="boolean" office:boolean-value="true">
            <text:p>VRAI</text:p>
          </table:table-cell>
          <table:table-cell table:style-name="Default" table:formula="of:=AND([.K4]&gt;[.X4];[.K4]&gt;0;NOT([.K4]=&quot;infeasible&quot;))" office:value-type="boolean" office:boolean-value="true">
            <text:p>VRAI</text:p>
          </table:table-cell>
          <table:table-cell table:style-name="Default" table:formula="of:=AND([.Q4]&gt;[.X4];[.Q4]&gt;0;NOT([.Q4]=&quot;infeasible&quot;))" office:value-type="boolean" office:boolean-value="true">
            <text:p>VRAI</text:p>
          </table:table-cell>
          <table:table-cell table:style-name="Default" table:formula="of:=[.E4]+([.H4]*[.E4])&lt;[.X4]" office:value-type="boolean" office:boolean-value="false">
            <text:p>FAUX</text:p>
          </table:table-cell>
          <table:table-cell table:style-name="ce1" table:formula="of:=[.K4]+([.N4]*[.K4])&lt;[.X4]" office:value-type="boolean" office:boolean-value="false">
            <text:p>FAUX</text:p>
          </table:table-cell>
          <table:table-cell table:style-name="ce1" table:formula="of:=[.Q4]+([.Q4]*[.T4])&lt;[.X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25_0_2 </text:p>
          </table:table-cell>
          <table:table-cell table:number-columns-repeated="2"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7201887.33333333">
            <text:p>7201887,33333333</text:p>
          </table:table-cell>
          <table:table-cell table:style-name="ce22" office:value-type="float" office:value="11682289">
            <text:p>11682289</text:p>
          </table:table-cell>
          <table:table-cell table:style-name="ce22" office:value-type="float" office:value="1260446">
            <text:p>126044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3.8">
            <text:p>73,8</text:p>
          </table:table-cell>
          <table:table-cell table:style-name="Default"/>
          <table:table-cell table:style-name="ce22" office:value-type="float" office:value="7201887.33333334">
            <text:p>7201887,33333334</text:p>
          </table:table-cell>
          <table:table-cell table:style-name="ce22" office:value-type="float" office:value="11682289">
            <text:p>11682289</text:p>
          </table:table-cell>
          <table:table-cell table:style-name="ce22" office:value-type="float" office:value="1260446">
            <text:p>126044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03.16">
            <text:p>103,16</text:p>
          </table:table-cell>
          <table:table-cell table:style-name="Default"/>
          <table:table-cell table:style-name="ce22" office:value-type="float" office:value="7201887.33333334">
            <text:p>7201887,33333334</text:p>
          </table:table-cell>
          <table:table-cell table:style-name="ce22" office:value-type="float" office:value="11682289">
            <text:p>11682289</text:p>
          </table:table-cell>
          <table:table-cell table:style-name="ce22" office:value-type="float" office:value="1260446">
            <text:p>126044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67.81">
            <text:p>167,81</text:p>
          </table:table-cell>
          <table:table-cell table:style-name="Default"/>
          <table:table-cell table:style-name="ce1" table:formula="of:=MAXA([.Q5];[.K5];[.E5];[M2.E5];[M2.K5];[M2.Q5];[M1.E5];[M1.K5];[M1.Q5])" office:value-type="float" office:value="7201887.33333334">
            <text:p>7201887,33333334</text:p>
          </table:table-cell>
          <table:table-cell table:style-name="ce1" table:formula="of:=[.W5]-1" office:value-type="float" office:value="7201886.33333334">
            <text:p>7201886,33333334</text:p>
          </table:table-cell>
          <table:table-cell table:style-name="Default" table:formula="of:=AND([.E5]&gt;[.X5];[.E5]&gt;0;NOT([.E5]=&quot;infeasible&quot;))" office:value-type="boolean" office:boolean-value="true">
            <text:p>VRAI</text:p>
          </table:table-cell>
          <table:table-cell table:style-name="Default" table:formula="of:=AND([.K5]&gt;[.X5];[.K5]&gt;0;NOT([.K5]=&quot;infeasible&quot;))" office:value-type="boolean" office:boolean-value="true">
            <text:p>VRAI</text:p>
          </table:table-cell>
          <table:table-cell table:style-name="Default" table:formula="of:=AND([.Q5]&gt;[.X5];[.Q5]&gt;0;NOT([.Q5]=&quot;infeasible&quot;))" office:value-type="boolean" office:boolean-value="true">
            <text:p>VRAI</text:p>
          </table:table-cell>
          <table:table-cell table:style-name="Default" table:formula="of:=[.E5]+([.H5]*[.E5])&lt;[.X5]" office:value-type="boolean" office:boolean-value="false">
            <text:p>FAUX</text:p>
          </table:table-cell>
          <table:table-cell table:style-name="ce1" table:formula="of:=[.K5]+([.N5]*[.K5])&lt;[.X5]" office:value-type="boolean" office:boolean-value="false">
            <text:p>FAUX</text:p>
          </table:table-cell>
          <table:table-cell table:style-name="ce1" table:formula="of:=[.Q5]+([.Q5]*[.T5])&lt;[.X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0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4623172.6666667">
            <text:p>14623172,6666667</text:p>
          </table:table-cell>
          <table:table-cell table:style-name="ce22" office:value-type="float" office:value="19364220">
            <text:p>19364220</text:p>
          </table:table-cell>
          <table:table-cell table:style-name="ce22" office:value-type="float" office:value="550994">
            <text:p>55099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2.7">
            <text:p>42,7</text:p>
          </table:table-cell>
          <table:table-cell table:style-name="Default"/>
          <table:table-cell table:style-name="ce22" office:value-type="float" office:value="14623172.6666667">
            <text:p>14623172,6666667</text:p>
          </table:table-cell>
          <table:table-cell table:style-name="ce22" office:value-type="float" office:value="19364220">
            <text:p>19364220</text:p>
          </table:table-cell>
          <table:table-cell table:style-name="ce22" office:value-type="float" office:value="550994">
            <text:p>55099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3.87">
            <text:p>53,87</text:p>
          </table:table-cell>
          <table:table-cell table:style-name="Default"/>
          <table:table-cell table:style-name="ce22" office:value-type="float" office:value="14623172.6666667">
            <text:p>14623172,6666667</text:p>
          </table:table-cell>
          <table:table-cell table:style-name="ce22" office:value-type="float" office:value="19364200">
            <text:p>19364200</text:p>
          </table:table-cell>
          <table:table-cell table:style-name="ce22" office:value-type="float" office:value="550994">
            <text:p>55099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83.05">
            <text:p>83,05</text:p>
          </table:table-cell>
          <table:table-cell table:style-name="Default"/>
          <table:table-cell table:style-name="ce1" table:formula="of:=MAXA([.Q6];[.K6];[.E6];[M2.E6];[M2.K6];[M2.Q6];[M1.E6];[M1.K6];[M1.Q6])" office:value-type="float" office:value="14623172.6666667">
            <text:p>14623172,6666667</text:p>
          </table:table-cell>
          <table:table-cell table:style-name="ce1" table:formula="of:=[.W6]-1" office:value-type="float" office:value="14623171.6666667">
            <text:p>14623171,6666667</text:p>
          </table:table-cell>
          <table:table-cell table:style-name="Default" table:formula="of:=AND([.E6]&gt;[.X6];[.E6]&gt;0;NOT([.E6]=&quot;infeasible&quot;))" office:value-type="boolean" office:boolean-value="true">
            <text:p>VRAI</text:p>
          </table:table-cell>
          <table:table-cell table:style-name="Default" table:formula="of:=AND([.K6]&gt;[.X6];[.K6]&gt;0;NOT([.K6]=&quot;infeasible&quot;))" office:value-type="boolean" office:boolean-value="true">
            <text:p>VRAI</text:p>
          </table:table-cell>
          <table:table-cell table:style-name="Default" table:formula="of:=AND([.Q6]&gt;[.X6];[.Q6]&gt;0;NOT([.Q6]=&quot;infeasible&quot;))" office:value-type="boolean" office:boolean-value="true">
            <text:p>VRAI</text:p>
          </table:table-cell>
          <table:table-cell table:style-name="Default" table:formula="of:=[.E6]+([.H6]*[.E6])&lt;[.X6]" office:value-type="boolean" office:boolean-value="false">
            <text:p>FAUX</text:p>
          </table:table-cell>
          <table:table-cell table:style-name="ce1" table:formula="of:=[.K6]+([.N6]*[.K6])&lt;[.X6]" office:value-type="boolean" office:boolean-value="false">
            <text:p>FAUX</text:p>
          </table:table-cell>
          <table:table-cell table:style-name="ce1" table:formula="of:=[.Q6]+([.Q6]*[.T6])&lt;[.X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1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4786018">
            <text:p>14786018</text:p>
          </table:table-cell>
          <table:table-cell table:style-name="ce22" office:value-type="float" office:value="23414040">
            <text:p>23414040</text:p>
          </table:table-cell>
          <table:table-cell table:style-name="ce22" office:value-type="float" office:value="1997978">
            <text:p>199797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79.13">
            <text:p>279,13</text:p>
          </table:table-cell>
          <table:table-cell table:style-name="Default"/>
          <table:table-cell table:style-name="ce22" office:value-type="float" office:value="14786018">
            <text:p>14786018</text:p>
          </table:table-cell>
          <table:table-cell table:style-name="ce22" office:value-type="float" office:value="23413800">
            <text:p>23413800</text:p>
          </table:table-cell>
          <table:table-cell table:style-name="ce22" office:value-type="float" office:value="1997978">
            <text:p>199797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72.18">
            <text:p>172,18</text:p>
          </table:table-cell>
          <table:table-cell table:style-name="Default"/>
          <table:table-cell table:style-name="ce22" office:value-type="float" office:value="14786018">
            <text:p>14786018</text:p>
          </table:table-cell>
          <table:table-cell table:style-name="ce22" office:value-type="float" office:value="23414040">
            <text:p>23414040</text:p>
          </table:table-cell>
          <table:table-cell table:style-name="ce22" office:value-type="float" office:value="1997978">
            <text:p>199797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21.97">
            <text:p>221,97</text:p>
          </table:table-cell>
          <table:table-cell table:style-name="Default"/>
          <table:table-cell table:style-name="ce1" table:formula="of:=MAXA([.Q7];[.K7];[.E7];[M2.E7];[M2.K7];[M2.Q7];[M1.E7];[M1.K7];[M1.Q7])" office:value-type="float" office:value="14786018">
            <text:p>14786018</text:p>
          </table:table-cell>
          <table:table-cell table:style-name="ce1" table:formula="of:=[.W7]-1" office:value-type="float" office:value="14786017">
            <text:p>14786017</text:p>
          </table:table-cell>
          <table:table-cell table:style-name="Default" table:formula="of:=AND([.E7]&gt;[.X7];[.E7]&gt;0;NOT([.E7]=&quot;infeasible&quot;))" office:value-type="boolean" office:boolean-value="true">
            <text:p>VRAI</text:p>
          </table:table-cell>
          <table:table-cell table:style-name="Default" table:formula="of:=AND([.K7]&gt;[.X7];[.K7]&gt;0;NOT([.K7]=&quot;infeasible&quot;))" office:value-type="boolean" office:boolean-value="true">
            <text:p>VRAI</text:p>
          </table:table-cell>
          <table:table-cell table:style-name="Default" table:formula="of:=AND([.Q7]&gt;[.X7];[.Q7]&gt;0;NOT([.Q7]=&quot;infeasible&quot;))" office:value-type="boolean" office:boolean-value="true">
            <text:p>VRAI</text:p>
          </table:table-cell>
          <table:table-cell table:style-name="Default" table:formula="of:=[.E7]+([.H7]*[.E7])&lt;[.X7]" office:value-type="boolean" office:boolean-value="false">
            <text:p>FAUX</text:p>
          </table:table-cell>
          <table:table-cell table:style-name="ce1" table:formula="of:=[.K7]+([.N7]*[.K7])&lt;[.X7]" office:value-type="boolean" office:boolean-value="false">
            <text:p>FAUX</text:p>
          </table:table-cell>
          <table:table-cell table:style-name="ce1" table:formula="of:=[.Q7]+([.Q7]*[.T7])&lt;[.X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50_0_2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1089532">
            <text:p>11089532</text:p>
          </table:table-cell>
          <table:table-cell table:style-name="ce22" office:value-type="float" office:value="14943000">
            <text:p>14943000</text:p>
          </table:table-cell>
          <table:table-cell table:style-name="ce22" office:value-type="float" office:value="503468">
            <text:p>50346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61.53">
            <text:p>161,53</text:p>
          </table:table-cell>
          <table:table-cell table:style-name="Default"/>
          <table:table-cell table:style-name="ce22" office:value-type="float" office:value="11089532.0000001">
            <text:p>11089532,0000001</text:p>
          </table:table-cell>
          <table:table-cell table:style-name="ce22" office:value-type="float" office:value="14943000">
            <text:p>14943000</text:p>
          </table:table-cell>
          <table:table-cell table:style-name="ce22" office:value-type="float" office:value="503468">
            <text:p>50346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65.69">
            <text:p>165,69</text:p>
          </table:table-cell>
          <table:table-cell table:style-name="Default"/>
          <table:table-cell table:style-name="ce22" office:value-type="float" office:value="11089532">
            <text:p>11089532</text:p>
          </table:table-cell>
          <table:table-cell table:style-name="ce22" office:value-type="float" office:value="14943000">
            <text:p>14943000</text:p>
          </table:table-cell>
          <table:table-cell table:style-name="ce22" office:value-type="float" office:value="503468">
            <text:p>50346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97.39">
            <text:p>297,39</text:p>
          </table:table-cell>
          <table:table-cell table:style-name="Default"/>
          <table:table-cell table:style-name="ce1" table:formula="of:=MAXA([.Q8];[.K8];[.E8];[M2.E8];[M2.K8];[M2.Q8];[M1.E8];[M1.K8];[M1.Q8])" office:value-type="float" office:value="11089532.0000001">
            <text:p>11089532,0000001</text:p>
          </table:table-cell>
          <table:table-cell table:style-name="ce1" table:formula="of:=[.W8]-1" office:value-type="float" office:value="11089531.0000001">
            <text:p>11089531,0000001</text:p>
          </table:table-cell>
          <table:table-cell table:style-name="Default" table:formula="of:=AND([.E8]&gt;[.X8];[.E8]&gt;0;NOT([.E8]=&quot;infeasible&quot;))" office:value-type="boolean" office:boolean-value="true">
            <text:p>VRAI</text:p>
          </table:table-cell>
          <table:table-cell table:style-name="Default" table:formula="of:=AND([.K8]&gt;[.X8];[.K8]&gt;0;NOT([.K8]=&quot;infeasible&quot;))" office:value-type="boolean" office:boolean-value="true">
            <text:p>VRAI</text:p>
          </table:table-cell>
          <table:table-cell table:style-name="Default" table:formula="of:=AND([.Q8]&gt;[.X8];[.Q8]&gt;0;NOT([.Q8]=&quot;infeasible&quot;))" office:value-type="boolean" office:boolean-value="true">
            <text:p>VRAI</text:p>
          </table:table-cell>
          <table:table-cell table:style-name="Default" table:formula="of:=[.E8]+([.H8]*[.E8])&lt;[.X8]" office:value-type="boolean" office:boolean-value="false">
            <text:p>FAUX</text:p>
          </table:table-cell>
          <table:table-cell table:style-name="ce1" table:formula="of:=[.K8]+([.N8]*[.K8])&lt;[.X8]" office:value-type="boolean" office:boolean-value="false">
            <text:p>FAUX</text:p>
          </table:table-cell>
          <table:table-cell table:style-name="ce1" table:formula="of:=[.Q8]+([.Q8]*[.T8])&lt;[.X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0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3403954">
            <text:p>23403954</text:p>
          </table:table-cell>
          <table:table-cell table:style-name="ce22" office:value-type="float" office:value="30897020">
            <text:p>30897020</text:p>
          </table:table-cell>
          <table:table-cell table:style-name="ce22" office:value-type="float" office:value="1363042">
            <text:p>136304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70.26">
            <text:p>270,26</text:p>
          </table:table-cell>
          <table:table-cell table:style-name="Default"/>
          <table:table-cell table:style-name="ce22" office:value-type="float" office:value="23403954">
            <text:p>23403954</text:p>
          </table:table-cell>
          <table:table-cell table:style-name="ce22" office:value-type="float" office:value="30897020">
            <text:p>30897020</text:p>
          </table:table-cell>
          <table:table-cell table:style-name="ce22" office:value-type="float" office:value="1363042">
            <text:p>136304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26.03">
            <text:p>526,03</text:p>
          </table:table-cell>
          <table:table-cell table:style-name="Default"/>
          <table:table-cell table:style-name="ce22" office:value-type="float" office:value="23403954">
            <text:p>23403954</text:p>
          </table:table-cell>
          <table:table-cell table:style-name="ce22" office:value-type="float" office:value="30897020">
            <text:p>30897020</text:p>
          </table:table-cell>
          <table:table-cell table:style-name="ce22" office:value-type="float" office:value="1363042">
            <text:p>136304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94.77">
            <text:p>594,77</text:p>
          </table:table-cell>
          <table:table-cell table:style-name="Default"/>
          <table:table-cell table:style-name="ce1" table:formula="of:=MAXA([.Q9];[.K9];[.E9];[M2.E9];[M2.K9];[M2.Q9];[M1.E9];[M1.K9];[M1.Q9])" office:value-type="float" office:value="23403954">
            <text:p>23403954</text:p>
          </table:table-cell>
          <table:table-cell table:style-name="ce1" table:formula="of:=[.W9]-1" office:value-type="float" office:value="23403953">
            <text:p>23403953</text:p>
          </table:table-cell>
          <table:table-cell table:style-name="Default" table:formula="of:=AND([.E9]&gt;[.X9];[.E9]&gt;0;NOT([.E9]=&quot;infeasible&quot;))" office:value-type="boolean" office:boolean-value="true">
            <text:p>VRAI</text:p>
          </table:table-cell>
          <table:table-cell table:style-name="Default" table:formula="of:=AND([.K9]&gt;[.X9];[.K9]&gt;0;NOT([.K9]=&quot;infeasible&quot;))" office:value-type="boolean" office:boolean-value="true">
            <text:p>VRAI</text:p>
          </table:table-cell>
          <table:table-cell table:style-name="Default" table:formula="of:=AND([.Q9]&gt;[.X9];[.Q9]&gt;0;NOT([.Q9]=&quot;infeasible&quot;))" office:value-type="boolean" office:boolean-value="true">
            <text:p>VRAI</text:p>
          </table:table-cell>
          <table:table-cell table:style-name="Default" table:formula="of:=[.E9]+([.H9]*[.E9])&lt;[.X9]" office:value-type="boolean" office:boolean-value="false">
            <text:p>FAUX</text:p>
          </table:table-cell>
          <table:table-cell table:style-name="ce1" table:formula="of:=[.K9]+([.N9]*[.K9])&lt;[.X9]" office:value-type="boolean" office:boolean-value="false">
            <text:p>FAUX</text:p>
          </table:table-cell>
          <table:table-cell table:style-name="ce1" table:formula="of:=[.Q9]+([.Q9]*[.T9])&lt;[.X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1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3220626">
            <text:p>23220626</text:p>
          </table:table-cell>
          <table:table-cell table:style-name="ce22" office:value-type="float" office:value="30600000">
            <text:p>30600000</text:p>
          </table:table-cell>
          <table:table-cell table:style-name="ce22" office:value-type="float" office:value="829374">
            <text:p>82937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813.63">
            <text:p>813,63</text:p>
          </table:table-cell>
          <table:table-cell table:style-name="Default"/>
          <table:table-cell table:style-name="ce22" office:value-type="float" office:value="23220626">
            <text:p>23220626</text:p>
          </table:table-cell>
          <table:table-cell table:style-name="ce22" office:value-type="float" office:value="30600000">
            <text:p>30600000</text:p>
          </table:table-cell>
          <table:table-cell table:style-name="ce22" office:value-type="float" office:value="829374">
            <text:p>82937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736.11">
            <text:p>1736,11</text:p>
          </table:table-cell>
          <table:table-cell table:style-name="Default"/>
          <table:table-cell table:style-name="ce22" office:value-type="float" office:value="23220626">
            <text:p>23220626</text:p>
          </table:table-cell>
          <table:table-cell table:style-name="ce22" office:value-type="float" office:value="30600000">
            <text:p>30600000</text:p>
          </table:table-cell>
          <table:table-cell table:style-name="ce22" office:value-type="float" office:value="829374">
            <text:p>829374</text:p>
          </table:table-cell>
          <table:table-cell table:style-name="Default" office:value-type="float" office:value="0.01">
            <text:p>0,01</text:p>
          </table:table-cell>
          <table:table-cell table:style-name="Default" office:value-type="float" office:value="3600.27">
            <text:p>3600,27</text:p>
          </table:table-cell>
          <table:table-cell table:style-name="Default"/>
          <table:table-cell table:style-name="ce1" table:formula="of:=MAXA([.Q10];[.K10];[.E10];[M2.E10];[M2.K10];[M2.Q10];[M1.E10];[M1.K10];[M1.Q10])" office:value-type="float" office:value="23220626">
            <text:p>23220626</text:p>
          </table:table-cell>
          <table:table-cell table:style-name="ce1" table:formula="of:=[.W10]-1" office:value-type="float" office:value="23220625">
            <text:p>23220625</text:p>
          </table:table-cell>
          <table:table-cell table:style-name="Default" table:formula="of:=AND([.E10]&gt;[.X10];[.E10]&gt;0;NOT([.E10]=&quot;infeasible&quot;))" office:value-type="boolean" office:boolean-value="true">
            <text:p>VRAI</text:p>
          </table:table-cell>
          <table:table-cell table:style-name="Default" table:formula="of:=AND([.K10]&gt;[.X10];[.K10]&gt;0;NOT([.K10]=&quot;infeasible&quot;))" office:value-type="boolean" office:boolean-value="true">
            <text:p>VRAI</text:p>
          </table:table-cell>
          <table:table-cell table:style-name="Default" table:formula="of:=AND([.Q10]&gt;[.X10];[.Q10]&gt;0;NOT([.Q10]=&quot;infeasible&quot;))" office:value-type="boolean" office:boolean-value="true">
            <text:p>VRAI</text:p>
          </table:table-cell>
          <table:table-cell table:style-name="Default" table:formula="of:=[.E10]+([.H10]*[.E10])&lt;[.X10]" office:value-type="boolean" office:boolean-value="false">
            <text:p>FAUX</text:p>
          </table:table-cell>
          <table:table-cell table:style-name="ce1" table:formula="of:=[.K10]+([.N10]*[.K10])&lt;[.X10]" office:value-type="boolean" office:boolean-value="false">
            <text:p>FAUX</text:p>
          </table:table-cell>
          <table:table-cell table:style-name="ce1" table:formula="of:=[.Q10]+([.Q10]*[.T10])&lt;[.X1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25_100_0_2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2124914">
            <text:p>22124914</text:p>
          </table:table-cell>
          <table:table-cell table:style-name="ce22" office:value-type="float" office:value="31494000">
            <text:p>31494000</text:p>
          </table:table-cell>
          <table:table-cell table:style-name="ce22" office:value-type="float" office:value="1219080">
            <text:p>121908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063.61">
            <text:p>1063,61</text:p>
          </table:table-cell>
          <table:table-cell table:style-name="Default"/>
          <table:table-cell table:style-name="ce22" office:value-type="float" office:value="22124914">
            <text:p>22124914</text:p>
          </table:table-cell>
          <table:table-cell table:style-name="ce22" office:value-type="float" office:value="31494000">
            <text:p>31494000</text:p>
          </table:table-cell>
          <table:table-cell table:style-name="ce22" office:value-type="float" office:value="1219080">
            <text:p>1219080</text:p>
          </table:table-cell>
          <table:table-cell table:style-name="Default" office:value-type="float" office:value="0.03">
            <text:p>0,03</text:p>
          </table:table-cell>
          <table:table-cell table:style-name="Default" office:value-type="float" office:value="3600.24">
            <text:p>3600,24</text:p>
          </table:table-cell>
          <table:table-cell table:style-name="Default"/>
          <table:table-cell table:style-name="ce22" office:value-type="float" office:value="22124914">
            <text:p>22124914</text:p>
          </table:table-cell>
          <table:table-cell table:style-name="ce22" office:value-type="float" office:value="31494000">
            <text:p>31494000</text:p>
          </table:table-cell>
          <table:table-cell table:style-name="ce22" office:value-type="float" office:value="1219080">
            <text:p>121908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497.5">
            <text:p>3497,5</text:p>
          </table:table-cell>
          <table:table-cell table:style-name="Default"/>
          <table:table-cell table:style-name="ce1" table:formula="of:=MAXA([.Q11];[.K11];[.E11];[M2.E11];[M2.K11];[M2.Q11];[M1.E11];[M1.K11];[M1.Q11])" office:value-type="float" office:value="22124914">
            <text:p>22124914</text:p>
          </table:table-cell>
          <table:table-cell table:style-name="ce1" table:formula="of:=[.W11]-1" office:value-type="float" office:value="22124913">
            <text:p>22124913</text:p>
          </table:table-cell>
          <table:table-cell table:style-name="Default" table:formula="of:=AND([.E11]&gt;[.X11];[.E11]&gt;0;NOT([.E11]=&quot;infeasible&quot;))" office:value-type="boolean" office:boolean-value="true">
            <text:p>VRAI</text:p>
          </table:table-cell>
          <table:table-cell table:style-name="Default" table:formula="of:=AND([.K11]&gt;[.X11];[.K11]&gt;0;NOT([.K11]=&quot;infeasible&quot;))" office:value-type="boolean" office:boolean-value="true">
            <text:p>VRAI</text:p>
          </table:table-cell>
          <table:table-cell table:style-name="Default" table:formula="of:=AND([.Q11]&gt;[.X11];[.Q11]&gt;0;NOT([.Q11]=&quot;infeasible&quot;))" office:value-type="boolean" office:boolean-value="true">
            <text:p>VRAI</text:p>
          </table:table-cell>
          <table:table-cell table:style-name="Default" table:formula="of:=[.E11]+([.H11]*[.E11])&lt;[.X11]" office:value-type="boolean" office:boolean-value="false">
            <text:p>FAUX</text:p>
          </table:table-cell>
          <table:table-cell table:style-name="ce1" table:formula="of:=[.K11]+([.N11]*[.K11])&lt;[.X11]" office:value-type="boolean" office:boolean-value="false">
            <text:p>FAUX</text:p>
          </table:table-cell>
          <table:table-cell table:style-name="ce1" table:formula="of:=[.Q11]+([.Q11]*[.T11])&lt;[.X1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0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464472">
            <text:p>5464472</text:p>
          </table:table-cell>
          <table:table-cell table:style-name="ce22" office:value-type="float" office:value="8192000">
            <text:p>8192000</text:p>
          </table:table-cell>
          <table:table-cell table:style-name="ce22" office:value-type="float" office:value="137528">
            <text:p>13752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44.17">
            <text:p>144,17</text:p>
          </table:table-cell>
          <table:table-cell table:style-name="Default"/>
          <table:table-cell table:style-name="ce22" office:value-type="float" office:value="5464472">
            <text:p>5464472</text:p>
          </table:table-cell>
          <table:table-cell table:style-name="ce22" office:value-type="float" office:value="8192000">
            <text:p>8192000</text:p>
          </table:table-cell>
          <table:table-cell table:style-name="ce22" office:value-type="float" office:value="137528">
            <text:p>13752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35.45">
            <text:p>135,45</text:p>
          </table:table-cell>
          <table:table-cell table:style-name="Default"/>
          <table:table-cell table:style-name="ce22" office:value-type="float" office:value="5464472.00000004">
            <text:p>5464472,00000004</text:p>
          </table:table-cell>
          <table:table-cell table:style-name="ce22" office:value-type="float" office:value="8192000">
            <text:p>8192000</text:p>
          </table:table-cell>
          <table:table-cell table:style-name="ce22" office:value-type="float" office:value="137528">
            <text:p>13752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54.98">
            <text:p>154,98</text:p>
          </table:table-cell>
          <table:table-cell table:style-name="Default"/>
          <table:table-cell table:style-name="ce1" table:formula="of:=MAXA([.Q12];[.K12];[.E12];[M2.E12];[M2.K12];[M2.Q12];[M1.E12];[M1.K12];[M1.Q12])" office:value-type="float" office:value="5464472.00000004">
            <text:p>5464472,00000004</text:p>
          </table:table-cell>
          <table:table-cell table:style-name="ce1" table:formula="of:=[.W12]-1" office:value-type="float" office:value="5464471.00000004">
            <text:p>5464471,00000004</text:p>
          </table:table-cell>
          <table:table-cell table:style-name="Default" table:formula="of:=AND([.E12]&gt;[.X12];[.E12]&gt;0;NOT([.E12]=&quot;infeasible&quot;))" office:value-type="boolean" office:boolean-value="true">
            <text:p>VRAI</text:p>
          </table:table-cell>
          <table:table-cell table:style-name="Default" table:formula="of:=AND([.K12]&gt;[.X12];[.K12]&gt;0;NOT([.K12]=&quot;infeasible&quot;))" office:value-type="boolean" office:boolean-value="true">
            <text:p>VRAI</text:p>
          </table:table-cell>
          <table:table-cell table:style-name="Default" table:formula="of:=AND([.Q12]&gt;[.X12];[.Q12]&gt;0;NOT([.Q12]=&quot;infeasible&quot;))" office:value-type="boolean" office:boolean-value="true">
            <text:p>VRAI</text:p>
          </table:table-cell>
          <table:table-cell table:style-name="Default" table:formula="of:=[.E12]+([.H12]*[.E12])&lt;[.X12]" office:value-type="boolean" office:boolean-value="false">
            <text:p>FAUX</text:p>
          </table:table-cell>
          <table:table-cell table:style-name="ce1" table:formula="of:=[.K12]+([.N12]*[.K12])&lt;[.X12]" office:value-type="boolean" office:boolean-value="false">
            <text:p>FAUX</text:p>
          </table:table-cell>
          <table:table-cell table:style-name="ce1" table:formula="of:=[.Q12]+([.Q12]*[.T12])&lt;[.X1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1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805682">
            <text:p>5805682</text:p>
          </table:table-cell>
          <table:table-cell table:style-name="ce22" office:value-type="float" office:value="8289000">
            <text:p>8289000</text:p>
          </table:table-cell>
          <table:table-cell table:style-name="ce22" office:value-type="float" office:value="173318">
            <text:p>17331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8.51">
            <text:p>68,51</text:p>
          </table:table-cell>
          <table:table-cell table:style-name="Default"/>
          <table:table-cell table:style-name="ce22" office:value-type="float" office:value="5805682">
            <text:p>5805682</text:p>
          </table:table-cell>
          <table:table-cell table:style-name="ce22" office:value-type="float" office:value="8289000">
            <text:p>8289000</text:p>
          </table:table-cell>
          <table:table-cell table:style-name="ce22" office:value-type="float" office:value="173318">
            <text:p>17331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4.09">
            <text:p>44,09</text:p>
          </table:table-cell>
          <table:table-cell table:style-name="Default"/>
          <table:table-cell table:style-name="ce22" office:value-type="float" office:value="5805682.00000001">
            <text:p>5805682,00000001</text:p>
          </table:table-cell>
          <table:table-cell table:style-name="ce22" office:value-type="float" office:value="8289000">
            <text:p>8289000</text:p>
          </table:table-cell>
          <table:table-cell table:style-name="ce22" office:value-type="float" office:value="173318">
            <text:p>17331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2.82">
            <text:p>42,82</text:p>
          </table:table-cell>
          <table:table-cell table:style-name="Default"/>
          <table:table-cell table:style-name="ce1" table:formula="of:=MAXA([.Q13];[.K13];[.E13];[M2.E13];[M2.K13];[M2.Q13];[M1.E13];[M1.K13];[M1.Q13])" office:value-type="float" office:value="5805682.00000001">
            <text:p>5805682,00000001</text:p>
          </table:table-cell>
          <table:table-cell table:style-name="ce1" table:formula="of:=[.W13]-1" office:value-type="float" office:value="5805681.00000001">
            <text:p>5805681,00000001</text:p>
          </table:table-cell>
          <table:table-cell table:style-name="Default" table:formula="of:=AND([.E13]&gt;[.X13];[.E13]&gt;0;NOT([.E13]=&quot;infeasible&quot;))" office:value-type="boolean" office:boolean-value="true">
            <text:p>VRAI</text:p>
          </table:table-cell>
          <table:table-cell table:style-name="Default" table:formula="of:=AND([.K13]&gt;[.X13];[.K13]&gt;0;NOT([.K13]=&quot;infeasible&quot;))" office:value-type="boolean" office:boolean-value="true">
            <text:p>VRAI</text:p>
          </table:table-cell>
          <table:table-cell table:style-name="Default" table:formula="of:=AND([.Q13]&gt;[.X13];[.Q13]&gt;0;NOT([.Q13]=&quot;infeasible&quot;))" office:value-type="boolean" office:boolean-value="true">
            <text:p>VRAI</text:p>
          </table:table-cell>
          <table:table-cell table:style-name="Default" table:formula="of:=[.E13]+([.H13]*[.E13])&lt;[.X13]" office:value-type="boolean" office:boolean-value="false">
            <text:p>FAUX</text:p>
          </table:table-cell>
          <table:table-cell table:style-name="ce1" table:formula="of:=[.K13]+([.N13]*[.K13])&lt;[.X13]" office:value-type="boolean" office:boolean-value="false">
            <text:p>FAUX</text:p>
          </table:table-cell>
          <table:table-cell table:style-name="ce1" table:formula="of:=[.Q13]+([.Q13]*[.T13])&lt;[.X1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25_0_2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7926174">
            <text:p>7926174</text:p>
          </table:table-cell>
          <table:table-cell table:style-name="ce22" office:value-type="float" office:value="12220500">
            <text:p>12220500</text:p>
          </table:table-cell>
          <table:table-cell table:style-name="ce22" office:value-type="float" office:value="404326">
            <text:p>40432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9.99">
            <text:p>49,99</text:p>
          </table:table-cell>
          <table:table-cell table:style-name="Default"/>
          <table:table-cell table:style-name="ce22" office:value-type="float" office:value="7926174">
            <text:p>7926174</text:p>
          </table:table-cell>
          <table:table-cell table:style-name="ce22" office:value-type="float" office:value="12220510">
            <text:p>12220510</text:p>
          </table:table-cell>
          <table:table-cell table:style-name="ce22" office:value-type="float" office:value="404326">
            <text:p>40432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84.07">
            <text:p>84,07</text:p>
          </table:table-cell>
          <table:table-cell table:style-name="Default"/>
          <table:table-cell table:style-name="ce22" office:value-type="float" office:value="7926174.00000001">
            <text:p>7926174,00000001</text:p>
          </table:table-cell>
          <table:table-cell table:style-name="ce22" office:value-type="float" office:value="12220510">
            <text:p>12220510</text:p>
          </table:table-cell>
          <table:table-cell table:style-name="ce22" office:value-type="float" office:value="404326">
            <text:p>40432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06.1">
            <text:p>206,1</text:p>
          </table:table-cell>
          <table:table-cell table:style-name="Default"/>
          <table:table-cell table:style-name="ce1" table:formula="of:=MAXA([.Q14];[.K14];[.E14];[M2.E14];[M2.K14];[M2.Q14];[M1.E14];[M1.K14];[M1.Q14])" office:value-type="float" office:value="7926174.00000006">
            <text:p>7926174,00000006</text:p>
          </table:table-cell>
          <table:table-cell table:style-name="ce1" table:formula="of:=[.W14]-1" office:value-type="float" office:value="7926173.00000006">
            <text:p>7926173,00000006</text:p>
          </table:table-cell>
          <table:table-cell table:style-name="Default" table:formula="of:=AND([.E14]&gt;[.X14];[.E14]&gt;0;NOT([.E14]=&quot;infeasible&quot;))" office:value-type="boolean" office:boolean-value="true">
            <text:p>VRAI</text:p>
          </table:table-cell>
          <table:table-cell table:style-name="Default" table:formula="of:=AND([.K14]&gt;[.X14];[.K14]&gt;0;NOT([.K14]=&quot;infeasible&quot;))" office:value-type="boolean" office:boolean-value="true">
            <text:p>VRAI</text:p>
          </table:table-cell>
          <table:table-cell table:style-name="Default" table:formula="of:=AND([.Q14]&gt;[.X14];[.Q14]&gt;0;NOT([.Q14]=&quot;infeasible&quot;))" office:value-type="boolean" office:boolean-value="true">
            <text:p>VRAI</text:p>
          </table:table-cell>
          <table:table-cell table:style-name="Default" table:formula="of:=[.E14]+([.H14]*[.E14])&lt;[.X14]" office:value-type="boolean" office:boolean-value="false">
            <text:p>FAUX</text:p>
          </table:table-cell>
          <table:table-cell table:style-name="ce1" table:formula="of:=[.K14]+([.N14]*[.K14])&lt;[.X14]" office:value-type="boolean" office:boolean-value="false">
            <text:p>FAUX</text:p>
          </table:table-cell>
          <table:table-cell table:style-name="ce1" table:formula="of:=[.Q14]+([.Q14]*[.T14])&lt;[.X1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0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6638353.3333333">
            <text:p>16638353,3333333</text:p>
          </table:table-cell>
          <table:table-cell table:style-name="ce22" office:value-type="float" office:value="25757387">
            <text:p>25757387</text:p>
          </table:table-cell>
          <table:table-cell table:style-name="ce22" office:value-type="float" office:value="1608984">
            <text:p>160898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725.34">
            <text:p>1725,34</text:p>
          </table:table-cell>
          <table:table-cell table:style-name="Default"/>
          <table:table-cell table:style-name="ce22" office:value-type="float" office:value="16638353.3333333">
            <text:p>16638353,3333333</text:p>
          </table:table-cell>
          <table:table-cell table:style-name="ce22" office:value-type="float" office:value="25757309">
            <text:p>25757309</text:p>
          </table:table-cell>
          <table:table-cell table:style-name="ce22" office:value-type="float" office:value="1608984">
            <text:p>160898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078.74">
            <text:p>3078,74</text:p>
          </table:table-cell>
          <table:table-cell table:style-name="Default"/>
          <table:table-cell table:style-name="ce22" office:value-type="float" office:value="16634097.3333334">
            <text:p>16634097,3333334</text:p>
          </table:table-cell>
          <table:table-cell table:style-name="ce22" office:value-type="float" office:value="25757372">
            <text:p>25757372</text:p>
          </table:table-cell>
          <table:table-cell table:style-name="ce22" office:value-type="float" office:value="1613240">
            <text:p>1613240</text:p>
          </table:table-cell>
          <table:table-cell table:style-name="Default" office:value-type="float" office:value="0.28">
            <text:p>0,28</text:p>
          </table:table-cell>
          <table:table-cell table:style-name="Default" office:value-type="float" office:value="3605.98">
            <text:p>3605,98</text:p>
          </table:table-cell>
          <table:table-cell table:style-name="Default"/>
          <table:table-cell table:style-name="ce1" table:formula="of:=MAXA([.Q15];[.K15];[.E15];[M2.E15];[M2.K15];[M2.Q15];[M1.E15];[M1.K15];[M1.Q15])" office:value-type="float" office:value="16638353.3333333">
            <text:p>16638353,3333333</text:p>
          </table:table-cell>
          <table:table-cell table:style-name="ce1" table:formula="of:=[.W15]-1" office:value-type="float" office:value="16638352.3333333">
            <text:p>16638352,3333333</text:p>
          </table:table-cell>
          <table:table-cell table:style-name="Default" table:formula="of:=AND([.E15]&gt;[.X15];[.E15]&gt;0;NOT([.E15]=&quot;infeasible&quot;))" office:value-type="boolean" office:boolean-value="true">
            <text:p>VRAI</text:p>
          </table:table-cell>
          <table:table-cell table:style-name="Default" table:formula="of:=AND([.K15]&gt;[.X15];[.K15]&gt;0;NOT([.K15]=&quot;infeasible&quot;))" office:value-type="boolean" office:boolean-value="true">
            <text:p>VRAI</text:p>
          </table:table-cell>
          <table:table-cell table:style-name="Default" table:formula="of:=AND([.Q15]&gt;[.X15];[.Q15]&gt;0;NOT([.Q15]=&quot;infeasible&quot;))" office:value-type="boolean" office:boolean-value="false">
            <text:p>FAUX</text:p>
          </table:table-cell>
          <table:table-cell table:style-name="Default" table:formula="of:=[.E15]+([.H15]*[.E15])&lt;[.X15]" office:value-type="boolean" office:boolean-value="false">
            <text:p>FAUX</text:p>
          </table:table-cell>
          <table:table-cell table:style-name="ce1" table:formula="of:=[.K15]+([.N15]*[.K15])&lt;[.X15]" office:value-type="boolean" office:boolean-value="false">
            <text:p>FAUX</text:p>
          </table:table-cell>
          <table:table-cell table:style-name="ce1" table:formula="of:=[.Q15]+([.Q15]*[.T15])&lt;[.X1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1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0439218">
            <text:p>10439218</text:p>
          </table:table-cell>
          <table:table-cell table:style-name="ce22" office:value-type="float" office:value="16056500">
            <text:p>16056500</text:p>
          </table:table-cell>
          <table:table-cell table:style-name="ce22" office:value-type="float" office:value="717280">
            <text:p>71728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99.64">
            <text:p>499,64</text:p>
          </table:table-cell>
          <table:table-cell table:style-name="Default"/>
          <table:table-cell table:style-name="ce22" office:value-type="float" office:value="10439218">
            <text:p>10439218</text:p>
          </table:table-cell>
          <table:table-cell table:style-name="ce22" office:value-type="float" office:value="16056500">
            <text:p>16056500</text:p>
          </table:table-cell>
          <table:table-cell table:style-name="ce22" office:value-type="float" office:value="717280">
            <text:p>71728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91.69">
            <text:p>491,69</text:p>
          </table:table-cell>
          <table:table-cell table:style-name="Default"/>
          <table:table-cell table:style-name="ce22" office:value-type="float" office:value="10439218">
            <text:p>10439218</text:p>
          </table:table-cell>
          <table:table-cell table:style-name="ce22" office:value-type="float" office:value="16056500">
            <text:p>16056500</text:p>
          </table:table-cell>
          <table:table-cell table:style-name="ce22" office:value-type="float" office:value="717280">
            <text:p>71728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164.14">
            <text:p>1164,14</text:p>
          </table:table-cell>
          <table:table-cell table:style-name="Default"/>
          <table:table-cell table:style-name="ce1" table:formula="of:=MAXA([.Q16];[.K16];[.E16];[M2.E16];[M2.K16];[M2.Q16];[M1.E16];[M1.K16];[M1.Q16])" office:value-type="float" office:value="10439218">
            <text:p>10439218</text:p>
          </table:table-cell>
          <table:table-cell table:style-name="ce1" table:formula="of:=[.W16]-1" office:value-type="float" office:value="10439217">
            <text:p>10439217</text:p>
          </table:table-cell>
          <table:table-cell table:style-name="Default" table:formula="of:=AND([.E16]&gt;[.X16];[.E16]&gt;0;NOT([.E16]=&quot;infeasible&quot;))" office:value-type="boolean" office:boolean-value="true">
            <text:p>VRAI</text:p>
          </table:table-cell>
          <table:table-cell table:style-name="Default" table:formula="of:=AND([.K16]&gt;[.X16];[.K16]&gt;0;NOT([.K16]=&quot;infeasible&quot;))" office:value-type="boolean" office:boolean-value="true">
            <text:p>VRAI</text:p>
          </table:table-cell>
          <table:table-cell table:style-name="Default" table:formula="of:=AND([.Q16]&gt;[.X16];[.Q16]&gt;0;NOT([.Q16]=&quot;infeasible&quot;))" office:value-type="boolean" office:boolean-value="true">
            <text:p>VRAI</text:p>
          </table:table-cell>
          <table:table-cell table:style-name="Default" table:formula="of:=[.E16]+([.H16]*[.E16])&lt;[.X16]" office:value-type="boolean" office:boolean-value="false">
            <text:p>FAUX</text:p>
          </table:table-cell>
          <table:table-cell table:style-name="ce1" table:formula="of:=[.K16]+([.N16]*[.K16])&lt;[.X16]" office:value-type="boolean" office:boolean-value="false">
            <text:p>FAUX</text:p>
          </table:table-cell>
          <table:table-cell table:style-name="ce1" table:formula="of:=[.Q16]+([.Q16]*[.T16])&lt;[.X1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50_0_2 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5027786.0000928">
            <text:p>15027786,0000928</text:p>
          </table:table-cell>
          <table:table-cell table:style-name="ce22" office:value-type="float" office:value="21643000.0004002">
            <text:p>21643000,0004002</text:p>
          </table:table-cell>
          <table:table-cell table:style-name="ce22" office:value-type="float" office:value="1215210.00013456">
            <text:p>1215210,0001345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12">
            <text:p>212</text:p>
          </table:table-cell>
          <table:table-cell table:style-name="Default"/>
          <table:table-cell table:style-name="ce22" office:value-type="float" office:value="15027786">
            <text:p>15027786</text:p>
          </table:table-cell>
          <table:table-cell table:style-name="ce22" office:value-type="float" office:value="21643000">
            <text:p>21643000</text:p>
          </table:table-cell>
          <table:table-cell table:style-name="ce22" office:value-type="float" office:value="1215210">
            <text:p>121521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65.61">
            <text:p>665,61</text:p>
          </table:table-cell>
          <table:table-cell table:style-name="Default"/>
          <table:table-cell table:style-name="ce22" office:value-type="float" office:value="15027786">
            <text:p>15027786</text:p>
          </table:table-cell>
          <table:table-cell table:style-name="ce22" office:value-type="float" office:value="21643000">
            <text:p>21643000</text:p>
          </table:table-cell>
          <table:table-cell table:style-name="ce22" office:value-type="float" office:value="1215210">
            <text:p>121521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42.77">
            <text:p>542,77</text:p>
          </table:table-cell>
          <table:table-cell table:style-name="Default"/>
          <table:table-cell table:style-name="ce1" table:formula="of:=MAXA([.Q17];[.K17];[.E17];[M2.E17];[M2.K17];[M2.Q17];[M1.E17];[M1.K17];[M1.Q17])" office:value-type="float" office:value="15027786.0000928">
            <text:p>15027786,0000928</text:p>
          </table:table-cell>
          <table:table-cell table:style-name="ce1" table:formula="of:=[.W17]-1" office:value-type="float" office:value="15027785.0000928">
            <text:p>15027785,0000928</text:p>
          </table:table-cell>
          <table:table-cell table:style-name="Default" table:formula="of:=AND([.E17]&gt;[.X17];[.E17]&gt;0;NOT([.E17]=&quot;infeasible&quot;))" office:value-type="boolean" office:boolean-value="true">
            <text:p>VRAI</text:p>
          </table:table-cell>
          <table:table-cell table:style-name="Default" table:formula="of:=AND([.K17]&gt;[.X17];[.K17]&gt;0;NOT([.K17]=&quot;infeasible&quot;))" office:value-type="boolean" office:boolean-value="true">
            <text:p>VRAI</text:p>
          </table:table-cell>
          <table:table-cell table:style-name="Default" table:formula="of:=AND([.Q17]&gt;[.X17];[.Q17]&gt;0;NOT([.Q17]=&quot;infeasible&quot;))" office:value-type="boolean" office:boolean-value="true">
            <text:p>VRAI</text:p>
          </table:table-cell>
          <table:table-cell table:style-name="Default" table:formula="of:=[.E17]+([.H17]*[.E17])&lt;[.X17]" office:value-type="boolean" office:boolean-value="false">
            <text:p>FAUX</text:p>
          </table:table-cell>
          <table:table-cell table:style-name="ce1" table:formula="of:=[.K17]+([.N17]*[.K17])&lt;[.X17]" office:value-type="boolean" office:boolean-value="false">
            <text:p>FAUX</text:p>
          </table:table-cell>
          <table:table-cell table:style-name="ce1" table:formula="of:=[.Q17]+([.Q17]*[.T17])&lt;[.X1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0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0199400">
            <text:p>20199400</text:p>
          </table:table-cell>
          <table:table-cell table:style-name="ce22" office:value-type="float" office:value="29702560">
            <text:p>29702560</text:p>
          </table:table-cell>
          <table:table-cell table:style-name="ce22" office:value-type="float" office:value="1803100">
            <text:p>1803100</text:p>
          </table:table-cell>
          <table:table-cell table:style-name="Default" office:value-type="float" office:value="0.32">
            <text:p>0,32</text:p>
          </table:table-cell>
          <table:table-cell table:style-name="Default" office:value-type="float" office:value="3600.1">
            <text:p>3600,1</text:p>
          </table:table-cell>
          <table:table-cell table:style-name="Default"/>
          <table:table-cell table:style-name="ce22" office:value-type="float" office:value="20148362.0000001">
            <text:p>20148362,0000001</text:p>
          </table:table-cell>
          <table:table-cell table:style-name="ce22" office:value-type="float" office:value="27728000">
            <text:p>27728000</text:p>
          </table:table-cell>
          <table:table-cell table:style-name="ce22" office:value-type="float" office:value="869638">
            <text:p>869638</text:p>
          </table:table-cell>
          <table:table-cell table:style-name="Default" office:value-type="float" office:value="0.78">
            <text:p>0,78</text:p>
          </table:table-cell>
          <table:table-cell table:style-name="Default" office:value-type="float" office:value="3604.96">
            <text:p>3604,96</text:p>
          </table:table-cell>
          <table:table-cell table:style-name="Default"/>
          <table:table-cell table:style-name="ce22" office:value-type="float" office:value="20192298">
            <text:p>20192298</text:p>
          </table:table-cell>
          <table:table-cell table:style-name="ce22" office:value-type="float" office:value="29686000">
            <text:p>29686000</text:p>
          </table:table-cell>
          <table:table-cell table:style-name="ce22" office:value-type="float" office:value="1803702">
            <text:p>1803702</text:p>
          </table:table-cell>
          <table:table-cell table:style-name="Default" office:value-type="float" office:value="0.89">
            <text:p>0,89</text:p>
          </table:table-cell>
          <table:table-cell table:style-name="Default" office:value-type="float" office:value="3600.21">
            <text:p>3600,21</text:p>
          </table:table-cell>
          <table:table-cell table:style-name="Default"/>
          <table:table-cell table:style-name="ce1" table:formula="of:=MAXA([.Q18];[.K18];[.E18];[M2.E18];[M2.K18];[M2.Q18];[M1.E18];[M1.K18];[M1.Q18])" office:value-type="float" office:value="20199400">
            <text:p>20199400</text:p>
          </table:table-cell>
          <table:table-cell table:style-name="ce1" table:formula="of:=[.W18]-1" office:value-type="float" office:value="20199399">
            <text:p>20199399</text:p>
          </table:table-cell>
          <table:table-cell table:style-name="Default" table:formula="of:=AND([.E18]&gt;[.X18];[.E18]&gt;0;NOT([.E18]=&quot;infeasible&quot;))" office:value-type="boolean" office:boolean-value="true">
            <text:p>VRAI</text:p>
          </table:table-cell>
          <table:table-cell table:style-name="Default" table:formula="of:=AND([.K18]&gt;[.X18];[.K18]&gt;0;NOT([.K18]=&quot;infeasible&quot;))" office:value-type="boolean" office:boolean-value="false">
            <text:p>FAUX</text:p>
          </table:table-cell>
          <table:table-cell table:style-name="Default" table:formula="of:=AND([.Q18]&gt;[.X18];[.Q18]&gt;0;NOT([.Q18]=&quot;infeasible&quot;))" office:value-type="boolean" office:boolean-value="false">
            <text:p>FAUX</text:p>
          </table:table-cell>
          <table:table-cell table:style-name="Default" table:formula="of:=[.E18]+([.H18]*[.E18])&lt;[.X18]" office:value-type="boolean" office:boolean-value="false">
            <text:p>FAUX</text:p>
          </table:table-cell>
          <table:table-cell table:style-name="ce1" table:formula="of:=[.K18]+([.N18]*[.K18])&lt;[.X18]" office:value-type="boolean" office:boolean-value="false">
            <text:p>FAUX</text:p>
          </table:table-cell>
          <table:table-cell table:style-name="ce1" table:formula="of:=[.Q18]+([.Q18]*[.T18])&lt;[.X1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1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2279792">
            <text:p>22279792</text:p>
          </table:table-cell>
          <table:table-cell table:style-name="ce22" office:value-type="float" office:value="33411500">
            <text:p>33411500</text:p>
          </table:table-cell>
          <table:table-cell table:style-name="ce22" office:value-type="float" office:value="2161708">
            <text:p>2161708</text:p>
          </table:table-cell>
          <table:table-cell table:style-name="Default" office:value-type="float" office:value="0.59">
            <text:p>0,59</text:p>
          </table:table-cell>
          <table:table-cell table:style-name="Default" office:value-type="float" office:value="3607.37">
            <text:p>3607,37</text:p>
          </table:table-cell>
          <table:table-cell table:style-name="Default"/>
          <table:table-cell table:style-name="ce22" office:value-type="float" office:value="22245188.0000001">
            <text:p>22245188,0000001</text:p>
          </table:table-cell>
          <table:table-cell table:style-name="ce22" office:value-type="float" office:value="33293000">
            <text:p>33293000</text:p>
          </table:table-cell>
          <table:table-cell table:style-name="ce22" office:value-type="float" office:value="2087812">
            <text:p>2087812</text:p>
          </table:table-cell>
          <table:table-cell table:style-name="Default" office:value-type="float" office:value="1.06">
            <text:p>1,06</text:p>
          </table:table-cell>
          <table:table-cell table:style-name="Default" office:value-type="float" office:value="3608.31">
            <text:p>3608,31</text:p>
          </table:table-cell>
          <table:table-cell table:style-name="Default"/>
          <table:table-cell table:style-name="ce22" office:value-type="float" office:value="22242520">
            <text:p>22242520</text:p>
          </table:table-cell>
          <table:table-cell table:style-name="ce22" office:value-type="float" office:value="33091000">
            <text:p>33091000</text:p>
          </table:table-cell>
          <table:table-cell table:style-name="ce22" office:value-type="float" office:value="1988480">
            <text:p>1988480</text:p>
          </table:table-cell>
          <table:table-cell table:style-name="Default" office:value-type="float" office:value="1.46">
            <text:p>1,46</text:p>
          </table:table-cell>
          <table:table-cell table:style-name="Default" office:value-type="float" office:value="3605.56">
            <text:p>3605,56</text:p>
          </table:table-cell>
          <table:table-cell table:style-name="Default"/>
          <table:table-cell table:style-name="ce1" table:formula="of:=MAXA([.Q19];[.K19];[.E19];[M2.E19];[M2.K19];[M2.Q19];[M1.E19];[M1.K19];[M1.Q19])" office:value-type="float" office:value="22279792">
            <text:p>22279792</text:p>
          </table:table-cell>
          <table:table-cell table:style-name="ce1" table:formula="of:=[.W19]-1" office:value-type="float" office:value="22279791">
            <text:p>22279791</text:p>
          </table:table-cell>
          <table:table-cell table:style-name="Default" table:formula="of:=AND([.E19]&gt;[.X19];[.E19]&gt;0;NOT([.E19]=&quot;infeasible&quot;))" office:value-type="boolean" office:boolean-value="true">
            <text:p>VRAI</text:p>
          </table:table-cell>
          <table:table-cell table:style-name="Default" table:formula="of:=AND([.K19]&gt;[.X19];[.K19]&gt;0;NOT([.K19]=&quot;infeasible&quot;))" office:value-type="boolean" office:boolean-value="false">
            <text:p>FAUX</text:p>
          </table:table-cell>
          <table:table-cell table:style-name="Default" table:formula="of:=AND([.Q19]&gt;[.X19];[.Q19]&gt;0;NOT([.Q19]=&quot;infeasible&quot;))" office:value-type="boolean" office:boolean-value="false">
            <text:p>FAUX</text:p>
          </table:table-cell>
          <table:table-cell table:style-name="Default" table:formula="of:=[.E19]+([.H19]*[.E19])&lt;[.X19]" office:value-type="boolean" office:boolean-value="false">
            <text:p>FAUX</text:p>
          </table:table-cell>
          <table:table-cell table:style-name="ce1" table:formula="of:=[.K19]+([.N19]*[.K19])&lt;[.X19]" office:value-type="boolean" office:boolean-value="false">
            <text:p>FAUX</text:p>
          </table:table-cell>
          <table:table-cell table:style-name="ce1" table:formula="of:=[.Q19]+([.Q19]*[.T19])&lt;[.X1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50_100_0_2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0819724.6666667">
            <text:p>20819724,6666667</text:p>
          </table:table-cell>
          <table:table-cell table:style-name="ce22" office:value-type="float" office:value="30153653">
            <text:p>30153653</text:p>
          </table:table-cell>
          <table:table-cell table:style-name="ce22" office:value-type="float" office:value="1083942">
            <text:p>1083942</text:p>
          </table:table-cell>
          <table:table-cell table:style-name="Default" office:value-type="float" office:value="0.03">
            <text:p>0,03</text:p>
          </table:table-cell>
          <table:table-cell table:style-name="Default" office:value-type="float" office:value="3604.36">
            <text:p>3604,36</text:p>
          </table:table-cell>
          <table:table-cell table:style-name="Default"/>
          <table:table-cell table:style-name="ce22" office:value-type="float" office:value="20803534.6666667">
            <text:p>20803534,6666667</text:p>
          </table:table-cell>
          <table:table-cell table:style-name="ce22" office:value-type="float" office:value="30150653">
            <text:p>30150653</text:p>
          </table:table-cell>
          <table:table-cell table:style-name="ce22" office:value-type="float" office:value="1097132">
            <text:p>1097132</text:p>
          </table:table-cell>
          <table:table-cell table:style-name="Default" office:value-type="float" office:value="0.39">
            <text:p>0,39</text:p>
          </table:table-cell>
          <table:table-cell table:style-name="Default" office:value-type="float" office:value="3600.17">
            <text:p>3600,17</text:p>
          </table:table-cell>
          <table:table-cell table:style-name="Default"/>
          <table:table-cell table:style-name="ce22" office:value-type="float" office:value="20812992.6666667">
            <text:p>20812992,6666667</text:p>
          </table:table-cell>
          <table:table-cell table:style-name="ce22" office:value-type="float" office:value="30153653">
            <text:p>30153653</text:p>
          </table:table-cell>
          <table:table-cell table:style-name="ce22" office:value-type="float" office:value="1090674">
            <text:p>1090674</text:p>
          </table:table-cell>
          <table:table-cell table:style-name="Default" office:value-type="float" office:value="0.39">
            <text:p>0,39</text:p>
          </table:table-cell>
          <table:table-cell table:style-name="Default" office:value-type="float" office:value="3611.19">
            <text:p>3611,19</text:p>
          </table:table-cell>
          <table:table-cell table:style-name="Default"/>
          <table:table-cell table:style-name="ce1" table:formula="of:=MAXA([.Q20];[.K20];[.E20];[M2.E20];[M2.K20];[M2.Q20];[M1.E20];[M1.K20];[M1.Q20])" office:value-type="float" office:value="20819724.6666667">
            <text:p>20819724,6666667</text:p>
          </table:table-cell>
          <table:table-cell table:style-name="ce1" table:formula="of:=[.W20]-1" office:value-type="float" office:value="20819723.6666667">
            <text:p>20819723,6666667</text:p>
          </table:table-cell>
          <table:table-cell table:style-name="Default" table:formula="of:=AND([.E20]&gt;[.X20];[.E20]&gt;0;NOT([.E20]=&quot;infeasible&quot;))" office:value-type="boolean" office:boolean-value="true">
            <text:p>VRAI</text:p>
          </table:table-cell>
          <table:table-cell table:style-name="Default" table:formula="of:=AND([.K20]&gt;[.X20];[.K20]&gt;0;NOT([.K20]=&quot;infeasible&quot;))" office:value-type="boolean" office:boolean-value="false">
            <text:p>FAUX</text:p>
          </table:table-cell>
          <table:table-cell table:style-name="Default" table:formula="of:=AND([.Q20]&gt;[.X20];[.Q20]&gt;0;NOT([.Q20]=&quot;infeasible&quot;))" office:value-type="boolean" office:boolean-value="false">
            <text:p>FAUX</text:p>
          </table:table-cell>
          <table:table-cell table:style-name="Default" table:formula="of:=[.E20]+([.H20]*[.E20])&lt;[.X20]" office:value-type="boolean" office:boolean-value="false">
            <text:p>FAUX</text:p>
          </table:table-cell>
          <table:table-cell table:style-name="ce1" table:formula="of:=[.K20]+([.N20]*[.K20])&lt;[.X20]" office:value-type="boolean" office:boolean-value="false">
            <text:p>FAUX</text:p>
          </table:table-cell>
          <table:table-cell table:style-name="ce1" table:formula="of:=[.Q20]+([.Q20]*[.T20])&lt;[.X2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0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13734834">
            <text:p>13734834</text:p>
          </table:table-cell>
          <table:table-cell table:style-name="ce22" office:value-type="float" office:value="17871000">
            <text:p>17871000</text:p>
          </table:table-cell>
          <table:table-cell table:style-name="ce22" office:value-type="float" office:value="116166">
            <text:p>11616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8.8">
            <text:p>78,8</text:p>
          </table:table-cell>
          <table:table-cell table:style-name="Default"/>
          <table:table-cell table:style-name="ce22" office:value-type="float" office:value="13735240">
            <text:p>13735240</text:p>
          </table:table-cell>
          <table:table-cell table:style-name="ce22" office:value-type="float" office:value="17871000">
            <text:p>17871000</text:p>
          </table:table-cell>
          <table:table-cell table:style-name="ce22" office:value-type="float" office:value="115760">
            <text:p>11576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04.84">
            <text:p>304,84</text:p>
          </table:table-cell>
          <table:table-cell table:style-name="Default"/>
          <table:table-cell table:style-name="ce22" office:value-type="float" office:value="13735240">
            <text:p>13735240</text:p>
          </table:table-cell>
          <table:table-cell table:style-name="ce22" office:value-type="float" office:value="17871000">
            <text:p>17871000</text:p>
          </table:table-cell>
          <table:table-cell table:style-name="ce22" office:value-type="float" office:value="115760">
            <text:p>115760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04.66">
            <text:p>104,66</text:p>
          </table:table-cell>
          <table:table-cell table:style-name="Default"/>
          <table:table-cell table:style-name="ce1" table:formula="of:=MAXA([.Q21];[.K21];[.E21];[M2.E21];[M2.K21];[M2.Q21];[M1.E21];[M1.K21];[M1.Q21])" office:value-type="float" office:value="13735240">
            <text:p>13735240</text:p>
          </table:table-cell>
          <table:table-cell table:style-name="ce1" table:formula="of:=[.W21]-1" office:value-type="float" office:value="13735239">
            <text:p>13735239</text:p>
          </table:table-cell>
          <table:table-cell table:style-name="Default" table:formula="of:=AND([.E21]&gt;[.X21];[.E21]&gt;0;NOT([.E21]=&quot;infeasible&quot;))" office:value-type="boolean" office:boolean-value="false">
            <text:p>FAUX</text:p>
          </table:table-cell>
          <table:table-cell table:style-name="Default" table:formula="of:=AND([.K21]&gt;[.X21];[.K21]&gt;0;NOT([.K21]=&quot;infeasible&quot;))" office:value-type="boolean" office:boolean-value="true">
            <text:p>VRAI</text:p>
          </table:table-cell>
          <table:table-cell table:style-name="Default" table:formula="of:=AND([.Q21]&gt;[.X21];[.Q21]&gt;0;NOT([.Q21]=&quot;infeasible&quot;))" office:value-type="boolean" office:boolean-value="true">
            <text:p>VRAI</text:p>
          </table:table-cell>
          <table:table-cell table:style-name="Default" table:formula="of:=[.E21]+([.H21]*[.E21])&lt;[.X21]" office:value-type="boolean" office:boolean-value="true">
            <text:p>VRAI</text:p>
          </table:table-cell>
          <table:table-cell table:style-name="ce1" table:formula="of:=[.K21]+([.N21]*[.K21])&lt;[.X21]" office:value-type="boolean" office:boolean-value="false">
            <text:p>FAUX</text:p>
          </table:table-cell>
          <table:table-cell table:style-name="ce1" table:formula="of:=[.Q21]+([.Q21]*[.T21])&lt;[.X2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1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452215.99999999">
            <text:p>5452215,99999999</text:p>
          </table:table-cell>
          <table:table-cell table:style-name="ce22" office:value-type="float" office:value="7952250">
            <text:p>7952250</text:p>
          </table:table-cell>
          <table:table-cell table:style-name="ce22" office:value-type="float" office:value="80034">
            <text:p>8003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6.88">
            <text:p>46,88</text:p>
          </table:table-cell>
          <table:table-cell table:style-name="Default"/>
          <table:table-cell table:style-name="ce22" office:value-type="float" office:value="5452216">
            <text:p>5452216</text:p>
          </table:table-cell>
          <table:table-cell table:style-name="ce22" office:value-type="float" office:value="7952250">
            <text:p>7952250</text:p>
          </table:table-cell>
          <table:table-cell table:style-name="ce22" office:value-type="float" office:value="80034">
            <text:p>8003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1.8">
            <text:p>51,8</text:p>
          </table:table-cell>
          <table:table-cell table:style-name="Default"/>
          <table:table-cell table:style-name="ce22" office:value-type="float" office:value="5452216.00000001">
            <text:p>5452216,00000001</text:p>
          </table:table-cell>
          <table:table-cell table:style-name="ce22" office:value-type="float" office:value="7952250">
            <text:p>7952250</text:p>
          </table:table-cell>
          <table:table-cell table:style-name="ce22" office:value-type="float" office:value="80034">
            <text:p>8003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77.11">
            <text:p>77,11</text:p>
          </table:table-cell>
          <table:table-cell table:style-name="Default"/>
          <table:table-cell table:style-name="ce1" table:formula="of:=MAXA([.Q22];[.K22];[.E22];[M2.E22];[M2.K22];[M2.Q22];[M1.E22];[M1.K22];[M1.Q22])" office:value-type="float" office:value="5452216.00000001">
            <text:p>5452216,00000001</text:p>
          </table:table-cell>
          <table:table-cell table:style-name="ce1" table:formula="of:=[.W22]-1" office:value-type="float" office:value="5452215.00000001">
            <text:p>5452215,00000001</text:p>
          </table:table-cell>
          <table:table-cell table:style-name="Default" table:formula="of:=AND([.E22]&gt;[.X22];[.E22]&gt;0;NOT([.E22]=&quot;infeasible&quot;))" office:value-type="boolean" office:boolean-value="true">
            <text:p>VRAI</text:p>
          </table:table-cell>
          <table:table-cell table:style-name="Default" table:formula="of:=AND([.K22]&gt;[.X22];[.K22]&gt;0;NOT([.K22]=&quot;infeasible&quot;))" office:value-type="boolean" office:boolean-value="true">
            <text:p>VRAI</text:p>
          </table:table-cell>
          <table:table-cell table:style-name="Default" table:formula="of:=AND([.Q22]&gt;[.X22];[.Q22]&gt;0;NOT([.Q22]=&quot;infeasible&quot;))" office:value-type="boolean" office:boolean-value="true">
            <text:p>VRAI</text:p>
          </table:table-cell>
          <table:table-cell table:style-name="Default" table:formula="of:=[.E22]+([.H22]*[.E22])&lt;[.X22]" office:value-type="boolean" office:boolean-value="false">
            <text:p>FAUX</text:p>
          </table:table-cell>
          <table:table-cell table:style-name="ce1" table:formula="of:=[.K22]+([.N22]*[.K22])&lt;[.X22]" office:value-type="boolean" office:boolean-value="false">
            <text:p>FAUX</text:p>
          </table:table-cell>
          <table:table-cell table:style-name="ce1" table:formula="of:=[.Q22]+([.Q22]*[.T22])&lt;[.X2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25_0_2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style-name="ce22" office:value-type="float" office:value="5577108">
            <text:p>5577108</text:p>
          </table:table-cell>
          <table:table-cell table:style-name="ce22" office:value-type="float" office:value="7898520">
            <text:p>7898520</text:p>
          </table:table-cell>
          <table:table-cell table:style-name="ce22" office:value-type="float" office:value="21392">
            <text:p>2139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4.9">
            <text:p>24,9</text:p>
          </table:table-cell>
          <table:table-cell table:style-name="Default"/>
          <table:table-cell table:style-name="ce22" office:value-type="float" office:value="5577108">
            <text:p>5577108</text:p>
          </table:table-cell>
          <table:table-cell table:style-name="ce22" office:value-type="float" office:value="7898520">
            <text:p>7898520</text:p>
          </table:table-cell>
          <table:table-cell table:style-name="ce22" office:value-type="float" office:value="21392">
            <text:p>2139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3.33">
            <text:p>33,33</text:p>
          </table:table-cell>
          <table:table-cell table:style-name="Default"/>
          <table:table-cell table:style-name="ce22" office:value-type="float" office:value="5577108.00000001">
            <text:p>5577108,00000001</text:p>
          </table:table-cell>
          <table:table-cell table:style-name="ce22" office:value-type="float" office:value="7898520">
            <text:p>7898520</text:p>
          </table:table-cell>
          <table:table-cell table:style-name="ce22" office:value-type="float" office:value="21392">
            <text:p>2139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3.17">
            <text:p>43,17</text:p>
          </table:table-cell>
          <table:table-cell table:style-name="Default"/>
          <table:table-cell table:style-name="ce1" table:formula="of:=MAXA([.Q23];[.K23];[.E23];[M2.E23];[M2.K23];[M2.Q23];[M1.E23];[M1.K23];[M1.Q23])" office:value-type="float" office:value="5577108.00000001">
            <text:p>5577108,00000001</text:p>
          </table:table-cell>
          <table:table-cell table:style-name="ce1" table:formula="of:=[.W23]-1" office:value-type="float" office:value="5577107.00000001">
            <text:p>5577107,00000001</text:p>
          </table:table-cell>
          <table:table-cell table:style-name="Default" table:formula="of:=AND([.E23]&gt;[.X23];[.E23]&gt;0;NOT([.E23]=&quot;infeasible&quot;))" office:value-type="boolean" office:boolean-value="true">
            <text:p>VRAI</text:p>
          </table:table-cell>
          <table:table-cell table:style-name="Default" table:formula="of:=AND([.K23]&gt;[.X23];[.K23]&gt;0;NOT([.K23]=&quot;infeasible&quot;))" office:value-type="boolean" office:boolean-value="true">
            <text:p>VRAI</text:p>
          </table:table-cell>
          <table:table-cell table:style-name="Default" table:formula="of:=AND([.Q23]&gt;[.X23];[.Q23]&gt;0;NOT([.Q23]=&quot;infeasible&quot;))" office:value-type="boolean" office:boolean-value="true">
            <text:p>VRAI</text:p>
          </table:table-cell>
          <table:table-cell table:style-name="Default" table:formula="of:=[.E23]+([.H23]*[.E23])&lt;[.X23]" office:value-type="boolean" office:boolean-value="false">
            <text:p>FAUX</text:p>
          </table:table-cell>
          <table:table-cell table:style-name="ce1" table:formula="of:=[.K23]+([.N23]*[.K23])&lt;[.X23]" office:value-type="boolean" office:boolean-value="false">
            <text:p>FAUX</text:p>
          </table:table-cell>
          <table:table-cell table:style-name="ce1" table:formula="of:=[.Q23]+([.Q23]*[.T23])&lt;[.X2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0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3558402">
            <text:p>13558402</text:p>
          </table:table-cell>
          <table:table-cell table:style-name="ce22" office:value-type="float" office:value="18912500">
            <text:p>18912500</text:p>
          </table:table-cell>
          <table:table-cell table:style-name="ce22" office:value-type="float" office:value="394098">
            <text:p>39409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713.89">
            <text:p>1713,89</text:p>
          </table:table-cell>
          <table:table-cell table:style-name="Default"/>
          <table:table-cell table:style-name="ce22" office:value-type="float" office:value="13558402.0000003">
            <text:p>13558402,0000003</text:p>
          </table:table-cell>
          <table:table-cell table:style-name="ce22" office:value-type="float" office:value="18912500">
            <text:p>18912500</text:p>
          </table:table-cell>
          <table:table-cell table:style-name="ce22" office:value-type="float" office:value="394098">
            <text:p>394098</text:p>
          </table:table-cell>
          <table:table-cell table:style-name="Default" office:value-type="float" office:value="0.12">
            <text:p>0,12</text:p>
          </table:table-cell>
          <table:table-cell table:style-name="Default" office:value-type="float" office:value="3600.13">
            <text:p>3600,13</text:p>
          </table:table-cell>
          <table:table-cell table:style-name="Default"/>
          <table:table-cell table:style-name="ce22" office:value-type="float" office:value="13558402">
            <text:p>13558402</text:p>
          </table:table-cell>
          <table:table-cell table:style-name="ce22" office:value-type="float" office:value="18912500">
            <text:p>18912500</text:p>
          </table:table-cell>
          <table:table-cell table:style-name="ce22" office:value-type="float" office:value="394098">
            <text:p>394098</text:p>
          </table:table-cell>
          <table:table-cell table:style-name="Default" office:value-type="float" office:value="0.13">
            <text:p>0,13</text:p>
          </table:table-cell>
          <table:table-cell table:style-name="Default" office:value-type="float" office:value="3600.12">
            <text:p>3600,12</text:p>
          </table:table-cell>
          <table:table-cell table:style-name="Default"/>
          <table:table-cell table:style-name="ce1" table:formula="of:=MAXA([.Q24];[.K24];[.E24];[M2.E24];[M2.K24];[M2.Q24];[M1.E24];[M1.K24];[M1.Q24])" office:value-type="float" office:value="13558402.0000003">
            <text:p>13558402,0000003</text:p>
          </table:table-cell>
          <table:table-cell table:style-name="ce1" table:formula="of:=[.W24]-1" office:value-type="float" office:value="13558401.0000003">
            <text:p>13558401,0000003</text:p>
          </table:table-cell>
          <table:table-cell table:style-name="Default" table:formula="of:=AND([.E24]&gt;[.X24];[.E24]&gt;0;NOT([.E24]=&quot;infeasible&quot;))" office:value-type="boolean" office:boolean-value="true">
            <text:p>VRAI</text:p>
          </table:table-cell>
          <table:table-cell table:style-name="Default" table:formula="of:=AND([.K24]&gt;[.X24];[.K24]&gt;0;NOT([.K24]=&quot;infeasible&quot;))" office:value-type="boolean" office:boolean-value="true">
            <text:p>VRAI</text:p>
          </table:table-cell>
          <table:table-cell table:style-name="Default" table:formula="of:=AND([.Q24]&gt;[.X24];[.Q24]&gt;0;NOT([.Q24]=&quot;infeasible&quot;))" office:value-type="boolean" office:boolean-value="true">
            <text:p>VRAI</text:p>
          </table:table-cell>
          <table:table-cell table:style-name="Default" table:formula="of:=[.E24]+([.H24]*[.E24])&lt;[.X24]" office:value-type="boolean" office:boolean-value="false">
            <text:p>FAUX</text:p>
          </table:table-cell>
          <table:table-cell table:style-name="ce1" table:formula="of:=[.K24]+([.N24]*[.K24])&lt;[.X24]" office:value-type="boolean" office:boolean-value="false">
            <text:p>FAUX</text:p>
          </table:table-cell>
          <table:table-cell table:style-name="ce1" table:formula="of:=[.Q24]+([.Q24]*[.T24])&lt;[.X2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1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6315366">
            <text:p>16315366</text:p>
          </table:table-cell>
          <table:table-cell table:style-name="ce22" office:value-type="float" office:value="23752540">
            <text:p>23752540</text:p>
          </table:table-cell>
          <table:table-cell table:style-name="ce22" office:value-type="float" office:value="457134">
            <text:p>45713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250.33">
            <text:p>1250,33</text:p>
          </table:table-cell>
          <table:table-cell table:style-name="Default"/>
          <table:table-cell table:style-name="ce22" office:value-type="float" office:value="16315366">
            <text:p>16315366</text:p>
          </table:table-cell>
          <table:table-cell table:style-name="ce22" office:value-type="float" office:value="23752540">
            <text:p>23752540</text:p>
          </table:table-cell>
          <table:table-cell table:style-name="ce22" office:value-type="float" office:value="457134">
            <text:p>457134</text:p>
          </table:table-cell>
          <table:table-cell table:style-name="Default" office:value-type="float" office:value="0.04">
            <text:p>0,04</text:p>
          </table:table-cell>
          <table:table-cell table:style-name="Default" office:value-type="float" office:value="3604">
            <text:p>3604</text:p>
          </table:table-cell>
          <table:table-cell table:style-name="Default"/>
          <table:table-cell table:style-name="ce22" office:value-type="float" office:value="16315532.0000001">
            <text:p>16315532,0000001</text:p>
          </table:table-cell>
          <table:table-cell table:style-name="ce22" office:value-type="float" office:value="23751540">
            <text:p>23751540</text:p>
          </table:table-cell>
          <table:table-cell table:style-name="ce22" office:value-type="float" office:value="455968">
            <text:p>455968</text:p>
          </table:table-cell>
          <table:table-cell table:style-name="Default" office:value-type="float" office:value="0.03">
            <text:p>0,03</text:p>
          </table:table-cell>
          <table:table-cell table:style-name="Default" office:value-type="float" office:value="3600.17">
            <text:p>3600,17</text:p>
          </table:table-cell>
          <table:table-cell table:style-name="Default"/>
          <table:table-cell table:style-name="ce1" table:formula="of:=MAXA([.Q25];[.K25];[.E25];[M2.E25];[M2.K25];[M2.Q25];[M1.E25];[M1.K25];[M1.Q25])" office:value-type="float" office:value="16315532.0000001">
            <text:p>16315532,0000001</text:p>
          </table:table-cell>
          <table:table-cell table:style-name="ce1" table:formula="of:=[.W25]-1" office:value-type="float" office:value="16315531.0000001">
            <text:p>16315531,0000001</text:p>
          </table:table-cell>
          <table:table-cell table:style-name="Default" table:formula="of:=AND([.E25]&gt;[.X25];[.E25]&gt;0;NOT([.E25]=&quot;infeasible&quot;))" office:value-type="boolean" office:boolean-value="false">
            <text:p>FAUX</text:p>
          </table:table-cell>
          <table:table-cell table:style-name="Default" table:formula="of:=AND([.K25]&gt;[.X25];[.K25]&gt;0;NOT([.K25]=&quot;infeasible&quot;))" office:value-type="boolean" office:boolean-value="false">
            <text:p>FAUX</text:p>
          </table:table-cell>
          <table:table-cell table:style-name="Default" table:formula="of:=AND([.Q25]&gt;[.X25];[.Q25]&gt;0;NOT([.Q25]=&quot;infeasible&quot;))" office:value-type="boolean" office:boolean-value="true">
            <text:p>VRAI</text:p>
          </table:table-cell>
          <table:table-cell table:style-name="Default" table:formula="of:=[.E25]+([.H25]*[.E25])&lt;[.X25]" office:value-type="boolean" office:boolean-value="true">
            <text:p>VRAI</text:p>
          </table:table-cell>
          <table:table-cell table:style-name="ce1" table:formula="of:=[.K25]+([.N25]*[.K25])&lt;[.X25]" office:value-type="boolean" office:boolean-value="false">
            <text:p>FAUX</text:p>
          </table:table-cell>
          <table:table-cell table:style-name="ce1" table:formula="of:=[.Q25]+([.Q25]*[.T25])&lt;[.X2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50_0_2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22" office:value-type="float" office:value="10027122">
            <text:p>10027122</text:p>
          </table:table-cell>
          <table:table-cell table:style-name="ce22" office:value-type="float" office:value="14785250">
            <text:p>14785250</text:p>
          </table:table-cell>
          <table:table-cell table:style-name="ce22" office:value-type="float" office:value="288128">
            <text:p>28812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68.45">
            <text:p>568,45</text:p>
          </table:table-cell>
          <table:table-cell table:style-name="Default"/>
          <table:table-cell table:style-name="ce22" office:value-type="float" office:value="10027122">
            <text:p>10027122</text:p>
          </table:table-cell>
          <table:table-cell table:style-name="ce22" office:value-type="float" office:value="14785250">
            <text:p>14785250</text:p>
          </table:table-cell>
          <table:table-cell table:style-name="ce22" office:value-type="float" office:value="288128">
            <text:p>28812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914.94">
            <text:p>914,94</text:p>
          </table:table-cell>
          <table:table-cell table:style-name="Default"/>
          <table:table-cell table:style-name="ce22" office:value-type="float" office:value="10027122">
            <text:p>10027122</text:p>
          </table:table-cell>
          <table:table-cell table:style-name="ce22" office:value-type="float" office:value="14785250">
            <text:p>14785250</text:p>
          </table:table-cell>
          <table:table-cell table:style-name="ce22" office:value-type="float" office:value="288128">
            <text:p>28812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150.33">
            <text:p>1150,33</text:p>
          </table:table-cell>
          <table:table-cell table:style-name="Default"/>
          <table:table-cell table:style-name="ce1" table:formula="of:=MAXA([.Q26];[.K26];[.E26];[M2.E26];[M2.K26];[M2.Q26];[M1.E26];[M1.K26];[M1.Q26])" office:value-type="float" office:value="10027122">
            <text:p>10027122</text:p>
          </table:table-cell>
          <table:table-cell table:style-name="ce1" table:formula="of:=[.W26]-1" office:value-type="float" office:value="10027121">
            <text:p>10027121</text:p>
          </table:table-cell>
          <table:table-cell table:style-name="Default" table:formula="of:=AND([.E26]&gt;[.X26];[.E26]&gt;0;NOT([.E26]=&quot;infeasible&quot;))" office:value-type="boolean" office:boolean-value="true">
            <text:p>VRAI</text:p>
          </table:table-cell>
          <table:table-cell table:style-name="Default" table:formula="of:=AND([.K26]&gt;[.X26];[.K26]&gt;0;NOT([.K26]=&quot;infeasible&quot;))" office:value-type="boolean" office:boolean-value="true">
            <text:p>VRAI</text:p>
          </table:table-cell>
          <table:table-cell table:style-name="Default" table:formula="of:=AND([.Q26]&gt;[.X26];[.Q26]&gt;0;NOT([.Q26]=&quot;infeasible&quot;))" office:value-type="boolean" office:boolean-value="true">
            <text:p>VRAI</text:p>
          </table:table-cell>
          <table:table-cell table:style-name="Default" table:formula="of:=[.E26]+([.H26]*[.E26])&lt;[.X26]" office:value-type="boolean" office:boolean-value="false">
            <text:p>FAUX</text:p>
          </table:table-cell>
          <table:table-cell table:style-name="ce1" table:formula="of:=[.K26]+([.N26]*[.K26])&lt;[.X26]" office:value-type="boolean" office:boolean-value="false">
            <text:p>FAUX</text:p>
          </table:table-cell>
          <table:table-cell table:style-name="ce1" table:formula="of:=[.Q26]+([.Q26]*[.T26])&lt;[.X2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0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0655624.0000001">
            <text:p>20655624,0000001</text:p>
          </table:table-cell>
          <table:table-cell table:style-name="ce22" office:value-type="float" office:value="29833000">
            <text:p>29833000</text:p>
          </table:table-cell>
          <table:table-cell table:style-name="ce22" office:value-type="float" office:value="817376">
            <text:p>817376</text:p>
          </table:table-cell>
          <table:table-cell table:style-name="Default" office:value-type="float" office:value="0.27">
            <text:p>0,27</text:p>
          </table:table-cell>
          <table:table-cell table:style-name="Default" office:value-type="float" office:value="3605.15">
            <text:p>3605,15</text:p>
          </table:table-cell>
          <table:table-cell table:style-name="Default"/>
          <table:table-cell table:style-name="ce22" office:value-type="float" office:value="18220018">
            <text:p>18220018</text:p>
          </table:table-cell>
          <table:table-cell table:style-name="ce22" office:value-type="float" office:value="29766000">
            <text:p>29766000</text:p>
          </table:table-cell>
          <table:table-cell table:style-name="ce22" office:value-type="float" office:value="3215982">
            <text:p>3215982</text:p>
          </table:table-cell>
          <table:table-cell table:style-name="Default" office:value-type="float" office:value="23.36">
            <text:p>23,36</text:p>
          </table:table-cell>
          <table:table-cell table:style-name="Default" office:value-type="float" office:value="3600.21">
            <text:p>3600,21</text:p>
          </table:table-cell>
          <table:table-cell table:style-name="Default"/>
          <table:table-cell table:style-name="ce22" office:value-type="float" office:value="20515446">
            <text:p>20515446</text:p>
          </table:table-cell>
          <table:table-cell table:style-name="ce22" office:value-type="float" office:value="29793000">
            <text:p>29793000</text:p>
          </table:table-cell>
          <table:table-cell table:style-name="ce22" office:value-type="float" office:value="917554">
            <text:p>917554</text:p>
          </table:table-cell>
          <table:table-cell table:style-name="Default" office:value-type="float" office:value="1.37">
            <text:p>1,37</text:p>
          </table:table-cell>
          <table:table-cell table:style-name="Default" office:value-type="float" office:value="3600.2">
            <text:p>3600,2</text:p>
          </table:table-cell>
          <table:table-cell table:style-name="Default"/>
          <table:table-cell table:style-name="ce1" table:formula="of:=MAXA([.Q27];[.K27];[.E27];[M2.E27];[M2.K27];[M2.Q27];[M1.E27];[M1.K27];[M1.Q27])" office:value-type="float" office:value="20655624.0000001">
            <text:p>20655624,0000001</text:p>
          </table:table-cell>
          <table:table-cell table:style-name="ce1" table:formula="of:=[.W27]-1" office:value-type="float" office:value="20655623.0000001">
            <text:p>20655623,0000001</text:p>
          </table:table-cell>
          <table:table-cell table:style-name="Default" table:formula="of:=AND([.E27]&gt;[.X27];[.E27]&gt;0;NOT([.E27]=&quot;infeasible&quot;))" office:value-type="boolean" office:boolean-value="true">
            <text:p>VRAI</text:p>
          </table:table-cell>
          <table:table-cell table:style-name="Default" table:formula="of:=AND([.K27]&gt;[.X27];[.K27]&gt;0;NOT([.K27]=&quot;infeasible&quot;))" office:value-type="boolean" office:boolean-value="false">
            <text:p>FAUX</text:p>
          </table:table-cell>
          <table:table-cell table:style-name="Default" table:formula="of:=AND([.Q27]&gt;[.X27];[.Q27]&gt;0;NOT([.Q27]=&quot;infeasible&quot;))" office:value-type="boolean" office:boolean-value="false">
            <text:p>FAUX</text:p>
          </table:table-cell>
          <table:table-cell table:style-name="Default" table:formula="of:=[.E27]+([.H27]*[.E27])&lt;[.X27]" office:value-type="boolean" office:boolean-value="false">
            <text:p>FAUX</text:p>
          </table:table-cell>
          <table:table-cell table:style-name="ce1" table:formula="of:=[.K27]+([.N27]*[.K27])&lt;[.X27]" office:value-type="boolean" office:boolean-value="false">
            <text:p>FAUX</text:p>
          </table:table-cell>
          <table:table-cell table:style-name="ce1" table:formula="of:=[.Q27]+([.Q27]*[.T27])&lt;[.X2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1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18975775.3333334">
            <text:p>18975775,3333334</text:p>
          </table:table-cell>
          <table:table-cell table:style-name="ce22" office:value-type="float" office:value="26355810">
            <text:p>26355810</text:p>
          </table:table-cell>
          <table:table-cell table:style-name="ce22" office:value-type="float" office:value="580058">
            <text:p>580058</text:p>
          </table:table-cell>
          <table:table-cell table:style-name="Default" office:value-type="float" office:value="10.03">
            <text:p>10,03</text:p>
          </table:table-cell>
          <table:table-cell table:style-name="Default" office:value-type="float" office:value="3610.78">
            <text:p>3610,78</text:p>
          </table:table-cell>
          <table:table-cell table:style-name="Default"/>
          <table:table-cell table:style-name="ce22" office:value-type="float" office:value="2803949.33333328">
            <text:p>2803949,33333328</text:p>
          </table:table-cell>
          <table:table-cell table:style-name="ce22" office:value-type="float" office:value="20979810">
            <text:p>20979810</text:p>
          </table:table-cell>
          <table:table-cell table:style-name="ce22" office:value-type="float" office:value="12725884">
            <text:p>12725884</text:p>
          </table:table-cell>
          <table:table-cell table:style-name="Default" office:value-type="float" office:value="646.01">
            <text:p>646,01</text:p>
          </table:table-cell>
          <table:table-cell table:style-name="Default" office:value-type="float" office:value="3600.2">
            <text:p>3600,2</text:p>
          </table:table-cell>
          <table:table-cell table:style-name="Default"/>
          <table:table-cell table:style-name="ce22" office:value-type="float" office:value="7930877.33333324">
            <text:p>7930877,33333324</text:p>
          </table:table-cell>
          <table:table-cell table:style-name="ce22" office:value-type="float" office:value="24031310">
            <text:p>24031310</text:p>
          </table:table-cell>
          <table:table-cell table:style-name="ce22" office:value-type="float" office:value="8950456">
            <text:p>8950456</text:p>
          </table:table-cell>
          <table:table-cell table:style-name="Default" office:value-type="float" office:value="166.58">
            <text:p>166,58</text:p>
          </table:table-cell>
          <table:table-cell table:style-name="Default" office:value-type="float" office:value="3600.16">
            <text:p>3600,16</text:p>
          </table:table-cell>
          <table:table-cell table:style-name="Default"/>
          <table:table-cell table:style-name="ce1" table:formula="of:=MAXA([.Q28];[.K28];[.E28];[M2.E28];[M2.K28];[M2.Q28];[M1.E28];[M1.K28];[M1.Q28])" office:value-type="float" office:value="19970277.3333333">
            <text:p>19970277,3333333</text:p>
          </table:table-cell>
          <table:table-cell table:style-name="ce1" table:formula="of:=[.W28]-1" office:value-type="float" office:value="19970276.3333333">
            <text:p>19970276,3333333</text:p>
          </table:table-cell>
          <table:table-cell table:style-name="Default" table:formula="of:=AND([.E28]&gt;[.X28];[.E28]&gt;0;NOT([.E28]=&quot;infeasible&quot;))" office:value-type="boolean" office:boolean-value="false">
            <text:p>FAUX</text:p>
          </table:table-cell>
          <table:table-cell table:style-name="Default" table:formula="of:=AND([.K28]&gt;[.X28];[.K28]&gt;0;NOT([.K28]=&quot;infeasible&quot;))" office:value-type="boolean" office:boolean-value="false">
            <text:p>FAUX</text:p>
          </table:table-cell>
          <table:table-cell table:style-name="Default" table:formula="of:=AND([.Q28]&gt;[.X28];[.Q28]&gt;0;NOT([.Q28]=&quot;infeasible&quot;))" office:value-type="boolean" office:boolean-value="false">
            <text:p>FAUX</text:p>
          </table:table-cell>
          <table:table-cell table:style-name="Default" table:formula="of:=[.E28]+([.H28]*[.E28])&lt;[.X28]" office:value-type="boolean" office:boolean-value="false">
            <text:p>FAUX</text:p>
          </table:table-cell>
          <table:table-cell table:style-name="ce1" table:formula="of:=[.K28]+([.N28]*[.K28])&lt;[.X28]" office:value-type="boolean" office:boolean-value="false">
            <text:p>FAUX</text:p>
          </table:table-cell>
          <table:table-cell table:style-name="ce1" table:formula="of:=[.Q28]+([.Q28]*[.T28])&lt;[.X2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8_100_100_0_2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2" office:value-type="float" office:value="28259632">
            <text:p>28259632</text:p>
          </table:table-cell>
          <table:table-cell table:style-name="ce22" office:value-type="float" office:value="38126500">
            <text:p>38126500</text:p>
          </table:table-cell>
          <table:table-cell table:style-name="ce22" office:value-type="float" office:value="516868">
            <text:p>516868</text:p>
          </table:table-cell>
          <table:table-cell table:style-name="Default" office:value-type="float" office:value="8.67">
            <text:p>8,67</text:p>
          </table:table-cell>
          <table:table-cell table:style-name="Default" office:value-type="float" office:value="3604.49">
            <text:p>3604,49</text:p>
          </table:table-cell>
          <table:table-cell table:style-name="Default"/>
          <table:table-cell table:style-name="ce22" office:value-type="float" office:value="27900196.0000001">
            <text:p>27900196,0000001</text:p>
          </table:table-cell>
          <table:table-cell table:style-name="ce22" office:value-type="float" office:value="43154000">
            <text:p>43154000</text:p>
          </table:table-cell>
          <table:table-cell table:style-name="ce22" office:value-type="float" office:value="3573804">
            <text:p>3573804</text:p>
          </table:table-cell>
          <table:table-cell table:style-name="Default" office:value-type="float" office:value="10.09">
            <text:p>10,09</text:p>
          </table:table-cell>
          <table:table-cell table:style-name="Default" office:value-type="float" office:value="3608.85">
            <text:p>3608,85</text:p>
          </table:table-cell>
          <table:table-cell table:style-name="Default"/>
          <table:table-cell table:style-name="ce22" office:value-type="float" office:value="28834102">
            <text:p>28834102</text:p>
          </table:table-cell>
          <table:table-cell table:style-name="ce22" office:value-type="float" office:value="39767000">
            <text:p>39767000</text:p>
          </table:table-cell>
          <table:table-cell table:style-name="ce22" office:value-type="float" office:value="762898">
            <text:p>762898</text:p>
          </table:table-cell>
          <table:table-cell table:style-name="Default" office:value-type="float" office:value="7.24">
            <text:p>7,24</text:p>
          </table:table-cell>
          <table:table-cell table:style-name="Default" office:value-type="float" office:value="3608.96">
            <text:p>3608,96</text:p>
          </table:table-cell>
          <table:table-cell table:style-name="Default"/>
          <table:table-cell table:style-name="ce1" table:formula="of:=MAXA([.Q29];[.K29];[.E29];[M2.E29];[M2.K29];[M2.Q29];[M1.E29];[M1.K29];[M1.Q29])" office:value-type="float" office:value="28834102">
            <text:p>28834102</text:p>
          </table:table-cell>
          <table:table-cell table:style-name="ce1" table:formula="of:=[.W29]-1" office:value-type="float" office:value="28834101">
            <text:p>28834101</text:p>
          </table:table-cell>
          <table:table-cell table:style-name="Default" table:formula="of:=AND([.E29]&gt;[.X29];[.E29]&gt;0;NOT([.E29]=&quot;infeasible&quot;))" office:value-type="boolean" office:boolean-value="false">
            <text:p>FAUX</text:p>
          </table:table-cell>
          <table:table-cell table:style-name="Default" table:formula="of:=AND([.K29]&gt;[.X29];[.K29]&gt;0;NOT([.K29]=&quot;infeasible&quot;))" office:value-type="boolean" office:boolean-value="false">
            <text:p>FAUX</text:p>
          </table:table-cell>
          <table:table-cell table:style-name="Default" table:formula="of:=AND([.Q29]&gt;[.X29];[.Q29]&gt;0;NOT([.Q29]=&quot;infeasible&quot;))" office:value-type="boolean" office:boolean-value="true">
            <text:p>VRAI</text:p>
          </table:table-cell>
          <table:table-cell table:style-name="Default" table:formula="of:=[.E29]+([.H29]*[.E29])&lt;[.X29]" office:value-type="boolean" office:boolean-value="false">
            <text:p>FAUX</text:p>
          </table:table-cell>
          <table:table-cell table:style-name="ce1" table:formula="of:=[.K29]+([.N29]*[.K29])&lt;[.X29]" office:value-type="boolean" office:boolean-value="false">
            <text:p>FAUX</text:p>
          </table:table-cell>
          <table:table-cell table:style-name="ce1" table:formula="of:=[.Q29]+([.Q29]*[.T29])&lt;[.X2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0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9059128">
            <text:p>9059128</text:p>
          </table:table-cell>
          <table:table-cell table:style-name="ce22" office:value-type="float" office:value="13058000">
            <text:p>13058000</text:p>
          </table:table-cell>
          <table:table-cell table:style-name="ce22" office:value-type="float" office:value="628872">
            <text:p>62887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1.66">
            <text:p>21,66</text:p>
          </table:table-cell>
          <table:table-cell table:style-name="Default"/>
          <table:table-cell table:style-name="ce22" office:value-type="float" office:value="9059128">
            <text:p>9059128</text:p>
          </table:table-cell>
          <table:table-cell table:style-name="ce22" office:value-type="float" office:value="13057979">
            <text:p>13057979</text:p>
          </table:table-cell>
          <table:table-cell table:style-name="ce22" office:value-type="float" office:value="628872">
            <text:p>62887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9.23">
            <text:p>19,23</text:p>
          </table:table-cell>
          <table:table-cell table:style-name="Default"/>
          <table:table-cell table:style-name="ce22" office:value-type="float" office:value="9059128">
            <text:p>9059128</text:p>
          </table:table-cell>
          <table:table-cell table:style-name="ce22" office:value-type="float" office:value="13058000">
            <text:p>13058000</text:p>
          </table:table-cell>
          <table:table-cell table:style-name="ce22" office:value-type="float" office:value="628872">
            <text:p>62887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2.85">
            <text:p>22,85</text:p>
          </table:table-cell>
          <table:table-cell table:style-name="Default"/>
          <table:table-cell table:style-name="ce1" table:formula="of:=MAXA([.Q30];[.K30];[.E30];[M2.E30];[M2.K30];[M2.Q30];[M1.E30];[M1.K30];[M1.Q30])" office:value-type="float" office:value="9059128">
            <text:p>9059128</text:p>
          </table:table-cell>
          <table:table-cell table:style-name="ce1" table:formula="of:=[.W30]-1" office:value-type="float" office:value="9059127">
            <text:p>9059127</text:p>
          </table:table-cell>
          <table:table-cell table:style-name="Default" table:formula="of:=AND([.E30]&gt;[.X30];[.E30]&gt;0;NOT([.E30]=&quot;infeasible&quot;))" office:value-type="boolean" office:boolean-value="true">
            <text:p>VRAI</text:p>
          </table:table-cell>
          <table:table-cell table:style-name="Default" table:formula="of:=AND([.K30]&gt;[.X30];[.K30]&gt;0;NOT([.K30]=&quot;infeasible&quot;))" office:value-type="boolean" office:boolean-value="true">
            <text:p>VRAI</text:p>
          </table:table-cell>
          <table:table-cell table:style-name="Default" table:formula="of:=AND([.Q30]&gt;[.X30];[.Q30]&gt;0;NOT([.Q30]=&quot;infeasible&quot;))" office:value-type="boolean" office:boolean-value="true">
            <text:p>VRAI</text:p>
          </table:table-cell>
          <table:table-cell table:style-name="Default" table:formula="of:=[.E30]+([.H30]*[.E30])&lt;[.X30]" office:value-type="boolean" office:boolean-value="false">
            <text:p>FAUX</text:p>
          </table:table-cell>
          <table:table-cell table:style-name="ce1" table:formula="of:=[.K30]+([.N30]*[.K30])&lt;[.X30]" office:value-type="boolean" office:boolean-value="false">
            <text:p>FAUX</text:p>
          </table:table-cell>
          <table:table-cell table:style-name="ce1" table:formula="of:=[.Q30]+([.Q30]*[.T30])&lt;[.X3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1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8293878.85714286">
            <text:p>8293878,85714286</text:p>
          </table:table-cell>
          <table:table-cell table:style-name="ce22" office:value-type="float" office:value="14800110">
            <text:p>14800110</text:p>
          </table:table-cell>
          <table:table-cell table:style-name="ce22" office:value-type="float" office:value="1826264">
            <text:p>182626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71.66">
            <text:p>171,66</text:p>
          </table:table-cell>
          <table:table-cell table:style-name="Default"/>
          <table:table-cell table:style-name="ce22" office:value-type="float" office:value="8293878.85714287">
            <text:p>8293878,85714287</text:p>
          </table:table-cell>
          <table:table-cell table:style-name="ce22" office:value-type="float" office:value="14800140">
            <text:p>14800140</text:p>
          </table:table-cell>
          <table:table-cell table:style-name="ce22" office:value-type="float" office:value="1826264">
            <text:p>182626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53.89">
            <text:p>353,89</text:p>
          </table:table-cell>
          <table:table-cell table:style-name="Default"/>
          <table:table-cell table:style-name="ce22" office:value-type="float" office:value="8293878.85714287">
            <text:p>8293878,85714287</text:p>
          </table:table-cell>
          <table:table-cell table:style-name="ce22" office:value-type="float" office:value="14800140">
            <text:p>14800140</text:p>
          </table:table-cell>
          <table:table-cell table:style-name="ce22" office:value-type="float" office:value="1826264">
            <text:p>182626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36.23">
            <text:p>336,23</text:p>
          </table:table-cell>
          <table:table-cell table:style-name="Default"/>
          <table:table-cell table:style-name="ce1" table:formula="of:=MAXA([.Q31];[.K31];[.E31];[M2.E31];[M2.K31];[M2.Q31];[M1.E31];[M1.K31];[M1.Q31])" office:value-type="float" office:value="8293878.85714287">
            <text:p>8293878,85714287</text:p>
          </table:table-cell>
          <table:table-cell table:style-name="ce1" table:formula="of:=[.W31]-1" office:value-type="float" office:value="8293877.85714287">
            <text:p>8293877,85714287</text:p>
          </table:table-cell>
          <table:table-cell table:style-name="Default" table:formula="of:=AND([.E31]&gt;[.X31];[.E31]&gt;0;NOT([.E31]=&quot;infeasible&quot;))" office:value-type="boolean" office:boolean-value="true">
            <text:p>VRAI</text:p>
          </table:table-cell>
          <table:table-cell table:style-name="Default" table:formula="of:=AND([.K31]&gt;[.X31];[.K31]&gt;0;NOT([.K31]=&quot;infeasible&quot;))" office:value-type="boolean" office:boolean-value="true">
            <text:p>VRAI</text:p>
          </table:table-cell>
          <table:table-cell table:style-name="Default" table:formula="of:=AND([.Q31]&gt;[.X31];[.Q31]&gt;0;NOT([.Q31]=&quot;infeasible&quot;))" office:value-type="boolean" office:boolean-value="true">
            <text:p>VRAI</text:p>
          </table:table-cell>
          <table:table-cell table:style-name="Default" table:formula="of:=[.E31]+([.H31]*[.E31])&lt;[.X31]" office:value-type="boolean" office:boolean-value="false">
            <text:p>FAUX</text:p>
          </table:table-cell>
          <table:table-cell table:style-name="ce1" table:formula="of:=[.K31]+([.N31]*[.K31])&lt;[.X31]" office:value-type="boolean" office:boolean-value="false">
            <text:p>FAUX</text:p>
          </table:table-cell>
          <table:table-cell table:style-name="ce1" table:formula="of:=[.Q31]+([.Q31]*[.T31])&lt;[.X3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25_0_2 </text:p>
          </table:table-cell>
          <table:table-cell table:number-columns-repeated="2"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9912946">
            <text:p>9912946</text:p>
          </table:table-cell>
          <table:table-cell table:style-name="ce22" office:value-type="float" office:value="12789480">
            <text:p>12789480</text:p>
          </table:table-cell>
          <table:table-cell table:style-name="ce22" office:value-type="float" office:value="146554">
            <text:p>14655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.68">
            <text:p>6,68</text:p>
          </table:table-cell>
          <table:table-cell table:style-name="Default"/>
          <table:table-cell table:style-name="ce22" office:value-type="float" office:value="9912946">
            <text:p>9912946</text:p>
          </table:table-cell>
          <table:table-cell table:style-name="ce22" office:value-type="float" office:value="12789480">
            <text:p>12789480</text:p>
          </table:table-cell>
          <table:table-cell table:style-name="ce22" office:value-type="float" office:value="146554">
            <text:p>14655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0.71">
            <text:p>10,71</text:p>
          </table:table-cell>
          <table:table-cell table:style-name="Default"/>
          <table:table-cell table:style-name="ce22" office:value-type="float" office:value="9912946">
            <text:p>9912946</text:p>
          </table:table-cell>
          <table:table-cell table:style-name="ce22" office:value-type="float" office:value="12789480">
            <text:p>12789480</text:p>
          </table:table-cell>
          <table:table-cell table:style-name="ce22" office:value-type="float" office:value="146554">
            <text:p>14655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1.12">
            <text:p>11,12</text:p>
          </table:table-cell>
          <table:table-cell table:style-name="Default"/>
          <table:table-cell table:style-name="ce1" table:formula="of:=MAXA([.Q32];[.K32];[.E32];[M2.E32];[M2.K32];[M2.Q32];[M1.E32];[M1.K32];[M1.Q32])" office:value-type="float" office:value="9912946">
            <text:p>9912946</text:p>
          </table:table-cell>
          <table:table-cell table:style-name="ce1" table:formula="of:=[.W32]-1" office:value-type="float" office:value="9912945">
            <text:p>9912945</text:p>
          </table:table-cell>
          <table:table-cell table:style-name="Default" table:formula="of:=AND([.E32]&gt;[.X32];[.E32]&gt;0;NOT([.E32]=&quot;infeasible&quot;))" office:value-type="boolean" office:boolean-value="true">
            <text:p>VRAI</text:p>
          </table:table-cell>
          <table:table-cell table:style-name="Default" table:formula="of:=AND([.K32]&gt;[.X32];[.K32]&gt;0;NOT([.K32]=&quot;infeasible&quot;))" office:value-type="boolean" office:boolean-value="true">
            <text:p>VRAI</text:p>
          </table:table-cell>
          <table:table-cell table:style-name="Default" table:formula="of:=AND([.Q32]&gt;[.X32];[.Q32]&gt;0;NOT([.Q32]=&quot;infeasible&quot;))" office:value-type="boolean" office:boolean-value="true">
            <text:p>VRAI</text:p>
          </table:table-cell>
          <table:table-cell table:style-name="Default" table:formula="of:=[.E32]+([.H32]*[.E32])&lt;[.X32]" office:value-type="boolean" office:boolean-value="false">
            <text:p>FAUX</text:p>
          </table:table-cell>
          <table:table-cell table:style-name="ce1" table:formula="of:=[.K32]+([.N32]*[.K32])&lt;[.X32]" office:value-type="boolean" office:boolean-value="false">
            <text:p>FAUX</text:p>
          </table:table-cell>
          <table:table-cell table:style-name="ce1" table:formula="of:=[.Q32]+([.Q32]*[.T32])&lt;[.X3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0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4202646">
            <text:p>14202646</text:p>
          </table:table-cell>
          <table:table-cell table:style-name="ce22" office:value-type="float" office:value="18934310">
            <text:p>18934310</text:p>
          </table:table-cell>
          <table:table-cell table:style-name="ce22" office:value-type="float" office:value="331654">
            <text:p>33165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79.59">
            <text:p>179,59</text:p>
          </table:table-cell>
          <table:table-cell table:style-name="Default"/>
          <table:table-cell table:style-name="ce22" office:value-type="float" office:value="14202646">
            <text:p>14202646</text:p>
          </table:table-cell>
          <table:table-cell table:style-name="ce22" office:value-type="float" office:value="18934310">
            <text:p>18934310</text:p>
          </table:table-cell>
          <table:table-cell table:style-name="ce22" office:value-type="float" office:value="331654">
            <text:p>33165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89.01">
            <text:p>289,01</text:p>
          </table:table-cell>
          <table:table-cell table:style-name="Default"/>
          <table:table-cell table:style-name="ce22" office:value-type="float" office:value="14202646">
            <text:p>14202646</text:p>
          </table:table-cell>
          <table:table-cell table:style-name="ce22" office:value-type="float" office:value="18934310">
            <text:p>18934310</text:p>
          </table:table-cell>
          <table:table-cell table:style-name="ce22" office:value-type="float" office:value="331654">
            <text:p>33165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57.97">
            <text:p>457,97</text:p>
          </table:table-cell>
          <table:table-cell table:style-name="Default"/>
          <table:table-cell table:style-name="ce1" table:formula="of:=MAXA([.Q33];[.K33];[.E33];[M2.E33];[M2.K33];[M2.Q33];[M1.E33];[M1.K33];[M1.Q33])" office:value-type="float" office:value="14202646">
            <text:p>14202646</text:p>
          </table:table-cell>
          <table:table-cell table:style-name="ce1" table:formula="of:=[.W33]-1" office:value-type="float" office:value="14202645">
            <text:p>14202645</text:p>
          </table:table-cell>
          <table:table-cell table:style-name="Default" table:formula="of:=AND([.E33]&gt;[.X33];[.E33]&gt;0;NOT([.E33]=&quot;infeasible&quot;))" office:value-type="boolean" office:boolean-value="true">
            <text:p>VRAI</text:p>
          </table:table-cell>
          <table:table-cell table:style-name="Default" table:formula="of:=AND([.K33]&gt;[.X33];[.K33]&gt;0;NOT([.K33]=&quot;infeasible&quot;))" office:value-type="boolean" office:boolean-value="true">
            <text:p>VRAI</text:p>
          </table:table-cell>
          <table:table-cell table:style-name="Default" table:formula="of:=AND([.Q33]&gt;[.X33];[.Q33]&gt;0;NOT([.Q33]=&quot;infeasible&quot;))" office:value-type="boolean" office:boolean-value="true">
            <text:p>VRAI</text:p>
          </table:table-cell>
          <table:table-cell table:style-name="Default" table:formula="of:=[.E33]+([.H33]*[.E33])&lt;[.X33]" office:value-type="boolean" office:boolean-value="false">
            <text:p>FAUX</text:p>
          </table:table-cell>
          <table:table-cell table:style-name="ce1" table:formula="of:=[.K33]+([.N33]*[.K33])&lt;[.X33]" office:value-type="boolean" office:boolean-value="false">
            <text:p>FAUX</text:p>
          </table:table-cell>
          <table:table-cell table:style-name="ce1" table:formula="of:=[.Q33]+([.Q33]*[.T33])&lt;[.X3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1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7543798">
            <text:p>17543798</text:p>
          </table:table-cell>
          <table:table-cell table:style-name="ce22" office:value-type="float" office:value="26269970">
            <text:p>26269970</text:p>
          </table:table-cell>
          <table:table-cell table:style-name="ce22" office:value-type="float" office:value="1886194">
            <text:p>188619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93.75">
            <text:p>193,75</text:p>
          </table:table-cell>
          <table:table-cell table:style-name="Default"/>
          <table:table-cell table:style-name="ce22" office:value-type="float" office:value="17696182">
            <text:p>17696182</text:p>
          </table:table-cell>
          <table:table-cell table:style-name="ce22" office:value-type="float" office:value="26689990">
            <text:p>26689990</text:p>
          </table:table-cell>
          <table:table-cell table:style-name="ce22" office:value-type="float" office:value="2053812">
            <text:p>205381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951.59">
            <text:p>951,59</text:p>
          </table:table-cell>
          <table:table-cell table:style-name="Default"/>
          <table:table-cell table:style-name="ce22" office:value-type="float" office:value="17696182">
            <text:p>17696182</text:p>
          </table:table-cell>
          <table:table-cell table:style-name="ce22" office:value-type="float" office:value="26690040">
            <text:p>26690040</text:p>
          </table:table-cell>
          <table:table-cell table:style-name="ce22" office:value-type="float" office:value="2053812">
            <text:p>205381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208.51">
            <text:p>2208,51</text:p>
          </table:table-cell>
          <table:table-cell table:style-name="Default"/>
          <table:table-cell table:style-name="ce1" table:formula="of:=MAXA([.Q34];[.K34];[.E34];[M2.E34];[M2.K34];[M2.Q34];[M1.E34];[M1.K34];[M1.Q34])" office:value-type="float" office:value="17696182">
            <text:p>17696182</text:p>
          </table:table-cell>
          <table:table-cell table:style-name="ce1" table:formula="of:=[.W34]-1" office:value-type="float" office:value="17696181">
            <text:p>17696181</text:p>
          </table:table-cell>
          <table:table-cell table:style-name="Default" table:formula="of:=AND([.E34]&gt;[.X34];[.E34]&gt;0;NOT([.E34]=&quot;infeasible&quot;))" office:value-type="boolean" office:boolean-value="false">
            <text:p>FAUX</text:p>
          </table:table-cell>
          <table:table-cell table:style-name="Default" table:formula="of:=AND([.K34]&gt;[.X34];[.K34]&gt;0;NOT([.K34]=&quot;infeasible&quot;))" office:value-type="boolean" office:boolean-value="true">
            <text:p>VRAI</text:p>
          </table:table-cell>
          <table:table-cell table:style-name="Default" table:formula="of:=AND([.Q34]&gt;[.X34];[.Q34]&gt;0;NOT([.Q34]=&quot;infeasible&quot;))" office:value-type="boolean" office:boolean-value="true">
            <text:p>VRAI</text:p>
          </table:table-cell>
          <table:table-cell table:style-name="Default" table:formula="of:=[.E34]+([.H34]*[.E34])&lt;[.X34]" office:value-type="boolean" office:boolean-value="true">
            <text:p>VRAI</text:p>
          </table:table-cell>
          <table:table-cell table:style-name="ce1" table:formula="of:=[.K34]+([.N34]*[.K34])&lt;[.X34]" office:value-type="boolean" office:boolean-value="false">
            <text:p>FAUX</text:p>
          </table:table-cell>
          <table:table-cell table:style-name="ce1" table:formula="of:=[.Q34]+([.Q34]*[.T34])&lt;[.X3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50_0_2 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8322018">
            <text:p>18322018</text:p>
          </table:table-cell>
          <table:table-cell table:style-name="ce22" office:value-type="float" office:value="23872980">
            <text:p>23872980</text:p>
          </table:table-cell>
          <table:table-cell table:style-name="ce22" office:value-type="float" office:value="360982">
            <text:p>36098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7.69">
            <text:p>37,69</text:p>
          </table:table-cell>
          <table:table-cell table:style-name="Default"/>
          <table:table-cell table:style-name="ce22" office:value-type="float" office:value="18322018">
            <text:p>18322018</text:p>
          </table:table-cell>
          <table:table-cell table:style-name="ce22" office:value-type="float" office:value="23873000">
            <text:p>23873000</text:p>
          </table:table-cell>
          <table:table-cell table:style-name="ce22" office:value-type="float" office:value="360982">
            <text:p>36098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1.84">
            <text:p>61,84</text:p>
          </table:table-cell>
          <table:table-cell table:style-name="Default"/>
          <table:table-cell table:style-name="ce22" office:value-type="float" office:value="18322018">
            <text:p>18322018</text:p>
          </table:table-cell>
          <table:table-cell table:style-name="ce22" office:value-type="float" office:value="23873000">
            <text:p>23873000</text:p>
          </table:table-cell>
          <table:table-cell table:style-name="ce22" office:value-type="float" office:value="360982">
            <text:p>36098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31.1">
            <text:p>131,1</text:p>
          </table:table-cell>
          <table:table-cell table:style-name="Default"/>
          <table:table-cell table:style-name="ce1" table:formula="of:=MAXA([.Q35];[.K35];[.E35];[M2.E35];[M2.K35];[M2.Q35];[M1.E35];[M1.K35];[M1.Q35])" office:value-type="float" office:value="18322018">
            <text:p>18322018</text:p>
          </table:table-cell>
          <table:table-cell table:style-name="ce1" table:formula="of:=[.W35]-1" office:value-type="float" office:value="18322017">
            <text:p>18322017</text:p>
          </table:table-cell>
          <table:table-cell table:style-name="Default" table:formula="of:=AND([.E35]&gt;[.X35];[.E35]&gt;0;NOT([.E35]=&quot;infeasible&quot;))" office:value-type="boolean" office:boolean-value="true">
            <text:p>VRAI</text:p>
          </table:table-cell>
          <table:table-cell table:style-name="Default" table:formula="of:=AND([.K35]&gt;[.X35];[.K35]&gt;0;NOT([.K35]=&quot;infeasible&quot;))" office:value-type="boolean" office:boolean-value="true">
            <text:p>VRAI</text:p>
          </table:table-cell>
          <table:table-cell table:style-name="Default" table:formula="of:=AND([.Q35]&gt;[.X35];[.Q35]&gt;0;NOT([.Q35]=&quot;infeasible&quot;))" office:value-type="boolean" office:boolean-value="true">
            <text:p>VRAI</text:p>
          </table:table-cell>
          <table:table-cell table:style-name="Default" table:formula="of:=[.E35]+([.H35]*[.E35])&lt;[.X35]" office:value-type="boolean" office:boolean-value="false">
            <text:p>FAUX</text:p>
          </table:table-cell>
          <table:table-cell table:style-name="ce1" table:formula="of:=[.K35]+([.N35]*[.K35])&lt;[.X35]" office:value-type="boolean" office:boolean-value="false">
            <text:p>FAUX</text:p>
          </table:table-cell>
          <table:table-cell table:style-name="ce1" table:formula="of:=[.Q35]+([.Q35]*[.T35])&lt;[.X3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0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24055556">
            <text:p>24055556</text:p>
          </table:table-cell>
          <table:table-cell table:style-name="ce22" office:value-type="float" office:value="31672000">
            <text:p>31672000</text:p>
          </table:table-cell>
          <table:table-cell table:style-name="ce22" office:value-type="float" office:value="456444">
            <text:p>4564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323.44">
            <text:p>1323,44</text:p>
          </table:table-cell>
          <table:table-cell table:style-name="Default"/>
          <table:table-cell table:style-name="ce22" office:value-type="float" office:value="24055556">
            <text:p>24055556</text:p>
          </table:table-cell>
          <table:table-cell table:style-name="ce22" office:value-type="float" office:value="31672000">
            <text:p>31672000</text:p>
          </table:table-cell>
          <table:table-cell table:style-name="ce22" office:value-type="float" office:value="456444">
            <text:p>4564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486.4">
            <text:p>2486,4</text:p>
          </table:table-cell>
          <table:table-cell table:style-name="Default"/>
          <table:table-cell table:style-name="ce22" office:value-type="float" office:value="24055556">
            <text:p>24055556</text:p>
          </table:table-cell>
          <table:table-cell table:style-name="ce22" office:value-type="float" office:value="31672000">
            <text:p>31672000</text:p>
          </table:table-cell>
          <table:table-cell table:style-name="ce22" office:value-type="float" office:value="456444">
            <text:p>4564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334.12">
            <text:p>2334,12</text:p>
          </table:table-cell>
          <table:table-cell table:style-name="Default"/>
          <table:table-cell table:style-name="ce1" table:formula="of:=MAXA([.Q36];[.K36];[.E36];[M2.E36];[M2.K36];[M2.Q36];[M1.E36];[M1.K36];[M1.Q36])" office:value-type="float" office:value="24055556">
            <text:p>24055556</text:p>
          </table:table-cell>
          <table:table-cell table:style-name="ce1" table:formula="of:=[.W36]-1" office:value-type="float" office:value="24055555">
            <text:p>24055555</text:p>
          </table:table-cell>
          <table:table-cell table:style-name="Default" table:formula="of:=AND([.E36]&gt;[.X36];[.E36]&gt;0;NOT([.E36]=&quot;infeasible&quot;))" office:value-type="boolean" office:boolean-value="true">
            <text:p>VRAI</text:p>
          </table:table-cell>
          <table:table-cell table:style-name="Default" table:formula="of:=AND([.K36]&gt;[.X36];[.K36]&gt;0;NOT([.K36]=&quot;infeasible&quot;))" office:value-type="boolean" office:boolean-value="true">
            <text:p>VRAI</text:p>
          </table:table-cell>
          <table:table-cell table:style-name="Default" table:formula="of:=AND([.Q36]&gt;[.X36];[.Q36]&gt;0;NOT([.Q36]=&quot;infeasible&quot;))" office:value-type="boolean" office:boolean-value="true">
            <text:p>VRAI</text:p>
          </table:table-cell>
          <table:table-cell table:style-name="Default" table:formula="of:=[.E36]+([.H36]*[.E36])&lt;[.X36]" office:value-type="boolean" office:boolean-value="false">
            <text:p>FAUX</text:p>
          </table:table-cell>
          <table:table-cell table:style-name="ce1" table:formula="of:=[.K36]+([.N36]*[.K36])&lt;[.X36]" office:value-type="boolean" office:boolean-value="false">
            <text:p>FAUX</text:p>
          </table:table-cell>
          <table:table-cell table:style-name="ce1" table:formula="of:=[.Q36]+([.Q36]*[.T36])&lt;[.X3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1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23939472">
            <text:p>23939472</text:p>
          </table:table-cell>
          <table:table-cell table:style-name="ce22" office:value-type="float" office:value="34002980">
            <text:p>34002980</text:p>
          </table:table-cell>
          <table:table-cell table:style-name="ce22" office:value-type="float" office:value="1203528">
            <text:p>120352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368.16">
            <text:p>2368,16</text:p>
          </table:table-cell>
          <table:table-cell table:style-name="Default"/>
          <table:table-cell table:style-name="ce22" office:value-type="float" office:value="23894492">
            <text:p>23894492</text:p>
          </table:table-cell>
          <table:table-cell table:style-name="ce22" office:value-type="float" office:value="33993000">
            <text:p>33993000</text:p>
          </table:table-cell>
          <table:table-cell table:style-name="ce22" office:value-type="float" office:value="1238508">
            <text:p>1238508</text:p>
          </table:table-cell>
          <table:table-cell table:style-name="Default" office:value-type="float" office:value="1.13">
            <text:p>1,13</text:p>
          </table:table-cell>
          <table:table-cell table:style-name="Default" office:value-type="float" office:value="3600.11">
            <text:p>3600,11</text:p>
          </table:table-cell>
          <table:table-cell table:style-name="Default"/>
          <table:table-cell table:style-name="ce22" office:value-type="float" office:value="23180620">
            <text:p>23180620</text:p>
          </table:table-cell>
          <table:table-cell table:style-name="ce22" office:value-type="float" office:value="31952500">
            <text:p>31952500</text:p>
          </table:table-cell>
          <table:table-cell table:style-name="ce22" office:value-type="float" office:value="751880">
            <text:p>751880</text:p>
          </table:table-cell>
          <table:table-cell table:style-name="Default" office:value-type="float" office:value="5.18">
            <text:p>5,18</text:p>
          </table:table-cell>
          <table:table-cell table:style-name="Default" office:value-type="float" office:value="3602.39">
            <text:p>3602,39</text:p>
          </table:table-cell>
          <table:table-cell table:style-name="Default"/>
          <table:table-cell table:style-name="ce1" table:formula="of:=MAXA([.Q37];[.K37];[.E37];[M2.E37];[M2.K37];[M2.Q37];[M1.E37];[M1.K37];[M1.Q37])" office:value-type="float" office:value="23939472">
            <text:p>23939472</text:p>
          </table:table-cell>
          <table:table-cell table:style-name="ce1" table:formula="of:=[.W37]-1" office:value-type="float" office:value="23939471">
            <text:p>23939471</text:p>
          </table:table-cell>
          <table:table-cell table:style-name="Default" table:formula="of:=AND([.E37]&gt;[.X37];[.E37]&gt;0;NOT([.E37]=&quot;infeasible&quot;))" office:value-type="boolean" office:boolean-value="true">
            <text:p>VRAI</text:p>
          </table:table-cell>
          <table:table-cell table:style-name="Default" table:formula="of:=AND([.K37]&gt;[.X37];[.K37]&gt;0;NOT([.K37]=&quot;infeasible&quot;))" office:value-type="boolean" office:boolean-value="false">
            <text:p>FAUX</text:p>
          </table:table-cell>
          <table:table-cell table:style-name="Default" table:formula="of:=AND([.Q37]&gt;[.X37];[.Q37]&gt;0;NOT([.Q37]=&quot;infeasible&quot;))" office:value-type="boolean" office:boolean-value="false">
            <text:p>FAUX</text:p>
          </table:table-cell>
          <table:table-cell table:style-name="Default" table:formula="of:=[.E37]+([.H37]*[.E37])&lt;[.X37]" office:value-type="boolean" office:boolean-value="false">
            <text:p>FAUX</text:p>
          </table:table-cell>
          <table:table-cell table:style-name="ce1" table:formula="of:=[.K37]+([.N37]*[.K37])&lt;[.X37]" office:value-type="boolean" office:boolean-value="false">
            <text:p>FAUX</text:p>
          </table:table-cell>
          <table:table-cell table:style-name="ce1" table:formula="of:=[.Q37]+([.Q37]*[.T37])&lt;[.X3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25_100_0_2 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22050607.3333333">
            <text:p>22050607,3333333</text:p>
          </table:table-cell>
          <table:table-cell table:style-name="ce22" office:value-type="float" office:value="28591300">
            <text:p>28591300</text:p>
          </table:table-cell>
          <table:table-cell table:style-name="ce22" office:value-type="float" office:value="270726">
            <text:p>27072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679.29">
            <text:p>1679,29</text:p>
          </table:table-cell>
          <table:table-cell table:style-name="Default"/>
          <table:table-cell table:style-name="ce22" office:value-type="float" office:value="22050607.3333333">
            <text:p>22050607,3333333</text:p>
          </table:table-cell>
          <table:table-cell table:style-name="ce22" office:value-type="float" office:value="28591300">
            <text:p>28591300</text:p>
          </table:table-cell>
          <table:table-cell table:style-name="ce22" office:value-type="float" office:value="270726">
            <text:p>27072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897.32">
            <text:p>2897,32</text:p>
          </table:table-cell>
          <table:table-cell table:style-name="Default"/>
          <table:table-cell table:style-name="ce22" office:value-type="float" office:value="22050607.3333333">
            <text:p>22050607,3333333</text:p>
          </table:table-cell>
          <table:table-cell table:style-name="ce22" office:value-type="float" office:value="28591300">
            <text:p>28591300</text:p>
          </table:table-cell>
          <table:table-cell table:style-name="ce22" office:value-type="float" office:value="270726">
            <text:p>270726</text:p>
          </table:table-cell>
          <table:table-cell table:style-name="Default" office:value-type="float" office:value="0.09">
            <text:p>0,09</text:p>
          </table:table-cell>
          <table:table-cell table:style-name="Default" office:value-type="float" office:value="3600.36">
            <text:p>3600,36</text:p>
          </table:table-cell>
          <table:table-cell table:style-name="Default"/>
          <table:table-cell table:style-name="ce1" table:formula="of:=MAXA([.Q38];[.K38];[.E38];[M2.E38];[M2.K38];[M2.Q38];[M1.E38];[M1.K38];[M1.Q38])" office:value-type="float" office:value="22050607.3333333">
            <text:p>22050607,3333333</text:p>
          </table:table-cell>
          <table:table-cell table:style-name="ce1" table:formula="of:=[.W38]-1" office:value-type="float" office:value="22050606.3333333">
            <text:p>22050606,3333333</text:p>
          </table:table-cell>
          <table:table-cell table:style-name="Default" table:formula="of:=AND([.E38]&gt;[.X38];[.E38]&gt;0;NOT([.E38]=&quot;infeasible&quot;))" office:value-type="boolean" office:boolean-value="true">
            <text:p>VRAI</text:p>
          </table:table-cell>
          <table:table-cell table:style-name="Default" table:formula="of:=AND([.K38]&gt;[.X38];[.K38]&gt;0;NOT([.K38]=&quot;infeasible&quot;))" office:value-type="boolean" office:boolean-value="true">
            <text:p>VRAI</text:p>
          </table:table-cell>
          <table:table-cell table:style-name="Default" table:formula="of:=AND([.Q38]&gt;[.X38];[.Q38]&gt;0;NOT([.Q38]=&quot;infeasible&quot;))" office:value-type="boolean" office:boolean-value="true">
            <text:p>VRAI</text:p>
          </table:table-cell>
          <table:table-cell table:style-name="Default" table:formula="of:=[.E38]+([.H38]*[.E38])&lt;[.X38]" office:value-type="boolean" office:boolean-value="false">
            <text:p>FAUX</text:p>
          </table:table-cell>
          <table:table-cell table:style-name="ce1" table:formula="of:=[.K38]+([.N38]*[.K38])&lt;[.X38]" office:value-type="boolean" office:boolean-value="false">
            <text:p>FAUX</text:p>
          </table:table-cell>
          <table:table-cell table:style-name="ce1" table:formula="of:=[.Q38]+([.Q38]*[.T38])&lt;[.X3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0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16046756">
            <text:p>16046756</text:p>
          </table:table-cell>
          <table:table-cell table:style-name="ce22" office:value-type="float" office:value="23509120">
            <text:p>23509120</text:p>
          </table:table-cell>
          <table:table-cell table:style-name="ce22" office:value-type="float" office:value="1452244">
            <text:p>14522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421.78">
            <text:p>1421,78</text:p>
          </table:table-cell>
          <table:table-cell table:style-name="Default"/>
          <table:table-cell table:style-name="ce22" office:value-type="float" office:value="16046756.0000001">
            <text:p>16046756,0000001</text:p>
          </table:table-cell>
          <table:table-cell table:style-name="ce22" office:value-type="float" office:value="23509120">
            <text:p>23509120</text:p>
          </table:table-cell>
          <table:table-cell table:style-name="ce22" office:value-type="float" office:value="1452244">
            <text:p>14522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957">
            <text:p>2957</text:p>
          </table:table-cell>
          <table:table-cell table:style-name="Default"/>
          <table:table-cell table:style-name="ce22" office:value-type="float" office:value="16046756">
            <text:p>16046756</text:p>
          </table:table-cell>
          <table:table-cell table:style-name="ce22" office:value-type="float" office:value="23509120">
            <text:p>23509120</text:p>
          </table:table-cell>
          <table:table-cell table:style-name="ce22" office:value-type="float" office:value="1452244">
            <text:p>1452244</text:p>
          </table:table-cell>
          <table:table-cell table:style-name="Default" office:value-type="float" office:value="0.34">
            <text:p>0,34</text:p>
          </table:table-cell>
          <table:table-cell table:style-name="Default" office:value-type="float" office:value="3600.18">
            <text:p>3600,18</text:p>
          </table:table-cell>
          <table:table-cell table:style-name="Default"/>
          <table:table-cell table:style-name="ce1" table:formula="of:=MAXA([.Q39];[.K39];[.E39];[M2.E39];[M2.K39];[M2.Q39];[M1.E39];[M1.K39];[M1.Q39])" office:value-type="float" office:value="16046756.0000001">
            <text:p>16046756,0000001</text:p>
          </table:table-cell>
          <table:table-cell table:style-name="ce1" table:formula="of:=[.W39]-1" office:value-type="float" office:value="16046755.0000001">
            <text:p>16046755,0000001</text:p>
          </table:table-cell>
          <table:table-cell table:style-name="Default" table:formula="of:=AND([.E39]&gt;[.X39];[.E39]&gt;0;NOT([.E39]=&quot;infeasible&quot;))" office:value-type="boolean" office:boolean-value="true">
            <text:p>VRAI</text:p>
          </table:table-cell>
          <table:table-cell table:style-name="Default" table:formula="of:=AND([.K39]&gt;[.X39];[.K39]&gt;0;NOT([.K39]=&quot;infeasible&quot;))" office:value-type="boolean" office:boolean-value="true">
            <text:p>VRAI</text:p>
          </table:table-cell>
          <table:table-cell table:style-name="Default" table:formula="of:=AND([.Q39]&gt;[.X39];[.Q39]&gt;0;NOT([.Q39]=&quot;infeasible&quot;))" office:value-type="boolean" office:boolean-value="true">
            <text:p>VRAI</text:p>
          </table:table-cell>
          <table:table-cell table:style-name="Default" table:formula="of:=[.E39]+([.H39]*[.E39])&lt;[.X39]" office:value-type="boolean" office:boolean-value="false">
            <text:p>FAUX</text:p>
          </table:table-cell>
          <table:table-cell table:style-name="ce1" table:formula="of:=[.K39]+([.N39]*[.K39])&lt;[.X39]" office:value-type="boolean" office:boolean-value="false">
            <text:p>FAUX</text:p>
          </table:table-cell>
          <table:table-cell table:style-name="ce1" table:formula="of:=[.Q39]+([.Q39]*[.T39])&lt;[.X3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1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7458938">
            <text:p>7458938</text:p>
          </table:table-cell>
          <table:table-cell table:style-name="ce22" office:value-type="float" office:value="9850008">
            <text:p>9850008</text:p>
          </table:table-cell>
          <table:table-cell table:style-name="ce22" office:value-type="float" office:value="241062">
            <text:p>24106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4.01">
            <text:p>64,01</text:p>
          </table:table-cell>
          <table:table-cell table:style-name="Default"/>
          <table:table-cell table:style-name="ce22" office:value-type="float" office:value="7459256.00000001">
            <text:p>7459256,00000001</text:p>
          </table:table-cell>
          <table:table-cell table:style-name="ce22" office:value-type="float" office:value="9850000">
            <text:p>9850000</text:p>
          </table:table-cell>
          <table:table-cell table:style-name="ce22" office:value-type="float" office:value="240744">
            <text:p>2407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4.19">
            <text:p>54,19</text:p>
          </table:table-cell>
          <table:table-cell table:style-name="Default"/>
          <table:table-cell table:style-name="ce22" office:value-type="float" office:value="7459256">
            <text:p>7459256</text:p>
          </table:table-cell>
          <table:table-cell table:style-name="ce22" office:value-type="float" office:value="9850000">
            <text:p>9850000</text:p>
          </table:table-cell>
          <table:table-cell table:style-name="ce22" office:value-type="float" office:value="240744">
            <text:p>2407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2.44">
            <text:p>52,44</text:p>
          </table:table-cell>
          <table:table-cell table:style-name="Default"/>
          <table:table-cell table:style-name="ce1" table:formula="of:=MAXA([.Q40];[.K40];[.E40];[M2.E40];[M2.K40];[M2.Q40];[M1.E40];[M1.K40];[M1.Q40])" office:value-type="float" office:value="7459256.00000004">
            <text:p>7459256,00000004</text:p>
          </table:table-cell>
          <table:table-cell table:style-name="ce1" table:formula="of:=[.W40]-1" office:value-type="float" office:value="7459255.00000004">
            <text:p>7459255,00000004</text:p>
          </table:table-cell>
          <table:table-cell table:style-name="Default" table:formula="of:=AND([.E40]&gt;[.X40];[.E40]&gt;0;NOT([.E40]=&quot;infeasible&quot;))" office:value-type="boolean" office:boolean-value="false">
            <text:p>FAUX</text:p>
          </table:table-cell>
          <table:table-cell table:style-name="Default" table:formula="of:=AND([.K40]&gt;[.X40];[.K40]&gt;0;NOT([.K40]=&quot;infeasible&quot;))" office:value-type="boolean" office:boolean-value="true">
            <text:p>VRAI</text:p>
          </table:table-cell>
          <table:table-cell table:style-name="Default" table:formula="of:=AND([.Q40]&gt;[.X40];[.Q40]&gt;0;NOT([.Q40]=&quot;infeasible&quot;))" office:value-type="boolean" office:boolean-value="true">
            <text:p>VRAI</text:p>
          </table:table-cell>
          <table:table-cell table:style-name="Default" table:formula="of:=[.E40]+([.H40]*[.E40])&lt;[.X40]" office:value-type="boolean" office:boolean-value="true">
            <text:p>VRAI</text:p>
          </table:table-cell>
          <table:table-cell table:style-name="ce1" table:formula="of:=[.K40]+([.N40]*[.K40])&lt;[.X40]" office:value-type="boolean" office:boolean-value="false">
            <text:p>FAUX</text:p>
          </table:table-cell>
          <table:table-cell table:style-name="ce1" table:formula="of:=[.Q40]+([.Q40]*[.T40])&lt;[.X4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25_0_2 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8413858.66666667">
            <text:p>8413858,66666667</text:p>
          </table:table-cell>
          <table:table-cell table:style-name="ce22" office:value-type="float" office:value="12390720">
            <text:p>12390720</text:p>
          </table:table-cell>
          <table:table-cell table:style-name="ce22" office:value-type="float" office:value="566808">
            <text:p>56680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42.13">
            <text:p>142,13</text:p>
          </table:table-cell>
          <table:table-cell table:style-name="Default"/>
          <table:table-cell table:style-name="ce22" office:value-type="float" office:value="8413858.66666667">
            <text:p>8413858,66666667</text:p>
          </table:table-cell>
          <table:table-cell table:style-name="ce22" office:value-type="float" office:value="12390720">
            <text:p>12390720</text:p>
          </table:table-cell>
          <table:table-cell table:style-name="ce22" office:value-type="float" office:value="566808">
            <text:p>56680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45.82">
            <text:p>145,82</text:p>
          </table:table-cell>
          <table:table-cell table:style-name="Default"/>
          <table:table-cell table:style-name="ce22" office:value-type="float" office:value="8413858.66666667">
            <text:p>8413858,66666667</text:p>
          </table:table-cell>
          <table:table-cell table:style-name="ce22" office:value-type="float" office:value="12390720">
            <text:p>12390720</text:p>
          </table:table-cell>
          <table:table-cell table:style-name="ce22" office:value-type="float" office:value="566808">
            <text:p>56680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97.62">
            <text:p>497,62</text:p>
          </table:table-cell>
          <table:table-cell table:style-name="Default"/>
          <table:table-cell table:style-name="ce1" table:formula="of:=MAXA([.Q41];[.K41];[.E41];[M2.E41];[M2.K41];[M2.Q41];[M1.E41];[M1.K41];[M1.Q41])" office:value-type="float" office:value="8413858.66666667">
            <text:p>8413858,66666667</text:p>
          </table:table-cell>
          <table:table-cell table:style-name="ce1" table:formula="of:=[.W41]-1" office:value-type="float" office:value="8413857.66666667">
            <text:p>8413857,66666667</text:p>
          </table:table-cell>
          <table:table-cell table:style-name="Default" table:formula="of:=AND([.E41]&gt;[.X41];[.E41]&gt;0;NOT([.E41]=&quot;infeasible&quot;))" office:value-type="boolean" office:boolean-value="true">
            <text:p>VRAI</text:p>
          </table:table-cell>
          <table:table-cell table:style-name="Default" table:formula="of:=AND([.K41]&gt;[.X41];[.K41]&gt;0;NOT([.K41]=&quot;infeasible&quot;))" office:value-type="boolean" office:boolean-value="true">
            <text:p>VRAI</text:p>
          </table:table-cell>
          <table:table-cell table:style-name="Default" table:formula="of:=AND([.Q41]&gt;[.X41];[.Q41]&gt;0;NOT([.Q41]=&quot;infeasible&quot;))" office:value-type="boolean" office:boolean-value="true">
            <text:p>VRAI</text:p>
          </table:table-cell>
          <table:table-cell table:style-name="Default" table:formula="of:=[.E41]+([.H41]*[.E41])&lt;[.X41]" office:value-type="boolean" office:boolean-value="false">
            <text:p>FAUX</text:p>
          </table:table-cell>
          <table:table-cell table:style-name="ce1" table:formula="of:=[.K41]+([.N41]*[.K41])&lt;[.X41]" office:value-type="boolean" office:boolean-value="false">
            <text:p>FAUX</text:p>
          </table:table-cell>
          <table:table-cell table:style-name="ce1" table:formula="of:=[.Q41]+([.Q41]*[.T41])&lt;[.X4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0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9407906">
            <text:p>19407906</text:p>
          </table:table-cell>
          <table:table-cell table:style-name="ce22" office:value-type="float" office:value="31294460">
            <text:p>31294460</text:p>
          </table:table-cell>
          <table:table-cell table:style-name="ce22" office:value-type="float" office:value="2766600">
            <text:p>2766600</text:p>
          </table:table-cell>
          <table:table-cell table:style-name="Default" office:value-type="float" office:value="0.37">
            <text:p>0,37</text:p>
          </table:table-cell>
          <table:table-cell table:style-name="Default" office:value-type="float" office:value="3604.23">
            <text:p>3604,23</text:p>
          </table:table-cell>
          <table:table-cell table:style-name="Default"/>
          <table:table-cell table:style-name="ce22" office:value-type="float" office:value="19387003.3333333">
            <text:p>19387003,3333333</text:p>
          </table:table-cell>
          <table:table-cell table:style-name="ce22" office:value-type="float" office:value="31259370">
            <text:p>31259370</text:p>
          </table:table-cell>
          <table:table-cell table:style-name="ce22" office:value-type="float" office:value="2752336">
            <text:p>2752336</text:p>
          </table:table-cell>
          <table:table-cell table:style-name="Default" office:value-type="float" office:value="0.64">
            <text:p>0,64</text:p>
          </table:table-cell>
          <table:table-cell table:style-name="Default" office:value-type="float" office:value="3607.7">
            <text:p>3607,7</text:p>
          </table:table-cell>
          <table:table-cell table:style-name="Default"/>
          <table:table-cell table:style-name="ce22" office:value-type="float" office:value="18072924">
            <text:p>18072924</text:p>
          </table:table-cell>
          <table:table-cell table:style-name="ce22" office:value-type="float" office:value="28808710">
            <text:p>28808710</text:p>
          </table:table-cell>
          <table:table-cell table:style-name="ce22" office:value-type="float" office:value="2565832">
            <text:p>2565832</text:p>
          </table:table-cell>
          <table:table-cell table:style-name="Default" office:value-type="float" office:value="9.11">
            <text:p>9,11</text:p>
          </table:table-cell>
          <table:table-cell table:style-name="Default" office:value-type="float" office:value="3600.39">
            <text:p>3600,39</text:p>
          </table:table-cell>
          <table:table-cell table:style-name="Default"/>
          <table:table-cell table:style-name="ce1" table:formula="of:=MAXA([.Q42];[.K42];[.E42];[M2.E42];[M2.K42];[M2.Q42];[M1.E42];[M1.K42];[M1.Q42])" office:value-type="float" office:value="19407906">
            <text:p>19407906</text:p>
          </table:table-cell>
          <table:table-cell table:style-name="ce1" table:formula="of:=[.W42]-1" office:value-type="float" office:value="19407905">
            <text:p>19407905</text:p>
          </table:table-cell>
          <table:table-cell table:style-name="Default" table:formula="of:=AND([.E42]&gt;[.X42];[.E42]&gt;0;NOT([.E42]=&quot;infeasible&quot;))" office:value-type="boolean" office:boolean-value="true">
            <text:p>VRAI</text:p>
          </table:table-cell>
          <table:table-cell table:style-name="Default" table:formula="of:=AND([.K42]&gt;[.X42];[.K42]&gt;0;NOT([.K42]=&quot;infeasible&quot;))" office:value-type="boolean" office:boolean-value="false">
            <text:p>FAUX</text:p>
          </table:table-cell>
          <table:table-cell table:style-name="Default" table:formula="of:=AND([.Q42]&gt;[.X42];[.Q42]&gt;0;NOT([.Q42]=&quot;infeasible&quot;))" office:value-type="boolean" office:boolean-value="false">
            <text:p>FAUX</text:p>
          </table:table-cell>
          <table:table-cell table:style-name="Default" table:formula="of:=[.E42]+([.H42]*[.E42])&lt;[.X42]" office:value-type="boolean" office:boolean-value="false">
            <text:p>FAUX</text:p>
          </table:table-cell>
          <table:table-cell table:style-name="ce1" table:formula="of:=[.K42]+([.N42]*[.K42])&lt;[.X42]" office:value-type="boolean" office:boolean-value="false">
            <text:p>FAUX</text:p>
          </table:table-cell>
          <table:table-cell table:style-name="ce1" table:formula="of:=[.Q42]+([.Q42]*[.T42])&lt;[.X4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1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8271192">
            <text:p>18271192</text:p>
          </table:table-cell>
          <table:table-cell table:style-name="ce22" office:value-type="float" office:value="24838800">
            <text:p>24838800</text:p>
          </table:table-cell>
          <table:table-cell table:style-name="ce22" office:value-type="float" office:value="347608">
            <text:p>347608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41.19">
            <text:p>41,19</text:p>
          </table:table-cell>
          <table:table-cell table:style-name="Default"/>
          <table:table-cell table:style-name="ce22" office:value-type="float" office:value="18271104">
            <text:p>18271104</text:p>
          </table:table-cell>
          <table:table-cell table:style-name="ce22" office:value-type="float" office:value="24838800">
            <text:p>24838800</text:p>
          </table:table-cell>
          <table:table-cell table:style-name="ce22" office:value-type="float" office:value="347696">
            <text:p>34769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9.48">
            <text:p>59,48</text:p>
          </table:table-cell>
          <table:table-cell table:style-name="Default"/>
          <table:table-cell table:style-name="ce22" office:value-type="float" office:value="18271104">
            <text:p>18271104</text:p>
          </table:table-cell>
          <table:table-cell table:style-name="ce22" office:value-type="float" office:value="24838800">
            <text:p>24838800</text:p>
          </table:table-cell>
          <table:table-cell table:style-name="ce22" office:value-type="float" office:value="347696">
            <text:p>34769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3.54">
            <text:p>63,54</text:p>
          </table:table-cell>
          <table:table-cell table:style-name="Default"/>
          <table:table-cell table:style-name="ce1" table:formula="of:=MAXA([.Q43];[.K43];[.E43];[M2.E43];[M2.K43];[M2.Q43];[M1.E43];[M1.K43];[M1.Q43])" office:value-type="float" office:value="18271192">
            <text:p>18271192</text:p>
          </table:table-cell>
          <table:table-cell table:style-name="ce1" table:formula="of:=[.W43]-1" office:value-type="float" office:value="18271191">
            <text:p>18271191</text:p>
          </table:table-cell>
          <table:table-cell table:style-name="Default" table:formula="of:=AND([.E43]&gt;[.X43];[.E43]&gt;0;NOT([.E43]=&quot;infeasible&quot;))" office:value-type="boolean" office:boolean-value="true">
            <text:p>VRAI</text:p>
          </table:table-cell>
          <table:table-cell table:style-name="Default" table:formula="of:=AND([.K43]&gt;[.X43];[.K43]&gt;0;NOT([.K43]=&quot;infeasible&quot;))" office:value-type="boolean" office:boolean-value="false">
            <text:p>FAUX</text:p>
          </table:table-cell>
          <table:table-cell table:style-name="Default" table:formula="of:=AND([.Q43]&gt;[.X43];[.Q43]&gt;0;NOT([.Q43]=&quot;infeasible&quot;))" office:value-type="boolean" office:boolean-value="false">
            <text:p>FAUX</text:p>
          </table:table-cell>
          <table:table-cell table:style-name="Default" table:formula="of:=[.E43]+([.H43]*[.E43])&lt;[.X43]" office:value-type="boolean" office:boolean-value="false">
            <text:p>FAUX</text:p>
          </table:table-cell>
          <table:table-cell table:style-name="ce1" table:formula="of:=[.K43]+([.N43]*[.K43])&lt;[.X43]" office:value-type="boolean" office:boolean-value="true">
            <text:p>VRAI</text:p>
          </table:table-cell>
          <table:table-cell table:style-name="ce1" table:formula="of:=[.Q43]+([.Q43]*[.T43])&lt;[.X43]" office:value-type="boolean" office:boolean-value="true">
            <text:p>VRAI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50_0_2 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4384168">
            <text:p>14384168</text:p>
          </table:table-cell>
          <table:table-cell table:style-name="ce22" office:value-type="float" office:value="19967100">
            <text:p>19967100</text:p>
          </table:table-cell>
          <table:table-cell table:style-name="ce22" office:value-type="float" office:value="392932">
            <text:p>39293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35.55">
            <text:p>35,55</text:p>
          </table:table-cell>
          <table:table-cell table:style-name="Default"/>
          <table:table-cell table:style-name="ce22" office:value-type="float" office:value="14384168">
            <text:p>14384168</text:p>
          </table:table-cell>
          <table:table-cell table:style-name="ce22" office:value-type="float" office:value="19967100">
            <text:p>19967100</text:p>
          </table:table-cell>
          <table:table-cell table:style-name="ce22" office:value-type="float" office:value="392932">
            <text:p>39293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4.96">
            <text:p>54,96</text:p>
          </table:table-cell>
          <table:table-cell table:style-name="Default"/>
          <table:table-cell table:style-name="ce22" office:value-type="float" office:value="14384168">
            <text:p>14384168</text:p>
          </table:table-cell>
          <table:table-cell table:style-name="ce22" office:value-type="float" office:value="19967100">
            <text:p>19967100</text:p>
          </table:table-cell>
          <table:table-cell table:style-name="ce22" office:value-type="float" office:value="392932">
            <text:p>392932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54.16">
            <text:p>54,16</text:p>
          </table:table-cell>
          <table:table-cell table:style-name="Default"/>
          <table:table-cell table:style-name="ce1" table:formula="of:=MAXA([.Q44];[.K44];[.E44];[M2.E44];[M2.K44];[M2.Q44];[M1.E44];[M1.K44];[M1.Q44])" office:value-type="float" office:value="14384168">
            <text:p>14384168</text:p>
          </table:table-cell>
          <table:table-cell table:style-name="ce1" table:formula="of:=[.W44]-1" office:value-type="float" office:value="14384167">
            <text:p>14384167</text:p>
          </table:table-cell>
          <table:table-cell table:style-name="Default" table:formula="of:=AND([.E44]&gt;[.X44];[.E44]&gt;0;NOT([.E44]=&quot;infeasible&quot;))" office:value-type="boolean" office:boolean-value="true">
            <text:p>VRAI</text:p>
          </table:table-cell>
          <table:table-cell table:style-name="Default" table:formula="of:=AND([.K44]&gt;[.X44];[.K44]&gt;0;NOT([.K44]=&quot;infeasible&quot;))" office:value-type="boolean" office:boolean-value="true">
            <text:p>VRAI</text:p>
          </table:table-cell>
          <table:table-cell table:style-name="Default" table:formula="of:=AND([.Q44]&gt;[.X44];[.Q44]&gt;0;NOT([.Q44]=&quot;infeasible&quot;))" office:value-type="boolean" office:boolean-value="true">
            <text:p>VRAI</text:p>
          </table:table-cell>
          <table:table-cell table:style-name="Default" table:formula="of:=[.E44]+([.H44]*[.E44])&lt;[.X44]" office:value-type="boolean" office:boolean-value="false">
            <text:p>FAUX</text:p>
          </table:table-cell>
          <table:table-cell table:style-name="ce1" table:formula="of:=[.K44]+([.N44]*[.K44])&lt;[.X44]" office:value-type="boolean" office:boolean-value="false">
            <text:p>FAUX</text:p>
          </table:table-cell>
          <table:table-cell table:style-name="ce1" table:formula="of:=[.Q44]+([.Q44]*[.T44])&lt;[.X4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0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1701936">
            <text:p>31701936</text:p>
          </table:table-cell>
          <table:table-cell table:style-name="ce22" office:value-type="float" office:value="42794040">
            <text:p>42794040</text:p>
          </table:table-cell>
          <table:table-cell table:style-name="ce22" office:value-type="float" office:value="982064">
            <text:p>982064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3605.36">
            <text:p>3605,36</text:p>
          </table:table-cell>
          <table:table-cell table:style-name="Default"/>
          <table:table-cell table:style-name="ce22" office:value-type="float" office:value="31512824">
            <text:p>31512824</text:p>
          </table:table-cell>
          <table:table-cell table:style-name="ce22" office:value-type="float" office:value="42488540">
            <text:p>42488540</text:p>
          </table:table-cell>
          <table:table-cell table:style-name="ce22" office:value-type="float" office:value="925676">
            <text:p>925676</text:p>
          </table:table-cell>
          <table:table-cell table:style-name="Default" office:value-type="float" office:value="1.46">
            <text:p>1,46</text:p>
          </table:table-cell>
          <table:table-cell table:style-name="Default" office:value-type="float" office:value="3606.61">
            <text:p>3606,61</text:p>
          </table:table-cell>
          <table:table-cell table:style-name="Default"/>
          <table:table-cell table:style-name="ce22" office:value-type="float" office:value="31642326">
            <text:p>31642326</text:p>
          </table:table-cell>
          <table:table-cell table:style-name="ce22" office:value-type="float" office:value="42831040">
            <text:p>42831040</text:p>
          </table:table-cell>
          <table:table-cell table:style-name="ce22" office:value-type="float" office:value="1038674">
            <text:p>1038674</text:p>
          </table:table-cell>
          <table:table-cell table:style-name="Default" office:value-type="float" office:value="2.1">
            <text:p>2,1</text:p>
          </table:table-cell>
          <table:table-cell table:style-name="Default" office:value-type="float" office:value="3607">
            <text:p>3607</text:p>
          </table:table-cell>
          <table:table-cell table:style-name="Default"/>
          <table:table-cell table:style-name="ce1" table:formula="of:=MAXA([.Q45];[.K45];[.E45];[M2.E45];[M2.K45];[M2.Q45];[M1.E45];[M1.K45];[M1.Q45])" office:value-type="float" office:value="31701936">
            <text:p>31701936</text:p>
          </table:table-cell>
          <table:table-cell table:style-name="ce1" table:formula="of:=[.W45]-1" office:value-type="float" office:value="31701935">
            <text:p>31701935</text:p>
          </table:table-cell>
          <table:table-cell table:style-name="Default" table:formula="of:=AND([.E45]&gt;[.X45];[.E45]&gt;0;NOT([.E45]=&quot;infeasible&quot;))" office:value-type="boolean" office:boolean-value="true">
            <text:p>VRAI</text:p>
          </table:table-cell>
          <table:table-cell table:style-name="Default" table:formula="of:=AND([.K45]&gt;[.X45];[.K45]&gt;0;NOT([.K45]=&quot;infeasible&quot;))" office:value-type="boolean" office:boolean-value="false">
            <text:p>FAUX</text:p>
          </table:table-cell>
          <table:table-cell table:style-name="Default" table:formula="of:=AND([.Q45]&gt;[.X45];[.Q45]&gt;0;NOT([.Q45]=&quot;infeasible&quot;))" office:value-type="boolean" office:boolean-value="false">
            <text:p>FAUX</text:p>
          </table:table-cell>
          <table:table-cell table:style-name="Default" table:formula="of:=[.E45]+([.H45]*[.E45])&lt;[.X45]" office:value-type="boolean" office:boolean-value="false">
            <text:p>FAUX</text:p>
          </table:table-cell>
          <table:table-cell table:style-name="ce1" table:formula="of:=[.K45]+([.N45]*[.K45])&lt;[.X45]" office:value-type="boolean" office:boolean-value="false">
            <text:p>FAUX</text:p>
          </table:table-cell>
          <table:table-cell table:style-name="ce1" table:formula="of:=[.Q45]+([.Q45]*[.T45])&lt;[.X4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1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5773959.3333334">
            <text:p>35773959,3333334</text:p>
          </table:table-cell>
          <table:table-cell table:style-name="ce22" office:value-type="float" office:value="47004696">
            <text:p>47004696</text:p>
          </table:table-cell>
          <table:table-cell table:style-name="ce22" office:value-type="float" office:value="960374">
            <text:p>960374</text:p>
          </table:table-cell>
          <table:table-cell table:style-name="Default" office:value-type="float" office:value="0.76">
            <text:p>0,76</text:p>
          </table:table-cell>
          <table:table-cell table:style-name="Default" office:value-type="float" office:value="3606.71">
            <text:p>3606,71</text:p>
          </table:table-cell>
          <table:table-cell table:style-name="Default"/>
          <table:table-cell table:style-name="ce22" office:value-type="float" office:value="35792608">
            <text:p>35792608</text:p>
          </table:table-cell>
          <table:table-cell table:style-name="ce22" office:value-type="float" office:value="47141862">
            <text:p>47141862</text:p>
          </table:table-cell>
          <table:table-cell table:style-name="ce22" office:value-type="float" office:value="1028892">
            <text:p>1028892</text:p>
          </table:table-cell>
          <table:table-cell table:style-name="Default" office:value-type="float" office:value="0.63">
            <text:p>0,63</text:p>
          </table:table-cell>
          <table:table-cell table:style-name="Default" office:value-type="float" office:value="3606.34">
            <text:p>3606,34</text:p>
          </table:table-cell>
          <table:table-cell table:style-name="Default"/>
          <table:table-cell table:style-name="ce22" office:value-type="float" office:value="35813976">
            <text:p>35813976</text:p>
          </table:table-cell>
          <table:table-cell table:style-name="ce22" office:value-type="float" office:value="47022862">
            <text:p>47022862</text:p>
          </table:table-cell>
          <table:table-cell table:style-name="ce22" office:value-type="float" office:value="938524">
            <text:p>938524</text:p>
          </table:table-cell>
          <table:table-cell table:style-name="Default" office:value-type="float" office:value="0.65">
            <text:p>0,65</text:p>
          </table:table-cell>
          <table:table-cell table:style-name="Default" office:value-type="float" office:value="3604.79">
            <text:p>3604,79</text:p>
          </table:table-cell>
          <table:table-cell table:style-name="Default"/>
          <table:table-cell table:style-name="ce1" table:formula="of:=MAXA([.Q46];[.K46];[.E46];[M2.E46];[M2.K46];[M2.Q46];[M1.E46];[M1.K46];[M1.Q46])" office:value-type="float" office:value="35814066">
            <text:p>35814066</text:p>
          </table:table-cell>
          <table:table-cell table:style-name="ce1" table:formula="of:=[.W46]-1" office:value-type="float" office:value="35814065">
            <text:p>35814065</text:p>
          </table:table-cell>
          <table:table-cell table:style-name="Default" table:formula="of:=AND([.E46]&gt;[.X46];[.E46]&gt;0;NOT([.E46]=&quot;infeasible&quot;))" office:value-type="boolean" office:boolean-value="false">
            <text:p>FAUX</text:p>
          </table:table-cell>
          <table:table-cell table:style-name="Default" table:formula="of:=AND([.K46]&gt;[.X46];[.K46]&gt;0;NOT([.K46]=&quot;infeasible&quot;))" office:value-type="boolean" office:boolean-value="false">
            <text:p>FAUX</text:p>
          </table:table-cell>
          <table:table-cell table:style-name="Default" table:formula="of:=AND([.Q46]&gt;[.X46];[.Q46]&gt;0;NOT([.Q46]=&quot;infeasible&quot;))" office:value-type="boolean" office:boolean-value="false">
            <text:p>FAUX</text:p>
          </table:table-cell>
          <table:table-cell table:style-name="Default" table:formula="of:=[.E46]+([.H46]*[.E46])&lt;[.X46]" office:value-type="boolean" office:boolean-value="false">
            <text:p>FAUX</text:p>
          </table:table-cell>
          <table:table-cell table:style-name="ce1" table:formula="of:=[.K46]+([.N46]*[.K46])&lt;[.X46]" office:value-type="boolean" office:boolean-value="false">
            <text:p>FAUX</text:p>
          </table:table-cell>
          <table:table-cell table:style-name="ce1" table:formula="of:=[.Q46]+([.Q46]*[.T46])&lt;[.X4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50_100_0_2 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24276588">
            <text:p>24276588</text:p>
          </table:table-cell>
          <table:table-cell table:style-name="ce22" office:value-type="float" office:value="34370000">
            <text:p>34370000</text:p>
          </table:table-cell>
          <table:table-cell table:style-name="ce22" office:value-type="float" office:value="1483412">
            <text:p>1483412</text:p>
          </table:table-cell>
          <table:table-cell table:style-name="Default" office:value-type="float" office:value="0.31">
            <text:p>0,31</text:p>
          </table:table-cell>
          <table:table-cell table:style-name="Default" office:value-type="float" office:value="3600.08">
            <text:p>3600,08</text:p>
          </table:table-cell>
          <table:table-cell table:style-name="Default"/>
          <table:table-cell table:style-name="ce22" office:value-type="float" office:value="23960546">
            <text:p>23960546</text:p>
          </table:table-cell>
          <table:table-cell table:style-name="ce22" office:value-type="float" office:value="31599000">
            <text:p>31599000</text:p>
          </table:table-cell>
          <table:table-cell table:style-name="ce22" office:value-type="float" office:value="498454">
            <text:p>498454</text:p>
          </table:table-cell>
          <table:table-cell table:style-name="Default" office:value-type="float" office:value="2.36">
            <text:p>2,36</text:p>
          </table:table-cell>
          <table:table-cell table:style-name="Default" office:value-type="float" office:value="3609.76">
            <text:p>3609,76</text:p>
          </table:table-cell>
          <table:table-cell table:style-name="Default"/>
          <table:table-cell table:style-name="ce22" office:value-type="float" office:value="24041084">
            <text:p>24041084</text:p>
          </table:table-cell>
          <table:table-cell table:style-name="ce22" office:value-type="float" office:value="34052000">
            <text:p>34052000</text:p>
          </table:table-cell>
          <table:table-cell table:style-name="ce22" office:value-type="float" office:value="1430916">
            <text:p>1430916</text:p>
          </table:table-cell>
          <table:table-cell table:style-name="Default" office:value-type="float" office:value="1.45">
            <text:p>1,45</text:p>
          </table:table-cell>
          <table:table-cell table:style-name="Default" office:value-type="float" office:value="3600.14">
            <text:p>3600,14</text:p>
          </table:table-cell>
          <table:table-cell table:style-name="Default"/>
          <table:table-cell table:style-name="ce1" table:formula="of:=MAXA([.Q47];[.K47];[.E47];[M2.E47];[M2.K47];[M2.Q47];[M1.E47];[M1.K47];[M1.Q47])" office:value-type="float" office:value="24276588">
            <text:p>24276588</text:p>
          </table:table-cell>
          <table:table-cell table:style-name="ce1" table:formula="of:=[.W47]-1" office:value-type="float" office:value="24276587">
            <text:p>24276587</text:p>
          </table:table-cell>
          <table:table-cell table:style-name="Default" table:formula="of:=AND([.E47]&gt;[.X47];[.E47]&gt;0;NOT([.E47]=&quot;infeasible&quot;))" office:value-type="boolean" office:boolean-value="true">
            <text:p>VRAI</text:p>
          </table:table-cell>
          <table:table-cell table:style-name="Default" table:formula="of:=AND([.K47]&gt;[.X47];[.K47]&gt;0;NOT([.K47]=&quot;infeasible&quot;))" office:value-type="boolean" office:boolean-value="false">
            <text:p>FAUX</text:p>
          </table:table-cell>
          <table:table-cell table:style-name="Default" table:formula="of:=AND([.Q47]&gt;[.X47];[.Q47]&gt;0;NOT([.Q47]=&quot;infeasible&quot;))" office:value-type="boolean" office:boolean-value="false">
            <text:p>FAUX</text:p>
          </table:table-cell>
          <table:table-cell table:style-name="Default" table:formula="of:=[.E47]+([.H47]*[.E47])&lt;[.X47]" office:value-type="boolean" office:boolean-value="false">
            <text:p>FAUX</text:p>
          </table:table-cell>
          <table:table-cell table:style-name="ce1" table:formula="of:=[.K47]+([.N47]*[.K47])&lt;[.X47]" office:value-type="boolean" office:boolean-value="false">
            <text:p>FAUX</text:p>
          </table:table-cell>
          <table:table-cell table:style-name="ce1" table:formula="of:=[.Q47]+([.Q47]*[.T47])&lt;[.X47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0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11433296">
            <text:p>11433296</text:p>
          </table:table-cell>
          <table:table-cell table:style-name="ce22" office:value-type="float" office:value="15039520">
            <text:p>15039520</text:p>
          </table:table-cell>
          <table:table-cell table:style-name="ce22" office:value-type="float" office:value="86204">
            <text:p>8620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89.82">
            <text:p>89,82</text:p>
          </table:table-cell>
          <table:table-cell table:style-name="Default"/>
          <table:table-cell table:style-name="ce22" office:value-type="float" office:value="11433296">
            <text:p>11433296</text:p>
          </table:table-cell>
          <table:table-cell table:style-name="ce22" office:value-type="float" office:value="15039520">
            <text:p>15039520</text:p>
          </table:table-cell>
          <table:table-cell table:style-name="ce22" office:value-type="float" office:value="86204">
            <text:p>8620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92.57">
            <text:p>192,57</text:p>
          </table:table-cell>
          <table:table-cell table:style-name="Default"/>
          <table:table-cell table:style-name="ce22" office:value-type="float" office:value="11433296">
            <text:p>11433296</text:p>
          </table:table-cell>
          <table:table-cell table:style-name="ce22" office:value-type="float" office:value="15039520">
            <text:p>15039520</text:p>
          </table:table-cell>
          <table:table-cell table:style-name="ce22" office:value-type="float" office:value="86204">
            <text:p>8620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82.13">
            <text:p>282,13</text:p>
          </table:table-cell>
          <table:table-cell table:style-name="Default"/>
          <table:table-cell table:style-name="ce1" table:formula="of:=MAXA([.Q48];[.K48];[.E48];[M2.E48];[M2.K48];[M2.Q48];[M1.E48];[M1.K48];[M1.Q48])" office:value-type="float" office:value="11433296">
            <text:p>11433296</text:p>
          </table:table-cell>
          <table:table-cell table:style-name="ce1" table:formula="of:=[.W48]-1" office:value-type="float" office:value="11433295">
            <text:p>11433295</text:p>
          </table:table-cell>
          <table:table-cell table:style-name="Default" table:formula="of:=AND([.E48]&gt;[.X48];[.E48]&gt;0;NOT([.E48]=&quot;infeasible&quot;))" office:value-type="boolean" office:boolean-value="true">
            <text:p>VRAI</text:p>
          </table:table-cell>
          <table:table-cell table:style-name="Default" table:formula="of:=AND([.K48]&gt;[.X48];[.K48]&gt;0;NOT([.K48]=&quot;infeasible&quot;))" office:value-type="boolean" office:boolean-value="true">
            <text:p>VRAI</text:p>
          </table:table-cell>
          <table:table-cell table:style-name="Default" table:formula="of:=AND([.Q48]&gt;[.X48];[.Q48]&gt;0;NOT([.Q48]=&quot;infeasible&quot;))" office:value-type="boolean" office:boolean-value="true">
            <text:p>VRAI</text:p>
          </table:table-cell>
          <table:table-cell table:style-name="Default" table:formula="of:=[.E48]+([.H48]*[.E48])&lt;[.X48]" office:value-type="boolean" office:boolean-value="false">
            <text:p>FAUX</text:p>
          </table:table-cell>
          <table:table-cell table:style-name="ce1" table:formula="of:=[.K48]+([.N48]*[.K48])&lt;[.X48]" office:value-type="boolean" office:boolean-value="false">
            <text:p>FAUX</text:p>
          </table:table-cell>
          <table:table-cell table:style-name="ce1" table:formula="of:=[.Q48]+([.Q48]*[.T48])&lt;[.X48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1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6314694.00000001">
            <text:p>6314694,00000001</text:p>
          </table:table-cell>
          <table:table-cell table:style-name="ce22" office:value-type="float" office:value="8020100">
            <text:p>8020100</text:p>
          </table:table-cell>
          <table:table-cell table:style-name="ce22" office:value-type="float" office:value="25406">
            <text:p>2540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3.7">
            <text:p>13,7</text:p>
          </table:table-cell>
          <table:table-cell table:style-name="Default"/>
          <table:table-cell table:style-name="ce22" office:value-type="float" office:value="6314694.00000001">
            <text:p>6314694,00000001</text:p>
          </table:table-cell>
          <table:table-cell table:style-name="ce22" office:value-type="float" office:value="8020100">
            <text:p>8020100</text:p>
          </table:table-cell>
          <table:table-cell table:style-name="ce22" office:value-type="float" office:value="25406">
            <text:p>2540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4.54">
            <text:p>14,54</text:p>
          </table:table-cell>
          <table:table-cell table:style-name="Default"/>
          <table:table-cell table:style-name="ce22" office:value-type="float" office:value="6314694.00000001">
            <text:p>6314694,00000001</text:p>
          </table:table-cell>
          <table:table-cell table:style-name="ce22" office:value-type="float" office:value="8020100">
            <text:p>8020100</text:p>
          </table:table-cell>
          <table:table-cell table:style-name="ce22" office:value-type="float" office:value="25406">
            <text:p>25406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13.55">
            <text:p>13,55</text:p>
          </table:table-cell>
          <table:table-cell table:style-name="Default"/>
          <table:table-cell table:style-name="ce1" table:formula="of:=MAXA([.Q49];[.K49];[.E49];[M2.E49];[M2.K49];[M2.Q49];[M1.E49];[M1.K49];[M1.Q49])" office:value-type="float" office:value="6314694.00000001">
            <text:p>6314694,00000001</text:p>
          </table:table-cell>
          <table:table-cell table:style-name="ce1" table:formula="of:=[.W49]-1" office:value-type="float" office:value="6314693.00000001">
            <text:p>6314693,00000001</text:p>
          </table:table-cell>
          <table:table-cell table:style-name="Default" table:formula="of:=AND([.E49]&gt;[.X49];[.E49]&gt;0;NOT([.E49]=&quot;infeasible&quot;))" office:value-type="boolean" office:boolean-value="true">
            <text:p>VRAI</text:p>
          </table:table-cell>
          <table:table-cell table:style-name="Default" table:formula="of:=AND([.K49]&gt;[.X49];[.K49]&gt;0;NOT([.K49]=&quot;infeasible&quot;))" office:value-type="boolean" office:boolean-value="true">
            <text:p>VRAI</text:p>
          </table:table-cell>
          <table:table-cell table:style-name="Default" table:formula="of:=AND([.Q49]&gt;[.X49];[.Q49]&gt;0;NOT([.Q49]=&quot;infeasible&quot;))" office:value-type="boolean" office:boolean-value="true">
            <text:p>VRAI</text:p>
          </table:table-cell>
          <table:table-cell table:style-name="Default" table:formula="of:=[.E49]+([.H49]*[.E49])&lt;[.X49]" office:value-type="boolean" office:boolean-value="false">
            <text:p>FAUX</text:p>
          </table:table-cell>
          <table:table-cell table:style-name="ce1" table:formula="of:=[.K49]+([.N49]*[.K49])&lt;[.X49]" office:value-type="boolean" office:boolean-value="false">
            <text:p>FAUX</text:p>
          </table:table-cell>
          <table:table-cell table:style-name="ce1" table:formula="of:=[.Q49]+([.Q49]*[.T49])&lt;[.X49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25_0_2 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style-name="ce22" office:value-type="float" office:value="9706656.00000002">
            <text:p>9706656,00000002</text:p>
          </table:table-cell>
          <table:table-cell table:style-name="ce22" office:value-type="float" office:value="13640500">
            <text:p>13640500</text:p>
          </table:table-cell>
          <table:table-cell table:style-name="ce22" office:value-type="float" office:value="283844">
            <text:p>2838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65.97">
            <text:p>65,97</text:p>
          </table:table-cell>
          <table:table-cell table:style-name="Default"/>
          <table:table-cell table:style-name="ce22" office:value-type="float" office:value="9706656.00000002">
            <text:p>9706656,00000002</text:p>
          </table:table-cell>
          <table:table-cell table:style-name="ce22" office:value-type="float" office:value="13640500">
            <text:p>13640500</text:p>
          </table:table-cell>
          <table:table-cell table:style-name="ce22" office:value-type="float" office:value="283844">
            <text:p>2838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93.84">
            <text:p>93,84</text:p>
          </table:table-cell>
          <table:table-cell table:style-name="Default"/>
          <table:table-cell table:style-name="ce22" office:value-type="float" office:value="9706656.00000003">
            <text:p>9706656,00000003</text:p>
          </table:table-cell>
          <table:table-cell table:style-name="ce22" office:value-type="float" office:value="13640500">
            <text:p>13640500</text:p>
          </table:table-cell>
          <table:table-cell table:style-name="ce22" office:value-type="float" office:value="283844">
            <text:p>283844</text:p>
          </table:table-cell>
          <table:table-cell table:style-name="Default" office:value-type="string">
            <text:p><text:s/></text:p>
          </table:table-cell>
          <table:table-cell table:style-name="Default" office:value-type="float" office:value="259.33">
            <text:p>259,33</text:p>
          </table:table-cell>
          <table:table-cell table:style-name="Default"/>
          <table:table-cell table:style-name="ce1" table:formula="of:=MAXA([.Q50];[.K50];[.E50];[M2.E50];[M2.K50];[M2.Q50];[M1.E50];[M1.K50];[M1.Q50])" office:value-type="float" office:value="9706656.00000003">
            <text:p>9706656,00000003</text:p>
          </table:table-cell>
          <table:table-cell table:style-name="ce1" table:formula="of:=[.W50]-1" office:value-type="float" office:value="9706655.00000003">
            <text:p>9706655,00000003</text:p>
          </table:table-cell>
          <table:table-cell table:style-name="Default" table:formula="of:=AND([.E50]&gt;[.X50];[.E50]&gt;0;NOT([.E50]=&quot;infeasible&quot;))" office:value-type="boolean" office:boolean-value="true">
            <text:p>VRAI</text:p>
          </table:table-cell>
          <table:table-cell table:style-name="Default" table:formula="of:=AND([.K50]&gt;[.X50];[.K50]&gt;0;NOT([.K50]=&quot;infeasible&quot;))" office:value-type="boolean" office:boolean-value="true">
            <text:p>VRAI</text:p>
          </table:table-cell>
          <table:table-cell table:style-name="Default" table:formula="of:=AND([.Q50]&gt;[.X50];[.Q50]&gt;0;NOT([.Q50]=&quot;infeasible&quot;))" office:value-type="boolean" office:boolean-value="true">
            <text:p>VRAI</text:p>
          </table:table-cell>
          <table:table-cell table:style-name="Default" table:formula="of:=[.E50]+([.H50]*[.E50])&lt;[.X50]" office:value-type="boolean" office:boolean-value="false">
            <text:p>FAUX</text:p>
          </table:table-cell>
          <table:table-cell table:style-name="ce1" table:formula="of:=[.K50]+([.N50]*[.K50])&lt;[.X50]" office:value-type="boolean" office:boolean-value="false">
            <text:p>FAUX</text:p>
          </table:table-cell>
          <table:table-cell table:style-name="ce1" table:formula="of:=[.Q50]+([.Q50]*[.T50])&lt;[.X50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0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21878250">
            <text:p>21878250</text:p>
          </table:table-cell>
          <table:table-cell table:style-name="ce22" office:value-type="float" office:value="30551850">
            <text:p>30551850</text:p>
          </table:table-cell>
          <table:table-cell table:style-name="ce22" office:value-type="float" office:value="723600">
            <text:p>723600</text:p>
          </table:table-cell>
          <table:table-cell table:style-name="Default" office:value-type="float" office:value="0.17">
            <text:p>0,17</text:p>
          </table:table-cell>
          <table:table-cell table:style-name="Default" office:value-type="float" office:value="3604.75">
            <text:p>3604,75</text:p>
          </table:table-cell>
          <table:table-cell table:style-name="Default"/>
          <table:table-cell table:style-name="ce22" office:value-type="float" office:value="21878250">
            <text:p>21878250</text:p>
          </table:table-cell>
          <table:table-cell table:style-name="ce22" office:value-type="float" office:value="30551850">
            <text:p>30551850</text:p>
          </table:table-cell>
          <table:table-cell table:style-name="ce22" office:value-type="float" office:value="723600">
            <text:p>723600</text:p>
          </table:table-cell>
          <table:table-cell table:style-name="Default" office:value-type="float" office:value="0.3">
            <text:p>0,3</text:p>
          </table:table-cell>
          <table:table-cell table:style-name="Default" office:value-type="float" office:value="3600.13">
            <text:p>3600,13</text:p>
          </table:table-cell>
          <table:table-cell table:style-name="Default"/>
          <table:table-cell table:style-name="ce22" office:value-type="float" office:value="21878250">
            <text:p>21878250</text:p>
          </table:table-cell>
          <table:table-cell table:style-name="ce22" office:value-type="float" office:value="30551850">
            <text:p>30551850</text:p>
          </table:table-cell>
          <table:table-cell table:style-name="ce22" office:value-type="float" office:value="723600">
            <text:p>723600</text:p>
          </table:table-cell>
          <table:table-cell table:style-name="Default" office:value-type="float" office:value="0.22">
            <text:p>0,22</text:p>
          </table:table-cell>
          <table:table-cell table:style-name="Default" office:value-type="float" office:value="3600.53">
            <text:p>3600,53</text:p>
          </table:table-cell>
          <table:table-cell table:style-name="Default"/>
          <table:table-cell table:style-name="ce1" table:formula="of:=MAXA([.Q51];[.K51];[.E51];[M2.E51];[M2.K51];[M2.Q51];[M1.E51];[M1.K51];[M1.Q51])" office:value-type="float" office:value="21878250">
            <text:p>21878250</text:p>
          </table:table-cell>
          <table:table-cell table:style-name="ce1" table:formula="of:=[.W51]-1" office:value-type="float" office:value="21878249">
            <text:p>21878249</text:p>
          </table:table-cell>
          <table:table-cell table:style-name="Default" table:formula="of:=AND([.E51]&gt;[.X51];[.E51]&gt;0;NOT([.E51]=&quot;infeasible&quot;))" office:value-type="boolean" office:boolean-value="true">
            <text:p>VRAI</text:p>
          </table:table-cell>
          <table:table-cell table:style-name="Default" table:formula="of:=AND([.K51]&gt;[.X51];[.K51]&gt;0;NOT([.K51]=&quot;infeasible&quot;))" office:value-type="boolean" office:boolean-value="true">
            <text:p>VRAI</text:p>
          </table:table-cell>
          <table:table-cell table:style-name="Default" table:formula="of:=AND([.Q51]&gt;[.X51];[.Q51]&gt;0;NOT([.Q51]=&quot;infeasible&quot;))" office:value-type="boolean" office:boolean-value="true">
            <text:p>VRAI</text:p>
          </table:table-cell>
          <table:table-cell table:style-name="Default" table:formula="of:=[.E51]+([.H51]*[.E51])&lt;[.X51]" office:value-type="boolean" office:boolean-value="false">
            <text:p>FAUX</text:p>
          </table:table-cell>
          <table:table-cell table:style-name="ce1" table:formula="of:=[.K51]+([.N51]*[.K51])&lt;[.X51]" office:value-type="boolean" office:boolean-value="false">
            <text:p>FAUX</text:p>
          </table:table-cell>
          <table:table-cell table:style-name="ce1" table:formula="of:=[.Q51]+([.Q51]*[.T51])&lt;[.X51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1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24898988">
            <text:p>24898988</text:p>
          </table:table-cell>
          <table:table-cell table:style-name="ce22" office:value-type="float" office:value="33902200">
            <text:p>33902200</text:p>
          </table:table-cell>
          <table:table-cell table:style-name="ce22" office:value-type="float" office:value="523012">
            <text:p>523012</text:p>
          </table:table-cell>
          <table:table-cell table:style-name="Default" office:value-type="float" office:value="0.13">
            <text:p>0,13</text:p>
          </table:table-cell>
          <table:table-cell table:style-name="Default" office:value-type="float" office:value="3601.84">
            <text:p>3601,84</text:p>
          </table:table-cell>
          <table:table-cell table:style-name="Default"/>
          <table:table-cell table:style-name="ce22" office:value-type="float" office:value="24898988">
            <text:p>24898988</text:p>
          </table:table-cell>
          <table:table-cell table:style-name="ce22" office:value-type="float" office:value="33902200">
            <text:p>33902200</text:p>
          </table:table-cell>
          <table:table-cell table:style-name="ce22" office:value-type="float" office:value="523012">
            <text:p>523012</text:p>
          </table:table-cell>
          <table:table-cell table:style-name="Default" office:value-type="float" office:value="0.07">
            <text:p>0,07</text:p>
          </table:table-cell>
          <table:table-cell table:style-name="Default" office:value-type="float" office:value="3606.77">
            <text:p>3606,77</text:p>
          </table:table-cell>
          <table:table-cell table:style-name="Default"/>
          <table:table-cell table:style-name="ce22" office:value-type="float" office:value="24860322">
            <text:p>24860322</text:p>
          </table:table-cell>
          <table:table-cell table:style-name="ce22" office:value-type="float" office:value="33901700">
            <text:p>33901700</text:p>
          </table:table-cell>
          <table:table-cell table:style-name="ce22" office:value-type="float" office:value="561178">
            <text:p>561178</text:p>
          </table:table-cell>
          <table:table-cell table:style-name="Default" office:value-type="float" office:value="1.14">
            <text:p>1,14</text:p>
          </table:table-cell>
          <table:table-cell table:style-name="Default" office:value-type="float" office:value="3600.33">
            <text:p>3600,33</text:p>
          </table:table-cell>
          <table:table-cell table:style-name="Default"/>
          <table:table-cell table:style-name="ce1" table:formula="of:=MAXA([.Q52];[.K52];[.E52];[M2.E52];[M2.K52];[M2.Q52];[M1.E52];[M1.K52];[M1.Q52])" office:value-type="float" office:value="24898988">
            <text:p>24898988</text:p>
          </table:table-cell>
          <table:table-cell table:style-name="ce1" table:formula="of:=[.W52]-1" office:value-type="float" office:value="24898987">
            <text:p>24898987</text:p>
          </table:table-cell>
          <table:table-cell table:style-name="Default" table:formula="of:=AND([.E52]&gt;[.X52];[.E52]&gt;0;NOT([.E52]=&quot;infeasible&quot;))" office:value-type="boolean" office:boolean-value="true">
            <text:p>VRAI</text:p>
          </table:table-cell>
          <table:table-cell table:style-name="Default" table:formula="of:=AND([.K52]&gt;[.X52];[.K52]&gt;0;NOT([.K52]=&quot;infeasible&quot;))" office:value-type="boolean" office:boolean-value="true">
            <text:p>VRAI</text:p>
          </table:table-cell>
          <table:table-cell table:style-name="Default" table:formula="of:=AND([.Q52]&gt;[.X52];[.Q52]&gt;0;NOT([.Q52]=&quot;infeasible&quot;))" office:value-type="boolean" office:boolean-value="false">
            <text:p>FAUX</text:p>
          </table:table-cell>
          <table:table-cell table:style-name="Default" table:formula="of:=[.E52]+([.H52]*[.E52])&lt;[.X52]" office:value-type="boolean" office:boolean-value="false">
            <text:p>FAUX</text:p>
          </table:table-cell>
          <table:table-cell table:style-name="ce1" table:formula="of:=[.K52]+([.N52]*[.K52])&lt;[.X52]" office:value-type="boolean" office:boolean-value="false">
            <text:p>FAUX</text:p>
          </table:table-cell>
          <table:table-cell table:style-name="ce1" table:formula="of:=[.Q52]+([.Q52]*[.T52])&lt;[.X52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50_0_2 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style-name="ce22" office:value-type="float" office:value="18135860">
            <text:p>18135860</text:p>
          </table:table-cell>
          <table:table-cell table:style-name="ce22" office:value-type="float" office:value="24365000">
            <text:p>24365000</text:p>
          </table:table-cell>
          <table:table-cell table:style-name="ce22" office:value-type="float" office:value="199140">
            <text:p>199140</text:p>
          </table:table-cell>
          <table:table-cell table:style-name="Default" office:value-type="float" office:value="0.03">
            <text:p>0,03</text:p>
          </table:table-cell>
          <table:table-cell table:style-name="Default" office:value-type="float" office:value="3605.25">
            <text:p>3605,25</text:p>
          </table:table-cell>
          <table:table-cell table:style-name="Default"/>
          <table:table-cell table:style-name="ce22" office:value-type="float" office:value="18136316">
            <text:p>18136316</text:p>
          </table:table-cell>
          <table:table-cell table:style-name="ce22" office:value-type="float" office:value="24365000">
            <text:p>24365000</text:p>
          </table:table-cell>
          <table:table-cell table:style-name="ce22" office:value-type="float" office:value="198684">
            <text:p>198684</text:p>
          </table:table-cell>
          <table:table-cell table:style-name="Default" office:value-type="float" office:value="0.02">
            <text:p>0,02</text:p>
          </table:table-cell>
          <table:table-cell table:style-name="Default" office:value-type="float" office:value="3605.94">
            <text:p>3605,94</text:p>
          </table:table-cell>
          <table:table-cell table:style-name="Default"/>
          <table:table-cell table:style-name="ce22" office:value-type="float" office:value="18135280">
            <text:p>18135280</text:p>
          </table:table-cell>
          <table:table-cell table:style-name="ce22" office:value-type="float" office:value="24363000">
            <text:p>24363000</text:p>
          </table:table-cell>
          <table:table-cell table:style-name="ce22" office:value-type="float" office:value="197720">
            <text:p>197720</text:p>
          </table:table-cell>
          <table:table-cell table:style-name="Default" office:value-type="float" office:value="0.07">
            <text:p>0,07</text:p>
          </table:table-cell>
          <table:table-cell table:style-name="Default" office:value-type="float" office:value="3606.14">
            <text:p>3606,14</text:p>
          </table:table-cell>
          <table:table-cell table:style-name="Default"/>
          <table:table-cell table:style-name="ce1" table:formula="of:=MAXA([.Q53];[.K53];[.E53];[M2.E53];[M2.K53];[M2.Q53];[M1.E53];[M1.K53];[M1.Q53])" office:value-type="float" office:value="18136316">
            <text:p>18136316</text:p>
          </table:table-cell>
          <table:table-cell table:style-name="ce1" table:formula="of:=[.W53]-1" office:value-type="float" office:value="18136315">
            <text:p>18136315</text:p>
          </table:table-cell>
          <table:table-cell table:style-name="Default" table:formula="of:=AND([.E53]&gt;[.X53];[.E53]&gt;0;NOT([.E53]=&quot;infeasible&quot;))" office:value-type="boolean" office:boolean-value="false">
            <text:p>FAUX</text:p>
          </table:table-cell>
          <table:table-cell table:style-name="Default" table:formula="of:=AND([.K53]&gt;[.X53];[.K53]&gt;0;NOT([.K53]=&quot;infeasible&quot;))" office:value-type="boolean" office:boolean-value="true">
            <text:p>VRAI</text:p>
          </table:table-cell>
          <table:table-cell table:style-name="Default" table:formula="of:=AND([.Q53]&gt;[.X53];[.Q53]&gt;0;NOT([.Q53]=&quot;infeasible&quot;))" office:value-type="boolean" office:boolean-value="false">
            <text:p>FAUX</text:p>
          </table:table-cell>
          <table:table-cell table:style-name="Default" table:formula="of:=[.E53]+([.H53]*[.E53])&lt;[.X53]" office:value-type="boolean" office:boolean-value="false">
            <text:p>FAUX</text:p>
          </table:table-cell>
          <table:table-cell table:style-name="ce1" table:formula="of:=[.K53]+([.N53]*[.K53])&lt;[.X53]" office:value-type="boolean" office:boolean-value="false">
            <text:p>FAUX</text:p>
          </table:table-cell>
          <table:table-cell table:style-name="ce1" table:formula="of:=[.Q53]+([.Q53]*[.T53])&lt;[.X53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0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0325908.6666667">
            <text:p>30325908,6666667</text:p>
          </table:table-cell>
          <table:table-cell table:style-name="ce22" office:value-type="float" office:value="44016090">
            <text:p>44016090</text:p>
          </table:table-cell>
          <table:table-cell table:style-name="ce22" office:value-type="float" office:value="1500258">
            <text:p>1500258</text:p>
          </table:table-cell>
          <table:table-cell table:style-name="Default" office:value-type="float" office:value="3.89">
            <text:p>3,89</text:p>
          </table:table-cell>
          <table:table-cell table:style-name="Default" office:value-type="float" office:value="3600.3">
            <text:p>3600,3</text:p>
          </table:table-cell>
          <table:table-cell table:style-name="Default"/>
          <table:table-cell table:style-name="ce22" office:value-type="float" office:value="29340466.6666667">
            <text:p>29340466,6666667</text:p>
          </table:table-cell>
          <table:table-cell table:style-name="ce22" office:value-type="float" office:value="40829701">
            <text:p>40829701</text:p>
          </table:table-cell>
          <table:table-cell table:style-name="ce22" office:value-type="float" office:value="769202">
            <text:p>769202</text:p>
          </table:table-cell>
          <table:table-cell table:style-name="Default" office:value-type="float" office:value="7.04">
            <text:p>7,04</text:p>
          </table:table-cell>
          <table:table-cell table:style-name="Default" office:value-type="float" office:value="3600.2">
            <text:p>3600,2</text:p>
          </table:table-cell>
          <table:table-cell table:style-name="Default"/>
          <table:table-cell table:style-name="ce22" office:value-type="float" office:value="28074394.6666667">
            <text:p>28074394,6666667</text:p>
          </table:table-cell>
          <table:table-cell table:style-name="ce22" office:value-type="float" office:value="38188220">
            <text:p>38188220</text:p>
          </table:table-cell>
          <table:table-cell table:style-name="ce22" office:value-type="float" office:value="473772">
            <text:p>473772</text:p>
          </table:table-cell>
          <table:table-cell table:style-name="Default" office:value-type="float" office:value="12.2">
            <text:p>12,2</text:p>
          </table:table-cell>
          <table:table-cell table:style-name="Default" office:value-type="float" office:value="3601.23">
            <text:p>3601,23</text:p>
          </table:table-cell>
          <table:table-cell table:style-name="Default"/>
          <table:table-cell table:style-name="ce1" table:formula="of:=MAXA([.Q54];[.K54];[.E54];[M2.E54];[M2.K54];[M2.Q54];[M1.E54];[M1.K54];[M1.Q54])" office:value-type="float" office:value="30325908.6666667">
            <text:p>30325908,6666667</text:p>
          </table:table-cell>
          <table:table-cell table:style-name="ce1" table:formula="of:=[.W54]-1" office:value-type="float" office:value="30325907.6666667">
            <text:p>30325907,6666667</text:p>
          </table:table-cell>
          <table:table-cell table:style-name="Default" table:formula="of:=AND([.E54]&gt;[.X54];[.E54]&gt;0;NOT([.E54]=&quot;infeasible&quot;))" office:value-type="boolean" office:boolean-value="true">
            <text:p>VRAI</text:p>
          </table:table-cell>
          <table:table-cell table:style-name="Default" table:formula="of:=AND([.K54]&gt;[.X54];[.K54]&gt;0;NOT([.K54]=&quot;infeasible&quot;))" office:value-type="boolean" office:boolean-value="false">
            <text:p>FAUX</text:p>
          </table:table-cell>
          <table:table-cell table:style-name="Default" table:formula="of:=AND([.Q54]&gt;[.X54];[.Q54]&gt;0;NOT([.Q54]=&quot;infeasible&quot;))" office:value-type="boolean" office:boolean-value="false">
            <text:p>FAUX</text:p>
          </table:table-cell>
          <table:table-cell table:style-name="Default" table:formula="of:=[.E54]+([.H54]*[.E54])&lt;[.X54]" office:value-type="boolean" office:boolean-value="false">
            <text:p>FAUX</text:p>
          </table:table-cell>
          <table:table-cell table:style-name="ce1" table:formula="of:=[.K54]+([.N54]*[.K54])&lt;[.X54]" office:value-type="boolean" office:boolean-value="false">
            <text:p>FAUX</text:p>
          </table:table-cell>
          <table:table-cell table:style-name="ce1" table:formula="of:=[.Q54]+([.Q54]*[.T54])&lt;[.X54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1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1233192.6666667">
            <text:p>31233192,6666667</text:p>
          </table:table-cell>
          <table:table-cell table:style-name="ce22" office:value-type="float" office:value="45530120">
            <text:p>45530120</text:p>
          </table:table-cell>
          <table:table-cell table:style-name="ce22" office:value-type="float" office:value="1466974">
            <text:p>1466974</text:p>
          </table:table-cell>
          <table:table-cell table:style-name="Default" office:value-type="float" office:value="0.49">
            <text:p>0,49</text:p>
          </table:table-cell>
          <table:table-cell table:style-name="Default" office:value-type="float" office:value="3600.63">
            <text:p>3600,63</text:p>
          </table:table-cell>
          <table:table-cell table:style-name="Default"/>
          <table:table-cell table:style-name="ce22" office:value-type="float" office:value="29259545.3333333">
            <text:p>29259545,3333333</text:p>
          </table:table-cell>
          <table:table-cell table:style-name="ce22" office:value-type="float" office:value="40873273">
            <text:p>40873273</text:p>
          </table:table-cell>
          <table:table-cell table:style-name="ce22" office:value-type="float" office:value="813788">
            <text:p>813788</text:p>
          </table:table-cell>
          <table:table-cell table:style-name="Default" office:value-type="float" office:value="7.4">
            <text:p>7,4</text:p>
          </table:table-cell>
          <table:table-cell table:style-name="Default" office:value-type="float" office:value="3608.69">
            <text:p>3608,69</text:p>
          </table:table-cell>
          <table:table-cell table:style-name="Default"/>
          <table:table-cell table:style-name="ce22" office:value-type="float" office:value="30770661.3333334">
            <text:p>30770661,3333334</text:p>
          </table:table-cell>
          <table:table-cell table:style-name="ce22" office:value-type="float" office:value="44259749">
            <text:p>44259749</text:p>
          </table:table-cell>
          <table:table-cell table:style-name="ce22" office:value-type="float" office:value="1259172">
            <text:p>1259172</text:p>
          </table:table-cell>
          <table:table-cell table:style-name="Default" office:value-type="float" office:value="2.63">
            <text:p>2,63</text:p>
          </table:table-cell>
          <table:table-cell table:style-name="Default" office:value-type="float" office:value="3611.97">
            <text:p>3611,97</text:p>
          </table:table-cell>
          <table:table-cell table:style-name="Default"/>
          <table:table-cell table:style-name="ce1" table:formula="of:=MAXA([.Q55];[.K55];[.E55];[M2.E55];[M2.K55];[M2.Q55];[M1.E55];[M1.K55];[M1.Q55])" office:value-type="float" office:value="31238398.6666667">
            <text:p>31238398,6666667</text:p>
          </table:table-cell>
          <table:table-cell table:style-name="ce1" table:formula="of:=[.W55]-1" office:value-type="float" office:value="31238397.6666667">
            <text:p>31238397,6666667</text:p>
          </table:table-cell>
          <table:table-cell table:style-name="Default" table:formula="of:=AND([.E55]&gt;[.X55];[.E55]&gt;0;NOT([.E55]=&quot;infeasible&quot;))" office:value-type="boolean" office:boolean-value="false">
            <text:p>FAUX</text:p>
          </table:table-cell>
          <table:table-cell table:style-name="Default" table:formula="of:=AND([.K55]&gt;[.X55];[.K55]&gt;0;NOT([.K55]=&quot;infeasible&quot;))" office:value-type="boolean" office:boolean-value="false">
            <text:p>FAUX</text:p>
          </table:table-cell>
          <table:table-cell table:style-name="Default" table:formula="of:=AND([.Q55]&gt;[.X55];[.Q55]&gt;0;NOT([.Q55]=&quot;infeasible&quot;))" office:value-type="boolean" office:boolean-value="false">
            <text:p>FAUX</text:p>
          </table:table-cell>
          <table:table-cell table:style-name="Default" table:formula="of:=[.E55]+([.H55]*[.E55])&lt;[.X55]" office:value-type="boolean" office:boolean-value="false">
            <text:p>FAUX</text:p>
          </table:table-cell>
          <table:table-cell table:style-name="ce1" table:formula="of:=[.K55]+([.N55]*[.K55])&lt;[.X55]" office:value-type="boolean" office:boolean-value="false">
            <text:p>FAUX</text:p>
          </table:table-cell>
          <table:table-cell table:style-name="ce1" table:formula="of:=[.Q55]+([.Q55]*[.T55])&lt;[.X55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office:value-type="string">
            <text:p>12_100_100_0_2 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2">
            <text:p>12</text:p>
          </table:table-cell>
          <table:table-cell table:style-name="ce22" office:value-type="float" office:value="33203174">
            <text:p>33203174</text:p>
          </table:table-cell>
          <table:table-cell table:style-name="ce22" office:value-type="float" office:value="45101040">
            <text:p>45101040</text:p>
          </table:table-cell>
          <table:table-cell table:style-name="ce22" office:value-type="float" office:value="1037826">
            <text:p>1037826</text:p>
          </table:table-cell>
          <table:table-cell table:style-name="Default" office:value-type="float" office:value="1.96">
            <text:p>1,96</text:p>
          </table:table-cell>
          <table:table-cell table:style-name="Default" office:value-type="float" office:value="3600.12">
            <text:p>3600,12</text:p>
          </table:table-cell>
          <table:table-cell table:style-name="Default"/>
          <table:table-cell table:style-name="ce22" office:value-type="float" office:value="33358628">
            <text:p>33358628</text:p>
          </table:table-cell>
          <table:table-cell table:style-name="ce22" office:value-type="float" office:value="45985040">
            <text:p>45985040</text:p>
          </table:table-cell>
          <table:table-cell table:style-name="ce22" office:value-type="float" office:value="1436372">
            <text:p>1436372</text:p>
          </table:table-cell>
          <table:table-cell table:style-name="Default" office:value-type="float" office:value="1.52">
            <text:p>1,52</text:p>
          </table:table-cell>
          <table:table-cell table:style-name="Default" office:value-type="float" office:value="3609.64">
            <text:p>3609,64</text:p>
          </table:table-cell>
          <table:table-cell table:style-name="Default"/>
          <table:table-cell table:style-name="ce22" office:value-type="float" office:value="32676774">
            <text:p>32676774</text:p>
          </table:table-cell>
          <table:table-cell table:style-name="ce22" office:value-type="float" office:value="42574040">
            <text:p>42574040</text:p>
          </table:table-cell>
          <table:table-cell table:style-name="ce22" office:value-type="float" office:value="357226">
            <text:p>357226</text:p>
          </table:table-cell>
          <table:table-cell table:style-name="Default" office:value-type="float" office:value="3.67">
            <text:p>3,67</text:p>
          </table:table-cell>
          <table:table-cell table:style-name="Default" office:value-type="float" office:value="3611.96">
            <text:p>3611,96</text:p>
          </table:table-cell>
          <table:table-cell table:style-name="Default"/>
          <table:table-cell table:style-name="ce1" table:formula="of:=MAXA([.Q56];[.K56];[.E56];[M2.E56];[M2.K56];[M2.Q56];[M1.E56];[M1.K56];[M1.Q56])" office:value-type="float" office:value="33358628">
            <text:p>33358628</text:p>
          </table:table-cell>
          <table:table-cell table:style-name="ce1" table:formula="of:=[.W56]-1" office:value-type="float" office:value="33358627">
            <text:p>33358627</text:p>
          </table:table-cell>
          <table:table-cell table:style-name="Default" table:formula="of:=AND([.E56]&gt;[.X56];[.E56]&gt;0;NOT([.E56]=&quot;infeasible&quot;))" office:value-type="boolean" office:boolean-value="false">
            <text:p>FAUX</text:p>
          </table:table-cell>
          <table:table-cell table:style-name="Default" table:formula="of:=AND([.K56]&gt;[.X56];[.K56]&gt;0;NOT([.K56]=&quot;infeasible&quot;))" office:value-type="boolean" office:boolean-value="true">
            <text:p>VRAI</text:p>
          </table:table-cell>
          <table:table-cell table:style-name="Default" table:formula="of:=AND([.Q56]&gt;[.X56];[.Q56]&gt;0;NOT([.Q56]=&quot;infeasible&quot;))" office:value-type="boolean" office:boolean-value="false">
            <text:p>FAUX</text:p>
          </table:table-cell>
          <table:table-cell table:style-name="Default" table:formula="of:=[.E56]+([.H56]*[.E56])&lt;[.X56]" office:value-type="boolean" office:boolean-value="false">
            <text:p>FAUX</text:p>
          </table:table-cell>
          <table:table-cell table:style-name="ce1" table:formula="of:=[.K56]+([.N56]*[.K56])&lt;[.X56]" office:value-type="boolean" office:boolean-value="false">
            <text:p>FAUX</text:p>
          </table:table-cell>
          <table:table-cell table:style-name="ce1" table:formula="of:=[.Q56]+([.Q56]*[.T56])&lt;[.X56]" office:value-type="boolean" office:boolean-value="false">
            <text:p>FAUX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7"/>
          <table:table-cell table:style-name="ce8" table:number-columns-repeated="2"/>
          <table:table-cell table:style-name="Default" table:number-columns-repeated="19"/>
        </table:table-row>
        <table:table-row table:style-name="ro2">
          <table:table-cell table:number-columns-repeated="22"/>
          <table:table-cell table:style-name="ce1" table:number-columns-repeated="2"/>
          <table:table-cell table:style-name="Default"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Sol moyen</text:p>
          </table:table-cell>
          <table:table-cell table:style-name="Default" table:number-columns-repeated="3"/>
          <table:table-cell table:style-name="ce23" table:formula="of:=AVERAGE([.E3:.E56])" office:value-type="float" office:value="16576637.2134056">
            <text:p>16576637,2134056</text:p>
          </table:table-cell>
          <table:table-cell table:style-name="ce23" table:formula="of:=AVERAGE([.F3:.F56])" office:value-type="float" office:value="23344318.5740815">
            <text:p>23344318,5740815</text:p>
          </table:table-cell>
          <table:table-cell table:style-name="ce23" table:formula="of:=AVERAGE([.G3:.G56])" office:value-type="float" office:value="799519.111113603">
            <text:p>799519,111113603</text:p>
          </table:table-cell>
          <table:table-cell table:style-name="ce26" table:number-columns-repeated="3"/>
          <table:table-cell table:style-name="ce23" table:formula="of:=AVERAGE([.K3:.K56])" office:value-type="float" office:value="16164206.7072311">
            <text:p>16164206,7072311</text:p>
          </table:table-cell>
          <table:table-cell table:style-name="ce23" table:formula="of:=AVERAGE([.L3:.L56])" office:value-type="float" office:value="23121439.5555556">
            <text:p>23121439,5555556</text:p>
          </table:table-cell>
          <table:table-cell table:style-name="ce23" table:formula="of:=AVERAGE([.M3:.M56])" office:value-type="float" office:value="1074258.33333333">
            <text:p>1074258,33333333</text:p>
          </table:table-cell>
          <table:table-cell table:style-name="ce26" table:number-columns-repeated="3"/>
          <table:table-cell table:style-name="ce23" table:formula="of:=AVERAGE([.Q3:.Q56])" office:value-type="float" office:value="16277722.3121693">
            <text:p>16277722,3121693</text:p>
          </table:table-cell>
          <table:table-cell table:style-name="ce23" table:formula="of:=AVERAGE([.R3:.R56])" office:value-type="float" office:value="23065267.1296296">
            <text:p>23065267,1296296</text:p>
          </table:table-cell>
          <table:table-cell table:style-name="ce23" table:formula="of:=AVERAGE([.S3:.S56])" office:value-type="float" office:value="913824.481481482">
            <text:p>913824,481481482</text:p>
          </table:table-cell>
          <table:table-cell table:number-columns-repeated="3"/>
          <table:table-cell table:style-name="ce1" table:formula="of:=AVERAGE([.W3:.W56])" office:value-type="float" office:value="16612257.0035291">
            <text:p>16612257,0035291</text:p>
          </table:table-cell>
          <table:table-cell table:style-name="Default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Gap moyen</text:p>
          </table:table-cell>
          <table:table-cell table:style-name="Default" office:value-type="string">
            <text:p>bs-bi/bi</text:p>
          </table:table-cell>
          <table:table-cell table:style-name="Default" table:number-columns-repeated="2"/>
          <table:table-cell table:style-name="ce23" table:formula="of:=([.$W58]-[.E58])/[.E58]*100" office:value-type="float" office:value="0.214879469610775">
            <text:p>0,2148794696</text:p>
          </table:table-cell>
          <table:table-cell table:style-name="ce26" table:number-columns-repeated="5"/>
          <table:table-cell table:style-name="ce23" table:formula="of:=([.$W58]-[.K58])/[.K58]*100" office:value-type="float" office:value="2.77186690577017">
            <text:p>2,7718669058</text:p>
          </table:table-cell>
          <table:table-cell table:style-name="ce26" table:number-columns-repeated="5"/>
          <table:table-cell table:style-name="ce23" table:formula="of:=([.$W58]-[.Q58])/[.Q58]*100" office:value-type="float" office:value="2.05516892931425">
            <text:p>2,0551689293</text:p>
          </table:table-cell>
          <table:table-cell table:style-name="ce26" table:number-columns-repeated="2"/>
          <table:table-cell table:number-columns-repeated="3"/>
          <table:table-cell table:style-name="ce1"/>
          <table:table-cell table:style-name="Default" table:number-columns-repeated="7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Opti local</text:p>
          </table:table-cell>
          <table:table-cell table:style-name="Default" table:number-columns-repeated="3"/>
          <table:table-cell table:style-name="ce23" table:formula="of:=SUMPRODUCT([.H3:.H56]=&quot; &quot;;[.E3:.E56]&gt;0)" office:value-type="float" office:value="38">
            <text:p>38</text:p>
          </table:table-cell>
          <table:table-cell table:style-name="Default" table:number-columns-repeated="5"/>
          <table:table-cell table:style-name="ce23" table:formula="of:=SUMPRODUCT([.N3:.N56]=&quot; &quot;;[.K3:.K56]&gt;0)" office:value-type="float" office:value="34">
            <text:p>34</text:p>
          </table:table-cell>
          <table:table-cell table:style-name="Default" table:number-columns-repeated="5"/>
          <table:table-cell table:style-name="ce23" table:formula="of:=SUMPRODUCT([.T3:.T56]=&quot; &quot;;[.Q3:.Q56]&gt;0)" office:value-type="float" office:value="31">
            <text:p>31</text:p>
          </table:table-cell>
          <table:table-cell table:style-name="Default" table:number-columns-repeated="13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Opti Global</text:p>
          </table:table-cell>
          <table:table-cell table:style-name="Default" table:number-columns-repeated="3"/>
          <table:table-cell table:style-name="ce23" table:formula="of:=COUNTIF([.Y3:.Y56];&quot;Vrai&quot;)" office:value-type="float" office:value="44">
            <text:p>44</text:p>
          </table:table-cell>
          <table:table-cell table:style-name="Default" table:number-columns-repeated="5"/>
          <table:table-cell table:style-name="ce23" table:formula="of:=COUNTIF([.Z3:.Z56];&quot;Vrai&quot;)" office:value-type="float" office:value="39">
            <text:p>39</text:p>
          </table:table-cell>
          <table:table-cell table:style-name="Default" table:number-columns-repeated="5"/>
          <table:table-cell table:style-name="ce23" table:formula="of:=COUNTIF([.AA3:.AA56];&quot;Vrai&quot;)" office:value-type="float" office:value="37">
            <text:p>37</text:p>
          </table:table-cell>
          <table:table-cell table:style-name="Default" table:number-columns-repeated="13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office:value-type="string">
            <text:p>Nb Opti cut</text:p>
          </table:table-cell>
          <table:table-cell table:style-name="Default" table:number-columns-repeated="3"/>
          <table:table-cell table:style-name="ce23" table:formula="of:=COUNTIF([.AB3:.AB56];&quot;vrai&quot;)+[.E63]" office:value-type="float" office:value="4">
            <text:p>4</text:p>
          </table:table-cell>
          <table:table-cell table:style-name="Default" table:number-columns-repeated="5"/>
          <table:table-cell table:style-name="ce23" table:formula="of:=COUNTIF([.AC3:.AC56];&quot;vrai&quot;)+[.K63]" office:value-type="float" office:value="1">
            <text:p>1</text:p>
          </table:table-cell>
          <table:table-cell table:style-name="Default" table:number-columns-repeated="5"/>
          <table:table-cell table:style-name="ce23" table:formula="of:=COUNTIF([.AD3:.AD56];&quot;vrai&quot;)+[.Q63]" office:value-type="float" office:value="1">
            <text:p>1</text:p>
          </table:table-cell>
          <table:table-cell table:style-name="Default" table:number-columns-repeated="13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Nb inf</text:p>
          </table:table-cell>
          <table:table-cell table:number-columns-repeated="3"/>
          <table:table-cell table:style-name="ce24" table:formula="of:=COUNTIF([.E3:.E56];&quot;infeasible&quot;)" office:value-type="float" office:value="0">
            <text:p>0</text:p>
          </table:table-cell>
          <table:table-cell table:style-name="ce27" table:number-columns-repeated="5"/>
          <table:table-cell table:style-name="ce24" table:formula="of:=COUNTIF([.K3:.K56];&quot;infeasible&quot;)" office:value-type="float" office:value="0">
            <text:p>0</text:p>
          </table:table-cell>
          <table:table-cell table:style-name="ce27" table:number-columns-repeated="5"/>
          <table:table-cell table:style-name="ce24" table:formula="of:=COUNTIF([.Q3:.Q56];&quot;infeasible&quot;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Nb no sol</text:p>
          </table:table-cell>
          <table:table-cell table:number-columns-repeated="3"/>
          <table:table-cell table:style-name="ce24" table:formula="of:=COUNTIF([.E3:.E56];0)" office:value-type="float" office:value="0">
            <text:p>0</text:p>
          </table:table-cell>
          <table:table-cell table:style-name="ce27" table:number-columns-repeated="5"/>
          <table:table-cell table:style-name="ce24" table:formula="of:=COUNTIF([.K3:.K56];0)" office:value-type="float" office:value="0">
            <text:p>0</text:p>
          </table:table-cell>
          <table:table-cell table:style-name="ce27" table:number-columns-repeated="5"/>
          <table:table-cell table:style-name="ce24" table:formula="of:=COUNTIF([.Q3:.Q56];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24" office:value-type="string">
            <text:p>Infeasible</text:p>
          </table:table-cell>
          <table:table-cell table:style-name="ce27" table:number-columns-repeated="5"/>
          <table:table-cell table:style-name="ce24" office:value-type="string">
            <text:p>Infeasible</text:p>
          </table:table-cell>
          <table:table-cell table:style-name="ce27" table:number-columns-repeated="5"/>
          <table:table-cell table:style-name="ce24" office:value-type="string">
            <text:p>Infeasible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E$3:.E$56]=&quot;infeasible&quot;;[.$C$3:.$C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C$3:.$C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C$3:.$C$56]=25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E$3:.E$56]=&quot;infeasible&quot;;[.$C$3:.$C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C$3:.$C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C$3:.$C$56]=5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E$3:.E$56]=&quot;infeasible&quot;;[.$C$3:.$C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C$3:.$C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C$3:.$C$56]=10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E$3:.E$56]=&quot;infeasible&quot;;[.$B$3:.$B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B$3:.$B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B$3:.$B$56]=25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E$3:.E$56]=&quot;infeasible&quot;;[.$B$3:.$B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B$3:.$B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B$3:.$B$56]=5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E$3:.E$56]=&quot;infeasible&quot;;[.$B$3:.$B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B$3:.$B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B$3:.$B$56]=10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E$3:.E$56]=&quot;infeasible&quot;;[.$D$3:.$D$56]=8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D$3:.$D$56]=8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D$3:.$D$56]=8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E$3:.E$56]=&quot;infeasible&quot;;[.$D$3:.$D$56]=12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&quot;infeasible&quot;;[.$D$3:.$D$56]=12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&quot;infeasible&quot;;[.$D$3:.$D$56]=12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24" office:value-type="string">
            <text:p>No sol</text:p>
          </table:table-cell>
          <table:table-cell table:style-name="ce27" table:number-columns-repeated="5"/>
          <table:table-cell table:style-name="ce24" office:value-type="string">
            <text:p>No sol</text:p>
          </table:table-cell>
          <table:table-cell table:style-name="ce27" table:number-columns-repeated="5"/>
          <table:table-cell table:style-name="ce24" office:value-type="string">
            <text:p>No sol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E$3:.E$56]=0;[.$C$3:.$C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C$3:.$C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C$3:.$C$56]=25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E$3:.E$56]=0;[.$C$3:.$C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C$3:.$C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C$3:.$C$56]=5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E$3:.E$56]=0;[.$C$3:.$C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C$3:.$C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C$3:.$C$56]=10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E$3:.E$56]=0;[.$B$3:.$B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B$3:.$B$56]=25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B$3:.$B$56]=25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E$3:.E$56]=0;[.$B$3:.$B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B$3:.$B$56]=5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B$3:.$B$56]=5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E$3:.E$56]=0;[.$B$3:.$B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B$3:.$B$56]=100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B$3:.$B$56]=100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5"/>
          <table:table-cell table:style-name="ce24"/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E$3:.E$56]=0;[.$D$3:.$D$56]=8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D$3:.$D$56]=8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D$3:.$D$56]=8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E$3:.E$56]=0;[.$D$3:.$D$56]=12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K$3:.K$56]=0;[.$D$3:.$D$56]=12)" office:value-type="float" office:value="0">
            <text:p>0</text:p>
          </table:table-cell>
          <table:table-cell table:style-name="ce27" table:number-columns-repeated="5"/>
          <table:table-cell table:style-name="ce24" table:formula="of:=SUMPRODUCT([.Q$3:.Q$56]=0;[.$D$3:.$D$56]=12)" office:value-type="float" office:value="0">
            <text:p>0</text:p>
          </table:table-cell>
          <table:table-cell table:style-name="ce27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24" office:value-type="string">
            <text:p>Value</text:p>
          </table:table-cell>
          <table:table-cell table:style-name="ce22" office:value-type="string">
            <text:p>ObjU</text:p>
          </table:table-cell>
          <table:table-cell table:style-name="ce22" office:value-type="string">
            <text:p>ObjS</text:p>
          </table:table-cell>
          <table:table-cell table:style-name="Default" table:number-columns-repeated="3"/>
          <table:table-cell table:style-name="ce24" office:value-type="string">
            <text:p>Value</text:p>
          </table:table-cell>
          <table:table-cell table:style-name="ce22" office:value-type="string">
            <text:p>ObjU</text:p>
          </table:table-cell>
          <table:table-cell table:style-name="ce22" office:value-type="string">
            <text:p>ObjS</text:p>
          </table:table-cell>
          <table:table-cell table:style-name="Default" table:number-columns-repeated="3"/>
          <table:table-cell table:style-name="ce24" office:value-type="string">
            <text:p>Value</text:p>
          </table:table-cell>
          <table:table-cell table:style-name="ce22" office:value-type="string">
            <text:p>ObjU</text:p>
          </table:table-cell>
          <table:table-cell table:style-name="ce22" office:value-type="string">
            <text:p>ObjS</text:p>
          </table:table-cell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E$3:.E$56];[.$C$3:.$C$56]=25)" office:value-type="float" office:value="149088777.52381">
            <text:p>149088777,52381</text:p>
          </table:table-cell>
          <table:table-cell table:style-name="ce24" table:formula="of:=SUMPRODUCT([.F$3:.F$56];[.$C$3:.$C$56]=25)" office:value-type="float" office:value="214311787">
            <text:p>214311787</text:p>
          </table:table-cell>
          <table:table-cell table:style-name="ce24" table:formula="of:=SUMPRODUCT([.G$3:.G$56];[.$C$3:.$C$56]=25)" office:value-type="float" office:value="8172882">
            <text:p>8172882</text:p>
          </table:table-cell>
          <table:table-cell table:style-name="Default" table:number-columns-repeated="3"/>
          <table:table-cell table:style-name="ce24" table:formula="of:=SUMPRODUCT([.K$3:.K$56];[.$C$3:.$C$56]=25)" office:value-type="float" office:value="149089501.52381">
            <text:p>149089501,52381</text:p>
          </table:table-cell>
          <table:table-cell table:style-name="ce24" table:formula="of:=SUMPRODUCT([.L$3:.L$56];[.$C$3:.$C$56]=25)" office:value-type="float" office:value="214311798">
            <text:p>214311798</text:p>
          </table:table-cell>
          <table:table-cell table:style-name="ce24" table:formula="of:=SUMPRODUCT([.M$3:.M$56];[.$C$3:.$C$56]=25)" office:value-type="float" office:value="8172158">
            <text:p>8172158</text:p>
          </table:table-cell>
          <table:table-cell table:style-name="Default" table:number-columns-repeated="3"/>
          <table:table-cell table:style-name="ce24" table:formula="of:=SUMPRODUCT([.Q$3:.Q$56];[.$C$3:.$C$56]=25)" office:value-type="float" office:value="149089501.52381">
            <text:p>149089501,52381</text:p>
          </table:table-cell>
          <table:table-cell table:style-name="ce24" table:formula="of:=SUMPRODUCT([.R$3:.R$56];[.$C$3:.$C$56]=25)" office:value-type="float" office:value="214311819">
            <text:p>214311819</text:p>
          </table:table-cell>
          <table:table-cell table:style-name="ce24" table:formula="of:=SUMPRODUCT([.S$3:.S$56];[.$C$3:.$C$56]=25)" office:value-type="float" office:value="8172158">
            <text:p>8172158</text:p>
          </table:table-cell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E$3:.E$56];[.$C$3:.$C$56]=50)" office:value-type="float" office:value="289549796.000093">
            <text:p>289549796,000093</text:p>
          </table:table-cell>
          <table:table-cell table:style-name="ce24" table:formula="of:=SUMPRODUCT([.F$3:.F$56];[.$C$3:.$C$56]=50)" office:value-type="float" office:value="412625107.0004">
            <text:p>412625107,0004</text:p>
          </table:table-cell>
          <table:table-cell table:style-name="ce24" table:formula="of:=SUMPRODUCT([.G$3:.G$56];[.$C$3:.$C$56]=50)" office:value-type="float" office:value="15264996.0001346">
            <text:p>15264996,0001346</text:p>
          </table:table-cell>
          <table:table-cell table:style-name="Default" table:number-columns-repeated="3"/>
          <table:table-cell table:style-name="ce24" table:formula="of:=SUMPRODUCT([.K$3:.K$56];[.$C$3:.$C$56]=50)" office:value-type="float" office:value="289681645.333334">
            <text:p>289681645,333334</text:p>
          </table:table-cell>
          <table:table-cell table:style-name="ce24" table:formula="of:=SUMPRODUCT([.L$3:.L$56];[.$C$3:.$C$56]=50)" office:value-type="float" office:value="413009739">
            <text:p>413009739</text:p>
          </table:table-cell>
          <table:table-cell table:style-name="ce24" table:formula="of:=SUMPRODUCT([.M$3:.M$56];[.$C$3:.$C$56]=50)" office:value-type="float" office:value="15417982">
            <text:p>15417982</text:p>
          </table:table-cell>
          <table:table-cell table:style-name="Default" table:number-columns-repeated="3"/>
          <table:table-cell table:style-name="ce24" table:formula="of:=SUMPRODUCT([.Q$3:.Q$56];[.$C$3:.$C$56]=50)" office:value-type="float" office:value="288323774">
            <text:p>288323774</text:p>
          </table:table-cell>
          <table:table-cell table:style-name="ce24" table:formula="of:=SUMPRODUCT([.R$3:.R$56];[.$C$3:.$C$56]=50)" office:value-type="float" office:value="410555912">
            <text:p>410555912</text:p>
          </table:table-cell>
          <table:table-cell table:style-name="ce24" table:formula="of:=SUMPRODUCT([.S$3:.S$56];[.$C$3:.$C$56]=50)" office:value-type="float" office:value="15271770">
            <text:p>15271770</text:p>
          </table:table-cell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E$3:.E$56];[.$C$3:.$C$56]=100)" office:value-type="float" office:value="456499836">
            <text:p>456499836</text:p>
          </table:table-cell>
          <table:table-cell table:style-name="ce24" table:formula="of:=SUMPRODUCT([.F$3:.F$56];[.$C$3:.$C$56]=100)" office:value-type="float" office:value="633656309">
            <text:p>633656309</text:p>
          </table:table-cell>
          <table:table-cell table:style-name="ce24" table:formula="of:=SUMPRODUCT([.G$3:.G$56];[.$C$3:.$C$56]=100)" office:value-type="float" office:value="19736154">
            <text:p>19736154</text:p>
          </table:table-cell>
          <table:table-cell table:style-name="Default" table:number-columns-repeated="3"/>
          <table:table-cell table:style-name="ce24" table:formula="of:=SUMPRODUCT([.K$3:.K$56];[.$C$3:.$C$56]=100)" office:value-type="float" office:value="434096015.333334">
            <text:p>434096015,333334</text:p>
          </table:table-cell>
          <table:table-cell table:style-name="ce24" table:formula="of:=SUMPRODUCT([.L$3:.L$56];[.$C$3:.$C$56]=100)" office:value-type="float" office:value="621236199">
            <text:p>621236199</text:p>
          </table:table-cell>
          <table:table-cell table:style-name="ce24" table:formula="of:=SUMPRODUCT([.M$3:.M$56];[.$C$3:.$C$56]=100)" office:value-type="float" office:value="34419810">
            <text:p>34419810</text:p>
          </table:table-cell>
          <table:table-cell table:style-name="Default" table:number-columns-repeated="3"/>
          <table:table-cell table:style-name="ce24" table:formula="of:=SUMPRODUCT([.Q$3:.Q$56];[.$C$3:.$C$56]=100)" office:value-type="float" office:value="441583729.333333">
            <text:p>441583729,333333</text:p>
          </table:table-cell>
          <table:table-cell table:style-name="ce24" table:formula="of:=SUMPRODUCT([.R$3:.R$56];[.$C$3:.$C$56]=100)" office:value-type="float" office:value="620656694">
            <text:p>620656694</text:p>
          </table:table-cell>
          <table:table-cell table:style-name="ce24" table:formula="of:=SUMPRODUCT([.S$3:.S$56];[.$C$3:.$C$56]=100)" office:value-type="float" office:value="25902594">
            <text:p>25902594</text:p>
          </table:table-cell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 table:number-columns-repeated="3"/>
          <table:table-cell table:style-name="Default" table:number-columns-repeated="3"/>
          <table:table-cell table:style-name="ce24" table:number-columns-repeated="3"/>
          <table:table-cell table:style-name="Default" table:number-columns-repeated="3"/>
          <table:table-cell table:style-name="ce24" table:number-columns-repeated="3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E$3:.E$56];[.$B$3:.$B$56]=25)" office:value-type="float" office:value="275116406.857143">
            <text:p>275116406,857143</text:p>
          </table:table-cell>
          <table:table-cell table:style-name="ce24" table:formula="of:=SUMPRODUCT([.F$3:.F$56];[.$B$3:.$B$56]=25)" office:value-type="float" office:value="383494369">
            <text:p>383494369</text:p>
          </table:table-cell>
          <table:table-cell table:style-name="ce24" table:formula="of:=SUMPRODUCT([.G$3:.G$56];[.$B$3:.$B$56]=25)" office:value-type="float" office:value="15558014">
            <text:p>15558014</text:p>
          </table:table-cell>
          <table:table-cell table:style-name="Default" table:number-columns-repeated="3"/>
          <table:table-cell table:style-name="ce24" table:formula="of:=SUMPRODUCT([.K$3:.K$56];[.$B$3:.$B$56]=25)" office:value-type="float" office:value="275223810.857143">
            <text:p>275223810,857143</text:p>
          </table:table-cell>
          <table:table-cell table:style-name="ce24" table:formula="of:=SUMPRODUCT([.L$3:.L$56];[.$B$3:.$B$56]=25)" office:value-type="float" office:value="383904198">
            <text:p>383904198</text:p>
          </table:table-cell>
          <table:table-cell table:style-name="ce24" table:formula="of:=SUMPRODUCT([.M$3:.M$56];[.$B$3:.$B$56]=25)" office:value-type="float" office:value="15760612">
            <text:p>15760612</text:p>
          </table:table-cell>
          <table:table-cell table:style-name="Default" table:number-columns-repeated="3"/>
          <table:table-cell table:style-name="ce24" table:formula="of:=SUMPRODUCT([.Q$3:.Q$56];[.$B$3:.$B$56]=25)" office:value-type="float" office:value="274509938.857143">
            <text:p>274509938,857143</text:p>
          </table:table-cell>
          <table:table-cell table:style-name="ce24" table:formula="of:=SUMPRODUCT([.R$3:.R$56];[.$B$3:.$B$56]=25)" office:value-type="float" office:value="381863989">
            <text:p>381863989</text:p>
          </table:table-cell>
          <table:table-cell table:style-name="ce24" table:formula="of:=SUMPRODUCT([.S$3:.S$56];[.$B$3:.$B$56]=25)" office:value-type="float" office:value="15273984">
            <text:p>15273984</text:p>
          </table:table-cell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E$3:.E$56];[.$B$3:.$B$56]=50)" office:value-type="float" office:value="300335904.000093">
            <text:p>300335904,000093</text:p>
          </table:table-cell>
          <table:table-cell table:style-name="ce24" table:formula="of:=SUMPRODUCT([.F$3:.F$56];[.$B$3:.$B$56]=50)" office:value-type="float" office:value="431445044.0004">
            <text:p>431445044,0004</text:p>
          </table:table-cell>
          <table:table-cell table:style-name="ce24" table:formula="of:=SUMPRODUCT([.G$3:.G$56];[.$B$3:.$B$56]=50)" office:value-type="float" office:value="18498500.0001346">
            <text:p>18498500,0001346</text:p>
          </table:table-cell>
          <table:table-cell table:style-name="Default" table:number-columns-repeated="3"/>
          <table:table-cell table:style-name="ce24" table:formula="of:=SUMPRODUCT([.K$3:.K$56];[.$B$3:.$B$56]=50)" office:value-type="float" office:value="299726894">
            <text:p>299726894</text:p>
          </table:table-cell>
          <table:table-cell table:style-name="ce24" table:formula="of:=SUMPRODUCT([.L$3:.L$56];[.$B$3:.$B$56]=50)" office:value-type="float" office:value="426374484">
            <text:p>426374484</text:p>
          </table:table-cell>
          <table:table-cell table:style-name="ce24" table:formula="of:=SUMPRODUCT([.M$3:.M$56];[.$B$3:.$B$56]=50)" office:value-type="float" office:value="16517010">
            <text:p>16517010</text:p>
          </table:table-cell>
          <table:table-cell table:style-name="Default" table:number-columns-repeated="3"/>
          <table:table-cell table:style-name="ce24" table:formula="of:=SUMPRODUCT([.Q$3:.Q$56];[.$B$3:.$B$56]=50)" office:value-type="float" office:value="298690692.666667">
            <text:p>298690692,666667</text:p>
          </table:table-cell>
          <table:table-cell table:style-name="ce24" table:formula="of:=SUMPRODUCT([.R$3:.R$56];[.$B$3:.$B$56]=50)" office:value-type="float" office:value="428359387">
            <text:p>428359387</text:p>
          </table:table-cell>
          <table:table-cell table:style-name="ce24" table:formula="of:=SUMPRODUCT([.S$3:.S$56];[.$B$3:.$B$56]=50)" office:value-type="float" office:value="18118128">
            <text:p>18118128</text:p>
          </table:table-cell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E$3:.E$56];[.$B$3:.$B$56]=100)" office:value-type="float" office:value="319686098.666667">
            <text:p>319686098,666667</text:p>
          </table:table-cell>
          <table:table-cell table:style-name="ce24" table:formula="of:=SUMPRODUCT([.F$3:.F$56];[.$B$3:.$B$56]=100)" office:value-type="float" office:value="445653790">
            <text:p>445653790</text:p>
          </table:table-cell>
          <table:table-cell table:style-name="ce24" table:formula="of:=SUMPRODUCT([.G$3:.G$56];[.$B$3:.$B$56]=100)" office:value-type="float" office:value="9117518">
            <text:p>9117518</text:p>
          </table:table-cell>
          <table:table-cell table:style-name="Default" table:number-columns-repeated="3"/>
          <table:table-cell table:style-name="ce24" table:formula="of:=SUMPRODUCT([.K$3:.K$56];[.$B$3:.$B$56]=100)" office:value-type="float" office:value="297916457.333334">
            <text:p>297916457,333334</text:p>
          </table:table-cell>
          <table:table-cell table:style-name="ce24" table:formula="of:=SUMPRODUCT([.L$3:.L$56];[.$B$3:.$B$56]=100)" office:value-type="float" office:value="438279054">
            <text:p>438279054</text:p>
          </table:table-cell>
          <table:table-cell table:style-name="ce24" table:formula="of:=SUMPRODUCT([.M$3:.M$56];[.$B$3:.$B$56]=100)" office:value-type="float" office:value="25732328">
            <text:p>25732328</text:p>
          </table:table-cell>
          <table:table-cell table:style-name="Default" table:number-columns-repeated="3"/>
          <table:table-cell table:style-name="ce24" table:formula="of:=SUMPRODUCT([.Q$3:.Q$56];[.$B$3:.$B$56]=100)" office:value-type="float" office:value="305796373.333333">
            <text:p>305796373,333333</text:p>
          </table:table-cell>
          <table:table-cell table:style-name="ce24" table:formula="of:=SUMPRODUCT([.R$3:.R$56];[.$B$3:.$B$56]=100)" office:value-type="float" office:value="435301049">
            <text:p>435301049</text:p>
          </table:table-cell>
          <table:table-cell table:style-name="ce24" table:formula="of:=SUMPRODUCT([.S$3:.S$56];[.$B$3:.$B$56]=100)" office:value-type="float" office:value="15954410">
            <text:p>15954410</text:p>
          </table:table-cell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 table:number-columns-repeated="3"/>
          <table:table-cell table:style-name="Default" table:number-columns-repeated="3"/>
          <table:table-cell table:style-name="ce24" table:number-columns-repeated="3"/>
          <table:table-cell table:style-name="Default" table:number-columns-repeated="3"/>
          <table:table-cell table:style-name="ce24" table:number-columns-repeated="3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E$3:.E$56];[.$D$3:.$D$56]=8)" office:value-type="float" office:value="384893038.000093">
            <text:p>384893038,000093</text:p>
          </table:table-cell>
          <table:table-cell table:style-name="ce24" table:formula="of:=SUMPRODUCT([.F$3:.F$56];[.$D$3:.$D$56]=8)" office:value-type="float" office:value="550416709.0004">
            <text:p>550416709,0004</text:p>
          </table:table-cell>
          <table:table-cell table:style-name="ce24" table:formula="of:=SUMPRODUCT([.G$3:.G$56];[.$D$3:.$D$56]=8)" office:value-type="float" office:value="21023446.0001346">
            <text:p>21023446,0001346</text:p>
          </table:table-cell>
          <table:table-cell table:style-name="Default" table:number-columns-repeated="3"/>
          <table:table-cell table:style-name="ce24" table:formula="of:=SUMPRODUCT([.K$3:.K$56];[.$D$3:.$D$56]=8)" office:value-type="float" office:value="365824744.000001">
            <text:p>365824744,000001</text:p>
          </table:table-cell>
          <table:table-cell table:style-name="ce24" table:formula="of:=SUMPRODUCT([.L$3:.L$56];[.$D$3:.$D$56]=8)" office:value-type="float" office:value="547904841">
            <text:p>547904841</text:p>
          </table:table-cell>
          <table:table-cell table:style-name="ce24" table:formula="of:=SUMPRODUCT([.M$3:.M$56];[.$D$3:.$D$56]=8)" office:value-type="float" office:value="37630240">
            <text:p>37630240</text:p>
          </table:table-cell>
          <table:table-cell table:style-name="Default" table:number-columns-repeated="3"/>
          <table:table-cell table:style-name="ce24" table:formula="of:=SUMPRODUCT([.Q$3:.Q$56];[.$D$3:.$D$56]=8)" office:value-type="float" office:value="374227642">
            <text:p>374227642</text:p>
          </table:table-cell>
          <table:table-cell table:style-name="ce24" table:formula="of:=SUMPRODUCT([.R$3:.R$56];[.$D$3:.$D$56]=8)" office:value-type="float" office:value="549354624">
            <text:p>549354624</text:p>
          </table:table-cell>
          <table:table-cell table:style-name="ce24" table:formula="of:=SUMPRODUCT([.S$3:.S$56];[.$D$3:.$D$56]=8)" office:value-type="float" office:value="29576842">
            <text:p>29576842</text:p>
          </table:table-cell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E$3:.E$56];[.$D$3:.$D$56]=12)" office:value-type="float" office:value="510245371.52381">
            <text:p>510245371,52381</text:p>
          </table:table-cell>
          <table:table-cell table:style-name="ce24" table:formula="of:=SUMPRODUCT([.F$3:.F$56];[.$D$3:.$D$56]=12)" office:value-type="float" office:value="710176494">
            <text:p>710176494</text:p>
          </table:table-cell>
          <table:table-cell table:style-name="ce24" table:formula="of:=SUMPRODUCT([.G$3:.G$56];[.$D$3:.$D$56]=12)" office:value-type="float" office:value="22150586">
            <text:p>22150586</text:p>
          </table:table-cell>
          <table:table-cell table:style-name="Default" table:number-columns-repeated="3"/>
          <table:table-cell table:style-name="ce24" table:formula="of:=SUMPRODUCT([.K$3:.K$56];[.$D$3:.$D$56]=12)" office:value-type="float" office:value="507042418.190476">
            <text:p>507042418,190476</text:p>
          </table:table-cell>
          <table:table-cell table:style-name="ce24" table:formula="of:=SUMPRODUCT([.L$3:.L$56];[.$D$3:.$D$56]=12)" office:value-type="float" office:value="700652895">
            <text:p>700652895</text:p>
          </table:table-cell>
          <table:table-cell table:style-name="ce24" table:formula="of:=SUMPRODUCT([.M$3:.M$56];[.$D$3:.$D$56]=12)" office:value-type="float" office:value="20379710">
            <text:p>20379710</text:p>
          </table:table-cell>
          <table:table-cell table:style-name="Default" table:number-columns-repeated="3"/>
          <table:table-cell table:style-name="ce24" table:formula="of:=SUMPRODUCT([.Q$3:.Q$56];[.$D$3:.$D$56]=12)" office:value-type="float" office:value="504769362.857143">
            <text:p>504769362,857143</text:p>
          </table:table-cell>
          <table:table-cell table:style-name="ce24" table:formula="of:=SUMPRODUCT([.R$3:.R$56];[.$D$3:.$D$56]=12)" office:value-type="float" office:value="696169801">
            <text:p>696169801</text:p>
          </table:table-cell>
          <table:table-cell table:style-name="ce24" table:formula="of:=SUMPRODUCT([.S$3:.S$56];[.$D$3:.$D$56]=12)" office:value-type="float" office:value="19769680">
            <text:p>19769680</text:p>
          </table:table-cell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style-name="Default" table:number-columns-repeated="4"/>
          <table:table-cell table:style-name="Default" office:value-type="string">
            <text:p>Opti local</text:p>
          </table:table-cell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H$3:.H$56]=&quot; &quot;;[.E$3:.E$56]&gt;0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C$3:.$C$56]=25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H$3:.H$56]=&quot; &quot;;[.E$3:.E$56]&gt;0;[.$C$3:.$C$56]=50)" office:value-type="float" office:value="14">
            <text:p>14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C$3:.$C$56]=50)" office:value-type="float" office:value="12">
            <text:p>12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C$3:.$C$56]=50)" office:value-type="float" office:value="11">
            <text:p>11</text:p>
          </table:table-cell>
          <table:table-cell table:style-name="ce22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H$3:.H$56]=&quot; &quot;;[.E$3:.E$56]&gt;0;[.$C$3:.$C$56]=100)" office:value-type="float" office:value="6">
            <text:p>6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C$3:.$C$56]=100)" office:value-type="float" office:value="4">
            <text:p>4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C$3:.$C$56]=100)" office:value-type="float" office:value="3">
            <text:p>3</text:p>
          </table:table-cell>
          <table:table-cell table:style-name="ce22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2">
          <table:table-cell table:number-columns-repeated="4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H$3:.H$56]=&quot; &quot;;[.E$3:.E$56]&gt;0;[.$B$3:.$B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B$3:.$B$56]=25)" office:value-type="float" office:value="16">
            <text:p>16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B$3:.$B$56]=25)" office:value-type="float" office:value="15">
            <text:p>15</text:p>
          </table:table-cell>
          <table:table-cell table:style-name="ce22" table:number-columns-repeated="2"/>
          <table:table-cell table:style-name="Default" table:number-columns-repeated="1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958"/>
          <table:table-cell table:style-name="ce8"/>
          <table:table-cell table:style-name="Default" table:number-columns-repeated="19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H$3:.H$56]=&quot; &quot;;[.E$3:.E$56]&gt;0;[.$B$3:.$B$56]=50)" office:value-type="float" office:value="11">
            <text:p>1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B$3:.$B$56]=50)" office:value-type="float" office:value="11">
            <text:p>1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B$3:.$B$56]=50)" office:value-type="float" office:value="9">
            <text:p>9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H$3:.H$56]=&quot; &quot;;[.E$3:.E$56]&gt;0;[.$B$3:.$B$56]=100)" office:value-type="float" office:value="9">
            <text:p>9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B$3:.$B$56]=100)" office:value-type="float" office:value="7">
            <text:p>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B$3:.$B$56]=100)" office:value-type="float" office:value="7">
            <text:p>7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number-columns-repeated="4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H$3:.H$56]=&quot; &quot;;[.E$3:.E$56]&gt;0;[.$D$3:.$D$56]=8)" office:value-type="float" office:value="21">
            <text:p>2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D$3:.$D$56]=8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D$3:.$D$56]=8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H$3:.H$56]=&quot; &quot;;[.E$3:.E$56]&gt;0;[.$D$3:.$D$56]=12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N$3:.N$56]=&quot; &quot;;[.K$3:.K$56]&gt;0;[.$D$3:.$D$56]=12)" office:value-type="float" office:value="16">
            <text:p>16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T$3:.T$56]=&quot; &quot;;[.Q$3:.Q$56]&gt;0;[.$D$3:.$D$56]=12)" office:value-type="float" office:value="14">
            <text:p>14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Default" office:value-type="string">
            <text:p>Opti global</text:p>
          </table:table-cell>
          <table:table-cell table:style-name="ce22" table:number-columns-repeated="2"/>
          <table:table-cell table:style-name="Default" table:number-columns-repeated="3"/>
          <table:table-cell table:style-name="Default" office:value-type="string">
            <text:p>Opti global</text:p>
          </table:table-cell>
          <table:table-cell table:style-name="ce22" table:number-columns-repeated="2"/>
          <table:table-cell table:style-name="Default" table:number-columns-repeated="3"/>
          <table:table-cell table:style-name="Default" office:value-type="string">
            <text:p>Opti global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Y$3:.Y$56]=1;[.$C$3:.$C$56]=25)" office:value-type="float" office:value="16">
            <text:p>16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C$3:.$C$56]=25)" office:value-type="float" office:value="18">
            <text:p>18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Y$3:.Y$56]=1;[.$C$3:.$C$56]=50)" office:value-type="float" office:value="15">
            <text:p>15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C$3:.$C$56]=50)" office:value-type="float" office:value="15">
            <text:p>15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C$3:.$C$56]=50)" office:value-type="float" office:value="13">
            <text:p>13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Y$3:.Y$56]=1;[.$C$3:.$C$56]=100)" office:value-type="float" office:value="13">
            <text:p>13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C$3:.$C$56]=100)" office:value-type="float" office:value="6">
            <text:p>6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C$3:.$C$56]=100)" office:value-type="float" office:value="6">
            <text:p>6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number-columns-repeated="4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Y$3:.Y$56]=1;[.$B$3:.$B$56]=25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Y$3:.Y$56]=1;[.$B$3:.$B$56]=25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B$3:.$B$56]=25)" office:value-type="float" office:value="17">
            <text:p>17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Y$3:.Y$56]=1;[.$B$3:.$B$56]=50)" office:value-type="float" office:value="16">
            <text:p>16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Y$3:.Y$56]=1;[.$B$3:.$B$56]=50)" office:value-type="float" office:value="16">
            <text:p>16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B$3:.$B$56]=50)" office:value-type="float" office:value="9">
            <text:p>9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Y$3:.Y$56]=1;[.$B$3:.$B$56]=100)" office:value-type="float" office:value="11">
            <text:p>1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Y$3:.Y$56]=1;[.$B$3:.$B$56]=100)" office:value-type="float" office:value="11">
            <text:p>1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B$3:.$B$56]=100)" office:value-type="float" office:value="11">
            <text:p>11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number-columns-repeated="4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Y$3:.Y$56]=1;[.$D$3:.$D$56]=8)" office:value-type="float" office:value="23">
            <text:p>23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D$3:.$D$56]=8)" office:value-type="float" office:value="20">
            <text:p>2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D$3:.$D$56]=8)" office:value-type="float" office:value="21">
            <text:p>21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Y$3:.Y$56]=1;[.$D$3:.$D$56]=12)" office:value-type="float" office:value="21">
            <text:p>2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Z$3:.Z$56]=1;[.$D$3:.$D$56]=12)" office:value-type="float" office:value="19">
            <text:p>19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A$3:.AA$56]=1;[.$D$3:.$D$56]=12)" office:value-type="float" office:value="16">
            <text:p>16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Default" office:value-type="string">
            <text:p>Opti cut</text:p>
          </table:table-cell>
          <table:table-cell table:style-name="ce22" table:number-columns-repeated="2"/>
          <table:table-cell table:style-name="Default" table:number-columns-repeated="3"/>
          <table:table-cell table:style-name="Default" office:value-type="string">
            <text:p>Opti cut</text:p>
          </table:table-cell>
          <table:table-cell table:style-name="ce22" table:number-columns-repeated="2"/>
          <table:table-cell table:style-name="Default" table:number-columns-repeated="3"/>
          <table:table-cell table:style-name="Default" office:value-type="string">
            <text:p>Opti cut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25 U</text:p>
          </table:table-cell>
          <table:table-cell table:number-columns-repeated="3"/>
          <table:table-cell table:style-name="ce24" table:formula="of:=SUMPRODUCT([.AB$3:.AB$56]=1;[.$C$3:.$C$56]=25)" office:value-type="float" office:value="2">
            <text:p>2</text:p>
          </table:table-cell>
          <table:table-cell table:style-name="Default" table:number-columns-repeated="5"/>
          <table:table-cell table:style-name="ce24" table:formula="of:=SUMPRODUCT([.AC$3:.AC$56]=1;[.$C$3:.$C$56]=25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C$3:.$C$56]=25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50 U</text:p>
          </table:table-cell>
          <table:table-cell table:number-columns-repeated="3"/>
          <table:table-cell table:style-name="ce24" table:formula="of:=SUMPRODUCT([.AB$3:.AB$56]=1;[.$C$3:.$C$56]=50)" office:value-type="float" office:value="2">
            <text:p>2</text:p>
          </table:table-cell>
          <table:table-cell table:style-name="Default" table:number-columns-repeated="5"/>
          <table:table-cell table:style-name="ce24" table:formula="of:=SUMPRODUCT([.AC$3:.AC$56]=1;[.$C$3:.$C$56]=50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C$3:.$C$56]=50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100 U</text:p>
          </table:table-cell>
          <table:table-cell table:number-columns-repeated="3"/>
          <table:table-cell table:style-name="ce24" table:formula="of:=SUMPRODUCT([.AB$3:.AB$56]=1;[.$C$3:.$C$56]=100)" office:value-type="float" office:value="0">
            <text:p>0</text:p>
          </table:table-cell>
          <table:table-cell table:style-name="Default" table:number-columns-repeated="5"/>
          <table:table-cell table:style-name="ce24" table:formula="of:=SUMPRODUCT([.AC$3:.AC$56]=1;[.$C$3:.$C$56]=100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C$3:.$C$56]=100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number-columns-repeated="4"/>
          <table:table-cell table:style-name="ce24"/>
          <table:table-cell table:style-name="Default" table:number-columns-repeated="5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25 S</text:p>
          </table:table-cell>
          <table:table-cell table:number-columns-repeated="3"/>
          <table:table-cell table:style-name="ce24" table:formula="of:=SUMPRODUCT([.AB$3:.AB$56]=1;[.$B$3:.$B$56]=25)" office:value-type="float" office:value="1">
            <text:p>1</text:p>
          </table:table-cell>
          <table:table-cell table:style-name="Default" table:number-columns-repeated="5"/>
          <table:table-cell table:style-name="ce24" table:formula="of:=SUMPRODUCT([.AC$3:.AC$56]=1;[.$B$3:.$B$56]=25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B$3:.$B$56]=25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<text:s/>50 S</text:p>
          </table:table-cell>
          <table:table-cell table:number-columns-repeated="3"/>
          <table:table-cell table:style-name="ce24" table:formula="of:=SUMPRODUCT([.AB$3:.AB$56]=1;[.$B$3:.$B$56]=50)" office:value-type="float" office:value="1">
            <text:p>1</text:p>
          </table:table-cell>
          <table:table-cell table:style-name="Default" table:number-columns-repeated="5"/>
          <table:table-cell table:style-name="ce24" table:formula="of:=SUMPRODUCT([.AC$3:.AC$56]=1;[.$B$3:.$B$56]=50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B$3:.$B$56]=50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100 S</text:p>
          </table:table-cell>
          <table:table-cell table:number-columns-repeated="3"/>
          <table:table-cell table:style-name="ce24" table:formula="of:=SUMPRODUCT([.AB$3:.AB$56]=1;[.$B$3:.$B$56]=100)" office:value-type="float" office:value="2">
            <text:p>2</text:p>
          </table:table-cell>
          <table:table-cell table:style-name="Default" table:number-columns-repeated="5"/>
          <table:table-cell table:style-name="ce24" table:formula="of:=SUMPRODUCT([.AC$3:.AC$56]=1;[.$B$3:.$B$56]=100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B$3:.$B$56]=100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number-columns-repeated="4"/>
          <table:table-cell table:style-name="ce24"/>
          <table:table-cell table:style-name="Default" table:number-columns-repeated="5"/>
          <table:table-cell table:style-name="ce24"/>
          <table:table-cell table:style-name="ce22" table:number-columns-repeated="2"/>
          <table:table-cell table:style-name="Default" table:number-columns-repeated="3"/>
          <table:table-cell table:style-name="ce24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8 T</text:p>
          </table:table-cell>
          <table:table-cell table:number-columns-repeated="3"/>
          <table:table-cell table:style-name="ce24" table:formula="of:=SUMPRODUCT([.AB$3:.AB$56]=1;[.$D$3:.$D$56]=8)" office:value-type="float" office:value="2">
            <text:p>2</text:p>
          </table:table-cell>
          <table:table-cell table:style-name="Default" table:number-columns-repeated="5"/>
          <table:table-cell table:style-name="ce24" table:formula="of:=SUMPRODUCT([.AC$3:.AC$56]=1;[.$D$3:.$D$56]=8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D$3:.$D$56]=8)" office:value-type="float" office:value="0">
            <text:p>0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1">
          <table:table-cell office:value-type="string">
            <text:p>12 T</text:p>
          </table:table-cell>
          <table:table-cell table:number-columns-repeated="3"/>
          <table:table-cell table:style-name="ce24" table:formula="of:=SUMPRODUCT([.AB$3:.AB$56]=1;[.$D$3:.$D$56]=12)" office:value-type="float" office:value="2">
            <text:p>2</text:p>
          </table:table-cell>
          <table:table-cell table:style-name="Default" table:number-columns-repeated="5"/>
          <table:table-cell table:style-name="ce24" table:formula="of:=SUMPRODUCT([.AC$3:.AC$56]=1;[.$D$3:.$D$56]=12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3"/>
          <table:table-cell table:style-name="ce24" table:formula="of:=SUMPRODUCT([.AD$3:.AD$56]=1;[.$D$3:.$D$56]=12)" office:value-type="float" office:value="1">
            <text:p>1</text:p>
          </table:table-cell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23" office:value-type="string">
            <text:p>Gap moyen</text:p>
          </table:table-cell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office:value-type="string">
            <text:p>25 U</text:p>
          </table:table-cell>
          <table:table-cell table:style-name="Default" table:number-columns-repeated="3"/>
          <table:table-cell table:style-name="ce23" table:formula="of:=([.F138])/[.G138]*100" office:value-type="float" office:value="0.000485616699181229">
            <text:p>0,0004856167</text:p>
          </table:table-cell>
          <table:table-cell table:style-name="ce22" table:formula="of:=SUMPRODUCT(([.$W$3:.$W$56]-[.$E$3:.$E$56]);[.$C$3:.$C$56]=25)" office:value-type="float" office:value="724.00000026077">
            <text:p>724,0000002608</text:p>
          </table:table-cell>
          <table:table-cell table:style-name="ce22" table:formula="of:=SUMPRODUCT(([.$E$3:.$E$56]);[.$C$3:.$C$56]=25)" office:value-type="float" office:value="149088777.52381">
            <text:p>149088777,52381</text:p>
          </table:table-cell>
          <table:table-cell table:style-name="Default" table:number-columns-repeated="3"/>
          <table:table-cell table:style-name="ce23" table:formula="of:=([.L138])/[.M138]*100" office:value-type="float" office:value="0.000000000000086829613452613">
            <text:p>8,6829613452613E-014</text:p>
          </table:table-cell>
          <table:table-cell table:style-name="ce22" table:formula="of:=SUMPRODUCT(([.$W$3:.$W$56]-[.$K$3:.$K$56]);[.$C$3:.$C$56]=25)" office:value-type="float" office:value="0.000000129453837871552">
            <text:p>1,29453837871552E-007</text:p>
          </table:table-cell>
          <table:table-cell table:style-name="ce22" table:formula="of:=SUMPRODUCT(([.$K$3:.$K$56]);[.$C$3:.$C$56]=25)" office:value-type="float" office:value="149089501.52381">
            <text:p>149089501,52381</text:p>
          </table:table-cell>
          <table:table-cell table:style-name="Default" table:number-columns-repeated="3"/>
          <table:table-cell table:style-name="ce23" table:formula="of:=([.R138])/[.S138]*100" office:value-type="float" office:value="0.000000000000127433389527576">
            <text:p>1,27433389527576E-013</text:p>
          </table:table-cell>
          <table:table-cell table:style-name="ce22" table:formula="of:=SUMPRODUCT(([.$W$3:.$W$56]-[.$Q$3:.$Q$56]);[.$C$3:.$C$56]=25)" office:value-type="float" office:value="0.000000189989805221558">
            <text:p>0,00000019</text:p>
          </table:table-cell>
          <table:table-cell table:style-name="ce22" table:formula="of:=SUMPRODUCT(([.$Q$3:.$Q$56]);[.$C$3:.$C$56]=25)" office:value-type="float" office:value="149089501.52381">
            <text:p>149089501,52381</text:p>
          </table:table-cell>
          <table:table-cell table:style-name="Default" table:number-columns-repeated="11"/>
          <table:table-cell table:number-columns-repeated="994"/>
        </table:table-row>
        <table:table-row table:style-name="ro2">
          <table:table-cell office:value-type="string">
            <text:p>50 U</text:p>
          </table:table-cell>
          <table:table-cell table:style-name="Default" table:number-columns-repeated="3"/>
          <table:table-cell table:style-name="ce23" table:formula="of:=([.F139])/[.G139]*100" office:value-type="float" office:value="0.0528427241580415">
            <text:p>0,0528427242</text:p>
          </table:table-cell>
          <table:table-cell table:style-name="ce22" table:formula="of:=SUMPRODUCT(([.$W$3:.$W$56]-[.$E$3:.$E$56]);[.$C$3:.$C$56]=50)" office:value-type="float" office:value="153006.000000501">
            <text:p>153006,000000501</text:p>
          </table:table-cell>
          <table:table-cell table:style-name="ce22" table:formula="of:=SUMPRODUCT(([.$E$3:.$E$56]);[.$C$3:.$C$56]=50)" office:value-type="float" office:value="289549796.000093">
            <text:p>289549796,000093</text:p>
          </table:table-cell>
          <table:table-cell table:style-name="Default" table:number-columns-repeated="3"/>
          <table:table-cell table:style-name="ce23" table:formula="of:=([.L139])/[.M139]*100" office:value-type="float" office:value="0.00730341984051422">
            <text:p>0,0073034198</text:p>
          </table:table-cell>
          <table:table-cell table:style-name="ce22" table:formula="of:=SUMPRODUCT(([.$W$3:.$W$56]-[.$K$3:.$K$56]);[.$C$3:.$C$56]=50)" office:value-type="float" office:value="21156.6667596027">
            <text:p>21156,6667596027</text:p>
          </table:table-cell>
          <table:table-cell table:style-name="ce22" table:formula="of:=SUMPRODUCT(([.$K$3:.$K$56]);[.$C$3:.$C$56]=50)" office:value-type="float" office:value="289681645.333334">
            <text:p>289681645,333334</text:p>
          </table:table-cell>
          <table:table-cell table:style-name="Default" table:number-columns-repeated="3"/>
          <table:table-cell table:style-name="ce23" table:formula="of:=([.R139])/[.S139]*100" office:value-type="float" office:value="0.47829146412779">
            <text:p>0,4782914641</text:p>
          </table:table-cell>
          <table:table-cell table:style-name="ce22" table:formula="of:=SUMPRODUCT(([.$W$3:.$W$56]-[.$Q$3:.$Q$56]);[.$C$3:.$C$56]=50)" office:value-type="float" office:value="1379028.0000931">
            <text:p>1379028,0000931</text:p>
          </table:table-cell>
          <table:table-cell table:style-name="ce22" table:formula="of:=SUMPRODUCT(([.$Q$3:.$Q$56]);[.$C$3:.$C$56]=50)" office:value-type="float" office:value="288323774">
            <text:p>288323774</text:p>
          </table:table-cell>
          <table:table-cell table:style-name="Default" table:number-columns-repeated="11"/>
          <table:table-cell table:number-columns-repeated="994"/>
        </table:table-row>
        <table:table-row table:style-name="ro2">
          <table:table-cell office:value-type="string">
            <text:p>100 U</text:p>
          </table:table-cell>
          <table:table-cell table:style-name="Default" table:number-columns-repeated="3"/>
          <table:table-cell table:style-name="ce23" table:formula="of:=([.F140])/[.G140]*100" office:value-type="float" office:value="0.387675641282486">
            <text:p>0,3876756413</text:p>
          </table:table-cell>
          <table:table-cell table:style-name="ce22" table:formula="of:=SUMPRODUCT(([.$W$3:.$W$56]-[.$E$3:.$E$56]);[.$C$3:.$C$56]=100)" office:value-type="float" office:value="1769738.6666665">
            <text:p>1769738,6666665</text:p>
          </table:table-cell>
          <table:table-cell table:style-name="ce22" table:formula="of:=SUMPRODUCT(([.$E$3:.$E$56]);[.$C$3:.$C$56]=100)" office:value-type="float" office:value="456499836">
            <text:p>456499836</text:p>
          </table:table-cell>
          <table:table-cell table:style-name="Default" table:number-columns-repeated="3"/>
          <table:table-cell table:style-name="ce23" table:formula="of:=([.L140])/[.M140]*100" office:value-type="float" office:value="5.56871256115328">
            <text:p>5,5687125612</text:p>
          </table:table-cell>
          <table:table-cell table:style-name="ce22" table:formula="of:=SUMPRODUCT(([.$W$3:.$W$56]-[.$K$3:.$K$56]);[.$C$3:.$C$56]=100)" office:value-type="float" office:value="24173559.3333332">
            <text:p>24173559,3333332</text:p>
          </table:table-cell>
          <table:table-cell table:style-name="ce22" table:formula="of:=SUMPRODUCT(([.$K$3:.$K$56]);[.$C$3:.$C$56]=100)" office:value-type="float" office:value="434096015.333334">
            <text:p>434096015,333334</text:p>
          </table:table-cell>
          <table:table-cell table:style-name="Default" table:number-columns-repeated="3"/>
          <table:table-cell table:style-name="ce23" table:formula="of:=([.R140])/[.S140]*100" office:value-type="float" office:value="3.7786368076841">
            <text:p>3,7786368077</text:p>
          </table:table-cell>
          <table:table-cell table:style-name="ce22" table:formula="of:=SUMPRODUCT(([.$W$3:.$W$56]-[.$Q$3:.$Q$56]);[.$C$3:.$C$56]=100)" office:value-type="float" office:value="16685845.3333335">
            <text:p>16685845,3333335</text:p>
          </table:table-cell>
          <table:table-cell table:style-name="ce22" table:formula="of:=SUMPRODUCT(([.$Q$3:.$Q$56]);[.$C$3:.$C$56]=100)" office:value-type="float" office:value="441583729.333333">
            <text:p>441583729,333333</text:p>
          </table:table-cell>
          <table:table-cell table:style-name="Default" table:number-columns-repeated="11"/>
          <table:table-cell table:number-columns-repeated="994"/>
        </table:table-row>
        <table:table-row table:style-name="ro2">
          <table:table-cell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office:value-type="string">
            <text:p>25 S</text:p>
          </table:table-cell>
          <table:table-cell table:style-name="Default" table:number-columns-repeated="3"/>
          <table:table-cell table:style-name="ce23" table:formula="of:=([.F142])/[.G142]*100" office:value-type="float" office:value="0.055388917637045">
            <text:p>0,0553889176</text:p>
          </table:table-cell>
          <table:table-cell table:style-name="ce22" table:formula="of:=SUMPRODUCT(([.$W$3:.$W$56]-[.$E$3:.$E$56]);[.$B$3:.$B$56]=25)" office:value-type="float" office:value="152384.000000101">
            <text:p>152384,000000101</text:p>
          </table:table-cell>
          <table:table-cell table:style-name="ce22" table:formula="of:=SUMPRODUCT(([.$E$3:.$E$56]);[.$B$3:.$B$56]=25)" office:value-type="float" office:value="275116406.857143">
            <text:p>275116406,857143</text:p>
          </table:table-cell>
          <table:table-cell table:style-name="Default" table:number-columns-repeated="3"/>
          <table:table-cell table:style-name="ce23" table:formula="of:=([.L142])/[.M142]*100" office:value-type="float" office:value="0.0163430627095514">
            <text:p>0,0163430627</text:p>
          </table:table-cell>
          <table:table-cell table:style-name="ce22" table:formula="of:=SUMPRODUCT(([.$W$3:.$W$56]-[.$K$3:.$K$56]);[.$B$3:.$B$56]=25)" office:value-type="float" office:value="44980">
            <text:p>44980</text:p>
          </table:table-cell>
          <table:table-cell table:style-name="ce22" table:formula="of:=SUMPRODUCT(([.$K$3:.$K$56]);[.$B$3:.$B$56]=25)" office:value-type="float" office:value="275223810.857143">
            <text:p>275223810,857143</text:p>
          </table:table-cell>
          <table:table-cell table:style-name="Default" table:number-columns-repeated="3"/>
          <table:table-cell table:style-name="ce23" table:formula="of:=([.R142])/[.S142]*100" office:value-type="float" office:value="0.276438806973402">
            <text:p>0,276438807</text:p>
          </table:table-cell>
          <table:table-cell table:style-name="ce22" table:formula="of:=SUMPRODUCT(([.$W$3:.$W$56]-[.$Q$3:.$Q$56]);[.$B$3:.$B$56]=25)" office:value-type="float" office:value="758852.000000101">
            <text:p>758852,000000101</text:p>
          </table:table-cell>
          <table:table-cell table:style-name="ce22" table:formula="of:=SUMPRODUCT(([.$Q$3:.$Q$56]);[.$B$3:.$B$56]=25)" office:value-type="float" office:value="274509938.857143">
            <text:p>274509938,857143</text:p>
          </table:table-cell>
          <table:table-cell table:style-name="Default" table:number-columns-repeated="11"/>
          <table:table-cell table:number-columns-repeated="994"/>
        </table:table-row>
        <table:table-row table:style-name="ro2">
          <table:table-cell office:value-type="string">
            <text:p><text:s/>50 S</text:p>
          </table:table-cell>
          <table:table-cell table:style-name="Default" table:number-columns-repeated="3"/>
          <table:table-cell table:style-name="ce23" table:formula="of:=([.F143])/[.G143]*100" office:value-type="float" office:value="0.0134598181996998">
            <text:p>0,0134598182</text:p>
          </table:table-cell>
          <table:table-cell table:style-name="ce22" table:formula="of:=SUMPRODUCT(([.$W$3:.$W$56]-[.$E$3:.$E$56]);[.$B$3:.$B$56]=50)" office:value-type="float" office:value="40424.6666668374">
            <text:p>40424,6666668374</text:p>
          </table:table-cell>
          <table:table-cell table:style-name="ce22" table:formula="of:=SUMPRODUCT(([.$E$3:.$E$56]);[.$B$3:.$B$56]=50)" office:value-type="float" office:value="300335904.000093">
            <text:p>300335904,000093</text:p>
          </table:table-cell>
          <table:table-cell table:style-name="Default" table:number-columns-repeated="3"/>
          <table:table-cell table:style-name="ce23" table:formula="of:=([.L143])/[.M143]*100" office:value-type="float" office:value="0.216675473492689">
            <text:p>0,2166754735</text:p>
          </table:table-cell>
          <table:table-cell table:style-name="ce22" table:formula="of:=SUMPRODUCT(([.$W$3:.$W$56]-[.$K$3:.$K$56]);[.$B$3:.$B$56]=50)" office:value-type="float" office:value="649434.66675943">
            <text:p>649434,66675943</text:p>
          </table:table-cell>
          <table:table-cell table:style-name="ce22" table:formula="of:=SUMPRODUCT(([.$K$3:.$K$56]);[.$B$3:.$B$56]=50)" office:value-type="float" office:value="299726894">
            <text:p>299726894</text:p>
          </table:table-cell>
          <table:table-cell table:style-name="Default" table:number-columns-repeated="3"/>
          <table:table-cell table:style-name="ce23" table:formula="of:=([.R143])/[.S143]*100" office:value-type="float" office:value="0.564341655591535">
            <text:p>0,5643416556</text:p>
          </table:table-cell>
          <table:table-cell table:style-name="ce22" table:formula="of:=SUMPRODUCT(([.$W$3:.$W$56]-[.$Q$3:.$Q$56]);[.$B$3:.$B$56]=50)" office:value-type="float" office:value="1685636.00009289">
            <text:p>1685636,00009289</text:p>
          </table:table-cell>
          <table:table-cell table:style-name="ce22" table:formula="of:=SUMPRODUCT(([.$Q$3:.$Q$56]);[.$B$3:.$B$56]=50)" office:value-type="float" office:value="298690692.666667">
            <text:p>298690692,666667</text:p>
          </table:table-cell>
          <table:table-cell table:style-name="Default" table:number-columns-repeated="11"/>
          <table:table-cell table:number-columns-repeated="994"/>
        </table:table-row>
        <table:table-row table:style-name="ro2">
          <table:table-cell office:value-type="string">
            <text:p>100 S</text:p>
          </table:table-cell>
          <table:table-cell table:style-name="Default" table:number-columns-repeated="3"/>
          <table:table-cell table:style-name="ce23" table:formula="of:=([.F144])/[.G144]*100" office:value-type="float" office:value="0.541362294831863">
            <text:p>0,5413622948</text:p>
          </table:table-cell>
          <table:table-cell table:style-name="ce22" table:formula="of:=SUMPRODUCT(([.$W$3:.$W$56]-[.$E$3:.$E$56]);[.$B$3:.$B$56]=100)" office:value-type="float" office:value="1730660.00000032">
            <text:p>1730660,00000032</text:p>
          </table:table-cell>
          <table:table-cell table:style-name="ce22" table:formula="of:=SUMPRODUCT(([.$E$3:.$E$56]);[.$B$3:.$B$56]=100)" office:value-type="float" office:value="319686098.666667">
            <text:p>319686098,666667</text:p>
          </table:table-cell>
          <table:table-cell table:style-name="Default" table:number-columns-repeated="3"/>
          <table:table-cell table:style-name="ce23" table:formula="of:=([.L144])/[.M144]*100" office:value-type="float" office:value="7.88821857767979">
            <text:p>7,8882185777</text:p>
          </table:table-cell>
          <table:table-cell table:style-name="ce22" table:formula="of:=SUMPRODUCT(([.$W$3:.$W$56]-[.$K$3:.$K$56]);[.$B$3:.$B$56]=100)" office:value-type="float" office:value="23500301.3333335">
            <text:p>23500301,3333335</text:p>
          </table:table-cell>
          <table:table-cell table:style-name="ce22" table:formula="of:=SUMPRODUCT(([.$K$3:.$K$56]);[.$B$3:.$B$56]=100)" office:value-type="float" office:value="297916457.333334">
            <text:p>297916457,333334</text:p>
          </table:table-cell>
          <table:table-cell table:style-name="Default" table:number-columns-repeated="3"/>
          <table:table-cell table:style-name="ce23" table:formula="of:=([.R144])/[.S144]*100" office:value-type="float" office:value="5.10810025739146">
            <text:p>5,1081002574</text:p>
          </table:table-cell>
          <table:table-cell table:style-name="ce22" table:formula="of:=SUMPRODUCT(([.$W$3:.$W$56]-[.$Q$3:.$Q$56]);[.$B$3:.$B$56]=100)" office:value-type="float" office:value="15620385.3333338">
            <text:p>15620385,3333338</text:p>
          </table:table-cell>
          <table:table-cell table:style-name="ce22" table:formula="of:=SUMPRODUCT(([.$Q$3:.$Q$56]);[.$B$3:.$B$56]=100)" office:value-type="float" office:value="305796373.333333">
            <text:p>305796373,333333</text:p>
          </table:table-cell>
          <table:table-cell table:style-name="Default" table:number-columns-repeated="11"/>
          <table:table-cell table:number-columns-repeated="994"/>
        </table:table-row>
        <table:table-row table:style-name="ro2">
          <table:table-cell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>
          <table:table-cell office:value-type="string">
            <text:p>8 T</text:p>
          </table:table-cell>
          <table:table-cell table:style-name="Default" table:number-columns-repeated="3"/>
          <table:table-cell table:style-name="ce23" table:formula="of:=([.F146])/[.G146]*100" office:value-type="float" office:value="0.407787059011481">
            <text:p>0,407787059</text:p>
          </table:table-cell>
          <table:table-cell table:style-name="ce22" table:formula="of:=SUMPRODUCT(([.$W$3:.$W$56]-[.$E$3:.$E$56]);[.$D$3:.$D$56]=8)" office:value-type="float" office:value="1569544.00000052">
            <text:p>1569544,00000052</text:p>
          </table:table-cell>
          <table:table-cell table:style-name="ce22" table:formula="of:=SUMPRODUCT(([.$E$3:.$E$56]);[.$D$3:.$D$56]=8)" office:value-type="float" office:value="384893038.000093">
            <text:p>384893038,000093</text:p>
          </table:table-cell>
          <table:table-cell table:style-name="Default" table:number-columns-repeated="3"/>
          <table:table-cell table:style-name="ce23" table:formula="of:=([.L146])/[.M146]*100" office:value-type="float" office:value="5.64145491484108">
            <text:p>5,6414549148</text:p>
          </table:table-cell>
          <table:table-cell table:style-name="ce22" table:formula="of:=SUMPRODUCT(([.$W$3:.$W$56]-[.$K$3:.$K$56]);[.$D$3:.$D$56]=8)" office:value-type="float" office:value="20637838.0000928">
            <text:p>20637838,0000928</text:p>
          </table:table-cell>
          <table:table-cell table:style-name="ce22" table:formula="of:=SUMPRODUCT(([.$K$3:.$K$56]);[.$D$3:.$D$56]=8)" office:value-type="float" office:value="365824744.000001">
            <text:p>365824744,000001</text:p>
          </table:table-cell>
          <table:table-cell table:style-name="Default" table:number-columns-repeated="3"/>
          <table:table-cell table:style-name="ce23" table:formula="of:=([.R146])/[.S146]*100" office:value-type="float" office:value="3.26938436046723">
            <text:p>3,2693843605</text:p>
          </table:table-cell>
          <table:table-cell table:style-name="ce22" table:formula="of:=SUMPRODUCT(([.$W$3:.$W$56]-[.$Q$3:.$Q$56]);[.$D$3:.$D$56]=8)" office:value-type="float" office:value="12234940.0000933">
            <text:p>12234940,0000933</text:p>
          </table:table-cell>
          <table:table-cell table:style-name="ce22" table:formula="of:=SUMPRODUCT(([.$Q$3:.$Q$56]);[.$D$3:.$D$56]=8)" office:value-type="float" office:value="374227642">
            <text:p>374227642</text:p>
          </table:table-cell>
          <table:table-cell table:style-name="Default" table:number-columns-repeated="11"/>
          <table:table-cell table:number-columns-repeated="994"/>
        </table:table-row>
        <table:table-row table:style-name="ro2">
          <table:table-cell office:value-type="string">
            <text:p>12 T</text:p>
          </table:table-cell>
          <table:table-cell table:style-name="Default" table:number-columns-repeated="3"/>
          <table:table-cell table:style-name="ce23" table:formula="of:=([.F147])/[.G147]*100" office:value-type="float" office:value="0.0693636211945967">
            <text:p>0,0693636212</text:p>
          </table:table-cell>
          <table:table-cell table:style-name="ce22" table:formula="of:=SUMPRODUCT(([.$W$3:.$W$56]-[.$E$3:.$E$56]);[.$D$3:.$D$56]=12)" office:value-type="float" office:value="353924.666666738">
            <text:p>353924,666666738</text:p>
          </table:table-cell>
          <table:table-cell table:style-name="ce22" table:formula="of:=SUMPRODUCT(([.$E$3:.$E$56]);[.$D$3:.$D$56]=12)" office:value-type="float" office:value="510245371.52381">
            <text:p>510245371,52381</text:p>
          </table:table-cell>
          <table:table-cell table:style-name="Default" table:number-columns-repeated="3"/>
          <table:table-cell table:style-name="ce23" table:formula="of:=([.L147])/[.M147]*100" office:value-type="float" office:value="0.701495155512601">
            <text:p>0,7014951555</text:p>
          </table:table-cell>
          <table:table-cell table:style-name="ce22" table:formula="of:=SUMPRODUCT(([.$W$3:.$W$56]-[.$K$3:.$K$56]);[.$D$3:.$D$56]=12)" office:value-type="float" office:value="3556878.00000013">
            <text:p>3556878,00000013</text:p>
          </table:table-cell>
          <table:table-cell table:style-name="ce22" table:formula="of:=SUMPRODUCT(([.$K$3:.$K$56]);[.$D$3:.$D$56]=12)" office:value-type="float" office:value="507042418.190476">
            <text:p>507042418,190476</text:p>
          </table:table-cell>
          <table:table-cell table:style-name="Default" table:number-columns-repeated="3"/>
          <table:table-cell table:style-name="ce23" table:formula="of:=([.R147])/[.S147]*100" office:value-type="float" office:value="1.15496972723034">
            <text:p>1,1549697272</text:p>
          </table:table-cell>
          <table:table-cell table:style-name="ce22" table:formula="of:=SUMPRODUCT(([.$W$3:.$W$56]-[.$Q$3:.$Q$56]);[.$D$3:.$D$56]=12)" office:value-type="float" office:value="5829933.33333344">
            <text:p>5829933,33333344</text:p>
          </table:table-cell>
          <table:table-cell table:style-name="ce22" table:formula="of:=SUMPRODUCT(([.$Q$3:.$Q$56]);[.$D$3:.$D$56]=12)" office:value-type="float" office:value="504769362.857143">
            <text:p>504769362,857143</text:p>
          </table:table-cell>
          <table:table-cell table:style-name="Default" table:number-columns-repeated="11"/>
          <table:table-cell table:number-columns-repeated="994"/>
        </table:table-row>
        <table:table-row table:style-name="ro2" table:number-rows-repeated="9">
          <table:table-cell table:style-name="Default" table:number-columns-repeated="4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3"/>
          <table:table-cell table:style-name="ce23"/>
          <table:table-cell table:style-name="ce22" table:number-columns-repeated="2"/>
          <table:table-cell table:style-name="Default" table:number-columns-repeated="11"/>
          <table:table-cell table:number-columns-repeated="994"/>
        </table:table-row>
        <table:table-row table:style-name="ro2" table:number-rows-repeated="10484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normal_1" table:base-cell-address="$M1.$A$1" table:cell-range-address="$M5.$A$3:.$I$56"/>
          <table:named-expression table:name="rh" table:base-cell-address="$M1.$A$1" table:expression="$feuil1.$#ref !#ref !#ref !#ref !#ref !#REF !$3:$#REF !$56"/>
          <table:named-range table:name="rhDicho" table:base-cell-address="$M1.$A$1" table:cell-range-address="$M5.$K$3:.$P$56"/>
          <table:named-expression table:name="RL" table:base-cell-address="$M1.$A$1" table:expression="$feuil1.$#ref !#ref !#ref !#ref !#ref !#REF !$3:$#REF !$56"/>
        </table:named-expressions>
      </table:table>
      <table:table table:name="latex" table:style-name="ta1" table:print="false">
        <office:forms form:automatic-focus="false" form:apply-design-mode="false"/>
        <table:table-column table:style-name="co24" table:default-cell-style-name="Default"/>
        <table:table-column table:style-name="co6" table:number-columns-repeated="2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7" table:default-cell-style-name="ce34"/>
        <table:table-column table:style-name="co6" table:number-columns-repeated="4" table:default-cell-style-name="ce34"/>
        <table:table-column table:style-name="co28" table:number-columns-repeated="2" table:default-cell-style-name="ce34"/>
        <table:table-column table:style-name="co6" table:number-columns-repeated="4" table:default-cell-style-name="ce34"/>
        <table:table-column table:style-name="co28" table:number-columns-repeated="2" table:default-cell-style-name="ce34"/>
        <table:table-column table:style-name="co6" table:number-columns-repeated="4" table:default-cell-style-name="ce34"/>
        <table:table-column table:style-name="co6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5" table:default-cell-style-name="Default"/>
        <table:table-row table:style-name="ro2" table:number-rows-repeated="2">
          <table:table-cell table:number-columns-repeated="9"/>
          <table:table-cell table:style-name="ce32" table:number-columns-repeated="2"/>
          <table:table-cell table:style-name="ce35" table:number-columns-repeated="4"/>
          <table:table-cell table:style-name="ce32" table:number-columns-repeated="2"/>
          <table:table-cell table:style-name="ce35" table:number-columns-repeated="4"/>
          <table:table-cell table:style-name="ce32" table:number-columns-repeated="2"/>
          <table:table-cell table:style-name="ce35" table:number-columns-repeated="3"/>
          <table:table-cell table:number-columns-repeated="5"/>
        </table:table-row>
        <table:table-row table:style-name="ro1">
          <table:table-cell office:value-type="string">
            <text:p>\cline{5-13}</text:p>
          </table:table-cell>
          <table:table-cell table:number-columns-repeated="4"/>
          <table:table-cell office:value-type="string">
            <text:p>\multicolumn{4}{c|}{} &amp;</text:p>
          </table:table-cell>
          <table:table-cell table:number-columns-repeated="3"/>
          <table:table-cell table:style-name="ce32" office:value-type="string">
            <text:p>\multicolumn{3}{|c|}{M=1 ;M'=0.5}</text:p>
          </table:table-cell>
          <table:table-cell table:style-name="ce32"/>
          <table:table-cell table:style-name="ce35"/>
          <table:table-cell table:style-name="ce35" office:value-type="string">
            <text:p>&amp;</text:p>
          </table:table-cell>
          <table:table-cell table:style-name="ce35" table:number-columns-repeated="2"/>
          <table:table-cell table:style-name="ce36" office:value-type="string">
            <text:p>\multicolumn{3}{|c|}{M=2;M'=0.5}</text:p>
          </table:table-cell>
          <table:table-cell table:style-name="ce32"/>
          <table:table-cell table:style-name="ce35" table:number-columns-repeated="4"/>
          <table:table-cell table:style-name="ce32" office:value-type="string">
            <text:p>&amp; \multicolumn{3}{|c|}{M=5 ;M'=2}</text:p>
          </table:table-cell>
          <table:table-cell table:style-name="ce32" office:value-type="string">
            <text:p>\\</text:p>
          </table:table-cell>
          <table:table-cell table:style-name="ce35" table:number-columns-repeated="3"/>
          <table:table-cell table:number-columns-repeated="5"/>
        </table:table-row>
        <table:table-row table:style-name="ro1">
          <table:table-cell office:value-type="string">
            <text:p>\hlin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T</text:p>
          </table:table-cell>
          <table:table-cell office:value-type="string">
            <text:p>&amp;</text:p>
          </table:table-cell>
          <table:table-cell table:style-name="ce1" office:value-type="string">
            <text:p>S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U</text:p>
          </table:table-cell>
          <table:table-cell office:value-type="string">
            <text:p>&amp;</text:p>
          </table:table-cell>
          <table:table-cell table:style-name="ce32" office:value-type="string">
            <text:p>LB/Opt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U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S</text:p>
          </table:table-cell>
          <table:table-cell table:style-name="ce32" office:value-type="string">
            <text:p>&amp;</text:p>
          </table:table-cell>
          <table:table-cell table:style-name="ce32" office:value-type="string">
            <text:p>LB/Opt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U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S</text:p>
          </table:table-cell>
          <table:table-cell table:style-name="ce32" office:value-type="string">
            <text:p>&amp;</text:p>
          </table:table-cell>
          <table:table-cell table:style-name="ce32" office:value-type="string">
            <text:p>LB/Opt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U</text:p>
          </table:table-cell>
          <table:table-cell table:style-name="ce32" office:value-type="string">
            <text:p>&amp;</text:p>
          </table:table-cell>
          <table:table-cell table:style-name="ce35" office:value-type="string">
            <text:p>Obj. S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hlin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8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3]/1000000" office:value-type="float" office:value="5.72827000000001">
            <text:p>5,73</text:p>
          </table:table-cell>
          <table:table-cell table:style-name="ce32" office:value-type="string">
            <text:p>&amp;</text:p>
          </table:table-cell>
          <table:table-cell table:style-name="ce33" table:formula="of:=[M1.F3]/1000000" office:value-type="float" office:value="8.1677">
            <text:p>8,17</text:p>
          </table:table-cell>
          <table:table-cell table:style-name="ce32" office:value-type="string">
            <text:p>&amp;</text:p>
          </table:table-cell>
          <table:table-cell table:style-name="ce33" table:formula="of:=[M1.G3]/1000000" office:value-type="float" office:value="0.19943">
            <text:p>0,20</text:p>
          </table:table-cell>
          <table:table-cell table:style-name="ce32" office:value-type="string">
            <text:p>&amp;</text:p>
          </table:table-cell>
          <table:table-cell table:formula="of:=[M2.K3]/1000000" office:value-type="float" office:value="6.003902">
            <text:p>6,00</text:p>
          </table:table-cell>
          <table:table-cell table:style-name="ce32" office:value-type="string">
            <text:p>&amp;</text:p>
          </table:table-cell>
          <table:table-cell table:formula="of:=[M2.L3]/1000000" office:value-type="float" office:value="8.455">
            <text:p>8,46</text:p>
          </table:table-cell>
          <table:table-cell table:style-name="ce32" office:value-type="string">
            <text:p>&amp;</text:p>
          </table:table-cell>
          <table:table-cell table:formula="of:=[M2.M3]/1000000" office:value-type="float" office:value="0.201098">
            <text:p>0,20</text:p>
          </table:table-cell>
          <table:table-cell table:style-name="ce32" office:value-type="string">
            <text:p>&amp;</text:p>
          </table:table-cell>
          <table:table-cell table:formula="of:=[M5.Q3]/1000000" office:value-type="float" office:value="6.003902">
            <text:p>6,00</text:p>
          </table:table-cell>
          <table:table-cell table:style-name="ce32" office:value-type="string">
            <text:p>&amp;</text:p>
          </table:table-cell>
          <table:table-cell table:formula="of:=[M5.R3]/1000000" office:value-type="float" office:value="8.455">
            <text:p>8,46</text:p>
          </table:table-cell>
          <table:table-cell table:style-name="ce32" office:value-type="string">
            <text:p>&amp;</text:p>
          </table:table-cell>
          <table:table-cell table:formula="of:=[M5.S3]/1000000" office:value-type="float" office:value="0.201098">
            <text:p>0,2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]/1000000" office:value-type="float" office:value="5.25795066666667">
            <text:p>5,26</text:p>
          </table:table-cell>
          <table:table-cell table:style-name="ce32" office:value-type="string">
            <text:p>&amp;</text:p>
          </table:table-cell>
          <table:table-cell table:style-name="ce33" table:formula="of:=[M1.F4]/1000000" office:value-type="float" office:value="8.62924">
            <text:p>8,63</text:p>
          </table:table-cell>
          <table:table-cell table:style-name="ce32" office:value-type="string">
            <text:p>&amp;</text:p>
          </table:table-cell>
          <table:table-cell table:style-name="ce33" table:formula="of:=[M1.G4]/1000000" office:value-type="float" office:value="0.521316">
            <text:p>0,52</text:p>
          </table:table-cell>
          <table:table-cell table:style-name="ce32" office:value-type="string">
            <text:p>&amp;</text:p>
          </table:table-cell>
          <table:table-cell table:formula="of:=[M2.K4]/1000000" office:value-type="float" office:value="5.28235066666667">
            <text:p>5,28</text:p>
          </table:table-cell>
          <table:table-cell table:style-name="ce32" office:value-type="string">
            <text:p>&amp;</text:p>
          </table:table-cell>
          <table:table-cell table:formula="of:=[M2.L4]/1000000" office:value-type="float" office:value="8.65364">
            <text:p>8,65</text:p>
          </table:table-cell>
          <table:table-cell table:style-name="ce32" office:value-type="string">
            <text:p>&amp;</text:p>
          </table:table-cell>
          <table:table-cell table:formula="of:=[M2.M4]/1000000" office:value-type="float" office:value="0.521316">
            <text:p>0,52</text:p>
          </table:table-cell>
          <table:table-cell table:style-name="ce32" office:value-type="string">
            <text:p>&amp;</text:p>
          </table:table-cell>
          <table:table-cell table:formula="of:=[M5.Q4]/1000000" office:value-type="float" office:value="5.28235066666667">
            <text:p>5,28</text:p>
          </table:table-cell>
          <table:table-cell table:style-name="ce32" office:value-type="string">
            <text:p>&amp;</text:p>
          </table:table-cell>
          <table:table-cell table:formula="of:=[M5.R4]/1000000" office:value-type="float" office:value="8.65367">
            <text:p>8,65</text:p>
          </table:table-cell>
          <table:table-cell table:style-name="ce32" office:value-type="string">
            <text:p>&amp;</text:p>
          </table:table-cell>
          <table:table-cell table:formula="of:=[M5.S4]/1000000" office:value-type="float" office:value="0.521316">
            <text:p>0,5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]/1000000" office:value-type="float" office:value="7.09433733333334">
            <text:p>7,09</text:p>
          </table:table-cell>
          <table:table-cell table:style-name="ce32" office:value-type="string">
            <text:p>&amp;</text:p>
          </table:table-cell>
          <table:table-cell table:style-name="ce33" table:formula="of:=[M1.F5]/1000000" office:value-type="float" office:value="11.495326">
            <text:p>11,50</text:p>
          </table:table-cell>
          <table:table-cell table:style-name="ce32" office:value-type="string">
            <text:p>&amp;</text:p>
          </table:table-cell>
          <table:table-cell table:style-name="ce33" table:formula="of:=[M1.G5]/1000000" office:value-type="float" office:value="1.210996">
            <text:p>1,21</text:p>
          </table:table-cell>
          <table:table-cell table:style-name="ce32" office:value-type="string">
            <text:p>&amp;</text:p>
          </table:table-cell>
          <table:table-cell table:formula="of:=[M2.K5]/1000000" office:value-type="float" office:value="7.20188733333333">
            <text:p>7,20</text:p>
          </table:table-cell>
          <table:table-cell table:style-name="ce32" office:value-type="string">
            <text:p>&amp;</text:p>
          </table:table-cell>
          <table:table-cell table:formula="of:=[M2.L5]/1000000" office:value-type="float" office:value="11.682289">
            <text:p>11,68</text:p>
          </table:table-cell>
          <table:table-cell table:style-name="ce32" office:value-type="string">
            <text:p>&amp;</text:p>
          </table:table-cell>
          <table:table-cell table:formula="of:=[M2.M5]/1000000" office:value-type="float" office:value="1.260446">
            <text:p>1,26</text:p>
          </table:table-cell>
          <table:table-cell table:style-name="ce32" office:value-type="string">
            <text:p>&amp;</text:p>
          </table:table-cell>
          <table:table-cell table:formula="of:=[M5.Q5]/1000000" office:value-type="float" office:value="7.20188733333334">
            <text:p>7,20</text:p>
          </table:table-cell>
          <table:table-cell table:style-name="ce32" office:value-type="string">
            <text:p>&amp;</text:p>
          </table:table-cell>
          <table:table-cell table:formula="of:=[M5.R5]/1000000" office:value-type="float" office:value="11.682289">
            <text:p>11,68</text:p>
          </table:table-cell>
          <table:table-cell table:style-name="ce32" office:value-type="string">
            <text:p>&amp;</text:p>
          </table:table-cell>
          <table:table-cell table:formula="of:=[M5.S5]/1000000" office:value-type="float" office:value="1.260446">
            <text:p>1,2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6]/1000000" office:value-type="float" office:value="11.681208">
            <text:p>11,68</text:p>
          </table:table-cell>
          <table:table-cell table:style-name="ce32" office:value-type="string">
            <text:p>&amp;</text:p>
          </table:table-cell>
          <table:table-cell table:style-name="ce33" table:formula="of:=[M1.F6]/1000000" office:value-type="float" office:value="16.2474">
            <text:p>16,25</text:p>
          </table:table-cell>
          <table:table-cell table:style-name="ce32" office:value-type="string">
            <text:p>&amp;</text:p>
          </table:table-cell>
          <table:table-cell table:style-name="ce33" table:formula="of:=[M1.G6]/1000000" office:value-type="float" office:value="0.476192">
            <text:p>0,48</text:p>
          </table:table-cell>
          <table:table-cell table:style-name="ce32" office:value-type="string">
            <text:p>&amp;</text:p>
          </table:table-cell>
          <table:table-cell table:formula="of:=[M2.K6]/1000000" office:value-type="float" office:value="13.7906686666667">
            <text:p>13,79</text:p>
          </table:table-cell>
          <table:table-cell table:style-name="ce32" office:value-type="string">
            <text:p>&amp;</text:p>
          </table:table-cell>
          <table:table-cell table:formula="of:=[M2.L6]/1000000" office:value-type="float" office:value="18.75832">
            <text:p>18,76</text:p>
          </table:table-cell>
          <table:table-cell table:style-name="ce32" office:value-type="string">
            <text:p>&amp;</text:p>
          </table:table-cell>
          <table:table-cell table:formula="of:=[M2.M6]/1000000" office:value-type="float" office:value="0.637598">
            <text:p>0,64</text:p>
          </table:table-cell>
          <table:table-cell table:style-name="ce32" office:value-type="string">
            <text:p>&amp;</text:p>
          </table:table-cell>
          <table:table-cell table:formula="of:=[M5.Q6]/1000000" office:value-type="float" office:value="14.6231726666667">
            <text:p>14,62</text:p>
          </table:table-cell>
          <table:table-cell table:style-name="ce32" office:value-type="string">
            <text:p>&amp;</text:p>
          </table:table-cell>
          <table:table-cell table:formula="of:=[M5.R6]/1000000" office:value-type="float" office:value="19.3642">
            <text:p>19,36</text:p>
          </table:table-cell>
          <table:table-cell table:style-name="ce32" office:value-type="string">
            <text:p>&amp;</text:p>
          </table:table-cell>
          <table:table-cell table:formula="of:=[M5.S6]/1000000" office:value-type="float" office:value="0.550994">
            <text:p>0,5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7]/1000000" office:value-type="float" office:value="14.16658">
            <text:p>14,17</text:p>
          </table:table-cell>
          <table:table-cell table:style-name="ce32" office:value-type="string">
            <text:p>&amp;</text:p>
          </table:table-cell>
          <table:table-cell table:style-name="ce33" table:formula="of:=[M1.F7]/1000000" office:value-type="float" office:value="20.44016">
            <text:p>20,44</text:p>
          </table:table-cell>
          <table:table-cell table:style-name="ce32" office:value-type="string">
            <text:p>&amp;</text:p>
          </table:table-cell>
          <table:table-cell table:style-name="ce33" table:formula="of:=[M1.G7]/1000000" office:value-type="float" office:value="0.94362">
            <text:p>0,94</text:p>
          </table:table-cell>
          <table:table-cell table:style-name="ce32" office:value-type="string">
            <text:p>&amp;</text:p>
          </table:table-cell>
          <table:table-cell table:formula="of:=[M2.K7]/1000000" office:value-type="float" office:value="14.782418">
            <text:p>14,78</text:p>
          </table:table-cell>
          <table:table-cell table:style-name="ce32" office:value-type="string">
            <text:p>&amp;</text:p>
          </table:table-cell>
          <table:table-cell table:formula="of:=[M2.L7]/1000000" office:value-type="float" office:value="23.4104">
            <text:p>23,41</text:p>
          </table:table-cell>
          <table:table-cell table:style-name="ce32" office:value-type="string">
            <text:p>&amp;</text:p>
          </table:table-cell>
          <table:table-cell table:formula="of:=[M2.M7]/1000000" office:value-type="float" office:value="1.997978">
            <text:p>2,00</text:p>
          </table:table-cell>
          <table:table-cell table:style-name="ce32" office:value-type="string">
            <text:p>&amp;</text:p>
          </table:table-cell>
          <table:table-cell table:formula="of:=[M5.Q7]/1000000" office:value-type="float" office:value="14.786018">
            <text:p>14,79</text:p>
          </table:table-cell>
          <table:table-cell table:style-name="ce32" office:value-type="string">
            <text:p>&amp;</text:p>
          </table:table-cell>
          <table:table-cell table:formula="of:=[M5.R7]/1000000" office:value-type="float" office:value="23.41404">
            <text:p>23,41</text:p>
          </table:table-cell>
          <table:table-cell table:style-name="ce32" office:value-type="string">
            <text:p>&amp;</text:p>
          </table:table-cell>
          <table:table-cell table:formula="of:=[M5.S7]/1000000" office:value-type="float" office:value="1.997978">
            <text:p>2,0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8]/1000000" office:value-type="float" office:value="10.226818">
            <text:p>10,23</text:p>
          </table:table-cell>
          <table:table-cell table:style-name="ce32" office:value-type="string">
            <text:p>&amp;</text:p>
          </table:table-cell>
          <table:table-cell table:style-name="ce33" table:formula="of:=[M1.F8]/1000000" office:value-type="float" office:value="13.5556">
            <text:p>13,56</text:p>
          </table:table-cell>
          <table:table-cell table:style-name="ce32" office:value-type="string">
            <text:p>&amp;</text:p>
          </table:table-cell>
          <table:table-cell table:style-name="ce33" table:formula="of:=[M1.G8]/1000000" office:value-type="float" office:value="0.268782">
            <text:p>0,27</text:p>
          </table:table-cell>
          <table:table-cell table:style-name="ce32" office:value-type="string">
            <text:p>&amp;</text:p>
          </table:table-cell>
          <table:table-cell table:formula="of:=[M2.K8]/1000000" office:value-type="float" office:value="11.033302">
            <text:p>11,03</text:p>
          </table:table-cell>
          <table:table-cell table:style-name="ce32" office:value-type="string">
            <text:p>&amp;</text:p>
          </table:table-cell>
          <table:table-cell table:formula="of:=[M2.L8]/1000000" office:value-type="float" office:value="14.9454">
            <text:p>14,95</text:p>
          </table:table-cell>
          <table:table-cell table:style-name="ce32" office:value-type="string">
            <text:p>&amp;</text:p>
          </table:table-cell>
          <table:table-cell table:formula="of:=[M2.M8]/1000000" office:value-type="float" office:value="0.532098">
            <text:p>0,53</text:p>
          </table:table-cell>
          <table:table-cell table:style-name="ce32" office:value-type="string">
            <text:p>&amp;</text:p>
          </table:table-cell>
          <table:table-cell table:formula="of:=[M5.Q8]/1000000" office:value-type="float" office:value="11.089532">
            <text:p>11,09</text:p>
          </table:table-cell>
          <table:table-cell table:style-name="ce32" office:value-type="string">
            <text:p>&amp;</text:p>
          </table:table-cell>
          <table:table-cell table:formula="of:=[M5.R8]/1000000" office:value-type="float" office:value="14.943">
            <text:p>14,94</text:p>
          </table:table-cell>
          <table:table-cell table:style-name="ce32" office:value-type="string">
            <text:p>&amp;</text:p>
          </table:table-cell>
          <table:table-cell table:formula="of:=[M5.S8]/1000000" office:value-type="float" office:value="0.503468">
            <text:p>0,5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9]/1000000" office:value-type="float" office:value="21.481568">
            <text:p>21,48</text:p>
          </table:table-cell>
          <table:table-cell table:style-name="ce32" office:value-type="string">
            <text:p>&amp;</text:p>
          </table:table-cell>
          <table:table-cell table:style-name="ce33" table:formula="of:=[M1.F9]/1000000" office:value-type="float" office:value="27.6499">
            <text:p>27,65</text:p>
          </table:table-cell>
          <table:table-cell table:style-name="ce32" office:value-type="string">
            <text:p>&amp;</text:p>
          </table:table-cell>
          <table:table-cell table:style-name="ce33" table:formula="of:=[M1.G9]/1000000" office:value-type="float" office:value="0.608332">
            <text:p>0,61</text:p>
          </table:table-cell>
          <table:table-cell table:style-name="ce32" office:value-type="string">
            <text:p>&amp;</text:p>
          </table:table-cell>
          <table:table-cell table:formula="of:=[M2.K9]/1000000" office:value-type="float" office:value="23.276756">
            <text:p>23,28</text:p>
          </table:table-cell>
          <table:table-cell table:style-name="ce32" office:value-type="string">
            <text:p>&amp;</text:p>
          </table:table-cell>
          <table:table-cell table:formula="of:=[M2.L9]/1000000" office:value-type="float" office:value="30.287">
            <text:p>30,29</text:p>
          </table:table-cell>
          <table:table-cell table:style-name="ce32" office:value-type="string">
            <text:p>&amp;</text:p>
          </table:table-cell>
          <table:table-cell table:formula="of:=[M2.M9]/1000000" office:value-type="float" office:value="1.050244">
            <text:p>1,05</text:p>
          </table:table-cell>
          <table:table-cell table:style-name="ce32" office:value-type="string">
            <text:p>&amp;</text:p>
          </table:table-cell>
          <table:table-cell table:formula="of:=[M5.Q9]/1000000" office:value-type="float" office:value="23.403954">
            <text:p>23,40</text:p>
          </table:table-cell>
          <table:table-cell table:style-name="ce32" office:value-type="string">
            <text:p>&amp;</text:p>
          </table:table-cell>
          <table:table-cell table:formula="of:=[M5.R9]/1000000" office:value-type="float" office:value="30.89702">
            <text:p>30,90</text:p>
          </table:table-cell>
          <table:table-cell table:style-name="ce32" office:value-type="string">
            <text:p>&amp;</text:p>
          </table:table-cell>
          <table:table-cell table:formula="of:=[M5.S9]/1000000" office:value-type="float" office:value="1.363042">
            <text:p>1,3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0]/1000000" office:value-type="float" office:value="21.021856">
            <text:p>21,02</text:p>
          </table:table-cell>
          <table:table-cell table:style-name="ce32" office:value-type="string">
            <text:p>&amp;</text:p>
          </table:table-cell>
          <table:table-cell table:style-name="ce33" table:formula="of:=[M1.F10]/1000000" office:value-type="float" office:value="29.1002">
            <text:p>29,10</text:p>
          </table:table-cell>
          <table:table-cell table:style-name="ce32" office:value-type="string">
            <text:p>&amp;</text:p>
          </table:table-cell>
          <table:table-cell table:style-name="ce33" table:formula="of:=[M1.G10]/1000000" office:value-type="float" office:value="1.208344">
            <text:p>1,21</text:p>
          </table:table-cell>
          <table:table-cell table:style-name="ce32" office:value-type="string">
            <text:p>&amp;</text:p>
          </table:table-cell>
          <table:table-cell table:formula="of:=[M2.K10]/1000000" office:value-type="float" office:value="23.095516">
            <text:p>23,10</text:p>
          </table:table-cell>
          <table:table-cell table:style-name="ce32" office:value-type="string">
            <text:p>&amp;</text:p>
          </table:table-cell>
          <table:table-cell table:formula="of:=[M2.L10]/1000000" office:value-type="float" office:value="30.1445">
            <text:p>30,14</text:p>
          </table:table-cell>
          <table:table-cell table:style-name="ce32" office:value-type="string">
            <text:p>&amp;</text:p>
          </table:table-cell>
          <table:table-cell table:formula="of:=[M2.M10]/1000000" office:value-type="float" office:value="0.658984">
            <text:p>0,66</text:p>
          </table:table-cell>
          <table:table-cell table:style-name="ce32" office:value-type="string">
            <text:p>&amp;</text:p>
          </table:table-cell>
          <table:table-cell table:formula="of:=[M5.Q10]/1000000" office:value-type="float" office:value="23.220626">
            <text:p>23,22</text:p>
          </table:table-cell>
          <table:table-cell table:style-name="ce32" office:value-type="string">
            <text:p>&amp;</text:p>
          </table:table-cell>
          <table:table-cell table:formula="of:=[M5.R10]/1000000" office:value-type="float" office:value="30.6">
            <text:p>30,60</text:p>
          </table:table-cell>
          <table:table-cell table:style-name="ce32" office:value-type="string">
            <text:p>&amp;</text:p>
          </table:table-cell>
          <table:table-cell table:formula="of:=[M5.S10]/1000000" office:value-type="float" office:value="0.829374">
            <text:p>0,8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1]/1000000" office:value-type="float" office:value="21.30703">
            <text:p>21,31</text:p>
          </table:table-cell>
          <table:table-cell table:style-name="ce32" office:value-type="string">
            <text:p>&amp;</text:p>
          </table:table-cell>
          <table:table-cell table:style-name="ce33" table:formula="of:=[M1.F11]/1000000" office:value-type="float" office:value="31.61806">
            <text:p>31,62</text:p>
          </table:table-cell>
          <table:table-cell table:style-name="ce32" office:value-type="string">
            <text:p>&amp;</text:p>
          </table:table-cell>
          <table:table-cell table:style-name="ce33" table:formula="of:=[M1.G11]/1000000" office:value-type="float" office:value="1.850964">
            <text:p>1,85</text:p>
          </table:table-cell>
          <table:table-cell table:style-name="ce32" office:value-type="string">
            <text:p>&amp;</text:p>
          </table:table-cell>
          <table:table-cell table:formula="of:=[M2.K11]/1000000" office:value-type="float" office:value="22.107374">
            <text:p>22,11</text:p>
          </table:table-cell>
          <table:table-cell table:style-name="ce32" office:value-type="string">
            <text:p>&amp;</text:p>
          </table:table-cell>
          <table:table-cell table:formula="of:=[M2.L11]/1000000" office:value-type="float" office:value="31.42586">
            <text:p>31,43</text:p>
          </table:table-cell>
          <table:table-cell table:style-name="ce32" office:value-type="string">
            <text:p>&amp;</text:p>
          </table:table-cell>
          <table:table-cell table:formula="of:=[M2.M11]/1000000" office:value-type="float" office:value="1.20842">
            <text:p>1,21</text:p>
          </table:table-cell>
          <table:table-cell table:style-name="ce32" office:value-type="string">
            <text:p>&amp;</text:p>
          </table:table-cell>
          <table:table-cell table:formula="of:=[M5.Q11]/1000000" office:value-type="float" office:value="22.124914">
            <text:p>22,12</text:p>
          </table:table-cell>
          <table:table-cell table:style-name="ce32" office:value-type="string">
            <text:p>&amp;</text:p>
          </table:table-cell>
          <table:table-cell table:formula="of:=[M5.R11]/1000000" office:value-type="float" office:value="31.494">
            <text:p>31,49</text:p>
          </table:table-cell>
          <table:table-cell table:style-name="ce32" office:value-type="string">
            <text:p>&amp;</text:p>
          </table:table-cell>
          <table:table-cell table:formula="of:=[M5.S11]/1000000" office:value-type="float" office:value="1.21908">
            <text:p>1,2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3-13}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12]/1000000" office:value-type="float" office:value="5.464472">
            <text:p>5,46</text:p>
          </table:table-cell>
          <table:table-cell table:style-name="ce32" office:value-type="string">
            <text:p>&amp;</text:p>
          </table:table-cell>
          <table:table-cell table:style-name="ce33" table:formula="of:=[M1.F12]/1000000" office:value-type="float" office:value="8.192">
            <text:p>8,19</text:p>
          </table:table-cell>
          <table:table-cell table:style-name="ce32" office:value-type="string">
            <text:p>&amp;</text:p>
          </table:table-cell>
          <table:table-cell table:style-name="ce33" table:formula="of:=[M1.G12]/1000000" office:value-type="float" office:value="0.137528">
            <text:p>0,14</text:p>
          </table:table-cell>
          <table:table-cell table:style-name="ce32" office:value-type="string">
            <text:p>&amp;</text:p>
          </table:table-cell>
          <table:table-cell table:formula="of:=[M2.K12]/1000000" office:value-type="float" office:value="5.46447200000001">
            <text:p>5,46</text:p>
          </table:table-cell>
          <table:table-cell table:style-name="ce32" office:value-type="string">
            <text:p>&amp;</text:p>
          </table:table-cell>
          <table:table-cell table:formula="of:=[M2.L12]/1000000" office:value-type="float" office:value="8.192">
            <text:p>8,19</text:p>
          </table:table-cell>
          <table:table-cell table:style-name="ce32" office:value-type="string">
            <text:p>&amp;</text:p>
          </table:table-cell>
          <table:table-cell table:formula="of:=[M2.M12]/1000000" office:value-type="float" office:value="0.137528">
            <text:p>0,14</text:p>
          </table:table-cell>
          <table:table-cell table:style-name="ce32" office:value-type="string">
            <text:p>&amp;</text:p>
          </table:table-cell>
          <table:table-cell table:formula="of:=[M5.Q12]/1000000" office:value-type="float" office:value="5.46447200000004">
            <text:p>5,46</text:p>
          </table:table-cell>
          <table:table-cell table:style-name="ce32" office:value-type="string">
            <text:p>&amp;</text:p>
          </table:table-cell>
          <table:table-cell table:formula="of:=[M5.R12]/1000000" office:value-type="float" office:value="8.192">
            <text:p>8,19</text:p>
          </table:table-cell>
          <table:table-cell table:style-name="ce32" office:value-type="string">
            <text:p>&amp;</text:p>
          </table:table-cell>
          <table:table-cell table:formula="of:=[M5.S12]/1000000" office:value-type="float" office:value="0.137528">
            <text:p>0,1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3]/1000000" office:value-type="float" office:value="5.438062">
            <text:p>5,44</text:p>
          </table:table-cell>
          <table:table-cell table:style-name="ce32" office:value-type="string">
            <text:p>&amp;</text:p>
          </table:table-cell>
          <table:table-cell table:style-name="ce33" table:formula="of:=[M1.F13]/1000000" office:value-type="float" office:value="8.1364">
            <text:p>8,14</text:p>
          </table:table-cell>
          <table:table-cell table:style-name="ce32" office:value-type="string">
            <text:p>&amp;</text:p>
          </table:table-cell>
          <table:table-cell table:style-name="ce33" table:formula="of:=[M1.G13]/1000000" office:value-type="float" office:value="0.228338">
            <text:p>0,23</text:p>
          </table:table-cell>
          <table:table-cell table:style-name="ce32" office:value-type="string">
            <text:p>&amp;</text:p>
          </table:table-cell>
          <table:table-cell table:formula="of:=[M2.K13]/1000000" office:value-type="float" office:value="5.762022">
            <text:p>5,76</text:p>
          </table:table-cell>
          <table:table-cell table:style-name="ce32" office:value-type="string">
            <text:p>&amp;</text:p>
          </table:table-cell>
          <table:table-cell table:formula="of:=[M2.L13]/1000000" office:value-type="float" office:value="8.2528">
            <text:p>8,25</text:p>
          </table:table-cell>
          <table:table-cell table:style-name="ce32" office:value-type="string">
            <text:p>&amp;</text:p>
          </table:table-cell>
          <table:table-cell table:formula="of:=[M2.M13]/1000000" office:value-type="float" office:value="0.180778">
            <text:p>0,18</text:p>
          </table:table-cell>
          <table:table-cell table:style-name="ce32" office:value-type="string">
            <text:p>&amp;</text:p>
          </table:table-cell>
          <table:table-cell table:formula="of:=[M5.Q13]/1000000" office:value-type="float" office:value="5.80568200000001">
            <text:p>5,81</text:p>
          </table:table-cell>
          <table:table-cell table:style-name="ce32" office:value-type="string">
            <text:p>&amp;</text:p>
          </table:table-cell>
          <table:table-cell table:formula="of:=[M5.R13]/1000000" office:value-type="float" office:value="8.289">
            <text:p>8,29</text:p>
          </table:table-cell>
          <table:table-cell table:style-name="ce32" office:value-type="string">
            <text:p>&amp;</text:p>
          </table:table-cell>
          <table:table-cell table:formula="of:=[M5.S13]/1000000" office:value-type="float" office:value="0.173318">
            <text:p>0,1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4]/1000000" office:value-type="float" office:value="7.75214066666667">
            <text:p>7,75</text:p>
          </table:table-cell>
          <table:table-cell table:style-name="ce32" office:value-type="string">
            <text:p>&amp;</text:p>
          </table:table-cell>
          <table:table-cell table:style-name="ce33" table:formula="of:=[M1.F14]/1000000" office:value-type="float" office:value="12.04647">
            <text:p>12,05</text:p>
          </table:table-cell>
          <table:table-cell table:style-name="ce32" office:value-type="string">
            <text:p>&amp;</text:p>
          </table:table-cell>
          <table:table-cell table:style-name="ce33" table:formula="of:=[M1.G14]/1000000" office:value-type="float" office:value="0.404326">
            <text:p>0,40</text:p>
          </table:table-cell>
          <table:table-cell table:style-name="ce32" office:value-type="string">
            <text:p>&amp;</text:p>
          </table:table-cell>
          <table:table-cell table:formula="of:=[M2.K14]/1000000" office:value-type="float" office:value="7.926174">
            <text:p>7,93</text:p>
          </table:table-cell>
          <table:table-cell table:style-name="ce32" office:value-type="string">
            <text:p>&amp;</text:p>
          </table:table-cell>
          <table:table-cell table:formula="of:=[M2.L14]/1000000" office:value-type="float" office:value="12.22046">
            <text:p>12,22</text:p>
          </table:table-cell>
          <table:table-cell table:style-name="ce32" office:value-type="string">
            <text:p>&amp;</text:p>
          </table:table-cell>
          <table:table-cell table:formula="of:=[M2.M14]/1000000" office:value-type="float" office:value="0.404326">
            <text:p>0,40</text:p>
          </table:table-cell>
          <table:table-cell table:style-name="ce32" office:value-type="string">
            <text:p>&amp;</text:p>
          </table:table-cell>
          <table:table-cell table:formula="of:=[M5.Q14]/1000000" office:value-type="float" office:value="7.92617400000001">
            <text:p>7,93</text:p>
          </table:table-cell>
          <table:table-cell table:style-name="ce32" office:value-type="string">
            <text:p>&amp;</text:p>
          </table:table-cell>
          <table:table-cell table:formula="of:=[M5.R14]/1000000" office:value-type="float" office:value="12.22051">
            <text:p>12,22</text:p>
          </table:table-cell>
          <table:table-cell table:style-name="ce32" office:value-type="string">
            <text:p>&amp;</text:p>
          </table:table-cell>
          <table:table-cell table:formula="of:=[M5.S14]/1000000" office:value-type="float" office:value="0.404326">
            <text:p>0,4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15]/1000000" office:value-type="float" office:value="16.367704">
            <text:p>16,37</text:p>
          </table:table-cell>
          <table:table-cell table:style-name="ce32" office:value-type="string">
            <text:p>&amp;</text:p>
          </table:table-cell>
          <table:table-cell table:style-name="ce33" table:formula="of:=[M1.F15]/1000000" office:value-type="float" office:value="25.5926">
            <text:p>25,59</text:p>
          </table:table-cell>
          <table:table-cell table:style-name="ce32" office:value-type="string">
            <text:p>&amp;</text:p>
          </table:table-cell>
          <table:table-cell table:style-name="ce33" table:formula="of:=[M1.G15]/1000000" office:value-type="float" office:value="1.7049">
            <text:p>1,70</text:p>
          </table:table-cell>
          <table:table-cell table:style-name="ce32" office:value-type="string">
            <text:p>&amp;</text:p>
          </table:table-cell>
          <table:table-cell table:formula="of:=[M2.K15]/1000000" office:value-type="float" office:value="16.608532">
            <text:p>16,61</text:p>
          </table:table-cell>
          <table:table-cell table:style-name="ce32" office:value-type="string">
            <text:p>&amp;</text:p>
          </table:table-cell>
          <table:table-cell table:formula="of:=[M2.L15]/1000000" office:value-type="float" office:value="25.73104">
            <text:p>25,73</text:p>
          </table:table-cell>
          <table:table-cell table:style-name="ce32" office:value-type="string">
            <text:p>&amp;</text:p>
          </table:table-cell>
          <table:table-cell table:formula="of:=[M2.M15]/1000000" office:value-type="float" office:value="1.612472">
            <text:p>1,61</text:p>
          </table:table-cell>
          <table:table-cell table:style-name="ce32" office:value-type="string">
            <text:p>&amp;</text:p>
          </table:table-cell>
          <table:table-cell table:formula="of:=[M5.Q15]/1000000" office:value-type="float" office:value="16.6340973333334">
            <text:p>16,63</text:p>
          </table:table-cell>
          <table:table-cell table:style-name="ce32" office:value-type="string">
            <text:p>&amp;</text:p>
          </table:table-cell>
          <table:table-cell table:formula="of:=[M5.R15]/1000000" office:value-type="float" office:value="25.757372">
            <text:p>25,76</text:p>
          </table:table-cell>
          <table:table-cell table:style-name="ce32" office:value-type="string">
            <text:p>&amp;</text:p>
          </table:table-cell>
          <table:table-cell table:formula="of:=[M5.S15]/1000000" office:value-type="float" office:value="1.61324">
            <text:p>1,61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6]/1000000" office:value-type="float" office:value="10.31277">
            <text:p>10,31</text:p>
          </table:table-cell>
          <table:table-cell table:style-name="ce32" office:value-type="string">
            <text:p>&amp;</text:p>
          </table:table-cell>
          <table:table-cell table:style-name="ce33" table:formula="of:=[M1.F16]/1000000" office:value-type="float" office:value="16.1443">
            <text:p>16,14</text:p>
          </table:table-cell>
          <table:table-cell table:style-name="ce32" office:value-type="string">
            <text:p>&amp;</text:p>
          </table:table-cell>
          <table:table-cell table:style-name="ce33" table:formula="of:=[M1.G16]/1000000" office:value-type="float" office:value="0.791528">
            <text:p>0,79</text:p>
          </table:table-cell>
          <table:table-cell table:style-name="ce32" office:value-type="string">
            <text:p>&amp;</text:p>
          </table:table-cell>
          <table:table-cell table:formula="of:=[M2.K16]/1000000" office:value-type="float" office:value="10.414542">
            <text:p>10,41</text:p>
          </table:table-cell>
          <table:table-cell table:style-name="ce32" office:value-type="string">
            <text:p>&amp;</text:p>
          </table:table-cell>
          <table:table-cell table:formula="of:=[M2.L16]/1000000" office:value-type="float" office:value="16.0333">
            <text:p>16,03</text:p>
          </table:table-cell>
          <table:table-cell table:style-name="ce32" office:value-type="string">
            <text:p>&amp;</text:p>
          </table:table-cell>
          <table:table-cell table:formula="of:=[M2.M16]/1000000" office:value-type="float" office:value="0.718756">
            <text:p>0,72</text:p>
          </table:table-cell>
          <table:table-cell table:style-name="ce32" office:value-type="string">
            <text:p>&amp;</text:p>
          </table:table-cell>
          <table:table-cell table:formula="of:=[M5.Q16]/1000000" office:value-type="float" office:value="10.439218">
            <text:p>10,44</text:p>
          </table:table-cell>
          <table:table-cell table:style-name="ce32" office:value-type="string">
            <text:p>&amp;</text:p>
          </table:table-cell>
          <table:table-cell table:formula="of:=[M5.R16]/1000000" office:value-type="float" office:value="16.0565">
            <text:p>16,06</text:p>
          </table:table-cell>
          <table:table-cell table:style-name="ce32" office:value-type="string">
            <text:p>&amp;</text:p>
          </table:table-cell>
          <table:table-cell table:formula="of:=[M5.S16]/1000000" office:value-type="float" office:value="0.71728">
            <text:p>0,7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7]/1000000" office:value-type="float" office:value="14.026506">
            <text:p>14,03</text:p>
          </table:table-cell>
          <table:table-cell table:style-name="ce32" office:value-type="string">
            <text:p>&amp;</text:p>
          </table:table-cell>
          <table:table-cell table:style-name="ce33" table:formula="of:=[M1.F17]/1000000" office:value-type="float" office:value="20.2758">
            <text:p>20,28</text:p>
          </table:table-cell>
          <table:table-cell table:style-name="ce32" office:value-type="string">
            <text:p>&amp;</text:p>
          </table:table-cell>
          <table:table-cell table:style-name="ce33" table:formula="of:=[M1.G17]/1000000" office:value-type="float" office:value="1.01929">
            <text:p>1,02</text:p>
          </table:table-cell>
          <table:table-cell table:style-name="ce32" office:value-type="string">
            <text:p>&amp;</text:p>
          </table:table-cell>
          <table:table-cell table:formula="of:=[M2.K17]/1000000" office:value-type="float" office:value="15.027786">
            <text:p>15,03</text:p>
          </table:table-cell>
          <table:table-cell table:style-name="ce32" office:value-type="string">
            <text:p>&amp;</text:p>
          </table:table-cell>
          <table:table-cell table:formula="of:=[M2.L17]/1000000" office:value-type="float" office:value="21.64298">
            <text:p>21,64</text:p>
          </table:table-cell>
          <table:table-cell table:style-name="ce32" office:value-type="string">
            <text:p>&amp;</text:p>
          </table:table-cell>
          <table:table-cell table:formula="of:=[M2.M17]/1000000" office:value-type="float" office:value="1.21521">
            <text:p>1,22</text:p>
          </table:table-cell>
          <table:table-cell table:style-name="ce32" office:value-type="string">
            <text:p>&amp;</text:p>
          </table:table-cell>
          <table:table-cell table:formula="of:=[M5.Q17]/1000000" office:value-type="float" office:value="15.027786">
            <text:p>15,03</text:p>
          </table:table-cell>
          <table:table-cell table:style-name="ce32" office:value-type="string">
            <text:p>&amp;</text:p>
          </table:table-cell>
          <table:table-cell table:formula="of:=[M5.R17]/1000000" office:value-type="float" office:value="21.643">
            <text:p>21,64</text:p>
          </table:table-cell>
          <table:table-cell table:style-name="ce32" office:value-type="string">
            <text:p>&amp;</text:p>
          </table:table-cell>
          <table:table-cell table:formula="of:=[M5.S17]/1000000" office:value-type="float" office:value="1.21521">
            <text:p>1,2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18]/1000000" office:value-type="float" office:value="18.129228">
            <text:p>18,13</text:p>
          </table:table-cell>
          <table:table-cell table:style-name="ce32" office:value-type="string">
            <text:p>&amp;</text:p>
          </table:table-cell>
          <table:table-cell table:style-name="ce33" table:formula="of:=[M1.F18]/1000000" office:value-type="float" office:value="25.86">
            <text:p>25,86</text:p>
          </table:table-cell>
          <table:table-cell table:style-name="ce32" office:value-type="string">
            <text:p>&amp;</text:p>
          </table:table-cell>
          <table:table-cell table:style-name="ce33" table:formula="of:=[M1.G18]/1000000" office:value-type="float" office:value="0.990772">
            <text:p>0,99</text:p>
          </table:table-cell>
          <table:table-cell table:style-name="ce32" office:value-type="string">
            <text:p>&amp;</text:p>
          </table:table-cell>
          <table:table-cell table:formula="of:=[M2.K18]/1000000" office:value-type="float" office:value="19.897432">
            <text:p>19,90</text:p>
          </table:table-cell>
          <table:table-cell table:style-name="ce32" office:value-type="string">
            <text:p>&amp;</text:p>
          </table:table-cell>
          <table:table-cell table:formula="of:=[M2.L18]/1000000" office:value-type="float" office:value="27.638">
            <text:p>27,64</text:p>
          </table:table-cell>
          <table:table-cell table:style-name="ce32" office:value-type="string">
            <text:p>&amp;</text:p>
          </table:table-cell>
          <table:table-cell table:formula="of:=[M2.M18]/1000000" office:value-type="float" office:value="0.990568">
            <text:p>0,99</text:p>
          </table:table-cell>
          <table:table-cell table:style-name="ce32" office:value-type="string">
            <text:p>&amp;</text:p>
          </table:table-cell>
          <table:table-cell table:formula="of:=[M5.Q18]/1000000" office:value-type="float" office:value="20.192298">
            <text:p>20,19</text:p>
          </table:table-cell>
          <table:table-cell table:style-name="ce32" office:value-type="string">
            <text:p>&amp;</text:p>
          </table:table-cell>
          <table:table-cell table:formula="of:=[M5.R18]/1000000" office:value-type="float" office:value="29.686">
            <text:p>29,69</text:p>
          </table:table-cell>
          <table:table-cell table:style-name="ce32" office:value-type="string">
            <text:p>&amp;</text:p>
          </table:table-cell>
          <table:table-cell table:formula="of:=[M5.S18]/1000000" office:value-type="float" office:value="1.803702">
            <text:p>1,8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19]/1000000" office:value-type="float" office:value="20.98674">
            <text:p>20,99</text:p>
          </table:table-cell>
          <table:table-cell table:style-name="ce32" office:value-type="string">
            <text:p>&amp;</text:p>
          </table:table-cell>
          <table:table-cell table:style-name="ce33" table:formula="of:=[M1.F19]/1000000" office:value-type="float" office:value="31.9201">
            <text:p>31,92</text:p>
          </table:table-cell>
          <table:table-cell table:style-name="ce32" office:value-type="string">
            <text:p>&amp;</text:p>
          </table:table-cell>
          <table:table-cell table:style-name="ce33" table:formula="of:=[M1.G19]/1000000" office:value-type="float" office:value="2.04336">
            <text:p>2,04</text:p>
          </table:table-cell>
          <table:table-cell table:style-name="ce32" office:value-type="string">
            <text:p>&amp;</text:p>
          </table:table-cell>
          <table:table-cell table:formula="of:=[M2.K19]/1000000" office:value-type="float" office:value="22.0245653333333">
            <text:p>22,02</text:p>
          </table:table-cell>
          <table:table-cell table:style-name="ce32" office:value-type="string">
            <text:p>&amp;</text:p>
          </table:table-cell>
          <table:table-cell table:formula="of:=[M2.L19]/1000000" office:value-type="float" office:value="31.763437">
            <text:p>31,76</text:p>
          </table:table-cell>
          <table:table-cell table:style-name="ce32" office:value-type="string">
            <text:p>&amp;</text:p>
          </table:table-cell>
          <table:table-cell table:formula="of:=[M2.M19]/1000000" office:value-type="float" office:value="1.298768">
            <text:p>1,30</text:p>
          </table:table-cell>
          <table:table-cell table:style-name="ce32" office:value-type="string">
            <text:p>&amp;</text:p>
          </table:table-cell>
          <table:table-cell table:formula="of:=[M5.Q19]/1000000" office:value-type="float" office:value="22.24252">
            <text:p>22,24</text:p>
          </table:table-cell>
          <table:table-cell table:style-name="ce32" office:value-type="string">
            <text:p>&amp;</text:p>
          </table:table-cell>
          <table:table-cell table:formula="of:=[M5.R19]/1000000" office:value-type="float" office:value="33.091">
            <text:p>33,09</text:p>
          </table:table-cell>
          <table:table-cell table:style-name="ce32" office:value-type="string">
            <text:p>&amp;</text:p>
          </table:table-cell>
          <table:table-cell table:formula="of:=[M5.S19]/1000000" office:value-type="float" office:value="1.98848">
            <text:p>1,9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0]/1000000" office:value-type="float" office:value="19.6020366666667">
            <text:p>19,60</text:p>
          </table:table-cell>
          <table:table-cell table:style-name="ce32" office:value-type="string">
            <text:p>&amp;</text:p>
          </table:table-cell>
          <table:table-cell table:style-name="ce33" table:formula="of:=[M1.F20]/1000000" office:value-type="float" office:value="30.084553">
            <text:p>30,08</text:p>
          </table:table-cell>
          <table:table-cell table:style-name="ce32" office:value-type="string">
            <text:p>&amp;</text:p>
          </table:table-cell>
          <table:table-cell table:style-name="ce33" table:formula="of:=[M1.G20]/1000000" office:value-type="float" office:value="1.722532">
            <text:p>1,72</text:p>
          </table:table-cell>
          <table:table-cell table:style-name="ce32" office:value-type="string">
            <text:p>&amp;</text:p>
          </table:table-cell>
          <table:table-cell table:formula="of:=[M2.K20]/1000000" office:value-type="float" office:value="20.600912">
            <text:p>20,60</text:p>
          </table:table-cell>
          <table:table-cell table:style-name="ce32" office:value-type="string">
            <text:p>&amp;</text:p>
          </table:table-cell>
          <table:table-cell table:formula="of:=[M2.L20]/1000000" office:value-type="float" office:value="31.5926">
            <text:p>31,59</text:p>
          </table:table-cell>
          <table:table-cell table:style-name="ce32" office:value-type="string">
            <text:p>&amp;</text:p>
          </table:table-cell>
          <table:table-cell table:formula="of:=[M2.M20]/1000000" office:value-type="float" office:value="1.991688">
            <text:p>1,99</text:p>
          </table:table-cell>
          <table:table-cell table:style-name="ce32" office:value-type="string">
            <text:p>&amp;</text:p>
          </table:table-cell>
          <table:table-cell table:formula="of:=[M5.Q20]/1000000" office:value-type="float" office:value="20.8129926666667">
            <text:p>20,81</text:p>
          </table:table-cell>
          <table:table-cell table:style-name="ce32" office:value-type="string">
            <text:p>&amp;</text:p>
          </table:table-cell>
          <table:table-cell table:formula="of:=[M5.R20]/1000000" office:value-type="float" office:value="30.153653">
            <text:p>30,15</text:p>
          </table:table-cell>
          <table:table-cell table:style-name="ce32" office:value-type="string">
            <text:p>&amp;</text:p>
          </table:table-cell>
          <table:table-cell table:formula="of:=[M5.S20]/1000000" office:value-type="float" office:value="1.090674">
            <text:p>1,0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3-13}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21]/1000000" office:value-type="float" office:value="10.01245">
            <text:p>10,01</text:p>
          </table:table-cell>
          <table:table-cell table:style-name="ce32" office:value-type="string">
            <text:p>&amp;</text:p>
          </table:table-cell>
          <table:table-cell table:style-name="ce33" table:formula="of:=[M1.F21]/1000000" office:value-type="float" office:value="12.874">
            <text:p>12,87</text:p>
          </table:table-cell>
          <table:table-cell table:style-name="ce32" office:value-type="string">
            <text:p>&amp;</text:p>
          </table:table-cell>
          <table:table-cell table:style-name="ce33" table:formula="of:=[M1.G21]/1000000" office:value-type="float" office:value="0.03155">
            <text:p>0,03</text:p>
          </table:table-cell>
          <table:table-cell table:style-name="ce32" office:value-type="string">
            <text:p>&amp;</text:p>
          </table:table-cell>
          <table:table-cell table:formula="of:=[M2.K21]/1000000" office:value-type="float" office:value="12.18432">
            <text:p>12,18</text:p>
          </table:table-cell>
          <table:table-cell table:style-name="ce32" office:value-type="string">
            <text:p>&amp;</text:p>
          </table:table-cell>
          <table:table-cell table:formula="of:=[M2.L21]/1000000" office:value-type="float" office:value="15.22276">
            <text:p>15,22</text:p>
          </table:table-cell>
          <table:table-cell table:style-name="ce32" office:value-type="string">
            <text:p>&amp;</text:p>
          </table:table-cell>
          <table:table-cell table:formula="of:=[M2.M21]/1000000" office:value-type="float" office:value="0.03848">
            <text:p>0,04</text:p>
          </table:table-cell>
          <table:table-cell table:style-name="ce32" office:value-type="string">
            <text:p>&amp;</text:p>
          </table:table-cell>
          <table:table-cell table:formula="of:=[M5.Q21]/1000000" office:value-type="float" office:value="13.73524">
            <text:p>13,74</text:p>
          </table:table-cell>
          <table:table-cell table:style-name="ce32" office:value-type="string">
            <text:p>&amp;</text:p>
          </table:table-cell>
          <table:table-cell table:formula="of:=[M5.R21]/1000000" office:value-type="float" office:value="17.871">
            <text:p>17,87</text:p>
          </table:table-cell>
          <table:table-cell table:style-name="ce32" office:value-type="string">
            <text:p>&amp;</text:p>
          </table:table-cell>
          <table:table-cell table:formula="of:=[M5.S21]/1000000" office:value-type="float" office:value="0.11576">
            <text:p>0,1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2]/1000000" office:value-type="float" office:value="5.354916">
            <text:p>5,35</text:p>
          </table:table-cell>
          <table:table-cell table:style-name="ce32" office:value-type="string">
            <text:p>&amp;</text:p>
          </table:table-cell>
          <table:table-cell table:style-name="ce33" table:formula="of:=[M1.F22]/1000000" office:value-type="float" office:value="7.85495">
            <text:p>7,85</text:p>
          </table:table-cell>
          <table:table-cell table:style-name="ce32" office:value-type="string">
            <text:p>&amp;</text:p>
          </table:table-cell>
          <table:table-cell table:style-name="ce33" table:formula="of:=[M1.G22]/1000000" office:value-type="float" office:value="0.080034">
            <text:p>0,08</text:p>
          </table:table-cell>
          <table:table-cell table:style-name="ce32" office:value-type="string">
            <text:p>&amp;</text:p>
          </table:table-cell>
          <table:table-cell table:formula="of:=[M2.K22]/1000000" office:value-type="float" office:value="5.452216">
            <text:p>5,45</text:p>
          </table:table-cell>
          <table:table-cell table:style-name="ce32" office:value-type="string">
            <text:p>&amp;</text:p>
          </table:table-cell>
          <table:table-cell table:formula="of:=[M2.L22]/1000000" office:value-type="float" office:value="7.95225">
            <text:p>7,95</text:p>
          </table:table-cell>
          <table:table-cell table:style-name="ce32" office:value-type="string">
            <text:p>&amp;</text:p>
          </table:table-cell>
          <table:table-cell table:formula="of:=[M2.M22]/1000000" office:value-type="float" office:value="0.080034">
            <text:p>0,08</text:p>
          </table:table-cell>
          <table:table-cell table:style-name="ce32" office:value-type="string">
            <text:p>&amp;</text:p>
          </table:table-cell>
          <table:table-cell table:formula="of:=[M5.Q22]/1000000" office:value-type="float" office:value="5.45221600000001">
            <text:p>5,45</text:p>
          </table:table-cell>
          <table:table-cell table:style-name="ce32" office:value-type="string">
            <text:p>&amp;</text:p>
          </table:table-cell>
          <table:table-cell table:formula="of:=[M5.R22]/1000000" office:value-type="float" office:value="7.95225">
            <text:p>7,95</text:p>
          </table:table-cell>
          <table:table-cell table:style-name="ce32" office:value-type="string">
            <text:p>&amp;</text:p>
          </table:table-cell>
          <table:table-cell table:formula="of:=[M5.S22]/1000000" office:value-type="float" office:value="0.080034">
            <text:p>0,0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3]/1000000" office:value-type="float" office:value="5.39600800000001">
            <text:p>5,40</text:p>
          </table:table-cell>
          <table:table-cell table:style-name="ce32" office:value-type="string">
            <text:p>&amp;</text:p>
          </table:table-cell>
          <table:table-cell table:style-name="ce33" table:formula="of:=[M1.F23]/1000000" office:value-type="float" office:value="7.71736">
            <text:p>7,72</text:p>
          </table:table-cell>
          <table:table-cell table:style-name="ce32" office:value-type="string">
            <text:p>&amp;</text:p>
          </table:table-cell>
          <table:table-cell table:style-name="ce33" table:formula="of:=[M1.G23]/1000000" office:value-type="float" office:value="0.021392">
            <text:p>0,02</text:p>
          </table:table-cell>
          <table:table-cell table:style-name="ce32" office:value-type="string">
            <text:p>&amp;</text:p>
          </table:table-cell>
          <table:table-cell table:formula="of:=[M2.K23]/1000000" office:value-type="float" office:value="5.577108">
            <text:p>5,58</text:p>
          </table:table-cell>
          <table:table-cell table:style-name="ce32" office:value-type="string">
            <text:p>&amp;</text:p>
          </table:table-cell>
          <table:table-cell table:formula="of:=[M2.L23]/1000000" office:value-type="float" office:value="7.89846">
            <text:p>7,90</text:p>
          </table:table-cell>
          <table:table-cell table:style-name="ce32" office:value-type="string">
            <text:p>&amp;</text:p>
          </table:table-cell>
          <table:table-cell table:formula="of:=[M2.M23]/1000000" office:value-type="float" office:value="0.021392">
            <text:p>0,02</text:p>
          </table:table-cell>
          <table:table-cell table:style-name="ce32" office:value-type="string">
            <text:p>&amp;</text:p>
          </table:table-cell>
          <table:table-cell table:formula="of:=[M5.Q23]/1000000" office:value-type="float" office:value="5.57710800000001">
            <text:p>5,58</text:p>
          </table:table-cell>
          <table:table-cell table:style-name="ce32" office:value-type="string">
            <text:p>&amp;</text:p>
          </table:table-cell>
          <table:table-cell table:formula="of:=[M5.R23]/1000000" office:value-type="float" office:value="7.89852">
            <text:p>7,90</text:p>
          </table:table-cell>
          <table:table-cell table:style-name="ce32" office:value-type="string">
            <text:p>&amp;</text:p>
          </table:table-cell>
          <table:table-cell table:formula="of:=[M5.S23]/1000000" office:value-type="float" office:value="0.021392">
            <text:p>0,0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24]/1000000" office:value-type="float" office:value="12.6282500000003">
            <text:p>12,63</text:p>
          </table:table-cell>
          <table:table-cell table:style-name="ce32" office:value-type="string">
            <text:p>&amp;</text:p>
          </table:table-cell>
          <table:table-cell table:style-name="ce33" table:formula="of:=[M1.F24]/1000000" office:value-type="float" office:value="17.8041">
            <text:p>17,80</text:p>
          </table:table-cell>
          <table:table-cell table:style-name="ce32" office:value-type="string">
            <text:p>&amp;</text:p>
          </table:table-cell>
          <table:table-cell table:style-name="ce33" table:formula="of:=[M1.G24]/1000000" office:value-type="float" office:value="0.37585">
            <text:p>0,38</text:p>
          </table:table-cell>
          <table:table-cell table:style-name="ce32" office:value-type="string">
            <text:p>&amp;</text:p>
          </table:table-cell>
          <table:table-cell table:formula="of:=[M2.K24]/1000000" office:value-type="float" office:value="13.558402">
            <text:p>13,56</text:p>
          </table:table-cell>
          <table:table-cell table:style-name="ce32" office:value-type="string">
            <text:p>&amp;</text:p>
          </table:table-cell>
          <table:table-cell table:formula="of:=[M2.L24]/1000000" office:value-type="float" office:value="18.91254">
            <text:p>18,91</text:p>
          </table:table-cell>
          <table:table-cell table:style-name="ce32" office:value-type="string">
            <text:p>&amp;</text:p>
          </table:table-cell>
          <table:table-cell table:formula="of:=[M2.M24]/1000000" office:value-type="float" office:value="0.394098">
            <text:p>0,39</text:p>
          </table:table-cell>
          <table:table-cell table:style-name="ce32" office:value-type="string">
            <text:p>&amp;</text:p>
          </table:table-cell>
          <table:table-cell table:formula="of:=[M5.Q24]/1000000" office:value-type="float" office:value="13.558402">
            <text:p>13,56</text:p>
          </table:table-cell>
          <table:table-cell table:style-name="ce32" office:value-type="string">
            <text:p>&amp;</text:p>
          </table:table-cell>
          <table:table-cell table:formula="of:=[M5.R24]/1000000" office:value-type="float" office:value="18.9125">
            <text:p>18,91</text:p>
          </table:table-cell>
          <table:table-cell table:style-name="ce32" office:value-type="string">
            <text:p>&amp;</text:p>
          </table:table-cell>
          <table:table-cell table:formula="of:=[M5.S24]/1000000" office:value-type="float" office:value="0.394098">
            <text:p>0,3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5]/1000000" office:value-type="float" office:value="15.805014">
            <text:p>15,81</text:p>
          </table:table-cell>
          <table:table-cell table:style-name="ce32" office:value-type="string">
            <text:p>&amp;</text:p>
          </table:table-cell>
          <table:table-cell table:style-name="ce33" table:formula="of:=[M1.F25]/1000000" office:value-type="float" office:value="22.95468">
            <text:p>22,95</text:p>
          </table:table-cell>
          <table:table-cell table:style-name="ce32" office:value-type="string">
            <text:p>&amp;</text:p>
          </table:table-cell>
          <table:table-cell table:style-name="ce33" table:formula="of:=[M1.G25]/1000000" office:value-type="float" office:value="0.399686">
            <text:p>0,40</text:p>
          </table:table-cell>
          <table:table-cell table:style-name="ce32" office:value-type="string">
            <text:p>&amp;</text:p>
          </table:table-cell>
          <table:table-cell table:formula="of:=[M2.K25]/1000000" office:value-type="float" office:value="16.26813">
            <text:p>16,27</text:p>
          </table:table-cell>
          <table:table-cell table:style-name="ce32" office:value-type="string">
            <text:p>&amp;</text:p>
          </table:table-cell>
          <table:table-cell table:formula="of:=[M2.L25]/1000000" office:value-type="float" office:value="23.68454">
            <text:p>23,68</text:p>
          </table:table-cell>
          <table:table-cell table:style-name="ce32" office:value-type="string">
            <text:p>&amp;</text:p>
          </table:table-cell>
          <table:table-cell table:formula="of:=[M2.M25]/1000000" office:value-type="float" office:value="0.44637">
            <text:p>0,45</text:p>
          </table:table-cell>
          <table:table-cell table:style-name="ce32" office:value-type="string">
            <text:p>&amp;</text:p>
          </table:table-cell>
          <table:table-cell table:formula="of:=[M5.Q25]/1000000" office:value-type="float" office:value="16.3155320000001">
            <text:p>16,32</text:p>
          </table:table-cell>
          <table:table-cell table:style-name="ce32" office:value-type="string">
            <text:p>&amp;</text:p>
          </table:table-cell>
          <table:table-cell table:formula="of:=[M5.R25]/1000000" office:value-type="float" office:value="23.75154">
            <text:p>23,75</text:p>
          </table:table-cell>
          <table:table-cell table:style-name="ce32" office:value-type="string">
            <text:p>&amp;</text:p>
          </table:table-cell>
          <table:table-cell table:formula="of:=[M5.S25]/1000000" office:value-type="float" office:value="0.455968">
            <text:p>0,4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6]/1000000" office:value-type="float" office:value="9.942122">
            <text:p>9,94</text:p>
          </table:table-cell>
          <table:table-cell table:style-name="ce32" office:value-type="string">
            <text:p>&amp;</text:p>
          </table:table-cell>
          <table:table-cell table:style-name="ce33" table:formula="of:=[M1.F26]/1000000" office:value-type="float" office:value="14.83725">
            <text:p>14,84</text:p>
          </table:table-cell>
          <table:table-cell table:style-name="ce32" office:value-type="string">
            <text:p>&amp;</text:p>
          </table:table-cell>
          <table:table-cell table:style-name="ce33" table:formula="of:=[M1.G26]/1000000" office:value-type="float" office:value="0.315128">
            <text:p>0,32</text:p>
          </table:table-cell>
          <table:table-cell table:style-name="ce32" office:value-type="string">
            <text:p>&amp;</text:p>
          </table:table-cell>
          <table:table-cell table:formula="of:=[M2.K26]/1000000" office:value-type="float" office:value="10.027122">
            <text:p>10,03</text:p>
          </table:table-cell>
          <table:table-cell table:style-name="ce32" office:value-type="string">
            <text:p>&amp;</text:p>
          </table:table-cell>
          <table:table-cell table:formula="of:=[M2.L26]/1000000" office:value-type="float" office:value="14.78525">
            <text:p>14,79</text:p>
          </table:table-cell>
          <table:table-cell table:style-name="ce32" office:value-type="string">
            <text:p>&amp;</text:p>
          </table:table-cell>
          <table:table-cell table:formula="of:=[M2.M26]/1000000" office:value-type="float" office:value="0.288128">
            <text:p>0,29</text:p>
          </table:table-cell>
          <table:table-cell table:style-name="ce32" office:value-type="string">
            <text:p>&amp;</text:p>
          </table:table-cell>
          <table:table-cell table:formula="of:=[M5.Q26]/1000000" office:value-type="float" office:value="10.027122">
            <text:p>10,03</text:p>
          </table:table-cell>
          <table:table-cell table:style-name="ce32" office:value-type="string">
            <text:p>&amp;</text:p>
          </table:table-cell>
          <table:table-cell table:formula="of:=[M5.R26]/1000000" office:value-type="float" office:value="14.78525">
            <text:p>14,79</text:p>
          </table:table-cell>
          <table:table-cell table:style-name="ce32" office:value-type="string">
            <text:p>&amp;</text:p>
          </table:table-cell>
          <table:table-cell table:formula="of:=[M5.S26]/1000000" office:value-type="float" office:value="0.288128">
            <text:p>0,2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27]/1000000" office:value-type="float" office:value="20.2425340000001">
            <text:p>20,24</text:p>
          </table:table-cell>
          <table:table-cell table:style-name="ce32" office:value-type="string">
            <text:p>&amp;</text:p>
          </table:table-cell>
          <table:table-cell table:style-name="ce33" table:formula="of:=[M1.F27]/1000000" office:value-type="float" office:value="30.95191">
            <text:p>30,95</text:p>
          </table:table-cell>
          <table:table-cell table:style-name="ce32" office:value-type="string">
            <text:p>&amp;</text:p>
          </table:table-cell>
          <table:table-cell table:style-name="ce33" table:formula="of:=[M1.G27]/1000000" office:value-type="float" office:value="1.369366">
            <text:p>1,37</text:p>
          </table:table-cell>
          <table:table-cell table:style-name="ce32" office:value-type="string">
            <text:p>&amp;</text:p>
          </table:table-cell>
          <table:table-cell table:formula="of:=[M2.K27]/1000000" office:value-type="float" office:value="20.2594360000001">
            <text:p>20,26</text:p>
          </table:table-cell>
          <table:table-cell table:style-name="ce32" office:value-type="string">
            <text:p>&amp;</text:p>
          </table:table-cell>
          <table:table-cell table:formula="of:=[M2.L27]/1000000" office:value-type="float" office:value="29.81102">
            <text:p>29,81</text:p>
          </table:table-cell>
          <table:table-cell table:style-name="ce32" office:value-type="string">
            <text:p>&amp;</text:p>
          </table:table-cell>
          <table:table-cell table:formula="of:=[M2.M27]/1000000" office:value-type="float" office:value="0.931564">
            <text:p>0,93</text:p>
          </table:table-cell>
          <table:table-cell table:style-name="ce32" office:value-type="string">
            <text:p>&amp;</text:p>
          </table:table-cell>
          <table:table-cell table:formula="of:=[M5.Q27]/1000000" office:value-type="float" office:value="20.515446">
            <text:p>20,52</text:p>
          </table:table-cell>
          <table:table-cell table:style-name="ce32" office:value-type="string">
            <text:p>&amp;</text:p>
          </table:table-cell>
          <table:table-cell table:formula="of:=[M5.R27]/1000000" office:value-type="float" office:value="29.793">
            <text:p>29,79</text:p>
          </table:table-cell>
          <table:table-cell table:style-name="ce32" office:value-type="string">
            <text:p>&amp;</text:p>
          </table:table-cell>
          <table:table-cell table:formula="of:=[M5.S27]/1000000" office:value-type="float" office:value="0.917554">
            <text:p>0,9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8]/1000000" office:value-type="float" office:value="19.9702773333333">
            <text:p>19,97</text:p>
          </table:table-cell>
          <table:table-cell table:style-name="ce32" office:value-type="string">
            <text:p>&amp;</text:p>
          </table:table-cell>
          <table:table-cell table:style-name="ce33" table:formula="of:=[M1.F28]/1000000" office:value-type="float" office:value="30.67711">
            <text:p>30,68</text:p>
          </table:table-cell>
          <table:table-cell table:style-name="ce32" office:value-type="string">
            <text:p>&amp;</text:p>
          </table:table-cell>
          <table:table-cell table:style-name="ce33" table:formula="of:=[M1.G28]/1000000" office:value-type="float" office:value="1.606856">
            <text:p>1,61</text:p>
          </table:table-cell>
          <table:table-cell table:style-name="ce32" office:value-type="string">
            <text:p>&amp;</text:p>
          </table:table-cell>
          <table:table-cell table:formula="of:=[M2.K28]/1000000" office:value-type="float" office:value="17.5139073333334">
            <text:p>17,51</text:p>
          </table:table-cell>
          <table:table-cell table:style-name="ce32" office:value-type="string">
            <text:p>&amp;</text:p>
          </table:table-cell>
          <table:table-cell table:formula="of:=[M2.L28]/1000000" office:value-type="float" office:value="29.18575">
            <text:p>29,19</text:p>
          </table:table-cell>
          <table:table-cell table:style-name="ce32" office:value-type="string">
            <text:p>&amp;</text:p>
          </table:table-cell>
          <table:table-cell table:formula="of:=[M2.M28]/1000000" office:value-type="float" office:value="3.131926">
            <text:p>3,13</text:p>
          </table:table-cell>
          <table:table-cell table:style-name="ce32" office:value-type="string">
            <text:p>&amp;</text:p>
          </table:table-cell>
          <table:table-cell table:formula="of:=[M5.Q28]/1000000" office:value-type="float" office:value="7.93087733333324">
            <text:p>7,93</text:p>
          </table:table-cell>
          <table:table-cell table:style-name="ce32" office:value-type="string">
            <text:p>&amp;</text:p>
          </table:table-cell>
          <table:table-cell table:formula="of:=[M5.R28]/1000000" office:value-type="float" office:value="24.03131">
            <text:p>24,03</text:p>
          </table:table-cell>
          <table:table-cell table:style-name="ce32" office:value-type="string">
            <text:p>&amp;</text:p>
          </table:table-cell>
          <table:table-cell table:formula="of:=[M5.S28]/1000000" office:value-type="float" office:value="8.950456">
            <text:p>8,9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2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style-name="ce33" table:formula="of:=[M1.F2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style-name="ce33" table:formula="of:=[M1.G29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29]/1000000" office:value-type="float" office:value="28.141724">
            <text:p>28,14</text:p>
          </table:table-cell>
          <table:table-cell table:style-name="ce32" office:value-type="string">
            <text:p>&amp;</text:p>
          </table:table-cell>
          <table:table-cell table:formula="of:=[M2.L29]/1000000" office:value-type="float" office:value="43.6587">
            <text:p>43,66</text:p>
          </table:table-cell>
          <table:table-cell table:style-name="ce32" office:value-type="string">
            <text:p>&amp;</text:p>
          </table:table-cell>
          <table:table-cell table:formula="of:=[M2.M29]/1000000" office:value-type="float" office:value="3.296976">
            <text:p>3,30</text:p>
          </table:table-cell>
          <table:table-cell table:style-name="ce32" office:value-type="string">
            <text:p>&amp;</text:p>
          </table:table-cell>
          <table:table-cell table:formula="of:=[M5.Q29]/1000000" office:value-type="float" office:value="28.834102">
            <text:p>28,83</text:p>
          </table:table-cell>
          <table:table-cell table:style-name="ce32" office:value-type="string">
            <text:p>&amp;</text:p>
          </table:table-cell>
          <table:table-cell table:formula="of:=[M5.R29]/1000000" office:value-type="float" office:value="39.767">
            <text:p>39,77</text:p>
          </table:table-cell>
          <table:table-cell table:style-name="ce32" office:value-type="string">
            <text:p>&amp;</text:p>
          </table:table-cell>
          <table:table-cell table:formula="of:=[M5.S29]/1000000" office:value-type="float" office:value="0.762898">
            <text:p>0,7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2-13} 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27}{*}{12}</text:p>
          </table:table-cell>
          <table:table-cell office:value-type="string">
            <text:p>&amp;</text:p>
          </table:table-cell>
          <table:table-cell table:style-name="ce1" office:value-type="string">
            <text:p>\multirow{9}{*}{25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30]/1000000" office:value-type="float" office:value="8.09666">
            <text:p>8,10</text:p>
          </table:table-cell>
          <table:table-cell table:style-name="ce32" office:value-type="string">
            <text:p>&amp;</text:p>
          </table:table-cell>
          <table:table-cell table:style-name="ce33" table:formula="of:=[M1.F30]/1000000" office:value-type="float" office:value="12.0998">
            <text:p>12,10</text:p>
          </table:table-cell>
          <table:table-cell table:style-name="ce32" office:value-type="string">
            <text:p>&amp;</text:p>
          </table:table-cell>
          <table:table-cell table:style-name="ce33" table:formula="of:=[M1.G30]/1000000" office:value-type="float" office:value="0.63314">
            <text:p>0,63</text:p>
          </table:table-cell>
          <table:table-cell table:style-name="ce32" office:value-type="string">
            <text:p>&amp;</text:p>
          </table:table-cell>
          <table:table-cell table:formula="of:=[M2.K30]/1000000" office:value-type="float" office:value="9.059128">
            <text:p>9,06</text:p>
          </table:table-cell>
          <table:table-cell table:style-name="ce32" office:value-type="string">
            <text:p>&amp;</text:p>
          </table:table-cell>
          <table:table-cell table:formula="of:=[M2.L30]/1000000" office:value-type="float" office:value="13.058021">
            <text:p>13,06</text:p>
          </table:table-cell>
          <table:table-cell table:style-name="ce32" office:value-type="string">
            <text:p>&amp;</text:p>
          </table:table-cell>
          <table:table-cell table:formula="of:=[M2.M30]/1000000" office:value-type="float" office:value="0.628872">
            <text:p>0,63</text:p>
          </table:table-cell>
          <table:table-cell table:style-name="ce32" office:value-type="string">
            <text:p>&amp;</text:p>
          </table:table-cell>
          <table:table-cell table:formula="of:=[M5.Q30]/1000000" office:value-type="float" office:value="9.059128">
            <text:p>9,06</text:p>
          </table:table-cell>
          <table:table-cell table:style-name="ce32" office:value-type="string">
            <text:p>&amp;</text:p>
          </table:table-cell>
          <table:table-cell table:formula="of:=[M5.R30]/1000000" office:value-type="float" office:value="13.058">
            <text:p>13,06</text:p>
          </table:table-cell>
          <table:table-cell table:style-name="ce32" office:value-type="string">
            <text:p>&amp;</text:p>
          </table:table-cell>
          <table:table-cell table:formula="of:=[M5.S30]/1000000" office:value-type="float" office:value="0.628872">
            <text:p>0,6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1]/1000000" office:value-type="float" office:value="7.89871600000001">
            <text:p>7,90</text:p>
          </table:table-cell>
          <table:table-cell table:style-name="ce32" office:value-type="string">
            <text:p>&amp;</text:p>
          </table:table-cell>
          <table:table-cell table:style-name="ce33" table:formula="of:=[M1.F31]/1000000" office:value-type="float" office:value="14.37236">
            <text:p>14,37</text:p>
          </table:table-cell>
          <table:table-cell table:style-name="ce32" office:value-type="string">
            <text:p>&amp;</text:p>
          </table:table-cell>
          <table:table-cell table:style-name="ce33" table:formula="of:=[M1.G31]/1000000" office:value-type="float" office:value="1.813684">
            <text:p>1,81</text:p>
          </table:table-cell>
          <table:table-cell table:style-name="ce32" office:value-type="string">
            <text:p>&amp;</text:p>
          </table:table-cell>
          <table:table-cell table:formula="of:=[M2.K31]/1000000" office:value-type="float" office:value="8.27850885714286">
            <text:p>8,28</text:p>
          </table:table-cell>
          <table:table-cell table:style-name="ce32" office:value-type="string">
            <text:p>&amp;</text:p>
          </table:table-cell>
          <table:table-cell table:formula="of:=[M2.L31]/1000000" office:value-type="float" office:value="14.75466">
            <text:p>14,75</text:p>
          </table:table-cell>
          <table:table-cell table:style-name="ce32" office:value-type="string">
            <text:p>&amp;</text:p>
          </table:table-cell>
          <table:table-cell table:formula="of:=[M2.M31]/1000000" office:value-type="float" office:value="1.806234">
            <text:p>1,81</text:p>
          </table:table-cell>
          <table:table-cell table:style-name="ce32" office:value-type="string">
            <text:p>&amp;</text:p>
          </table:table-cell>
          <table:table-cell table:formula="of:=[M5.Q31]/1000000" office:value-type="float" office:value="8.29387885714287">
            <text:p>8,29</text:p>
          </table:table-cell>
          <table:table-cell table:style-name="ce32" office:value-type="string">
            <text:p>&amp;</text:p>
          </table:table-cell>
          <table:table-cell table:formula="of:=[M5.R31]/1000000" office:value-type="float" office:value="14.80014">
            <text:p>14,80</text:p>
          </table:table-cell>
          <table:table-cell table:style-name="ce32" office:value-type="string">
            <text:p>&amp;</text:p>
          </table:table-cell>
          <table:table-cell table:formula="of:=[M5.S31]/1000000" office:value-type="float" office:value="1.826264">
            <text:p>1,8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2]/1000000" office:value-type="float" office:value="8.150378">
            <text:p>8,15</text:p>
          </table:table-cell>
          <table:table-cell table:style-name="ce32" office:value-type="string">
            <text:p>&amp;</text:p>
          </table:table-cell>
          <table:table-cell table:style-name="ce33" table:formula="of:=[M1.F32]/1000000" office:value-type="float" office:value="10.88888">
            <text:p>10,89</text:p>
          </table:table-cell>
          <table:table-cell table:style-name="ce32" office:value-type="string">
            <text:p>&amp;</text:p>
          </table:table-cell>
          <table:table-cell table:style-name="ce33" table:formula="of:=[M1.G32]/1000000" office:value-type="float" office:value="0.118502">
            <text:p>0,12</text:p>
          </table:table-cell>
          <table:table-cell table:style-name="ce32" office:value-type="string">
            <text:p>&amp;</text:p>
          </table:table-cell>
          <table:table-cell table:formula="of:=[M2.K32]/1000000" office:value-type="float" office:value="9.624346">
            <text:p>9,62</text:p>
          </table:table-cell>
          <table:table-cell table:style-name="ce32" office:value-type="string">
            <text:p>&amp;</text:p>
          </table:table-cell>
          <table:table-cell table:formula="of:=[M2.L32]/1000000" office:value-type="float" office:value="12.50088">
            <text:p>12,50</text:p>
          </table:table-cell>
          <table:table-cell table:style-name="ce32" office:value-type="string">
            <text:p>&amp;</text:p>
          </table:table-cell>
          <table:table-cell table:formula="of:=[M2.M32]/1000000" office:value-type="float" office:value="0.146554">
            <text:p>0,15</text:p>
          </table:table-cell>
          <table:table-cell table:style-name="ce32" office:value-type="string">
            <text:p>&amp;</text:p>
          </table:table-cell>
          <table:table-cell table:formula="of:=[M5.Q32]/1000000" office:value-type="float" office:value="9.912946">
            <text:p>9,91</text:p>
          </table:table-cell>
          <table:table-cell table:style-name="ce32" office:value-type="string">
            <text:p>&amp;</text:p>
          </table:table-cell>
          <table:table-cell table:formula="of:=[M5.R32]/1000000" office:value-type="float" office:value="12.78948">
            <text:p>12,79</text:p>
          </table:table-cell>
          <table:table-cell table:style-name="ce32" office:value-type="string">
            <text:p>&amp;</text:p>
          </table:table-cell>
          <table:table-cell table:formula="of:=[M5.S32]/1000000" office:value-type="float" office:value="0.146554">
            <text:p>0,1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33]/1000000" office:value-type="float" office:value="12.956498">
            <text:p>12,96</text:p>
          </table:table-cell>
          <table:table-cell table:style-name="ce32" office:value-type="string">
            <text:p>&amp;</text:p>
          </table:table-cell>
          <table:table-cell table:style-name="ce33" table:formula="of:=[M1.F33]/1000000" office:value-type="float" office:value="18.6748">
            <text:p>18,67</text:p>
          </table:table-cell>
          <table:table-cell table:style-name="ce32" office:value-type="string">
            <text:p>&amp;</text:p>
          </table:table-cell>
          <table:table-cell table:style-name="ce33" table:formula="of:=[M1.G33]/1000000" office:value-type="float" office:value="0.728302">
            <text:p>0,73</text:p>
          </table:table-cell>
          <table:table-cell table:style-name="ce32" office:value-type="string">
            <text:p>&amp;</text:p>
          </table:table-cell>
          <table:table-cell table:formula="of:=[M2.K33]/1000000" office:value-type="float" office:value="14.197034">
            <text:p>14,20</text:p>
          </table:table-cell>
          <table:table-cell table:style-name="ce32" office:value-type="string">
            <text:p>&amp;</text:p>
          </table:table-cell>
          <table:table-cell table:formula="of:=[M2.L33]/1000000" office:value-type="float" office:value="18.9337">
            <text:p>18,93</text:p>
          </table:table-cell>
          <table:table-cell table:style-name="ce32" office:value-type="string">
            <text:p>&amp;</text:p>
          </table:table-cell>
          <table:table-cell table:formula="of:=[M2.M33]/1000000" office:value-type="float" office:value="0.336666">
            <text:p>0,34</text:p>
          </table:table-cell>
          <table:table-cell table:style-name="ce32" office:value-type="string">
            <text:p>&amp;</text:p>
          </table:table-cell>
          <table:table-cell table:formula="of:=[M5.Q33]/1000000" office:value-type="float" office:value="14.202646">
            <text:p>14,20</text:p>
          </table:table-cell>
          <table:table-cell table:style-name="ce32" office:value-type="string">
            <text:p>&amp;</text:p>
          </table:table-cell>
          <table:table-cell table:formula="of:=[M5.R33]/1000000" office:value-type="float" office:value="18.93431">
            <text:p>18,93</text:p>
          </table:table-cell>
          <table:table-cell table:style-name="ce32" office:value-type="string">
            <text:p>&amp;</text:p>
          </table:table-cell>
          <table:table-cell table:formula="of:=[M5.S33]/1000000" office:value-type="float" office:value="0.331654">
            <text:p>0,3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4]/1000000" office:value-type="float" office:value="15.973044">
            <text:p>15,97</text:p>
          </table:table-cell>
          <table:table-cell table:style-name="ce32" office:value-type="string">
            <text:p>&amp;</text:p>
          </table:table-cell>
          <table:table-cell table:style-name="ce33" table:formula="of:=[M1.F34]/1000000" office:value-type="float" office:value="24.43186">
            <text:p>24,43</text:p>
          </table:table-cell>
          <table:table-cell table:style-name="ce32" office:value-type="string">
            <text:p>&amp;</text:p>
          </table:table-cell>
          <table:table-cell table:style-name="ce33" table:formula="of:=[M1.G34]/1000000" office:value-type="float" office:value="1.838848">
            <text:p>1,84</text:p>
          </table:table-cell>
          <table:table-cell table:style-name="ce32" office:value-type="string">
            <text:p>&amp;</text:p>
          </table:table-cell>
          <table:table-cell table:formula="of:=[M2.K34]/1000000" office:value-type="float" office:value="17.67618">
            <text:p>17,68</text:p>
          </table:table-cell>
          <table:table-cell table:style-name="ce32" office:value-type="string">
            <text:p>&amp;</text:p>
          </table:table-cell>
          <table:table-cell table:formula="of:=[M2.L34]/1000000" office:value-type="float" office:value="27.47676">
            <text:p>27,48</text:p>
          </table:table-cell>
          <table:table-cell table:style-name="ce32" office:value-type="string">
            <text:p>&amp;</text:p>
          </table:table-cell>
          <table:table-cell table:formula="of:=[M2.M34]/1000000" office:value-type="float" office:value="2.590614">
            <text:p>2,59</text:p>
          </table:table-cell>
          <table:table-cell table:style-name="ce32" office:value-type="string">
            <text:p>&amp;</text:p>
          </table:table-cell>
          <table:table-cell table:formula="of:=[M5.Q34]/1000000" office:value-type="float" office:value="17.696182">
            <text:p>17,70</text:p>
          </table:table-cell>
          <table:table-cell table:style-name="ce32" office:value-type="string">
            <text:p>&amp;</text:p>
          </table:table-cell>
          <table:table-cell table:formula="of:=[M5.R34]/1000000" office:value-type="float" office:value="26.69004">
            <text:p>26,69</text:p>
          </table:table-cell>
          <table:table-cell table:style-name="ce32" office:value-type="string">
            <text:p>&amp;</text:p>
          </table:table-cell>
          <table:table-cell table:formula="of:=[M5.S34]/1000000" office:value-type="float" office:value="2.053812">
            <text:p>2,0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5]/1000000" office:value-type="float" office:value="15.91402">
            <text:p>15,91</text:p>
          </table:table-cell>
          <table:table-cell table:style-name="ce32" office:value-type="string">
            <text:p>&amp;</text:p>
          </table:table-cell>
          <table:table-cell table:style-name="ce33" table:formula="of:=[M1.F35]/1000000" office:value-type="float" office:value="21.66015">
            <text:p>21,66</text:p>
          </table:table-cell>
          <table:table-cell table:style-name="ce32" office:value-type="string">
            <text:p>&amp;</text:p>
          </table:table-cell>
          <table:table-cell table:style-name="ce33" table:formula="of:=[M1.G35]/1000000" office:value-type="float" office:value="0.48613">
            <text:p>0,49</text:p>
          </table:table-cell>
          <table:table-cell table:style-name="ce32" office:value-type="string">
            <text:p>&amp;</text:p>
          </table:table-cell>
          <table:table-cell table:formula="of:=[M2.K35]/1000000" office:value-type="float" office:value="18.2783113333333">
            <text:p>18,28</text:p>
          </table:table-cell>
          <table:table-cell table:style-name="ce32" office:value-type="string">
            <text:p>&amp;</text:p>
          </table:table-cell>
          <table:table-cell table:formula="of:=[M2.L35]/1000000" office:value-type="float" office:value="23.83127">
            <text:p>23,83</text:p>
          </table:table-cell>
          <table:table-cell table:style-name="ce32" office:value-type="string">
            <text:p>&amp;</text:p>
          </table:table-cell>
          <table:table-cell table:formula="of:=[M2.M35]/1000000" office:value-type="float" office:value="0.363022">
            <text:p>0,36</text:p>
          </table:table-cell>
          <table:table-cell table:style-name="ce32" office:value-type="string">
            <text:p>&amp;</text:p>
          </table:table-cell>
          <table:table-cell table:formula="of:=[M5.Q35]/1000000" office:value-type="float" office:value="18.322018">
            <text:p>18,32</text:p>
          </table:table-cell>
          <table:table-cell table:style-name="ce32" office:value-type="string">
            <text:p>&amp;</text:p>
          </table:table-cell>
          <table:table-cell table:formula="of:=[M5.R35]/1000000" office:value-type="float" office:value="23.873">
            <text:p>23,87</text:p>
          </table:table-cell>
          <table:table-cell table:style-name="ce32" office:value-type="string">
            <text:p>&amp;</text:p>
          </table:table-cell>
          <table:table-cell table:formula="of:=[M5.S35]/1000000" office:value-type="float" office:value="0.360982">
            <text:p>0,3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36]/1000000" office:value-type="float" office:value="23.169274">
            <text:p>23,17</text:p>
          </table:table-cell>
          <table:table-cell table:style-name="ce32" office:value-type="string">
            <text:p>&amp;</text:p>
          </table:table-cell>
          <table:table-cell table:style-name="ce33" table:formula="of:=[M1.F36]/1000000" office:value-type="float" office:value="30.61389">
            <text:p>30,61</text:p>
          </table:table-cell>
          <table:table-cell table:style-name="ce32" office:value-type="string">
            <text:p>&amp;</text:p>
          </table:table-cell>
          <table:table-cell table:style-name="ce33" table:formula="of:=[M1.G36]/1000000" office:value-type="float" office:value="0.404626">
            <text:p>0,40</text:p>
          </table:table-cell>
          <table:table-cell table:style-name="ce32" office:value-type="string">
            <text:p>&amp;</text:p>
          </table:table-cell>
          <table:table-cell table:formula="of:=[M2.K36]/1000000" office:value-type="float" office:value="24.055556">
            <text:p>24,06</text:p>
          </table:table-cell>
          <table:table-cell table:style-name="ce32" office:value-type="string">
            <text:p>&amp;</text:p>
          </table:table-cell>
          <table:table-cell table:formula="of:=[M2.L36]/1000000" office:value-type="float" office:value="31.672">
            <text:p>31,67</text:p>
          </table:table-cell>
          <table:table-cell table:style-name="ce32" office:value-type="string">
            <text:p>&amp;</text:p>
          </table:table-cell>
          <table:table-cell table:formula="of:=[M2.M36]/1000000" office:value-type="float" office:value="0.456444">
            <text:p>0,46</text:p>
          </table:table-cell>
          <table:table-cell table:style-name="ce32" office:value-type="string">
            <text:p>&amp;</text:p>
          </table:table-cell>
          <table:table-cell table:formula="of:=[M5.Q36]/1000000" office:value-type="float" office:value="24.055556">
            <text:p>24,06</text:p>
          </table:table-cell>
          <table:table-cell table:style-name="ce32" office:value-type="string">
            <text:p>&amp;</text:p>
          </table:table-cell>
          <table:table-cell table:formula="of:=[M5.R36]/1000000" office:value-type="float" office:value="31.672">
            <text:p>31,67</text:p>
          </table:table-cell>
          <table:table-cell table:style-name="ce32" office:value-type="string">
            <text:p>&amp;</text:p>
          </table:table-cell>
          <table:table-cell table:formula="of:=[M5.S36]/1000000" office:value-type="float" office:value="0.456444">
            <text:p>0,4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7]/1000000" office:value-type="float" office:value="21.445287">
            <text:p>21,45</text:p>
          </table:table-cell>
          <table:table-cell table:style-name="ce32" office:value-type="string">
            <text:p>&amp;</text:p>
          </table:table-cell>
          <table:table-cell table:style-name="ce33" table:formula="of:=[M1.F37]/1000000" office:value-type="float" office:value="31.885025">
            <text:p>31,89</text:p>
          </table:table-cell>
          <table:table-cell table:style-name="ce32" office:value-type="string">
            <text:p>&amp;</text:p>
          </table:table-cell>
          <table:table-cell table:style-name="ce33" table:formula="of:=[M1.G37]/1000000" office:value-type="float" office:value="1.609738">
            <text:p>1,61</text:p>
          </table:table-cell>
          <table:table-cell table:style-name="ce32" office:value-type="string">
            <text:p>&amp;</text:p>
          </table:table-cell>
          <table:table-cell table:formula="of:=[M2.K37]/1000000" office:value-type="float" office:value="23.878196">
            <text:p>23,88</text:p>
          </table:table-cell>
          <table:table-cell table:style-name="ce32" office:value-type="string">
            <text:p>&amp;</text:p>
          </table:table-cell>
          <table:table-cell table:formula="of:=[M2.L37]/1000000" office:value-type="float" office:value="33.9461">
            <text:p>33,95</text:p>
          </table:table-cell>
          <table:table-cell table:style-name="ce32" office:value-type="string">
            <text:p>&amp;</text:p>
          </table:table-cell>
          <table:table-cell table:formula="of:=[M2.M37]/1000000" office:value-type="float" office:value="1.247904">
            <text:p>1,25</text:p>
          </table:table-cell>
          <table:table-cell table:style-name="ce32" office:value-type="string">
            <text:p>&amp;</text:p>
          </table:table-cell>
          <table:table-cell table:formula="of:=[M5.Q37]/1000000" office:value-type="float" office:value="23.18062">
            <text:p>23,18</text:p>
          </table:table-cell>
          <table:table-cell table:style-name="ce32" office:value-type="string">
            <text:p>&amp;</text:p>
          </table:table-cell>
          <table:table-cell table:formula="of:=[M5.R37]/1000000" office:value-type="float" office:value="31.9525">
            <text:p>31,95</text:p>
          </table:table-cell>
          <table:table-cell table:style-name="ce32" office:value-type="string">
            <text:p>&amp;</text:p>
          </table:table-cell>
          <table:table-cell table:formula="of:=[M5.S37]/1000000" office:value-type="float" office:value="0.75188">
            <text:p>0,7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38]/1000000" office:value-type="float" office:value="19.983462">
            <text:p>19,98</text:p>
          </table:table-cell>
          <table:table-cell table:style-name="ce32" office:value-type="string">
            <text:p>&amp;</text:p>
          </table:table-cell>
          <table:table-cell table:style-name="ce33" table:formula="of:=[M1.F38]/1000000" office:value-type="float" office:value="27.6964">
            <text:p>27,70</text:p>
          </table:table-cell>
          <table:table-cell table:style-name="ce32" office:value-type="string">
            <text:p>&amp;</text:p>
          </table:table-cell>
          <table:table-cell table:style-name="ce33" table:formula="of:=[M1.G38]/1000000" office:value-type="float" office:value="0.632938">
            <text:p>0,63</text:p>
          </table:table-cell>
          <table:table-cell table:style-name="ce32" office:value-type="string">
            <text:p>&amp;</text:p>
          </table:table-cell>
          <table:table-cell table:formula="of:=[M2.K38]/1000000" office:value-type="float" office:value="21.5215273333333">
            <text:p>21,52</text:p>
          </table:table-cell>
          <table:table-cell table:style-name="ce32" office:value-type="string">
            <text:p>&amp;</text:p>
          </table:table-cell>
          <table:table-cell table:formula="of:=[M2.L38]/1000000" office:value-type="float" office:value="29.348879">
            <text:p>29,35</text:p>
          </table:table-cell>
          <table:table-cell table:style-name="ce32" office:value-type="string">
            <text:p>&amp;</text:p>
          </table:table-cell>
          <table:table-cell table:formula="of:=[M2.M38]/1000000" office:value-type="float" office:value="0.877306">
            <text:p>0,88</text:p>
          </table:table-cell>
          <table:table-cell table:style-name="ce32" office:value-type="string">
            <text:p>&amp;</text:p>
          </table:table-cell>
          <table:table-cell table:formula="of:=[M5.Q38]/1000000" office:value-type="float" office:value="22.0506073333333">
            <text:p>22,05</text:p>
          </table:table-cell>
          <table:table-cell table:style-name="ce32" office:value-type="string">
            <text:p>&amp;</text:p>
          </table:table-cell>
          <table:table-cell table:formula="of:=[M5.R38]/1000000" office:value-type="float" office:value="28.5913">
            <text:p>28,59</text:p>
          </table:table-cell>
          <table:table-cell table:style-name="ce32" office:value-type="string">
            <text:p>&amp;</text:p>
          </table:table-cell>
          <table:table-cell table:formula="of:=[M5.S38]/1000000" office:value-type="float" office:value="0.270726">
            <text:p>0,2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3-13}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5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39]/1000000" office:value-type="float" office:value="15.075639">
            <text:p>15,08</text:p>
          </table:table-cell>
          <table:table-cell table:style-name="ce32" office:value-type="string">
            <text:p>&amp;</text:p>
          </table:table-cell>
          <table:table-cell table:style-name="ce33" table:formula="of:=[M1.F39]/1000000" office:value-type="float" office:value="21.981675">
            <text:p>21,98</text:p>
          </table:table-cell>
          <table:table-cell table:style-name="ce32" office:value-type="string">
            <text:p>&amp;</text:p>
          </table:table-cell>
          <table:table-cell table:style-name="ce33" table:formula="of:=[M1.G39]/1000000" office:value-type="float" office:value="1.196036">
            <text:p>1,20</text:p>
          </table:table-cell>
          <table:table-cell table:style-name="ce32" office:value-type="string">
            <text:p>&amp;</text:p>
          </table:table-cell>
          <table:table-cell table:formula="of:=[M2.K39]/1000000" office:value-type="float" office:value="16.04326">
            <text:p>16,04</text:p>
          </table:table-cell>
          <table:table-cell table:style-name="ce32" office:value-type="string">
            <text:p>&amp;</text:p>
          </table:table-cell>
          <table:table-cell table:formula="of:=[M2.L39]/1000000" office:value-type="float" office:value="23.50012">
            <text:p>23,50</text:p>
          </table:table-cell>
          <table:table-cell table:style-name="ce32" office:value-type="string">
            <text:p>&amp;</text:p>
          </table:table-cell>
          <table:table-cell table:formula="of:=[M2.M39]/1000000" office:value-type="float" office:value="1.44674">
            <text:p>1,45</text:p>
          </table:table-cell>
          <table:table-cell table:style-name="ce32" office:value-type="string">
            <text:p>&amp;</text:p>
          </table:table-cell>
          <table:table-cell table:formula="of:=[M5.Q39]/1000000" office:value-type="float" office:value="16.046756">
            <text:p>16,05</text:p>
          </table:table-cell>
          <table:table-cell table:style-name="ce32" office:value-type="string">
            <text:p>&amp;</text:p>
          </table:table-cell>
          <table:table-cell table:formula="of:=[M5.R39]/1000000" office:value-type="float" office:value="23.50912">
            <text:p>23,51</text:p>
          </table:table-cell>
          <table:table-cell table:style-name="ce32" office:value-type="string">
            <text:p>&amp;</text:p>
          </table:table-cell>
          <table:table-cell table:formula="of:=[M5.S39]/1000000" office:value-type="float" office:value="1.452244">
            <text:p>1,4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0]/1000000" office:value-type="float" office:value="6.71273333333334">
            <text:p>6,71</text:p>
          </table:table-cell>
          <table:table-cell table:style-name="ce32" office:value-type="string">
            <text:p>&amp;</text:p>
          </table:table-cell>
          <table:table-cell table:style-name="ce33" table:formula="of:=[M1.F40]/1000000" office:value-type="float" office:value="9.849813">
            <text:p>9,85</text:p>
          </table:table-cell>
          <table:table-cell table:style-name="ce32" office:value-type="string">
            <text:p>&amp;</text:p>
          </table:table-cell>
          <table:table-cell table:style-name="ce33" table:formula="of:=[M1.G40]/1000000" office:value-type="float" office:value="0.5071">
            <text:p>0,51</text:p>
          </table:table-cell>
          <table:table-cell table:style-name="ce32" office:value-type="string">
            <text:p>&amp;</text:p>
          </table:table-cell>
          <table:table-cell table:formula="of:=[M2.K40]/1000000" office:value-type="float" office:value="7.459256">
            <text:p>7,46</text:p>
          </table:table-cell>
          <table:table-cell table:style-name="ce32" office:value-type="string">
            <text:p>&amp;</text:p>
          </table:table-cell>
          <table:table-cell table:formula="of:=[M2.L40]/1000000" office:value-type="float" office:value="9.84999">
            <text:p>9,85</text:p>
          </table:table-cell>
          <table:table-cell table:style-name="ce32" office:value-type="string">
            <text:p>&amp;</text:p>
          </table:table-cell>
          <table:table-cell table:formula="of:=[M2.M40]/1000000" office:value-type="float" office:value="0.240744">
            <text:p>0,24</text:p>
          </table:table-cell>
          <table:table-cell table:style-name="ce32" office:value-type="string">
            <text:p>&amp;</text:p>
          </table:table-cell>
          <table:table-cell table:formula="of:=[M5.Q40]/1000000" office:value-type="float" office:value="7.459256">
            <text:p>7,46</text:p>
          </table:table-cell>
          <table:table-cell table:style-name="ce32" office:value-type="string">
            <text:p>&amp;</text:p>
          </table:table-cell>
          <table:table-cell table:formula="of:=[M5.R40]/1000000" office:value-type="float" office:value="9.85">
            <text:p>9,85</text:p>
          </table:table-cell>
          <table:table-cell table:style-name="ce32" office:value-type="string">
            <text:p>&amp;</text:p>
          </table:table-cell>
          <table:table-cell table:formula="of:=[M5.S40]/1000000" office:value-type="float" office:value="0.240744">
            <text:p>0,2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1]/1000000" office:value-type="float" office:value="7.38429">
            <text:p>7,38</text:p>
          </table:table-cell>
          <table:table-cell table:style-name="ce32" office:value-type="string">
            <text:p>&amp;</text:p>
          </table:table-cell>
          <table:table-cell table:style-name="ce33" table:formula="of:=[M1.F41]/1000000" office:value-type="float" office:value="10.640552">
            <text:p>10,64</text:p>
          </table:table-cell>
          <table:table-cell table:style-name="ce32" office:value-type="string">
            <text:p>&amp;</text:p>
          </table:table-cell>
          <table:table-cell table:style-name="ce33" table:formula="of:=[M1.G41]/1000000" office:value-type="float" office:value="0.27626">
            <text:p>0,28</text:p>
          </table:table-cell>
          <table:table-cell table:style-name="ce32" office:value-type="string">
            <text:p>&amp;</text:p>
          </table:table-cell>
          <table:table-cell table:formula="of:=[M2.K41]/1000000" office:value-type="float" office:value="7.998154">
            <text:p>8,00</text:p>
          </table:table-cell>
          <table:table-cell table:style-name="ce32" office:value-type="string">
            <text:p>&amp;</text:p>
          </table:table-cell>
          <table:table-cell table:formula="of:=[M2.L41]/1000000" office:value-type="float" office:value="11.0812">
            <text:p>11,08</text:p>
          </table:table-cell>
          <table:table-cell table:style-name="ce32" office:value-type="string">
            <text:p>&amp;</text:p>
          </table:table-cell>
          <table:table-cell table:formula="of:=[M2.M41]/1000000" office:value-type="float" office:value="0.223046">
            <text:p>0,22</text:p>
          </table:table-cell>
          <table:table-cell table:style-name="ce32" office:value-type="string">
            <text:p>&amp;</text:p>
          </table:table-cell>
          <table:table-cell table:formula="of:=[M5.Q41]/1000000" office:value-type="float" office:value="8.41385866666667">
            <text:p>8,41</text:p>
          </table:table-cell>
          <table:table-cell table:style-name="ce32" office:value-type="string">
            <text:p>&amp;</text:p>
          </table:table-cell>
          <table:table-cell table:formula="of:=[M5.R41]/1000000" office:value-type="float" office:value="12.39072">
            <text:p>12,39</text:p>
          </table:table-cell>
          <table:table-cell table:style-name="ce32" office:value-type="string">
            <text:p>&amp;</text:p>
          </table:table-cell>
          <table:table-cell table:formula="of:=[M5.S41]/1000000" office:value-type="float" office:value="0.566808">
            <text:p>0,5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42]/1000000" office:value-type="float" office:value="18.410614">
            <text:p>18,41</text:p>
          </table:table-cell>
          <table:table-cell table:style-name="ce32" office:value-type="string">
            <text:p>&amp;</text:p>
          </table:table-cell>
          <table:table-cell table:style-name="ce33" table:formula="of:=[M1.F42]/1000000" office:value-type="float" office:value="29.68756">
            <text:p>29,69</text:p>
          </table:table-cell>
          <table:table-cell table:style-name="ce32" office:value-type="string">
            <text:p>&amp;</text:p>
          </table:table-cell>
          <table:table-cell table:style-name="ce33" table:formula="of:=[M1.G42]/1000000" office:value-type="float" office:value="2.496992">
            <text:p>2,50</text:p>
          </table:table-cell>
          <table:table-cell table:style-name="ce32" office:value-type="string">
            <text:p>&amp;</text:p>
          </table:table-cell>
          <table:table-cell table:formula="of:=[M2.K42]/1000000" office:value-type="float" office:value="19.3852679999999">
            <text:p>19,39</text:p>
          </table:table-cell>
          <table:table-cell table:style-name="ce32" office:value-type="string">
            <text:p>&amp;</text:p>
          </table:table-cell>
          <table:table-cell table:formula="of:=[M2.L42]/1000000" office:value-type="float" office:value="29.91151">
            <text:p>29,91</text:p>
          </table:table-cell>
          <table:table-cell table:style-name="ce32" office:value-type="string">
            <text:p>&amp;</text:p>
          </table:table-cell>
          <table:table-cell table:formula="of:=[M2.M42]/1000000" office:value-type="float" office:value="1.966286">
            <text:p>1,97</text:p>
          </table:table-cell>
          <table:table-cell table:style-name="ce32" office:value-type="string">
            <text:p>&amp;</text:p>
          </table:table-cell>
          <table:table-cell table:formula="of:=[M5.Q42]/1000000" office:value-type="float" office:value="18.072924">
            <text:p>18,07</text:p>
          </table:table-cell>
          <table:table-cell table:style-name="ce32" office:value-type="string">
            <text:p>&amp;</text:p>
          </table:table-cell>
          <table:table-cell table:formula="of:=[M5.R42]/1000000" office:value-type="float" office:value="28.80871">
            <text:p>28,81</text:p>
          </table:table-cell>
          <table:table-cell table:style-name="ce32" office:value-type="string">
            <text:p>&amp;</text:p>
          </table:table-cell>
          <table:table-cell table:formula="of:=[M5.S42]/1000000" office:value-type="float" office:value="2.565832">
            <text:p>2,5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3]/1000000" office:value-type="float" office:value="16.940668">
            <text:p>16,94</text:p>
          </table:table-cell>
          <table:table-cell table:style-name="ce32" office:value-type="string">
            <text:p>&amp;</text:p>
          </table:table-cell>
          <table:table-cell table:style-name="ce33" table:formula="of:=[M1.F43]/1000000" office:value-type="float" office:value="23.45514">
            <text:p>23,46</text:p>
          </table:table-cell>
          <table:table-cell table:style-name="ce32" office:value-type="string">
            <text:p>&amp;</text:p>
          </table:table-cell>
          <table:table-cell table:style-name="ce33" table:formula="of:=[M1.G43]/1000000" office:value-type="float" office:value="0.394472">
            <text:p>0,39</text:p>
          </table:table-cell>
          <table:table-cell table:style-name="ce32" office:value-type="string">
            <text:p>&amp;</text:p>
          </table:table-cell>
          <table:table-cell table:formula="of:=[M2.K43]/1000000" office:value-type="float" office:value="18.158382">
            <text:p>18,16</text:p>
          </table:table-cell>
          <table:table-cell table:style-name="ce32" office:value-type="string">
            <text:p>&amp;</text:p>
          </table:table-cell>
          <table:table-cell table:formula="of:=[M2.L43]/1000000" office:value-type="float" office:value="24.7413">
            <text:p>24,74</text:p>
          </table:table-cell>
          <table:table-cell table:style-name="ce32" office:value-type="string">
            <text:p>&amp;</text:p>
          </table:table-cell>
          <table:table-cell table:formula="of:=[M2.M43]/1000000" office:value-type="float" office:value="0.362918">
            <text:p>0,36</text:p>
          </table:table-cell>
          <table:table-cell table:style-name="ce32" office:value-type="string">
            <text:p>&amp;</text:p>
          </table:table-cell>
          <table:table-cell table:formula="of:=[M5.Q43]/1000000" office:value-type="float" office:value="18.271104">
            <text:p>18,27</text:p>
          </table:table-cell>
          <table:table-cell table:style-name="ce32" office:value-type="string">
            <text:p>&amp;</text:p>
          </table:table-cell>
          <table:table-cell table:formula="of:=[M5.R43]/1000000" office:value-type="float" office:value="24.8388">
            <text:p>24,84</text:p>
          </table:table-cell>
          <table:table-cell table:style-name="ce32" office:value-type="string">
            <text:p>&amp;</text:p>
          </table:table-cell>
          <table:table-cell table:formula="of:=[M5.S43]/1000000" office:value-type="float" office:value="0.347696">
            <text:p>0,35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4]/1000000" office:value-type="float" office:value="13.3063631111111">
            <text:p>13,31</text:p>
          </table:table-cell>
          <table:table-cell table:style-name="ce32" office:value-type="string">
            <text:p>&amp;</text:p>
          </table:table-cell>
          <table:table-cell table:style-name="ce33" table:formula="of:=[M1.F44]/1000000" office:value-type="float" office:value="18.572066">
            <text:p>18,57</text:p>
          </table:table-cell>
          <table:table-cell table:style-name="ce32" office:value-type="string">
            <text:p>&amp;</text:p>
          </table:table-cell>
          <table:table-cell table:style-name="ce33" table:formula="of:=[M1.G44]/1000000" office:value-type="float" office:value="0.335748">
            <text:p>0,34</text:p>
          </table:table-cell>
          <table:table-cell table:style-name="ce32" office:value-type="string">
            <text:p>&amp;</text:p>
          </table:table-cell>
          <table:table-cell table:formula="of:=[M2.K44]/1000000" office:value-type="float" office:value="14.3761975555556">
            <text:p>14,38</text:p>
          </table:table-cell>
          <table:table-cell table:style-name="ce32" office:value-type="string">
            <text:p>&amp;</text:p>
          </table:table-cell>
          <table:table-cell table:formula="of:=[M2.L44]/1000000" office:value-type="float" office:value="19.70408">
            <text:p>19,70</text:p>
          </table:table-cell>
          <table:table-cell table:style-name="ce32" office:value-type="string">
            <text:p>&amp;</text:p>
          </table:table-cell>
          <table:table-cell table:formula="of:=[M2.M44]/1000000" office:value-type="float" office:value="0.367958">
            <text:p>0,37</text:p>
          </table:table-cell>
          <table:table-cell table:style-name="ce32" office:value-type="string">
            <text:p>&amp;</text:p>
          </table:table-cell>
          <table:table-cell table:formula="of:=[M5.Q44]/1000000" office:value-type="float" office:value="14.384168">
            <text:p>14,38</text:p>
          </table:table-cell>
          <table:table-cell table:style-name="ce32" office:value-type="string">
            <text:p>&amp;</text:p>
          </table:table-cell>
          <table:table-cell table:formula="of:=[M5.R44]/1000000" office:value-type="float" office:value="19.9671">
            <text:p>19,97</text:p>
          </table:table-cell>
          <table:table-cell table:style-name="ce32" office:value-type="string">
            <text:p>&amp;</text:p>
          </table:table-cell>
          <table:table-cell table:formula="of:=[M5.S44]/1000000" office:value-type="float" office:value="0.392932">
            <text:p>0,3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45]/1000000" office:value-type="float" office:value="28.276398">
            <text:p>28,28</text:p>
          </table:table-cell>
          <table:table-cell table:style-name="ce32" office:value-type="string">
            <text:p>&amp;</text:p>
          </table:table-cell>
          <table:table-cell table:style-name="ce33" table:formula="of:=[M1.F45]/1000000" office:value-type="float" office:value="41.78004">
            <text:p>41,78</text:p>
          </table:table-cell>
          <table:table-cell table:style-name="ce32" office:value-type="string">
            <text:p>&amp;</text:p>
          </table:table-cell>
          <table:table-cell table:style-name="ce33" table:formula="of:=[M1.G45]/1000000" office:value-type="float" office:value="2.113602">
            <text:p>2,11</text:p>
          </table:table-cell>
          <table:table-cell table:style-name="ce32" office:value-type="string">
            <text:p>&amp;</text:p>
          </table:table-cell>
          <table:table-cell table:formula="of:=[M2.K45]/1000000" office:value-type="float" office:value="31.254764">
            <text:p>31,25</text:p>
          </table:table-cell>
          <table:table-cell table:style-name="ce32" office:value-type="string">
            <text:p>&amp;</text:p>
          </table:table-cell>
          <table:table-cell table:formula="of:=[M2.L45]/1000000" office:value-type="float" office:value="42.32424">
            <text:p>42,32</text:p>
          </table:table-cell>
          <table:table-cell table:style-name="ce32" office:value-type="string">
            <text:p>&amp;</text:p>
          </table:table-cell>
          <table:table-cell table:formula="of:=[M2.M45]/1000000" office:value-type="float" office:value="1.029436">
            <text:p>1,03</text:p>
          </table:table-cell>
          <table:table-cell table:style-name="ce32" office:value-type="string">
            <text:p>&amp;</text:p>
          </table:table-cell>
          <table:table-cell table:formula="of:=[M5.Q45]/1000000" office:value-type="float" office:value="31.642326">
            <text:p>31,64</text:p>
          </table:table-cell>
          <table:table-cell table:style-name="ce32" office:value-type="string">
            <text:p>&amp;</text:p>
          </table:table-cell>
          <table:table-cell table:formula="of:=[M5.R45]/1000000" office:value-type="float" office:value="42.83104">
            <text:p>42,83</text:p>
          </table:table-cell>
          <table:table-cell table:style-name="ce32" office:value-type="string">
            <text:p>&amp;</text:p>
          </table:table-cell>
          <table:table-cell table:formula="of:=[M5.S45]/1000000" office:value-type="float" office:value="1.038674">
            <text:p>1,0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6]/1000000" office:value-type="float" office:value="32.215622">
            <text:p>32,22</text:p>
          </table:table-cell>
          <table:table-cell table:style-name="ce32" office:value-type="string">
            <text:p>&amp;</text:p>
          </table:table-cell>
          <table:table-cell table:style-name="ce33" table:formula="of:=[M1.F46]/1000000" office:value-type="float" office:value="42.5893">
            <text:p>42,59</text:p>
          </table:table-cell>
          <table:table-cell table:style-name="ce32" office:value-type="string">
            <text:p>&amp;</text:p>
          </table:table-cell>
          <table:table-cell table:style-name="ce33" table:formula="of:=[M1.G46]/1000000" office:value-type="float" office:value="0.653678">
            <text:p>0,65</text:p>
          </table:table-cell>
          <table:table-cell table:style-name="ce32" office:value-type="string">
            <text:p>&amp;</text:p>
          </table:table-cell>
          <table:table-cell table:formula="of:=[M2.K46]/1000000" office:value-type="float" office:value="35.812312">
            <text:p>35,81</text:p>
          </table:table-cell>
          <table:table-cell table:style-name="ce32" office:value-type="string">
            <text:p>&amp;</text:p>
          </table:table-cell>
          <table:table-cell table:formula="of:=[M2.L46]/1000000" office:value-type="float" office:value="47.017662">
            <text:p>47,02</text:p>
          </table:table-cell>
          <table:table-cell table:style-name="ce32" office:value-type="string">
            <text:p>&amp;</text:p>
          </table:table-cell>
          <table:table-cell table:formula="of:=[M2.M46]/1000000" office:value-type="float" office:value="0.934988">
            <text:p>0,93</text:p>
          </table:table-cell>
          <table:table-cell table:style-name="ce32" office:value-type="string">
            <text:p>&amp;</text:p>
          </table:table-cell>
          <table:table-cell table:formula="of:=[M5.Q46]/1000000" office:value-type="float" office:value="35.813976">
            <text:p>35,81</text:p>
          </table:table-cell>
          <table:table-cell table:style-name="ce32" office:value-type="string">
            <text:p>&amp;</text:p>
          </table:table-cell>
          <table:table-cell table:formula="of:=[M5.R46]/1000000" office:value-type="float" office:value="47.022862">
            <text:p>47,02</text:p>
          </table:table-cell>
          <table:table-cell table:style-name="ce32" office:value-type="string">
            <text:p>&amp;</text:p>
          </table:table-cell>
          <table:table-cell table:formula="of:=[M5.S46]/1000000" office:value-type="float" office:value="0.938524">
            <text:p>0,94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7]/1000000" office:value-type="float" office:value="23.37592">
            <text:p>23,38</text:p>
          </table:table-cell>
          <table:table-cell table:style-name="ce32" office:value-type="string">
            <text:p>&amp;</text:p>
          </table:table-cell>
          <table:table-cell table:style-name="ce33" table:formula="of:=[M1.F47]/1000000" office:value-type="float" office:value="34.4932">
            <text:p>34,49</text:p>
          </table:table-cell>
          <table:table-cell table:style-name="ce32" office:value-type="string">
            <text:p>&amp;</text:p>
          </table:table-cell>
          <table:table-cell table:style-name="ce33" table:formula="of:=[M1.G47]/1000000" office:value-type="float" office:value="1.99728">
            <text:p>2,00</text:p>
          </table:table-cell>
          <table:table-cell table:style-name="ce32" office:value-type="string">
            <text:p>&amp;</text:p>
          </table:table-cell>
          <table:table-cell table:formula="of:=[M2.K47]/1000000" office:value-type="float" office:value="24.2581080000001">
            <text:p>24,26</text:p>
          </table:table-cell>
          <table:table-cell table:style-name="ce32" office:value-type="string">
            <text:p>&amp;</text:p>
          </table:table-cell>
          <table:table-cell table:formula="of:=[M2.L47]/1000000" office:value-type="float" office:value="34.266">
            <text:p>34,27</text:p>
          </table:table-cell>
          <table:table-cell table:style-name="ce32" office:value-type="string">
            <text:p>&amp;</text:p>
          </table:table-cell>
          <table:table-cell table:formula="of:=[M2.M47]/1000000" office:value-type="float" office:value="1.427892">
            <text:p>1,43</text:p>
          </table:table-cell>
          <table:table-cell table:style-name="ce32" office:value-type="string">
            <text:p>&amp;</text:p>
          </table:table-cell>
          <table:table-cell table:formula="of:=[M5.Q47]/1000000" office:value-type="float" office:value="24.041084">
            <text:p>24,04</text:p>
          </table:table-cell>
          <table:table-cell table:style-name="ce32" office:value-type="string">
            <text:p>&amp;</text:p>
          </table:table-cell>
          <table:table-cell table:formula="of:=[M5.R47]/1000000" office:value-type="float" office:value="34.052">
            <text:p>34,05</text:p>
          </table:table-cell>
          <table:table-cell table:style-name="ce32" office:value-type="string">
            <text:p>&amp;</text:p>
          </table:table-cell>
          <table:table-cell table:formula="of:=[M5.S47]/1000000" office:value-type="float" office:value="1.430916">
            <text:p>1,4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3-13}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 office:value-type="string">
            <text:p>\multirow{9}{*}{100}</text:p>
          </table:table-cell>
          <table:table-cell table:style-name="ce1" office:value-type="string">
            <text:p>&amp;</text:p>
          </table:table-cell>
          <table:table-cell table:style-name="ce1" office:value-type="string">
            <text:p>\multirow{3}{*}{25}</text:p>
          </table:table-cell>
          <table:table-cell office:value-type="string">
            <text:p>&amp;</text:p>
          </table:table-cell>
          <table:table-cell table:style-name="ce33" table:formula="of:=[M1.E48]/1000000" office:value-type="float" office:value="9.64428400000001">
            <text:p>9,64</text:p>
          </table:table-cell>
          <table:table-cell table:style-name="ce32" office:value-type="string">
            <text:p>&amp;</text:p>
          </table:table-cell>
          <table:table-cell table:style-name="ce33" table:formula="of:=[M1.F48]/1000000" office:value-type="float" office:value="12.8318">
            <text:p>12,83</text:p>
          </table:table-cell>
          <table:table-cell table:style-name="ce32" office:value-type="string">
            <text:p>&amp;</text:p>
          </table:table-cell>
          <table:table-cell table:style-name="ce33" table:formula="of:=[M1.G48]/1000000" office:value-type="float" office:value="0.067516">
            <text:p>0,07</text:p>
          </table:table-cell>
          <table:table-cell table:style-name="ce32" office:value-type="string">
            <text:p>&amp;</text:p>
          </table:table-cell>
          <table:table-cell table:formula="of:=[M2.K48]/1000000" office:value-type="float" office:value="11.38769">
            <text:p>11,39</text:p>
          </table:table-cell>
          <table:table-cell table:style-name="ce32" office:value-type="string">
            <text:p>&amp;</text:p>
          </table:table-cell>
          <table:table-cell table:formula="of:=[M2.L48]/1000000" office:value-type="float" office:value="14.99832">
            <text:p>15,00</text:p>
          </table:table-cell>
          <table:table-cell table:style-name="ce32" office:value-type="string">
            <text:p>&amp;</text:p>
          </table:table-cell>
          <table:table-cell table:formula="of:=[M2.M48]/1000000" office:value-type="float" office:value="0.09061">
            <text:p>0,09</text:p>
          </table:table-cell>
          <table:table-cell table:style-name="ce32" office:value-type="string">
            <text:p>&amp;</text:p>
          </table:table-cell>
          <table:table-cell table:formula="of:=[M5.Q48]/1000000" office:value-type="float" office:value="11.433296">
            <text:p>11,43</text:p>
          </table:table-cell>
          <table:table-cell table:style-name="ce32" office:value-type="string">
            <text:p>&amp;</text:p>
          </table:table-cell>
          <table:table-cell table:formula="of:=[M5.R48]/1000000" office:value-type="float" office:value="15.03952">
            <text:p>15,04</text:p>
          </table:table-cell>
          <table:table-cell table:style-name="ce32" office:value-type="string">
            <text:p>&amp;</text:p>
          </table:table-cell>
          <table:table-cell table:formula="of:=[M5.S48]/1000000" office:value-type="float" office:value="0.086204">
            <text:p>0,09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49]/1000000" office:value-type="float" office:value="6.01360400000001">
            <text:p>6,01</text:p>
          </table:table-cell>
          <table:table-cell table:style-name="ce32" office:value-type="string">
            <text:p>&amp;</text:p>
          </table:table-cell>
          <table:table-cell table:style-name="ce33" table:formula="of:=[M1.F49]/1000000" office:value-type="float" office:value="7.6051">
            <text:p>7,61</text:p>
          </table:table-cell>
          <table:table-cell table:style-name="ce32" office:value-type="string">
            <text:p>&amp;</text:p>
          </table:table-cell>
          <table:table-cell table:style-name="ce33" table:formula="of:=[M1.G49]/1000000" office:value-type="float" office:value="0.021496">
            <text:p>0,02</text:p>
          </table:table-cell>
          <table:table-cell table:style-name="ce32" office:value-type="string">
            <text:p>&amp;</text:p>
          </table:table-cell>
          <table:table-cell table:formula="of:=[M2.K49]/1000000" office:value-type="float" office:value="6.314694">
            <text:p>6,31</text:p>
          </table:table-cell>
          <table:table-cell table:style-name="ce32" office:value-type="string">
            <text:p>&amp;</text:p>
          </table:table-cell>
          <table:table-cell table:formula="of:=[M2.L49]/1000000" office:value-type="float" office:value="8.0201">
            <text:p>8,02</text:p>
          </table:table-cell>
          <table:table-cell table:style-name="ce32" office:value-type="string">
            <text:p>&amp;</text:p>
          </table:table-cell>
          <table:table-cell table:formula="of:=[M2.M49]/1000000" office:value-type="float" office:value="0.025406">
            <text:p>0,03</text:p>
          </table:table-cell>
          <table:table-cell table:style-name="ce32" office:value-type="string">
            <text:p>&amp;</text:p>
          </table:table-cell>
          <table:table-cell table:formula="of:=[M5.Q49]/1000000" office:value-type="float" office:value="6.31469400000001">
            <text:p>6,31</text:p>
          </table:table-cell>
          <table:table-cell table:style-name="ce32" office:value-type="string">
            <text:p>&amp;</text:p>
          </table:table-cell>
          <table:table-cell table:formula="of:=[M5.R49]/1000000" office:value-type="float" office:value="8.0201">
            <text:p>8,02</text:p>
          </table:table-cell>
          <table:table-cell table:style-name="ce32" office:value-type="string">
            <text:p>&amp;</text:p>
          </table:table-cell>
          <table:table-cell table:formula="of:=[M5.S49]/1000000" office:value-type="float" office:value="0.025406">
            <text:p>0,03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0]/1000000" office:value-type="float" office:value="8.613824">
            <text:p>8,61</text:p>
          </table:table-cell>
          <table:table-cell table:style-name="ce32" office:value-type="string">
            <text:p>&amp;</text:p>
          </table:table-cell>
          <table:table-cell table:style-name="ce33" table:formula="of:=[M1.F50]/1000000" office:value-type="float" office:value="12.49771">
            <text:p>12,50</text:p>
          </table:table-cell>
          <table:table-cell table:style-name="ce32" office:value-type="string">
            <text:p>&amp;</text:p>
          </table:table-cell>
          <table:table-cell table:style-name="ce33" table:formula="of:=[M1.G50]/1000000" office:value-type="float" office:value="0.293926">
            <text:p>0,29</text:p>
          </table:table-cell>
          <table:table-cell table:style-name="ce32" office:value-type="string">
            <text:p>&amp;</text:p>
          </table:table-cell>
          <table:table-cell table:formula="of:=[M2.K50]/1000000" office:value-type="float" office:value="9.70305600000001">
            <text:p>9,70</text:p>
          </table:table-cell>
          <table:table-cell table:style-name="ce32" office:value-type="string">
            <text:p>&amp;</text:p>
          </table:table-cell>
          <table:table-cell table:formula="of:=[M2.L50]/1000000" office:value-type="float" office:value="13.63686">
            <text:p>13,64</text:p>
          </table:table-cell>
          <table:table-cell table:style-name="ce32" office:value-type="string">
            <text:p>&amp;</text:p>
          </table:table-cell>
          <table:table-cell table:formula="of:=[M2.M50]/1000000" office:value-type="float" office:value="0.283844">
            <text:p>0,28</text:p>
          </table:table-cell>
          <table:table-cell table:style-name="ce32" office:value-type="string">
            <text:p>&amp;</text:p>
          </table:table-cell>
          <table:table-cell table:formula="of:=[M5.Q50]/1000000" office:value-type="float" office:value="9.70665600000003">
            <text:p>9,71</text:p>
          </table:table-cell>
          <table:table-cell table:style-name="ce32" office:value-type="string">
            <text:p>&amp;</text:p>
          </table:table-cell>
          <table:table-cell table:formula="of:=[M5.R50]/1000000" office:value-type="float" office:value="13.6405">
            <text:p>13,64</text:p>
          </table:table-cell>
          <table:table-cell table:style-name="ce32" office:value-type="string">
            <text:p>&amp;</text:p>
          </table:table-cell>
          <table:table-cell table:formula="of:=[M5.S50]/1000000" office:value-type="float" office:value="0.283844">
            <text:p>0,28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50}</text:p>
          </table:table-cell>
          <table:table-cell office:value-type="string">
            <text:p>&amp;</text:p>
          </table:table-cell>
          <table:table-cell table:style-name="ce33" table:formula="of:=[M1.E51]/1000000" office:value-type="float" office:value="20.780092">
            <text:p>20,78</text:p>
          </table:table-cell>
          <table:table-cell table:style-name="ce32" office:value-type="string">
            <text:p>&amp;</text:p>
          </table:table-cell>
          <table:table-cell table:style-name="ce33" table:formula="of:=[M1.F51]/1000000" office:value-type="float" office:value="30.3807">
            <text:p>30,38</text:p>
          </table:table-cell>
          <table:table-cell table:style-name="ce32" office:value-type="string">
            <text:p>&amp;</text:p>
          </table:table-cell>
          <table:table-cell table:style-name="ce33" table:formula="of:=[M1.G51]/1000000" office:value-type="float" office:value="1.180608">
            <text:p>1,18</text:p>
          </table:table-cell>
          <table:table-cell table:style-name="ce32" office:value-type="string">
            <text:p>&amp;</text:p>
          </table:table-cell>
          <table:table-cell table:formula="of:=[M2.K51]/1000000" office:value-type="float" office:value="21.862042">
            <text:p>21,86</text:p>
          </table:table-cell>
          <table:table-cell table:style-name="ce32" office:value-type="string">
            <text:p>&amp;</text:p>
          </table:table-cell>
          <table:table-cell table:formula="of:=[M2.L51]/1000000" office:value-type="float" office:value="30.4651">
            <text:p>30,47</text:p>
          </table:table-cell>
          <table:table-cell table:style-name="ce32" office:value-type="string">
            <text:p>&amp;</text:p>
          </table:table-cell>
          <table:table-cell table:formula="of:=[M2.M51]/1000000" office:value-type="float" office:value="0.683058">
            <text:p>0,68</text:p>
          </table:table-cell>
          <table:table-cell table:style-name="ce32" office:value-type="string">
            <text:p>&amp;</text:p>
          </table:table-cell>
          <table:table-cell table:formula="of:=[M5.Q51]/1000000" office:value-type="float" office:value="21.87825">
            <text:p>21,88</text:p>
          </table:table-cell>
          <table:table-cell table:style-name="ce32" office:value-type="string">
            <text:p>&amp;</text:p>
          </table:table-cell>
          <table:table-cell table:formula="of:=[M5.R51]/1000000" office:value-type="float" office:value="30.55185">
            <text:p>30,55</text:p>
          </table:table-cell>
          <table:table-cell table:style-name="ce32" office:value-type="string">
            <text:p>&amp;</text:p>
          </table:table-cell>
          <table:table-cell table:formula="of:=[M5.S51]/1000000" office:value-type="float" office:value="0.7236">
            <text:p>0,72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2]/1000000" office:value-type="float" office:value="22.4678440000002">
            <text:p>22,47</text:p>
          </table:table-cell>
          <table:table-cell table:style-name="ce32" office:value-type="string">
            <text:p>&amp;</text:p>
          </table:table-cell>
          <table:table-cell table:style-name="ce33" table:formula="of:=[M1.F52]/1000000" office:value-type="float" office:value="31.16835">
            <text:p>31,17</text:p>
          </table:table-cell>
          <table:table-cell table:style-name="ce32" office:value-type="string">
            <text:p>&amp;</text:p>
          </table:table-cell>
          <table:table-cell table:style-name="ce33" table:formula="of:=[M1.G52]/1000000" office:value-type="float" office:value="0.480506">
            <text:p>0,48</text:p>
          </table:table-cell>
          <table:table-cell table:style-name="ce32" office:value-type="string">
            <text:p>&amp;</text:p>
          </table:table-cell>
          <table:table-cell table:formula="of:=[M2.K52]/1000000" office:value-type="float" office:value="24.884484">
            <text:p>24,88</text:p>
          </table:table-cell>
          <table:table-cell table:style-name="ce32" office:value-type="string">
            <text:p>&amp;</text:p>
          </table:table-cell>
          <table:table-cell table:formula="of:=[M2.L52]/1000000" office:value-type="float" office:value="33.9022">
            <text:p>33,90</text:p>
          </table:table-cell>
          <table:table-cell table:style-name="ce32" office:value-type="string">
            <text:p>&amp;</text:p>
          </table:table-cell>
          <table:table-cell table:formula="of:=[M2.M52]/1000000" office:value-type="float" office:value="0.537516">
            <text:p>0,54</text:p>
          </table:table-cell>
          <table:table-cell table:style-name="ce32" office:value-type="string">
            <text:p>&amp;</text:p>
          </table:table-cell>
          <table:table-cell table:formula="of:=[M5.Q52]/1000000" office:value-type="float" office:value="24.860322">
            <text:p>24,86</text:p>
          </table:table-cell>
          <table:table-cell table:style-name="ce32" office:value-type="string">
            <text:p>&amp;</text:p>
          </table:table-cell>
          <table:table-cell table:formula="of:=[M5.R52]/1000000" office:value-type="float" office:value="33.9017">
            <text:p>33,90</text:p>
          </table:table-cell>
          <table:table-cell table:style-name="ce32" office:value-type="string">
            <text:p>&amp;</text:p>
          </table:table-cell>
          <table:table-cell table:formula="of:=[M5.S52]/1000000" office:value-type="float" office:value="0.561178">
            <text:p>0,5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3]/1000000" office:value-type="float" office:value="15.365722">
            <text:p>15,37</text:p>
          </table:table-cell>
          <table:table-cell table:style-name="ce32" office:value-type="string">
            <text:p>&amp;</text:p>
          </table:table-cell>
          <table:table-cell table:style-name="ce33" table:formula="of:=[M1.F53]/1000000" office:value-type="float" office:value="22.29824">
            <text:p>22,30</text:p>
          </table:table-cell>
          <table:table-cell table:style-name="ce32" office:value-type="string">
            <text:p>&amp;</text:p>
          </table:table-cell>
          <table:table-cell table:style-name="ce33" table:formula="of:=[M1.G53]/1000000" office:value-type="float" office:value="0.302528">
            <text:p>0,30</text:p>
          </table:table-cell>
          <table:table-cell table:style-name="ce32" office:value-type="string">
            <text:p>&amp;</text:p>
          </table:table-cell>
          <table:table-cell table:formula="of:=[M2.K53]/1000000" office:value-type="float" office:value="17.836802">
            <text:p>17,84</text:p>
          </table:table-cell>
          <table:table-cell table:style-name="ce32" office:value-type="string">
            <text:p>&amp;</text:p>
          </table:table-cell>
          <table:table-cell table:formula="of:=[M2.L53]/1000000" office:value-type="float" office:value="24.07379">
            <text:p>24,07</text:p>
          </table:table-cell>
          <table:table-cell table:style-name="ce32" office:value-type="string">
            <text:p>&amp;</text:p>
          </table:table-cell>
          <table:table-cell table:formula="of:=[M2.M53]/1000000" office:value-type="float" office:value="0.206998">
            <text:p>0,21</text:p>
          </table:table-cell>
          <table:table-cell table:style-name="ce32" office:value-type="string">
            <text:p>&amp;</text:p>
          </table:table-cell>
          <table:table-cell table:formula="of:=[M5.Q53]/1000000" office:value-type="float" office:value="18.13528">
            <text:p>18,14</text:p>
          </table:table-cell>
          <table:table-cell table:style-name="ce32" office:value-type="string">
            <text:p>&amp;</text:p>
          </table:table-cell>
          <table:table-cell table:formula="of:=[M5.R53]/1000000" office:value-type="float" office:value="24.363">
            <text:p>24,36</text:p>
          </table:table-cell>
          <table:table-cell table:style-name="ce32" office:value-type="string">
            <text:p>&amp;</text:p>
          </table:table-cell>
          <table:table-cell table:formula="of:=[M5.S53]/1000000" office:value-type="float" office:value="0.19772">
            <text:p>0,20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4-13}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 office:value-type="string">
            <text:p>\multirow{3}{*}{100}</text:p>
          </table:table-cell>
          <table:table-cell office:value-type="string">
            <text:p>&amp;</text:p>
          </table:table-cell>
          <table:table-cell table:style-name="ce33" table:formula="of:=[M1.E5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style-name="ce33" table:formula="of:=[M1.F5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style-name="ce33" table:formula="of:=[M1.G54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K54]/1000000" office:value-type="float" office:value="27.851166">
            <text:p>27,85</text:p>
          </table:table-cell>
          <table:table-cell table:style-name="ce32" office:value-type="string">
            <text:p>&amp;</text:p>
          </table:table-cell>
          <table:table-cell table:formula="of:=[M2.L54]/1000000" office:value-type="float" office:value="38.1293">
            <text:p>38,13</text:p>
          </table:table-cell>
          <table:table-cell table:style-name="ce32" office:value-type="string">
            <text:p>&amp;</text:p>
          </table:table-cell>
          <table:table-cell table:formula="of:=[M2.M54]/1000000" office:value-type="float" office:value="0.438134">
            <text:p>0,44</text:p>
          </table:table-cell>
          <table:table-cell table:style-name="ce32" office:value-type="string">
            <text:p>&amp;</text:p>
          </table:table-cell>
          <table:table-cell table:formula="of:=[M5.Q54]/1000000" office:value-type="float" office:value="28.0743946666667">
            <text:p>28,07</text:p>
          </table:table-cell>
          <table:table-cell table:style-name="ce32" office:value-type="string">
            <text:p>&amp;</text:p>
          </table:table-cell>
          <table:table-cell table:formula="of:=[M5.R54]/1000000" office:value-type="float" office:value="38.18822">
            <text:p>38,19</text:p>
          </table:table-cell>
          <table:table-cell table:style-name="ce32" office:value-type="string">
            <text:p>&amp;</text:p>
          </table:table-cell>
          <table:table-cell table:formula="of:=[M5.S54]/1000000" office:value-type="float" office:value="0.473772">
            <text:p>0,47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5]/1000000" office:value-type="float" office:value="29.3041266666667">
            <text:p>29,30</text:p>
          </table:table-cell>
          <table:table-cell table:style-name="ce32" office:value-type="string">
            <text:p>&amp;</text:p>
          </table:table-cell>
          <table:table-cell table:style-name="ce33" table:formula="of:=[M1.F55]/1000000" office:value-type="float" office:value="42.34163">
            <text:p>42,34</text:p>
          </table:table-cell>
          <table:table-cell table:style-name="ce32" office:value-type="string">
            <text:p>&amp;</text:p>
          </table:table-cell>
          <table:table-cell table:style-name="ce33" table:formula="of:=[M1.G55]/1000000" office:value-type="float" office:value="1.11754">
            <text:p>1,12</text:p>
          </table:table-cell>
          <table:table-cell table:style-name="ce32" office:value-type="string">
            <text:p>&amp;</text:p>
          </table:table-cell>
          <table:table-cell table:formula="of:=[M2.K55]/1000000" office:value-type="float" office:value="31.2162566666667">
            <text:p>31,22</text:p>
          </table:table-cell>
          <table:table-cell table:style-name="ce32" office:value-type="string">
            <text:p>&amp;</text:p>
          </table:table-cell>
          <table:table-cell table:formula="of:=[M2.L55]/1000000" office:value-type="float" office:value="45.53008">
            <text:p>45,53</text:p>
          </table:table-cell>
          <table:table-cell table:style-name="ce32" office:value-type="string">
            <text:p>&amp;</text:p>
          </table:table-cell>
          <table:table-cell table:formula="of:=[M2.M55]/1000000" office:value-type="float" office:value="1.48391">
            <text:p>1,48</text:p>
          </table:table-cell>
          <table:table-cell table:style-name="ce32" office:value-type="string">
            <text:p>&amp;</text:p>
          </table:table-cell>
          <table:table-cell table:formula="of:=[M5.Q55]/1000000" office:value-type="float" office:value="30.7706613333334">
            <text:p>30,77</text:p>
          </table:table-cell>
          <table:table-cell table:style-name="ce32" office:value-type="string">
            <text:p>&amp;</text:p>
          </table:table-cell>
          <table:table-cell table:formula="of:=[M5.R55]/1000000" office:value-type="float" office:value="44.259749">
            <text:p>44,26</text:p>
          </table:table-cell>
          <table:table-cell table:style-name="ce32" office:value-type="string">
            <text:p>&amp;</text:p>
          </table:table-cell>
          <table:table-cell table:formula="of:=[M5.S55]/1000000" office:value-type="float" office:value="1.259172">
            <text:p>1,2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1">
          <table:table-cell office:value-type="string">
            <text:p>\cline{5-13}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1"/>
          <table:table-cell table:style-name="ce1" office:value-type="string">
            <text:p>&amp;</text:p>
          </table:table-cell>
          <table:table-cell table:style-name="ce1"/>
          <table:table-cell office:value-type="string">
            <text:p>&amp;</text:p>
          </table:table-cell>
          <table:table-cell table:style-name="ce33" table:formula="of:=[M1.E56]/1000000" office:value-type="float" office:value="28.9875906666668">
            <text:p>28,99</text:p>
          </table:table-cell>
          <table:table-cell table:style-name="ce32" office:value-type="string">
            <text:p>&amp;</text:p>
          </table:table-cell>
          <table:table-cell table:style-name="ce33" table:formula="of:=[M1.F56]/1000000" office:value-type="float" office:value="41.160759">
            <text:p>41,16</text:p>
          </table:table-cell>
          <table:table-cell table:style-name="ce32" office:value-type="string">
            <text:p>&amp;</text:p>
          </table:table-cell>
          <table:table-cell table:style-name="ce33" table:formula="of:=[M1.G56]/1000000" office:value-type="float" office:value="1.243176">
            <text:p>1,24</text:p>
          </table:table-cell>
          <table:table-cell table:style-name="ce32" office:value-type="string">
            <text:p>&amp;</text:p>
          </table:table-cell>
          <table:table-cell table:formula="of:=[M2.K56]/1000000" office:value-type="float" office:value="32.4230313333333">
            <text:p>32,42</text:p>
          </table:table-cell>
          <table:table-cell table:style-name="ce32" office:value-type="string">
            <text:p>&amp;</text:p>
          </table:table-cell>
          <table:table-cell table:formula="of:=[M2.L5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2.M56]/1000000" office:value-type="float" office:value="0">
            <text:p>0,00</text:p>
          </table:table-cell>
          <table:table-cell table:style-name="ce32" office:value-type="string">
            <text:p>&amp;</text:p>
          </table:table-cell>
          <table:table-cell table:formula="of:=[M5.Q56]/1000000" office:value-type="float" office:value="32.676774">
            <text:p>32,68</text:p>
          </table:table-cell>
          <table:table-cell table:style-name="ce32" office:value-type="string">
            <text:p>&amp;</text:p>
          </table:table-cell>
          <table:table-cell table:formula="of:=[M5.R56]/1000000" office:value-type="float" office:value="42.57404">
            <text:p>42,57</text:p>
          </table:table-cell>
          <table:table-cell table:style-name="ce32" office:value-type="string">
            <text:p>&amp;</text:p>
          </table:table-cell>
          <table:table-cell table:formula="of:=[M5.S56]/1000000" office:value-type="float" office:value="0.357226">
            <text:p>0,36</text:p>
          </table:table-cell>
          <table:table-cell office:value-type="string">
            <text:p>\\</text:p>
          </table:table-cell>
          <table:table-cell table:number-columns-repeated="4"/>
        </table:table-row>
        <table:table-row table:style-name="ro2">
          <table:table-cell office:value-type="string">
            <text:p>\hline</text:p>
          </table:table-cell>
          <table:table-cell table:number-columns-repeated="8"/>
          <table:table-cell table:style-name="ce33"/>
          <table:table-cell table:style-name="ce32"/>
          <table:table-cell table:style-name="ce33"/>
          <table:table-cell table:style-name="ce32"/>
          <table:table-cell table:style-name="ce3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6"/>
        </table:table-row>
        <table:table-row table:style-name="ro2" table:number-rows-repeated="1048516">
          <table:table-cell table:number-columns-repeated="31"/>
        </table:table-row>
        <table:table-row table:style-name="ro2">
          <table:table-cell table:number-columns-repeated="31"/>
        </table:table-row>
        <table:named-expressions/>
      </table:table>
      <table:table table:name="bilanlatex" table:style-name="ta1" table:print="false">
        <office:forms form:automatic-focus="false" form:apply-design-mode="false"/>
        <table:table-column table:style-name="co6" table:default-cell-style-name="Default"/>
        <table:table-column table:style-name="co29" table:default-cell-style-name="Default"/>
        <table:table-column table:style-name="co6" table:number-columns-repeated="11" table:default-cell-style-name="Default"/>
        <table:table-column table:style-name="co6" table:default-cell-style-name="ce34"/>
        <table:table-column table:style-name="co6" table:default-cell-style-name="Default"/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M=1 ;<text:tab/>M'=0.5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\%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1.E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2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14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26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E138]" office:value-type="float" office:value="10.3641258642401">
            <text:p>10,36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1.E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3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1.E115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127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E139]" office:value-type="float" office:value="8.39256583538077">
            <text:p>8,3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1.E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0]" office:value-type="float" office:value="2">
            <text:p>2</text:p>
          </table:table-cell>
          <table:table-cell office:value-type="string">
            <text:p>&amp; </text:p>
          </table:table-cell>
          <table:table-cell table:formula="of:=[M1.E104]" office:value-type="float" office:value="8">
            <text:p>8</text:p>
          </table:table-cell>
          <table:table-cell office:value-type="string">
            <text:p>&amp;</text:p>
          </table:table-cell>
          <table:table-cell table:formula="of:=[M1.E116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28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1.E140]" office:value-type="float" office:value="24.0245944550725">
            <text:p>24,0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1.E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6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1.E118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130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1.E142]" office:value-type="float" office:value="9.42776985807523">
            <text:p>9,4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1.E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1.E107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1.E119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31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1.E143]" office:value-type="float" office:value="7.36241904381065">
            <text:p>7,36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1.E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4]" office:value-type="float" office:value="2">
            <text:p>2</text:p>
          </table:table-cell>
          <table:table-cell office:value-type="string">
            <text:p>&amp; </text:p>
          </table:table-cell>
          <table:table-cell table:formula="of:=[M1.E108]" office:value-type="float" office:value="9">
            <text:p>9</text:p>
          </table:table-cell>
          <table:table-cell office:value-type="string">
            <text:p>&amp;</text:p>
          </table:table-cell>
          <table:table-cell table:formula="of:=[M1.E120]" office:value-type="float" office:value="1">
            <text:p>1</text:p>
          </table:table-cell>
          <table:table-cell office:value-type="string">
            <text:p>&amp;</text:p>
          </table:table-cell>
          <table:table-cell table:formula="of:=[M1.E132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1.E144]" office:value-type="float" office:value="33.6292982501088">
            <text:p>33,6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1.E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6]" office:value-type="float" office:value="1">
            <text:p>1</text:p>
          </table:table-cell>
          <table:table-cell office:value-type="string">
            <text:p>&amp; </text:p>
          </table:table-cell>
          <table:table-cell table:formula="of:=[M1.E110]" office:value-type="float" office:value="22">
            <text:p>22</text:p>
          </table:table-cell>
          <table:table-cell office:value-type="string">
            <text:p>&amp;</text:p>
          </table:table-cell>
          <table:table-cell table:formula="of:=[M1.E122]" office:value-type="float" office:value="2">
            <text:p>2</text:p>
          </table:table-cell>
          <table:table-cell office:value-type="string">
            <text:p>&amp;</text:p>
          </table:table-cell>
          <table:table-cell table:formula="of:=[M1.E134]" office:value-type="float" office:value="22">
            <text:p>22</text:p>
          </table:table-cell>
          <table:table-cell office:value-type="string">
            <text:p>&amp;</text:p>
          </table:table-cell>
          <table:table-cell table:formula="of:=[M1.E146]" office:value-type="float" office:value="15.2254660520612">
            <text:p>15,2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1.E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87]" office:value-type="float" office:value="1">
            <text:p>1</text:p>
          </table:table-cell>
          <table:table-cell office:value-type="string">
            <text:p>&amp; </text:p>
          </table:table-cell>
          <table:table-cell table:formula="of:=[M1.E111]" office:value-type="float" office:value="19">
            <text:p>19</text:p>
          </table:table-cell>
          <table:table-cell office:value-type="string">
            <text:p>&amp;</text:p>
          </table:table-cell>
          <table:table-cell table:formula="of:=[M1.E123]" office:value-type="float" office:value="0">
            <text:p>0</text:p>
          </table:table-cell>
          <table:table-cell office:value-type="string">
            <text:p>&amp;</text:p>
          </table:table-cell>
          <table:table-cell table:formula="of:=[M1.E135]" office:value-type="float" office:value="23">
            <text:p>23</text:p>
          </table:table-cell>
          <table:table-cell office:value-type="string">
            <text:p>&amp;</text:p>
          </table:table-cell>
          <table:table-cell table:formula="of:=[M1.E147]" office:value-type="float" office:value="16.9857875293236">
            <text:p>16,99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11:.D12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11:.F12])" office:value-type="float" office:value="2">
            <text:p>2</text:p>
          </table:table-cell>
          <table:table-cell office:value-type="string">
            <text:p>&amp; </text:p>
          </table:table-cell>
          <table:table-cell table:formula="of:=SUM([.H11:.H12])" office:value-type="float" office:value="41">
            <text:p>41</text:p>
          </table:table-cell>
          <table:table-cell office:value-type="string">
            <text:p>&amp;</text:p>
          </table:table-cell>
          <table:table-cell table:formula="of:=SUM([.J11:.J12])" office:value-type="float" office:value="2">
            <text:p>2</text:p>
          </table:table-cell>
          <table:table-cell office:value-type="string">
            <text:p>&amp;</text:p>
          </table:table-cell>
          <table:table-cell table:formula="of:=SUM([.L11:.L12])" office:value-type="float" office:value="45">
            <text:p>45</text:p>
          </table:table-cell>
          <table:table-cell office:value-type="string">
            <text:p>&amp;</text:p>
          </table:table-cell>
          <table:table-cell table:formula="of:=AVERAGE([.N11:.N12])" office:value-type="float" office:value="16.1056267906924">
            <text:p>16,11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<text:tab/>M=2 ;M'=0.5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2.K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2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K114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K126]" office:value-type="float" office:value="8">
            <text:p>8</text:p>
          </table:table-cell>
          <table:table-cell office:value-type="string">
            <text:p>&amp;</text:p>
          </table:table-cell>
          <table:table-cell table:formula="of:=[M2.K138]" office:value-type="float" office:value="1.61321947419297">
            <text:p>1,61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2.K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3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2.K115]" office:value-type="float" office:value="3">
            <text:p>3</text:p>
          </table:table-cell>
          <table:table-cell office:value-type="string">
            <text:p>&amp;</text:p>
          </table:table-cell>
          <table:table-cell table:formula="of:=[M2.K127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K139]" office:value-type="float" office:value="0.533442723757087">
            <text:p>0,53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2.K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4]" office:value-type="float" office:value="7">
            <text:p>7</text:p>
          </table:table-cell>
          <table:table-cell office:value-type="string">
            <text:p>&amp;</text:p>
          </table:table-cell>
          <table:table-cell table:formula="of:=[M2.K116]" office:value-type="float" office:value="1">
            <text:p>1</text:p>
          </table:table-cell>
          <table:table-cell office:value-type="string">
            <text:p>&amp;</text:p>
          </table:table-cell>
          <table:table-cell table:formula="of:=[M2.K128]" office:value-type="float" office:value="6">
            <text:p>6</text:p>
          </table:table-cell>
          <table:table-cell office:value-type="string">
            <text:p>&amp;</text:p>
          </table:table-cell>
          <table:table-cell table:formula="of:=[M2.K140]" office:value-type="float" office:value="2.02165323867492">
            <text:p>2,02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2.K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6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2.K118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K130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2.K142]" office:value-type="float" office:value="0.778284254376785">
            <text:p>0,7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2.K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7]" office:value-type="float" office:value="12">
            <text:p>12</text:p>
          </table:table-cell>
          <table:table-cell office:value-type="string">
            <text:p>&amp;</text:p>
          </table:table-cell>
          <table:table-cell table:formula="of:=[M2.K119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K131]" office:value-type="float" office:value="8">
            <text:p>8</text:p>
          </table:table-cell>
          <table:table-cell office:value-type="string">
            <text:p>&amp;</text:p>
          </table:table-cell>
          <table:table-cell table:formula="of:=[M2.K143]" office:value-type="float" office:value="0.637979070662833">
            <text:p>0,64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2.K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08]" office:value-type="float" office:value="8">
            <text:p>8</text:p>
          </table:table-cell>
          <table:table-cell office:value-type="string">
            <text:p>&amp;</text:p>
          </table:table-cell>
          <table:table-cell table:formula="of:=[M2.K120]" office:value-type="float" office:value="5">
            <text:p>5</text:p>
          </table:table-cell>
          <table:table-cell office:value-type="string">
            <text:p>&amp;</text:p>
          </table:table-cell>
          <table:table-cell table:formula="of:=[M2.K132]" office:value-type="float" office:value="3">
            <text:p>3</text:p>
          </table:table-cell>
          <table:table-cell office:value-type="string">
            <text:p>&amp;</text:p>
          </table:table-cell>
          <table:table-cell table:formula="of:=[M2.K144]" office:value-type="float" office:value="2.86600711779025">
            <text:p>2,8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2.K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10]" office:value-type="float" office:value="21">
            <text:p>21</text:p>
          </table:table-cell>
          <table:table-cell office:value-type="string">
            <text:p>&amp;</text:p>
          </table:table-cell>
          <table:table-cell table:formula="of:=[M2.K122]" office:value-type="float" office:value="10">
            <text:p>10</text:p>
          </table:table-cell>
          <table:table-cell office:value-type="string">
            <text:p>&amp;</text:p>
          </table:table-cell>
          <table:table-cell table:formula="of:=[M2.K134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2.K146]" office:value-type="float" office:value="1.8929414436784">
            <text:p>1,89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2.K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2.K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2.K111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2.K123]" office:value-type="float" office:value="4">
            <text:p>4</text:p>
          </table:table-cell>
          <table:table-cell office:value-type="string">
            <text:p>&amp;</text:p>
          </table:table-cell>
          <table:table-cell table:formula="of:=[M2.K135]" office:value-type="float" office:value="13">
            <text:p>13</text:p>
          </table:table-cell>
          <table:table-cell office:value-type="string">
            <text:p>&amp;</text:p>
          </table:table-cell>
          <table:table-cell table:formula="of:=[M2.K147]" office:value-type="float" office:value="1.15009061794721">
            <text:p>1,15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26:.D27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26:.F27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26:.H27])" office:value-type="float" office:value="38">
            <text:p>38</text:p>
          </table:table-cell>
          <table:table-cell office:value-type="string">
            <text:p>&amp;</text:p>
          </table:table-cell>
          <table:table-cell table:formula="of:=SUM([.J26:.J27])" office:value-type="float" office:value="14">
            <text:p>14</text:p>
          </table:table-cell>
          <table:table-cell office:value-type="string">
            <text:p>&amp;</text:p>
          </table:table-cell>
          <table:table-cell table:formula="of:=SUM([.L26:.L27])" office:value-type="float" office:value="24">
            <text:p>24</text:p>
          </table:table-cell>
          <table:table-cell office:value-type="string">
            <text:p>&amp;</text:p>
          </table:table-cell>
          <table:table-cell table:formula="of:=AVERAGE([.N26:.N27])" office:value-type="float" office:value="1.5215160308128">
            <text:p>1,52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3"/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/>
          <table:table-cell office:value-type="string">
            <text:p>\textbf{M=5 ;<text:tab/>M'=2}</text:p>
          </table:table-cell>
          <table:table-cell office:value-type="string">
            <text:p>&amp;</text:p>
          </table:table-cell>
          <table:table-cell office:value-type="string">
            <text:p>infeasible</text:p>
          </table:table-cell>
          <table:table-cell office:value-type="string">
            <text:p>&amp;</text:p>
          </table:table-cell>
          <table:table-cell office:value-type="string">
            <text:p>No Sol</text:p>
          </table:table-cell>
          <table:table-cell office:value-type="string">
            <text:p>&amp; </text:p>
          </table:table-cell>
          <table:table-cell office:value-type="string">
            <text:p>Opt</text:p>
          </table:table-cell>
          <table:table-cell office:value-type="string">
            <text:p>&amp;</text:p>
          </table:table-cell>
          <table:table-cell office:value-type="string">
            <text:p>BKS</text:p>
          </table:table-cell>
          <table:table-cell office:value-type="string">
            <text:p>&amp;</text:p>
          </table:table-cell>
          <table:table-cell office:value-type="string">
            <text:p>Cut</text:p>
          </table:table-cell>
          <table:table-cell office:value-type="string">
            <text:p>&amp;</text:p>
          </table:table-cell>
          <table:table-cell office:value-type="string">
            <text:p>Gap 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25</text:p>
          </table:table-cell>
          <table:table-cell office:value-type="string">
            <text:p>&amp;</text:p>
          </table:table-cell>
          <table:table-cell table:formula="of:=[M5.Q66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78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2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5.Q114]" office:value-type="float" office:value="18">
            <text:p>18</text:p>
          </table:table-cell>
          <table:table-cell office:value-type="string">
            <text:p>&amp;</text:p>
          </table:table-cell>
          <table:table-cell table:formula="of:=[M5.Q126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38]" office:value-type="float" office:value="0.000000000000127433389527576">
            <text:p>0,00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50</text:p>
          </table:table-cell>
          <table:table-cell office:value-type="string">
            <text:p>&amp;</text:p>
          </table:table-cell>
          <table:table-cell table:formula="of:=[M5.Q67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79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3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5.Q115]" office:value-type="float" office:value="13">
            <text:p>13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39]" office:value-type="float" office:value="0.47829146412779">
            <text:p>0,4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U=100</text:p>
          </table:table-cell>
          <table:table-cell office:value-type="string">
            <text:p>&amp;</text:p>
          </table:table-cell>
          <table:table-cell table:formula="of:=[M5.Q68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0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4]" office:value-type="float" office:value="3">
            <text:p>3</text:p>
          </table:table-cell>
          <table:table-cell office:value-type="string">
            <text:p>&amp;</text:p>
          </table:table-cell>
          <table:table-cell table:formula="of:=[M5.Q116]" office:value-type="float" office:value="6">
            <text:p>6</text:p>
          </table:table-cell>
          <table:table-cell office:value-type="string">
            <text:p>&amp;</text:p>
          </table:table-cell>
          <table:table-cell table:formula="of:=[M5.Q128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0]" office:value-type="float" office:value="3.7786368076841">
            <text:p>3,7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25</text:p>
          </table:table-cell>
          <table:table-cell office:value-type="string">
            <text:p>&amp;</text:p>
          </table:table-cell>
          <table:table-cell table:formula="of:=[M5.Q70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2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6]" office:value-type="float" office:value="15">
            <text:p>15</text:p>
          </table:table-cell>
          <table:table-cell office:value-type="string">
            <text:p>&amp;</text:p>
          </table:table-cell>
          <table:table-cell table:formula="of:=[M5.Q118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5.Q130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2]" office:value-type="float" office:value="0.276438806973402">
            <text:p>0,28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50</text:p>
          </table:table-cell>
          <table:table-cell office:value-type="string">
            <text:p>&amp;</text:p>
          </table:table-cell>
          <table:table-cell table:formula="of:=[M5.Q71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3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7]" office:value-type="float" office:value="9">
            <text:p>9</text:p>
          </table:table-cell>
          <table:table-cell office:value-type="string">
            <text:p>&amp;</text:p>
          </table:table-cell>
          <table:table-cell table:formula="of:=[M5.Q119]" office:value-type="float" office:value="9">
            <text:p>9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3]" office:value-type="float" office:value="0.564341655591535">
            <text:p>0,56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S=100</text:p>
          </table:table-cell>
          <table:table-cell office:value-type="string">
            <text:p>&amp;</text:p>
          </table:table-cell>
          <table:table-cell table:formula="of:=[M5.Q7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4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08]" office:value-type="float" office:value="7">
            <text:p>7</text:p>
          </table:table-cell>
          <table:table-cell office:value-type="string">
            <text:p>&amp;</text:p>
          </table:table-cell>
          <table:table-cell table:formula="of:=[M5.Q120]" office:value-type="float" office:value="11">
            <text:p>11</text:p>
          </table:table-cell>
          <table:table-cell office:value-type="string">
            <text:p>&amp;</text:p>
          </table:table-cell>
          <table:table-cell table:formula="of:=[M5.Q132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4]" office:value-type="float" office:value="5.10810025739146">
            <text:p>5,11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/>
          <table:table-cell table:number-columns-repeated="13"/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8</text:p>
          </table:table-cell>
          <table:table-cell office:value-type="string">
            <text:p>&amp;</text:p>
          </table:table-cell>
          <table:table-cell table:formula="of:=[M5.Q74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6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10]" office:value-type="float" office:value="17">
            <text:p>17</text:p>
          </table:table-cell>
          <table:table-cell office:value-type="string">
            <text:p>&amp;</text:p>
          </table:table-cell>
          <table:table-cell table:formula="of:=[M5.Q122]" office:value-type="float" office:value="21">
            <text:p>21</text:p>
          </table:table-cell>
          <table:table-cell office:value-type="string">
            <text:p>&amp;</text:p>
          </table:table-cell>
          <table:table-cell table:formula="of:=[M5.Q134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6]" office:value-type="float" office:value="3.26938436046723">
            <text:p>3,27</text:p>
          </table:table-cell>
          <table:table-cell office:value-type="string">
            <text:p>\\</text:p>
          </table:table-cell>
        </table:table-row>
        <table:table-row table:style-name="ro2">
          <table:table-cell office:value-type="string">
            <text:p>\hline</text:p>
          </table:table-cell>
          <table:table-cell table:style-name="ce1" office:value-type="string">
            <text:p>T=12</text:p>
          </table:table-cell>
          <table:table-cell office:value-type="string">
            <text:p>&amp;</text:p>
          </table:table-cell>
          <table:table-cell table:formula="of:=[M5.Q75]" office:value-type="float" office:value="0">
            <text:p>0</text:p>
          </table:table-cell>
          <table:table-cell office:value-type="string">
            <text:p>&amp;</text:p>
          </table:table-cell>
          <table:table-cell table:formula="of:=[M5.Q87]" office:value-type="float" office:value="0">
            <text:p>0</text:p>
          </table:table-cell>
          <table:table-cell office:value-type="string">
            <text:p>&amp; </text:p>
          </table:table-cell>
          <table:table-cell table:formula="of:=[M5.Q111]" office:value-type="float" office:value="14">
            <text:p>14</text:p>
          </table:table-cell>
          <table:table-cell office:value-type="string">
            <text:p>&amp;</text:p>
          </table:table-cell>
          <table:table-cell table:formula="of:=[M5.Q123]"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0">
            <text:p>0</text:p>
          </table:table-cell>
          <table:table-cell office:value-type="string">
            <text:p>&amp;</text:p>
          </table:table-cell>
          <table:table-cell table:formula="of:=[M5.Q147]" office:value-type="float" office:value="1.15496972723034">
            <text:p>1,15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>
          <table:table-cell office:value-type="string">
            <text:p>\hline</text:p>
          </table:table-cell>
          <table:table-cell office:value-type="string">
            <text:p>All</text:p>
          </table:table-cell>
          <table:table-cell office:value-type="string">
            <text:p>&amp;</text:p>
          </table:table-cell>
          <table:table-cell table:formula="of:=SUM([.D41:.D42])" office:value-type="float" office:value="0">
            <text:p>0</text:p>
          </table:table-cell>
          <table:table-cell office:value-type="string">
            <text:p>&amp;</text:p>
          </table:table-cell>
          <table:table-cell table:formula="of:=SUM([.F41:.F42])" office:value-type="float" office:value="0">
            <text:p>0</text:p>
          </table:table-cell>
          <table:table-cell office:value-type="string">
            <text:p>&amp; </text:p>
          </table:table-cell>
          <table:table-cell table:formula="of:=SUM([.H41:.H42])" office:value-type="float" office:value="31">
            <text:p>31</text:p>
          </table:table-cell>
          <table:table-cell office:value-type="string">
            <text:p>&amp;</text:p>
          </table:table-cell>
          <table:table-cell table:formula="of:=SUM([.J41:.J42])" office:value-type="float" office:value="37">
            <text:p>37</text:p>
          </table:table-cell>
          <table:table-cell office:value-type="string">
            <text:p>&amp;</text:p>
          </table:table-cell>
          <table:table-cell table:formula="of:=SUM([.L41:.L42])" office:value-type="float" office:value="0">
            <text:p>0</text:p>
          </table:table-cell>
          <table:table-cell office:value-type="string">
            <text:p>&amp;</text:p>
          </table:table-cell>
          <table:table-cell table:formula="of:=AVERAGE([.N41:.N42])" office:value-type="float" office:value="2.21217704384878">
            <text:p>2,21</text:p>
          </table:table-cell>
          <table:table-cell office:value-type="string">
            <text:p>\\</text:p>
          </table:table-cell>
        </table:table-row>
        <table:table-row table:style-name="ro4">
          <table:table-cell office:value-type="string">
            <text:p>\hline</text:p>
          </table:table-cell>
          <table:table-cell table:number-columns-repeated="14"/>
        </table:table-row>
        <table:table-row table:style-name="ro4" table:number-rows-repeated="1048530">
          <table:table-cell table:number-columns-repeated="15"/>
        </table:table-row>
        <table:table-row table:style-name="ro4">
          <table:table-cell table:number-columns-repeated="15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7" style:display-name="ConditionalStyle_37" style:family="table-cell" style:parent-style-name="Default">
      <style:table-cell-properties fo:background-color="#c6efce"/>
      <style:text-properties fo:color="#006100"/>
    </style:style>
    <style:style style:name="ConditionalStyle_5f_36" style:display-name="ConditionalStyle_36" style:family="table-cell" style:parent-style-name="Default">
      <style:table-cell-properties fo:background-color="#c6efce"/>
      <style:text-properties fo:color="#006100"/>
    </style:style>
    <style:style style:name="ConditionalStyle_5f_35" style:display-name="ConditionalStyle_35" style:family="table-cell" style:parent-style-name="Default">
      <style:table-cell-properties fo:background-color="#c6efce"/>
      <style:text-properties fo:color="#006100"/>
    </style:style>
    <style:style style:name="ConditionalStyle_5f_34" style:display-name="ConditionalStyle_34" style:family="table-cell" style:parent-style-name="Default">
      <style:table-cell-properties fo:background-color="#ffc7ce"/>
      <style:text-properties fo:color="#9c0006"/>
    </style:style>
    <style:style style:name="ConditionalStyle_5f_33" style:display-name="ConditionalStyle_33" style:family="table-cell" style:parent-style-name="Default">
      <style:table-cell-properties fo:background-color="#c6efce"/>
      <style:text-properties fo:color="#006100"/>
    </style:style>
    <style:style style:name="ConditionalStyle_5f_32" style:display-name="ConditionalStyle_32" style:family="table-cell" style:parent-style-name="Default">
      <style:table-cell-properties fo:background-color="#ffc7ce"/>
      <style:text-properties fo:color="#9c0006"/>
    </style:style>
    <style:style style:name="ConditionalStyle_5f_31" style:display-name="ConditionalStyle_31" style:family="table-cell" style:parent-style-name="Default">
      <style:table-cell-properties fo:background-color="#c6efce"/>
      <style:text-properties fo:color="#006100"/>
    </style:style>
    <style:style style:name="ConditionalStyle_5f_30" style:display-name="ConditionalStyle_30" style:family="table-cell" style:parent-style-name="Default">
      <style:table-cell-properties fo:background-color="#c6efce"/>
      <style:text-properties fo:color="#006100"/>
    </style:style>
    <style:style style:name="ConditionalStyle_5f_29" style:display-name="ConditionalStyle_29" style:family="table-cell" style:parent-style-name="Default">
      <style:table-cell-properties fo:background-color="#c6efce"/>
      <style:text-properties fo:color="#006100"/>
    </style:style>
    <style:style style:name="ConditionalStyle_5f_28" style:display-name="ConditionalStyle_28" style:family="table-cell" style:parent-style-name="Default">
      <style:table-cell-properties fo:background-color="#c6efce"/>
      <style:text-properties fo:color="#006100"/>
    </style:style>
    <style:style style:name="ConditionalStyle_5f_27" style:display-name="ConditionalStyle_27" style:family="table-cell" style:parent-style-name="Default">
      <style:table-cell-properties fo:background-color="#c6efce"/>
      <style:text-properties fo:color="#006100"/>
    </style:style>
    <style:style style:name="ConditionalStyle_5f_26" style:display-name="ConditionalStyle_26" style:family="table-cell" style:parent-style-name="Default">
      <style:table-cell-properties fo:background-color="#c6efce"/>
      <style:text-properties fo:color="#006100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c6efce"/>
      <style:text-properties fo:color="#006100"/>
    </style:style>
    <style:style style:name="ConditionalStyle_5f_23" style:display-name="ConditionalStyle_23" style:family="table-cell" style:parent-style-name="Default">
      <style:table-cell-properties fo:background-color="#c6efce"/>
      <style:text-properties fo:color="#0061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ackground-color="#c6efce"/>
      <style:text-properties fo:color="#006100"/>
    </style:style>
    <style:style style:name="ConditionalStyle_5f_20" style:display-name="ConditionalStyle_20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Opti" style:family="table-cell" style:parent-style-name="Default">
      <style:table-cell-properties fo:background-color="#99ff66"/>
      <style:text-properties fo:color="#00cc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9">29/10/2021</text:date>, <text:time>15:4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9T15:49:06.74</dc:date>
    <meta:generator>OpenOffice/4.1.11$Win32 OpenOffice.org_project/4111m1$Build-9808</meta:generator>
    <meta:editing-duration>PT23H23M56S</meta:editing-duration>
    <meta:editing-cycles>40</meta:editing-cycles>
    <dc:creator>arn lau</dc:creator>
    <meta:document-statistic meta:table-count="5" meta:cell-count="7400" meta:object-count="0"/>
  </office:meta>
</office:document-meta>
</file>